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3.9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9.85pt"/>
    </style:style>
    <style:style style:name="co4" style:family="table-column">
      <style:table-column-properties fo:break-before="auto" style:column-width="143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sspeakmatches2" table:style-name="ta1">
        <table:shapes>
          <draw:frame draw:z-index="0" draw:style-name="gr1" draw:text-style-name="P1" svg:width="788.06pt" svg:height="417.94pt" svg:x="761.58pt" svg:y="267.82pt">
            <draw:object draw:notify-on-update-of-ranges="masspeakmatches2.A2:masspeakmatches2.A773 masspeakmatches2.G1:masspeakmatches2.G1 masspeakmatches2.G2:masspeakmatches2.G77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14.5pt" svg:height="401.9pt" svg:x="4.73pt" svg:y="279.1pt">
            <draw:object draw:notify-on-update-of-ranges="masspeakmatches2.A2:masspeakmatches2.A773 masspeakmatches2.F1:masspeakmatches2.F1 masspeakmatches2.F2:masspeakmatches2.F77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easured mz</text:p>
          </table:table-cell>
          <table:table-cell office:value-type="string" calcext:value-type="string">
            <text:p><text:s/>measured rt</text:p>
          </table:table-cell>
          <table:table-cell office:value-type="string" calcext:value-type="string">
            <text:p><text:s/>matched mz</text:p>
          </table:table-cell>
          <table:table-cell office:value-type="string" calcext:value-type="string">
            <text:p><text:s/>matched rt</text:p>
          </table:table-cell>
          <table:table-cell/>
          <table:table-cell office:value-type="string" calcext:value-type="string">
            <text:p>absolute error</text:p>
          </table:table-cell>
          <table:table-cell office:value-type="string" calcext:value-type="string">
            <text:p>ppm error</text:p>
          </table:table-cell>
        </table:table-row>
        <table:table-row table:style-name="ro1">
          <table:table-cell office:value-type="float" office:value="281.246490478516" calcext:value-type="float">
            <text:p>281.246490478516</text:p>
          </table:table-cell>
          <table:table-cell office:value-type="float" office:value="2.85608" calcext:value-type="float">
            <text:p>2.85608</text:p>
          </table:table-cell>
          <table:table-cell office:value-type="float" office:value="281.247506716091" calcext:value-type="float">
            <text:p>281.247506716091</text:p>
          </table:table-cell>
          <table:table-cell office:value-type="float" office:value="2.88490475351555" calcext:value-type="float">
            <text:p>2.88490475351555</text:p>
          </table:table-cell>
          <table:table-cell/>
          <table:table-cell table:formula="of:=[.A2]-[.C2]" office:value-type="float" office:value="-0.00101623757495872" calcext:value-type="float">
            <text:p>-0.001016237574959</text:p>
          </table:table-cell>
          <table:table-cell table:formula="of:=[.F2]/[.C2]*1000000" office:value-type="float" office:value="-3.61332118753528" calcext:value-type="float">
            <text:p>-3.61332118753528</text:p>
          </table:table-cell>
        </table:table-row>
        <table:table-row table:style-name="ro1">
          <table:table-cell office:value-type="float" office:value="281.247375488281" calcext:value-type="float">
            <text:p>281.247375488281</text:p>
          </table:table-cell>
          <table:table-cell office:value-type="float" office:value="2.85608" calcext:value-type="float">
            <text:p>2.85608</text:p>
          </table:table-cell>
          <table:table-cell office:value-type="float" office:value="281.247506716091" calcext:value-type="float">
            <text:p>281.247506716091</text:p>
          </table:table-cell>
          <table:table-cell office:value-type="float" office:value="2.88490475351555" calcext:value-type="float">
            <text:p>2.88490475351555</text:p>
          </table:table-cell>
          <table:table-cell/>
          <table:table-cell table:formula="of:=[.A3]-[.C3]" office:value-type="float" office:value="-0.000131227809959" calcext:value-type="float">
            <text:p>-0.000131227809959</text:p>
          </table:table-cell>
          <table:table-cell table:formula="of:=[.F3]/[.C3]*1000000" office:value-type="float" office:value="-0.466591905084762" calcext:value-type="float">
            <text:p>-0.466591905084762</text:p>
          </table:table-cell>
        </table:table-row>
        <table:table-row table:style-name="ro1">
          <table:table-cell office:value-type="float" office:value="281.248260498047" calcext:value-type="float">
            <text:p>281.248260498047</text:p>
          </table:table-cell>
          <table:table-cell office:value-type="float" office:value="2.85608" calcext:value-type="float">
            <text:p>2.85608</text:p>
          </table:table-cell>
          <table:table-cell office:value-type="float" office:value="281.247506716091" calcext:value-type="float">
            <text:p>281.247506716091</text:p>
          </table:table-cell>
          <table:table-cell office:value-type="float" office:value="2.88490475351555" calcext:value-type="float">
            <text:p>2.88490475351555</text:p>
          </table:table-cell>
          <table:table-cell/>
          <table:table-cell table:formula="of:=[.A4]-[.C4]" office:value-type="float" office:value="0.00075378195600706" calcext:value-type="float">
            <text:p>0.000753781956007</text:p>
          </table:table-cell>
          <table:table-cell table:formula="of:=[.F4]/[.C4]*1000000" office:value-type="float" office:value="2.68013738080166" calcext:value-type="float">
            <text:p>2.68013738080166</text:p>
          </table:table-cell>
        </table:table-row>
        <table:table-row table:style-name="ro1">
          <table:table-cell office:value-type="float" office:value="281.246490478516" calcext:value-type="float">
            <text:p>281.246490478516</text:p>
          </table:table-cell>
          <table:table-cell office:value-type="float" office:value="2.87725333333333" calcext:value-type="float">
            <text:p>2.87725333333333</text:p>
          </table:table-cell>
          <table:table-cell office:value-type="float" office:value="281.247506716091" calcext:value-type="float">
            <text:p>281.247506716091</text:p>
          </table:table-cell>
          <table:table-cell office:value-type="float" office:value="2.88490475351555" calcext:value-type="float">
            <text:p>2.88490475351555</text:p>
          </table:table-cell>
          <table:table-cell/>
          <table:table-cell table:formula="of:=[.A5]-[.C5]" office:value-type="float" office:value="-0.00101623757495872" calcext:value-type="float">
            <text:p>-0.001016237574959</text:p>
          </table:table-cell>
          <table:table-cell table:formula="of:=[.F5]/[.C5]*1000000" office:value-type="float" office:value="-3.61332118753528" calcext:value-type="float">
            <text:p>-3.61332118753528</text:p>
          </table:table-cell>
        </table:table-row>
        <table:table-row table:style-name="ro1">
          <table:table-cell office:value-type="float" office:value="281.247375488281" calcext:value-type="float">
            <text:p>281.247375488281</text:p>
          </table:table-cell>
          <table:table-cell office:value-type="float" office:value="2.87725333333333" calcext:value-type="float">
            <text:p>2.87725333333333</text:p>
          </table:table-cell>
          <table:table-cell office:value-type="float" office:value="281.247506716091" calcext:value-type="float">
            <text:p>281.247506716091</text:p>
          </table:table-cell>
          <table:table-cell office:value-type="float" office:value="2.88490475351555" calcext:value-type="float">
            <text:p>2.88490475351555</text:p>
          </table:table-cell>
          <table:table-cell/>
          <table:table-cell table:formula="of:=[.A6]-[.C6]" office:value-type="float" office:value="-0.000131227809959" calcext:value-type="float">
            <text:p>-0.000131227809959</text:p>
          </table:table-cell>
          <table:table-cell table:formula="of:=[.F6]/[.C6]*1000000" office:value-type="float" office:value="-0.466591905084762" calcext:value-type="float">
            <text:p>-0.466591905084762</text:p>
          </table:table-cell>
        </table:table-row>
        <table:table-row table:style-name="ro1">
          <table:table-cell office:value-type="float" office:value="281.248260498047" calcext:value-type="float">
            <text:p>281.248260498047</text:p>
          </table:table-cell>
          <table:table-cell office:value-type="float" office:value="2.87725333333333" calcext:value-type="float">
            <text:p>2.87725333333333</text:p>
          </table:table-cell>
          <table:table-cell office:value-type="float" office:value="281.247506716091" calcext:value-type="float">
            <text:p>281.247506716091</text:p>
          </table:table-cell>
          <table:table-cell office:value-type="float" office:value="2.88490475351555" calcext:value-type="float">
            <text:p>2.88490475351555</text:p>
          </table:table-cell>
          <table:table-cell/>
          <table:table-cell table:formula="of:=[.A7]-[.C7]" office:value-type="float" office:value="0.00075378195600706" calcext:value-type="float">
            <text:p>0.000753781956007</text:p>
          </table:table-cell>
          <table:table-cell table:formula="of:=[.F7]/[.C7]*1000000" office:value-type="float" office:value="2.68013738080166" calcext:value-type="float">
            <text:p>2.68013738080166</text:p>
          </table:table-cell>
        </table:table-row>
        <table:table-row table:style-name="ro1">
          <table:table-cell office:value-type="float" office:value="281.246490478516" calcext:value-type="float">
            <text:p>281.246490478516</text:p>
          </table:table-cell>
          <table:table-cell office:value-type="float" office:value="2.89824666666667" calcext:value-type="float">
            <text:p>2.89824666666667</text:p>
          </table:table-cell>
          <table:table-cell office:value-type="float" office:value="281.247506716091" calcext:value-type="float">
            <text:p>281.247506716091</text:p>
          </table:table-cell>
          <table:table-cell office:value-type="float" office:value="2.88490475351555" calcext:value-type="float">
            <text:p>2.88490475351555</text:p>
          </table:table-cell>
          <table:table-cell/>
          <table:table-cell table:formula="of:=[.A8]-[.C8]" office:value-type="float" office:value="-0.00101623757495872" calcext:value-type="float">
            <text:p>-0.001016237574959</text:p>
          </table:table-cell>
          <table:table-cell table:formula="of:=[.F8]/[.C8]*1000000" office:value-type="float" office:value="-3.61332118753528" calcext:value-type="float">
            <text:p>-3.61332118753528</text:p>
          </table:table-cell>
        </table:table-row>
        <table:table-row table:style-name="ro1">
          <table:table-cell office:value-type="float" office:value="281.247375488281" calcext:value-type="float">
            <text:p>281.247375488281</text:p>
          </table:table-cell>
          <table:table-cell office:value-type="float" office:value="2.89824666666667" calcext:value-type="float">
            <text:p>2.89824666666667</text:p>
          </table:table-cell>
          <table:table-cell office:value-type="float" office:value="281.247506716091" calcext:value-type="float">
            <text:p>281.247506716091</text:p>
          </table:table-cell>
          <table:table-cell office:value-type="float" office:value="2.88490475351555" calcext:value-type="float">
            <text:p>2.88490475351555</text:p>
          </table:table-cell>
          <table:table-cell/>
          <table:table-cell table:formula="of:=[.A9]-[.C9]" office:value-type="float" office:value="-0.000131227809959" calcext:value-type="float">
            <text:p>-0.000131227809959</text:p>
          </table:table-cell>
          <table:table-cell table:formula="of:=[.F9]/[.C9]*1000000" office:value-type="float" office:value="-0.466591905084762" calcext:value-type="float">
            <text:p>-0.466591905084762</text:p>
          </table:table-cell>
        </table:table-row>
        <table:table-row table:style-name="ro1">
          <table:table-cell office:value-type="float" office:value="281.248260498047" calcext:value-type="float">
            <text:p>281.248260498047</text:p>
          </table:table-cell>
          <table:table-cell office:value-type="float" office:value="2.89824666666667" calcext:value-type="float">
            <text:p>2.89824666666667</text:p>
          </table:table-cell>
          <table:table-cell office:value-type="float" office:value="281.247506716091" calcext:value-type="float">
            <text:p>281.247506716091</text:p>
          </table:table-cell>
          <table:table-cell office:value-type="float" office:value="2.88490475351555" calcext:value-type="float">
            <text:p>2.88490475351555</text:p>
          </table:table-cell>
          <table:table-cell/>
          <table:table-cell table:formula="of:=[.A10]-[.C10]" office:value-type="float" office:value="0.00075378195600706" calcext:value-type="float">
            <text:p>0.000753781956007</text:p>
          </table:table-cell>
          <table:table-cell table:formula="of:=[.F10]/[.C10]*1000000" office:value-type="float" office:value="2.68013738080166" calcext:value-type="float">
            <text:p>2.68013738080166</text:p>
          </table:table-cell>
        </table:table-row>
        <table:table-row table:style-name="ro1">
          <table:table-cell office:value-type="float" office:value="250.153900146484" calcext:value-type="float">
            <text:p>250.153900146484</text:p>
          </table:table-cell>
          <table:table-cell office:value-type="float" office:value="2.961595" calcext:value-type="float">
            <text:p>2.961595</text:p>
          </table:table-cell>
          <table:table-cell office:value-type="float" office:value="250.15500330009" calcext:value-type="float">
            <text:p>250.15500330009</text:p>
          </table:table-cell>
          <table:table-cell office:value-type="float" office:value="2.98116095799573" calcext:value-type="float">
            <text:p>2.98116095799573</text:p>
          </table:table-cell>
          <table:table-cell/>
          <table:table-cell table:formula="of:=[.A11]-[.C11]" office:value-type="float" office:value="-0.00110315360598179" calcext:value-type="float">
            <text:p>-0.001103153605982</text:p>
          </table:table-cell>
          <table:table-cell table:formula="of:=[.F11]/[.C11]*1000000" office:value-type="float" office:value="-4.40988023996637" calcext:value-type="float">
            <text:p>-4.40988023996637</text:p>
          </table:table-cell>
        </table:table-row>
        <table:table-row table:style-name="ro1">
          <table:table-cell office:value-type="float" office:value="250.154647827148" calcext:value-type="float">
            <text:p>250.154647827148</text:p>
          </table:table-cell>
          <table:table-cell office:value-type="float" office:value="2.961595" calcext:value-type="float">
            <text:p>2.961595</text:p>
          </table:table-cell>
          <table:table-cell office:value-type="float" office:value="250.15500330009" calcext:value-type="float">
            <text:p>250.15500330009</text:p>
          </table:table-cell>
          <table:table-cell office:value-type="float" office:value="2.98116095799573" calcext:value-type="float">
            <text:p>2.98116095799573</text:p>
          </table:table-cell>
          <table:table-cell/>
          <table:table-cell table:formula="of:=[.A12]-[.C12]" office:value-type="float" office:value="-0.000355472941976132" calcext:value-type="float">
            <text:p>-0.000355472941976</text:p>
          </table:table-cell>
          <table:table-cell table:formula="of:=[.F12]/[.C12]*1000000" office:value-type="float" office:value="-1.42101072249872" calcext:value-type="float">
            <text:p>-1.42101072249872</text:p>
          </table:table-cell>
        </table:table-row>
        <table:table-row table:style-name="ro1">
          <table:table-cell office:value-type="float" office:value="250.153900146484" calcext:value-type="float">
            <text:p>250.153900146484</text:p>
          </table:table-cell>
          <table:table-cell office:value-type="float" office:value="2.98042666666667" calcext:value-type="float">
            <text:p>2.98042666666667</text:p>
          </table:table-cell>
          <table:table-cell office:value-type="float" office:value="250.15500330009" calcext:value-type="float">
            <text:p>250.15500330009</text:p>
          </table:table-cell>
          <table:table-cell office:value-type="float" office:value="2.98116095799573" calcext:value-type="float">
            <text:p>2.98116095799573</text:p>
          </table:table-cell>
          <table:table-cell/>
          <table:table-cell table:formula="of:=[.A13]-[.C13]" office:value-type="float" office:value="-0.00110315360598179" calcext:value-type="float">
            <text:p>-0.001103153605982</text:p>
          </table:table-cell>
          <table:table-cell table:formula="of:=[.F13]/[.C13]*1000000" office:value-type="float" office:value="-4.40988023996637" calcext:value-type="float">
            <text:p>-4.40988023996637</text:p>
          </table:table-cell>
        </table:table-row>
        <table:table-row table:style-name="ro1">
          <table:table-cell office:value-type="float" office:value="250.154647827148" calcext:value-type="float">
            <text:p>250.154647827148</text:p>
          </table:table-cell>
          <table:table-cell office:value-type="float" office:value="2.98042666666667" calcext:value-type="float">
            <text:p>2.98042666666667</text:p>
          </table:table-cell>
          <table:table-cell office:value-type="float" office:value="250.15500330009" calcext:value-type="float">
            <text:p>250.15500330009</text:p>
          </table:table-cell>
          <table:table-cell office:value-type="float" office:value="2.98116095799573" calcext:value-type="float">
            <text:p>2.98116095799573</text:p>
          </table:table-cell>
          <table:table-cell/>
          <table:table-cell table:formula="of:=[.A14]-[.C14]" office:value-type="float" office:value="-0.000355472941976132" calcext:value-type="float">
            <text:p>-0.000355472941976</text:p>
          </table:table-cell>
          <table:table-cell table:formula="of:=[.F14]/[.C14]*1000000" office:value-type="float" office:value="-1.42101072249872" calcext:value-type="float">
            <text:p>-1.42101072249872</text:p>
          </table:table-cell>
        </table:table-row>
        <table:table-row table:style-name="ro1">
          <table:table-cell office:value-type="float" office:value="250.155395507812" calcext:value-type="float">
            <text:p>250.155395507812</text:p>
          </table:table-cell>
          <table:table-cell office:value-type="float" office:value="2.98042666666667" calcext:value-type="float">
            <text:p>2.98042666666667</text:p>
          </table:table-cell>
          <table:table-cell office:value-type="float" office:value="250.15500330009" calcext:value-type="float">
            <text:p>250.15500330009</text:p>
          </table:table-cell>
          <table:table-cell office:value-type="float" office:value="2.98116095799573" calcext:value-type="float">
            <text:p>2.98116095799573</text:p>
          </table:table-cell>
          <table:table-cell/>
          <table:table-cell table:formula="of:=[.A15]-[.C15]" office:value-type="float" office:value="0.000392207722001103" calcext:value-type="float">
            <text:p>0.000392207722001</text:p>
          </table:table-cell>
          <table:table-cell table:formula="of:=[.F15]/[.C15]*1000000" office:value-type="float" office:value="1.5678587948553" calcext:value-type="float">
            <text:p>1.5678587948553</text:p>
          </table:table-cell>
        </table:table-row>
        <table:table-row table:style-name="ro1">
          <table:table-cell office:value-type="float" office:value="250.156143188477" calcext:value-type="float">
            <text:p>250.156143188477</text:p>
          </table:table-cell>
          <table:table-cell office:value-type="float" office:value="2.98042666666667" calcext:value-type="float">
            <text:p>2.98042666666667</text:p>
          </table:table-cell>
          <table:table-cell office:value-type="float" office:value="250.15500330009" calcext:value-type="float">
            <text:p>250.15500330009</text:p>
          </table:table-cell>
          <table:table-cell office:value-type="float" office:value="2.98116095799573" calcext:value-type="float">
            <text:p>2.98116095799573</text:p>
          </table:table-cell>
          <table:table-cell/>
          <table:table-cell table:formula="of:=[.A16]-[.C16]" office:value-type="float" office:value="0.00113988838700152" calcext:value-type="float">
            <text:p>0.001139888387002</text:p>
          </table:table-cell>
          <table:table-cell table:formula="of:=[.F16]/[.C16]*1000000" office:value-type="float" office:value="4.55672831629952" calcext:value-type="float">
            <text:p>4.55672831629952</text:p>
          </table:table-cell>
        </table:table-row>
        <table:table-row table:style-name="ro1">
          <table:table-cell office:value-type="float" office:value="250.153900146484" calcext:value-type="float">
            <text:p>250.153900146484</text:p>
          </table:table-cell>
          <table:table-cell office:value-type="float" office:value="3.00375166666667" calcext:value-type="float">
            <text:p>3.00375166666667</text:p>
          </table:table-cell>
          <table:table-cell office:value-type="float" office:value="250.15500330009" calcext:value-type="float">
            <text:p>250.15500330009</text:p>
          </table:table-cell>
          <table:table-cell office:value-type="float" office:value="2.98116095799573" calcext:value-type="float">
            <text:p>2.98116095799573</text:p>
          </table:table-cell>
          <table:table-cell/>
          <table:table-cell table:formula="of:=[.A17]-[.C17]" office:value-type="float" office:value="-0.00110315360598179" calcext:value-type="float">
            <text:p>-0.001103153605982</text:p>
          </table:table-cell>
          <table:table-cell table:formula="of:=[.F17]/[.C17]*1000000" office:value-type="float" office:value="-4.40988023996637" calcext:value-type="float">
            <text:p>-4.40988023996637</text:p>
          </table:table-cell>
        </table:table-row>
        <table:table-row table:style-name="ro1">
          <table:table-cell office:value-type="float" office:value="250.154647827148" calcext:value-type="float">
            <text:p>250.154647827148</text:p>
          </table:table-cell>
          <table:table-cell office:value-type="float" office:value="3.00375166666667" calcext:value-type="float">
            <text:p>3.00375166666667</text:p>
          </table:table-cell>
          <table:table-cell office:value-type="float" office:value="250.15500330009" calcext:value-type="float">
            <text:p>250.15500330009</text:p>
          </table:table-cell>
          <table:table-cell office:value-type="float" office:value="2.98116095799573" calcext:value-type="float">
            <text:p>2.98116095799573</text:p>
          </table:table-cell>
          <table:table-cell/>
          <table:table-cell table:formula="of:=[.A18]-[.C18]" office:value-type="float" office:value="-0.000355472941976132" calcext:value-type="float">
            <text:p>-0.000355472941976</text:p>
          </table:table-cell>
          <table:table-cell table:formula="of:=[.F18]/[.C18]*1000000" office:value-type="float" office:value="-1.42101072249872" calcext:value-type="float">
            <text:p>-1.42101072249872</text:p>
          </table:table-cell>
        </table:table-row>
        <table:table-row table:style-name="ro1">
          <table:table-cell office:value-type="float" office:value="250.155395507812" calcext:value-type="float">
            <text:p>250.155395507812</text:p>
          </table:table-cell>
          <table:table-cell office:value-type="float" office:value="3.00375166666667" calcext:value-type="float">
            <text:p>3.00375166666667</text:p>
          </table:table-cell>
          <table:table-cell office:value-type="float" office:value="250.15500330009" calcext:value-type="float">
            <text:p>250.15500330009</text:p>
          </table:table-cell>
          <table:table-cell office:value-type="float" office:value="2.98116095799573" calcext:value-type="float">
            <text:p>2.98116095799573</text:p>
          </table:table-cell>
          <table:table-cell/>
          <table:table-cell table:formula="of:=[.A19]-[.C19]" office:value-type="float" office:value="0.000392207722001103" calcext:value-type="float">
            <text:p>0.000392207722001</text:p>
          </table:table-cell>
          <table:table-cell table:formula="of:=[.F19]/[.C19]*1000000" office:value-type="float" office:value="1.5678587948553" calcext:value-type="float">
            <text:p>1.5678587948553</text:p>
          </table:table-cell>
        </table:table-row>
        <table:table-row table:style-name="ro1">
          <table:table-cell office:value-type="float" office:value="329.209808349609" calcext:value-type="float">
            <text:p>329.209808349609</text:p>
          </table:table-cell>
          <table:table-cell office:value-type="float" office:value="3.495745" calcext:value-type="float">
            <text:p>3.495745</text:p>
          </table:table-cell>
          <table:table-cell office:value-type="float" office:value="329.211121208091" calcext:value-type="float">
            <text:p>329.211121208091</text:p>
          </table:table-cell>
          <table:table-cell office:value-type="float" office:value="3.51205627772678" calcext:value-type="float">
            <text:p>3.51205627772678</text:p>
          </table:table-cell>
          <table:table-cell/>
          <table:table-cell table:formula="of:=[.A20]-[.C20]" office:value-type="float" office:value="-0.00131285848203788" calcext:value-type="float">
            <text:p>-0.001312858482038</text:p>
          </table:table-cell>
          <table:table-cell table:formula="of:=[.F20]/[.C20]*1000000" office:value-type="float" office:value="-3.98789225959362" calcext:value-type="float">
            <text:p>-3.98789225959362</text:p>
          </table:table-cell>
        </table:table-row>
        <table:table-row table:style-name="ro1">
          <table:table-cell office:value-type="float" office:value="329.2109375" calcext:value-type="float">
            <text:p>329.2109375</text:p>
          </table:table-cell>
          <table:table-cell office:value-type="float" office:value="3.495745" calcext:value-type="float">
            <text:p>3.495745</text:p>
          </table:table-cell>
          <table:table-cell office:value-type="float" office:value="329.211121208091" calcext:value-type="float">
            <text:p>329.211121208091</text:p>
          </table:table-cell>
          <table:table-cell office:value-type="float" office:value="3.51205627772678" calcext:value-type="float">
            <text:p>3.51205627772678</text:p>
          </table:table-cell>
          <table:table-cell/>
          <table:table-cell table:formula="of:=[.A21]-[.C21]" office:value-type="float" office:value="-0.000183708091014978" calcext:value-type="float">
            <text:p>-0.000183708091015</text:p>
          </table:table-cell>
          <table:table-cell table:formula="of:=[.F21]/[.C21]*1000000" office:value-type="float" office:value="-0.558025167378407" calcext:value-type="float">
            <text:p>-0.558025167378407</text:p>
          </table:table-cell>
        </table:table-row>
        <table:table-row table:style-name="ro1">
          <table:table-cell office:value-type="float" office:value="146.117568969727" calcext:value-type="float">
            <text:p>146.117568969727</text:p>
          </table:table-cell>
          <table:table-cell office:value-type="float" office:value="3.69441166666667" calcext:value-type="float">
            <text:p>3.69441166666667</text:p>
          </table:table-cell>
          <table:table-cell office:value-type="float" office:value="146.117555172091" calcext:value-type="float">
            <text:p>146.117555172091</text:p>
          </table:table-cell>
          <table:table-cell office:value-type="float" office:value="3.68539651828603" calcext:value-type="float">
            <text:p>3.68539651828603</text:p>
          </table:table-cell>
          <table:table-cell/>
          <table:table-cell table:formula="of:=[.A22]-[.C22]" office:value-type="float" office:value="0.0000137976360008452" calcext:value-type="float">
            <text:p>1.37976360008452E-05</text:p>
          </table:table-cell>
          <table:table-cell table:formula="of:=[.F22]/[.C22]*1000000" office:value-type="float" office:value="0.0944283250879396" calcext:value-type="float">
            <text:p>0.09442832508794</text:p>
          </table:table-cell>
        </table:table-row>
        <table:table-row table:style-name="ro1">
          <table:table-cell office:value-type="float" office:value="146.117904663086" calcext:value-type="float">
            <text:p>146.117904663086</text:p>
          </table:table-cell>
          <table:table-cell office:value-type="float" office:value="3.69441166666667" calcext:value-type="float">
            <text:p>3.69441166666667</text:p>
          </table:table-cell>
          <table:table-cell office:value-type="float" office:value="146.117555172091" calcext:value-type="float">
            <text:p>146.117555172091</text:p>
          </table:table-cell>
          <table:table-cell office:value-type="float" office:value="3.68539651828603" calcext:value-type="float">
            <text:p>3.68539651828603</text:p>
          </table:table-cell>
          <table:table-cell/>
          <table:table-cell table:formula="of:=[.A23]-[.C23]" office:value-type="float" office:value="0.000349490995006363" calcext:value-type="float">
            <text:p>0.000349490995006</text:p>
          </table:table-cell>
          <table:table-cell table:formula="of:=[.F23]/[.C23]*1000000" office:value-type="float" office:value="2.39184808830635" calcext:value-type="float">
            <text:p>2.39184808830635</text:p>
          </table:table-cell>
        </table:table-row>
        <table:table-row table:style-name="ro1">
          <table:table-cell office:value-type="float" office:value="146.118240356445" calcext:value-type="float">
            <text:p>146.118240356445</text:p>
          </table:table-cell>
          <table:table-cell office:value-type="float" office:value="3.69441166666667" calcext:value-type="float">
            <text:p>3.69441166666667</text:p>
          </table:table-cell>
          <table:table-cell office:value-type="float" office:value="146.117555172091" calcext:value-type="float">
            <text:p>146.117555172091</text:p>
          </table:table-cell>
          <table:table-cell office:value-type="float" office:value="3.68539651828603" calcext:value-type="float">
            <text:p>3.68539651828603</text:p>
          </table:table-cell>
          <table:table-cell/>
          <table:table-cell table:formula="of:=[.A24]-[.C24]" office:value-type="float" office:value="0.000685184354011881" calcext:value-type="float">
            <text:p>0.000685184354012</text:p>
          </table:table-cell>
          <table:table-cell table:formula="of:=[.F24]/[.C24]*1000000" office:value-type="float" office:value="4.68926785152475" calcext:value-type="float">
            <text:p>4.68926785152475</text:p>
          </table:table-cell>
        </table:table-row>
        <table:table-row table:style-name="ro1">
          <table:table-cell office:value-type="float" office:value="131.069717407227" calcext:value-type="float">
            <text:p>131.069717407227</text:p>
          </table:table-cell>
          <table:table-cell office:value-type="float" office:value="3.71624666666667" calcext:value-type="float">
            <text:p>3.71624666666667</text:p>
          </table:table-cell>
          <table:table-cell office:value-type="float" office:value="131.070270632091" calcext:value-type="float">
            <text:p>131.070270632091</text:p>
          </table:table-cell>
          <table:table-cell office:value-type="float" office:value="3.73176118312237" calcext:value-type="float">
            <text:p>3.73176118312237</text:p>
          </table:table-cell>
          <table:table-cell/>
          <table:table-cell table:formula="of:=[.A25]-[.C25]" office:value-type="float" office:value="-0.000553224864006552" calcext:value-type="float">
            <text:p>-0.000553224864007</text:p>
          </table:table-cell>
          <table:table-cell table:formula="of:=[.F25]/[.C25]*1000000" office:value-type="float" office:value="-4.22082644171409" calcext:value-type="float">
            <text:p>-4.22082644171409</text:p>
          </table:table-cell>
        </table:table-row>
        <table:table-row table:style-name="ro1">
          <table:table-cell office:value-type="float" office:value="131.070007324219" calcext:value-type="float">
            <text:p>131.070007324219</text:p>
          </table:table-cell>
          <table:table-cell office:value-type="float" office:value="3.71624666666667" calcext:value-type="float">
            <text:p>3.71624666666667</text:p>
          </table:table-cell>
          <table:table-cell office:value-type="float" office:value="131.070270632091" calcext:value-type="float">
            <text:p>131.070270632091</text:p>
          </table:table-cell>
          <table:table-cell office:value-type="float" office:value="3.73176118312237" calcext:value-type="float">
            <text:p>3.73176118312237</text:p>
          </table:table-cell>
          <table:table-cell/>
          <table:table-cell table:formula="of:=[.A26]-[.C26]" office:value-type="float" office:value="-0.000263307871989582" calcext:value-type="float">
            <text:p>-0.00026330787199</text:p>
          </table:table-cell>
          <table:table-cell table:formula="of:=[.F26]/[.C26]*1000000" office:value-type="float" office:value="-2.00890614416046" calcext:value-type="float">
            <text:p>-2.00890614416046</text:p>
          </table:table-cell>
        </table:table-row>
        <table:table-row table:style-name="ro1">
          <table:table-cell office:value-type="float" office:value="131.070281982422" calcext:value-type="float">
            <text:p>131.070281982422</text:p>
          </table:table-cell>
          <table:table-cell office:value-type="float" office:value="3.71624666666667" calcext:value-type="float">
            <text:p>3.71624666666667</text:p>
          </table:table-cell>
          <table:table-cell office:value-type="float" office:value="131.070270632091" calcext:value-type="float">
            <text:p>131.070270632091</text:p>
          </table:table-cell>
          <table:table-cell office:value-type="float" office:value="3.73176118312237" calcext:value-type="float">
            <text:p>3.73176118312237</text:p>
          </table:table-cell>
          <table:table-cell/>
          <table:table-cell table:formula="of:=[.A27]-[.C27]" office:value-type="float" office:value="0.0000113503309933094" calcext:value-type="float">
            <text:p>1.13503309933094E-05</text:p>
          </table:table-cell>
          <table:table-cell table:formula="of:=[.F27]/[.C27]*1000000" office:value-type="float" office:value="0.0865972957755563" calcext:value-type="float">
            <text:p>0.086597295775556</text:p>
          </table:table-cell>
        </table:table-row>
        <table:table-row table:style-name="ro1">
          <table:table-cell office:value-type="float" office:value="131.070571899414" calcext:value-type="float">
            <text:p>131.070571899414</text:p>
          </table:table-cell>
          <table:table-cell office:value-type="float" office:value="3.71624666666667" calcext:value-type="float">
            <text:p>3.71624666666667</text:p>
          </table:table-cell>
          <table:table-cell office:value-type="float" office:value="131.070270632091" calcext:value-type="float">
            <text:p>131.070270632091</text:p>
          </table:table-cell>
          <table:table-cell office:value-type="float" office:value="3.73176118312237" calcext:value-type="float">
            <text:p>3.73176118312237</text:p>
          </table:table-cell>
          <table:table-cell/>
          <table:table-cell table:formula="of:=[.A28]-[.C28]" office:value-type="float" office:value="0.000301267323010279" calcext:value-type="float">
            <text:p>0.00030126732301</text:p>
          </table:table-cell>
          <table:table-cell table:formula="of:=[.F28]/[.C28]*1000000" office:value-type="float" office:value="2.29851759332919" calcext:value-type="float">
            <text:p>2.29851759332919</text:p>
          </table:table-cell>
        </table:table-row>
        <table:table-row table:style-name="ro1">
          <table:table-cell office:value-type="float" office:value="131.070861816406" calcext:value-type="float">
            <text:p>131.070861816406</text:p>
          </table:table-cell>
          <table:table-cell office:value-type="float" office:value="3.71624666666667" calcext:value-type="float">
            <text:p>3.71624666666667</text:p>
          </table:table-cell>
          <table:table-cell office:value-type="float" office:value="131.070270632091" calcext:value-type="float">
            <text:p>131.070270632091</text:p>
          </table:table-cell>
          <table:table-cell office:value-type="float" office:value="3.73176118312237" calcext:value-type="float">
            <text:p>3.73176118312237</text:p>
          </table:table-cell>
          <table:table-cell/>
          <table:table-cell table:formula="of:=[.A29]-[.C29]" office:value-type="float" office:value="0.000591184314998827" calcext:value-type="float">
            <text:p>0.000591184314999</text:p>
          </table:table-cell>
          <table:table-cell table:formula="of:=[.F29]/[.C29]*1000000" office:value-type="float" office:value="4.51043789066598" calcext:value-type="float">
            <text:p>4.51043789066598</text:p>
          </table:table-cell>
        </table:table-row>
        <table:table-row table:style-name="ro1">
          <table:table-cell office:value-type="float" office:value="131.071136474609" calcext:value-type="float">
            <text:p>131.071136474609</text:p>
          </table:table-cell>
          <table:table-cell office:value-type="float" office:value="3.71624666666667" calcext:value-type="float">
            <text:p>3.71624666666667</text:p>
          </table:table-cell>
          <table:table-cell office:value-type="float" office:value="131.070270632091" calcext:value-type="float">
            <text:p>131.070270632091</text:p>
          </table:table-cell>
          <table:table-cell office:value-type="float" office:value="3.73176118312237" calcext:value-type="float">
            <text:p>3.73176118312237</text:p>
          </table:table-cell>
          <table:table-cell/>
          <table:table-cell table:formula="of:=[.A30]-[.C30]" office:value-type="float" office:value="0.00086584251801014" calcext:value-type="float">
            <text:p>0.00086584251801</text:p>
          </table:table-cell>
          <table:table-cell table:formula="of:=[.F30]/[.C30]*1000000" office:value-type="float" office:value="6.60594133081884" calcext:value-type="float">
            <text:p>6.60594133081884</text:p>
          </table:table-cell>
        </table:table-row>
        <table:table-row table:style-name="ro1">
          <table:table-cell office:value-type="float" office:value="146.117248535156" calcext:value-type="float">
            <text:p>146.117248535156</text:p>
          </table:table-cell>
          <table:table-cell office:value-type="float" office:value="3.71624666666667" calcext:value-type="float">
            <text:p>3.71624666666667</text:p>
          </table:table-cell>
          <table:table-cell office:value-type="float" office:value="146.117555172091" calcext:value-type="float">
            <text:p>146.117555172091</text:p>
          </table:table-cell>
          <table:table-cell office:value-type="float" office:value="3.68539651828603" calcext:value-type="float">
            <text:p>3.68539651828603</text:p>
          </table:table-cell>
          <table:table-cell/>
          <table:table-cell table:formula="of:=[.A31]-[.C31]" office:value-type="float" office:value="-0.000306636934993776" calcext:value-type="float">
            <text:p>-0.000306636934994</text:p>
          </table:table-cell>
          <table:table-cell table:formula="of:=[.F31]/[.C31]*1000000" office:value-type="float" office:value="-2.09856327415711" calcext:value-type="float">
            <text:p>-2.09856327415711</text:p>
          </table:table-cell>
        </table:table-row>
        <table:table-row table:style-name="ro1">
          <table:table-cell office:value-type="float" office:value="146.117568969727" calcext:value-type="float">
            <text:p>146.117568969727</text:p>
          </table:table-cell>
          <table:table-cell office:value-type="float" office:value="3.71624666666667" calcext:value-type="float">
            <text:p>3.71624666666667</text:p>
          </table:table-cell>
          <table:table-cell office:value-type="float" office:value="146.117555172091" calcext:value-type="float">
            <text:p>146.117555172091</text:p>
          </table:table-cell>
          <table:table-cell office:value-type="float" office:value="3.68539651828603" calcext:value-type="float">
            <text:p>3.68539651828603</text:p>
          </table:table-cell>
          <table:table-cell/>
          <table:table-cell table:formula="of:=[.A32]-[.C32]" office:value-type="float" office:value="0.0000137976360008452" calcext:value-type="float">
            <text:p>1.37976360008452E-05</text:p>
          </table:table-cell>
          <table:table-cell table:formula="of:=[.F32]/[.C32]*1000000" office:value-type="float" office:value="0.0944283250879396" calcext:value-type="float">
            <text:p>0.09442832508794</text:p>
          </table:table-cell>
        </table:table-row>
        <table:table-row table:style-name="ro1">
          <table:table-cell office:value-type="float" office:value="146.117904663086" calcext:value-type="float">
            <text:p>146.117904663086</text:p>
          </table:table-cell>
          <table:table-cell office:value-type="float" office:value="3.71624666666667" calcext:value-type="float">
            <text:p>3.71624666666667</text:p>
          </table:table-cell>
          <table:table-cell office:value-type="float" office:value="146.117555172091" calcext:value-type="float">
            <text:p>146.117555172091</text:p>
          </table:table-cell>
          <table:table-cell office:value-type="float" office:value="3.68539651828603" calcext:value-type="float">
            <text:p>3.68539651828603</text:p>
          </table:table-cell>
          <table:table-cell/>
          <table:table-cell table:formula="of:=[.A33]-[.C33]" office:value-type="float" office:value="0.000349490995006363" calcext:value-type="float">
            <text:p>0.000349490995006</text:p>
          </table:table-cell>
          <table:table-cell table:formula="of:=[.F33]/[.C33]*1000000" office:value-type="float" office:value="2.39184808830635" calcext:value-type="float">
            <text:p>2.39184808830635</text:p>
          </table:table-cell>
        </table:table-row>
        <table:table-row table:style-name="ro1">
          <table:table-cell office:value-type="float" office:value="131.069717407227" calcext:value-type="float">
            <text:p>131.069717407227</text:p>
          </table:table-cell>
          <table:table-cell office:value-type="float" office:value="3.73941333333333" calcext:value-type="float">
            <text:p>3.73941333333333</text:p>
          </table:table-cell>
          <table:table-cell office:value-type="float" office:value="131.070270632091" calcext:value-type="float">
            <text:p>131.070270632091</text:p>
          </table:table-cell>
          <table:table-cell office:value-type="float" office:value="3.73176118312237" calcext:value-type="float">
            <text:p>3.73176118312237</text:p>
          </table:table-cell>
          <table:table-cell/>
          <table:table-cell table:formula="of:=[.A34]-[.C34]" office:value-type="float" office:value="-0.000553224864006552" calcext:value-type="float">
            <text:p>-0.000553224864007</text:p>
          </table:table-cell>
          <table:table-cell table:formula="of:=[.F34]/[.C34]*1000000" office:value-type="float" office:value="-4.22082644171409" calcext:value-type="float">
            <text:p>-4.22082644171409</text:p>
          </table:table-cell>
        </table:table-row>
        <table:table-row table:style-name="ro1">
          <table:table-cell office:value-type="float" office:value="131.070007324219" calcext:value-type="float">
            <text:p>131.070007324219</text:p>
          </table:table-cell>
          <table:table-cell office:value-type="float" office:value="3.73941333333333" calcext:value-type="float">
            <text:p>3.73941333333333</text:p>
          </table:table-cell>
          <table:table-cell office:value-type="float" office:value="131.070270632091" calcext:value-type="float">
            <text:p>131.070270632091</text:p>
          </table:table-cell>
          <table:table-cell office:value-type="float" office:value="3.73176118312237" calcext:value-type="float">
            <text:p>3.73176118312237</text:p>
          </table:table-cell>
          <table:table-cell/>
          <table:table-cell table:formula="of:=[.A35]-[.C35]" office:value-type="float" office:value="-0.000263307871989582" calcext:value-type="float">
            <text:p>-0.00026330787199</text:p>
          </table:table-cell>
          <table:table-cell table:formula="of:=[.F35]/[.C35]*1000000" office:value-type="float" office:value="-2.00890614416046" calcext:value-type="float">
            <text:p>-2.00890614416046</text:p>
          </table:table-cell>
        </table:table-row>
        <table:table-row table:style-name="ro1">
          <table:table-cell office:value-type="float" office:value="131.070281982422" calcext:value-type="float">
            <text:p>131.070281982422</text:p>
          </table:table-cell>
          <table:table-cell office:value-type="float" office:value="3.73941333333333" calcext:value-type="float">
            <text:p>3.73941333333333</text:p>
          </table:table-cell>
          <table:table-cell office:value-type="float" office:value="131.070270632091" calcext:value-type="float">
            <text:p>131.070270632091</text:p>
          </table:table-cell>
          <table:table-cell office:value-type="float" office:value="3.73176118312237" calcext:value-type="float">
            <text:p>3.73176118312237</text:p>
          </table:table-cell>
          <table:table-cell/>
          <table:table-cell table:formula="of:=[.A36]-[.C36]" office:value-type="float" office:value="0.0000113503309933094" calcext:value-type="float">
            <text:p>1.13503309933094E-05</text:p>
          </table:table-cell>
          <table:table-cell table:formula="of:=[.F36]/[.C36]*1000000" office:value-type="float" office:value="0.0865972957755563" calcext:value-type="float">
            <text:p>0.086597295775556</text:p>
          </table:table-cell>
        </table:table-row>
        <table:table-row table:style-name="ro1">
          <table:table-cell office:value-type="float" office:value="131.070571899414" calcext:value-type="float">
            <text:p>131.070571899414</text:p>
          </table:table-cell>
          <table:table-cell office:value-type="float" office:value="3.73941333333333" calcext:value-type="float">
            <text:p>3.73941333333333</text:p>
          </table:table-cell>
          <table:table-cell office:value-type="float" office:value="131.070270632091" calcext:value-type="float">
            <text:p>131.070270632091</text:p>
          </table:table-cell>
          <table:table-cell office:value-type="float" office:value="3.73176118312237" calcext:value-type="float">
            <text:p>3.73176118312237</text:p>
          </table:table-cell>
          <table:table-cell/>
          <table:table-cell table:formula="of:=[.A37]-[.C37]" office:value-type="float" office:value="0.000301267323010279" calcext:value-type="float">
            <text:p>0.00030126732301</text:p>
          </table:table-cell>
          <table:table-cell table:formula="of:=[.F37]/[.C37]*1000000" office:value-type="float" office:value="2.29851759332919" calcext:value-type="float">
            <text:p>2.29851759332919</text:p>
          </table:table-cell>
        </table:table-row>
        <table:table-row table:style-name="ro1">
          <table:table-cell office:value-type="float" office:value="131.070861816406" calcext:value-type="float">
            <text:p>131.070861816406</text:p>
          </table:table-cell>
          <table:table-cell office:value-type="float" office:value="3.73941333333333" calcext:value-type="float">
            <text:p>3.73941333333333</text:p>
          </table:table-cell>
          <table:table-cell office:value-type="float" office:value="131.070270632091" calcext:value-type="float">
            <text:p>131.070270632091</text:p>
          </table:table-cell>
          <table:table-cell office:value-type="float" office:value="3.73176118312237" calcext:value-type="float">
            <text:p>3.73176118312237</text:p>
          </table:table-cell>
          <table:table-cell/>
          <table:table-cell table:formula="of:=[.A38]-[.C38]" office:value-type="float" office:value="0.000591184314998827" calcext:value-type="float">
            <text:p>0.000591184314999</text:p>
          </table:table-cell>
          <table:table-cell table:formula="of:=[.F38]/[.C38]*1000000" office:value-type="float" office:value="4.51043789066598" calcext:value-type="float">
            <text:p>4.51043789066598</text:p>
          </table:table-cell>
        </table:table-row>
        <table:table-row table:style-name="ro1">
          <table:table-cell office:value-type="float" office:value="131.071136474609" calcext:value-type="float">
            <text:p>131.071136474609</text:p>
          </table:table-cell>
          <table:table-cell office:value-type="float" office:value="3.73941333333333" calcext:value-type="float">
            <text:p>3.73941333333333</text:p>
          </table:table-cell>
          <table:table-cell office:value-type="float" office:value="131.070270632091" calcext:value-type="float">
            <text:p>131.070270632091</text:p>
          </table:table-cell>
          <table:table-cell office:value-type="float" office:value="3.73176118312237" calcext:value-type="float">
            <text:p>3.73176118312237</text:p>
          </table:table-cell>
          <table:table-cell/>
          <table:table-cell table:formula="of:=[.A39]-[.C39]" office:value-type="float" office:value="0.00086584251801014" calcext:value-type="float">
            <text:p>0.00086584251801</text:p>
          </table:table-cell>
          <table:table-cell table:formula="of:=[.F39]/[.C39]*1000000" office:value-type="float" office:value="6.60594133081884" calcext:value-type="float">
            <text:p>6.60594133081884</text:p>
          </table:table-cell>
        </table:table-row>
        <table:table-row table:style-name="ro1">
          <table:table-cell office:value-type="float" office:value="131.069717407227" calcext:value-type="float">
            <text:p>131.069717407227</text:p>
          </table:table-cell>
          <table:table-cell office:value-type="float" office:value="3.761415" calcext:value-type="float">
            <text:p>3.761415</text:p>
          </table:table-cell>
          <table:table-cell office:value-type="float" office:value="131.070270632091" calcext:value-type="float">
            <text:p>131.070270632091</text:p>
          </table:table-cell>
          <table:table-cell office:value-type="float" office:value="3.73176118312237" calcext:value-type="float">
            <text:p>3.73176118312237</text:p>
          </table:table-cell>
          <table:table-cell/>
          <table:table-cell table:formula="of:=[.A40]-[.C40]" office:value-type="float" office:value="-0.000553224864006552" calcext:value-type="float">
            <text:p>-0.000553224864007</text:p>
          </table:table-cell>
          <table:table-cell table:formula="of:=[.F40]/[.C40]*1000000" office:value-type="float" office:value="-4.22082644171409" calcext:value-type="float">
            <text:p>-4.22082644171409</text:p>
          </table:table-cell>
        </table:table-row>
        <table:table-row table:style-name="ro1">
          <table:table-cell office:value-type="float" office:value="131.070007324219" calcext:value-type="float">
            <text:p>131.070007324219</text:p>
          </table:table-cell>
          <table:table-cell office:value-type="float" office:value="3.761415" calcext:value-type="float">
            <text:p>3.761415</text:p>
          </table:table-cell>
          <table:table-cell office:value-type="float" office:value="131.070270632091" calcext:value-type="float">
            <text:p>131.070270632091</text:p>
          </table:table-cell>
          <table:table-cell office:value-type="float" office:value="3.73176118312237" calcext:value-type="float">
            <text:p>3.73176118312237</text:p>
          </table:table-cell>
          <table:table-cell/>
          <table:table-cell table:formula="of:=[.A41]-[.C41]" office:value-type="float" office:value="-0.000263307871989582" calcext:value-type="float">
            <text:p>-0.00026330787199</text:p>
          </table:table-cell>
          <table:table-cell table:formula="of:=[.F41]/[.C41]*1000000" office:value-type="float" office:value="-2.00890614416046" calcext:value-type="float">
            <text:p>-2.00890614416046</text:p>
          </table:table-cell>
        </table:table-row>
        <table:table-row table:style-name="ro1">
          <table:table-cell office:value-type="float" office:value="131.070281982422" calcext:value-type="float">
            <text:p>131.070281982422</text:p>
          </table:table-cell>
          <table:table-cell office:value-type="float" office:value="3.761415" calcext:value-type="float">
            <text:p>3.761415</text:p>
          </table:table-cell>
          <table:table-cell office:value-type="float" office:value="131.070270632091" calcext:value-type="float">
            <text:p>131.070270632091</text:p>
          </table:table-cell>
          <table:table-cell office:value-type="float" office:value="3.73176118312237" calcext:value-type="float">
            <text:p>3.73176118312237</text:p>
          </table:table-cell>
          <table:table-cell/>
          <table:table-cell table:formula="of:=[.A42]-[.C42]" office:value-type="float" office:value="0.0000113503309933094" calcext:value-type="float">
            <text:p>1.13503309933094E-05</text:p>
          </table:table-cell>
          <table:table-cell table:formula="of:=[.F42]/[.C42]*1000000" office:value-type="float" office:value="0.0865972957755563" calcext:value-type="float">
            <text:p>0.086597295775556</text:p>
          </table:table-cell>
        </table:table-row>
        <table:table-row table:style-name="ro1">
          <table:table-cell office:value-type="float" office:value="131.070571899414" calcext:value-type="float">
            <text:p>131.070571899414</text:p>
          </table:table-cell>
          <table:table-cell office:value-type="float" office:value="3.761415" calcext:value-type="float">
            <text:p>3.761415</text:p>
          </table:table-cell>
          <table:table-cell office:value-type="float" office:value="131.070270632091" calcext:value-type="float">
            <text:p>131.070270632091</text:p>
          </table:table-cell>
          <table:table-cell office:value-type="float" office:value="3.73176118312237" calcext:value-type="float">
            <text:p>3.73176118312237</text:p>
          </table:table-cell>
          <table:table-cell/>
          <table:table-cell table:formula="of:=[.A43]-[.C43]" office:value-type="float" office:value="0.000301267323010279" calcext:value-type="float">
            <text:p>0.00030126732301</text:p>
          </table:table-cell>
          <table:table-cell table:formula="of:=[.F43]/[.C43]*1000000" office:value-type="float" office:value="2.29851759332919" calcext:value-type="float">
            <text:p>2.29851759332919</text:p>
          </table:table-cell>
        </table:table-row>
        <table:table-row table:style-name="ro1">
          <table:table-cell office:value-type="float" office:value="131.070861816406" calcext:value-type="float">
            <text:p>131.070861816406</text:p>
          </table:table-cell>
          <table:table-cell office:value-type="float" office:value="3.761415" calcext:value-type="float">
            <text:p>3.761415</text:p>
          </table:table-cell>
          <table:table-cell office:value-type="float" office:value="131.070270632091" calcext:value-type="float">
            <text:p>131.070270632091</text:p>
          </table:table-cell>
          <table:table-cell office:value-type="float" office:value="3.73176118312237" calcext:value-type="float">
            <text:p>3.73176118312237</text:p>
          </table:table-cell>
          <table:table-cell/>
          <table:table-cell table:formula="of:=[.A44]-[.C44]" office:value-type="float" office:value="0.000591184314998827" calcext:value-type="float">
            <text:p>0.000591184314999</text:p>
          </table:table-cell>
          <table:table-cell table:formula="of:=[.F44]/[.C44]*1000000" office:value-type="float" office:value="4.51043789066598" calcext:value-type="float">
            <text:p>4.51043789066598</text:p>
          </table:table-cell>
        </table:table-row>
        <table:table-row table:style-name="ro1">
          <table:table-cell office:value-type="float" office:value="131.071136474609" calcext:value-type="float">
            <text:p>131.071136474609</text:p>
          </table:table-cell>
          <table:table-cell office:value-type="float" office:value="3.761415" calcext:value-type="float">
            <text:p>3.761415</text:p>
          </table:table-cell>
          <table:table-cell office:value-type="float" office:value="131.070270632091" calcext:value-type="float">
            <text:p>131.070270632091</text:p>
          </table:table-cell>
          <table:table-cell office:value-type="float" office:value="3.73176118312237" calcext:value-type="float">
            <text:p>3.73176118312237</text:p>
          </table:table-cell>
          <table:table-cell/>
          <table:table-cell table:formula="of:=[.A45]-[.C45]" office:value-type="float" office:value="0.00086584251801014" calcext:value-type="float">
            <text:p>0.00086584251801</text:p>
          </table:table-cell>
          <table:table-cell table:formula="of:=[.F45]/[.C45]*1000000" office:value-type="float" office:value="6.60594133081884" calcext:value-type="float">
            <text:p>6.60594133081884</text:p>
          </table:table-cell>
        </table:table-row>
        <table:table-row table:style-name="ro1">
          <table:table-cell office:value-type="float" office:value="151.095687866211" calcext:value-type="float">
            <text:p>151.095687866211</text:p>
          </table:table-cell>
          <table:table-cell office:value-type="float" office:value="4.30241166666667" calcext:value-type="float">
            <text:p>4.30241166666667</text:p>
          </table:table-cell>
          <table:table-cell office:value-type="float" office:value="151.096485380091" calcext:value-type="float">
            <text:p>151.096485380091</text:p>
          </table:table-cell>
          <table:table-cell office:value-type="float" office:value="4.33069651536326" calcext:value-type="float">
            <text:p>4.33069651536326</text:p>
          </table:table-cell>
          <table:table-cell/>
          <table:table-cell table:formula="of:=[.A46]-[.C46]" office:value-type="float" office:value="-0.000797513880002043" calcext:value-type="float">
            <text:p>-0.000797513880002</text:p>
          </table:table-cell>
          <table:table-cell table:formula="of:=[.F46]/[.C46]*1000000" office:value-type="float" office:value="-5.27817624609769" calcext:value-type="float">
            <text:p>-5.27817624609769</text:p>
          </table:table-cell>
        </table:table-row>
        <table:table-row table:style-name="ro1">
          <table:table-cell office:value-type="float" office:value="151.096038818359" calcext:value-type="float">
            <text:p>151.096038818359</text:p>
          </table:table-cell>
          <table:table-cell office:value-type="float" office:value="4.30241166666667" calcext:value-type="float">
            <text:p>4.30241166666667</text:p>
          </table:table-cell>
          <table:table-cell office:value-type="float" office:value="151.096485380091" calcext:value-type="float">
            <text:p>151.096485380091</text:p>
          </table:table-cell>
          <table:table-cell office:value-type="float" office:value="4.33069651536326" calcext:value-type="float">
            <text:p>4.33069651536326</text:p>
          </table:table-cell>
          <table:table-cell/>
          <table:table-cell table:formula="of:=[.A47]-[.C47]" office:value-type="float" office:value="-0.000446561731990869" calcext:value-type="float">
            <text:p>-0.000446561731991</text:p>
          </table:table-cell>
          <table:table-cell table:formula="of:=[.F47]/[.C47]*1000000" office:value-type="float" office:value="-2.95547398648962" calcext:value-type="float">
            <text:p>-2.95547398648962</text:p>
          </table:table-cell>
        </table:table-row>
        <table:table-row table:style-name="ro1">
          <table:table-cell office:value-type="float" office:value="151.096389770508" calcext:value-type="float">
            <text:p>151.096389770508</text:p>
          </table:table-cell>
          <table:table-cell office:value-type="float" office:value="4.30241166666667" calcext:value-type="float">
            <text:p>4.30241166666667</text:p>
          </table:table-cell>
          <table:table-cell office:value-type="float" office:value="151.096485380091" calcext:value-type="float">
            <text:p>151.096485380091</text:p>
          </table:table-cell>
          <table:table-cell office:value-type="float" office:value="4.33069651536326" calcext:value-type="float">
            <text:p>4.33069651536326</text:p>
          </table:table-cell>
          <table:table-cell/>
          <table:table-cell table:formula="of:=[.A48]-[.C48]" office:value-type="float" office:value="-0.0000956095829849346" calcext:value-type="float">
            <text:p>-9.56095829849346E-05</text:p>
          </table:table-cell>
          <table:table-cell table:formula="of:=[.F48]/[.C48]*1000000" office:value-type="float" office:value="-0.632771720297952" calcext:value-type="float">
            <text:p>-0.632771720297952</text:p>
          </table:table-cell>
        </table:table-row>
        <table:table-row table:style-name="ro1">
          <table:table-cell office:value-type="float" office:value="151.096740722656" calcext:value-type="float">
            <text:p>151.096740722656</text:p>
          </table:table-cell>
          <table:table-cell office:value-type="float" office:value="4.30241166666667" calcext:value-type="float">
            <text:p>4.30241166666667</text:p>
          </table:table-cell>
          <table:table-cell office:value-type="float" office:value="151.096485380091" calcext:value-type="float">
            <text:p>151.096485380091</text:p>
          </table:table-cell>
          <table:table-cell office:value-type="float" office:value="4.33069651536326" calcext:value-type="float">
            <text:p>4.33069651536326</text:p>
          </table:table-cell>
          <table:table-cell/>
          <table:table-cell table:formula="of:=[.A49]-[.C49]" office:value-type="float" office:value="0.000255342564997818" calcext:value-type="float">
            <text:p>0.000255342564998</text:p>
          </table:table-cell>
          <table:table-cell table:formula="of:=[.F49]/[.C49]*1000000" office:value-type="float" office:value="1.68993053912201" calcext:value-type="float">
            <text:p>1.68993053912201</text:p>
          </table:table-cell>
        </table:table-row>
        <table:table-row table:style-name="ro1">
          <table:table-cell office:value-type="float" office:value="151.097091674805" calcext:value-type="float">
            <text:p>151.097091674805</text:p>
          </table:table-cell>
          <table:table-cell office:value-type="float" office:value="4.30241166666667" calcext:value-type="float">
            <text:p>4.30241166666667</text:p>
          </table:table-cell>
          <table:table-cell office:value-type="float" office:value="151.096485380091" calcext:value-type="float">
            <text:p>151.096485380091</text:p>
          </table:table-cell>
          <table:table-cell office:value-type="float" office:value="4.33069651536326" calcext:value-type="float">
            <text:p>4.33069651536326</text:p>
          </table:table-cell>
          <table:table-cell/>
          <table:table-cell table:formula="of:=[.A50]-[.C50]" office:value-type="float" office:value="0.000606294714003752" calcext:value-type="float">
            <text:p>0.000606294714004</text:p>
          </table:table-cell>
          <table:table-cell table:formula="of:=[.F50]/[.C50]*1000000" office:value-type="float" office:value="4.01263280531368" calcext:value-type="float">
            <text:p>4.01263280531368</text:p>
          </table:table-cell>
        </table:table-row>
        <table:table-row table:style-name="ro1">
          <table:table-cell office:value-type="float" office:value="151.097442626953" calcext:value-type="float">
            <text:p>151.097442626953</text:p>
          </table:table-cell>
          <table:table-cell office:value-type="float" office:value="4.30241166666667" calcext:value-type="float">
            <text:p>4.30241166666667</text:p>
          </table:table-cell>
          <table:table-cell office:value-type="float" office:value="151.096485380091" calcext:value-type="float">
            <text:p>151.096485380091</text:p>
          </table:table-cell>
          <table:table-cell office:value-type="float" office:value="4.33069651536326" calcext:value-type="float">
            <text:p>4.33069651536326</text:p>
          </table:table-cell>
          <table:table-cell/>
          <table:table-cell table:formula="of:=[.A51]-[.C51]" office:value-type="float" office:value="0.000957246862014927" calcext:value-type="float">
            <text:p>0.000957246862015</text:p>
          </table:table-cell>
          <table:table-cell table:formula="of:=[.F51]/[.C51]*1000000" office:value-type="float" office:value="6.33533506492175" calcext:value-type="float">
            <text:p>6.33533506492175</text:p>
          </table:table-cell>
        </table:table-row>
        <table:table-row table:style-name="ro1">
          <table:table-cell office:value-type="float" office:value="151.095687866211" calcext:value-type="float">
            <text:p>151.095687866211</text:p>
          </table:table-cell>
          <table:table-cell office:value-type="float" office:value="4.32508166666667" calcext:value-type="float">
            <text:p>4.32508166666667</text:p>
          </table:table-cell>
          <table:table-cell office:value-type="float" office:value="151.096485380091" calcext:value-type="float">
            <text:p>151.096485380091</text:p>
          </table:table-cell>
          <table:table-cell office:value-type="float" office:value="4.33069651536326" calcext:value-type="float">
            <text:p>4.33069651536326</text:p>
          </table:table-cell>
          <table:table-cell/>
          <table:table-cell table:formula="of:=[.A52]-[.C52]" office:value-type="float" office:value="-0.000797513880002043" calcext:value-type="float">
            <text:p>-0.000797513880002</text:p>
          </table:table-cell>
          <table:table-cell table:formula="of:=[.F52]/[.C52]*1000000" office:value-type="float" office:value="-5.27817624609769" calcext:value-type="float">
            <text:p>-5.27817624609769</text:p>
          </table:table-cell>
        </table:table-row>
        <table:table-row table:style-name="ro1">
          <table:table-cell office:value-type="float" office:value="151.096038818359" calcext:value-type="float">
            <text:p>151.096038818359</text:p>
          </table:table-cell>
          <table:table-cell office:value-type="float" office:value="4.32508166666667" calcext:value-type="float">
            <text:p>4.32508166666667</text:p>
          </table:table-cell>
          <table:table-cell office:value-type="float" office:value="151.096485380091" calcext:value-type="float">
            <text:p>151.096485380091</text:p>
          </table:table-cell>
          <table:table-cell office:value-type="float" office:value="4.33069651536326" calcext:value-type="float">
            <text:p>4.33069651536326</text:p>
          </table:table-cell>
          <table:table-cell/>
          <table:table-cell table:formula="of:=[.A53]-[.C53]" office:value-type="float" office:value="-0.000446561731990869" calcext:value-type="float">
            <text:p>-0.000446561731991</text:p>
          </table:table-cell>
          <table:table-cell table:formula="of:=[.F53]/[.C53]*1000000" office:value-type="float" office:value="-2.95547398648962" calcext:value-type="float">
            <text:p>-2.95547398648962</text:p>
          </table:table-cell>
        </table:table-row>
        <table:table-row table:style-name="ro1">
          <table:table-cell office:value-type="float" office:value="151.096389770508" calcext:value-type="float">
            <text:p>151.096389770508</text:p>
          </table:table-cell>
          <table:table-cell office:value-type="float" office:value="4.32508166666667" calcext:value-type="float">
            <text:p>4.32508166666667</text:p>
          </table:table-cell>
          <table:table-cell office:value-type="float" office:value="151.096485380091" calcext:value-type="float">
            <text:p>151.096485380091</text:p>
          </table:table-cell>
          <table:table-cell office:value-type="float" office:value="4.33069651536326" calcext:value-type="float">
            <text:p>4.33069651536326</text:p>
          </table:table-cell>
          <table:table-cell/>
          <table:table-cell table:formula="of:=[.A54]-[.C54]" office:value-type="float" office:value="-0.0000956095829849346" calcext:value-type="float">
            <text:p>-9.56095829849346E-05</text:p>
          </table:table-cell>
          <table:table-cell table:formula="of:=[.F54]/[.C54]*1000000" office:value-type="float" office:value="-0.632771720297952" calcext:value-type="float">
            <text:p>-0.632771720297952</text:p>
          </table:table-cell>
        </table:table-row>
        <table:table-row table:style-name="ro1">
          <table:table-cell office:value-type="float" office:value="151.096740722656" calcext:value-type="float">
            <text:p>151.096740722656</text:p>
          </table:table-cell>
          <table:table-cell office:value-type="float" office:value="4.32508166666667" calcext:value-type="float">
            <text:p>4.32508166666667</text:p>
          </table:table-cell>
          <table:table-cell office:value-type="float" office:value="151.096485380091" calcext:value-type="float">
            <text:p>151.096485380091</text:p>
          </table:table-cell>
          <table:table-cell office:value-type="float" office:value="4.33069651536326" calcext:value-type="float">
            <text:p>4.33069651536326</text:p>
          </table:table-cell>
          <table:table-cell/>
          <table:table-cell table:formula="of:=[.A55]-[.C55]" office:value-type="float" office:value="0.000255342564997818" calcext:value-type="float">
            <text:p>0.000255342564998</text:p>
          </table:table-cell>
          <table:table-cell table:formula="of:=[.F55]/[.C55]*1000000" office:value-type="float" office:value="1.68993053912201" calcext:value-type="float">
            <text:p>1.68993053912201</text:p>
          </table:table-cell>
        </table:table-row>
        <table:table-row table:style-name="ro1">
          <table:table-cell office:value-type="float" office:value="151.097091674805" calcext:value-type="float">
            <text:p>151.097091674805</text:p>
          </table:table-cell>
          <table:table-cell office:value-type="float" office:value="4.32508166666667" calcext:value-type="float">
            <text:p>4.32508166666667</text:p>
          </table:table-cell>
          <table:table-cell office:value-type="float" office:value="151.096485380091" calcext:value-type="float">
            <text:p>151.096485380091</text:p>
          </table:table-cell>
          <table:table-cell office:value-type="float" office:value="4.33069651536326" calcext:value-type="float">
            <text:p>4.33069651536326</text:p>
          </table:table-cell>
          <table:table-cell/>
          <table:table-cell table:formula="of:=[.A56]-[.C56]" office:value-type="float" office:value="0.000606294714003752" calcext:value-type="float">
            <text:p>0.000606294714004</text:p>
          </table:table-cell>
          <table:table-cell table:formula="of:=[.F56]/[.C56]*1000000" office:value-type="float" office:value="4.01263280531368" calcext:value-type="float">
            <text:p>4.01263280531368</text:p>
          </table:table-cell>
        </table:table-row>
        <table:table-row table:style-name="ro1">
          <table:table-cell office:value-type="float" office:value="151.097442626953" calcext:value-type="float">
            <text:p>151.097442626953</text:p>
          </table:table-cell>
          <table:table-cell office:value-type="float" office:value="4.32508166666667" calcext:value-type="float">
            <text:p>4.32508166666667</text:p>
          </table:table-cell>
          <table:table-cell office:value-type="float" office:value="151.096485380091" calcext:value-type="float">
            <text:p>151.096485380091</text:p>
          </table:table-cell>
          <table:table-cell office:value-type="float" office:value="4.33069651536326" calcext:value-type="float">
            <text:p>4.33069651536326</text:p>
          </table:table-cell>
          <table:table-cell/>
          <table:table-cell table:formula="of:=[.A57]-[.C57]" office:value-type="float" office:value="0.000957246862014927" calcext:value-type="float">
            <text:p>0.000957246862015</text:p>
          </table:table-cell>
          <table:table-cell table:formula="of:=[.F57]/[.C57]*1000000" office:value-type="float" office:value="6.33533506492175" calcext:value-type="float">
            <text:p>6.33533506492175</text:p>
          </table:table-cell>
        </table:table-row>
        <table:table-row table:style-name="ro1">
          <table:table-cell office:value-type="float" office:value="151.095687866211" calcext:value-type="float">
            <text:p>151.095687866211</text:p>
          </table:table-cell>
          <table:table-cell office:value-type="float" office:value="4.34841333333333" calcext:value-type="float">
            <text:p>4.34841333333333</text:p>
          </table:table-cell>
          <table:table-cell office:value-type="float" office:value="151.096485380091" calcext:value-type="float">
            <text:p>151.096485380091</text:p>
          </table:table-cell>
          <table:table-cell office:value-type="float" office:value="4.33069651536326" calcext:value-type="float">
            <text:p>4.33069651536326</text:p>
          </table:table-cell>
          <table:table-cell/>
          <table:table-cell table:formula="of:=[.A58]-[.C58]" office:value-type="float" office:value="-0.000797513880002043" calcext:value-type="float">
            <text:p>-0.000797513880002</text:p>
          </table:table-cell>
          <table:table-cell table:formula="of:=[.F58]/[.C58]*1000000" office:value-type="float" office:value="-5.27817624609769" calcext:value-type="float">
            <text:p>-5.27817624609769</text:p>
          </table:table-cell>
        </table:table-row>
        <table:table-row table:style-name="ro1">
          <table:table-cell office:value-type="float" office:value="151.096038818359" calcext:value-type="float">
            <text:p>151.096038818359</text:p>
          </table:table-cell>
          <table:table-cell office:value-type="float" office:value="4.34841333333333" calcext:value-type="float">
            <text:p>4.34841333333333</text:p>
          </table:table-cell>
          <table:table-cell office:value-type="float" office:value="151.096485380091" calcext:value-type="float">
            <text:p>151.096485380091</text:p>
          </table:table-cell>
          <table:table-cell office:value-type="float" office:value="4.33069651536326" calcext:value-type="float">
            <text:p>4.33069651536326</text:p>
          </table:table-cell>
          <table:table-cell/>
          <table:table-cell table:formula="of:=[.A59]-[.C59]" office:value-type="float" office:value="-0.000446561731990869" calcext:value-type="float">
            <text:p>-0.000446561731991</text:p>
          </table:table-cell>
          <table:table-cell table:formula="of:=[.F59]/[.C59]*1000000" office:value-type="float" office:value="-2.95547398648962" calcext:value-type="float">
            <text:p>-2.95547398648962</text:p>
          </table:table-cell>
        </table:table-row>
        <table:table-row table:style-name="ro1">
          <table:table-cell office:value-type="float" office:value="151.096389770508" calcext:value-type="float">
            <text:p>151.096389770508</text:p>
          </table:table-cell>
          <table:table-cell office:value-type="float" office:value="4.34841333333333" calcext:value-type="float">
            <text:p>4.34841333333333</text:p>
          </table:table-cell>
          <table:table-cell office:value-type="float" office:value="151.096485380091" calcext:value-type="float">
            <text:p>151.096485380091</text:p>
          </table:table-cell>
          <table:table-cell office:value-type="float" office:value="4.33069651536326" calcext:value-type="float">
            <text:p>4.33069651536326</text:p>
          </table:table-cell>
          <table:table-cell/>
          <table:table-cell table:formula="of:=[.A60]-[.C60]" office:value-type="float" office:value="-0.0000956095829849346" calcext:value-type="float">
            <text:p>-9.56095829849346E-05</text:p>
          </table:table-cell>
          <table:table-cell table:formula="of:=[.F60]/[.C60]*1000000" office:value-type="float" office:value="-0.632771720297952" calcext:value-type="float">
            <text:p>-0.632771720297952</text:p>
          </table:table-cell>
        </table:table-row>
        <table:table-row table:style-name="ro1">
          <table:table-cell office:value-type="float" office:value="151.096740722656" calcext:value-type="float">
            <text:p>151.096740722656</text:p>
          </table:table-cell>
          <table:table-cell office:value-type="float" office:value="4.34841333333333" calcext:value-type="float">
            <text:p>4.34841333333333</text:p>
          </table:table-cell>
          <table:table-cell office:value-type="float" office:value="151.096485380091" calcext:value-type="float">
            <text:p>151.096485380091</text:p>
          </table:table-cell>
          <table:table-cell office:value-type="float" office:value="4.33069651536326" calcext:value-type="float">
            <text:p>4.33069651536326</text:p>
          </table:table-cell>
          <table:table-cell/>
          <table:table-cell table:formula="of:=[.A61]-[.C61]" office:value-type="float" office:value="0.000255342564997818" calcext:value-type="float">
            <text:p>0.000255342564998</text:p>
          </table:table-cell>
          <table:table-cell table:formula="of:=[.F61]/[.C61]*1000000" office:value-type="float" office:value="1.68993053912201" calcext:value-type="float">
            <text:p>1.68993053912201</text:p>
          </table:table-cell>
        </table:table-row>
        <table:table-row table:style-name="ro1">
          <table:table-cell office:value-type="float" office:value="151.097091674805" calcext:value-type="float">
            <text:p>151.097091674805</text:p>
          </table:table-cell>
          <table:table-cell office:value-type="float" office:value="4.34841333333333" calcext:value-type="float">
            <text:p>4.34841333333333</text:p>
          </table:table-cell>
          <table:table-cell office:value-type="float" office:value="151.096485380091" calcext:value-type="float">
            <text:p>151.096485380091</text:p>
          </table:table-cell>
          <table:table-cell office:value-type="float" office:value="4.33069651536326" calcext:value-type="float">
            <text:p>4.33069651536326</text:p>
          </table:table-cell>
          <table:table-cell/>
          <table:table-cell table:formula="of:=[.A62]-[.C62]" office:value-type="float" office:value="0.000606294714003752" calcext:value-type="float">
            <text:p>0.000606294714004</text:p>
          </table:table-cell>
          <table:table-cell table:formula="of:=[.F62]/[.C62]*1000000" office:value-type="float" office:value="4.01263280531368" calcext:value-type="float">
            <text:p>4.01263280531368</text:p>
          </table:table-cell>
        </table:table-row>
        <table:table-row table:style-name="ro1">
          <table:table-cell office:value-type="float" office:value="151.097442626953" calcext:value-type="float">
            <text:p>151.097442626953</text:p>
          </table:table-cell>
          <table:table-cell office:value-type="float" office:value="4.34841333333333" calcext:value-type="float">
            <text:p>4.34841333333333</text:p>
          </table:table-cell>
          <table:table-cell office:value-type="float" office:value="151.096485380091" calcext:value-type="float">
            <text:p>151.096485380091</text:p>
          </table:table-cell>
          <table:table-cell office:value-type="float" office:value="4.33069651536326" calcext:value-type="float">
            <text:p>4.33069651536326</text:p>
          </table:table-cell>
          <table:table-cell/>
          <table:table-cell table:formula="of:=[.A63]-[.C63]" office:value-type="float" office:value="0.000957246862014927" calcext:value-type="float">
            <text:p>0.000957246862015</text:p>
          </table:table-cell>
          <table:table-cell table:formula="of:=[.F63]/[.C63]*1000000" office:value-type="float" office:value="6.33533506492175" calcext:value-type="float">
            <text:p>6.33533506492175</text:p>
          </table:table-cell>
        </table:table-row>
        <table:table-row table:style-name="ro1">
          <table:table-cell office:value-type="float" office:value="174.111755371094" calcext:value-type="float">
            <text:p>174.111755371094</text:p>
          </table:table-cell>
          <table:table-cell office:value-type="float" office:value="4.37191333333333" calcext:value-type="float">
            <text:p>4.37191333333333</text:p>
          </table:table-cell>
          <table:table-cell office:value-type="float" office:value="174.112469792091" calcext:value-type="float">
            <text:p>174.112469792091</text:p>
          </table:table-cell>
          <table:table-cell office:value-type="float" office:value="4.4006278633033" calcext:value-type="float">
            <text:p>4.4006278633033</text:p>
          </table:table-cell>
          <table:table-cell/>
          <table:table-cell table:formula="of:=[.A64]-[.C64]" office:value-type="float" office:value="-0.000714420996985155" calcext:value-type="float">
            <text:p>-0.000714420996985</text:p>
          </table:table-cell>
          <table:table-cell table:formula="of:=[.F64]/[.C64]*1000000" office:value-type="float" office:value="-4.10321557001776" calcext:value-type="float">
            <text:p>-4.10321557001776</text:p>
          </table:table-cell>
        </table:table-row>
        <table:table-row table:style-name="ro1">
          <table:table-cell office:value-type="float" office:value="174.112197875977" calcext:value-type="float">
            <text:p>174.112197875977</text:p>
          </table:table-cell>
          <table:table-cell office:value-type="float" office:value="4.37191333333333" calcext:value-type="float">
            <text:p>4.37191333333333</text:p>
          </table:table-cell>
          <table:table-cell office:value-type="float" office:value="174.112469792091" calcext:value-type="float">
            <text:p>174.112469792091</text:p>
          </table:table-cell>
          <table:table-cell office:value-type="float" office:value="4.4006278633033" calcext:value-type="float">
            <text:p>4.4006278633033</text:p>
          </table:table-cell>
          <table:table-cell/>
          <table:table-cell table:formula="of:=[.A65]-[.C65]" office:value-type="float" office:value="-0.000271916114002124" calcext:value-type="float">
            <text:p>-0.000271916114002</text:p>
          </table:table-cell>
          <table:table-cell table:formula="of:=[.F65]/[.C65]*1000000" office:value-type="float" office:value="-1.56172682132889" calcext:value-type="float">
            <text:p>-1.56172682132889</text:p>
          </table:table-cell>
        </table:table-row>
        <table:table-row table:style-name="ro1">
          <table:table-cell office:value-type="float" office:value="174.11262512207" calcext:value-type="float">
            <text:p>174.11262512207</text:p>
          </table:table-cell>
          <table:table-cell office:value-type="float" office:value="4.37191333333333" calcext:value-type="float">
            <text:p>4.37191333333333</text:p>
          </table:table-cell>
          <table:table-cell office:value-type="float" office:value="174.112469792091" calcext:value-type="float">
            <text:p>174.112469792091</text:p>
          </table:table-cell>
          <table:table-cell office:value-type="float" office:value="4.4006278633033" calcext:value-type="float">
            <text:p>4.4006278633033</text:p>
          </table:table-cell>
          <table:table-cell/>
          <table:table-cell table:formula="of:=[.A66]-[.C66]" office:value-type="float" office:value="0.000155329979008911" calcext:value-type="float">
            <text:p>0.000155329979009</text:p>
          </table:table-cell>
          <table:table-cell table:formula="of:=[.F66]/[.C66]*1000000" office:value-type="float" office:value="0.892124379111915" calcext:value-type="float">
            <text:p>0.892124379111915</text:p>
          </table:table-cell>
        </table:table-row>
        <table:table-row table:style-name="ro1">
          <table:table-cell office:value-type="float" office:value="174.113067626953" calcext:value-type="float">
            <text:p>174.113067626953</text:p>
          </table:table-cell>
          <table:table-cell office:value-type="float" office:value="4.37191333333333" calcext:value-type="float">
            <text:p>4.37191333333333</text:p>
          </table:table-cell>
          <table:table-cell office:value-type="float" office:value="174.112469792091" calcext:value-type="float">
            <text:p>174.112469792091</text:p>
          </table:table-cell>
          <table:table-cell office:value-type="float" office:value="4.4006278633033" calcext:value-type="float">
            <text:p>4.4006278633033</text:p>
          </table:table-cell>
          <table:table-cell/>
          <table:table-cell table:formula="of:=[.A67]-[.C67]" office:value-type="float" office:value="0.000597834862020363" calcext:value-type="float">
            <text:p>0.00059783486202</text:p>
          </table:table-cell>
          <table:table-cell table:formula="of:=[.F67]/[.C67]*1000000" office:value-type="float" office:value="3.43361312796402" calcext:value-type="float">
            <text:p>3.43361312796402</text:p>
          </table:table-cell>
        </table:table-row>
        <table:table-row table:style-name="ro1">
          <table:table-cell office:value-type="float" office:value="174.111755371094" calcext:value-type="float">
            <text:p>174.111755371094</text:p>
          </table:table-cell>
          <table:table-cell office:value-type="float" office:value="4.39441333333333" calcext:value-type="float">
            <text:p>4.39441333333333</text:p>
          </table:table-cell>
          <table:table-cell office:value-type="float" office:value="174.112469792091" calcext:value-type="float">
            <text:p>174.112469792091</text:p>
          </table:table-cell>
          <table:table-cell office:value-type="float" office:value="4.4006278633033" calcext:value-type="float">
            <text:p>4.4006278633033</text:p>
          </table:table-cell>
          <table:table-cell/>
          <table:table-cell table:formula="of:=[.A68]-[.C68]" office:value-type="float" office:value="-0.000714420996985155" calcext:value-type="float">
            <text:p>-0.000714420996985</text:p>
          </table:table-cell>
          <table:table-cell table:formula="of:=[.F68]/[.C68]*1000000" office:value-type="float" office:value="-4.10321557001776" calcext:value-type="float">
            <text:p>-4.10321557001776</text:p>
          </table:table-cell>
        </table:table-row>
        <table:table-row table:style-name="ro1">
          <table:table-cell office:value-type="float" office:value="174.112197875977" calcext:value-type="float">
            <text:p>174.112197875977</text:p>
          </table:table-cell>
          <table:table-cell office:value-type="float" office:value="4.39441333333333" calcext:value-type="float">
            <text:p>4.39441333333333</text:p>
          </table:table-cell>
          <table:table-cell office:value-type="float" office:value="174.112469792091" calcext:value-type="float">
            <text:p>174.112469792091</text:p>
          </table:table-cell>
          <table:table-cell office:value-type="float" office:value="4.4006278633033" calcext:value-type="float">
            <text:p>4.4006278633033</text:p>
          </table:table-cell>
          <table:table-cell/>
          <table:table-cell table:formula="of:=[.A69]-[.C69]" office:value-type="float" office:value="-0.000271916114002124" calcext:value-type="float">
            <text:p>-0.000271916114002</text:p>
          </table:table-cell>
          <table:table-cell table:formula="of:=[.F69]/[.C69]*1000000" office:value-type="float" office:value="-1.56172682132889" calcext:value-type="float">
            <text:p>-1.56172682132889</text:p>
          </table:table-cell>
        </table:table-row>
        <table:table-row table:style-name="ro1">
          <table:table-cell office:value-type="float" office:value="174.11262512207" calcext:value-type="float">
            <text:p>174.11262512207</text:p>
          </table:table-cell>
          <table:table-cell office:value-type="float" office:value="4.39441333333333" calcext:value-type="float">
            <text:p>4.39441333333333</text:p>
          </table:table-cell>
          <table:table-cell office:value-type="float" office:value="174.112469792091" calcext:value-type="float">
            <text:p>174.112469792091</text:p>
          </table:table-cell>
          <table:table-cell office:value-type="float" office:value="4.4006278633033" calcext:value-type="float">
            <text:p>4.4006278633033</text:p>
          </table:table-cell>
          <table:table-cell/>
          <table:table-cell table:formula="of:=[.A70]-[.C70]" office:value-type="float" office:value="0.000155329979008911" calcext:value-type="float">
            <text:p>0.000155329979009</text:p>
          </table:table-cell>
          <table:table-cell table:formula="of:=[.F70]/[.C70]*1000000" office:value-type="float" office:value="0.892124379111915" calcext:value-type="float">
            <text:p>0.892124379111915</text:p>
          </table:table-cell>
        </table:table-row>
        <table:table-row table:style-name="ro1">
          <table:table-cell office:value-type="float" office:value="174.113067626953" calcext:value-type="float">
            <text:p>174.113067626953</text:p>
          </table:table-cell>
          <table:table-cell office:value-type="float" office:value="4.39441333333333" calcext:value-type="float">
            <text:p>4.39441333333333</text:p>
          </table:table-cell>
          <table:table-cell office:value-type="float" office:value="174.112469792091" calcext:value-type="float">
            <text:p>174.112469792091</text:p>
          </table:table-cell>
          <table:table-cell office:value-type="float" office:value="4.4006278633033" calcext:value-type="float">
            <text:p>4.4006278633033</text:p>
          </table:table-cell>
          <table:table-cell/>
          <table:table-cell table:formula="of:=[.A71]-[.C71]" office:value-type="float" office:value="0.000597834862020363" calcext:value-type="float">
            <text:p>0.00059783486202</text:p>
          </table:table-cell>
          <table:table-cell table:formula="of:=[.F71]/[.C71]*1000000" office:value-type="float" office:value="3.43361312796402" calcext:value-type="float">
            <text:p>3.43361312796402</text:p>
          </table:table-cell>
        </table:table-row>
        <table:table-row table:style-name="ro1">
          <table:table-cell office:value-type="float" office:value="174.111755371094" calcext:value-type="float">
            <text:p>174.111755371094</text:p>
          </table:table-cell>
          <table:table-cell office:value-type="float" office:value="4.41741166666667" calcext:value-type="float">
            <text:p>4.41741166666667</text:p>
          </table:table-cell>
          <table:table-cell office:value-type="float" office:value="174.112469792091" calcext:value-type="float">
            <text:p>174.112469792091</text:p>
          </table:table-cell>
          <table:table-cell office:value-type="float" office:value="4.4006278633033" calcext:value-type="float">
            <text:p>4.4006278633033</text:p>
          </table:table-cell>
          <table:table-cell/>
          <table:table-cell table:formula="of:=[.A72]-[.C72]" office:value-type="float" office:value="-0.000714420996985155" calcext:value-type="float">
            <text:p>-0.000714420996985</text:p>
          </table:table-cell>
          <table:table-cell table:formula="of:=[.F72]/[.C72]*1000000" office:value-type="float" office:value="-4.10321557001776" calcext:value-type="float">
            <text:p>-4.10321557001776</text:p>
          </table:table-cell>
        </table:table-row>
        <table:table-row table:style-name="ro1">
          <table:table-cell office:value-type="float" office:value="174.112197875977" calcext:value-type="float">
            <text:p>174.112197875977</text:p>
          </table:table-cell>
          <table:table-cell office:value-type="float" office:value="4.41741166666667" calcext:value-type="float">
            <text:p>4.41741166666667</text:p>
          </table:table-cell>
          <table:table-cell office:value-type="float" office:value="174.112469792091" calcext:value-type="float">
            <text:p>174.112469792091</text:p>
          </table:table-cell>
          <table:table-cell office:value-type="float" office:value="4.4006278633033" calcext:value-type="float">
            <text:p>4.4006278633033</text:p>
          </table:table-cell>
          <table:table-cell/>
          <table:table-cell table:formula="of:=[.A73]-[.C73]" office:value-type="float" office:value="-0.000271916114002124" calcext:value-type="float">
            <text:p>-0.000271916114002</text:p>
          </table:table-cell>
          <table:table-cell table:formula="of:=[.F73]/[.C73]*1000000" office:value-type="float" office:value="-1.56172682132889" calcext:value-type="float">
            <text:p>-1.56172682132889</text:p>
          </table:table-cell>
        </table:table-row>
        <table:table-row table:style-name="ro1">
          <table:table-cell office:value-type="float" office:value="174.11262512207" calcext:value-type="float">
            <text:p>174.11262512207</text:p>
          </table:table-cell>
          <table:table-cell office:value-type="float" office:value="4.41741166666667" calcext:value-type="float">
            <text:p>4.41741166666667</text:p>
          </table:table-cell>
          <table:table-cell office:value-type="float" office:value="174.112469792091" calcext:value-type="float">
            <text:p>174.112469792091</text:p>
          </table:table-cell>
          <table:table-cell office:value-type="float" office:value="4.4006278633033" calcext:value-type="float">
            <text:p>4.4006278633033</text:p>
          </table:table-cell>
          <table:table-cell/>
          <table:table-cell table:formula="of:=[.A74]-[.C74]" office:value-type="float" office:value="0.000155329979008911" calcext:value-type="float">
            <text:p>0.000155329979009</text:p>
          </table:table-cell>
          <table:table-cell table:formula="of:=[.F74]/[.C74]*1000000" office:value-type="float" office:value="0.892124379111915" calcext:value-type="float">
            <text:p>0.892124379111915</text:p>
          </table:table-cell>
        </table:table-row>
        <table:table-row table:style-name="ro1">
          <table:table-cell office:value-type="float" office:value="174.113067626953" calcext:value-type="float">
            <text:p>174.113067626953</text:p>
          </table:table-cell>
          <table:table-cell office:value-type="float" office:value="4.41741166666667" calcext:value-type="float">
            <text:p>4.41741166666667</text:p>
          </table:table-cell>
          <table:table-cell office:value-type="float" office:value="174.112469792091" calcext:value-type="float">
            <text:p>174.112469792091</text:p>
          </table:table-cell>
          <table:table-cell office:value-type="float" office:value="4.4006278633033" calcext:value-type="float">
            <text:p>4.4006278633033</text:p>
          </table:table-cell>
          <table:table-cell/>
          <table:table-cell table:formula="of:=[.A75]-[.C75]" office:value-type="float" office:value="0.000597834862020363" calcext:value-type="float">
            <text:p>0.00059783486202</text:p>
          </table:table-cell>
          <table:table-cell table:formula="of:=[.F75]/[.C75]*1000000" office:value-type="float" office:value="3.43361312796402" calcext:value-type="float">
            <text:p>3.43361312796402</text:p>
          </table:table-cell>
        </table:table-row>
        <table:table-row table:style-name="ro1">
          <table:table-cell office:value-type="float" office:value="298.095947265625" calcext:value-type="float">
            <text:p>298.095947265625</text:p>
          </table:table-cell>
          <table:table-cell office:value-type="float" office:value="4.58524666666667" calcext:value-type="float">
            <text:p>4.58524666666667</text:p>
          </table:table-cell>
          <table:table-cell office:value-type="float" office:value="298.096836792091" calcext:value-type="float">
            <text:p>298.096836792091</text:p>
          </table:table-cell>
          <table:table-cell office:value-type="float" office:value="4.60117173456628" calcext:value-type="float">
            <text:p>4.60117173456628</text:p>
          </table:table-cell>
          <table:table-cell/>
          <table:table-cell table:formula="of:=[.A76]-[.C76]" office:value-type="float" office:value="-0.000889526465982726" calcext:value-type="float">
            <text:p>-0.000889526465983</text:p>
          </table:table-cell>
          <table:table-cell table:formula="of:=[.F76]/[.C76]*1000000" office:value-type="float" office:value="-2.98401846713701" calcext:value-type="float">
            <text:p>-2.98401846713701</text:p>
          </table:table-cell>
        </table:table-row>
        <table:table-row table:style-name="ro1">
          <table:table-cell office:value-type="float" office:value="298.096923828125" calcext:value-type="float">
            <text:p>298.096923828125</text:p>
          </table:table-cell>
          <table:table-cell office:value-type="float" office:value="4.58524666666667" calcext:value-type="float">
            <text:p>4.58524666666667</text:p>
          </table:table-cell>
          <table:table-cell office:value-type="float" office:value="298.096836792091" calcext:value-type="float">
            <text:p>298.096836792091</text:p>
          </table:table-cell>
          <table:table-cell office:value-type="float" office:value="4.60117173456628" calcext:value-type="float">
            <text:p>4.60117173456628</text:p>
          </table:table-cell>
          <table:table-cell/>
          <table:table-cell table:formula="of:=[.A77]-[.C77]" office:value-type="float" office:value="0.0000870360340172738" calcext:value-type="float">
            <text:p>8.70360340172738E-05</text:p>
          </table:table-cell>
          <table:table-cell table:formula="of:=[.F77]/[.C77]*1000000" office:value-type="float" office:value="0.291972350172831" calcext:value-type="float">
            <text:p>0.291972350172831</text:p>
          </table:table-cell>
        </table:table-row>
        <table:table-row table:style-name="ro1">
          <table:table-cell office:value-type="float" office:value="298.097900390625" calcext:value-type="float">
            <text:p>298.097900390625</text:p>
          </table:table-cell>
          <table:table-cell office:value-type="float" office:value="4.58524666666667" calcext:value-type="float">
            <text:p>4.58524666666667</text:p>
          </table:table-cell>
          <table:table-cell office:value-type="float" office:value="298.096836792091" calcext:value-type="float">
            <text:p>298.096836792091</text:p>
          </table:table-cell>
          <table:table-cell office:value-type="float" office:value="4.60117173456628" calcext:value-type="float">
            <text:p>4.60117173456628</text:p>
          </table:table-cell>
          <table:table-cell/>
          <table:table-cell table:formula="of:=[.A78]-[.C78]" office:value-type="float" office:value="0.00106359853401727" calcext:value-type="float">
            <text:p>0.001063598534017</text:p>
          </table:table-cell>
          <table:table-cell table:formula="of:=[.F78]/[.C78]*1000000" office:value-type="float" office:value="3.56796316748267" calcext:value-type="float">
            <text:p>3.56796316748267</text:p>
          </table:table-cell>
        </table:table-row>
        <table:table-row table:style-name="ro1">
          <table:table-cell office:value-type="float" office:value="298.095947265625" calcext:value-type="float">
            <text:p>298.095947265625</text:p>
          </table:table-cell>
          <table:table-cell office:value-type="float" office:value="4.61024666666667" calcext:value-type="float">
            <text:p>4.61024666666667</text:p>
          </table:table-cell>
          <table:table-cell office:value-type="float" office:value="298.096836792091" calcext:value-type="float">
            <text:p>298.096836792091</text:p>
          </table:table-cell>
          <table:table-cell office:value-type="float" office:value="4.60117173456628" calcext:value-type="float">
            <text:p>4.60117173456628</text:p>
          </table:table-cell>
          <table:table-cell/>
          <table:table-cell table:formula="of:=[.A79]-[.C79]" office:value-type="float" office:value="-0.000889526465982726" calcext:value-type="float">
            <text:p>-0.000889526465983</text:p>
          </table:table-cell>
          <table:table-cell table:formula="of:=[.F79]/[.C79]*1000000" office:value-type="float" office:value="-2.98401846713701" calcext:value-type="float">
            <text:p>-2.98401846713701</text:p>
          </table:table-cell>
        </table:table-row>
        <table:table-row table:style-name="ro1">
          <table:table-cell office:value-type="float" office:value="298.096923828125" calcext:value-type="float">
            <text:p>298.096923828125</text:p>
          </table:table-cell>
          <table:table-cell office:value-type="float" office:value="4.61024666666667" calcext:value-type="float">
            <text:p>4.61024666666667</text:p>
          </table:table-cell>
          <table:table-cell office:value-type="float" office:value="298.096836792091" calcext:value-type="float">
            <text:p>298.096836792091</text:p>
          </table:table-cell>
          <table:table-cell office:value-type="float" office:value="4.60117173456628" calcext:value-type="float">
            <text:p>4.60117173456628</text:p>
          </table:table-cell>
          <table:table-cell/>
          <table:table-cell table:formula="of:=[.A80]-[.C80]" office:value-type="float" office:value="0.0000870360340172738" calcext:value-type="float">
            <text:p>8.70360340172738E-05</text:p>
          </table:table-cell>
          <table:table-cell table:formula="of:=[.F80]/[.C80]*1000000" office:value-type="float" office:value="0.291972350172831" calcext:value-type="float">
            <text:p>0.291972350172831</text:p>
          </table:table-cell>
        </table:table-row>
        <table:table-row table:style-name="ro1">
          <table:table-cell office:value-type="float" office:value="298.097900390625" calcext:value-type="float">
            <text:p>298.097900390625</text:p>
          </table:table-cell>
          <table:table-cell office:value-type="float" office:value="4.61024666666667" calcext:value-type="float">
            <text:p>4.61024666666667</text:p>
          </table:table-cell>
          <table:table-cell office:value-type="float" office:value="298.096836792091" calcext:value-type="float">
            <text:p>298.096836792091</text:p>
          </table:table-cell>
          <table:table-cell office:value-type="float" office:value="4.60117173456628" calcext:value-type="float">
            <text:p>4.60117173456628</text:p>
          </table:table-cell>
          <table:table-cell/>
          <table:table-cell table:formula="of:=[.A81]-[.C81]" office:value-type="float" office:value="0.00106359853401727" calcext:value-type="float">
            <text:p>0.001063598534017</text:p>
          </table:table-cell>
          <table:table-cell table:formula="of:=[.F81]/[.C81]*1000000" office:value-type="float" office:value="3.56796316748267" calcext:value-type="float">
            <text:p>3.56796316748267</text:p>
          </table:table-cell>
        </table:table-row>
        <table:table-row table:style-name="ro1">
          <table:table-cell office:value-type="float" office:value="758.261840820313" calcext:value-type="float">
            <text:p>758.261840820313</text:p>
          </table:table-cell>
          <table:table-cell office:value-type="float" office:value="4.61024666666667" calcext:value-type="float">
            <text:p>4.61024666666667</text:p>
          </table:table-cell>
          <table:table-cell office:value-type="float" office:value="758.26405583209" calcext:value-type="float">
            <text:p>758.26405583209</text:p>
          </table:table-cell>
          <table:table-cell office:value-type="float" office:value="4.62327367992955" calcext:value-type="float">
            <text:p>4.62327367992955</text:p>
          </table:table-cell>
          <table:table-cell/>
          <table:table-cell table:formula="of:=[.A82]-[.C82]" office:value-type="float" office:value="-0.00221501177702521" calcext:value-type="float">
            <text:p>-0.002215011777025</text:p>
          </table:table-cell>
          <table:table-cell table:formula="of:=[.F82]/[.C82]*1000000" office:value-type="float" office:value="-2.92116151357661" calcext:value-type="float">
            <text:p>-2.92116151357661</text:p>
          </table:table-cell>
        </table:table-row>
        <table:table-row table:style-name="ro1">
          <table:table-cell office:value-type="float" office:value="758.265808105469" calcext:value-type="float">
            <text:p>758.265808105469</text:p>
          </table:table-cell>
          <table:table-cell office:value-type="float" office:value="4.61024666666667" calcext:value-type="float">
            <text:p>4.61024666666667</text:p>
          </table:table-cell>
          <table:table-cell office:value-type="float" office:value="758.26405583209" calcext:value-type="float">
            <text:p>758.26405583209</text:p>
          </table:table-cell>
          <table:table-cell office:value-type="float" office:value="4.62327367992955" calcext:value-type="float">
            <text:p>4.62327367992955</text:p>
          </table:table-cell>
          <table:table-cell/>
          <table:table-cell table:formula="of:=[.A83]-[.C83]" office:value-type="float" office:value="0.00175227337899742" calcext:value-type="float">
            <text:p>0.001752273378997</text:p>
          </table:table-cell>
          <table:table-cell table:formula="of:=[.F83]/[.C83]*1000000" office:value-type="float" office:value="2.31090128236995" calcext:value-type="float">
            <text:p>2.31090128236995</text:p>
          </table:table-cell>
        </table:table-row>
        <table:table-row table:style-name="ro1">
          <table:table-cell office:value-type="float" office:value="741.236999511719" calcext:value-type="float">
            <text:p>741.236999511719</text:p>
          </table:table-cell>
          <table:table-cell office:value-type="float" office:value="4.63608166666667" calcext:value-type="float">
            <text:p>4.63608166666667</text:p>
          </table:table-cell>
          <table:table-cell office:value-type="float" office:value="741.23750673609" calcext:value-type="float">
            <text:p>741.23750673609</text:p>
          </table:table-cell>
          <table:table-cell office:value-type="float" office:value="4.65227877116043" calcext:value-type="float">
            <text:p>4.65227877116043</text:p>
          </table:table-cell>
          <table:table-cell/>
          <table:table-cell table:formula="of:=[.A84]-[.C84]" office:value-type="float" office:value="-0.000507224371062875" calcext:value-type="float">
            <text:p>-0.000507224371063</text:p>
          </table:table-cell>
          <table:table-cell table:formula="of:=[.F84]/[.C84]*1000000" office:value-type="float" office:value="-0.684293990055022" calcext:value-type="float">
            <text:p>-0.684293990055022</text:p>
          </table:table-cell>
        </table:table-row>
        <table:table-row table:style-name="ro1">
          <table:table-cell office:value-type="float" office:value="741.240783691406" calcext:value-type="float">
            <text:p>741.240783691406</text:p>
          </table:table-cell>
          <table:table-cell office:value-type="float" office:value="4.63608166666667" calcext:value-type="float">
            <text:p>4.63608166666667</text:p>
          </table:table-cell>
          <table:table-cell office:value-type="float" office:value="741.23750673609" calcext:value-type="float">
            <text:p>741.23750673609</text:p>
          </table:table-cell>
          <table:table-cell office:value-type="float" office:value="4.65227877116043" calcext:value-type="float">
            <text:p>4.65227877116043</text:p>
          </table:table-cell>
          <table:table-cell/>
          <table:table-cell table:formula="of:=[.A85]-[.C85]" office:value-type="float" office:value="0.00327695531598238" calcext:value-type="float">
            <text:p>0.003276955315982</text:p>
          </table:table-cell>
          <table:table-cell table:formula="of:=[.F85]/[.C85]*1000000" office:value-type="float" office:value="4.42092485364358" calcext:value-type="float">
            <text:p>4.42092485364358</text:p>
          </table:table-cell>
        </table:table-row>
        <table:table-row table:style-name="ro1">
          <table:table-cell office:value-type="float" office:value="758.261840820313" calcext:value-type="float">
            <text:p>758.261840820313</text:p>
          </table:table-cell>
          <table:table-cell office:value-type="float" office:value="4.63608166666667" calcext:value-type="float">
            <text:p>4.63608166666667</text:p>
          </table:table-cell>
          <table:table-cell office:value-type="float" office:value="758.26405583209" calcext:value-type="float">
            <text:p>758.26405583209</text:p>
          </table:table-cell>
          <table:table-cell office:value-type="float" office:value="4.62327367992955" calcext:value-type="float">
            <text:p>4.62327367992955</text:p>
          </table:table-cell>
          <table:table-cell/>
          <table:table-cell table:formula="of:=[.A86]-[.C86]" office:value-type="float" office:value="-0.00221501177702521" calcext:value-type="float">
            <text:p>-0.002215011777025</text:p>
          </table:table-cell>
          <table:table-cell table:formula="of:=[.F86]/[.C86]*1000000" office:value-type="float" office:value="-2.92116151357661" calcext:value-type="float">
            <text:p>-2.92116151357661</text:p>
          </table:table-cell>
        </table:table-row>
        <table:table-row table:style-name="ro1">
          <table:table-cell office:value-type="float" office:value="758.265808105469" calcext:value-type="float">
            <text:p>758.265808105469</text:p>
          </table:table-cell>
          <table:table-cell office:value-type="float" office:value="4.63608166666667" calcext:value-type="float">
            <text:p>4.63608166666667</text:p>
          </table:table-cell>
          <table:table-cell office:value-type="float" office:value="758.26405583209" calcext:value-type="float">
            <text:p>758.26405583209</text:p>
          </table:table-cell>
          <table:table-cell office:value-type="float" office:value="4.62327367992955" calcext:value-type="float">
            <text:p>4.62327367992955</text:p>
          </table:table-cell>
          <table:table-cell/>
          <table:table-cell table:formula="of:=[.A87]-[.C87]" office:value-type="float" office:value="0.00175227337899742" calcext:value-type="float">
            <text:p>0.001752273378997</text:p>
          </table:table-cell>
          <table:table-cell table:formula="of:=[.F87]/[.C87]*1000000" office:value-type="float" office:value="2.31090128236995" calcext:value-type="float">
            <text:p>2.31090128236995</text:p>
          </table:table-cell>
        </table:table-row>
        <table:table-row table:style-name="ro1">
          <table:table-cell office:value-type="float" office:value="741.236999511719" calcext:value-type="float">
            <text:p>741.236999511719</text:p>
          </table:table-cell>
          <table:table-cell office:value-type="float" office:value="4.66241333333333" calcext:value-type="float">
            <text:p>4.66241333333333</text:p>
          </table:table-cell>
          <table:table-cell office:value-type="float" office:value="741.23750673609" calcext:value-type="float">
            <text:p>741.23750673609</text:p>
          </table:table-cell>
          <table:table-cell office:value-type="float" office:value="4.65227877116043" calcext:value-type="float">
            <text:p>4.65227877116043</text:p>
          </table:table-cell>
          <table:table-cell/>
          <table:table-cell table:formula="of:=[.A88]-[.C88]" office:value-type="float" office:value="-0.000507224371062875" calcext:value-type="float">
            <text:p>-0.000507224371063</text:p>
          </table:table-cell>
          <table:table-cell table:formula="of:=[.F88]/[.C88]*1000000" office:value-type="float" office:value="-0.684293990055022" calcext:value-type="float">
            <text:p>-0.684293990055022</text:p>
          </table:table-cell>
        </table:table-row>
        <table:table-row table:style-name="ro1">
          <table:table-cell office:value-type="float" office:value="741.240783691406" calcext:value-type="float">
            <text:p>741.240783691406</text:p>
          </table:table-cell>
          <table:table-cell office:value-type="float" office:value="4.66241333333333" calcext:value-type="float">
            <text:p>4.66241333333333</text:p>
          </table:table-cell>
          <table:table-cell office:value-type="float" office:value="741.23750673609" calcext:value-type="float">
            <text:p>741.23750673609</text:p>
          </table:table-cell>
          <table:table-cell office:value-type="float" office:value="4.65227877116043" calcext:value-type="float">
            <text:p>4.65227877116043</text:p>
          </table:table-cell>
          <table:table-cell/>
          <table:table-cell table:formula="of:=[.A89]-[.C89]" office:value-type="float" office:value="0.00327695531598238" calcext:value-type="float">
            <text:p>0.003276955315982</text:p>
          </table:table-cell>
          <table:table-cell table:formula="of:=[.F89]/[.C89]*1000000" office:value-type="float" office:value="4.42092485364358" calcext:value-type="float">
            <text:p>4.42092485364358</text:p>
          </table:table-cell>
        </table:table-row>
        <table:table-row table:style-name="ro1">
          <table:table-cell office:value-type="float" office:value="168.122344970703" calcext:value-type="float">
            <text:p>168.122344970703</text:p>
          </table:table-cell>
          <table:table-cell office:value-type="float" office:value="4.68741333333333" calcext:value-type="float">
            <text:p>4.68741333333333</text:p>
          </table:table-cell>
          <table:table-cell office:value-type="float" office:value="168.123034476091" calcext:value-type="float">
            <text:p>168.123034476091</text:p>
          </table:table-cell>
          <table:table-cell office:value-type="float" office:value="4.7160933995697" calcext:value-type="float">
            <text:p>4.7160933995697</text:p>
          </table:table-cell>
          <table:table-cell/>
          <table:table-cell table:formula="of:=[.A90]-[.C90]" office:value-type="float" office:value="-0.000689505387981626" calcext:value-type="float">
            <text:p>-0.000689505387982</text:p>
          </table:table-cell>
          <table:table-cell table:formula="of:=[.F90]/[.C90]*1000000" office:value-type="float" office:value="-4.10119523556233" calcext:value-type="float">
            <text:p>-4.10119523556233</text:p>
          </table:table-cell>
        </table:table-row>
        <table:table-row table:style-name="ro1">
          <table:table-cell office:value-type="float" office:value="168.122756958008" calcext:value-type="float">
            <text:p>168.122756958008</text:p>
          </table:table-cell>
          <table:table-cell office:value-type="float" office:value="4.68741333333333" calcext:value-type="float">
            <text:p>4.68741333333333</text:p>
          </table:table-cell>
          <table:table-cell office:value-type="float" office:value="168.123034476091" calcext:value-type="float">
            <text:p>168.123034476091</text:p>
          </table:table-cell>
          <table:table-cell office:value-type="float" office:value="4.7160933995697" calcext:value-type="float">
            <text:p>4.7160933995697</text:p>
          </table:table-cell>
          <table:table-cell/>
          <table:table-cell table:formula="of:=[.A91]-[.C91]" office:value-type="float" office:value="-0.000277518082981487" calcext:value-type="float">
            <text:p>-0.000277518082981</text:p>
          </table:table-cell>
          <table:table-cell table:formula="of:=[.F91]/[.C91]*1000000" office:value-type="float" office:value="-1.65068447548723" calcext:value-type="float">
            <text:p>-1.65068447548723</text:p>
          </table:table-cell>
        </table:table-row>
        <table:table-row table:style-name="ro1">
          <table:table-cell office:value-type="float" office:value="168.123168945313" calcext:value-type="float">
            <text:p>168.123168945313</text:p>
          </table:table-cell>
          <table:table-cell office:value-type="float" office:value="4.68741333333333" calcext:value-type="float">
            <text:p>4.68741333333333</text:p>
          </table:table-cell>
          <table:table-cell office:value-type="float" office:value="168.123034476091" calcext:value-type="float">
            <text:p>168.123034476091</text:p>
          </table:table-cell>
          <table:table-cell office:value-type="float" office:value="4.7160933995697" calcext:value-type="float">
            <text:p>4.7160933995697</text:p>
          </table:table-cell>
          <table:table-cell/>
          <table:table-cell table:formula="of:=[.A92]-[.C92]" office:value-type="float" office:value="0.000134469222018652" calcext:value-type="float">
            <text:p>0.000134469222019</text:p>
          </table:table-cell>
          <table:table-cell table:formula="of:=[.F92]/[.C92]*1000000" office:value-type="float" office:value="0.799826284587878" calcext:value-type="float">
            <text:p>0.799826284587878</text:p>
          </table:table-cell>
        </table:table-row>
        <table:table-row table:style-name="ro1">
          <table:table-cell office:value-type="float" office:value="168.123580932617" calcext:value-type="float">
            <text:p>168.123580932617</text:p>
          </table:table-cell>
          <table:table-cell office:value-type="float" office:value="4.68741333333333" calcext:value-type="float">
            <text:p>4.68741333333333</text:p>
          </table:table-cell>
          <table:table-cell office:value-type="float" office:value="168.123034476091" calcext:value-type="float">
            <text:p>168.123034476091</text:p>
          </table:table-cell>
          <table:table-cell office:value-type="float" office:value="4.7160933995697" calcext:value-type="float">
            <text:p>4.7160933995697</text:p>
          </table:table-cell>
          <table:table-cell/>
          <table:table-cell table:formula="of:=[.A93]-[.C93]" office:value-type="float" office:value="0.000546456525995609" calcext:value-type="float">
            <text:p>0.000546456525996</text:p>
          </table:table-cell>
          <table:table-cell table:formula="of:=[.F93]/[.C93]*1000000" office:value-type="float" office:value="3.25033703857707" calcext:value-type="float">
            <text:p>3.25033703857707</text:p>
          </table:table-cell>
        </table:table-row>
        <table:table-row table:style-name="ro1">
          <table:table-cell office:value-type="float" office:value="168.123992919922" calcext:value-type="float">
            <text:p>168.123992919922</text:p>
          </table:table-cell>
          <table:table-cell office:value-type="float" office:value="4.68741333333333" calcext:value-type="float">
            <text:p>4.68741333333333</text:p>
          </table:table-cell>
          <table:table-cell office:value-type="float" office:value="168.123034476091" calcext:value-type="float">
            <text:p>168.123034476091</text:p>
          </table:table-cell>
          <table:table-cell office:value-type="float" office:value="4.7160933995697" calcext:value-type="float">
            <text:p>4.7160933995697</text:p>
          </table:table-cell>
          <table:table-cell/>
          <table:table-cell table:formula="of:=[.A94]-[.C94]" office:value-type="float" office:value="0.000958443830995748" calcext:value-type="float">
            <text:p>0.000958443830996</text:p>
          </table:table-cell>
          <table:table-cell table:formula="of:=[.F94]/[.C94]*1000000" office:value-type="float" office:value="5.70084779865218" calcext:value-type="float">
            <text:p>5.70084779865218</text:p>
          </table:table-cell>
        </table:table-row>
        <table:table-row table:style-name="ro1">
          <table:table-cell office:value-type="float" office:value="123.054801940918" calcext:value-type="float">
            <text:p>123.054801940918</text:p>
          </table:table-cell>
          <table:table-cell office:value-type="float" office:value="4.71391333333333" calcext:value-type="float">
            <text:p>4.71391333333333</text:p>
          </table:table-cell>
          <table:table-cell office:value-type="float" office:value="123.055289264091" calcext:value-type="float">
            <text:p>123.055289264091</text:p>
          </table:table-cell>
          <table:table-cell office:value-type="float" office:value="4.72436467643721" calcext:value-type="float">
            <text:p>4.72436467643721</text:p>
          </table:table-cell>
          <table:table-cell/>
          <table:table-cell table:formula="of:=[.A95]-[.C95]" office:value-type="float" office:value="-0.000487323173004484" calcext:value-type="float">
            <text:p>-0.000487323173004</text:p>
          </table:table-cell>
          <table:table-cell table:formula="of:=[.F95]/[.C95]*1000000" office:value-type="float" office:value="-3.96019688319639" calcext:value-type="float">
            <text:p>-3.96019688319639</text:p>
          </table:table-cell>
        </table:table-row>
        <table:table-row table:style-name="ro1">
          <table:table-cell office:value-type="float" office:value="123.055061340332" calcext:value-type="float">
            <text:p>123.055061340332</text:p>
          </table:table-cell>
          <table:table-cell office:value-type="float" office:value="4.71391333333333" calcext:value-type="float">
            <text:p>4.71391333333333</text:p>
          </table:table-cell>
          <table:table-cell office:value-type="float" office:value="123.055289264091" calcext:value-type="float">
            <text:p>123.055289264091</text:p>
          </table:table-cell>
          <table:table-cell office:value-type="float" office:value="4.72436467643721" calcext:value-type="float">
            <text:p>4.72436467643721</text:p>
          </table:table-cell>
          <table:table-cell/>
          <table:table-cell table:formula="of:=[.A96]-[.C96]" office:value-type="float" office:value="-0.000227923758998827" calcext:value-type="float">
            <text:p>-0.000227923758999</text:p>
          </table:table-cell>
          <table:table-cell table:formula="of:=[.F96]/[.C96]*1000000" office:value-type="float" office:value="-1.8522061128935" calcext:value-type="float">
            <text:p>-1.8522061128935</text:p>
          </table:table-cell>
        </table:table-row>
        <table:table-row table:style-name="ro1">
          <table:table-cell office:value-type="float" office:value="123.055320739746" calcext:value-type="float">
            <text:p>123.055320739746</text:p>
          </table:table-cell>
          <table:table-cell office:value-type="float" office:value="4.71391333333333" calcext:value-type="float">
            <text:p>4.71391333333333</text:p>
          </table:table-cell>
          <table:table-cell office:value-type="float" office:value="123.055289264091" calcext:value-type="float">
            <text:p>123.055289264091</text:p>
          </table:table-cell>
          <table:table-cell office:value-type="float" office:value="4.72436467643721" calcext:value-type="float">
            <text:p>4.72436467643721</text:p>
          </table:table-cell>
          <table:table-cell/>
          <table:table-cell table:formula="of:=[.A97]-[.C97]" office:value-type="float" office:value="0.0000314756549926187" calcext:value-type="float">
            <text:p>3.14756549926187E-05</text:p>
          </table:table-cell>
          <table:table-cell table:formula="of:=[.F97]/[.C97]*1000000" office:value-type="float" office:value="0.255784657293912" calcext:value-type="float">
            <text:p>0.255784657293912</text:p>
          </table:table-cell>
        </table:table-row>
        <table:table-row table:style-name="ro1">
          <table:table-cell office:value-type="float" office:value="123.05558013916" calcext:value-type="float">
            <text:p>123.05558013916</text:p>
          </table:table-cell>
          <table:table-cell office:value-type="float" office:value="4.71391333333333" calcext:value-type="float">
            <text:p>4.71391333333333</text:p>
          </table:table-cell>
          <table:table-cell office:value-type="float" office:value="123.055289264091" calcext:value-type="float">
            <text:p>123.055289264091</text:p>
          </table:table-cell>
          <table:table-cell office:value-type="float" office:value="4.72436467643721" calcext:value-type="float">
            <text:p>4.72436467643721</text:p>
          </table:table-cell>
          <table:table-cell/>
          <table:table-cell table:formula="of:=[.A98]-[.C98]" office:value-type="float" office:value="0.000290875068998275" calcext:value-type="float">
            <text:p>0.000290875068998</text:p>
          </table:table-cell>
          <table:table-cell table:formula="of:=[.F98]/[.C98]*1000000" office:value-type="float" office:value="2.36377542759681" calcext:value-type="float">
            <text:p>2.36377542759681</text:p>
          </table:table-cell>
        </table:table-row>
        <table:table-row table:style-name="ro1">
          <table:table-cell office:value-type="float" office:value="123.05583190918" calcext:value-type="float">
            <text:p>123.05583190918</text:p>
          </table:table-cell>
          <table:table-cell office:value-type="float" office:value="4.71391333333333" calcext:value-type="float">
            <text:p>4.71391333333333</text:p>
          </table:table-cell>
          <table:table-cell office:value-type="float" office:value="123.055289264091" calcext:value-type="float">
            <text:p>123.055289264091</text:p>
          </table:table-cell>
          <table:table-cell office:value-type="float" office:value="4.72436467643721" calcext:value-type="float">
            <text:p>4.72436467643721</text:p>
          </table:table-cell>
          <table:table-cell/>
          <table:table-cell table:formula="of:=[.A99]-[.C99]" office:value-type="float" office:value="0.000542645088998484" calcext:value-type="float">
            <text:p>0.000542645088998</text:p>
          </table:table-cell>
          <table:table-cell table:formula="of:=[.F99]/[.C99]*1000000" office:value-type="float" office:value="4.40976647362068" calcext:value-type="float">
            <text:p>4.40976647362068</text:p>
          </table:table-cell>
        </table:table-row>
        <table:table-row table:style-name="ro1">
          <table:table-cell office:value-type="float" office:value="123.056091308594" calcext:value-type="float">
            <text:p>123.056091308594</text:p>
          </table:table-cell>
          <table:table-cell office:value-type="float" office:value="4.71391333333333" calcext:value-type="float">
            <text:p>4.71391333333333</text:p>
          </table:table-cell>
          <table:table-cell office:value-type="float" office:value="123.055289264091" calcext:value-type="float">
            <text:p>123.055289264091</text:p>
          </table:table-cell>
          <table:table-cell office:value-type="float" office:value="4.72436467643721" calcext:value-type="float">
            <text:p>4.72436467643721</text:p>
          </table:table-cell>
          <table:table-cell/>
          <table:table-cell table:formula="of:=[.A100]-[.C100]" office:value-type="float" office:value="0.00080204450300414" calcext:value-type="float">
            <text:p>0.000802044503004</text:p>
          </table:table-cell>
          <table:table-cell table:formula="of:=[.F100]/[.C100]*1000000" office:value-type="float" office:value="6.51775724392358" calcext:value-type="float">
            <text:p>6.51775724392358</text:p>
          </table:table-cell>
        </table:table-row>
        <table:table-row table:style-name="ro1">
          <table:table-cell office:value-type="float" office:value="168.122344970703" calcext:value-type="float">
            <text:p>168.122344970703</text:p>
          </table:table-cell>
          <table:table-cell office:value-type="float" office:value="4.71391333333333" calcext:value-type="float">
            <text:p>4.71391333333333</text:p>
          </table:table-cell>
          <table:table-cell office:value-type="float" office:value="168.123034476091" calcext:value-type="float">
            <text:p>168.123034476091</text:p>
          </table:table-cell>
          <table:table-cell office:value-type="float" office:value="4.7160933995697" calcext:value-type="float">
            <text:p>4.7160933995697</text:p>
          </table:table-cell>
          <table:table-cell/>
          <table:table-cell table:formula="of:=[.A101]-[.C101]" office:value-type="float" office:value="-0.000689505387981626" calcext:value-type="float">
            <text:p>-0.000689505387982</text:p>
          </table:table-cell>
          <table:table-cell table:formula="of:=[.F101]/[.C101]*1000000" office:value-type="float" office:value="-4.10119523556233" calcext:value-type="float">
            <text:p>-4.10119523556233</text:p>
          </table:table-cell>
        </table:table-row>
        <table:table-row table:style-name="ro1">
          <table:table-cell office:value-type="float" office:value="168.122756958008" calcext:value-type="float">
            <text:p>168.122756958008</text:p>
          </table:table-cell>
          <table:table-cell office:value-type="float" office:value="4.71391333333333" calcext:value-type="float">
            <text:p>4.71391333333333</text:p>
          </table:table-cell>
          <table:table-cell office:value-type="float" office:value="168.123034476091" calcext:value-type="float">
            <text:p>168.123034476091</text:p>
          </table:table-cell>
          <table:table-cell office:value-type="float" office:value="4.7160933995697" calcext:value-type="float">
            <text:p>4.7160933995697</text:p>
          </table:table-cell>
          <table:table-cell/>
          <table:table-cell table:formula="of:=[.A102]-[.C102]" office:value-type="float" office:value="-0.000277518082981487" calcext:value-type="float">
            <text:p>-0.000277518082981</text:p>
          </table:table-cell>
          <table:table-cell table:formula="of:=[.F102]/[.C102]*1000000" office:value-type="float" office:value="-1.65068447548723" calcext:value-type="float">
            <text:p>-1.65068447548723</text:p>
          </table:table-cell>
        </table:table-row>
        <table:table-row table:style-name="ro1">
          <table:table-cell office:value-type="float" office:value="168.123168945313" calcext:value-type="float">
            <text:p>168.123168945313</text:p>
          </table:table-cell>
          <table:table-cell office:value-type="float" office:value="4.71391333333333" calcext:value-type="float">
            <text:p>4.71391333333333</text:p>
          </table:table-cell>
          <table:table-cell office:value-type="float" office:value="168.123034476091" calcext:value-type="float">
            <text:p>168.123034476091</text:p>
          </table:table-cell>
          <table:table-cell office:value-type="float" office:value="4.7160933995697" calcext:value-type="float">
            <text:p>4.7160933995697</text:p>
          </table:table-cell>
          <table:table-cell/>
          <table:table-cell table:formula="of:=[.A103]-[.C103]" office:value-type="float" office:value="0.000134469222018652" calcext:value-type="float">
            <text:p>0.000134469222019</text:p>
          </table:table-cell>
          <table:table-cell table:formula="of:=[.F103]/[.C103]*1000000" office:value-type="float" office:value="0.799826284587878" calcext:value-type="float">
            <text:p>0.799826284587878</text:p>
          </table:table-cell>
        </table:table-row>
        <table:table-row table:style-name="ro1">
          <table:table-cell office:value-type="float" office:value="168.123580932617" calcext:value-type="float">
            <text:p>168.123580932617</text:p>
          </table:table-cell>
          <table:table-cell office:value-type="float" office:value="4.71391333333333" calcext:value-type="float">
            <text:p>4.71391333333333</text:p>
          </table:table-cell>
          <table:table-cell office:value-type="float" office:value="168.123034476091" calcext:value-type="float">
            <text:p>168.123034476091</text:p>
          </table:table-cell>
          <table:table-cell office:value-type="float" office:value="4.7160933995697" calcext:value-type="float">
            <text:p>4.7160933995697</text:p>
          </table:table-cell>
          <table:table-cell/>
          <table:table-cell table:formula="of:=[.A104]-[.C104]" office:value-type="float" office:value="0.000546456525995609" calcext:value-type="float">
            <text:p>0.000546456525996</text:p>
          </table:table-cell>
          <table:table-cell table:formula="of:=[.F104]/[.C104]*1000000" office:value-type="float" office:value="3.25033703857707" calcext:value-type="float">
            <text:p>3.25033703857707</text:p>
          </table:table-cell>
        </table:table-row>
        <table:table-row table:style-name="ro1">
          <table:table-cell office:value-type="float" office:value="168.123992919922" calcext:value-type="float">
            <text:p>168.123992919922</text:p>
          </table:table-cell>
          <table:table-cell office:value-type="float" office:value="4.71391333333333" calcext:value-type="float">
            <text:p>4.71391333333333</text:p>
          </table:table-cell>
          <table:table-cell office:value-type="float" office:value="168.123034476091" calcext:value-type="float">
            <text:p>168.123034476091</text:p>
          </table:table-cell>
          <table:table-cell office:value-type="float" office:value="4.7160933995697" calcext:value-type="float">
            <text:p>4.7160933995697</text:p>
          </table:table-cell>
          <table:table-cell/>
          <table:table-cell table:formula="of:=[.A105]-[.C105]" office:value-type="float" office:value="0.000958443830995748" calcext:value-type="float">
            <text:p>0.000958443830996</text:p>
          </table:table-cell>
          <table:table-cell table:formula="of:=[.F105]/[.C105]*1000000" office:value-type="float" office:value="5.70084779865218" calcext:value-type="float">
            <text:p>5.70084779865218</text:p>
          </table:table-cell>
        </table:table-row>
        <table:table-row table:style-name="ro1">
          <table:table-cell office:value-type="float" office:value="763.216857910156" calcext:value-type="float">
            <text:p>763.216857910156</text:p>
          </table:table-cell>
          <table:table-cell office:value-type="float" office:value="4.71391333333333" calcext:value-type="float">
            <text:p>4.71391333333333</text:p>
          </table:table-cell>
          <table:table-cell office:value-type="float" office:value="763.219450984091" calcext:value-type="float">
            <text:p>763.219450984091</text:p>
          </table:table-cell>
          <table:table-cell office:value-type="float" office:value="4.72686377124641" calcext:value-type="float">
            <text:p>4.72686377124641</text:p>
          </table:table-cell>
          <table:table-cell/>
          <table:table-cell table:formula="of:=[.A106]-[.C106]" office:value-type="float" office:value="-0.0025930739350315" calcext:value-type="float">
            <text:p>-0.002593073935032</text:p>
          </table:table-cell>
          <table:table-cell table:formula="of:=[.F106]/[.C106]*1000000" office:value-type="float" office:value="-3.39754697248347" calcext:value-type="float">
            <text:p>-3.39754697248347</text:p>
          </table:table-cell>
        </table:table-row>
        <table:table-row table:style-name="ro1">
          <table:table-cell office:value-type="float" office:value="763.220825195313" calcext:value-type="float">
            <text:p>763.220825195313</text:p>
          </table:table-cell>
          <table:table-cell office:value-type="float" office:value="4.71391333333333" calcext:value-type="float">
            <text:p>4.71391333333333</text:p>
          </table:table-cell>
          <table:table-cell office:value-type="float" office:value="763.219450984091" calcext:value-type="float">
            <text:p>763.219450984091</text:p>
          </table:table-cell>
          <table:table-cell office:value-type="float" office:value="4.72686377124641" calcext:value-type="float">
            <text:p>4.72686377124641</text:p>
          </table:table-cell>
          <table:table-cell/>
          <table:table-cell table:formula="of:=[.A107]-[.C107]" office:value-type="float" office:value="0.00137421122190062" calcext:value-type="float">
            <text:p>0.001374211221901</text:p>
          </table:table-cell>
          <table:table-cell table:formula="of:=[.F107]/[.C107]*1000000" office:value-type="float" office:value="1.80054533480341" calcext:value-type="float">
            <text:p>1.80054533480341</text:p>
          </table:table-cell>
        </table:table-row>
        <table:table-row table:style-name="ro1">
          <table:table-cell office:value-type="float" office:value="123.054801940918" calcext:value-type="float">
            <text:p>123.054801940918</text:p>
          </table:table-cell>
          <table:table-cell office:value-type="float" office:value="4.73907833333333" calcext:value-type="float">
            <text:p>4.73907833333333</text:p>
          </table:table-cell>
          <table:table-cell office:value-type="float" office:value="123.055289264091" calcext:value-type="float">
            <text:p>123.055289264091</text:p>
          </table:table-cell>
          <table:table-cell office:value-type="float" office:value="4.72436467643721" calcext:value-type="float">
            <text:p>4.72436467643721</text:p>
          </table:table-cell>
          <table:table-cell/>
          <table:table-cell table:formula="of:=[.A108]-[.C108]" office:value-type="float" office:value="-0.000487323173004484" calcext:value-type="float">
            <text:p>-0.000487323173004</text:p>
          </table:table-cell>
          <table:table-cell table:formula="of:=[.F108]/[.C108]*1000000" office:value-type="float" office:value="-3.96019688319639" calcext:value-type="float">
            <text:p>-3.96019688319639</text:p>
          </table:table-cell>
        </table:table-row>
        <table:table-row table:style-name="ro1">
          <table:table-cell office:value-type="float" office:value="123.055061340332" calcext:value-type="float">
            <text:p>123.055061340332</text:p>
          </table:table-cell>
          <table:table-cell office:value-type="float" office:value="4.73907833333333" calcext:value-type="float">
            <text:p>4.73907833333333</text:p>
          </table:table-cell>
          <table:table-cell office:value-type="float" office:value="123.055289264091" calcext:value-type="float">
            <text:p>123.055289264091</text:p>
          </table:table-cell>
          <table:table-cell office:value-type="float" office:value="4.72436467643721" calcext:value-type="float">
            <text:p>4.72436467643721</text:p>
          </table:table-cell>
          <table:table-cell/>
          <table:table-cell table:formula="of:=[.A109]-[.C109]" office:value-type="float" office:value="-0.000227923758998827" calcext:value-type="float">
            <text:p>-0.000227923758999</text:p>
          </table:table-cell>
          <table:table-cell table:formula="of:=[.F109]/[.C109]*1000000" office:value-type="float" office:value="-1.8522061128935" calcext:value-type="float">
            <text:p>-1.8522061128935</text:p>
          </table:table-cell>
        </table:table-row>
        <table:table-row table:style-name="ro1">
          <table:table-cell office:value-type="float" office:value="123.055320739746" calcext:value-type="float">
            <text:p>123.055320739746</text:p>
          </table:table-cell>
          <table:table-cell office:value-type="float" office:value="4.73907833333333" calcext:value-type="float">
            <text:p>4.73907833333333</text:p>
          </table:table-cell>
          <table:table-cell office:value-type="float" office:value="123.055289264091" calcext:value-type="float">
            <text:p>123.055289264091</text:p>
          </table:table-cell>
          <table:table-cell office:value-type="float" office:value="4.72436467643721" calcext:value-type="float">
            <text:p>4.72436467643721</text:p>
          </table:table-cell>
          <table:table-cell/>
          <table:table-cell table:formula="of:=[.A110]-[.C110]" office:value-type="float" office:value="0.0000314756549926187" calcext:value-type="float">
            <text:p>3.14756549926187E-05</text:p>
          </table:table-cell>
          <table:table-cell table:formula="of:=[.F110]/[.C110]*1000000" office:value-type="float" office:value="0.255784657293912" calcext:value-type="float">
            <text:p>0.255784657293912</text:p>
          </table:table-cell>
        </table:table-row>
        <table:table-row table:style-name="ro1">
          <table:table-cell office:value-type="float" office:value="123.05558013916" calcext:value-type="float">
            <text:p>123.05558013916</text:p>
          </table:table-cell>
          <table:table-cell office:value-type="float" office:value="4.73907833333333" calcext:value-type="float">
            <text:p>4.73907833333333</text:p>
          </table:table-cell>
          <table:table-cell office:value-type="float" office:value="123.055289264091" calcext:value-type="float">
            <text:p>123.055289264091</text:p>
          </table:table-cell>
          <table:table-cell office:value-type="float" office:value="4.72436467643721" calcext:value-type="float">
            <text:p>4.72436467643721</text:p>
          </table:table-cell>
          <table:table-cell/>
          <table:table-cell table:formula="of:=[.A111]-[.C111]" office:value-type="float" office:value="0.000290875068998275" calcext:value-type="float">
            <text:p>0.000290875068998</text:p>
          </table:table-cell>
          <table:table-cell table:formula="of:=[.F111]/[.C111]*1000000" office:value-type="float" office:value="2.36377542759681" calcext:value-type="float">
            <text:p>2.36377542759681</text:p>
          </table:table-cell>
        </table:table-row>
        <table:table-row table:style-name="ro1">
          <table:table-cell office:value-type="float" office:value="123.05583190918" calcext:value-type="float">
            <text:p>123.05583190918</text:p>
          </table:table-cell>
          <table:table-cell office:value-type="float" office:value="4.73907833333333" calcext:value-type="float">
            <text:p>4.73907833333333</text:p>
          </table:table-cell>
          <table:table-cell office:value-type="float" office:value="123.055289264091" calcext:value-type="float">
            <text:p>123.055289264091</text:p>
          </table:table-cell>
          <table:table-cell office:value-type="float" office:value="4.72436467643721" calcext:value-type="float">
            <text:p>4.72436467643721</text:p>
          </table:table-cell>
          <table:table-cell/>
          <table:table-cell table:formula="of:=[.A112]-[.C112]" office:value-type="float" office:value="0.000542645088998484" calcext:value-type="float">
            <text:p>0.000542645088998</text:p>
          </table:table-cell>
          <table:table-cell table:formula="of:=[.F112]/[.C112]*1000000" office:value-type="float" office:value="4.40976647362068" calcext:value-type="float">
            <text:p>4.40976647362068</text:p>
          </table:table-cell>
        </table:table-row>
        <table:table-row table:style-name="ro1">
          <table:table-cell office:value-type="float" office:value="123.056091308594" calcext:value-type="float">
            <text:p>123.056091308594</text:p>
          </table:table-cell>
          <table:table-cell office:value-type="float" office:value="4.73907833333333" calcext:value-type="float">
            <text:p>4.73907833333333</text:p>
          </table:table-cell>
          <table:table-cell office:value-type="float" office:value="123.055289264091" calcext:value-type="float">
            <text:p>123.055289264091</text:p>
          </table:table-cell>
          <table:table-cell office:value-type="float" office:value="4.72436467643721" calcext:value-type="float">
            <text:p>4.72436467643721</text:p>
          </table:table-cell>
          <table:table-cell/>
          <table:table-cell table:formula="of:=[.A113]-[.C113]" office:value-type="float" office:value="0.00080204450300414" calcext:value-type="float">
            <text:p>0.000802044503004</text:p>
          </table:table-cell>
          <table:table-cell table:formula="of:=[.F113]/[.C113]*1000000" office:value-type="float" office:value="6.51775724392358" calcext:value-type="float">
            <text:p>6.51775724392358</text:p>
          </table:table-cell>
        </table:table-row>
        <table:table-row table:style-name="ro1">
          <table:table-cell office:value-type="float" office:value="168.122344970703" calcext:value-type="float">
            <text:p>168.122344970703</text:p>
          </table:table-cell>
          <table:table-cell office:value-type="float" office:value="4.73907833333333" calcext:value-type="float">
            <text:p>4.73907833333333</text:p>
          </table:table-cell>
          <table:table-cell office:value-type="float" office:value="168.123034476091" calcext:value-type="float">
            <text:p>168.123034476091</text:p>
          </table:table-cell>
          <table:table-cell office:value-type="float" office:value="4.7160933995697" calcext:value-type="float">
            <text:p>4.7160933995697</text:p>
          </table:table-cell>
          <table:table-cell/>
          <table:table-cell table:formula="of:=[.A114]-[.C114]" office:value-type="float" office:value="-0.000689505387981626" calcext:value-type="float">
            <text:p>-0.000689505387982</text:p>
          </table:table-cell>
          <table:table-cell table:formula="of:=[.F114]/[.C114]*1000000" office:value-type="float" office:value="-4.10119523556233" calcext:value-type="float">
            <text:p>-4.10119523556233</text:p>
          </table:table-cell>
        </table:table-row>
        <table:table-row table:style-name="ro1">
          <table:table-cell office:value-type="float" office:value="168.122756958008" calcext:value-type="float">
            <text:p>168.122756958008</text:p>
          </table:table-cell>
          <table:table-cell office:value-type="float" office:value="4.73907833333333" calcext:value-type="float">
            <text:p>4.73907833333333</text:p>
          </table:table-cell>
          <table:table-cell office:value-type="float" office:value="168.123034476091" calcext:value-type="float">
            <text:p>168.123034476091</text:p>
          </table:table-cell>
          <table:table-cell office:value-type="float" office:value="4.7160933995697" calcext:value-type="float">
            <text:p>4.7160933995697</text:p>
          </table:table-cell>
          <table:table-cell/>
          <table:table-cell table:formula="of:=[.A115]-[.C115]" office:value-type="float" office:value="-0.000277518082981487" calcext:value-type="float">
            <text:p>-0.000277518082981</text:p>
          </table:table-cell>
          <table:table-cell table:formula="of:=[.F115]/[.C115]*1000000" office:value-type="float" office:value="-1.65068447548723" calcext:value-type="float">
            <text:p>-1.65068447548723</text:p>
          </table:table-cell>
        </table:table-row>
        <table:table-row table:style-name="ro1">
          <table:table-cell office:value-type="float" office:value="168.123168945313" calcext:value-type="float">
            <text:p>168.123168945313</text:p>
          </table:table-cell>
          <table:table-cell office:value-type="float" office:value="4.73907833333333" calcext:value-type="float">
            <text:p>4.73907833333333</text:p>
          </table:table-cell>
          <table:table-cell office:value-type="float" office:value="168.123034476091" calcext:value-type="float">
            <text:p>168.123034476091</text:p>
          </table:table-cell>
          <table:table-cell office:value-type="float" office:value="4.7160933995697" calcext:value-type="float">
            <text:p>4.7160933995697</text:p>
          </table:table-cell>
          <table:table-cell/>
          <table:table-cell table:formula="of:=[.A116]-[.C116]" office:value-type="float" office:value="0.000134469222018652" calcext:value-type="float">
            <text:p>0.000134469222019</text:p>
          </table:table-cell>
          <table:table-cell table:formula="of:=[.F116]/[.C116]*1000000" office:value-type="float" office:value="0.799826284587878" calcext:value-type="float">
            <text:p>0.799826284587878</text:p>
          </table:table-cell>
        </table:table-row>
        <table:table-row table:style-name="ro1">
          <table:table-cell office:value-type="float" office:value="168.123580932617" calcext:value-type="float">
            <text:p>168.123580932617</text:p>
          </table:table-cell>
          <table:table-cell office:value-type="float" office:value="4.73907833333333" calcext:value-type="float">
            <text:p>4.73907833333333</text:p>
          </table:table-cell>
          <table:table-cell office:value-type="float" office:value="168.123034476091" calcext:value-type="float">
            <text:p>168.123034476091</text:p>
          </table:table-cell>
          <table:table-cell office:value-type="float" office:value="4.7160933995697" calcext:value-type="float">
            <text:p>4.7160933995697</text:p>
          </table:table-cell>
          <table:table-cell/>
          <table:table-cell table:formula="of:=[.A117]-[.C117]" office:value-type="float" office:value="0.000546456525995609" calcext:value-type="float">
            <text:p>0.000546456525996</text:p>
          </table:table-cell>
          <table:table-cell table:formula="of:=[.F117]/[.C117]*1000000" office:value-type="float" office:value="3.25033703857707" calcext:value-type="float">
            <text:p>3.25033703857707</text:p>
          </table:table-cell>
        </table:table-row>
        <table:table-row table:style-name="ro1">
          <table:table-cell office:value-type="float" office:value="168.123992919922" calcext:value-type="float">
            <text:p>168.123992919922</text:p>
          </table:table-cell>
          <table:table-cell office:value-type="float" office:value="4.73907833333333" calcext:value-type="float">
            <text:p>4.73907833333333</text:p>
          </table:table-cell>
          <table:table-cell office:value-type="float" office:value="168.123034476091" calcext:value-type="float">
            <text:p>168.123034476091</text:p>
          </table:table-cell>
          <table:table-cell office:value-type="float" office:value="4.7160933995697" calcext:value-type="float">
            <text:p>4.7160933995697</text:p>
          </table:table-cell>
          <table:table-cell/>
          <table:table-cell table:formula="of:=[.A118]-[.C118]" office:value-type="float" office:value="0.000958443830995748" calcext:value-type="float">
            <text:p>0.000958443830996</text:p>
          </table:table-cell>
          <table:table-cell table:formula="of:=[.F118]/[.C118]*1000000" office:value-type="float" office:value="5.70084779865218" calcext:value-type="float">
            <text:p>5.70084779865218</text:p>
          </table:table-cell>
        </table:table-row>
        <table:table-row table:style-name="ro1">
          <table:table-cell office:value-type="float" office:value="763.216857910156" calcext:value-type="float">
            <text:p>763.216857910156</text:p>
          </table:table-cell>
          <table:table-cell office:value-type="float" office:value="4.73907833333333" calcext:value-type="float">
            <text:p>4.73907833333333</text:p>
          </table:table-cell>
          <table:table-cell office:value-type="float" office:value="763.219450984091" calcext:value-type="float">
            <text:p>763.219450984091</text:p>
          </table:table-cell>
          <table:table-cell office:value-type="float" office:value="4.72686377124641" calcext:value-type="float">
            <text:p>4.72686377124641</text:p>
          </table:table-cell>
          <table:table-cell/>
          <table:table-cell table:formula="of:=[.A119]-[.C119]" office:value-type="float" office:value="-0.0025930739350315" calcext:value-type="float">
            <text:p>-0.002593073935032</text:p>
          </table:table-cell>
          <table:table-cell table:formula="of:=[.F119]/[.C119]*1000000" office:value-type="float" office:value="-3.39754697248347" calcext:value-type="float">
            <text:p>-3.39754697248347</text:p>
          </table:table-cell>
        </table:table-row>
        <table:table-row table:style-name="ro1">
          <table:table-cell office:value-type="float" office:value="763.220825195313" calcext:value-type="float">
            <text:p>763.220825195313</text:p>
          </table:table-cell>
          <table:table-cell office:value-type="float" office:value="4.73907833333333" calcext:value-type="float">
            <text:p>4.73907833333333</text:p>
          </table:table-cell>
          <table:table-cell office:value-type="float" office:value="763.219450984091" calcext:value-type="float">
            <text:p>763.219450984091</text:p>
          </table:table-cell>
          <table:table-cell office:value-type="float" office:value="4.72686377124641" calcext:value-type="float">
            <text:p>4.72686377124641</text:p>
          </table:table-cell>
          <table:table-cell/>
          <table:table-cell table:formula="of:=[.A120]-[.C120]" office:value-type="float" office:value="0.00137421122190062" calcext:value-type="float">
            <text:p>0.001374211221901</text:p>
          </table:table-cell>
          <table:table-cell table:formula="of:=[.F120]/[.C120]*1000000" office:value-type="float" office:value="1.80054533480341" calcext:value-type="float">
            <text:p>1.80054533480341</text:p>
          </table:table-cell>
        </table:table-row>
        <table:table-row table:style-name="ro1">
          <table:table-cell office:value-type="float" office:value="223.10774230957" calcext:value-type="float">
            <text:p>223.10774230957</text:p>
          </table:table-cell>
          <table:table-cell office:value-type="float" office:value="4.86841166666667" calcext:value-type="float">
            <text:p>4.86841166666667</text:p>
          </table:table-cell>
          <table:table-cell office:value-type="float" office:value="223.107718760091" calcext:value-type="float">
            <text:p>223.107718760091</text:p>
          </table:table-cell>
          <table:table-cell office:value-type="float" office:value="4.87731883027737" calcext:value-type="float">
            <text:p>4.87731883027737</text:p>
          </table:table-cell>
          <table:table-cell/>
          <table:table-cell table:formula="of:=[.A121]-[.C121]" office:value-type="float" office:value="0.0000235494790103985" calcext:value-type="float">
            <text:p>2.35494790103985E-05</text:p>
          </table:table-cell>
          <table:table-cell table:formula="of:=[.F121]/[.C121]*1000000" office:value-type="float" office:value="0.105552058625643" calcext:value-type="float">
            <text:p>0.105552058625643</text:p>
          </table:table-cell>
        </table:table-row>
        <table:table-row table:style-name="ro1">
          <table:table-cell office:value-type="float" office:value="223.108367919922" calcext:value-type="float">
            <text:p>223.108367919922</text:p>
          </table:table-cell>
          <table:table-cell office:value-type="float" office:value="4.86841166666667" calcext:value-type="float">
            <text:p>4.86841166666667</text:p>
          </table:table-cell>
          <table:table-cell office:value-type="float" office:value="223.107718760091" calcext:value-type="float">
            <text:p>223.107718760091</text:p>
          </table:table-cell>
          <table:table-cell office:value-type="float" office:value="4.87731883027737" calcext:value-type="float">
            <text:p>4.87731883027737</text:p>
          </table:table-cell>
          <table:table-cell/>
          <table:table-cell table:formula="of:=[.A122]-[.C122]" office:value-type="float" office:value="0.000649159830999224" calcext:value-type="float">
            <text:p>0.000649159830999</text:p>
          </table:table-cell>
          <table:table-cell table:formula="of:=[.F122]/[.C122]*1000000" office:value-type="float" office:value="2.90962515598696" calcext:value-type="float">
            <text:p>2.90962515598696</text:p>
          </table:table-cell>
        </table:table-row>
        <table:table-row table:style-name="ro1">
          <table:table-cell office:value-type="float" office:value="223.10710144043" calcext:value-type="float">
            <text:p>223.10710144043</text:p>
          </table:table-cell>
          <table:table-cell office:value-type="float" office:value="4.89475166666667" calcext:value-type="float">
            <text:p>4.89475166666667</text:p>
          </table:table-cell>
          <table:table-cell office:value-type="float" office:value="223.107718760091" calcext:value-type="float">
            <text:p>223.107718760091</text:p>
          </table:table-cell>
          <table:table-cell office:value-type="float" office:value="4.87731883027737" calcext:value-type="float">
            <text:p>4.87731883027737</text:p>
          </table:table-cell>
          <table:table-cell/>
          <table:table-cell table:formula="of:=[.A123]-[.C123]" office:value-type="float" office:value="-0.000617319660989324" calcext:value-type="float">
            <text:p>-0.000617319660989</text:p>
          </table:table-cell>
          <table:table-cell table:formula="of:=[.F123]/[.C123]*1000000" office:value-type="float" office:value="-2.76691306074054" calcext:value-type="float">
            <text:p>-2.76691306074054</text:p>
          </table:table-cell>
        </table:table-row>
        <table:table-row table:style-name="ro1">
          <table:table-cell office:value-type="float" office:value="223.10774230957" calcext:value-type="float">
            <text:p>223.10774230957</text:p>
          </table:table-cell>
          <table:table-cell office:value-type="float" office:value="4.89475166666667" calcext:value-type="float">
            <text:p>4.89475166666667</text:p>
          </table:table-cell>
          <table:table-cell office:value-type="float" office:value="223.107718760091" calcext:value-type="float">
            <text:p>223.107718760091</text:p>
          </table:table-cell>
          <table:table-cell office:value-type="float" office:value="4.87731883027737" calcext:value-type="float">
            <text:p>4.87731883027737</text:p>
          </table:table-cell>
          <table:table-cell/>
          <table:table-cell table:formula="of:=[.A124]-[.C124]" office:value-type="float" office:value="0.0000235494790103985" calcext:value-type="float">
            <text:p>2.35494790103985E-05</text:p>
          </table:table-cell>
          <table:table-cell table:formula="of:=[.F124]/[.C124]*1000000" office:value-type="float" office:value="0.105552058625643" calcext:value-type="float">
            <text:p>0.105552058625643</text:p>
          </table:table-cell>
        </table:table-row>
        <table:table-row table:style-name="ro1">
          <table:table-cell office:value-type="float" office:value="223.108367919922" calcext:value-type="float">
            <text:p>223.108367919922</text:p>
          </table:table-cell>
          <table:table-cell office:value-type="float" office:value="4.89475166666667" calcext:value-type="float">
            <text:p>4.89475166666667</text:p>
          </table:table-cell>
          <table:table-cell office:value-type="float" office:value="223.107718760091" calcext:value-type="float">
            <text:p>223.107718760091</text:p>
          </table:table-cell>
          <table:table-cell office:value-type="float" office:value="4.87731883027737" calcext:value-type="float">
            <text:p>4.87731883027737</text:p>
          </table:table-cell>
          <table:table-cell/>
          <table:table-cell table:formula="of:=[.A125]-[.C125]" office:value-type="float" office:value="0.000649159830999224" calcext:value-type="float">
            <text:p>0.000649159830999</text:p>
          </table:table-cell>
          <table:table-cell table:formula="of:=[.F125]/[.C125]*1000000" office:value-type="float" office:value="2.90962515598696" calcext:value-type="float">
            <text:p>2.90962515598696</text:p>
          </table:table-cell>
        </table:table-row>
        <table:table-row table:style-name="ro1">
          <table:table-cell office:value-type="float" office:value="282.119964599609" calcext:value-type="float">
            <text:p>282.119964599609</text:p>
          </table:table-cell>
          <table:table-cell office:value-type="float" office:value="4.97524666666667" calcext:value-type="float">
            <text:p>4.97524666666667</text:p>
          </table:table-cell>
          <table:table-cell office:value-type="float" office:value="282.119680412091" calcext:value-type="float">
            <text:p>282.119680412091</text:p>
          </table:table-cell>
          <table:table-cell office:value-type="float" office:value="5.00433492761317" calcext:value-type="float">
            <text:p>5.00433492761317</text:p>
          </table:table-cell>
          <table:table-cell/>
          <table:table-cell table:formula="of:=[.A126]-[.C126]" office:value-type="float" office:value="0.000284187517991086" calcext:value-type="float">
            <text:p>0.000284187517991</text:p>
          </table:table-cell>
          <table:table-cell table:formula="of:=[.F126]/[.C126]*1000000" office:value-type="float" office:value="1.00732964668035" calcext:value-type="float">
            <text:p>1.00732964668035</text:p>
          </table:table-cell>
        </table:table-row>
        <table:table-row table:style-name="ro1">
          <table:table-cell office:value-type="float" office:value="282.120880126953" calcext:value-type="float">
            <text:p>282.120880126953</text:p>
          </table:table-cell>
          <table:table-cell office:value-type="float" office:value="4.97524666666667" calcext:value-type="float">
            <text:p>4.97524666666667</text:p>
          </table:table-cell>
          <table:table-cell office:value-type="float" office:value="282.119680412091" calcext:value-type="float">
            <text:p>282.119680412091</text:p>
          </table:table-cell>
          <table:table-cell office:value-type="float" office:value="5.00433492761317" calcext:value-type="float">
            <text:p>5.00433492761317</text:p>
          </table:table-cell>
          <table:table-cell/>
          <table:table-cell table:formula="of:=[.A127]-[.C127]" office:value-type="float" office:value="0.0011997148620253" calcext:value-type="float">
            <text:p>0.001199714862025</text:p>
          </table:table-cell>
          <table:table-cell table:formula="of:=[.F127]/[.C127]*1000000" office:value-type="float" office:value="4.25250326483032" calcext:value-type="float">
            <text:p>4.25250326483032</text:p>
          </table:table-cell>
        </table:table-row>
        <table:table-row table:style-name="ro1">
          <table:table-cell office:value-type="float" office:value="151.095687866211" calcext:value-type="float">
            <text:p>151.095687866211</text:p>
          </table:table-cell>
          <table:table-cell office:value-type="float" office:value="5.18508166666667" calcext:value-type="float">
            <text:p>5.18508166666667</text:p>
          </table:table-cell>
          <table:table-cell office:value-type="float" office:value="151.096485380091" calcext:value-type="float">
            <text:p>151.096485380091</text:p>
          </table:table-cell>
          <table:table-cell office:value-type="float" office:value="5.20925653830179" calcext:value-type="float">
            <text:p>5.20925653830179</text:p>
          </table:table-cell>
          <table:table-cell/>
          <table:table-cell table:formula="of:=[.A128]-[.C128]" office:value-type="float" office:value="-0.000797513880002043" calcext:value-type="float">
            <text:p>-0.000797513880002</text:p>
          </table:table-cell>
          <table:table-cell table:formula="of:=[.F128]/[.C128]*1000000" office:value-type="float" office:value="-5.27817624609769" calcext:value-type="float">
            <text:p>-5.27817624609769</text:p>
          </table:table-cell>
        </table:table-row>
        <table:table-row table:style-name="ro1">
          <table:table-cell office:value-type="float" office:value="151.096038818359" calcext:value-type="float">
            <text:p>151.096038818359</text:p>
          </table:table-cell>
          <table:table-cell office:value-type="float" office:value="5.18508166666667" calcext:value-type="float">
            <text:p>5.18508166666667</text:p>
          </table:table-cell>
          <table:table-cell office:value-type="float" office:value="151.096485380091" calcext:value-type="float">
            <text:p>151.096485380091</text:p>
          </table:table-cell>
          <table:table-cell office:value-type="float" office:value="5.20925653830179" calcext:value-type="float">
            <text:p>5.20925653830179</text:p>
          </table:table-cell>
          <table:table-cell/>
          <table:table-cell table:formula="of:=[.A129]-[.C129]" office:value-type="float" office:value="-0.000446561731990869" calcext:value-type="float">
            <text:p>-0.000446561731991</text:p>
          </table:table-cell>
          <table:table-cell table:formula="of:=[.F129]/[.C129]*1000000" office:value-type="float" office:value="-2.95547398648962" calcext:value-type="float">
            <text:p>-2.95547398648962</text:p>
          </table:table-cell>
        </table:table-row>
        <table:table-row table:style-name="ro1">
          <table:table-cell office:value-type="float" office:value="151.096389770508" calcext:value-type="float">
            <text:p>151.096389770508</text:p>
          </table:table-cell>
          <table:table-cell office:value-type="float" office:value="5.18508166666667" calcext:value-type="float">
            <text:p>5.18508166666667</text:p>
          </table:table-cell>
          <table:table-cell office:value-type="float" office:value="151.096485380091" calcext:value-type="float">
            <text:p>151.096485380091</text:p>
          </table:table-cell>
          <table:table-cell office:value-type="float" office:value="5.20925653830179" calcext:value-type="float">
            <text:p>5.20925653830179</text:p>
          </table:table-cell>
          <table:table-cell/>
          <table:table-cell table:formula="of:=[.A130]-[.C130]" office:value-type="float" office:value="-0.0000956095829849346" calcext:value-type="float">
            <text:p>-9.56095829849346E-05</text:p>
          </table:table-cell>
          <table:table-cell table:formula="of:=[.F130]/[.C130]*1000000" office:value-type="float" office:value="-0.632771720297952" calcext:value-type="float">
            <text:p>-0.632771720297952</text:p>
          </table:table-cell>
        </table:table-row>
        <table:table-row table:style-name="ro1">
          <table:table-cell office:value-type="float" office:value="151.096740722656" calcext:value-type="float">
            <text:p>151.096740722656</text:p>
          </table:table-cell>
          <table:table-cell office:value-type="float" office:value="5.18508166666667" calcext:value-type="float">
            <text:p>5.18508166666667</text:p>
          </table:table-cell>
          <table:table-cell office:value-type="float" office:value="151.096485380091" calcext:value-type="float">
            <text:p>151.096485380091</text:p>
          </table:table-cell>
          <table:table-cell office:value-type="float" office:value="5.20925653830179" calcext:value-type="float">
            <text:p>5.20925653830179</text:p>
          </table:table-cell>
          <table:table-cell/>
          <table:table-cell table:formula="of:=[.A131]-[.C131]" office:value-type="float" office:value="0.000255342564997818" calcext:value-type="float">
            <text:p>0.000255342564998</text:p>
          </table:table-cell>
          <table:table-cell table:formula="of:=[.F131]/[.C131]*1000000" office:value-type="float" office:value="1.68993053912201" calcext:value-type="float">
            <text:p>1.68993053912201</text:p>
          </table:table-cell>
        </table:table-row>
        <table:table-row table:style-name="ro1">
          <table:table-cell office:value-type="float" office:value="151.097091674805" calcext:value-type="float">
            <text:p>151.097091674805</text:p>
          </table:table-cell>
          <table:table-cell office:value-type="float" office:value="5.18508166666667" calcext:value-type="float">
            <text:p>5.18508166666667</text:p>
          </table:table-cell>
          <table:table-cell office:value-type="float" office:value="151.096485380091" calcext:value-type="float">
            <text:p>151.096485380091</text:p>
          </table:table-cell>
          <table:table-cell office:value-type="float" office:value="5.20925653830179" calcext:value-type="float">
            <text:p>5.20925653830179</text:p>
          </table:table-cell>
          <table:table-cell/>
          <table:table-cell table:formula="of:=[.A132]-[.C132]" office:value-type="float" office:value="0.000606294714003752" calcext:value-type="float">
            <text:p>0.000606294714004</text:p>
          </table:table-cell>
          <table:table-cell table:formula="of:=[.F132]/[.C132]*1000000" office:value-type="float" office:value="4.01263280531368" calcext:value-type="float">
            <text:p>4.01263280531368</text:p>
          </table:table-cell>
        </table:table-row>
        <table:table-row table:style-name="ro1">
          <table:table-cell office:value-type="float" office:value="151.097442626953" calcext:value-type="float">
            <text:p>151.097442626953</text:p>
          </table:table-cell>
          <table:table-cell office:value-type="float" office:value="5.18508166666667" calcext:value-type="float">
            <text:p>5.18508166666667</text:p>
          </table:table-cell>
          <table:table-cell office:value-type="float" office:value="151.096485380091" calcext:value-type="float">
            <text:p>151.096485380091</text:p>
          </table:table-cell>
          <table:table-cell office:value-type="float" office:value="5.20925653830179" calcext:value-type="float">
            <text:p>5.20925653830179</text:p>
          </table:table-cell>
          <table:table-cell/>
          <table:table-cell table:formula="of:=[.A133]-[.C133]" office:value-type="float" office:value="0.000957246862014927" calcext:value-type="float">
            <text:p>0.000957246862015</text:p>
          </table:table-cell>
          <table:table-cell table:formula="of:=[.F133]/[.C133]*1000000" office:value-type="float" office:value="6.33533506492175" calcext:value-type="float">
            <text:p>6.33533506492175</text:p>
          </table:table-cell>
        </table:table-row>
        <table:table-row table:style-name="ro1">
          <table:table-cell office:value-type="float" office:value="151.095687866211" calcext:value-type="float">
            <text:p>151.095687866211</text:p>
          </table:table-cell>
          <table:table-cell office:value-type="float" office:value="5.21008333333333" calcext:value-type="float">
            <text:p>5.21008333333333</text:p>
          </table:table-cell>
          <table:table-cell office:value-type="float" office:value="151.096485380091" calcext:value-type="float">
            <text:p>151.096485380091</text:p>
          </table:table-cell>
          <table:table-cell office:value-type="float" office:value="5.20925653830179" calcext:value-type="float">
            <text:p>5.20925653830179</text:p>
          </table:table-cell>
          <table:table-cell/>
          <table:table-cell table:formula="of:=[.A134]-[.C134]" office:value-type="float" office:value="-0.000797513880002043" calcext:value-type="float">
            <text:p>-0.000797513880002</text:p>
          </table:table-cell>
          <table:table-cell table:formula="of:=[.F134]/[.C134]*1000000" office:value-type="float" office:value="-5.27817624609769" calcext:value-type="float">
            <text:p>-5.27817624609769</text:p>
          </table:table-cell>
        </table:table-row>
        <table:table-row table:style-name="ro1">
          <table:table-cell office:value-type="float" office:value="151.096038818359" calcext:value-type="float">
            <text:p>151.096038818359</text:p>
          </table:table-cell>
          <table:table-cell office:value-type="float" office:value="5.21008333333333" calcext:value-type="float">
            <text:p>5.21008333333333</text:p>
          </table:table-cell>
          <table:table-cell office:value-type="float" office:value="151.096485380091" calcext:value-type="float">
            <text:p>151.096485380091</text:p>
          </table:table-cell>
          <table:table-cell office:value-type="float" office:value="5.20925653830179" calcext:value-type="float">
            <text:p>5.20925653830179</text:p>
          </table:table-cell>
          <table:table-cell/>
          <table:table-cell table:formula="of:=[.A135]-[.C135]" office:value-type="float" office:value="-0.000446561731990869" calcext:value-type="float">
            <text:p>-0.000446561731991</text:p>
          </table:table-cell>
          <table:table-cell table:formula="of:=[.F135]/[.C135]*1000000" office:value-type="float" office:value="-2.95547398648962" calcext:value-type="float">
            <text:p>-2.95547398648962</text:p>
          </table:table-cell>
        </table:table-row>
        <table:table-row table:style-name="ro1">
          <table:table-cell office:value-type="float" office:value="151.096389770508" calcext:value-type="float">
            <text:p>151.096389770508</text:p>
          </table:table-cell>
          <table:table-cell office:value-type="float" office:value="5.21008333333333" calcext:value-type="float">
            <text:p>5.21008333333333</text:p>
          </table:table-cell>
          <table:table-cell office:value-type="float" office:value="151.096485380091" calcext:value-type="float">
            <text:p>151.096485380091</text:p>
          </table:table-cell>
          <table:table-cell office:value-type="float" office:value="5.20925653830179" calcext:value-type="float">
            <text:p>5.20925653830179</text:p>
          </table:table-cell>
          <table:table-cell/>
          <table:table-cell table:formula="of:=[.A136]-[.C136]" office:value-type="float" office:value="-0.0000956095829849346" calcext:value-type="float">
            <text:p>-9.56095829849346E-05</text:p>
          </table:table-cell>
          <table:table-cell table:formula="of:=[.F136]/[.C136]*1000000" office:value-type="float" office:value="-0.632771720297952" calcext:value-type="float">
            <text:p>-0.632771720297952</text:p>
          </table:table-cell>
        </table:table-row>
        <table:table-row table:style-name="ro1">
          <table:table-cell office:value-type="float" office:value="151.096740722656" calcext:value-type="float">
            <text:p>151.096740722656</text:p>
          </table:table-cell>
          <table:table-cell office:value-type="float" office:value="5.21008333333333" calcext:value-type="float">
            <text:p>5.21008333333333</text:p>
          </table:table-cell>
          <table:table-cell office:value-type="float" office:value="151.096485380091" calcext:value-type="float">
            <text:p>151.096485380091</text:p>
          </table:table-cell>
          <table:table-cell office:value-type="float" office:value="5.20925653830179" calcext:value-type="float">
            <text:p>5.20925653830179</text:p>
          </table:table-cell>
          <table:table-cell/>
          <table:table-cell table:formula="of:=[.A137]-[.C137]" office:value-type="float" office:value="0.000255342564997818" calcext:value-type="float">
            <text:p>0.000255342564998</text:p>
          </table:table-cell>
          <table:table-cell table:formula="of:=[.F137]/[.C137]*1000000" office:value-type="float" office:value="1.68993053912201" calcext:value-type="float">
            <text:p>1.68993053912201</text:p>
          </table:table-cell>
        </table:table-row>
        <table:table-row table:style-name="ro1">
          <table:table-cell office:value-type="float" office:value="151.097091674805" calcext:value-type="float">
            <text:p>151.097091674805</text:p>
          </table:table-cell>
          <table:table-cell office:value-type="float" office:value="5.21008333333333" calcext:value-type="float">
            <text:p>5.21008333333333</text:p>
          </table:table-cell>
          <table:table-cell office:value-type="float" office:value="151.096485380091" calcext:value-type="float">
            <text:p>151.096485380091</text:p>
          </table:table-cell>
          <table:table-cell office:value-type="float" office:value="5.20925653830179" calcext:value-type="float">
            <text:p>5.20925653830179</text:p>
          </table:table-cell>
          <table:table-cell/>
          <table:table-cell table:formula="of:=[.A138]-[.C138]" office:value-type="float" office:value="0.000606294714003752" calcext:value-type="float">
            <text:p>0.000606294714004</text:p>
          </table:table-cell>
          <table:table-cell table:formula="of:=[.F138]/[.C138]*1000000" office:value-type="float" office:value="4.01263280531368" calcext:value-type="float">
            <text:p>4.01263280531368</text:p>
          </table:table-cell>
        </table:table-row>
        <table:table-row table:style-name="ro1">
          <table:table-cell office:value-type="float" office:value="151.097442626953" calcext:value-type="float">
            <text:p>151.097442626953</text:p>
          </table:table-cell>
          <table:table-cell office:value-type="float" office:value="5.21008333333333" calcext:value-type="float">
            <text:p>5.21008333333333</text:p>
          </table:table-cell>
          <table:table-cell office:value-type="float" office:value="151.096485380091" calcext:value-type="float">
            <text:p>151.096485380091</text:p>
          </table:table-cell>
          <table:table-cell office:value-type="float" office:value="5.20925653830179" calcext:value-type="float">
            <text:p>5.20925653830179</text:p>
          </table:table-cell>
          <table:table-cell/>
          <table:table-cell table:formula="of:=[.A139]-[.C139]" office:value-type="float" office:value="0.000957246862014927" calcext:value-type="float">
            <text:p>0.000957246862015</text:p>
          </table:table-cell>
          <table:table-cell table:formula="of:=[.F139]/[.C139]*1000000" office:value-type="float" office:value="6.33533506492175" calcext:value-type="float">
            <text:p>6.33533506492175</text:p>
          </table:table-cell>
        </table:table-row>
        <table:table-row table:style-name="ro1">
          <table:table-cell office:value-type="float" office:value="151.095687866211" calcext:value-type="float">
            <text:p>151.095687866211</text:p>
          </table:table-cell>
          <table:table-cell office:value-type="float" office:value="5.23574666666667" calcext:value-type="float">
            <text:p>5.23574666666667</text:p>
          </table:table-cell>
          <table:table-cell office:value-type="float" office:value="151.096485380091" calcext:value-type="float">
            <text:p>151.096485380091</text:p>
          </table:table-cell>
          <table:table-cell office:value-type="float" office:value="5.20925653830179" calcext:value-type="float">
            <text:p>5.20925653830179</text:p>
          </table:table-cell>
          <table:table-cell/>
          <table:table-cell table:formula="of:=[.A140]-[.C140]" office:value-type="float" office:value="-0.000797513880002043" calcext:value-type="float">
            <text:p>-0.000797513880002</text:p>
          </table:table-cell>
          <table:table-cell table:formula="of:=[.F140]/[.C140]*1000000" office:value-type="float" office:value="-5.27817624609769" calcext:value-type="float">
            <text:p>-5.27817624609769</text:p>
          </table:table-cell>
        </table:table-row>
        <table:table-row table:style-name="ro1">
          <table:table-cell office:value-type="float" office:value="151.096038818359" calcext:value-type="float">
            <text:p>151.096038818359</text:p>
          </table:table-cell>
          <table:table-cell office:value-type="float" office:value="5.23574666666667" calcext:value-type="float">
            <text:p>5.23574666666667</text:p>
          </table:table-cell>
          <table:table-cell office:value-type="float" office:value="151.096485380091" calcext:value-type="float">
            <text:p>151.096485380091</text:p>
          </table:table-cell>
          <table:table-cell office:value-type="float" office:value="5.20925653830179" calcext:value-type="float">
            <text:p>5.20925653830179</text:p>
          </table:table-cell>
          <table:table-cell/>
          <table:table-cell table:formula="of:=[.A141]-[.C141]" office:value-type="float" office:value="-0.000446561731990869" calcext:value-type="float">
            <text:p>-0.000446561731991</text:p>
          </table:table-cell>
          <table:table-cell table:formula="of:=[.F141]/[.C141]*1000000" office:value-type="float" office:value="-2.95547398648962" calcext:value-type="float">
            <text:p>-2.95547398648962</text:p>
          </table:table-cell>
        </table:table-row>
        <table:table-row table:style-name="ro1">
          <table:table-cell office:value-type="float" office:value="151.096389770508" calcext:value-type="float">
            <text:p>151.096389770508</text:p>
          </table:table-cell>
          <table:table-cell office:value-type="float" office:value="5.23574666666667" calcext:value-type="float">
            <text:p>5.23574666666667</text:p>
          </table:table-cell>
          <table:table-cell office:value-type="float" office:value="151.096485380091" calcext:value-type="float">
            <text:p>151.096485380091</text:p>
          </table:table-cell>
          <table:table-cell office:value-type="float" office:value="5.20925653830179" calcext:value-type="float">
            <text:p>5.20925653830179</text:p>
          </table:table-cell>
          <table:table-cell/>
          <table:table-cell table:formula="of:=[.A142]-[.C142]" office:value-type="float" office:value="-0.0000956095829849346" calcext:value-type="float">
            <text:p>-9.56095829849346E-05</text:p>
          </table:table-cell>
          <table:table-cell table:formula="of:=[.F142]/[.C142]*1000000" office:value-type="float" office:value="-0.632771720297952" calcext:value-type="float">
            <text:p>-0.632771720297952</text:p>
          </table:table-cell>
        </table:table-row>
        <table:table-row table:style-name="ro1">
          <table:table-cell office:value-type="float" office:value="151.096740722656" calcext:value-type="float">
            <text:p>151.096740722656</text:p>
          </table:table-cell>
          <table:table-cell office:value-type="float" office:value="5.23574666666667" calcext:value-type="float">
            <text:p>5.23574666666667</text:p>
          </table:table-cell>
          <table:table-cell office:value-type="float" office:value="151.096485380091" calcext:value-type="float">
            <text:p>151.096485380091</text:p>
          </table:table-cell>
          <table:table-cell office:value-type="float" office:value="5.20925653830179" calcext:value-type="float">
            <text:p>5.20925653830179</text:p>
          </table:table-cell>
          <table:table-cell/>
          <table:table-cell table:formula="of:=[.A143]-[.C143]" office:value-type="float" office:value="0.000255342564997818" calcext:value-type="float">
            <text:p>0.000255342564998</text:p>
          </table:table-cell>
          <table:table-cell table:formula="of:=[.F143]/[.C143]*1000000" office:value-type="float" office:value="1.68993053912201" calcext:value-type="float">
            <text:p>1.68993053912201</text:p>
          </table:table-cell>
        </table:table-row>
        <table:table-row table:style-name="ro1">
          <table:table-cell office:value-type="float" office:value="151.097091674805" calcext:value-type="float">
            <text:p>151.097091674805</text:p>
          </table:table-cell>
          <table:table-cell office:value-type="float" office:value="5.23574666666667" calcext:value-type="float">
            <text:p>5.23574666666667</text:p>
          </table:table-cell>
          <table:table-cell office:value-type="float" office:value="151.096485380091" calcext:value-type="float">
            <text:p>151.096485380091</text:p>
          </table:table-cell>
          <table:table-cell office:value-type="float" office:value="5.20925653830179" calcext:value-type="float">
            <text:p>5.20925653830179</text:p>
          </table:table-cell>
          <table:table-cell/>
          <table:table-cell table:formula="of:=[.A144]-[.C144]" office:value-type="float" office:value="0.000606294714003752" calcext:value-type="float">
            <text:p>0.000606294714004</text:p>
          </table:table-cell>
          <table:table-cell table:formula="of:=[.F144]/[.C144]*1000000" office:value-type="float" office:value="4.01263280531368" calcext:value-type="float">
            <text:p>4.01263280531368</text:p>
          </table:table-cell>
        </table:table-row>
        <table:table-row table:style-name="ro1">
          <table:table-cell office:value-type="float" office:value="151.097442626953" calcext:value-type="float">
            <text:p>151.097442626953</text:p>
          </table:table-cell>
          <table:table-cell office:value-type="float" office:value="5.23574666666667" calcext:value-type="float">
            <text:p>5.23574666666667</text:p>
          </table:table-cell>
          <table:table-cell office:value-type="float" office:value="151.096485380091" calcext:value-type="float">
            <text:p>151.096485380091</text:p>
          </table:table-cell>
          <table:table-cell office:value-type="float" office:value="5.20925653830179" calcext:value-type="float">
            <text:p>5.20925653830179</text:p>
          </table:table-cell>
          <table:table-cell/>
          <table:table-cell table:formula="of:=[.A145]-[.C145]" office:value-type="float" office:value="0.000957246862014927" calcext:value-type="float">
            <text:p>0.000957246862015</text:p>
          </table:table-cell>
          <table:table-cell table:formula="of:=[.F145]/[.C145]*1000000" office:value-type="float" office:value="6.33533506492175" calcext:value-type="float">
            <text:p>6.33533506492175</text:p>
          </table:table-cell>
        </table:table-row>
        <table:table-row table:style-name="ro1">
          <table:table-cell office:value-type="float" office:value="377.143890380859" calcext:value-type="float">
            <text:p>377.143890380859</text:p>
          </table:table-cell>
          <table:table-cell office:value-type="float" office:value="5.68874666666667" calcext:value-type="float">
            <text:p>5.68874666666667</text:p>
          </table:table-cell>
          <table:table-cell office:value-type="float" office:value="377.145560812091" calcext:value-type="float">
            <text:p>377.145560812091</text:p>
          </table:table-cell>
          <table:table-cell office:value-type="float" office:value="5.72176380676523" calcext:value-type="float">
            <text:p>5.72176380676523</text:p>
          </table:table-cell>
          <table:table-cell/>
          <table:table-cell table:formula="of:=[.A146]-[.C146]" office:value-type="float" office:value="-0.00167043123201438" calcext:value-type="float">
            <text:p>-0.001670431232014</text:p>
          </table:table-cell>
          <table:table-cell table:formula="of:=[.F146]/[.C146]*1000000" office:value-type="float" office:value="-4.42914196952899" calcext:value-type="float">
            <text:p>-4.42914196952899</text:p>
          </table:table-cell>
        </table:table-row>
        <table:table-row table:style-name="ro1">
          <table:table-cell office:value-type="float" office:value="377.145263671875" calcext:value-type="float">
            <text:p>377.145263671875</text:p>
          </table:table-cell>
          <table:table-cell office:value-type="float" office:value="5.68874666666667" calcext:value-type="float">
            <text:p>5.68874666666667</text:p>
          </table:table-cell>
          <table:table-cell office:value-type="float" office:value="377.145560812091" calcext:value-type="float">
            <text:p>377.145560812091</text:p>
          </table:table-cell>
          <table:table-cell office:value-type="float" office:value="5.72176380676523" calcext:value-type="float">
            <text:p>5.72176380676523</text:p>
          </table:table-cell>
          <table:table-cell/>
          <table:table-cell table:formula="of:=[.A147]-[.C147]" office:value-type="float" office:value="-0.000297140215991476" calcext:value-type="float">
            <text:p>-0.000297140215991</text:p>
          </table:table-cell>
          <table:table-cell table:formula="of:=[.F147]/[.C147]*1000000" office:value-type="float" office:value="-0.787866136755414" calcext:value-type="float">
            <text:p>-0.787866136755414</text:p>
          </table:table-cell>
        </table:table-row>
        <table:table-row table:style-name="ro1">
          <table:table-cell office:value-type="float" office:value="377.146636962891" calcext:value-type="float">
            <text:p>377.146636962891</text:p>
          </table:table-cell>
          <table:table-cell office:value-type="float" office:value="5.68874666666667" calcext:value-type="float">
            <text:p>5.68874666666667</text:p>
          </table:table-cell>
          <table:table-cell office:value-type="float" office:value="377.145560812091" calcext:value-type="float">
            <text:p>377.145560812091</text:p>
          </table:table-cell>
          <table:table-cell office:value-type="float" office:value="5.72176380676523" calcext:value-type="float">
            <text:p>5.72176380676523</text:p>
          </table:table-cell>
          <table:table-cell/>
          <table:table-cell table:formula="of:=[.A148]-[.C148]" office:value-type="float" office:value="0.00107615080003143" calcext:value-type="float">
            <text:p>0.001076150800031</text:p>
          </table:table-cell>
          <table:table-cell table:formula="of:=[.F148]/[.C148]*1000000" office:value-type="float" office:value="2.85340969601816" calcext:value-type="float">
            <text:p>2.85340969601816</text:p>
          </table:table-cell>
        </table:table-row>
        <table:table-row table:style-name="ro1">
          <table:table-cell office:value-type="float" office:value="377.143890380859" calcext:value-type="float">
            <text:p>377.143890380859</text:p>
          </table:table-cell>
          <table:table-cell office:value-type="float" office:value="5.71691333333333" calcext:value-type="float">
            <text:p>5.71691333333333</text:p>
          </table:table-cell>
          <table:table-cell office:value-type="float" office:value="377.145560812091" calcext:value-type="float">
            <text:p>377.145560812091</text:p>
          </table:table-cell>
          <table:table-cell office:value-type="float" office:value="5.72176380676523" calcext:value-type="float">
            <text:p>5.72176380676523</text:p>
          </table:table-cell>
          <table:table-cell/>
          <table:table-cell table:formula="of:=[.A149]-[.C149]" office:value-type="float" office:value="-0.00167043123201438" calcext:value-type="float">
            <text:p>-0.001670431232014</text:p>
          </table:table-cell>
          <table:table-cell table:formula="of:=[.F149]/[.C149]*1000000" office:value-type="float" office:value="-4.42914196952899" calcext:value-type="float">
            <text:p>-4.42914196952899</text:p>
          </table:table-cell>
        </table:table-row>
        <table:table-row table:style-name="ro1">
          <table:table-cell office:value-type="float" office:value="377.145263671875" calcext:value-type="float">
            <text:p>377.145263671875</text:p>
          </table:table-cell>
          <table:table-cell office:value-type="float" office:value="5.71691333333333" calcext:value-type="float">
            <text:p>5.71691333333333</text:p>
          </table:table-cell>
          <table:table-cell office:value-type="float" office:value="377.145560812091" calcext:value-type="float">
            <text:p>377.145560812091</text:p>
          </table:table-cell>
          <table:table-cell office:value-type="float" office:value="5.72176380676523" calcext:value-type="float">
            <text:p>5.72176380676523</text:p>
          </table:table-cell>
          <table:table-cell/>
          <table:table-cell table:formula="of:=[.A150]-[.C150]" office:value-type="float" office:value="-0.000297140215991476" calcext:value-type="float">
            <text:p>-0.000297140215991</text:p>
          </table:table-cell>
          <table:table-cell table:formula="of:=[.F150]/[.C150]*1000000" office:value-type="float" office:value="-0.787866136755414" calcext:value-type="float">
            <text:p>-0.787866136755414</text:p>
          </table:table-cell>
        </table:table-row>
        <table:table-row table:style-name="ro1">
          <table:table-cell office:value-type="float" office:value="377.146636962891" calcext:value-type="float">
            <text:p>377.146636962891</text:p>
          </table:table-cell>
          <table:table-cell office:value-type="float" office:value="5.71691333333333" calcext:value-type="float">
            <text:p>5.71691333333333</text:p>
          </table:table-cell>
          <table:table-cell office:value-type="float" office:value="377.145560812091" calcext:value-type="float">
            <text:p>377.145560812091</text:p>
          </table:table-cell>
          <table:table-cell office:value-type="float" office:value="5.72176380676523" calcext:value-type="float">
            <text:p>5.72176380676523</text:p>
          </table:table-cell>
          <table:table-cell/>
          <table:table-cell table:formula="of:=[.A151]-[.C151]" office:value-type="float" office:value="0.00107615080003143" calcext:value-type="float">
            <text:p>0.001076150800031</text:p>
          </table:table-cell>
          <table:table-cell table:formula="of:=[.F151]/[.C151]*1000000" office:value-type="float" office:value="2.85340969601816" calcext:value-type="float">
            <text:p>2.85340969601816</text:p>
          </table:table-cell>
        </table:table-row>
        <table:table-row table:style-name="ro1">
          <table:table-cell office:value-type="float" office:value="377.143890380859" calcext:value-type="float">
            <text:p>377.143890380859</text:p>
          </table:table-cell>
          <table:table-cell office:value-type="float" office:value="5.74308666666667" calcext:value-type="float">
            <text:p>5.74308666666667</text:p>
          </table:table-cell>
          <table:table-cell office:value-type="float" office:value="377.145560812091" calcext:value-type="float">
            <text:p>377.145560812091</text:p>
          </table:table-cell>
          <table:table-cell office:value-type="float" office:value="5.72176380676523" calcext:value-type="float">
            <text:p>5.72176380676523</text:p>
          </table:table-cell>
          <table:table-cell/>
          <table:table-cell table:formula="of:=[.A152]-[.C152]" office:value-type="float" office:value="-0.00167043123201438" calcext:value-type="float">
            <text:p>-0.001670431232014</text:p>
          </table:table-cell>
          <table:table-cell table:formula="of:=[.F152]/[.C152]*1000000" office:value-type="float" office:value="-4.42914196952899" calcext:value-type="float">
            <text:p>-4.42914196952899</text:p>
          </table:table-cell>
        </table:table-row>
        <table:table-row table:style-name="ro1">
          <table:table-cell office:value-type="float" office:value="377.145263671875" calcext:value-type="float">
            <text:p>377.145263671875</text:p>
          </table:table-cell>
          <table:table-cell office:value-type="float" office:value="5.74308666666667" calcext:value-type="float">
            <text:p>5.74308666666667</text:p>
          </table:table-cell>
          <table:table-cell office:value-type="float" office:value="377.145560812091" calcext:value-type="float">
            <text:p>377.145560812091</text:p>
          </table:table-cell>
          <table:table-cell office:value-type="float" office:value="5.72176380676523" calcext:value-type="float">
            <text:p>5.72176380676523</text:p>
          </table:table-cell>
          <table:table-cell/>
          <table:table-cell table:formula="of:=[.A153]-[.C153]" office:value-type="float" office:value="-0.000297140215991476" calcext:value-type="float">
            <text:p>-0.000297140215991</text:p>
          </table:table-cell>
          <table:table-cell table:formula="of:=[.F153]/[.C153]*1000000" office:value-type="float" office:value="-0.787866136755414" calcext:value-type="float">
            <text:p>-0.787866136755414</text:p>
          </table:table-cell>
        </table:table-row>
        <table:table-row table:style-name="ro1">
          <table:table-cell office:value-type="float" office:value="377.146636962891" calcext:value-type="float">
            <text:p>377.146636962891</text:p>
          </table:table-cell>
          <table:table-cell office:value-type="float" office:value="5.74308666666667" calcext:value-type="float">
            <text:p>5.74308666666667</text:p>
          </table:table-cell>
          <table:table-cell office:value-type="float" office:value="377.145560812091" calcext:value-type="float">
            <text:p>377.145560812091</text:p>
          </table:table-cell>
          <table:table-cell office:value-type="float" office:value="5.72176380676523" calcext:value-type="float">
            <text:p>5.72176380676523</text:p>
          </table:table-cell>
          <table:table-cell/>
          <table:table-cell table:formula="of:=[.A154]-[.C154]" office:value-type="float" office:value="0.00107615080003143" calcext:value-type="float">
            <text:p>0.001076150800031</text:p>
          </table:table-cell>
          <table:table-cell table:formula="of:=[.F154]/[.C154]*1000000" office:value-type="float" office:value="2.85340969601816" calcext:value-type="float">
            <text:p>2.85340969601816</text:p>
          </table:table-cell>
        </table:table-row>
        <table:table-row table:style-name="ro1">
          <table:table-cell office:value-type="float" office:value="312.128967285156" calcext:value-type="float">
            <text:p>312.128967285156</text:p>
          </table:table-cell>
          <table:table-cell office:value-type="float" office:value="5.93074666666667" calcext:value-type="float">
            <text:p>5.93074666666667</text:p>
          </table:table-cell>
          <table:table-cell office:value-type="float" office:value="312.130245096091" calcext:value-type="float">
            <text:p>312.130245096091</text:p>
          </table:table-cell>
          <table:table-cell office:value-type="float" office:value="5.95934709652769" calcext:value-type="float">
            <text:p>5.95934709652769</text:p>
          </table:table-cell>
          <table:table-cell/>
          <table:table-cell table:formula="of:=[.A155]-[.C155]" office:value-type="float" office:value="-0.0012778109349938" calcext:value-type="float">
            <text:p>-0.001277810934994</text:p>
          </table:table-cell>
          <table:table-cell table:formula="of:=[.F155]/[.C155]*1000000" office:value-type="float" office:value="-4.09383888639313" calcext:value-type="float">
            <text:p>-4.09383888639313</text:p>
          </table:table-cell>
        </table:table-row>
        <table:table-row table:style-name="ro1">
          <table:table-cell office:value-type="float" office:value="312.130035400391" calcext:value-type="float">
            <text:p>312.130035400391</text:p>
          </table:table-cell>
          <table:table-cell office:value-type="float" office:value="5.93074666666667" calcext:value-type="float">
            <text:p>5.93074666666667</text:p>
          </table:table-cell>
          <table:table-cell office:value-type="float" office:value="312.130245096091" calcext:value-type="float">
            <text:p>312.130245096091</text:p>
          </table:table-cell>
          <table:table-cell office:value-type="float" office:value="5.95934709652769" calcext:value-type="float">
            <text:p>5.95934709652769</text:p>
          </table:table-cell>
          <table:table-cell/>
          <table:table-cell table:formula="of:=[.A156]-[.C156]" office:value-type="float" office:value="-0.000209695699993517" calcext:value-type="float">
            <text:p>-0.000209695699994</text:p>
          </table:table-cell>
          <table:table-cell table:formula="of:=[.F156]/[.C156]*1000000" office:value-type="float" office:value="-0.671821149305673" calcext:value-type="float">
            <text:p>-0.671821149305673</text:p>
          </table:table-cell>
        </table:table-row>
        <table:table-row table:style-name="ro1">
          <table:table-cell office:value-type="float" office:value="312.128967285156" calcext:value-type="float">
            <text:p>312.128967285156</text:p>
          </table:table-cell>
          <table:table-cell office:value-type="float" office:value="5.95792" calcext:value-type="float">
            <text:p>5.95792</text:p>
          </table:table-cell>
          <table:table-cell office:value-type="float" office:value="312.130245096091" calcext:value-type="float">
            <text:p>312.130245096091</text:p>
          </table:table-cell>
          <table:table-cell office:value-type="float" office:value="5.95934709652769" calcext:value-type="float">
            <text:p>5.95934709652769</text:p>
          </table:table-cell>
          <table:table-cell/>
          <table:table-cell table:formula="of:=[.A157]-[.C157]" office:value-type="float" office:value="-0.0012778109349938" calcext:value-type="float">
            <text:p>-0.001277810934994</text:p>
          </table:table-cell>
          <table:table-cell table:formula="of:=[.F157]/[.C157]*1000000" office:value-type="float" office:value="-4.09383888639313" calcext:value-type="float">
            <text:p>-4.09383888639313</text:p>
          </table:table-cell>
        </table:table-row>
        <table:table-row table:style-name="ro1">
          <table:table-cell office:value-type="float" office:value="312.130035400391" calcext:value-type="float">
            <text:p>312.130035400391</text:p>
          </table:table-cell>
          <table:table-cell office:value-type="float" office:value="5.95792" calcext:value-type="float">
            <text:p>5.95792</text:p>
          </table:table-cell>
          <table:table-cell office:value-type="float" office:value="312.130245096091" calcext:value-type="float">
            <text:p>312.130245096091</text:p>
          </table:table-cell>
          <table:table-cell office:value-type="float" office:value="5.95934709652769" calcext:value-type="float">
            <text:p>5.95934709652769</text:p>
          </table:table-cell>
          <table:table-cell/>
          <table:table-cell table:formula="of:=[.A158]-[.C158]" office:value-type="float" office:value="-0.000209695699993517" calcext:value-type="float">
            <text:p>-0.000209695699994</text:p>
          </table:table-cell>
          <table:table-cell table:formula="of:=[.F158]/[.C158]*1000000" office:value-type="float" office:value="-0.671821149305673" calcext:value-type="float">
            <text:p>-0.671821149305673</text:p>
          </table:table-cell>
        </table:table-row>
        <table:table-row table:style-name="ro1">
          <table:table-cell office:value-type="float" office:value="312.128967285156" calcext:value-type="float">
            <text:p>312.128967285156</text:p>
          </table:table-cell>
          <table:table-cell office:value-type="float" office:value="5.98458" calcext:value-type="float">
            <text:p>5.98458</text:p>
          </table:table-cell>
          <table:table-cell office:value-type="float" office:value="312.130245096091" calcext:value-type="float">
            <text:p>312.130245096091</text:p>
          </table:table-cell>
          <table:table-cell office:value-type="float" office:value="5.95934709652769" calcext:value-type="float">
            <text:p>5.95934709652769</text:p>
          </table:table-cell>
          <table:table-cell/>
          <table:table-cell table:formula="of:=[.A159]-[.C159]" office:value-type="float" office:value="-0.0012778109349938" calcext:value-type="float">
            <text:p>-0.001277810934994</text:p>
          </table:table-cell>
          <table:table-cell table:formula="of:=[.F159]/[.C159]*1000000" office:value-type="float" office:value="-4.09383888639313" calcext:value-type="float">
            <text:p>-4.09383888639313</text:p>
          </table:table-cell>
        </table:table-row>
        <table:table-row table:style-name="ro1">
          <table:table-cell office:value-type="float" office:value="312.130035400391" calcext:value-type="float">
            <text:p>312.130035400391</text:p>
          </table:table-cell>
          <table:table-cell office:value-type="float" office:value="5.98458" calcext:value-type="float">
            <text:p>5.98458</text:p>
          </table:table-cell>
          <table:table-cell office:value-type="float" office:value="312.130245096091" calcext:value-type="float">
            <text:p>312.130245096091</text:p>
          </table:table-cell>
          <table:table-cell office:value-type="float" office:value="5.95934709652769" calcext:value-type="float">
            <text:p>5.95934709652769</text:p>
          </table:table-cell>
          <table:table-cell/>
          <table:table-cell table:formula="of:=[.A160]-[.C160]" office:value-type="float" office:value="-0.000209695699993517" calcext:value-type="float">
            <text:p>-0.000209695699994</text:p>
          </table:table-cell>
          <table:table-cell table:formula="of:=[.F160]/[.C160]*1000000" office:value-type="float" office:value="-0.671821149305673" calcext:value-type="float">
            <text:p>-0.671821149305673</text:p>
          </table:table-cell>
        </table:table-row>
        <table:table-row table:style-name="ro1">
          <table:table-cell office:value-type="float" office:value="268.103210449219" calcext:value-type="float">
            <text:p>268.103210449219</text:p>
          </table:table-cell>
          <table:table-cell office:value-type="float" office:value="6.22041166666667" calcext:value-type="float">
            <text:p>6.22041166666667</text:p>
          </table:table-cell>
          <table:table-cell office:value-type="float" office:value="268.104030348091" calcext:value-type="float">
            <text:p>268.104030348091</text:p>
          </table:table-cell>
          <table:table-cell office:value-type="float" office:value="6.23304477814384" calcext:value-type="float">
            <text:p>6.23304477814384</text:p>
          </table:table-cell>
          <table:table-cell/>
          <table:table-cell table:formula="of:=[.A161]-[.C161]" office:value-type="float" office:value="-0.000819898872009617" calcext:value-type="float">
            <text:p>-0.00081989887201</text:p>
          </table:table-cell>
          <table:table-cell table:formula="of:=[.F161]/[.C161]*1000000" office:value-type="float" office:value="-3.05813706323291" calcext:value-type="float">
            <text:p>-3.05813706323291</text:p>
          </table:table-cell>
        </table:table-row>
        <table:table-row table:style-name="ro1">
          <table:table-cell office:value-type="float" office:value="268.104034423828" calcext:value-type="float">
            <text:p>268.104034423828</text:p>
          </table:table-cell>
          <table:table-cell office:value-type="float" office:value="6.22041166666667" calcext:value-type="float">
            <text:p>6.22041166666667</text:p>
          </table:table-cell>
          <table:table-cell office:value-type="float" office:value="268.104030348091" calcext:value-type="float">
            <text:p>268.104030348091</text:p>
          </table:table-cell>
          <table:table-cell office:value-type="float" office:value="6.23304477814384" calcext:value-type="float">
            <text:p>6.23304477814384</text:p>
          </table:table-cell>
          <table:table-cell/>
          <table:table-cell table:formula="of:=[.A162]-[.C162]" office:value-type="float" office:value="0.00000407573702432273" calcext:value-type="float">
            <text:p>4.07573702432273E-06</text:p>
          </table:table-cell>
          <table:table-cell table:formula="of:=[.F162]/[.C162]*1000000" office:value-type="float" office:value="0.0152020729379974" calcext:value-type="float">
            <text:p>0.015202072937997</text:p>
          </table:table-cell>
        </table:table-row>
        <table:table-row table:style-name="ro1">
          <table:table-cell office:value-type="float" office:value="268.104858398438" calcext:value-type="float">
            <text:p>268.104858398438</text:p>
          </table:table-cell>
          <table:table-cell office:value-type="float" office:value="6.22041166666667" calcext:value-type="float">
            <text:p>6.22041166666667</text:p>
          </table:table-cell>
          <table:table-cell office:value-type="float" office:value="268.104030348091" calcext:value-type="float">
            <text:p>268.104030348091</text:p>
          </table:table-cell>
          <table:table-cell office:value-type="float" office:value="6.23304477814384" calcext:value-type="float">
            <text:p>6.23304477814384</text:p>
          </table:table-cell>
          <table:table-cell/>
          <table:table-cell table:formula="of:=[.A163]-[.C163]" office:value-type="float" office:value="0.0008280503470246" calcext:value-type="float">
            <text:p>0.000828050347025</text:p>
          </table:table-cell>
          <table:table-cell table:formula="of:=[.F163]/[.C163]*1000000" office:value-type="float" office:value="3.08854121271324" calcext:value-type="float">
            <text:p>3.08854121271324</text:p>
          </table:table-cell>
        </table:table-row>
        <table:table-row table:style-name="ro1">
          <table:table-cell office:value-type="float" office:value="268.103210449219" calcext:value-type="float">
            <text:p>268.103210449219</text:p>
          </table:table-cell>
          <table:table-cell office:value-type="float" office:value="6.24608" calcext:value-type="float">
            <text:p>6.24608</text:p>
          </table:table-cell>
          <table:table-cell office:value-type="float" office:value="268.104030348091" calcext:value-type="float">
            <text:p>268.104030348091</text:p>
          </table:table-cell>
          <table:table-cell office:value-type="float" office:value="6.23304477814384" calcext:value-type="float">
            <text:p>6.23304477814384</text:p>
          </table:table-cell>
          <table:table-cell/>
          <table:table-cell table:formula="of:=[.A164]-[.C164]" office:value-type="float" office:value="-0.000819898872009617" calcext:value-type="float">
            <text:p>-0.00081989887201</text:p>
          </table:table-cell>
          <table:table-cell table:formula="of:=[.F164]/[.C164]*1000000" office:value-type="float" office:value="-3.05813706323291" calcext:value-type="float">
            <text:p>-3.05813706323291</text:p>
          </table:table-cell>
        </table:table-row>
        <table:table-row table:style-name="ro1">
          <table:table-cell office:value-type="float" office:value="268.104034423828" calcext:value-type="float">
            <text:p>268.104034423828</text:p>
          </table:table-cell>
          <table:table-cell office:value-type="float" office:value="6.24608" calcext:value-type="float">
            <text:p>6.24608</text:p>
          </table:table-cell>
          <table:table-cell office:value-type="float" office:value="268.104030348091" calcext:value-type="float">
            <text:p>268.104030348091</text:p>
          </table:table-cell>
          <table:table-cell office:value-type="float" office:value="6.23304477814384" calcext:value-type="float">
            <text:p>6.23304477814384</text:p>
          </table:table-cell>
          <table:table-cell/>
          <table:table-cell table:formula="of:=[.A165]-[.C165]" office:value-type="float" office:value="0.00000407573702432273" calcext:value-type="float">
            <text:p>4.07573702432273E-06</text:p>
          </table:table-cell>
          <table:table-cell table:formula="of:=[.F165]/[.C165]*1000000" office:value-type="float" office:value="0.0152020729379974" calcext:value-type="float">
            <text:p>0.015202072937997</text:p>
          </table:table-cell>
        </table:table-row>
        <table:table-row table:style-name="ro1">
          <table:table-cell office:value-type="float" office:value="268.104858398438" calcext:value-type="float">
            <text:p>268.104858398438</text:p>
          </table:table-cell>
          <table:table-cell office:value-type="float" office:value="6.24608" calcext:value-type="float">
            <text:p>6.24608</text:p>
          </table:table-cell>
          <table:table-cell office:value-type="float" office:value="268.104030348091" calcext:value-type="float">
            <text:p>268.104030348091</text:p>
          </table:table-cell>
          <table:table-cell office:value-type="float" office:value="6.23304477814384" calcext:value-type="float">
            <text:p>6.23304477814384</text:p>
          </table:table-cell>
          <table:table-cell/>
          <table:table-cell table:formula="of:=[.A166]-[.C166]" office:value-type="float" office:value="0.0008280503470246" calcext:value-type="float">
            <text:p>0.000828050347025</text:p>
          </table:table-cell>
          <table:table-cell table:formula="of:=[.F166]/[.C166]*1000000" office:value-type="float" office:value="3.08854121271324" calcext:value-type="float">
            <text:p>3.08854121271324</text:p>
          </table:table-cell>
        </table:table-row>
        <table:table-row table:style-name="ro1">
          <table:table-cell office:value-type="float" office:value="136.061218261719" calcext:value-type="float">
            <text:p>136.061218261719</text:p>
          </table:table-cell>
          <table:table-cell office:value-type="float" office:value="6.548745" calcext:value-type="float">
            <text:p>6.548745</text:p>
          </table:table-cell>
          <table:table-cell office:value-type="float" office:value="136.061771612091" calcext:value-type="float">
            <text:p>136.061771612091</text:p>
          </table:table-cell>
          <table:table-cell office:value-type="float" office:value="6.56553304107055" calcext:value-type="float">
            <text:p>6.56553304107055</text:p>
          </table:table-cell>
          <table:table-cell/>
          <table:table-cell table:formula="of:=[.A167]-[.C167]" office:value-type="float" office:value="-0.00055335037200166" calcext:value-type="float">
            <text:p>-0.000553350372002</text:p>
          </table:table-cell>
          <table:table-cell table:formula="of:=[.F167]/[.C167]*1000000" office:value-type="float" office:value="-4.0669055344895" calcext:value-type="float">
            <text:p>-4.0669055344895</text:p>
          </table:table-cell>
        </table:table-row>
        <table:table-row table:style-name="ro1">
          <table:table-cell office:value-type="float" office:value="136.0615234375" calcext:value-type="float">
            <text:p>136.0615234375</text:p>
          </table:table-cell>
          <table:table-cell office:value-type="float" office:value="6.548745" calcext:value-type="float">
            <text:p>6.548745</text:p>
          </table:table-cell>
          <table:table-cell office:value-type="float" office:value="136.061771612091" calcext:value-type="float">
            <text:p>136.061771612091</text:p>
          </table:table-cell>
          <table:table-cell office:value-type="float" office:value="6.56553304107055" calcext:value-type="float">
            <text:p>6.56553304107055</text:p>
          </table:table-cell>
          <table:table-cell/>
          <table:table-cell table:formula="of:=[.A168]-[.C168]" office:value-type="float" office:value="-0.000248174591007455" calcext:value-type="float">
            <text:p>-0.000248174591007</text:p>
          </table:table-cell>
          <table:table-cell table:formula="of:=[.F168]/[.C168]*1000000" office:value-type="float" office:value="-1.82398470979046" calcext:value-type="float">
            <text:p>-1.82398470979046</text:p>
          </table:table-cell>
        </table:table-row>
        <table:table-row table:style-name="ro1">
          <table:table-cell office:value-type="float" office:value="136.061813354492" calcext:value-type="float">
            <text:p>136.061813354492</text:p>
          </table:table-cell>
          <table:table-cell office:value-type="float" office:value="6.548745" calcext:value-type="float">
            <text:p>6.548745</text:p>
          </table:table-cell>
          <table:table-cell office:value-type="float" office:value="136.061771612091" calcext:value-type="float">
            <text:p>136.061771612091</text:p>
          </table:table-cell>
          <table:table-cell office:value-type="float" office:value="6.56553304107055" calcext:value-type="float">
            <text:p>6.56553304107055</text:p>
          </table:table-cell>
          <table:table-cell/>
          <table:table-cell table:formula="of:=[.A169]-[.C169]" office:value-type="float" office:value="0.0000417424009810929" calcext:value-type="float">
            <text:p>4.17424009810929E-05</text:p>
          </table:table-cell>
          <table:table-cell table:formula="of:=[.F169]/[.C169]*1000000" office:value-type="float" office:value="0.306790073997416" calcext:value-type="float">
            <text:p>0.306790073997416</text:p>
          </table:table-cell>
        </table:table-row>
        <table:table-row table:style-name="ro1">
          <table:table-cell office:value-type="float" office:value="136.062118530273" calcext:value-type="float">
            <text:p>136.062118530273</text:p>
          </table:table-cell>
          <table:table-cell office:value-type="float" office:value="6.548745" calcext:value-type="float">
            <text:p>6.548745</text:p>
          </table:table-cell>
          <table:table-cell office:value-type="float" office:value="136.061771612091" calcext:value-type="float">
            <text:p>136.061771612091</text:p>
          </table:table-cell>
          <table:table-cell office:value-type="float" office:value="6.56553304107055" calcext:value-type="float">
            <text:p>6.56553304107055</text:p>
          </table:table-cell>
          <table:table-cell/>
          <table:table-cell table:formula="of:=[.A170]-[.C170]" office:value-type="float" office:value="0.000346918182003719" calcext:value-type="float">
            <text:p>0.000346918182004</text:p>
          </table:table-cell>
          <table:table-cell table:formula="of:=[.F170]/[.C170]*1000000" office:value-type="float" office:value="2.54971089890535" calcext:value-type="float">
            <text:p>2.54971089890535</text:p>
          </table:table-cell>
        </table:table-row>
        <table:table-row table:style-name="ro1">
          <table:table-cell office:value-type="float" office:value="136.062423706055" calcext:value-type="float">
            <text:p>136.062423706055</text:p>
          </table:table-cell>
          <table:table-cell office:value-type="float" office:value="6.548745" calcext:value-type="float">
            <text:p>6.548745</text:p>
          </table:table-cell>
          <table:table-cell office:value-type="float" office:value="136.061771612091" calcext:value-type="float">
            <text:p>136.061771612091</text:p>
          </table:table-cell>
          <table:table-cell office:value-type="float" office:value="6.56553304107055" calcext:value-type="float">
            <text:p>6.56553304107055</text:p>
          </table:table-cell>
          <table:table-cell/>
          <table:table-cell table:formula="of:=[.A171]-[.C171]" office:value-type="float" office:value="0.000652093963992684" calcext:value-type="float">
            <text:p>0.000652093963993</text:p>
          </table:table-cell>
          <table:table-cell table:formula="of:=[.F171]/[.C171]*1000000" office:value-type="float" office:value="4.79263173091549" calcext:value-type="float">
            <text:p>4.79263173091549</text:p>
          </table:table-cell>
        </table:table-row>
        <table:table-row table:style-name="ro1">
          <table:table-cell office:value-type="float" office:value="136.062713623047" calcext:value-type="float">
            <text:p>136.062713623047</text:p>
          </table:table-cell>
          <table:table-cell office:value-type="float" office:value="6.548745" calcext:value-type="float">
            <text:p>6.548745</text:p>
          </table:table-cell>
          <table:table-cell office:value-type="float" office:value="136.061771612091" calcext:value-type="float">
            <text:p>136.061771612091</text:p>
          </table:table-cell>
          <table:table-cell office:value-type="float" office:value="6.56553304107055" calcext:value-type="float">
            <text:p>6.56553304107055</text:p>
          </table:table-cell>
          <table:table-cell/>
          <table:table-cell table:formula="of:=[.A172]-[.C172]" office:value-type="float" office:value="0.000942010955981232" calcext:value-type="float">
            <text:p>0.000942010955981</text:p>
          </table:table-cell>
          <table:table-cell table:formula="of:=[.F172]/[.C172]*1000000" office:value-type="float" office:value="6.92340651470336" calcext:value-type="float">
            <text:p>6.92340651470336</text:p>
          </table:table-cell>
        </table:table-row>
        <table:table-row table:style-name="ro1">
          <table:table-cell office:value-type="float" office:value="136.060913085938" calcext:value-type="float">
            <text:p>136.060913085938</text:p>
          </table:table-cell>
          <table:table-cell office:value-type="float" office:value="6.57241166666667" calcext:value-type="float">
            <text:p>6.57241166666667</text:p>
          </table:table-cell>
          <table:table-cell office:value-type="float" office:value="136.061771612091" calcext:value-type="float">
            <text:p>136.061771612091</text:p>
          </table:table-cell>
          <table:table-cell office:value-type="float" office:value="6.56553304107055" calcext:value-type="float">
            <text:p>6.56553304107055</text:p>
          </table:table-cell>
          <table:table-cell/>
          <table:table-cell table:formula="of:=[.A173]-[.C173]" office:value-type="float" office:value="-0.000858526152995864" calcext:value-type="float">
            <text:p>-0.000858526152996</text:p>
          </table:table-cell>
          <table:table-cell table:formula="of:=[.F173]/[.C173]*1000000" office:value-type="float" office:value="-6.30982635918855" calcext:value-type="float">
            <text:p>-6.30982635918855</text:p>
          </table:table-cell>
        </table:table-row>
        <table:table-row table:style-name="ro1">
          <table:table-cell office:value-type="float" office:value="136.061218261719" calcext:value-type="float">
            <text:p>136.061218261719</text:p>
          </table:table-cell>
          <table:table-cell office:value-type="float" office:value="6.57241166666667" calcext:value-type="float">
            <text:p>6.57241166666667</text:p>
          </table:table-cell>
          <table:table-cell office:value-type="float" office:value="136.061771612091" calcext:value-type="float">
            <text:p>136.061771612091</text:p>
          </table:table-cell>
          <table:table-cell office:value-type="float" office:value="6.56553304107055" calcext:value-type="float">
            <text:p>6.56553304107055</text:p>
          </table:table-cell>
          <table:table-cell/>
          <table:table-cell table:formula="of:=[.A174]-[.C174]" office:value-type="float" office:value="-0.00055335037200166" calcext:value-type="float">
            <text:p>-0.000553350372002</text:p>
          </table:table-cell>
          <table:table-cell table:formula="of:=[.F174]/[.C174]*1000000" office:value-type="float" office:value="-4.0669055344895" calcext:value-type="float">
            <text:p>-4.0669055344895</text:p>
          </table:table-cell>
        </table:table-row>
        <table:table-row table:style-name="ro1">
          <table:table-cell office:value-type="float" office:value="136.0615234375" calcext:value-type="float">
            <text:p>136.0615234375</text:p>
          </table:table-cell>
          <table:table-cell office:value-type="float" office:value="6.57241166666667" calcext:value-type="float">
            <text:p>6.57241166666667</text:p>
          </table:table-cell>
          <table:table-cell office:value-type="float" office:value="136.061771612091" calcext:value-type="float">
            <text:p>136.061771612091</text:p>
          </table:table-cell>
          <table:table-cell office:value-type="float" office:value="6.56553304107055" calcext:value-type="float">
            <text:p>6.56553304107055</text:p>
          </table:table-cell>
          <table:table-cell/>
          <table:table-cell table:formula="of:=[.A175]-[.C175]" office:value-type="float" office:value="-0.000248174591007455" calcext:value-type="float">
            <text:p>-0.000248174591007</text:p>
          </table:table-cell>
          <table:table-cell table:formula="of:=[.F175]/[.C175]*1000000" office:value-type="float" office:value="-1.82398470979046" calcext:value-type="float">
            <text:p>-1.82398470979046</text:p>
          </table:table-cell>
        </table:table-row>
        <table:table-row table:style-name="ro1">
          <table:table-cell office:value-type="float" office:value="136.061813354492" calcext:value-type="float">
            <text:p>136.061813354492</text:p>
          </table:table-cell>
          <table:table-cell office:value-type="float" office:value="6.57241166666667" calcext:value-type="float">
            <text:p>6.57241166666667</text:p>
          </table:table-cell>
          <table:table-cell office:value-type="float" office:value="136.061771612091" calcext:value-type="float">
            <text:p>136.061771612091</text:p>
          </table:table-cell>
          <table:table-cell office:value-type="float" office:value="6.56553304107055" calcext:value-type="float">
            <text:p>6.56553304107055</text:p>
          </table:table-cell>
          <table:table-cell/>
          <table:table-cell table:formula="of:=[.A176]-[.C176]" office:value-type="float" office:value="0.0000417424009810929" calcext:value-type="float">
            <text:p>4.17424009810929E-05</text:p>
          </table:table-cell>
          <table:table-cell table:formula="of:=[.F176]/[.C176]*1000000" office:value-type="float" office:value="0.306790073997416" calcext:value-type="float">
            <text:p>0.306790073997416</text:p>
          </table:table-cell>
        </table:table-row>
        <table:table-row table:style-name="ro1">
          <table:table-cell office:value-type="float" office:value="136.062118530273" calcext:value-type="float">
            <text:p>136.062118530273</text:p>
          </table:table-cell>
          <table:table-cell office:value-type="float" office:value="6.57241166666667" calcext:value-type="float">
            <text:p>6.57241166666667</text:p>
          </table:table-cell>
          <table:table-cell office:value-type="float" office:value="136.061771612091" calcext:value-type="float">
            <text:p>136.061771612091</text:p>
          </table:table-cell>
          <table:table-cell office:value-type="float" office:value="6.56553304107055" calcext:value-type="float">
            <text:p>6.56553304107055</text:p>
          </table:table-cell>
          <table:table-cell/>
          <table:table-cell table:formula="of:=[.A177]-[.C177]" office:value-type="float" office:value="0.000346918182003719" calcext:value-type="float">
            <text:p>0.000346918182004</text:p>
          </table:table-cell>
          <table:table-cell table:formula="of:=[.F177]/[.C177]*1000000" office:value-type="float" office:value="2.54971089890535" calcext:value-type="float">
            <text:p>2.54971089890535</text:p>
          </table:table-cell>
        </table:table-row>
        <table:table-row table:style-name="ro1">
          <table:table-cell office:value-type="float" office:value="136.062423706055" calcext:value-type="float">
            <text:p>136.062423706055</text:p>
          </table:table-cell>
          <table:table-cell office:value-type="float" office:value="6.57241166666667" calcext:value-type="float">
            <text:p>6.57241166666667</text:p>
          </table:table-cell>
          <table:table-cell office:value-type="float" office:value="136.061771612091" calcext:value-type="float">
            <text:p>136.061771612091</text:p>
          </table:table-cell>
          <table:table-cell office:value-type="float" office:value="6.56553304107055" calcext:value-type="float">
            <text:p>6.56553304107055</text:p>
          </table:table-cell>
          <table:table-cell/>
          <table:table-cell table:formula="of:=[.A178]-[.C178]" office:value-type="float" office:value="0.000652093963992684" calcext:value-type="float">
            <text:p>0.000652093963993</text:p>
          </table:table-cell>
          <table:table-cell table:formula="of:=[.F178]/[.C178]*1000000" office:value-type="float" office:value="4.79263173091549" calcext:value-type="float">
            <text:p>4.79263173091549</text:p>
          </table:table-cell>
        </table:table-row>
        <table:table-row table:style-name="ro1">
          <table:table-cell office:value-type="float" office:value="136.062713623047" calcext:value-type="float">
            <text:p>136.062713623047</text:p>
          </table:table-cell>
          <table:table-cell office:value-type="float" office:value="6.57241166666667" calcext:value-type="float">
            <text:p>6.57241166666667</text:p>
          </table:table-cell>
          <table:table-cell office:value-type="float" office:value="136.061771612091" calcext:value-type="float">
            <text:p>136.061771612091</text:p>
          </table:table-cell>
          <table:table-cell office:value-type="float" office:value="6.56553304107055" calcext:value-type="float">
            <text:p>6.56553304107055</text:p>
          </table:table-cell>
          <table:table-cell/>
          <table:table-cell table:formula="of:=[.A179]-[.C179]" office:value-type="float" office:value="0.000942010955981232" calcext:value-type="float">
            <text:p>0.000942010955981</text:p>
          </table:table-cell>
          <table:table-cell table:formula="of:=[.F179]/[.C179]*1000000" office:value-type="float" office:value="6.92340651470336" calcext:value-type="float">
            <text:p>6.92340651470336</text:p>
          </table:table-cell>
        </table:table-row>
        <table:table-row table:style-name="ro1">
          <table:table-cell office:value-type="float" office:value="136.061218261719" calcext:value-type="float">
            <text:p>136.061218261719</text:p>
          </table:table-cell>
          <table:table-cell office:value-type="float" office:value="6.59558333333333" calcext:value-type="float">
            <text:p>6.59558333333333</text:p>
          </table:table-cell>
          <table:table-cell office:value-type="float" office:value="136.061771612091" calcext:value-type="float">
            <text:p>136.061771612091</text:p>
          </table:table-cell>
          <table:table-cell office:value-type="float" office:value="6.56553304107055" calcext:value-type="float">
            <text:p>6.56553304107055</text:p>
          </table:table-cell>
          <table:table-cell/>
          <table:table-cell table:formula="of:=[.A180]-[.C180]" office:value-type="float" office:value="-0.00055335037200166" calcext:value-type="float">
            <text:p>-0.000553350372002</text:p>
          </table:table-cell>
          <table:table-cell table:formula="of:=[.F180]/[.C180]*1000000" office:value-type="float" office:value="-4.0669055344895" calcext:value-type="float">
            <text:p>-4.0669055344895</text:p>
          </table:table-cell>
        </table:table-row>
        <table:table-row table:style-name="ro1">
          <table:table-cell office:value-type="float" office:value="136.0615234375" calcext:value-type="float">
            <text:p>136.0615234375</text:p>
          </table:table-cell>
          <table:table-cell office:value-type="float" office:value="6.59558333333333" calcext:value-type="float">
            <text:p>6.59558333333333</text:p>
          </table:table-cell>
          <table:table-cell office:value-type="float" office:value="136.061771612091" calcext:value-type="float">
            <text:p>136.061771612091</text:p>
          </table:table-cell>
          <table:table-cell office:value-type="float" office:value="6.56553304107055" calcext:value-type="float">
            <text:p>6.56553304107055</text:p>
          </table:table-cell>
          <table:table-cell/>
          <table:table-cell table:formula="of:=[.A181]-[.C181]" office:value-type="float" office:value="-0.000248174591007455" calcext:value-type="float">
            <text:p>-0.000248174591007</text:p>
          </table:table-cell>
          <table:table-cell table:formula="of:=[.F181]/[.C181]*1000000" office:value-type="float" office:value="-1.82398470979046" calcext:value-type="float">
            <text:p>-1.82398470979046</text:p>
          </table:table-cell>
        </table:table-row>
        <table:table-row table:style-name="ro1">
          <table:table-cell office:value-type="float" office:value="136.061813354492" calcext:value-type="float">
            <text:p>136.061813354492</text:p>
          </table:table-cell>
          <table:table-cell office:value-type="float" office:value="6.59558333333333" calcext:value-type="float">
            <text:p>6.59558333333333</text:p>
          </table:table-cell>
          <table:table-cell office:value-type="float" office:value="136.061771612091" calcext:value-type="float">
            <text:p>136.061771612091</text:p>
          </table:table-cell>
          <table:table-cell office:value-type="float" office:value="6.56553304107055" calcext:value-type="float">
            <text:p>6.56553304107055</text:p>
          </table:table-cell>
          <table:table-cell/>
          <table:table-cell table:formula="of:=[.A182]-[.C182]" office:value-type="float" office:value="0.0000417424009810929" calcext:value-type="float">
            <text:p>4.17424009810929E-05</text:p>
          </table:table-cell>
          <table:table-cell table:formula="of:=[.F182]/[.C182]*1000000" office:value-type="float" office:value="0.306790073997416" calcext:value-type="float">
            <text:p>0.306790073997416</text:p>
          </table:table-cell>
        </table:table-row>
        <table:table-row table:style-name="ro1">
          <table:table-cell office:value-type="float" office:value="136.062118530273" calcext:value-type="float">
            <text:p>136.062118530273</text:p>
          </table:table-cell>
          <table:table-cell office:value-type="float" office:value="6.59558333333333" calcext:value-type="float">
            <text:p>6.59558333333333</text:p>
          </table:table-cell>
          <table:table-cell office:value-type="float" office:value="136.061771612091" calcext:value-type="float">
            <text:p>136.061771612091</text:p>
          </table:table-cell>
          <table:table-cell office:value-type="float" office:value="6.56553304107055" calcext:value-type="float">
            <text:p>6.56553304107055</text:p>
          </table:table-cell>
          <table:table-cell/>
          <table:table-cell table:formula="of:=[.A183]-[.C183]" office:value-type="float" office:value="0.000346918182003719" calcext:value-type="float">
            <text:p>0.000346918182004</text:p>
          </table:table-cell>
          <table:table-cell table:formula="of:=[.F183]/[.C183]*1000000" office:value-type="float" office:value="2.54971089890535" calcext:value-type="float">
            <text:p>2.54971089890535</text:p>
          </table:table-cell>
        </table:table-row>
        <table:table-row table:style-name="ro1">
          <table:table-cell office:value-type="float" office:value="136.062423706055" calcext:value-type="float">
            <text:p>136.062423706055</text:p>
          </table:table-cell>
          <table:table-cell office:value-type="float" office:value="6.59558333333333" calcext:value-type="float">
            <text:p>6.59558333333333</text:p>
          </table:table-cell>
          <table:table-cell office:value-type="float" office:value="136.061771612091" calcext:value-type="float">
            <text:p>136.061771612091</text:p>
          </table:table-cell>
          <table:table-cell office:value-type="float" office:value="6.56553304107055" calcext:value-type="float">
            <text:p>6.56553304107055</text:p>
          </table:table-cell>
          <table:table-cell/>
          <table:table-cell table:formula="of:=[.A184]-[.C184]" office:value-type="float" office:value="0.000652093963992684" calcext:value-type="float">
            <text:p>0.000652093963993</text:p>
          </table:table-cell>
          <table:table-cell table:formula="of:=[.F184]/[.C184]*1000000" office:value-type="float" office:value="4.79263173091549" calcext:value-type="float">
            <text:p>4.79263173091549</text:p>
          </table:table-cell>
        </table:table-row>
        <table:table-row table:style-name="ro1">
          <table:table-cell office:value-type="float" office:value="136.062713623047" calcext:value-type="float">
            <text:p>136.062713623047</text:p>
          </table:table-cell>
          <table:table-cell office:value-type="float" office:value="6.59558333333333" calcext:value-type="float">
            <text:p>6.59558333333333</text:p>
          </table:table-cell>
          <table:table-cell office:value-type="float" office:value="136.061771612091" calcext:value-type="float">
            <text:p>136.061771612091</text:p>
          </table:table-cell>
          <table:table-cell office:value-type="float" office:value="6.56553304107055" calcext:value-type="float">
            <text:p>6.56553304107055</text:p>
          </table:table-cell>
          <table:table-cell/>
          <table:table-cell table:formula="of:=[.A185]-[.C185]" office:value-type="float" office:value="0.000942010955981232" calcext:value-type="float">
            <text:p>0.000942010955981</text:p>
          </table:table-cell>
          <table:table-cell table:formula="of:=[.F185]/[.C185]*1000000" office:value-type="float" office:value="6.92340651470336" calcext:value-type="float">
            <text:p>6.92340651470336</text:p>
          </table:table-cell>
        </table:table-row>
        <table:table-row table:style-name="ro1">
          <table:table-cell office:value-type="float" office:value="298.113464355469" calcext:value-type="float">
            <text:p>298.113464355469</text:p>
          </table:table-cell>
          <table:table-cell office:value-type="float" office:value="6.68633333333333" calcext:value-type="float">
            <text:p>6.68633333333333</text:p>
          </table:table-cell>
          <table:table-cell office:value-type="float" office:value="298.114595032091" calcext:value-type="float">
            <text:p>298.114595032091</text:p>
          </table:table-cell>
          <table:table-cell office:value-type="float" office:value="6.70458125952468" calcext:value-type="float">
            <text:p>6.70458125952468</text:p>
          </table:table-cell>
          <table:table-cell/>
          <table:table-cell table:formula="of:=[.A186]-[.C186]" office:value-type="float" office:value="-0.00113067662204003" calcext:value-type="float">
            <text:p>-0.00113067662204</text:p>
          </table:table-cell>
          <table:table-cell table:formula="of:=[.F186]/[.C186]*1000000" office:value-type="float" office:value="-3.79275835830283" calcext:value-type="float">
            <text:p>-3.79275835830283</text:p>
          </table:table-cell>
        </table:table-row>
        <table:table-row table:style-name="ro1">
          <table:table-cell office:value-type="float" office:value="298.114440917969" calcext:value-type="float">
            <text:p>298.114440917969</text:p>
          </table:table-cell>
          <table:table-cell office:value-type="float" office:value="6.68633333333333" calcext:value-type="float">
            <text:p>6.68633333333333</text:p>
          </table:table-cell>
          <table:table-cell office:value-type="float" office:value="298.114595032091" calcext:value-type="float">
            <text:p>298.114595032091</text:p>
          </table:table-cell>
          <table:table-cell office:value-type="float" office:value="6.70458125952468" calcext:value-type="float">
            <text:p>6.70458125952468</text:p>
          </table:table-cell>
          <table:table-cell/>
          <table:table-cell table:formula="of:=[.A187]-[.C187]" office:value-type="float" office:value="-0.000154114122040028" calcext:value-type="float">
            <text:p>-0.00015411412204</text:p>
          </table:table-cell>
          <table:table-cell table:formula="of:=[.F187]/[.C187]*1000000" office:value-type="float" office:value="-0.516962686860192" calcext:value-type="float">
            <text:p>-0.516962686860192</text:p>
          </table:table-cell>
        </table:table-row>
        <table:table-row table:style-name="ro1">
          <table:table-cell office:value-type="float" office:value="298.115417480469" calcext:value-type="float">
            <text:p>298.115417480469</text:p>
          </table:table-cell>
          <table:table-cell office:value-type="float" office:value="6.68633333333333" calcext:value-type="float">
            <text:p>6.68633333333333</text:p>
          </table:table-cell>
          <table:table-cell office:value-type="float" office:value="298.114595032091" calcext:value-type="float">
            <text:p>298.114595032091</text:p>
          </table:table-cell>
          <table:table-cell office:value-type="float" office:value="6.70458125952468" calcext:value-type="float">
            <text:p>6.70458125952468</text:p>
          </table:table-cell>
          <table:table-cell/>
          <table:table-cell table:formula="of:=[.A188]-[.C188]" office:value-type="float" office:value="0.000822448377959972" calcext:value-type="float">
            <text:p>0.00082244837796</text:p>
          </table:table-cell>
          <table:table-cell table:formula="of:=[.F188]/[.C188]*1000000" office:value-type="float" office:value="2.75883298458245" calcext:value-type="float">
            <text:p>2.75883298458245</text:p>
          </table:table-cell>
        </table:table-row>
        <table:table-row table:style-name="ro1">
          <table:table-cell office:value-type="float" office:value="298.113464355469" calcext:value-type="float">
            <text:p>298.113464355469</text:p>
          </table:table-cell>
          <table:table-cell office:value-type="float" office:value="6.712255" calcext:value-type="float">
            <text:p>6.712255</text:p>
          </table:table-cell>
          <table:table-cell office:value-type="float" office:value="298.114595032091" calcext:value-type="float">
            <text:p>298.114595032091</text:p>
          </table:table-cell>
          <table:table-cell office:value-type="float" office:value="6.70458125952468" calcext:value-type="float">
            <text:p>6.70458125952468</text:p>
          </table:table-cell>
          <table:table-cell/>
          <table:table-cell table:formula="of:=[.A189]-[.C189]" office:value-type="float" office:value="-0.00113067662204003" calcext:value-type="float">
            <text:p>-0.00113067662204</text:p>
          </table:table-cell>
          <table:table-cell table:formula="of:=[.F189]/[.C189]*1000000" office:value-type="float" office:value="-3.79275835830283" calcext:value-type="float">
            <text:p>-3.79275835830283</text:p>
          </table:table-cell>
        </table:table-row>
        <table:table-row table:style-name="ro1">
          <table:table-cell office:value-type="float" office:value="298.114440917969" calcext:value-type="float">
            <text:p>298.114440917969</text:p>
          </table:table-cell>
          <table:table-cell office:value-type="float" office:value="6.712255" calcext:value-type="float">
            <text:p>6.712255</text:p>
          </table:table-cell>
          <table:table-cell office:value-type="float" office:value="298.114595032091" calcext:value-type="float">
            <text:p>298.114595032091</text:p>
          </table:table-cell>
          <table:table-cell office:value-type="float" office:value="6.70458125952468" calcext:value-type="float">
            <text:p>6.70458125952468</text:p>
          </table:table-cell>
          <table:table-cell/>
          <table:table-cell table:formula="of:=[.A190]-[.C190]" office:value-type="float" office:value="-0.000154114122040028" calcext:value-type="float">
            <text:p>-0.00015411412204</text:p>
          </table:table-cell>
          <table:table-cell table:formula="of:=[.F190]/[.C190]*1000000" office:value-type="float" office:value="-0.516962686860192" calcext:value-type="float">
            <text:p>-0.516962686860192</text:p>
          </table:table-cell>
        </table:table-row>
        <table:table-row table:style-name="ro1">
          <table:table-cell office:value-type="float" office:value="298.115417480469" calcext:value-type="float">
            <text:p>298.115417480469</text:p>
          </table:table-cell>
          <table:table-cell office:value-type="float" office:value="6.712255" calcext:value-type="float">
            <text:p>6.712255</text:p>
          </table:table-cell>
          <table:table-cell office:value-type="float" office:value="298.114595032091" calcext:value-type="float">
            <text:p>298.114595032091</text:p>
          </table:table-cell>
          <table:table-cell office:value-type="float" office:value="6.70458125952468" calcext:value-type="float">
            <text:p>6.70458125952468</text:p>
          </table:table-cell>
          <table:table-cell/>
          <table:table-cell table:formula="of:=[.A191]-[.C191]" office:value-type="float" office:value="0.000822448377959972" calcext:value-type="float">
            <text:p>0.00082244837796</text:p>
          </table:table-cell>
          <table:table-cell table:formula="of:=[.F191]/[.C191]*1000000" office:value-type="float" office:value="2.75883298458245" calcext:value-type="float">
            <text:p>2.75883298458245</text:p>
          </table:table-cell>
        </table:table-row>
        <table:table-row table:style-name="ro1">
          <table:table-cell office:value-type="float" office:value="298.113464355469" calcext:value-type="float">
            <text:p>298.113464355469</text:p>
          </table:table-cell>
          <table:table-cell office:value-type="float" office:value="6.73491166666667" calcext:value-type="float">
            <text:p>6.73491166666667</text:p>
          </table:table-cell>
          <table:table-cell office:value-type="float" office:value="298.114595032091" calcext:value-type="float">
            <text:p>298.114595032091</text:p>
          </table:table-cell>
          <table:table-cell office:value-type="float" office:value="6.70458125952468" calcext:value-type="float">
            <text:p>6.70458125952468</text:p>
          </table:table-cell>
          <table:table-cell/>
          <table:table-cell table:formula="of:=[.A192]-[.C192]" office:value-type="float" office:value="-0.00113067662204003" calcext:value-type="float">
            <text:p>-0.00113067662204</text:p>
          </table:table-cell>
          <table:table-cell table:formula="of:=[.F192]/[.C192]*1000000" office:value-type="float" office:value="-3.79275835830283" calcext:value-type="float">
            <text:p>-3.79275835830283</text:p>
          </table:table-cell>
        </table:table-row>
        <table:table-row table:style-name="ro1">
          <table:table-cell office:value-type="float" office:value="298.114440917969" calcext:value-type="float">
            <text:p>298.114440917969</text:p>
          </table:table-cell>
          <table:table-cell office:value-type="float" office:value="6.73491166666667" calcext:value-type="float">
            <text:p>6.73491166666667</text:p>
          </table:table-cell>
          <table:table-cell office:value-type="float" office:value="298.114595032091" calcext:value-type="float">
            <text:p>298.114595032091</text:p>
          </table:table-cell>
          <table:table-cell office:value-type="float" office:value="6.70458125952468" calcext:value-type="float">
            <text:p>6.70458125952468</text:p>
          </table:table-cell>
          <table:table-cell/>
          <table:table-cell table:formula="of:=[.A193]-[.C193]" office:value-type="float" office:value="-0.000154114122040028" calcext:value-type="float">
            <text:p>-0.00015411412204</text:p>
          </table:table-cell>
          <table:table-cell table:formula="of:=[.F193]/[.C193]*1000000" office:value-type="float" office:value="-0.516962686860192" calcext:value-type="float">
            <text:p>-0.516962686860192</text:p>
          </table:table-cell>
        </table:table-row>
        <table:table-row table:style-name="ro1">
          <table:table-cell office:value-type="float" office:value="298.115417480469" calcext:value-type="float">
            <text:p>298.115417480469</text:p>
          </table:table-cell>
          <table:table-cell office:value-type="float" office:value="6.73491166666667" calcext:value-type="float">
            <text:p>6.73491166666667</text:p>
          </table:table-cell>
          <table:table-cell office:value-type="float" office:value="298.114595032091" calcext:value-type="float">
            <text:p>298.114595032091</text:p>
          </table:table-cell>
          <table:table-cell office:value-type="float" office:value="6.70458125952468" calcext:value-type="float">
            <text:p>6.70458125952468</text:p>
          </table:table-cell>
          <table:table-cell/>
          <table:table-cell table:formula="of:=[.A194]-[.C194]" office:value-type="float" office:value="0.000822448377959972" calcext:value-type="float">
            <text:p>0.00082244837796</text:p>
          </table:table-cell>
          <table:table-cell table:formula="of:=[.F194]/[.C194]*1000000" office:value-type="float" office:value="2.75883298458245" calcext:value-type="float">
            <text:p>2.75883298458245</text:p>
          </table:table-cell>
        </table:table-row>
        <table:table-row table:style-name="ro1">
          <table:table-cell office:value-type="float" office:value="477.197326660156" calcext:value-type="float">
            <text:p>477.197326660156</text:p>
          </table:table-cell>
          <table:table-cell office:value-type="float" office:value="6.781085" calcext:value-type="float">
            <text:p>6.781085</text:p>
          </table:table-cell>
          <table:table-cell office:value-type="float" office:value="477.197990308091" calcext:value-type="float">
            <text:p>477.197990308091</text:p>
          </table:table-cell>
          <table:table-cell office:value-type="float" office:value="6.810219959651" calcext:value-type="float">
            <text:p>6.810219959651</text:p>
          </table:table-cell>
          <table:table-cell/>
          <table:table-cell table:formula="of:=[.A195]-[.C195]" office:value-type="float" office:value="-0.000663647934970868" calcext:value-type="float">
            <text:p>-0.000663647934971</text:p>
          </table:table-cell>
          <table:table-cell table:formula="of:=[.F195]/[.C195]*1000000" office:value-type="float" office:value="-1.39071821015508" calcext:value-type="float">
            <text:p>-1.39071821015508</text:p>
          </table:table-cell>
        </table:table-row>
        <table:table-row table:style-name="ro1">
          <table:table-cell office:value-type="float" office:value="477.199279785156" calcext:value-type="float">
            <text:p>477.199279785156</text:p>
          </table:table-cell>
          <table:table-cell office:value-type="float" office:value="6.781085" calcext:value-type="float">
            <text:p>6.781085</text:p>
          </table:table-cell>
          <table:table-cell office:value-type="float" office:value="477.197990308091" calcext:value-type="float">
            <text:p>477.197990308091</text:p>
          </table:table-cell>
          <table:table-cell office:value-type="float" office:value="6.810219959651" calcext:value-type="float">
            <text:p>6.810219959651</text:p>
          </table:table-cell>
          <table:table-cell/>
          <table:table-cell table:formula="of:=[.A196]-[.C196]" office:value-type="float" office:value="0.00128947706502913" calcext:value-type="float">
            <text:p>0.001289477065029</text:p>
          </table:table-cell>
          <table:table-cell table:formula="of:=[.F196]/[.C196]*1000000" office:value-type="float" office:value="2.70218460936228" calcext:value-type="float">
            <text:p>2.70218460936228</text:p>
          </table:table-cell>
        </table:table-row>
        <table:table-row table:style-name="ro1">
          <table:table-cell office:value-type="float" office:value="477.197326660156" calcext:value-type="float">
            <text:p>477.197326660156</text:p>
          </table:table-cell>
          <table:table-cell office:value-type="float" office:value="6.80391333333333" calcext:value-type="float">
            <text:p>6.80391333333333</text:p>
          </table:table-cell>
          <table:table-cell office:value-type="float" office:value="477.197990308091" calcext:value-type="float">
            <text:p>477.197990308091</text:p>
          </table:table-cell>
          <table:table-cell office:value-type="float" office:value="6.810219959651" calcext:value-type="float">
            <text:p>6.810219959651</text:p>
          </table:table-cell>
          <table:table-cell/>
          <table:table-cell table:formula="of:=[.A197]-[.C197]" office:value-type="float" office:value="-0.000663647934970868" calcext:value-type="float">
            <text:p>-0.000663647934971</text:p>
          </table:table-cell>
          <table:table-cell table:formula="of:=[.F197]/[.C197]*1000000" office:value-type="float" office:value="-1.39071821015508" calcext:value-type="float">
            <text:p>-1.39071821015508</text:p>
          </table:table-cell>
        </table:table-row>
        <table:table-row table:style-name="ro1">
          <table:table-cell office:value-type="float" office:value="477.199279785156" calcext:value-type="float">
            <text:p>477.199279785156</text:p>
          </table:table-cell>
          <table:table-cell office:value-type="float" office:value="6.80391333333333" calcext:value-type="float">
            <text:p>6.80391333333333</text:p>
          </table:table-cell>
          <table:table-cell office:value-type="float" office:value="477.197990308091" calcext:value-type="float">
            <text:p>477.197990308091</text:p>
          </table:table-cell>
          <table:table-cell office:value-type="float" office:value="6.810219959651" calcext:value-type="float">
            <text:p>6.810219959651</text:p>
          </table:table-cell>
          <table:table-cell/>
          <table:table-cell table:formula="of:=[.A198]-[.C198]" office:value-type="float" office:value="0.00128947706502913" calcext:value-type="float">
            <text:p>0.001289477065029</text:p>
          </table:table-cell>
          <table:table-cell table:formula="of:=[.F198]/[.C198]*1000000" office:value-type="float" office:value="2.70218460936228" calcext:value-type="float">
            <text:p>2.70218460936228</text:p>
          </table:table-cell>
        </table:table-row>
        <table:table-row table:style-name="ro1">
          <table:table-cell office:value-type="float" office:value="477.197326660156" calcext:value-type="float">
            <text:p>477.197326660156</text:p>
          </table:table-cell>
          <table:table-cell office:value-type="float" office:value="6.82641166666667" calcext:value-type="float">
            <text:p>6.82641166666667</text:p>
          </table:table-cell>
          <table:table-cell office:value-type="float" office:value="477.197990308091" calcext:value-type="float">
            <text:p>477.197990308091</text:p>
          </table:table-cell>
          <table:table-cell office:value-type="float" office:value="6.810219959651" calcext:value-type="float">
            <text:p>6.810219959651</text:p>
          </table:table-cell>
          <table:table-cell/>
          <table:table-cell table:formula="of:=[.A199]-[.C199]" office:value-type="float" office:value="-0.000663647934970868" calcext:value-type="float">
            <text:p>-0.000663647934971</text:p>
          </table:table-cell>
          <table:table-cell table:formula="of:=[.F199]/[.C199]*1000000" office:value-type="float" office:value="-1.39071821015508" calcext:value-type="float">
            <text:p>-1.39071821015508</text:p>
          </table:table-cell>
        </table:table-row>
        <table:table-row table:style-name="ro1">
          <table:table-cell office:value-type="float" office:value="477.199279785156" calcext:value-type="float">
            <text:p>477.199279785156</text:p>
          </table:table-cell>
          <table:table-cell office:value-type="float" office:value="6.82641166666667" calcext:value-type="float">
            <text:p>6.82641166666667</text:p>
          </table:table-cell>
          <table:table-cell office:value-type="float" office:value="477.197990308091" calcext:value-type="float">
            <text:p>477.197990308091</text:p>
          </table:table-cell>
          <table:table-cell office:value-type="float" office:value="6.810219959651" calcext:value-type="float">
            <text:p>6.810219959651</text:p>
          </table:table-cell>
          <table:table-cell/>
          <table:table-cell table:formula="of:=[.A200]-[.C200]" office:value-type="float" office:value="0.00128947706502913" calcext:value-type="float">
            <text:p>0.001289477065029</text:p>
          </table:table-cell>
          <table:table-cell table:formula="of:=[.F200]/[.C200]*1000000" office:value-type="float" office:value="2.70218460936228" calcext:value-type="float">
            <text:p>2.70218460936228</text:p>
          </table:table-cell>
        </table:table-row>
        <table:table-row table:style-name="ro1">
          <table:table-cell office:value-type="float" office:value="162.075958251953" calcext:value-type="float">
            <text:p>162.075958251953</text:p>
          </table:table-cell>
          <table:table-cell office:value-type="float" office:value="7.03958166666667" calcext:value-type="float">
            <text:p>7.03958166666667</text:p>
          </table:table-cell>
          <table:table-cell office:value-type="float" office:value="162.076084284091" calcext:value-type="float">
            <text:p>162.076084284091</text:p>
          </table:table-cell>
          <table:table-cell office:value-type="float" office:value="7.05000445614272" calcext:value-type="float">
            <text:p>7.05000445614272</text:p>
          </table:table-cell>
          <table:table-cell/>
          <table:table-cell table:formula="of:=[.A201]-[.C201]" office:value-type="float" office:value="-0.000126032137984566" calcext:value-type="float">
            <text:p>-0.000126032137985</text:p>
          </table:table-cell>
          <table:table-cell table:formula="of:=[.F201]/[.C201]*1000000" office:value-type="float" office:value="-0.777610950691862" calcext:value-type="float">
            <text:p>-0.777610950691862</text:p>
          </table:table-cell>
        </table:table-row>
        <table:table-row table:style-name="ro1">
          <table:table-cell office:value-type="float" office:value="162.07633972168" calcext:value-type="float">
            <text:p>162.07633972168</text:p>
          </table:table-cell>
          <table:table-cell office:value-type="float" office:value="7.03958166666667" calcext:value-type="float">
            <text:p>7.03958166666667</text:p>
          </table:table-cell>
          <table:table-cell office:value-type="float" office:value="162.076084284091" calcext:value-type="float">
            <text:p>162.076084284091</text:p>
          </table:table-cell>
          <table:table-cell office:value-type="float" office:value="7.05000445614272" calcext:value-type="float">
            <text:p>7.05000445614272</text:p>
          </table:table-cell>
          <table:table-cell/>
          <table:table-cell table:formula="of:=[.A202]-[.C202]" office:value-type="float" office:value="0.000255437589004259" calcext:value-type="float">
            <text:p>0.000255437589004</text:p>
          </table:table-cell>
          <table:table-cell table:formula="of:=[.F202]/[.C202]*1000000" office:value-type="float" office:value="1.57603504633368" calcext:value-type="float">
            <text:p>1.57603504633368</text:p>
          </table:table-cell>
        </table:table-row>
        <table:table-row table:style-name="ro1">
          <table:table-cell office:value-type="float" office:value="162.076736450195" calcext:value-type="float">
            <text:p>162.076736450195</text:p>
          </table:table-cell>
          <table:table-cell office:value-type="float" office:value="7.03958166666667" calcext:value-type="float">
            <text:p>7.03958166666667</text:p>
          </table:table-cell>
          <table:table-cell office:value-type="float" office:value="162.076084284091" calcext:value-type="float">
            <text:p>162.076084284091</text:p>
          </table:table-cell>
          <table:table-cell office:value-type="float" office:value="7.05000445614272" calcext:value-type="float">
            <text:p>7.05000445614272</text:p>
          </table:table-cell>
          <table:table-cell/>
          <table:table-cell table:formula="of:=[.A203]-[.C203]" office:value-type="float" office:value="0.000652166104003982" calcext:value-type="float">
            <text:p>0.000652166104004</text:p>
          </table:table-cell>
          <table:table-cell table:formula="of:=[.F203]/[.C203]*1000000" office:value-type="float" office:value="4.0238268766467" calcext:value-type="float">
            <text:p>4.0238268766467</text:p>
          </table:table-cell>
        </table:table-row>
        <table:table-row table:style-name="ro1">
          <table:table-cell office:value-type="float" office:value="162.076736450195" calcext:value-type="float">
            <text:p>162.076736450195</text:p>
          </table:table-cell>
          <table:table-cell office:value-type="float" office:value="7.06391166666667" calcext:value-type="float">
            <text:p>7.06391166666667</text:p>
          </table:table-cell>
          <table:table-cell office:value-type="float" office:value="162.076084284091" calcext:value-type="float">
            <text:p>162.076084284091</text:p>
          </table:table-cell>
          <table:table-cell office:value-type="float" office:value="7.05000445614272" calcext:value-type="float">
            <text:p>7.05000445614272</text:p>
          </table:table-cell>
          <table:table-cell/>
          <table:table-cell table:formula="of:=[.A204]-[.C204]" office:value-type="float" office:value="0.000652166104003982" calcext:value-type="float">
            <text:p>0.000652166104004</text:p>
          </table:table-cell>
          <table:table-cell table:formula="of:=[.F204]/[.C204]*1000000" office:value-type="float" office:value="4.0238268766467" calcext:value-type="float">
            <text:p>4.0238268766467</text:p>
          </table:table-cell>
        </table:table-row>
        <table:table-row table:style-name="ro1">
          <table:table-cell office:value-type="float" office:value="239.101669311523" calcext:value-type="float">
            <text:p>239.101669311523</text:p>
          </table:table-cell>
          <table:table-cell office:value-type="float" office:value="7.06391166666667" calcext:value-type="float">
            <text:p>7.06391166666667</text:p>
          </table:table-cell>
          <table:table-cell office:value-type="float" office:value="239.102633380091" calcext:value-type="float">
            <text:p>239.102633380091</text:p>
          </table:table-cell>
          <table:table-cell office:value-type="float" office:value="7.09637869858312" calcext:value-type="float">
            <text:p>7.09637869858312</text:p>
          </table:table-cell>
          <table:table-cell/>
          <table:table-cell table:formula="of:=[.A205]-[.C205]" office:value-type="float" office:value="-0.000964068567981258" calcext:value-type="float">
            <text:p>-0.000964068567981</text:p>
          </table:table-cell>
          <table:table-cell table:formula="of:=[.F205]/[.C205]*1000000" office:value-type="float" office:value="-4.03202823136088" calcext:value-type="float">
            <text:p>-4.03202823136088</text:p>
          </table:table-cell>
        </table:table-row>
        <table:table-row table:style-name="ro1">
          <table:table-cell office:value-type="float" office:value="239.103775024414" calcext:value-type="float">
            <text:p>239.103775024414</text:p>
          </table:table-cell>
          <table:table-cell office:value-type="float" office:value="7.06391166666667" calcext:value-type="float">
            <text:p>7.06391166666667</text:p>
          </table:table-cell>
          <table:table-cell office:value-type="float" office:value="239.102633380091" calcext:value-type="float">
            <text:p>239.102633380091</text:p>
          </table:table-cell>
          <table:table-cell office:value-type="float" office:value="7.09637869858312" calcext:value-type="float">
            <text:p>7.09637869858312</text:p>
          </table:table-cell>
          <table:table-cell/>
          <table:table-cell table:formula="of:=[.A206]-[.C206]" office:value-type="float" office:value="0.00114164432301322" calcext:value-type="float">
            <text:p>0.001141644323013</text:p>
          </table:table-cell>
          <table:table-cell table:formula="of:=[.F206]/[.C206]*1000000" office:value-type="float" office:value="4.77470409620459" calcext:value-type="float">
            <text:p>4.77470409620459</text:p>
          </table:table-cell>
        </table:table-row>
        <table:table-row table:style-name="ro1">
          <table:table-cell office:value-type="float" office:value="239.103775024414" calcext:value-type="float">
            <text:p>239.103775024414</text:p>
          </table:table-cell>
          <table:table-cell office:value-type="float" office:value="7.08958333333333" calcext:value-type="float">
            <text:p>7.08958333333333</text:p>
          </table:table-cell>
          <table:table-cell office:value-type="float" office:value="239.102633380091" calcext:value-type="float">
            <text:p>239.102633380091</text:p>
          </table:table-cell>
          <table:table-cell office:value-type="float" office:value="7.09637869858312" calcext:value-type="float">
            <text:p>7.09637869858312</text:p>
          </table:table-cell>
          <table:table-cell/>
          <table:table-cell table:formula="of:=[.A207]-[.C207]" office:value-type="float" office:value="0.00114164432301322" calcext:value-type="float">
            <text:p>0.001141644323013</text:p>
          </table:table-cell>
          <table:table-cell table:formula="of:=[.F207]/[.C207]*1000000" office:value-type="float" office:value="4.77470409620459" calcext:value-type="float">
            <text:p>4.77470409620459</text:p>
          </table:table-cell>
        </table:table-row>
        <table:table-row table:style-name="ro1">
          <table:table-cell office:value-type="float" office:value="239.101669311523" calcext:value-type="float">
            <text:p>239.101669311523</text:p>
          </table:table-cell>
          <table:table-cell office:value-type="float" office:value="7.11424666666667" calcext:value-type="float">
            <text:p>7.11424666666667</text:p>
          </table:table-cell>
          <table:table-cell office:value-type="float" office:value="239.102633380091" calcext:value-type="float">
            <text:p>239.102633380091</text:p>
          </table:table-cell>
          <table:table-cell office:value-type="float" office:value="7.09637869858312" calcext:value-type="float">
            <text:p>7.09637869858312</text:p>
          </table:table-cell>
          <table:table-cell/>
          <table:table-cell table:formula="of:=[.A208]-[.C208]" office:value-type="float" office:value="-0.000964068567981258" calcext:value-type="float">
            <text:p>-0.000964068567981</text:p>
          </table:table-cell>
          <table:table-cell table:formula="of:=[.F208]/[.C208]*1000000" office:value-type="float" office:value="-4.03202823136088" calcext:value-type="float">
            <text:p>-4.03202823136088</text:p>
          </table:table-cell>
        </table:table-row>
        <table:table-row table:style-name="ro1">
          <table:table-cell office:value-type="float" office:value="239.10237121582" calcext:value-type="float">
            <text:p>239.10237121582</text:p>
          </table:table-cell>
          <table:table-cell office:value-type="float" office:value="7.11424666666667" calcext:value-type="float">
            <text:p>7.11424666666667</text:p>
          </table:table-cell>
          <table:table-cell office:value-type="float" office:value="239.102633380091" calcext:value-type="float">
            <text:p>239.102633380091</text:p>
          </table:table-cell>
          <table:table-cell office:value-type="float" office:value="7.09637869858312" calcext:value-type="float">
            <text:p>7.09637869858312</text:p>
          </table:table-cell>
          <table:table-cell/>
          <table:table-cell table:formula="of:=[.A209]-[.C209]" office:value-type="float" office:value="-0.000262164270992571" calcext:value-type="float">
            <text:p>-0.000262164270993</text:p>
          </table:table-cell>
          <table:table-cell table:formula="of:=[.F209]/[.C209]*1000000" office:value-type="float" office:value="-1.09645078887868" calcext:value-type="float">
            <text:p>-1.09645078887868</text:p>
          </table:table-cell>
        </table:table-row>
        <table:table-row table:style-name="ro1">
          <table:table-cell office:value-type="float" office:value="239.103073120117" calcext:value-type="float">
            <text:p>239.103073120117</text:p>
          </table:table-cell>
          <table:table-cell office:value-type="float" office:value="7.11424666666667" calcext:value-type="float">
            <text:p>7.11424666666667</text:p>
          </table:table-cell>
          <table:table-cell office:value-type="float" office:value="239.102633380091" calcext:value-type="float">
            <text:p>239.102633380091</text:p>
          </table:table-cell>
          <table:table-cell office:value-type="float" office:value="7.09637869858312" calcext:value-type="float">
            <text:p>7.09637869858312</text:p>
          </table:table-cell>
          <table:table-cell/>
          <table:table-cell table:formula="of:=[.A210]-[.C210]" office:value-type="float" office:value="0.000439740025996116" calcext:value-type="float">
            <text:p>0.000439740025996</text:p>
          </table:table-cell>
          <table:table-cell table:formula="of:=[.F210]/[.C210]*1000000" office:value-type="float" office:value="1.83912665360352" calcext:value-type="float">
            <text:p>1.83912665360352</text:p>
          </table:table-cell>
        </table:table-row>
        <table:table-row table:style-name="ro1">
          <table:table-cell office:value-type="float" office:value="239.103775024414" calcext:value-type="float">
            <text:p>239.103775024414</text:p>
          </table:table-cell>
          <table:table-cell office:value-type="float" office:value="7.11424666666667" calcext:value-type="float">
            <text:p>7.11424666666667</text:p>
          </table:table-cell>
          <table:table-cell office:value-type="float" office:value="239.102633380091" calcext:value-type="float">
            <text:p>239.102633380091</text:p>
          </table:table-cell>
          <table:table-cell office:value-type="float" office:value="7.09637869858312" calcext:value-type="float">
            <text:p>7.09637869858312</text:p>
          </table:table-cell>
          <table:table-cell/>
          <table:table-cell table:formula="of:=[.A211]-[.C211]" office:value-type="float" office:value="0.00114164432301322" calcext:value-type="float">
            <text:p>0.001141644323013</text:p>
          </table:table-cell>
          <table:table-cell table:formula="of:=[.F211]/[.C211]*1000000" office:value-type="float" office:value="4.77470409620459" calcext:value-type="float">
            <text:p>4.77470409620459</text:p>
          </table:table-cell>
        </table:table-row>
        <table:table-row table:style-name="ro1">
          <table:table-cell office:value-type="float" office:value="137.045181274414" calcext:value-type="float">
            <text:p>137.045181274414</text:p>
          </table:table-cell>
          <table:table-cell office:value-type="float" office:value="7.166085" calcext:value-type="float">
            <text:p>7.166085</text:p>
          </table:table-cell>
          <table:table-cell office:value-type="float" office:value="137.045787200091" calcext:value-type="float">
            <text:p>137.045787200091</text:p>
          </table:table-cell>
          <table:table-cell office:value-type="float" office:value="7.19908514349942" calcext:value-type="float">
            <text:p>7.19908514349942</text:p>
          </table:table-cell>
          <table:table-cell/>
          <table:table-cell table:formula="of:=[.A212]-[.C212]" office:value-type="float" office:value="-0.000605925677007235" calcext:value-type="float">
            <text:p>-0.000605925677007</text:p>
          </table:table-cell>
          <table:table-cell table:formula="of:=[.F212]/[.C212]*1000000" office:value-type="float" office:value="-4.42133749155357" calcext:value-type="float">
            <text:p>-4.42133749155357</text:p>
          </table:table-cell>
        </table:table-row>
        <table:table-row table:style-name="ro1">
          <table:table-cell office:value-type="float" office:value="137.045486450195" calcext:value-type="float">
            <text:p>137.045486450195</text:p>
          </table:table-cell>
          <table:table-cell office:value-type="float" office:value="7.166085" calcext:value-type="float">
            <text:p>7.166085</text:p>
          </table:table-cell>
          <table:table-cell office:value-type="float" office:value="137.045787200091" calcext:value-type="float">
            <text:p>137.045787200091</text:p>
          </table:table-cell>
          <table:table-cell office:value-type="float" office:value="7.19908514349942" calcext:value-type="float">
            <text:p>7.19908514349942</text:p>
          </table:table-cell>
          <table:table-cell/>
          <table:table-cell table:formula="of:=[.A213]-[.C213]" office:value-type="float" office:value="-0.000300749896013031" calcext:value-type="float">
            <text:p>-0.000300749896013</text:p>
          </table:table-cell>
          <table:table-cell table:formula="of:=[.F213]/[.C213]*1000000" office:value-type="float" office:value="-2.19452127757803" calcext:value-type="float">
            <text:p>-2.19452127757803</text:p>
          </table:table-cell>
        </table:table-row>
        <table:table-row table:style-name="ro1">
          <table:table-cell office:value-type="float" office:value="137.045791625977" calcext:value-type="float">
            <text:p>137.045791625977</text:p>
          </table:table-cell>
          <table:table-cell office:value-type="float" office:value="7.166085" calcext:value-type="float">
            <text:p>7.166085</text:p>
          </table:table-cell>
          <table:table-cell office:value-type="float" office:value="137.045787200091" calcext:value-type="float">
            <text:p>137.045787200091</text:p>
          </table:table-cell>
          <table:table-cell office:value-type="float" office:value="7.19908514349942" calcext:value-type="float">
            <text:p>7.19908514349942</text:p>
          </table:table-cell>
          <table:table-cell/>
          <table:table-cell table:formula="of:=[.A214]-[.C214]" office:value-type="float" office:value="0.00000442588597593385" calcext:value-type="float">
            <text:p>4.42588597593385E-06</text:p>
          </table:table-cell>
          <table:table-cell table:formula="of:=[.F214]/[.C214]*1000000" office:value-type="float" office:value="0.0322949436561076" calcext:value-type="float">
            <text:p>0.032294943656108</text:p>
          </table:table-cell>
        </table:table-row>
        <table:table-row table:style-name="ro1">
          <table:table-cell office:value-type="float" office:value="137.046096801758" calcext:value-type="float">
            <text:p>137.046096801758</text:p>
          </table:table-cell>
          <table:table-cell office:value-type="float" office:value="7.166085" calcext:value-type="float">
            <text:p>7.166085</text:p>
          </table:table-cell>
          <table:table-cell office:value-type="float" office:value="137.045787200091" calcext:value-type="float">
            <text:p>137.045787200091</text:p>
          </table:table-cell>
          <table:table-cell office:value-type="float" office:value="7.19908514349942" calcext:value-type="float">
            <text:p>7.19908514349942</text:p>
          </table:table-cell>
          <table:table-cell/>
          <table:table-cell table:formula="of:=[.A215]-[.C215]" office:value-type="float" office:value="0.00030960166699856" calcext:value-type="float">
            <text:p>0.000309601666999</text:p>
          </table:table-cell>
          <table:table-cell table:formula="of:=[.F215]/[.C215]*1000000" office:value-type="float" office:value="2.25911115783904" calcext:value-type="float">
            <text:p>2.25911115783904</text:p>
          </table:table-cell>
        </table:table-row>
        <table:table-row table:style-name="ro1">
          <table:table-cell office:value-type="float" office:value="137.046401977539" calcext:value-type="float">
            <text:p>137.046401977539</text:p>
          </table:table-cell>
          <table:table-cell office:value-type="float" office:value="7.166085" calcext:value-type="float">
            <text:p>7.166085</text:p>
          </table:table-cell>
          <table:table-cell office:value-type="float" office:value="137.045787200091" calcext:value-type="float">
            <text:p>137.045787200091</text:p>
          </table:table-cell>
          <table:table-cell office:value-type="float" office:value="7.19908514349942" calcext:value-type="float">
            <text:p>7.19908514349942</text:p>
          </table:table-cell>
          <table:table-cell/>
          <table:table-cell table:formula="of:=[.A216]-[.C216]" office:value-type="float" office:value="0.000614777447992765" calcext:value-type="float">
            <text:p>0.000614777447993</text:p>
          </table:table-cell>
          <table:table-cell table:formula="of:=[.F216]/[.C216]*1000000" office:value-type="float" office:value="4.48592737181458" calcext:value-type="float">
            <text:p>4.48592737181458</text:p>
          </table:table-cell>
        </table:table-row>
        <table:table-row table:style-name="ro1">
          <table:table-cell office:value-type="float" office:value="137.04670715332" calcext:value-type="float">
            <text:p>137.04670715332</text:p>
          </table:table-cell>
          <table:table-cell office:value-type="float" office:value="7.166085" calcext:value-type="float">
            <text:p>7.166085</text:p>
          </table:table-cell>
          <table:table-cell office:value-type="float" office:value="137.045787200091" calcext:value-type="float">
            <text:p>137.045787200091</text:p>
          </table:table-cell>
          <table:table-cell office:value-type="float" office:value="7.19908514349942" calcext:value-type="float">
            <text:p>7.19908514349942</text:p>
          </table:table-cell>
          <table:table-cell/>
          <table:table-cell table:formula="of:=[.A217]-[.C217]" office:value-type="float" office:value="0.000919953228986969" calcext:value-type="float">
            <text:p>0.000919953228987</text:p>
          </table:table-cell>
          <table:table-cell table:formula="of:=[.F217]/[.C217]*1000000" office:value-type="float" office:value="6.71274358579013" calcext:value-type="float">
            <text:p>6.71274358579013</text:p>
          </table:table-cell>
        </table:table-row>
        <table:table-row table:style-name="ro1">
          <table:table-cell office:value-type="float" office:value="137.045181274414" calcext:value-type="float">
            <text:p>137.045181274414</text:p>
          </table:table-cell>
          <table:table-cell office:value-type="float" office:value="7.191245" calcext:value-type="float">
            <text:p>7.191245</text:p>
          </table:table-cell>
          <table:table-cell office:value-type="float" office:value="137.045787200091" calcext:value-type="float">
            <text:p>137.045787200091</text:p>
          </table:table-cell>
          <table:table-cell office:value-type="float" office:value="7.19908514349942" calcext:value-type="float">
            <text:p>7.19908514349942</text:p>
          </table:table-cell>
          <table:table-cell/>
          <table:table-cell table:formula="of:=[.A218]-[.C218]" office:value-type="float" office:value="-0.000605925677007235" calcext:value-type="float">
            <text:p>-0.000605925677007</text:p>
          </table:table-cell>
          <table:table-cell table:formula="of:=[.F218]/[.C218]*1000000" office:value-type="float" office:value="-4.42133749155357" calcext:value-type="float">
            <text:p>-4.42133749155357</text:p>
          </table:table-cell>
        </table:table-row>
        <table:table-row table:style-name="ro1">
          <table:table-cell office:value-type="float" office:value="137.045486450195" calcext:value-type="float">
            <text:p>137.045486450195</text:p>
          </table:table-cell>
          <table:table-cell office:value-type="float" office:value="7.191245" calcext:value-type="float">
            <text:p>7.191245</text:p>
          </table:table-cell>
          <table:table-cell office:value-type="float" office:value="137.045787200091" calcext:value-type="float">
            <text:p>137.045787200091</text:p>
          </table:table-cell>
          <table:table-cell office:value-type="float" office:value="7.19908514349942" calcext:value-type="float">
            <text:p>7.19908514349942</text:p>
          </table:table-cell>
          <table:table-cell/>
          <table:table-cell table:formula="of:=[.A219]-[.C219]" office:value-type="float" office:value="-0.000300749896013031" calcext:value-type="float">
            <text:p>-0.000300749896013</text:p>
          </table:table-cell>
          <table:table-cell table:formula="of:=[.F219]/[.C219]*1000000" office:value-type="float" office:value="-2.19452127757803" calcext:value-type="float">
            <text:p>-2.19452127757803</text:p>
          </table:table-cell>
        </table:table-row>
        <table:table-row table:style-name="ro1">
          <table:table-cell office:value-type="float" office:value="137.045791625977" calcext:value-type="float">
            <text:p>137.045791625977</text:p>
          </table:table-cell>
          <table:table-cell office:value-type="float" office:value="7.191245" calcext:value-type="float">
            <text:p>7.191245</text:p>
          </table:table-cell>
          <table:table-cell office:value-type="float" office:value="137.045787200091" calcext:value-type="float">
            <text:p>137.045787200091</text:p>
          </table:table-cell>
          <table:table-cell office:value-type="float" office:value="7.19908514349942" calcext:value-type="float">
            <text:p>7.19908514349942</text:p>
          </table:table-cell>
          <table:table-cell/>
          <table:table-cell table:formula="of:=[.A220]-[.C220]" office:value-type="float" office:value="0.00000442588597593385" calcext:value-type="float">
            <text:p>4.42588597593385E-06</text:p>
          </table:table-cell>
          <table:table-cell table:formula="of:=[.F220]/[.C220]*1000000" office:value-type="float" office:value="0.0322949436561076" calcext:value-type="float">
            <text:p>0.032294943656108</text:p>
          </table:table-cell>
        </table:table-row>
        <table:table-row table:style-name="ro1">
          <table:table-cell office:value-type="float" office:value="137.046096801758" calcext:value-type="float">
            <text:p>137.046096801758</text:p>
          </table:table-cell>
          <table:table-cell office:value-type="float" office:value="7.191245" calcext:value-type="float">
            <text:p>7.191245</text:p>
          </table:table-cell>
          <table:table-cell office:value-type="float" office:value="137.045787200091" calcext:value-type="float">
            <text:p>137.045787200091</text:p>
          </table:table-cell>
          <table:table-cell office:value-type="float" office:value="7.19908514349942" calcext:value-type="float">
            <text:p>7.19908514349942</text:p>
          </table:table-cell>
          <table:table-cell/>
          <table:table-cell table:formula="of:=[.A221]-[.C221]" office:value-type="float" office:value="0.00030960166699856" calcext:value-type="float">
            <text:p>0.000309601666999</text:p>
          </table:table-cell>
          <table:table-cell table:formula="of:=[.F221]/[.C221]*1000000" office:value-type="float" office:value="2.25911115783904" calcext:value-type="float">
            <text:p>2.25911115783904</text:p>
          </table:table-cell>
        </table:table-row>
        <table:table-row table:style-name="ro1">
          <table:table-cell office:value-type="float" office:value="137.046401977539" calcext:value-type="float">
            <text:p>137.046401977539</text:p>
          </table:table-cell>
          <table:table-cell office:value-type="float" office:value="7.191245" calcext:value-type="float">
            <text:p>7.191245</text:p>
          </table:table-cell>
          <table:table-cell office:value-type="float" office:value="137.045787200091" calcext:value-type="float">
            <text:p>137.045787200091</text:p>
          </table:table-cell>
          <table:table-cell office:value-type="float" office:value="7.19908514349942" calcext:value-type="float">
            <text:p>7.19908514349942</text:p>
          </table:table-cell>
          <table:table-cell/>
          <table:table-cell table:formula="of:=[.A222]-[.C222]" office:value-type="float" office:value="0.000614777447992765" calcext:value-type="float">
            <text:p>0.000614777447993</text:p>
          </table:table-cell>
          <table:table-cell table:formula="of:=[.F222]/[.C222]*1000000" office:value-type="float" office:value="4.48592737181458" calcext:value-type="float">
            <text:p>4.48592737181458</text:p>
          </table:table-cell>
        </table:table-row>
        <table:table-row table:style-name="ro1">
          <table:table-cell office:value-type="float" office:value="137.04670715332" calcext:value-type="float">
            <text:p>137.04670715332</text:p>
          </table:table-cell>
          <table:table-cell office:value-type="float" office:value="7.191245" calcext:value-type="float">
            <text:p>7.191245</text:p>
          </table:table-cell>
          <table:table-cell office:value-type="float" office:value="137.045787200091" calcext:value-type="float">
            <text:p>137.045787200091</text:p>
          </table:table-cell>
          <table:table-cell office:value-type="float" office:value="7.19908514349942" calcext:value-type="float">
            <text:p>7.19908514349942</text:p>
          </table:table-cell>
          <table:table-cell/>
          <table:table-cell table:formula="of:=[.A223]-[.C223]" office:value-type="float" office:value="0.000919953228986969" calcext:value-type="float">
            <text:p>0.000919953228987</text:p>
          </table:table-cell>
          <table:table-cell table:formula="of:=[.F223]/[.C223]*1000000" office:value-type="float" office:value="6.71274358579013" calcext:value-type="float">
            <text:p>6.71274358579013</text:p>
          </table:table-cell>
        </table:table-row>
        <table:table-row table:style-name="ro1">
          <table:table-cell office:value-type="float" office:value="137.045181274414" calcext:value-type="float">
            <text:p>137.045181274414</text:p>
          </table:table-cell>
          <table:table-cell office:value-type="float" office:value="7.21724666666667" calcext:value-type="float">
            <text:p>7.21724666666667</text:p>
          </table:table-cell>
          <table:table-cell office:value-type="float" office:value="137.045787200091" calcext:value-type="float">
            <text:p>137.045787200091</text:p>
          </table:table-cell>
          <table:table-cell office:value-type="float" office:value="7.19908514349942" calcext:value-type="float">
            <text:p>7.19908514349942</text:p>
          </table:table-cell>
          <table:table-cell/>
          <table:table-cell table:formula="of:=[.A224]-[.C224]" office:value-type="float" office:value="-0.000605925677007235" calcext:value-type="float">
            <text:p>-0.000605925677007</text:p>
          </table:table-cell>
          <table:table-cell table:formula="of:=[.F224]/[.C224]*1000000" office:value-type="float" office:value="-4.42133749155357" calcext:value-type="float">
            <text:p>-4.42133749155357</text:p>
          </table:table-cell>
        </table:table-row>
        <table:table-row table:style-name="ro1">
          <table:table-cell office:value-type="float" office:value="137.045486450195" calcext:value-type="float">
            <text:p>137.045486450195</text:p>
          </table:table-cell>
          <table:table-cell office:value-type="float" office:value="7.21724666666667" calcext:value-type="float">
            <text:p>7.21724666666667</text:p>
          </table:table-cell>
          <table:table-cell office:value-type="float" office:value="137.045787200091" calcext:value-type="float">
            <text:p>137.045787200091</text:p>
          </table:table-cell>
          <table:table-cell office:value-type="float" office:value="7.19908514349942" calcext:value-type="float">
            <text:p>7.19908514349942</text:p>
          </table:table-cell>
          <table:table-cell/>
          <table:table-cell table:formula="of:=[.A225]-[.C225]" office:value-type="float" office:value="-0.000300749896013031" calcext:value-type="float">
            <text:p>-0.000300749896013</text:p>
          </table:table-cell>
          <table:table-cell table:formula="of:=[.F225]/[.C225]*1000000" office:value-type="float" office:value="-2.19452127757803" calcext:value-type="float">
            <text:p>-2.19452127757803</text:p>
          </table:table-cell>
        </table:table-row>
        <table:table-row table:style-name="ro1">
          <table:table-cell office:value-type="float" office:value="137.045791625977" calcext:value-type="float">
            <text:p>137.045791625977</text:p>
          </table:table-cell>
          <table:table-cell office:value-type="float" office:value="7.21724666666667" calcext:value-type="float">
            <text:p>7.21724666666667</text:p>
          </table:table-cell>
          <table:table-cell office:value-type="float" office:value="137.045787200091" calcext:value-type="float">
            <text:p>137.045787200091</text:p>
          </table:table-cell>
          <table:table-cell office:value-type="float" office:value="7.19908514349942" calcext:value-type="float">
            <text:p>7.19908514349942</text:p>
          </table:table-cell>
          <table:table-cell/>
          <table:table-cell table:formula="of:=[.A226]-[.C226]" office:value-type="float" office:value="0.00000442588597593385" calcext:value-type="float">
            <text:p>4.42588597593385E-06</text:p>
          </table:table-cell>
          <table:table-cell table:formula="of:=[.F226]/[.C226]*1000000" office:value-type="float" office:value="0.0322949436561076" calcext:value-type="float">
            <text:p>0.032294943656108</text:p>
          </table:table-cell>
        </table:table-row>
        <table:table-row table:style-name="ro1">
          <table:table-cell office:value-type="float" office:value="137.046096801758" calcext:value-type="float">
            <text:p>137.046096801758</text:p>
          </table:table-cell>
          <table:table-cell office:value-type="float" office:value="7.21724666666667" calcext:value-type="float">
            <text:p>7.21724666666667</text:p>
          </table:table-cell>
          <table:table-cell office:value-type="float" office:value="137.045787200091" calcext:value-type="float">
            <text:p>137.045787200091</text:p>
          </table:table-cell>
          <table:table-cell office:value-type="float" office:value="7.19908514349942" calcext:value-type="float">
            <text:p>7.19908514349942</text:p>
          </table:table-cell>
          <table:table-cell/>
          <table:table-cell table:formula="of:=[.A227]-[.C227]" office:value-type="float" office:value="0.00030960166699856" calcext:value-type="float">
            <text:p>0.000309601666999</text:p>
          </table:table-cell>
          <table:table-cell table:formula="of:=[.F227]/[.C227]*1000000" office:value-type="float" office:value="2.25911115783904" calcext:value-type="float">
            <text:p>2.25911115783904</text:p>
          </table:table-cell>
        </table:table-row>
        <table:table-row table:style-name="ro1">
          <table:table-cell office:value-type="float" office:value="137.046401977539" calcext:value-type="float">
            <text:p>137.046401977539</text:p>
          </table:table-cell>
          <table:table-cell office:value-type="float" office:value="7.21724666666667" calcext:value-type="float">
            <text:p>7.21724666666667</text:p>
          </table:table-cell>
          <table:table-cell office:value-type="float" office:value="137.045787200091" calcext:value-type="float">
            <text:p>137.045787200091</text:p>
          </table:table-cell>
          <table:table-cell office:value-type="float" office:value="7.19908514349942" calcext:value-type="float">
            <text:p>7.19908514349942</text:p>
          </table:table-cell>
          <table:table-cell/>
          <table:table-cell table:formula="of:=[.A228]-[.C228]" office:value-type="float" office:value="0.000614777447992765" calcext:value-type="float">
            <text:p>0.000614777447993</text:p>
          </table:table-cell>
          <table:table-cell table:formula="of:=[.F228]/[.C228]*1000000" office:value-type="float" office:value="4.48592737181458" calcext:value-type="float">
            <text:p>4.48592737181458</text:p>
          </table:table-cell>
        </table:table-row>
        <table:table-row table:style-name="ro1">
          <table:table-cell office:value-type="float" office:value="137.04670715332" calcext:value-type="float">
            <text:p>137.04670715332</text:p>
          </table:table-cell>
          <table:table-cell office:value-type="float" office:value="7.21724666666667" calcext:value-type="float">
            <text:p>7.21724666666667</text:p>
          </table:table-cell>
          <table:table-cell office:value-type="float" office:value="137.045787200091" calcext:value-type="float">
            <text:p>137.045787200091</text:p>
          </table:table-cell>
          <table:table-cell office:value-type="float" office:value="7.19908514349942" calcext:value-type="float">
            <text:p>7.19908514349942</text:p>
          </table:table-cell>
          <table:table-cell/>
          <table:table-cell table:formula="of:=[.A229]-[.C229]" office:value-type="float" office:value="0.000919953228986969" calcext:value-type="float">
            <text:p>0.000919953228987</text:p>
          </table:table-cell>
          <table:table-cell table:formula="of:=[.F229]/[.C229]*1000000" office:value-type="float" office:value="6.71274358579013" calcext:value-type="float">
            <text:p>6.71274358579013</text:p>
          </table:table-cell>
        </table:table-row>
        <table:table-row table:style-name="ro1">
          <table:table-cell office:value-type="float" office:value="159.027618408203" calcext:value-type="float">
            <text:p>159.027618408203</text:p>
          </table:table-cell>
          <table:table-cell office:value-type="float" office:value="7.21724666666667" calcext:value-type="float">
            <text:p>7.21724666666667</text:p>
          </table:table-cell>
          <table:table-cell office:value-type="float" office:value="159.027731448091" calcext:value-type="float">
            <text:p>159.027731448091</text:p>
          </table:table-cell>
          <table:table-cell office:value-type="float" office:value="7.2247387027377" calcext:value-type="float">
            <text:p>7.2247387027377</text:p>
          </table:table-cell>
          <table:table-cell/>
          <table:table-cell table:formula="of:=[.A230]-[.C230]" office:value-type="float" office:value="-0.000113039887992272" calcext:value-type="float">
            <text:p>-0.000113039887992</text:p>
          </table:table-cell>
          <table:table-cell table:formula="of:=[.F230]/[.C230]*1000000" office:value-type="float" office:value="-0.710818716729102" calcext:value-type="float">
            <text:p>-0.710818716729102</text:p>
          </table:table-cell>
        </table:table-row>
        <table:table-row table:style-name="ro1">
          <table:table-cell office:value-type="float" office:value="159.02799987793" calcext:value-type="float">
            <text:p>159.02799987793</text:p>
          </table:table-cell>
          <table:table-cell office:value-type="float" office:value="7.21724666666667" calcext:value-type="float">
            <text:p>7.21724666666667</text:p>
          </table:table-cell>
          <table:table-cell office:value-type="float" office:value="159.027731448091" calcext:value-type="float">
            <text:p>159.027731448091</text:p>
          </table:table-cell>
          <table:table-cell office:value-type="float" office:value="7.2247387027377" calcext:value-type="float">
            <text:p>7.2247387027377</text:p>
          </table:table-cell>
          <table:table-cell/>
          <table:table-cell table:formula="of:=[.A231]-[.C231]" office:value-type="float" office:value="0.000268429838996553" calcext:value-type="float">
            <text:p>0.000268429838997</text:p>
          </table:table-cell>
          <table:table-cell table:formula="of:=[.F231]/[.C231]*1000000" office:value-type="float" office:value="1.68794358413" calcext:value-type="float">
            <text:p>1.68794358413</text:p>
          </table:table-cell>
        </table:table-row>
        <table:table-row table:style-name="ro1">
          <table:table-cell office:value-type="float" office:value="159.028381347656" calcext:value-type="float">
            <text:p>159.028381347656</text:p>
          </table:table-cell>
          <table:table-cell office:value-type="float" office:value="7.21724666666667" calcext:value-type="float">
            <text:p>7.21724666666667</text:p>
          </table:table-cell>
          <table:table-cell office:value-type="float" office:value="159.027731448091" calcext:value-type="float">
            <text:p>159.027731448091</text:p>
          </table:table-cell>
          <table:table-cell office:value-type="float" office:value="7.2247387027377" calcext:value-type="float">
            <text:p>7.2247387027377</text:p>
          </table:table-cell>
          <table:table-cell/>
          <table:table-cell table:formula="of:=[.A232]-[.C232]" office:value-type="float" office:value="0.000649899564990619" calcext:value-type="float">
            <text:p>0.000649899564991</text:p>
          </table:table-cell>
          <table:table-cell table:formula="of:=[.F232]/[.C232]*1000000" office:value-type="float" office:value="4.08670587873384" calcext:value-type="float">
            <text:p>4.08670587873384</text:p>
          </table:table-cell>
        </table:table-row>
        <table:table-row table:style-name="ro1">
          <table:table-cell office:value-type="float" office:value="159.027252197266" calcext:value-type="float">
            <text:p>159.027252197266</text:p>
          </table:table-cell>
          <table:table-cell office:value-type="float" office:value="7.245415" calcext:value-type="float">
            <text:p>7.245415</text:p>
          </table:table-cell>
          <table:table-cell office:value-type="float" office:value="159.027731448091" calcext:value-type="float">
            <text:p>159.027731448091</text:p>
          </table:table-cell>
          <table:table-cell office:value-type="float" office:value="7.2247387027377" calcext:value-type="float">
            <text:p>7.2247387027377</text:p>
          </table:table-cell>
          <table:table-cell/>
          <table:table-cell table:formula="of:=[.A233]-[.C233]" office:value-type="float" office:value="-0.000479250825009103" calcext:value-type="float">
            <text:p>-0.000479250825009</text:p>
          </table:table-cell>
          <table:table-cell table:formula="of:=[.F233]/[.C233]*1000000" office:value-type="float" office:value="-3.01363051994197" calcext:value-type="float">
            <text:p>-3.01363051994197</text:p>
          </table:table-cell>
        </table:table-row>
        <table:table-row table:style-name="ro1">
          <table:table-cell office:value-type="float" office:value="159.027618408203" calcext:value-type="float">
            <text:p>159.027618408203</text:p>
          </table:table-cell>
          <table:table-cell office:value-type="float" office:value="7.245415" calcext:value-type="float">
            <text:p>7.245415</text:p>
          </table:table-cell>
          <table:table-cell office:value-type="float" office:value="159.027731448091" calcext:value-type="float">
            <text:p>159.027731448091</text:p>
          </table:table-cell>
          <table:table-cell office:value-type="float" office:value="7.2247387027377" calcext:value-type="float">
            <text:p>7.2247387027377</text:p>
          </table:table-cell>
          <table:table-cell/>
          <table:table-cell table:formula="of:=[.A234]-[.C234]" office:value-type="float" office:value="-0.000113039887992272" calcext:value-type="float">
            <text:p>-0.000113039887992</text:p>
          </table:table-cell>
          <table:table-cell table:formula="of:=[.F234]/[.C234]*1000000" office:value-type="float" office:value="-0.710818716729102" calcext:value-type="float">
            <text:p>-0.710818716729102</text:p>
          </table:table-cell>
        </table:table-row>
        <table:table-row table:style-name="ro1">
          <table:table-cell office:value-type="float" office:value="159.02799987793" calcext:value-type="float">
            <text:p>159.02799987793</text:p>
          </table:table-cell>
          <table:table-cell office:value-type="float" office:value="7.245415" calcext:value-type="float">
            <text:p>7.245415</text:p>
          </table:table-cell>
          <table:table-cell office:value-type="float" office:value="159.027731448091" calcext:value-type="float">
            <text:p>159.027731448091</text:p>
          </table:table-cell>
          <table:table-cell office:value-type="float" office:value="7.2247387027377" calcext:value-type="float">
            <text:p>7.2247387027377</text:p>
          </table:table-cell>
          <table:table-cell/>
          <table:table-cell table:formula="of:=[.A235]-[.C235]" office:value-type="float" office:value="0.000268429838996553" calcext:value-type="float">
            <text:p>0.000268429838997</text:p>
          </table:table-cell>
          <table:table-cell table:formula="of:=[.F235]/[.C235]*1000000" office:value-type="float" office:value="1.68794358413" calcext:value-type="float">
            <text:p>1.68794358413</text:p>
          </table:table-cell>
        </table:table-row>
        <table:table-row table:style-name="ro1">
          <table:table-cell office:value-type="float" office:value="159.028381347656" calcext:value-type="float">
            <text:p>159.028381347656</text:p>
          </table:table-cell>
          <table:table-cell office:value-type="float" office:value="7.245415" calcext:value-type="float">
            <text:p>7.245415</text:p>
          </table:table-cell>
          <table:table-cell office:value-type="float" office:value="159.027731448091" calcext:value-type="float">
            <text:p>159.027731448091</text:p>
          </table:table-cell>
          <table:table-cell office:value-type="float" office:value="7.2247387027377" calcext:value-type="float">
            <text:p>7.2247387027377</text:p>
          </table:table-cell>
          <table:table-cell/>
          <table:table-cell table:formula="of:=[.A236]-[.C236]" office:value-type="float" office:value="0.000649899564990619" calcext:value-type="float">
            <text:p>0.000649899564991</text:p>
          </table:table-cell>
          <table:table-cell table:formula="of:=[.F236]/[.C236]*1000000" office:value-type="float" office:value="4.08670587873384" calcext:value-type="float">
            <text:p>4.08670587873384</text:p>
          </table:table-cell>
        </table:table-row>
        <table:table-row table:style-name="ro1">
          <table:table-cell office:value-type="float" office:value="166.085586547852" calcext:value-type="float">
            <text:p>166.085586547852</text:p>
          </table:table-cell>
          <table:table-cell office:value-type="float" office:value="7.245415" calcext:value-type="float">
            <text:p>7.245415</text:p>
          </table:table-cell>
          <table:table-cell office:value-type="float" office:value="166.086255044091" calcext:value-type="float">
            <text:p>166.086255044091</text:p>
          </table:table-cell>
          <table:table-cell office:value-type="float" office:value="7.27606508348065" calcext:value-type="float">
            <text:p>7.27606508348065</text:p>
          </table:table-cell>
          <table:table-cell/>
          <table:table-cell table:formula="of:=[.A237]-[.C237]" office:value-type="float" office:value="-0.000668496239001115" calcext:value-type="float">
            <text:p>-0.000668496239001</text:p>
          </table:table-cell>
          <table:table-cell table:formula="of:=[.F237]/[.C237]*1000000" office:value-type="float" office:value="-4.02499435503347" calcext:value-type="float">
            <text:p>-4.02499435503347</text:p>
          </table:table-cell>
        </table:table-row>
        <table:table-row table:style-name="ro1">
          <table:table-cell office:value-type="float" office:value="166.085998535156" calcext:value-type="float">
            <text:p>166.085998535156</text:p>
          </table:table-cell>
          <table:table-cell office:value-type="float" office:value="7.245415" calcext:value-type="float">
            <text:p>7.245415</text:p>
          </table:table-cell>
          <table:table-cell office:value-type="float" office:value="166.086255044091" calcext:value-type="float">
            <text:p>166.086255044091</text:p>
          </table:table-cell>
          <table:table-cell office:value-type="float" office:value="7.27606508348065" calcext:value-type="float">
            <text:p>7.27606508348065</text:p>
          </table:table-cell>
          <table:table-cell/>
          <table:table-cell table:formula="of:=[.A238]-[.C238]" office:value-type="float" office:value="-0.000256508934995736" calcext:value-type="float">
            <text:p>-0.000256508934996</text:p>
          </table:table-cell>
          <table:table-cell table:formula="of:=[.F238]/[.C238]*1000000" office:value-type="float" office:value="-1.54443204783948" calcext:value-type="float">
            <text:p>-1.54443204783948</text:p>
          </table:table-cell>
        </table:table-row>
        <table:table-row table:style-name="ro1">
          <table:table-cell office:value-type="float" office:value="166.086395263672" calcext:value-type="float">
            <text:p>166.086395263672</text:p>
          </table:table-cell>
          <table:table-cell office:value-type="float" office:value="7.245415" calcext:value-type="float">
            <text:p>7.245415</text:p>
          </table:table-cell>
          <table:table-cell office:value-type="float" office:value="166.086255044091" calcext:value-type="float">
            <text:p>166.086255044091</text:p>
          </table:table-cell>
          <table:table-cell office:value-type="float" office:value="7.27606508348065" calcext:value-type="float">
            <text:p>7.27606508348065</text:p>
          </table:table-cell>
          <table:table-cell/>
          <table:table-cell table:formula="of:=[.A239]-[.C239]" office:value-type="float" office:value="0.000140219580998746" calcext:value-type="float">
            <text:p>0.000140219580999</text:p>
          </table:table-cell>
          <table:table-cell table:formula="of:=[.F239]/[.C239]*1000000" office:value-type="float" office:value="0.844257587489837" calcext:value-type="float">
            <text:p>0.844257587489837</text:p>
          </table:table-cell>
        </table:table-row>
        <table:table-row table:style-name="ro1">
          <table:table-cell office:value-type="float" office:value="166.086807250977" calcext:value-type="float">
            <text:p>166.086807250977</text:p>
          </table:table-cell>
          <table:table-cell office:value-type="float" office:value="7.245415" calcext:value-type="float">
            <text:p>7.245415</text:p>
          </table:table-cell>
          <table:table-cell office:value-type="float" office:value="166.086255044091" calcext:value-type="float">
            <text:p>166.086255044091</text:p>
          </table:table-cell>
          <table:table-cell office:value-type="float" office:value="7.27606508348065" calcext:value-type="float">
            <text:p>7.27606508348065</text:p>
          </table:table-cell>
          <table:table-cell/>
          <table:table-cell table:formula="of:=[.A240]-[.C240]" office:value-type="float" office:value="0.000552206885998885" calcext:value-type="float">
            <text:p>0.000552206885999</text:p>
          </table:table-cell>
          <table:table-cell table:formula="of:=[.F240]/[.C240]*1000000" office:value-type="float" office:value="3.32481990067324" calcext:value-type="float">
            <text:p>3.32481990067324</text:p>
          </table:table-cell>
        </table:table-row>
        <table:table-row table:style-name="ro1">
          <table:table-cell office:value-type="float" office:value="166.087203979492" calcext:value-type="float">
            <text:p>166.087203979492</text:p>
          </table:table-cell>
          <table:table-cell office:value-type="float" office:value="7.245415" calcext:value-type="float">
            <text:p>7.245415</text:p>
          </table:table-cell>
          <table:table-cell office:value-type="float" office:value="166.086255044091" calcext:value-type="float">
            <text:p>166.086255044091</text:p>
          </table:table-cell>
          <table:table-cell office:value-type="float" office:value="7.27606508348065" calcext:value-type="float">
            <text:p>7.27606508348065</text:p>
          </table:table-cell>
          <table:table-cell/>
          <table:table-cell table:formula="of:=[.A241]-[.C241]" office:value-type="float" office:value="0.000948935400998607" calcext:value-type="float">
            <text:p>0.000948935400999</text:p>
          </table:table-cell>
          <table:table-cell table:formula="of:=[.F241]/[.C241]*1000000" office:value-type="float" office:value="5.71350953001314" calcext:value-type="float">
            <text:p>5.71350953001314</text:p>
          </table:table-cell>
        </table:table-row>
        <table:table-row table:style-name="ro1">
          <table:table-cell office:value-type="float" office:value="166.085586547852" calcext:value-type="float">
            <text:p>166.085586547852</text:p>
          </table:table-cell>
          <table:table-cell office:value-type="float" office:value="7.27041166666667" calcext:value-type="float">
            <text:p>7.27041166666667</text:p>
          </table:table-cell>
          <table:table-cell office:value-type="float" office:value="166.086255044091" calcext:value-type="float">
            <text:p>166.086255044091</text:p>
          </table:table-cell>
          <table:table-cell office:value-type="float" office:value="7.27606508348065" calcext:value-type="float">
            <text:p>7.27606508348065</text:p>
          </table:table-cell>
          <table:table-cell/>
          <table:table-cell table:formula="of:=[.A242]-[.C242]" office:value-type="float" office:value="-0.000668496239001115" calcext:value-type="float">
            <text:p>-0.000668496239001</text:p>
          </table:table-cell>
          <table:table-cell table:formula="of:=[.F242]/[.C242]*1000000" office:value-type="float" office:value="-4.02499435503347" calcext:value-type="float">
            <text:p>-4.02499435503347</text:p>
          </table:table-cell>
        </table:table-row>
        <table:table-row table:style-name="ro1">
          <table:table-cell office:value-type="float" office:value="166.085998535156" calcext:value-type="float">
            <text:p>166.085998535156</text:p>
          </table:table-cell>
          <table:table-cell office:value-type="float" office:value="7.27041166666667" calcext:value-type="float">
            <text:p>7.27041166666667</text:p>
          </table:table-cell>
          <table:table-cell office:value-type="float" office:value="166.086255044091" calcext:value-type="float">
            <text:p>166.086255044091</text:p>
          </table:table-cell>
          <table:table-cell office:value-type="float" office:value="7.27606508348065" calcext:value-type="float">
            <text:p>7.27606508348065</text:p>
          </table:table-cell>
          <table:table-cell/>
          <table:table-cell table:formula="of:=[.A243]-[.C243]" office:value-type="float" office:value="-0.000256508934995736" calcext:value-type="float">
            <text:p>-0.000256508934996</text:p>
          </table:table-cell>
          <table:table-cell table:formula="of:=[.F243]/[.C243]*1000000" office:value-type="float" office:value="-1.54443204783948" calcext:value-type="float">
            <text:p>-1.54443204783948</text:p>
          </table:table-cell>
        </table:table-row>
        <table:table-row table:style-name="ro1">
          <table:table-cell office:value-type="float" office:value="166.086395263672" calcext:value-type="float">
            <text:p>166.086395263672</text:p>
          </table:table-cell>
          <table:table-cell office:value-type="float" office:value="7.27041166666667" calcext:value-type="float">
            <text:p>7.27041166666667</text:p>
          </table:table-cell>
          <table:table-cell office:value-type="float" office:value="166.086255044091" calcext:value-type="float">
            <text:p>166.086255044091</text:p>
          </table:table-cell>
          <table:table-cell office:value-type="float" office:value="7.27606508348065" calcext:value-type="float">
            <text:p>7.27606508348065</text:p>
          </table:table-cell>
          <table:table-cell/>
          <table:table-cell table:formula="of:=[.A244]-[.C244]" office:value-type="float" office:value="0.000140219580998746" calcext:value-type="float">
            <text:p>0.000140219580999</text:p>
          </table:table-cell>
          <table:table-cell table:formula="of:=[.F244]/[.C244]*1000000" office:value-type="float" office:value="0.844257587489837" calcext:value-type="float">
            <text:p>0.844257587489837</text:p>
          </table:table-cell>
        </table:table-row>
        <table:table-row table:style-name="ro1">
          <table:table-cell office:value-type="float" office:value="166.086807250977" calcext:value-type="float">
            <text:p>166.086807250977</text:p>
          </table:table-cell>
          <table:table-cell office:value-type="float" office:value="7.27041166666667" calcext:value-type="float">
            <text:p>7.27041166666667</text:p>
          </table:table-cell>
          <table:table-cell office:value-type="float" office:value="166.086255044091" calcext:value-type="float">
            <text:p>166.086255044091</text:p>
          </table:table-cell>
          <table:table-cell office:value-type="float" office:value="7.27606508348065" calcext:value-type="float">
            <text:p>7.27606508348065</text:p>
          </table:table-cell>
          <table:table-cell/>
          <table:table-cell table:formula="of:=[.A245]-[.C245]" office:value-type="float" office:value="0.000552206885998885" calcext:value-type="float">
            <text:p>0.000552206885999</text:p>
          </table:table-cell>
          <table:table-cell table:formula="of:=[.F245]/[.C245]*1000000" office:value-type="float" office:value="3.32481990067324" calcext:value-type="float">
            <text:p>3.32481990067324</text:p>
          </table:table-cell>
        </table:table-row>
        <table:table-row table:style-name="ro1">
          <table:table-cell office:value-type="float" office:value="166.087203979492" calcext:value-type="float">
            <text:p>166.087203979492</text:p>
          </table:table-cell>
          <table:table-cell office:value-type="float" office:value="7.27041166666667" calcext:value-type="float">
            <text:p>7.27041166666667</text:p>
          </table:table-cell>
          <table:table-cell office:value-type="float" office:value="166.086255044091" calcext:value-type="float">
            <text:p>166.086255044091</text:p>
          </table:table-cell>
          <table:table-cell office:value-type="float" office:value="7.27606508348065" calcext:value-type="float">
            <text:p>7.27606508348065</text:p>
          </table:table-cell>
          <table:table-cell/>
          <table:table-cell table:formula="of:=[.A246]-[.C246]" office:value-type="float" office:value="0.000948935400998607" calcext:value-type="float">
            <text:p>0.000948935400999</text:p>
          </table:table-cell>
          <table:table-cell table:formula="of:=[.F246]/[.C246]*1000000" office:value-type="float" office:value="5.71350953001314" calcext:value-type="float">
            <text:p>5.71350953001314</text:p>
          </table:table-cell>
        </table:table-row>
        <table:table-row table:style-name="ro1">
          <table:table-cell office:value-type="float" office:value="166.085586547852" calcext:value-type="float">
            <text:p>166.085586547852</text:p>
          </table:table-cell>
          <table:table-cell office:value-type="float" office:value="7.29691333333333" calcext:value-type="float">
            <text:p>7.29691333333333</text:p>
          </table:table-cell>
          <table:table-cell office:value-type="float" office:value="166.086255044091" calcext:value-type="float">
            <text:p>166.086255044091</text:p>
          </table:table-cell>
          <table:table-cell office:value-type="float" office:value="7.27606508348065" calcext:value-type="float">
            <text:p>7.27606508348065</text:p>
          </table:table-cell>
          <table:table-cell/>
          <table:table-cell table:formula="of:=[.A247]-[.C247]" office:value-type="float" office:value="-0.000668496239001115" calcext:value-type="float">
            <text:p>-0.000668496239001</text:p>
          </table:table-cell>
          <table:table-cell table:formula="of:=[.F247]/[.C247]*1000000" office:value-type="float" office:value="-4.02499435503347" calcext:value-type="float">
            <text:p>-4.02499435503347</text:p>
          </table:table-cell>
        </table:table-row>
        <table:table-row table:style-name="ro1">
          <table:table-cell office:value-type="float" office:value="166.085998535156" calcext:value-type="float">
            <text:p>166.085998535156</text:p>
          </table:table-cell>
          <table:table-cell office:value-type="float" office:value="7.29691333333333" calcext:value-type="float">
            <text:p>7.29691333333333</text:p>
          </table:table-cell>
          <table:table-cell office:value-type="float" office:value="166.086255044091" calcext:value-type="float">
            <text:p>166.086255044091</text:p>
          </table:table-cell>
          <table:table-cell office:value-type="float" office:value="7.27606508348065" calcext:value-type="float">
            <text:p>7.27606508348065</text:p>
          </table:table-cell>
          <table:table-cell/>
          <table:table-cell table:formula="of:=[.A248]-[.C248]" office:value-type="float" office:value="-0.000256508934995736" calcext:value-type="float">
            <text:p>-0.000256508934996</text:p>
          </table:table-cell>
          <table:table-cell table:formula="of:=[.F248]/[.C248]*1000000" office:value-type="float" office:value="-1.54443204783948" calcext:value-type="float">
            <text:p>-1.54443204783948</text:p>
          </table:table-cell>
        </table:table-row>
        <table:table-row table:style-name="ro1">
          <table:table-cell office:value-type="float" office:value="166.086395263672" calcext:value-type="float">
            <text:p>166.086395263672</text:p>
          </table:table-cell>
          <table:table-cell office:value-type="float" office:value="7.29691333333333" calcext:value-type="float">
            <text:p>7.29691333333333</text:p>
          </table:table-cell>
          <table:table-cell office:value-type="float" office:value="166.086255044091" calcext:value-type="float">
            <text:p>166.086255044091</text:p>
          </table:table-cell>
          <table:table-cell office:value-type="float" office:value="7.27606508348065" calcext:value-type="float">
            <text:p>7.27606508348065</text:p>
          </table:table-cell>
          <table:table-cell/>
          <table:table-cell table:formula="of:=[.A249]-[.C249]" office:value-type="float" office:value="0.000140219580998746" calcext:value-type="float">
            <text:p>0.000140219580999</text:p>
          </table:table-cell>
          <table:table-cell table:formula="of:=[.F249]/[.C249]*1000000" office:value-type="float" office:value="0.844257587489837" calcext:value-type="float">
            <text:p>0.844257587489837</text:p>
          </table:table-cell>
        </table:table-row>
        <table:table-row table:style-name="ro1">
          <table:table-cell office:value-type="float" office:value="166.086807250977" calcext:value-type="float">
            <text:p>166.086807250977</text:p>
          </table:table-cell>
          <table:table-cell office:value-type="float" office:value="7.29691333333333" calcext:value-type="float">
            <text:p>7.29691333333333</text:p>
          </table:table-cell>
          <table:table-cell office:value-type="float" office:value="166.086255044091" calcext:value-type="float">
            <text:p>166.086255044091</text:p>
          </table:table-cell>
          <table:table-cell office:value-type="float" office:value="7.27606508348065" calcext:value-type="float">
            <text:p>7.27606508348065</text:p>
          </table:table-cell>
          <table:table-cell/>
          <table:table-cell table:formula="of:=[.A250]-[.C250]" office:value-type="float" office:value="0.000552206885998885" calcext:value-type="float">
            <text:p>0.000552206885999</text:p>
          </table:table-cell>
          <table:table-cell table:formula="of:=[.F250]/[.C250]*1000000" office:value-type="float" office:value="3.32481990067324" calcext:value-type="float">
            <text:p>3.32481990067324</text:p>
          </table:table-cell>
        </table:table-row>
        <table:table-row table:style-name="ro1">
          <table:table-cell office:value-type="float" office:value="166.087203979492" calcext:value-type="float">
            <text:p>166.087203979492</text:p>
          </table:table-cell>
          <table:table-cell office:value-type="float" office:value="7.29691333333333" calcext:value-type="float">
            <text:p>7.29691333333333</text:p>
          </table:table-cell>
          <table:table-cell office:value-type="float" office:value="166.086255044091" calcext:value-type="float">
            <text:p>166.086255044091</text:p>
          </table:table-cell>
          <table:table-cell office:value-type="float" office:value="7.27606508348065" calcext:value-type="float">
            <text:p>7.27606508348065</text:p>
          </table:table-cell>
          <table:table-cell/>
          <table:table-cell table:formula="of:=[.A251]-[.C251]" office:value-type="float" office:value="0.000948935400998607" calcext:value-type="float">
            <text:p>0.000948935400999</text:p>
          </table:table-cell>
          <table:table-cell table:formula="of:=[.F251]/[.C251]*1000000" office:value-type="float" office:value="5.71350953001314" calcext:value-type="float">
            <text:p>5.71350953001314</text:p>
          </table:table-cell>
        </table:table-row>
        <table:table-row table:style-name="ro1">
          <table:table-cell office:value-type="float" office:value="130.049209594727" calcext:value-type="float">
            <text:p>130.049209594727</text:p>
          </table:table-cell>
          <table:table-cell office:value-type="float" office:value="7.79924666666667" calcext:value-type="float">
            <text:p>7.79924666666667</text:p>
          </table:table-cell>
          <table:table-cell office:value-type="float" office:value="130.049869536091" calcext:value-type="float">
            <text:p>130.049869536091</text:p>
          </table:table-cell>
          <table:table-cell office:value-type="float" office:value="7.82355075922792" calcext:value-type="float">
            <text:p>7.82355075922792</text:p>
          </table:table-cell>
          <table:table-cell/>
          <table:table-cell table:formula="of:=[.A252]-[.C252]" office:value-type="float" office:value="-0.000659941364006045" calcext:value-type="float">
            <text:p>-0.000659941364006</text:p>
          </table:table-cell>
          <table:table-cell table:formula="of:=[.F252]/[.C252]*1000000" office:value-type="float" office:value="-5.07452538291782" calcext:value-type="float">
            <text:p>-5.07452538291782</text:p>
          </table:table-cell>
        </table:table-row>
        <table:table-row table:style-name="ro1">
          <table:table-cell office:value-type="float" office:value="130.04948425293" calcext:value-type="float">
            <text:p>130.04948425293</text:p>
          </table:table-cell>
          <table:table-cell office:value-type="float" office:value="7.79924666666667" calcext:value-type="float">
            <text:p>7.79924666666667</text:p>
          </table:table-cell>
          <table:table-cell office:value-type="float" office:value="130.049869536091" calcext:value-type="float">
            <text:p>130.049869536091</text:p>
          </table:table-cell>
          <table:table-cell office:value-type="float" office:value="7.82355075922792" calcext:value-type="float">
            <text:p>7.82355075922792</text:p>
          </table:table-cell>
          <table:table-cell/>
          <table:table-cell table:formula="of:=[.A253]-[.C253]" office:value-type="float" office:value="-0.000385283160994732" calcext:value-type="float">
            <text:p>-0.000385283160995</text:p>
          </table:table-cell>
          <table:table-cell table:formula="of:=[.F253]/[.C253]*1000000" office:value-type="float" office:value="-2.96258014228772" calcext:value-type="float">
            <text:p>-2.96258014228772</text:p>
          </table:table-cell>
        </table:table-row>
        <table:table-row table:style-name="ro1">
          <table:table-cell office:value-type="float" office:value="130.049774169922" calcext:value-type="float">
            <text:p>130.049774169922</text:p>
          </table:table-cell>
          <table:table-cell office:value-type="float" office:value="7.79924666666667" calcext:value-type="float">
            <text:p>7.79924666666667</text:p>
          </table:table-cell>
          <table:table-cell office:value-type="float" office:value="130.049869536091" calcext:value-type="float">
            <text:p>130.049869536091</text:p>
          </table:table-cell>
          <table:table-cell office:value-type="float" office:value="7.82355075922792" calcext:value-type="float">
            <text:p>7.82355075922792</text:p>
          </table:table-cell>
          <table:table-cell/>
          <table:table-cell table:formula="of:=[.A254]-[.C254]" office:value-type="float" office:value="-0.0000953661690061836" calcext:value-type="float">
            <text:p>-9.53661690061836E-05</text:p>
          </table:table-cell>
          <table:table-cell table:formula="of:=[.F254]/[.C254]*1000000" office:value-type="float" office:value="-0.733304611118567" calcext:value-type="float">
            <text:p>-0.733304611118567</text:p>
          </table:table-cell>
        </table:table-row>
        <table:table-row table:style-name="ro1">
          <table:table-cell office:value-type="float" office:value="130.050048828125" calcext:value-type="float">
            <text:p>130.050048828125</text:p>
          </table:table-cell>
          <table:table-cell office:value-type="float" office:value="7.79924666666667" calcext:value-type="float">
            <text:p>7.79924666666667</text:p>
          </table:table-cell>
          <table:table-cell office:value-type="float" office:value="130.049869536091" calcext:value-type="float">
            <text:p>130.049869536091</text:p>
          </table:table-cell>
          <table:table-cell office:value-type="float" office:value="7.82355075922792" calcext:value-type="float">
            <text:p>7.82355075922792</text:p>
          </table:table-cell>
          <table:table-cell/>
          <table:table-cell table:formula="of:=[.A255]-[.C255]" office:value-type="float" office:value="0.00017929203400513" calcext:value-type="float">
            <text:p>0.000179292034005</text:p>
          </table:table-cell>
          <table:table-cell table:formula="of:=[.F255]/[.C255]*1000000" office:value-type="float" office:value="1.37864062951154" calcext:value-type="float">
            <text:p>1.37864062951154</text:p>
          </table:table-cell>
        </table:table-row>
        <table:table-row table:style-name="ro1">
          <table:table-cell office:value-type="float" office:value="130.050323486328" calcext:value-type="float">
            <text:p>130.050323486328</text:p>
          </table:table-cell>
          <table:table-cell office:value-type="float" office:value="7.79924666666667" calcext:value-type="float">
            <text:p>7.79924666666667</text:p>
          </table:table-cell>
          <table:table-cell office:value-type="float" office:value="130.049869536091" calcext:value-type="float">
            <text:p>130.049869536091</text:p>
          </table:table-cell>
          <table:table-cell office:value-type="float" office:value="7.82355075922792" calcext:value-type="float">
            <text:p>7.82355075922792</text:p>
          </table:table-cell>
          <table:table-cell/>
          <table:table-cell table:formula="of:=[.A256]-[.C256]" office:value-type="float" office:value="0.000453950237016443" calcext:value-type="float">
            <text:p>0.000453950237016</text:p>
          </table:table-cell>
          <table:table-cell table:formula="of:=[.F256]/[.C256]*1000000" office:value-type="float" office:value="3.49058587014164" calcext:value-type="float">
            <text:p>3.49058587014164</text:p>
          </table:table-cell>
        </table:table-row>
        <table:table-row table:style-name="ro1">
          <table:table-cell office:value-type="float" office:value="130.05061340332" calcext:value-type="float">
            <text:p>130.05061340332</text:p>
          </table:table-cell>
          <table:table-cell office:value-type="float" office:value="7.79924666666667" calcext:value-type="float">
            <text:p>7.79924666666667</text:p>
          </table:table-cell>
          <table:table-cell office:value-type="float" office:value="130.049869536091" calcext:value-type="float">
            <text:p>130.049869536091</text:p>
          </table:table-cell>
          <table:table-cell office:value-type="float" office:value="7.82355075922792" calcext:value-type="float">
            <text:p>7.82355075922792</text:p>
          </table:table-cell>
          <table:table-cell/>
          <table:table-cell table:formula="of:=[.A257]-[.C257]" office:value-type="float" office:value="0.000743867229004991" calcext:value-type="float">
            <text:p>0.000743867229005</text:p>
          </table:table-cell>
          <table:table-cell table:formula="of:=[.F257]/[.C257]*1000000" office:value-type="float" office:value="5.71986140131079" calcext:value-type="float">
            <text:p>5.71986140131079</text:p>
          </table:table-cell>
        </table:table-row>
        <table:table-row table:style-name="ro1">
          <table:table-cell office:value-type="float" office:value="217.068313598633" calcext:value-type="float">
            <text:p>217.068313598633</text:p>
          </table:table-cell>
          <table:table-cell office:value-type="float" office:value="7.79924666666667" calcext:value-type="float">
            <text:p>7.79924666666667</text:p>
          </table:table-cell>
          <table:table-cell office:value-type="float" office:value="217.068258868091" calcext:value-type="float">
            <text:p>217.068258868091</text:p>
          </table:table-cell>
          <table:table-cell office:value-type="float" office:value="7.82469384956697" calcext:value-type="float">
            <text:p>7.82469384956697</text:p>
          </table:table-cell>
          <table:table-cell/>
          <table:table-cell table:formula="of:=[.A258]-[.C258]" office:value-type="float" office:value="0.000054730542018433" calcext:value-type="float">
            <text:p>5.4730542018433E-05</text:p>
          </table:table-cell>
          <table:table-cell table:formula="of:=[.F258]/[.C258]*1000000" office:value-type="float" office:value="0.252135168466486" calcext:value-type="float">
            <text:p>0.252135168466486</text:p>
          </table:table-cell>
        </table:table-row>
        <table:table-row table:style-name="ro1">
          <table:table-cell office:value-type="float" office:value="217.068923950195" calcext:value-type="float">
            <text:p>217.068923950195</text:p>
          </table:table-cell>
          <table:table-cell office:value-type="float" office:value="7.79924666666667" calcext:value-type="float">
            <text:p>7.79924666666667</text:p>
          </table:table-cell>
          <table:table-cell office:value-type="float" office:value="217.068258868091" calcext:value-type="float">
            <text:p>217.068258868091</text:p>
          </table:table-cell>
          <table:table-cell office:value-type="float" office:value="7.82469384956697" calcext:value-type="float">
            <text:p>7.82469384956697</text:p>
          </table:table-cell>
          <table:table-cell/>
          <table:table-cell table:formula="of:=[.A259]-[.C259]" office:value-type="float" office:value="0.000665082104006842" calcext:value-type="float">
            <text:p>0.000665082104007</text:p>
          </table:table-cell>
          <table:table-cell table:formula="of:=[.F259]/[.C259]*1000000" office:value-type="float" office:value="3.06393070767201" calcext:value-type="float">
            <text:p>3.06393070767201</text:p>
          </table:table-cell>
        </table:table-row>
        <table:table-row table:style-name="ro1">
          <table:table-cell office:value-type="float" office:value="130.04948425293" calcext:value-type="float">
            <text:p>130.04948425293</text:p>
          </table:table-cell>
          <table:table-cell office:value-type="float" office:value="7.82491166666667" calcext:value-type="float">
            <text:p>7.82491166666667</text:p>
          </table:table-cell>
          <table:table-cell office:value-type="float" office:value="130.049869536091" calcext:value-type="float">
            <text:p>130.049869536091</text:p>
          </table:table-cell>
          <table:table-cell office:value-type="float" office:value="7.82355075922792" calcext:value-type="float">
            <text:p>7.82355075922792</text:p>
          </table:table-cell>
          <table:table-cell/>
          <table:table-cell table:formula="of:=[.A260]-[.C260]" office:value-type="float" office:value="-0.000385283160994732" calcext:value-type="float">
            <text:p>-0.000385283160995</text:p>
          </table:table-cell>
          <table:table-cell table:formula="of:=[.F260]/[.C260]*1000000" office:value-type="float" office:value="-2.96258014228772" calcext:value-type="float">
            <text:p>-2.96258014228772</text:p>
          </table:table-cell>
        </table:table-row>
        <table:table-row table:style-name="ro1">
          <table:table-cell office:value-type="float" office:value="130.049774169922" calcext:value-type="float">
            <text:p>130.049774169922</text:p>
          </table:table-cell>
          <table:table-cell office:value-type="float" office:value="7.82491166666667" calcext:value-type="float">
            <text:p>7.82491166666667</text:p>
          </table:table-cell>
          <table:table-cell office:value-type="float" office:value="130.049869536091" calcext:value-type="float">
            <text:p>130.049869536091</text:p>
          </table:table-cell>
          <table:table-cell office:value-type="float" office:value="7.82355075922792" calcext:value-type="float">
            <text:p>7.82355075922792</text:p>
          </table:table-cell>
          <table:table-cell/>
          <table:table-cell table:formula="of:=[.A261]-[.C261]" office:value-type="float" office:value="-0.0000953661690061836" calcext:value-type="float">
            <text:p>-9.53661690061836E-05</text:p>
          </table:table-cell>
          <table:table-cell table:formula="of:=[.F261]/[.C261]*1000000" office:value-type="float" office:value="-0.733304611118567" calcext:value-type="float">
            <text:p>-0.733304611118567</text:p>
          </table:table-cell>
        </table:table-row>
        <table:table-row table:style-name="ro1">
          <table:table-cell office:value-type="float" office:value="130.050048828125" calcext:value-type="float">
            <text:p>130.050048828125</text:p>
          </table:table-cell>
          <table:table-cell office:value-type="float" office:value="7.82491166666667" calcext:value-type="float">
            <text:p>7.82491166666667</text:p>
          </table:table-cell>
          <table:table-cell office:value-type="float" office:value="130.049869536091" calcext:value-type="float">
            <text:p>130.049869536091</text:p>
          </table:table-cell>
          <table:table-cell office:value-type="float" office:value="7.82355075922792" calcext:value-type="float">
            <text:p>7.82355075922792</text:p>
          </table:table-cell>
          <table:table-cell/>
          <table:table-cell table:formula="of:=[.A262]-[.C262]" office:value-type="float" office:value="0.00017929203400513" calcext:value-type="float">
            <text:p>0.000179292034005</text:p>
          </table:table-cell>
          <table:table-cell table:formula="of:=[.F262]/[.C262]*1000000" office:value-type="float" office:value="1.37864062951154" calcext:value-type="float">
            <text:p>1.37864062951154</text:p>
          </table:table-cell>
        </table:table-row>
        <table:table-row table:style-name="ro1">
          <table:table-cell office:value-type="float" office:value="130.050323486328" calcext:value-type="float">
            <text:p>130.050323486328</text:p>
          </table:table-cell>
          <table:table-cell office:value-type="float" office:value="7.82491166666667" calcext:value-type="float">
            <text:p>7.82491166666667</text:p>
          </table:table-cell>
          <table:table-cell office:value-type="float" office:value="130.049869536091" calcext:value-type="float">
            <text:p>130.049869536091</text:p>
          </table:table-cell>
          <table:table-cell office:value-type="float" office:value="7.82355075922792" calcext:value-type="float">
            <text:p>7.82355075922792</text:p>
          </table:table-cell>
          <table:table-cell/>
          <table:table-cell table:formula="of:=[.A263]-[.C263]" office:value-type="float" office:value="0.000453950237016443" calcext:value-type="float">
            <text:p>0.000453950237016</text:p>
          </table:table-cell>
          <table:table-cell table:formula="of:=[.F263]/[.C263]*1000000" office:value-type="float" office:value="3.49058587014164" calcext:value-type="float">
            <text:p>3.49058587014164</text:p>
          </table:table-cell>
        </table:table-row>
        <table:table-row table:style-name="ro1">
          <table:table-cell office:value-type="float" office:value="130.05061340332" calcext:value-type="float">
            <text:p>130.05061340332</text:p>
          </table:table-cell>
          <table:table-cell office:value-type="float" office:value="7.82491166666667" calcext:value-type="float">
            <text:p>7.82491166666667</text:p>
          </table:table-cell>
          <table:table-cell office:value-type="float" office:value="130.049869536091" calcext:value-type="float">
            <text:p>130.049869536091</text:p>
          </table:table-cell>
          <table:table-cell office:value-type="float" office:value="7.82355075922792" calcext:value-type="float">
            <text:p>7.82355075922792</text:p>
          </table:table-cell>
          <table:table-cell/>
          <table:table-cell table:formula="of:=[.A264]-[.C264]" office:value-type="float" office:value="0.000743867229004991" calcext:value-type="float">
            <text:p>0.000743867229005</text:p>
          </table:table-cell>
          <table:table-cell table:formula="of:=[.F264]/[.C264]*1000000" office:value-type="float" office:value="5.71986140131079" calcext:value-type="float">
            <text:p>5.71986140131079</text:p>
          </table:table-cell>
        </table:table-row>
        <table:table-row table:style-name="ro1">
          <table:table-cell office:value-type="float" office:value="217.067718505859" calcext:value-type="float">
            <text:p>217.067718505859</text:p>
          </table:table-cell>
          <table:table-cell office:value-type="float" office:value="7.82491166666667" calcext:value-type="float">
            <text:p>7.82491166666667</text:p>
          </table:table-cell>
          <table:table-cell office:value-type="float" office:value="217.068258868091" calcext:value-type="float">
            <text:p>217.068258868091</text:p>
          </table:table-cell>
          <table:table-cell office:value-type="float" office:value="7.82469384956697" calcext:value-type="float">
            <text:p>7.82469384956697</text:p>
          </table:table-cell>
          <table:table-cell/>
          <table:table-cell table:formula="of:=[.A265]-[.C265]" office:value-type="float" office:value="-0.000540362231987501" calcext:value-type="float">
            <text:p>-0.000540362231988</text:p>
          </table:table-cell>
          <table:table-cell table:formula="of:=[.F265]/[.C265]*1000000" office:value-type="float" office:value="-2.48936548717549" calcext:value-type="float">
            <text:p>-2.48936548717549</text:p>
          </table:table-cell>
        </table:table-row>
        <table:table-row table:style-name="ro1">
          <table:table-cell office:value-type="float" office:value="217.068313598633" calcext:value-type="float">
            <text:p>217.068313598633</text:p>
          </table:table-cell>
          <table:table-cell office:value-type="float" office:value="7.82491166666667" calcext:value-type="float">
            <text:p>7.82491166666667</text:p>
          </table:table-cell>
          <table:table-cell office:value-type="float" office:value="217.068258868091" calcext:value-type="float">
            <text:p>217.068258868091</text:p>
          </table:table-cell>
          <table:table-cell office:value-type="float" office:value="7.82469384956697" calcext:value-type="float">
            <text:p>7.82469384956697</text:p>
          </table:table-cell>
          <table:table-cell/>
          <table:table-cell table:formula="of:=[.A266]-[.C266]" office:value-type="float" office:value="0.000054730542018433" calcext:value-type="float">
            <text:p>5.4730542018433E-05</text:p>
          </table:table-cell>
          <table:table-cell table:formula="of:=[.F266]/[.C266]*1000000" office:value-type="float" office:value="0.252135168466486" calcext:value-type="float">
            <text:p>0.252135168466486</text:p>
          </table:table-cell>
        </table:table-row>
        <table:table-row table:style-name="ro1">
          <table:table-cell office:value-type="float" office:value="217.068923950195" calcext:value-type="float">
            <text:p>217.068923950195</text:p>
          </table:table-cell>
          <table:table-cell office:value-type="float" office:value="7.82491166666667" calcext:value-type="float">
            <text:p>7.82491166666667</text:p>
          </table:table-cell>
          <table:table-cell office:value-type="float" office:value="217.068258868091" calcext:value-type="float">
            <text:p>217.068258868091</text:p>
          </table:table-cell>
          <table:table-cell office:value-type="float" office:value="7.82469384956697" calcext:value-type="float">
            <text:p>7.82469384956697</text:p>
          </table:table-cell>
          <table:table-cell/>
          <table:table-cell table:formula="of:=[.A267]-[.C267]" office:value-type="float" office:value="0.000665082104006842" calcext:value-type="float">
            <text:p>0.000665082104007</text:p>
          </table:table-cell>
          <table:table-cell table:formula="of:=[.F267]/[.C267]*1000000" office:value-type="float" office:value="3.06393070767201" calcext:value-type="float">
            <text:p>3.06393070767201</text:p>
          </table:table-cell>
        </table:table-row>
        <table:table-row table:style-name="ro1">
          <table:table-cell office:value-type="float" office:value="130.04948425293" calcext:value-type="float">
            <text:p>130.04948425293</text:p>
          </table:table-cell>
          <table:table-cell office:value-type="float" office:value="7.85241333333333" calcext:value-type="float">
            <text:p>7.85241333333333</text:p>
          </table:table-cell>
          <table:table-cell office:value-type="float" office:value="130.049869536091" calcext:value-type="float">
            <text:p>130.049869536091</text:p>
          </table:table-cell>
          <table:table-cell office:value-type="float" office:value="7.82355075922792" calcext:value-type="float">
            <text:p>7.82355075922792</text:p>
          </table:table-cell>
          <table:table-cell/>
          <table:table-cell table:formula="of:=[.A268]-[.C268]" office:value-type="float" office:value="-0.000385283160994732" calcext:value-type="float">
            <text:p>-0.000385283160995</text:p>
          </table:table-cell>
          <table:table-cell table:formula="of:=[.F268]/[.C268]*1000000" office:value-type="float" office:value="-2.96258014228772" calcext:value-type="float">
            <text:p>-2.96258014228772</text:p>
          </table:table-cell>
        </table:table-row>
        <table:table-row table:style-name="ro1">
          <table:table-cell office:value-type="float" office:value="130.049774169922" calcext:value-type="float">
            <text:p>130.049774169922</text:p>
          </table:table-cell>
          <table:table-cell office:value-type="float" office:value="7.85241333333333" calcext:value-type="float">
            <text:p>7.85241333333333</text:p>
          </table:table-cell>
          <table:table-cell office:value-type="float" office:value="130.049869536091" calcext:value-type="float">
            <text:p>130.049869536091</text:p>
          </table:table-cell>
          <table:table-cell office:value-type="float" office:value="7.82355075922792" calcext:value-type="float">
            <text:p>7.82355075922792</text:p>
          </table:table-cell>
          <table:table-cell/>
          <table:table-cell table:formula="of:=[.A269]-[.C269]" office:value-type="float" office:value="-0.0000953661690061836" calcext:value-type="float">
            <text:p>-9.53661690061836E-05</text:p>
          </table:table-cell>
          <table:table-cell table:formula="of:=[.F269]/[.C269]*1000000" office:value-type="float" office:value="-0.733304611118567" calcext:value-type="float">
            <text:p>-0.733304611118567</text:p>
          </table:table-cell>
        </table:table-row>
        <table:table-row table:style-name="ro1">
          <table:table-cell office:value-type="float" office:value="130.050048828125" calcext:value-type="float">
            <text:p>130.050048828125</text:p>
          </table:table-cell>
          <table:table-cell office:value-type="float" office:value="7.85241333333333" calcext:value-type="float">
            <text:p>7.85241333333333</text:p>
          </table:table-cell>
          <table:table-cell office:value-type="float" office:value="130.049869536091" calcext:value-type="float">
            <text:p>130.049869536091</text:p>
          </table:table-cell>
          <table:table-cell office:value-type="float" office:value="7.82355075922792" calcext:value-type="float">
            <text:p>7.82355075922792</text:p>
          </table:table-cell>
          <table:table-cell/>
          <table:table-cell table:formula="of:=[.A270]-[.C270]" office:value-type="float" office:value="0.00017929203400513" calcext:value-type="float">
            <text:p>0.000179292034005</text:p>
          </table:table-cell>
          <table:table-cell table:formula="of:=[.F270]/[.C270]*1000000" office:value-type="float" office:value="1.37864062951154" calcext:value-type="float">
            <text:p>1.37864062951154</text:p>
          </table:table-cell>
        </table:table-row>
        <table:table-row table:style-name="ro1">
          <table:table-cell office:value-type="float" office:value="130.050323486328" calcext:value-type="float">
            <text:p>130.050323486328</text:p>
          </table:table-cell>
          <table:table-cell office:value-type="float" office:value="7.85241333333333" calcext:value-type="float">
            <text:p>7.85241333333333</text:p>
          </table:table-cell>
          <table:table-cell office:value-type="float" office:value="130.049869536091" calcext:value-type="float">
            <text:p>130.049869536091</text:p>
          </table:table-cell>
          <table:table-cell office:value-type="float" office:value="7.82355075922792" calcext:value-type="float">
            <text:p>7.82355075922792</text:p>
          </table:table-cell>
          <table:table-cell/>
          <table:table-cell table:formula="of:=[.A271]-[.C271]" office:value-type="float" office:value="0.000453950237016443" calcext:value-type="float">
            <text:p>0.000453950237016</text:p>
          </table:table-cell>
          <table:table-cell table:formula="of:=[.F271]/[.C271]*1000000" office:value-type="float" office:value="3.49058587014164" calcext:value-type="float">
            <text:p>3.49058587014164</text:p>
          </table:table-cell>
        </table:table-row>
        <table:table-row table:style-name="ro1">
          <table:table-cell office:value-type="float" office:value="130.05061340332" calcext:value-type="float">
            <text:p>130.05061340332</text:p>
          </table:table-cell>
          <table:table-cell office:value-type="float" office:value="7.85241333333333" calcext:value-type="float">
            <text:p>7.85241333333333</text:p>
          </table:table-cell>
          <table:table-cell office:value-type="float" office:value="130.049869536091" calcext:value-type="float">
            <text:p>130.049869536091</text:p>
          </table:table-cell>
          <table:table-cell office:value-type="float" office:value="7.82355075922792" calcext:value-type="float">
            <text:p>7.82355075922792</text:p>
          </table:table-cell>
          <table:table-cell/>
          <table:table-cell table:formula="of:=[.A272]-[.C272]" office:value-type="float" office:value="0.000743867229004991" calcext:value-type="float">
            <text:p>0.000743867229005</text:p>
          </table:table-cell>
          <table:table-cell table:formula="of:=[.F272]/[.C272]*1000000" office:value-type="float" office:value="5.71986140131079" calcext:value-type="float">
            <text:p>5.71986140131079</text:p>
          </table:table-cell>
        </table:table-row>
        <table:table-row table:style-name="ro1">
          <table:table-cell office:value-type="float" office:value="217.067718505859" calcext:value-type="float">
            <text:p>217.067718505859</text:p>
          </table:table-cell>
          <table:table-cell office:value-type="float" office:value="7.85241333333333" calcext:value-type="float">
            <text:p>7.85241333333333</text:p>
          </table:table-cell>
          <table:table-cell office:value-type="float" office:value="217.068258868091" calcext:value-type="float">
            <text:p>217.068258868091</text:p>
          </table:table-cell>
          <table:table-cell office:value-type="float" office:value="7.82469384956697" calcext:value-type="float">
            <text:p>7.82469384956697</text:p>
          </table:table-cell>
          <table:table-cell/>
          <table:table-cell table:formula="of:=[.A273]-[.C273]" office:value-type="float" office:value="-0.000540362231987501" calcext:value-type="float">
            <text:p>-0.000540362231988</text:p>
          </table:table-cell>
          <table:table-cell table:formula="of:=[.F273]/[.C273]*1000000" office:value-type="float" office:value="-2.48936548717549" calcext:value-type="float">
            <text:p>-2.48936548717549</text:p>
          </table:table-cell>
        </table:table-row>
        <table:table-row table:style-name="ro1">
          <table:table-cell office:value-type="float" office:value="217.068313598633" calcext:value-type="float">
            <text:p>217.068313598633</text:p>
          </table:table-cell>
          <table:table-cell office:value-type="float" office:value="7.85241333333333" calcext:value-type="float">
            <text:p>7.85241333333333</text:p>
          </table:table-cell>
          <table:table-cell office:value-type="float" office:value="217.068258868091" calcext:value-type="float">
            <text:p>217.068258868091</text:p>
          </table:table-cell>
          <table:table-cell office:value-type="float" office:value="7.82469384956697" calcext:value-type="float">
            <text:p>7.82469384956697</text:p>
          </table:table-cell>
          <table:table-cell/>
          <table:table-cell table:formula="of:=[.A274]-[.C274]" office:value-type="float" office:value="0.000054730542018433" calcext:value-type="float">
            <text:p>5.4730542018433E-05</text:p>
          </table:table-cell>
          <table:table-cell table:formula="of:=[.F274]/[.C274]*1000000" office:value-type="float" office:value="0.252135168466486" calcext:value-type="float">
            <text:p>0.252135168466486</text:p>
          </table:table-cell>
        </table:table-row>
        <table:table-row table:style-name="ro1">
          <table:table-cell office:value-type="float" office:value="217.068923950195" calcext:value-type="float">
            <text:p>217.068923950195</text:p>
          </table:table-cell>
          <table:table-cell office:value-type="float" office:value="7.85241333333333" calcext:value-type="float">
            <text:p>7.85241333333333</text:p>
          </table:table-cell>
          <table:table-cell office:value-type="float" office:value="217.068258868091" calcext:value-type="float">
            <text:p>217.068258868091</text:p>
          </table:table-cell>
          <table:table-cell office:value-type="float" office:value="7.82469384956697" calcext:value-type="float">
            <text:p>7.82469384956697</text:p>
          </table:table-cell>
          <table:table-cell/>
          <table:table-cell table:formula="of:=[.A275]-[.C275]" office:value-type="float" office:value="0.000665082104006842" calcext:value-type="float">
            <text:p>0.000665082104007</text:p>
          </table:table-cell>
          <table:table-cell table:formula="of:=[.F275]/[.C275]*1000000" office:value-type="float" office:value="3.06393070767201" calcext:value-type="float">
            <text:p>3.06393070767201</text:p>
          </table:table-cell>
        </table:table-row>
        <table:table-row table:style-name="ro1">
          <table:table-cell office:value-type="float" office:value="209.092559814453" calcext:value-type="float">
            <text:p>209.092559814453</text:p>
          </table:table-cell>
          <table:table-cell office:value-type="float" office:value="7.95908666666667" calcext:value-type="float">
            <text:p>7.95908666666667</text:p>
          </table:table-cell>
          <table:table-cell office:value-type="float" office:value="209.092068696091" calcext:value-type="float">
            <text:p>209.092068696091</text:p>
          </table:table-cell>
          <table:table-cell office:value-type="float" office:value="7.98869847598948" calcext:value-type="float">
            <text:p>7.98869847598948</text:p>
          </table:table-cell>
          <table:table-cell/>
          <table:table-cell table:formula="of:=[.A276]-[.C276]" office:value-type="float" office:value="0.00049111836202087" calcext:value-type="float">
            <text:p>0.000491118362021</text:p>
          </table:table-cell>
          <table:table-cell table:formula="of:=[.F276]/[.C276]*1000000" office:value-type="float" office:value="2.34881392241949" calcext:value-type="float">
            <text:p>2.34881392241949</text:p>
          </table:table-cell>
        </table:table-row>
        <table:table-row table:style-name="ro1">
          <table:table-cell office:value-type="float" office:value="537.167114257813" calcext:value-type="float">
            <text:p>537.167114257813</text:p>
          </table:table-cell>
          <table:table-cell office:value-type="float" office:value="8.11557666666667" calcext:value-type="float">
            <text:p>8.11557666666667</text:p>
          </table:table-cell>
          <table:table-cell office:value-type="float" office:value="537.168815420091" calcext:value-type="float">
            <text:p>537.168815420091</text:p>
          </table:table-cell>
          <table:table-cell office:value-type="float" office:value="8.13830181003148" calcext:value-type="float">
            <text:p>8.13830181003148</text:p>
          </table:table-cell>
          <table:table-cell/>
          <table:table-cell table:formula="of:=[.A277]-[.C277]" office:value-type="float" office:value="-0.00170116227809558" calcext:value-type="float">
            <text:p>-0.001701162278096</text:p>
          </table:table-cell>
          <table:table-cell table:formula="of:=[.F277]/[.C277]*1000000" office:value-type="float" office:value="-3.16690438696668" calcext:value-type="float">
            <text:p>-3.16690438696668</text:p>
          </table:table-cell>
        </table:table-row>
        <table:table-row table:style-name="ro1">
          <table:table-cell office:value-type="float" office:value="537.16943359375" calcext:value-type="float">
            <text:p>537.16943359375</text:p>
          </table:table-cell>
          <table:table-cell office:value-type="float" office:value="8.11557666666667" calcext:value-type="float">
            <text:p>8.11557666666667</text:p>
          </table:table-cell>
          <table:table-cell office:value-type="float" office:value="537.168815420091" calcext:value-type="float">
            <text:p>537.168815420091</text:p>
          </table:table-cell>
          <table:table-cell office:value-type="float" office:value="8.13830181003148" calcext:value-type="float">
            <text:p>8.13830181003148</text:p>
          </table:table-cell>
          <table:table-cell/>
          <table:table-cell table:formula="of:=[.A278]-[.C278]" office:value-type="float" office:value="0.000618173658949672" calcext:value-type="float">
            <text:p>0.00061817365895</text:p>
          </table:table-cell>
          <table:table-cell table:formula="of:=[.F278]/[.C278]*1000000" office:value-type="float" office:value="1.15079960192073" calcext:value-type="float">
            <text:p>1.15079960192073</text:p>
          </table:table-cell>
        </table:table-row>
        <table:table-row table:style-name="ro1">
          <table:table-cell office:value-type="float" office:value="269.087005615234" calcext:value-type="float">
            <text:p>269.087005615234</text:p>
          </table:table-cell>
          <table:table-cell office:value-type="float" office:value="8.14058" calcext:value-type="float">
            <text:p>8.14058</text:p>
          </table:table-cell>
          <table:table-cell office:value-type="float" office:value="269.088045936091" calcext:value-type="float">
            <text:p>269.088045936091</text:p>
          </table:table-cell>
          <table:table-cell office:value-type="float" office:value="8.16658040959574" calcext:value-type="float">
            <text:p>8.16658040959574</text:p>
          </table:table-cell>
          <table:table-cell/>
          <table:table-cell table:formula="of:=[.A279]-[.C279]" office:value-type="float" office:value="-0.00104032085704375" calcext:value-type="float">
            <text:p>-0.001040320857044</text:p>
          </table:table-cell>
          <table:table-cell table:formula="of:=[.F279]/[.C279]*1000000" office:value-type="float" office:value="-3.8660983746964" calcext:value-type="float">
            <text:p>-3.8660983746964</text:p>
          </table:table-cell>
        </table:table-row>
        <table:table-row table:style-name="ro1">
          <table:table-cell office:value-type="float" office:value="269.087860107422" calcext:value-type="float">
            <text:p>269.087860107422</text:p>
          </table:table-cell>
          <table:table-cell office:value-type="float" office:value="8.14058" calcext:value-type="float">
            <text:p>8.14058</text:p>
          </table:table-cell>
          <table:table-cell office:value-type="float" office:value="269.088045936091" calcext:value-type="float">
            <text:p>269.088045936091</text:p>
          </table:table-cell>
          <table:table-cell office:value-type="float" office:value="8.16658040959574" calcext:value-type="float">
            <text:p>8.16658040959574</text:p>
          </table:table-cell>
          <table:table-cell/>
          <table:table-cell table:formula="of:=[.A280]-[.C280]" office:value-type="float" office:value="-0.000185828669032162" calcext:value-type="float">
            <text:p>-0.000185828669032</text:p>
          </table:table-cell>
          <table:table-cell table:formula="of:=[.F280]/[.C280]*1000000" office:value-type="float" office:value="-0.690586861210092" calcext:value-type="float">
            <text:p>-0.690586861210092</text:p>
          </table:table-cell>
        </table:table-row>
        <table:table-row table:style-name="ro1">
          <table:table-cell office:value-type="float" office:value="269.088684082031" calcext:value-type="float">
            <text:p>269.088684082031</text:p>
          </table:table-cell>
          <table:table-cell office:value-type="float" office:value="8.14058" calcext:value-type="float">
            <text:p>8.14058</text:p>
          </table:table-cell>
          <table:table-cell office:value-type="float" office:value="269.088045936091" calcext:value-type="float">
            <text:p>269.088045936091</text:p>
          </table:table-cell>
          <table:table-cell office:value-type="float" office:value="8.16658040959574" calcext:value-type="float">
            <text:p>8.16658040959574</text:p>
          </table:table-cell>
          <table:table-cell/>
          <table:table-cell table:formula="of:=[.A281]-[.C281]" office:value-type="float" office:value="0.000638145940001778" calcext:value-type="float">
            <text:p>0.000638145940002</text:p>
          </table:table-cell>
          <table:table-cell table:formula="of:=[.F281]/[.C281]*1000000" office:value-type="float" office:value="2.3715135236938" calcext:value-type="float">
            <text:p>2.3715135236938</text:p>
          </table:table-cell>
        </table:table-row>
        <table:table-row table:style-name="ro1">
          <table:table-cell office:value-type="float" office:value="537.167114257813" calcext:value-type="float">
            <text:p>537.167114257813</text:p>
          </table:table-cell>
          <table:table-cell office:value-type="float" office:value="8.14058" calcext:value-type="float">
            <text:p>8.14058</text:p>
          </table:table-cell>
          <table:table-cell office:value-type="float" office:value="537.168815420091" calcext:value-type="float">
            <text:p>537.168815420091</text:p>
          </table:table-cell>
          <table:table-cell office:value-type="float" office:value="8.13830181003148" calcext:value-type="float">
            <text:p>8.13830181003148</text:p>
          </table:table-cell>
          <table:table-cell/>
          <table:table-cell table:formula="of:=[.A282]-[.C282]" office:value-type="float" office:value="-0.00170116227809558" calcext:value-type="float">
            <text:p>-0.001701162278096</text:p>
          </table:table-cell>
          <table:table-cell table:formula="of:=[.F282]/[.C282]*1000000" office:value-type="float" office:value="-3.16690438696668" calcext:value-type="float">
            <text:p>-3.16690438696668</text:p>
          </table:table-cell>
        </table:table-row>
        <table:table-row table:style-name="ro1">
          <table:table-cell office:value-type="float" office:value="537.16943359375" calcext:value-type="float">
            <text:p>537.16943359375</text:p>
          </table:table-cell>
          <table:table-cell office:value-type="float" office:value="8.14058" calcext:value-type="float">
            <text:p>8.14058</text:p>
          </table:table-cell>
          <table:table-cell office:value-type="float" office:value="537.168815420091" calcext:value-type="float">
            <text:p>537.168815420091</text:p>
          </table:table-cell>
          <table:table-cell office:value-type="float" office:value="8.13830181003148" calcext:value-type="float">
            <text:p>8.13830181003148</text:p>
          </table:table-cell>
          <table:table-cell/>
          <table:table-cell table:formula="of:=[.A283]-[.C283]" office:value-type="float" office:value="0.000618173658949672" calcext:value-type="float">
            <text:p>0.00061817365895</text:p>
          </table:table-cell>
          <table:table-cell table:formula="of:=[.F283]/[.C283]*1000000" office:value-type="float" office:value="1.15079960192073" calcext:value-type="float">
            <text:p>1.15079960192073</text:p>
          </table:table-cell>
        </table:table-row>
        <table:table-row table:style-name="ro1">
          <table:table-cell office:value-type="float" office:value="269.087005615234" calcext:value-type="float">
            <text:p>269.087005615234</text:p>
          </table:table-cell>
          <table:table-cell office:value-type="float" office:value="8.16542333333333" calcext:value-type="float">
            <text:p>8.16542333333333</text:p>
          </table:table-cell>
          <table:table-cell office:value-type="float" office:value="269.088045936091" calcext:value-type="float">
            <text:p>269.088045936091</text:p>
          </table:table-cell>
          <table:table-cell office:value-type="float" office:value="8.16658040959574" calcext:value-type="float">
            <text:p>8.16658040959574</text:p>
          </table:table-cell>
          <table:table-cell/>
          <table:table-cell table:formula="of:=[.A284]-[.C284]" office:value-type="float" office:value="-0.00104032085704375" calcext:value-type="float">
            <text:p>-0.001040320857044</text:p>
          </table:table-cell>
          <table:table-cell table:formula="of:=[.F284]/[.C284]*1000000" office:value-type="float" office:value="-3.8660983746964" calcext:value-type="float">
            <text:p>-3.8660983746964</text:p>
          </table:table-cell>
        </table:table-row>
        <table:table-row table:style-name="ro1">
          <table:table-cell office:value-type="float" office:value="269.087860107422" calcext:value-type="float">
            <text:p>269.087860107422</text:p>
          </table:table-cell>
          <table:table-cell office:value-type="float" office:value="8.16542333333333" calcext:value-type="float">
            <text:p>8.16542333333333</text:p>
          </table:table-cell>
          <table:table-cell office:value-type="float" office:value="269.088045936091" calcext:value-type="float">
            <text:p>269.088045936091</text:p>
          </table:table-cell>
          <table:table-cell office:value-type="float" office:value="8.16658040959574" calcext:value-type="float">
            <text:p>8.16658040959574</text:p>
          </table:table-cell>
          <table:table-cell/>
          <table:table-cell table:formula="of:=[.A285]-[.C285]" office:value-type="float" office:value="-0.000185828669032162" calcext:value-type="float">
            <text:p>-0.000185828669032</text:p>
          </table:table-cell>
          <table:table-cell table:formula="of:=[.F285]/[.C285]*1000000" office:value-type="float" office:value="-0.690586861210092" calcext:value-type="float">
            <text:p>-0.690586861210092</text:p>
          </table:table-cell>
        </table:table-row>
        <table:table-row table:style-name="ro1">
          <table:table-cell office:value-type="float" office:value="269.088684082031" calcext:value-type="float">
            <text:p>269.088684082031</text:p>
          </table:table-cell>
          <table:table-cell office:value-type="float" office:value="8.16542333333333" calcext:value-type="float">
            <text:p>8.16542333333333</text:p>
          </table:table-cell>
          <table:table-cell office:value-type="float" office:value="269.088045936091" calcext:value-type="float">
            <text:p>269.088045936091</text:p>
          </table:table-cell>
          <table:table-cell office:value-type="float" office:value="8.16658040959574" calcext:value-type="float">
            <text:p>8.16658040959574</text:p>
          </table:table-cell>
          <table:table-cell/>
          <table:table-cell table:formula="of:=[.A286]-[.C286]" office:value-type="float" office:value="0.000638145940001778" calcext:value-type="float">
            <text:p>0.000638145940002</text:p>
          </table:table-cell>
          <table:table-cell table:formula="of:=[.F286]/[.C286]*1000000" office:value-type="float" office:value="2.3715135236938" calcext:value-type="float">
            <text:p>2.3715135236938</text:p>
          </table:table-cell>
        </table:table-row>
        <table:table-row table:style-name="ro1">
          <table:table-cell office:value-type="float" office:value="537.167114257813" calcext:value-type="float">
            <text:p>537.167114257813</text:p>
          </table:table-cell>
          <table:table-cell office:value-type="float" office:value="8.16542333333333" calcext:value-type="float">
            <text:p>8.16542333333333</text:p>
          </table:table-cell>
          <table:table-cell office:value-type="float" office:value="537.168815420091" calcext:value-type="float">
            <text:p>537.168815420091</text:p>
          </table:table-cell>
          <table:table-cell office:value-type="float" office:value="8.13830181003148" calcext:value-type="float">
            <text:p>8.13830181003148</text:p>
          </table:table-cell>
          <table:table-cell/>
          <table:table-cell table:formula="of:=[.A287]-[.C287]" office:value-type="float" office:value="-0.00170116227809558" calcext:value-type="float">
            <text:p>-0.001701162278096</text:p>
          </table:table-cell>
          <table:table-cell table:formula="of:=[.F287]/[.C287]*1000000" office:value-type="float" office:value="-3.16690438696668" calcext:value-type="float">
            <text:p>-3.16690438696668</text:p>
          </table:table-cell>
        </table:table-row>
        <table:table-row table:style-name="ro1">
          <table:table-cell office:value-type="float" office:value="537.16943359375" calcext:value-type="float">
            <text:p>537.16943359375</text:p>
          </table:table-cell>
          <table:table-cell office:value-type="float" office:value="8.16542333333333" calcext:value-type="float">
            <text:p>8.16542333333333</text:p>
          </table:table-cell>
          <table:table-cell office:value-type="float" office:value="537.168815420091" calcext:value-type="float">
            <text:p>537.168815420091</text:p>
          </table:table-cell>
          <table:table-cell office:value-type="float" office:value="8.13830181003148" calcext:value-type="float">
            <text:p>8.13830181003148</text:p>
          </table:table-cell>
          <table:table-cell/>
          <table:table-cell table:formula="of:=[.A288]-[.C288]" office:value-type="float" office:value="0.000618173658949672" calcext:value-type="float">
            <text:p>0.00061817365895</text:p>
          </table:table-cell>
          <table:table-cell table:formula="of:=[.F288]/[.C288]*1000000" office:value-type="float" office:value="1.15079960192073" calcext:value-type="float">
            <text:p>1.15079960192073</text:p>
          </table:table-cell>
        </table:table-row>
        <table:table-row table:style-name="ro1">
          <table:table-cell office:value-type="float" office:value="269.087005615234" calcext:value-type="float">
            <text:p>269.087005615234</text:p>
          </table:table-cell>
          <table:table-cell office:value-type="float" office:value="8.19041166666667" calcext:value-type="float">
            <text:p>8.19041166666667</text:p>
          </table:table-cell>
          <table:table-cell office:value-type="float" office:value="269.088045936091" calcext:value-type="float">
            <text:p>269.088045936091</text:p>
          </table:table-cell>
          <table:table-cell office:value-type="float" office:value="8.16658040959574" calcext:value-type="float">
            <text:p>8.16658040959574</text:p>
          </table:table-cell>
          <table:table-cell/>
          <table:table-cell table:formula="of:=[.A289]-[.C289]" office:value-type="float" office:value="-0.00104032085704375" calcext:value-type="float">
            <text:p>-0.001040320857044</text:p>
          </table:table-cell>
          <table:table-cell table:formula="of:=[.F289]/[.C289]*1000000" office:value-type="float" office:value="-3.8660983746964" calcext:value-type="float">
            <text:p>-3.8660983746964</text:p>
          </table:table-cell>
        </table:table-row>
        <table:table-row table:style-name="ro1">
          <table:table-cell office:value-type="float" office:value="269.087860107422" calcext:value-type="float">
            <text:p>269.087860107422</text:p>
          </table:table-cell>
          <table:table-cell office:value-type="float" office:value="8.19041166666667" calcext:value-type="float">
            <text:p>8.19041166666667</text:p>
          </table:table-cell>
          <table:table-cell office:value-type="float" office:value="269.088045936091" calcext:value-type="float">
            <text:p>269.088045936091</text:p>
          </table:table-cell>
          <table:table-cell office:value-type="float" office:value="8.16658040959574" calcext:value-type="float">
            <text:p>8.16658040959574</text:p>
          </table:table-cell>
          <table:table-cell/>
          <table:table-cell table:formula="of:=[.A290]-[.C290]" office:value-type="float" office:value="-0.000185828669032162" calcext:value-type="float">
            <text:p>-0.000185828669032</text:p>
          </table:table-cell>
          <table:table-cell table:formula="of:=[.F290]/[.C290]*1000000" office:value-type="float" office:value="-0.690586861210092" calcext:value-type="float">
            <text:p>-0.690586861210092</text:p>
          </table:table-cell>
        </table:table-row>
        <table:table-row table:style-name="ro1">
          <table:table-cell office:value-type="float" office:value="269.088684082031" calcext:value-type="float">
            <text:p>269.088684082031</text:p>
          </table:table-cell>
          <table:table-cell office:value-type="float" office:value="8.19041166666667" calcext:value-type="float">
            <text:p>8.19041166666667</text:p>
          </table:table-cell>
          <table:table-cell office:value-type="float" office:value="269.088045936091" calcext:value-type="float">
            <text:p>269.088045936091</text:p>
          </table:table-cell>
          <table:table-cell office:value-type="float" office:value="8.16658040959574" calcext:value-type="float">
            <text:p>8.16658040959574</text:p>
          </table:table-cell>
          <table:table-cell/>
          <table:table-cell table:formula="of:=[.A291]-[.C291]" office:value-type="float" office:value="0.000638145940001778" calcext:value-type="float">
            <text:p>0.000638145940002</text:p>
          </table:table-cell>
          <table:table-cell table:formula="of:=[.F291]/[.C291]*1000000" office:value-type="float" office:value="2.3715135236938" calcext:value-type="float">
            <text:p>2.3715135236938</text:p>
          </table:table-cell>
        </table:table-row>
        <table:table-row table:style-name="ro1">
          <table:table-cell office:value-type="float" office:value="291.069244384766" calcext:value-type="float">
            <text:p>291.069244384766</text:p>
          </table:table-cell>
          <table:table-cell office:value-type="float" office:value="8.19041166666667" calcext:value-type="float">
            <text:p>8.19041166666667</text:p>
          </table:table-cell>
          <table:table-cell office:value-type="float" office:value="291.069990184091" calcext:value-type="float">
            <text:p>291.069990184091</text:p>
          </table:table-cell>
          <table:table-cell office:value-type="float" office:value="8.20960636301244" calcext:value-type="float">
            <text:p>8.20960636301244</text:p>
          </table:table-cell>
          <table:table-cell/>
          <table:table-cell table:formula="of:=[.A292]-[.C292]" office:value-type="float" office:value="-0.000745799324988639" calcext:value-type="float">
            <text:p>-0.000745799324989</text:p>
          </table:table-cell>
          <table:table-cell table:formula="of:=[.F292]/[.C292]*1000000" office:value-type="float" office:value="-2.56226801161105" calcext:value-type="float">
            <text:p>-2.56226801161105</text:p>
          </table:table-cell>
        </table:table-row>
        <table:table-row table:style-name="ro1">
          <table:table-cell office:value-type="float" office:value="291.070190429688" calcext:value-type="float">
            <text:p>291.070190429688</text:p>
          </table:table-cell>
          <table:table-cell office:value-type="float" office:value="8.19041166666667" calcext:value-type="float">
            <text:p>8.19041166666667</text:p>
          </table:table-cell>
          <table:table-cell office:value-type="float" office:value="291.069990184091" calcext:value-type="float">
            <text:p>291.069990184091</text:p>
          </table:table-cell>
          <table:table-cell office:value-type="float" office:value="8.20960636301244" calcext:value-type="float">
            <text:p>8.20960636301244</text:p>
          </table:table-cell>
          <table:table-cell/>
          <table:table-cell table:formula="of:=[.A293]-[.C293]" office:value-type="float" office:value="0.000200245597000048" calcext:value-type="float">
            <text:p>0.000200245597</text:p>
          </table:table-cell>
          <table:table-cell table:formula="of:=[.F293]/[.C293]*1000000" office:value-type="float" office:value="0.687963732961273" calcext:value-type="float">
            <text:p>0.687963732961273</text:p>
          </table:table-cell>
        </table:table-row>
        <table:table-row table:style-name="ro1">
          <table:table-cell office:value-type="float" office:value="291.071136474609" calcext:value-type="float">
            <text:p>291.071136474609</text:p>
          </table:table-cell>
          <table:table-cell office:value-type="float" office:value="8.19041166666667" calcext:value-type="float">
            <text:p>8.19041166666667</text:p>
          </table:table-cell>
          <table:table-cell office:value-type="float" office:value="291.069990184091" calcext:value-type="float">
            <text:p>291.069990184091</text:p>
          </table:table-cell>
          <table:table-cell office:value-type="float" office:value="8.20960636301244" calcext:value-type="float">
            <text:p>8.20960636301244</text:p>
          </table:table-cell>
          <table:table-cell/>
          <table:table-cell table:formula="of:=[.A294]-[.C294]" office:value-type="float" office:value="0.00114629051796555" calcext:value-type="float">
            <text:p>0.001146290517966</text:p>
          </table:table-cell>
          <table:table-cell table:formula="of:=[.F294]/[.C294]*1000000" office:value-type="float" office:value="3.93819547401835" calcext:value-type="float">
            <text:p>3.93819547401835</text:p>
          </table:table-cell>
        </table:table-row>
        <table:table-row table:style-name="ro1">
          <table:table-cell office:value-type="float" office:value="291.069244384766" calcext:value-type="float">
            <text:p>291.069244384766</text:p>
          </table:table-cell>
          <table:table-cell office:value-type="float" office:value="8.21625166666667" calcext:value-type="float">
            <text:p>8.21625166666667</text:p>
          </table:table-cell>
          <table:table-cell office:value-type="float" office:value="291.069990184091" calcext:value-type="float">
            <text:p>291.069990184091</text:p>
          </table:table-cell>
          <table:table-cell office:value-type="float" office:value="8.20960636301244" calcext:value-type="float">
            <text:p>8.20960636301244</text:p>
          </table:table-cell>
          <table:table-cell/>
          <table:table-cell table:formula="of:=[.A295]-[.C295]" office:value-type="float" office:value="-0.000745799324988639" calcext:value-type="float">
            <text:p>-0.000745799324989</text:p>
          </table:table-cell>
          <table:table-cell table:formula="of:=[.F295]/[.C295]*1000000" office:value-type="float" office:value="-2.56226801161105" calcext:value-type="float">
            <text:p>-2.56226801161105</text:p>
          </table:table-cell>
        </table:table-row>
        <table:table-row table:style-name="ro1">
          <table:table-cell office:value-type="float" office:value="291.070190429688" calcext:value-type="float">
            <text:p>291.070190429688</text:p>
          </table:table-cell>
          <table:table-cell office:value-type="float" office:value="8.21625166666667" calcext:value-type="float">
            <text:p>8.21625166666667</text:p>
          </table:table-cell>
          <table:table-cell office:value-type="float" office:value="291.069990184091" calcext:value-type="float">
            <text:p>291.069990184091</text:p>
          </table:table-cell>
          <table:table-cell office:value-type="float" office:value="8.20960636301244" calcext:value-type="float">
            <text:p>8.20960636301244</text:p>
          </table:table-cell>
          <table:table-cell/>
          <table:table-cell table:formula="of:=[.A296]-[.C296]" office:value-type="float" office:value="0.000200245597000048" calcext:value-type="float">
            <text:p>0.000200245597</text:p>
          </table:table-cell>
          <table:table-cell table:formula="of:=[.F296]/[.C296]*1000000" office:value-type="float" office:value="0.687963732961273" calcext:value-type="float">
            <text:p>0.687963732961273</text:p>
          </table:table-cell>
        </table:table-row>
        <table:table-row table:style-name="ro1">
          <table:table-cell office:value-type="float" office:value="291.071136474609" calcext:value-type="float">
            <text:p>291.071136474609</text:p>
          </table:table-cell>
          <table:table-cell office:value-type="float" office:value="8.21625166666667" calcext:value-type="float">
            <text:p>8.21625166666667</text:p>
          </table:table-cell>
          <table:table-cell office:value-type="float" office:value="291.069990184091" calcext:value-type="float">
            <text:p>291.069990184091</text:p>
          </table:table-cell>
          <table:table-cell office:value-type="float" office:value="8.20960636301244" calcext:value-type="float">
            <text:p>8.20960636301244</text:p>
          </table:table-cell>
          <table:table-cell/>
          <table:table-cell table:formula="of:=[.A297]-[.C297]" office:value-type="float" office:value="0.00114629051796555" calcext:value-type="float">
            <text:p>0.001146290517966</text:p>
          </table:table-cell>
          <table:table-cell table:formula="of:=[.F297]/[.C297]*1000000" office:value-type="float" office:value="3.93819547401835" calcext:value-type="float">
            <text:p>3.93819547401835</text:p>
          </table:table-cell>
        </table:table-row>
        <table:table-row table:style-name="ro1">
          <table:table-cell office:value-type="float" office:value="162.075561523438" calcext:value-type="float">
            <text:p>162.075561523438</text:p>
          </table:table-cell>
          <table:table-cell office:value-type="float" office:value="8.39357833333333" calcext:value-type="float">
            <text:p>8.39357833333333</text:p>
          </table:table-cell>
          <table:table-cell office:value-type="float" office:value="162.076084284091" calcext:value-type="float">
            <text:p>162.076084284091</text:p>
          </table:table-cell>
          <table:table-cell office:value-type="float" office:value="8.42453809755371" calcext:value-type="float">
            <text:p>8.42453809755371</text:p>
          </table:table-cell>
          <table:table-cell/>
          <table:table-cell table:formula="of:=[.A298]-[.C298]" office:value-type="float" office:value="-0.000522760652984289" calcext:value-type="float">
            <text:p>-0.000522760652984</text:p>
          </table:table-cell>
          <table:table-cell table:formula="of:=[.F298]/[.C298]*1000000" office:value-type="float" office:value="-3.22540278100488" calcext:value-type="float">
            <text:p>-3.22540278100488</text:p>
          </table:table-cell>
        </table:table-row>
        <table:table-row table:style-name="ro1">
          <table:table-cell office:value-type="float" office:value="162.075958251953" calcext:value-type="float">
            <text:p>162.075958251953</text:p>
          </table:table-cell>
          <table:table-cell office:value-type="float" office:value="8.39357833333333" calcext:value-type="float">
            <text:p>8.39357833333333</text:p>
          </table:table-cell>
          <table:table-cell office:value-type="float" office:value="162.076084284091" calcext:value-type="float">
            <text:p>162.076084284091</text:p>
          </table:table-cell>
          <table:table-cell office:value-type="float" office:value="8.42453809755371" calcext:value-type="float">
            <text:p>8.42453809755371</text:p>
          </table:table-cell>
          <table:table-cell/>
          <table:table-cell table:formula="of:=[.A299]-[.C299]" office:value-type="float" office:value="-0.000126032137984566" calcext:value-type="float">
            <text:p>-0.000126032137985</text:p>
          </table:table-cell>
          <table:table-cell table:formula="of:=[.F299]/[.C299]*1000000" office:value-type="float" office:value="-0.777610950691862" calcext:value-type="float">
            <text:p>-0.777610950691862</text:p>
          </table:table-cell>
        </table:table-row>
        <table:table-row table:style-name="ro1">
          <table:table-cell office:value-type="float" office:value="162.07633972168" calcext:value-type="float">
            <text:p>162.07633972168</text:p>
          </table:table-cell>
          <table:table-cell office:value-type="float" office:value="8.39357833333333" calcext:value-type="float">
            <text:p>8.39357833333333</text:p>
          </table:table-cell>
          <table:table-cell office:value-type="float" office:value="162.076084284091" calcext:value-type="float">
            <text:p>162.076084284091</text:p>
          </table:table-cell>
          <table:table-cell office:value-type="float" office:value="8.42453809755371" calcext:value-type="float">
            <text:p>8.42453809755371</text:p>
          </table:table-cell>
          <table:table-cell/>
          <table:table-cell table:formula="of:=[.A300]-[.C300]" office:value-type="float" office:value="0.000255437589004259" calcext:value-type="float">
            <text:p>0.000255437589004</text:p>
          </table:table-cell>
          <table:table-cell table:formula="of:=[.F300]/[.C300]*1000000" office:value-type="float" office:value="1.57603504633368" calcext:value-type="float">
            <text:p>1.57603504633368</text:p>
          </table:table-cell>
        </table:table-row>
        <table:table-row table:style-name="ro1">
          <table:table-cell office:value-type="float" office:value="162.076736450195" calcext:value-type="float">
            <text:p>162.076736450195</text:p>
          </table:table-cell>
          <table:table-cell office:value-type="float" office:value="8.39357833333333" calcext:value-type="float">
            <text:p>8.39357833333333</text:p>
          </table:table-cell>
          <table:table-cell office:value-type="float" office:value="162.076084284091" calcext:value-type="float">
            <text:p>162.076084284091</text:p>
          </table:table-cell>
          <table:table-cell office:value-type="float" office:value="8.42453809755371" calcext:value-type="float">
            <text:p>8.42453809755371</text:p>
          </table:table-cell>
          <table:table-cell/>
          <table:table-cell table:formula="of:=[.A301]-[.C301]" office:value-type="float" office:value="0.000652166104003982" calcext:value-type="float">
            <text:p>0.000652166104004</text:p>
          </table:table-cell>
          <table:table-cell table:formula="of:=[.F301]/[.C301]*1000000" office:value-type="float" office:value="4.0238268766467" calcext:value-type="float">
            <text:p>4.0238268766467</text:p>
          </table:table-cell>
        </table:table-row>
        <table:table-row table:style-name="ro1">
          <table:table-cell office:value-type="float" office:value="162.075561523438" calcext:value-type="float">
            <text:p>162.075561523438</text:p>
          </table:table-cell>
          <table:table-cell office:value-type="float" office:value="8.41858" calcext:value-type="float">
            <text:p>8.41858</text:p>
          </table:table-cell>
          <table:table-cell office:value-type="float" office:value="162.076084284091" calcext:value-type="float">
            <text:p>162.076084284091</text:p>
          </table:table-cell>
          <table:table-cell office:value-type="float" office:value="8.42453809755371" calcext:value-type="float">
            <text:p>8.42453809755371</text:p>
          </table:table-cell>
          <table:table-cell/>
          <table:table-cell table:formula="of:=[.A302]-[.C302]" office:value-type="float" office:value="-0.000522760652984289" calcext:value-type="float">
            <text:p>-0.000522760652984</text:p>
          </table:table-cell>
          <table:table-cell table:formula="of:=[.F302]/[.C302]*1000000" office:value-type="float" office:value="-3.22540278100488" calcext:value-type="float">
            <text:p>-3.22540278100488</text:p>
          </table:table-cell>
        </table:table-row>
        <table:table-row table:style-name="ro1">
          <table:table-cell office:value-type="float" office:value="162.075958251953" calcext:value-type="float">
            <text:p>162.075958251953</text:p>
          </table:table-cell>
          <table:table-cell office:value-type="float" office:value="8.41858" calcext:value-type="float">
            <text:p>8.41858</text:p>
          </table:table-cell>
          <table:table-cell office:value-type="float" office:value="162.076084284091" calcext:value-type="float">
            <text:p>162.076084284091</text:p>
          </table:table-cell>
          <table:table-cell office:value-type="float" office:value="8.42453809755371" calcext:value-type="float">
            <text:p>8.42453809755371</text:p>
          </table:table-cell>
          <table:table-cell/>
          <table:table-cell table:formula="of:=[.A303]-[.C303]" office:value-type="float" office:value="-0.000126032137984566" calcext:value-type="float">
            <text:p>-0.000126032137985</text:p>
          </table:table-cell>
          <table:table-cell table:formula="of:=[.F303]/[.C303]*1000000" office:value-type="float" office:value="-0.777610950691862" calcext:value-type="float">
            <text:p>-0.777610950691862</text:p>
          </table:table-cell>
        </table:table-row>
        <table:table-row table:style-name="ro1">
          <table:table-cell office:value-type="float" office:value="162.07633972168" calcext:value-type="float">
            <text:p>162.07633972168</text:p>
          </table:table-cell>
          <table:table-cell office:value-type="float" office:value="8.41858" calcext:value-type="float">
            <text:p>8.41858</text:p>
          </table:table-cell>
          <table:table-cell office:value-type="float" office:value="162.076084284091" calcext:value-type="float">
            <text:p>162.076084284091</text:p>
          </table:table-cell>
          <table:table-cell office:value-type="float" office:value="8.42453809755371" calcext:value-type="float">
            <text:p>8.42453809755371</text:p>
          </table:table-cell>
          <table:table-cell/>
          <table:table-cell table:formula="of:=[.A304]-[.C304]" office:value-type="float" office:value="0.000255437589004259" calcext:value-type="float">
            <text:p>0.000255437589004</text:p>
          </table:table-cell>
          <table:table-cell table:formula="of:=[.F304]/[.C304]*1000000" office:value-type="float" office:value="1.57603504633368" calcext:value-type="float">
            <text:p>1.57603504633368</text:p>
          </table:table-cell>
        </table:table-row>
        <table:table-row table:style-name="ro1">
          <table:table-cell office:value-type="float" office:value="162.076736450195" calcext:value-type="float">
            <text:p>162.076736450195</text:p>
          </table:table-cell>
          <table:table-cell office:value-type="float" office:value="8.41858" calcext:value-type="float">
            <text:p>8.41858</text:p>
          </table:table-cell>
          <table:table-cell office:value-type="float" office:value="162.076084284091" calcext:value-type="float">
            <text:p>162.076084284091</text:p>
          </table:table-cell>
          <table:table-cell office:value-type="float" office:value="8.42453809755371" calcext:value-type="float">
            <text:p>8.42453809755371</text:p>
          </table:table-cell>
          <table:table-cell/>
          <table:table-cell table:formula="of:=[.A305]-[.C305]" office:value-type="float" office:value="0.000652166104003982" calcext:value-type="float">
            <text:p>0.000652166104004</text:p>
          </table:table-cell>
          <table:table-cell table:formula="of:=[.F305]/[.C305]*1000000" office:value-type="float" office:value="4.0238268766467" calcext:value-type="float">
            <text:p>4.0238268766467</text:p>
          </table:table-cell>
        </table:table-row>
        <table:table-row table:style-name="ro1">
          <table:table-cell office:value-type="float" office:value="189.087356567383" calcext:value-type="float">
            <text:p>189.087356567383</text:p>
          </table:table-cell>
          <table:table-cell office:value-type="float" office:value="8.41858" calcext:value-type="float">
            <text:p>8.41858</text:p>
          </table:table-cell>
          <table:table-cell office:value-type="float" office:value="189.086983316091" calcext:value-type="float">
            <text:p>189.086983316091</text:p>
          </table:table-cell>
          <table:table-cell office:value-type="float" office:value="8.38978272961723" calcext:value-type="float">
            <text:p>8.38978272961723</text:p>
          </table:table-cell>
          <table:table-cell/>
          <table:table-cell table:formula="of:=[.A306]-[.C306]" office:value-type="float" office:value="0.00037325129201804" calcext:value-type="float">
            <text:p>0.000373251292018</text:p>
          </table:table-cell>
          <table:table-cell table:formula="of:=[.F306]/[.C306]*1000000" office:value-type="float" office:value="1.97396608413857" calcext:value-type="float">
            <text:p>1.97396608413857</text:p>
          </table:table-cell>
        </table:table-row>
        <table:table-row table:style-name="ro1">
          <table:table-cell office:value-type="float" office:value="162.075958251953" calcext:value-type="float">
            <text:p>162.075958251953</text:p>
          </table:table-cell>
          <table:table-cell office:value-type="float" office:value="8.44392166666667" calcext:value-type="float">
            <text:p>8.44392166666667</text:p>
          </table:table-cell>
          <table:table-cell office:value-type="float" office:value="162.076084284091" calcext:value-type="float">
            <text:p>162.076084284091</text:p>
          </table:table-cell>
          <table:table-cell office:value-type="float" office:value="8.42453809755371" calcext:value-type="float">
            <text:p>8.42453809755371</text:p>
          </table:table-cell>
          <table:table-cell/>
          <table:table-cell table:formula="of:=[.A307]-[.C307]" office:value-type="float" office:value="-0.000126032137984566" calcext:value-type="float">
            <text:p>-0.000126032137985</text:p>
          </table:table-cell>
          <table:table-cell table:formula="of:=[.F307]/[.C307]*1000000" office:value-type="float" office:value="-0.777610950691862" calcext:value-type="float">
            <text:p>-0.777610950691862</text:p>
          </table:table-cell>
        </table:table-row>
        <table:table-row table:style-name="ro1">
          <table:table-cell office:value-type="float" office:value="162.07633972168" calcext:value-type="float">
            <text:p>162.07633972168</text:p>
          </table:table-cell>
          <table:table-cell office:value-type="float" office:value="8.44392166666667" calcext:value-type="float">
            <text:p>8.44392166666667</text:p>
          </table:table-cell>
          <table:table-cell office:value-type="float" office:value="162.076084284091" calcext:value-type="float">
            <text:p>162.076084284091</text:p>
          </table:table-cell>
          <table:table-cell office:value-type="float" office:value="8.42453809755371" calcext:value-type="float">
            <text:p>8.42453809755371</text:p>
          </table:table-cell>
          <table:table-cell/>
          <table:table-cell table:formula="of:=[.A308]-[.C308]" office:value-type="float" office:value="0.000255437589004259" calcext:value-type="float">
            <text:p>0.000255437589004</text:p>
          </table:table-cell>
          <table:table-cell table:formula="of:=[.F308]/[.C308]*1000000" office:value-type="float" office:value="1.57603504633368" calcext:value-type="float">
            <text:p>1.57603504633368</text:p>
          </table:table-cell>
        </table:table-row>
        <table:table-row table:style-name="ro1">
          <table:table-cell office:value-type="float" office:value="162.076736450195" calcext:value-type="float">
            <text:p>162.076736450195</text:p>
          </table:table-cell>
          <table:table-cell office:value-type="float" office:value="8.44392166666667" calcext:value-type="float">
            <text:p>8.44392166666667</text:p>
          </table:table-cell>
          <table:table-cell office:value-type="float" office:value="162.076084284091" calcext:value-type="float">
            <text:p>162.076084284091</text:p>
          </table:table-cell>
          <table:table-cell office:value-type="float" office:value="8.42453809755371" calcext:value-type="float">
            <text:p>8.42453809755371</text:p>
          </table:table-cell>
          <table:table-cell/>
          <table:table-cell table:formula="of:=[.A309]-[.C309]" office:value-type="float" office:value="0.000652166104003982" calcext:value-type="float">
            <text:p>0.000652166104004</text:p>
          </table:table-cell>
          <table:table-cell table:formula="of:=[.F309]/[.C309]*1000000" office:value-type="float" office:value="4.0238268766467" calcext:value-type="float">
            <text:p>4.0238268766467</text:p>
          </table:table-cell>
        </table:table-row>
        <table:table-row table:style-name="ro1">
          <table:table-cell office:value-type="float" office:value="112.049926757813" calcext:value-type="float">
            <text:p>112.049926757813</text:p>
          </table:table-cell>
          <table:table-cell office:value-type="float" office:value="8.64592" calcext:value-type="float">
            <text:p>8.64592</text:p>
          </table:table-cell>
          <table:table-cell office:value-type="float" office:value="112.050538232091" calcext:value-type="float">
            <text:p>112.050538232091</text:p>
          </table:table-cell>
          <table:table-cell office:value-type="float" office:value="8.65337046475864" calcext:value-type="float">
            <text:p>8.65337046475864</text:p>
          </table:table-cell>
          <table:table-cell/>
          <table:table-cell table:formula="of:=[.A310]-[.C310]" office:value-type="float" office:value="-0.000611474278002788" calcext:value-type="float">
            <text:p>-0.000611474278003</text:p>
          </table:table-cell>
          <table:table-cell table:formula="of:=[.F310]/[.C310]*1000000" office:value-type="float" office:value="-5.45712932441465" calcext:value-type="float">
            <text:p>-5.45712932441465</text:p>
          </table:table-cell>
        </table:table-row>
        <table:table-row table:style-name="ro1">
          <table:table-cell office:value-type="float" office:value="112.050155639648" calcext:value-type="float">
            <text:p>112.050155639648</text:p>
          </table:table-cell>
          <table:table-cell office:value-type="float" office:value="8.64592" calcext:value-type="float">
            <text:p>8.64592</text:p>
          </table:table-cell>
          <table:table-cell office:value-type="float" office:value="112.050538232091" calcext:value-type="float">
            <text:p>112.050538232091</text:p>
          </table:table-cell>
          <table:table-cell office:value-type="float" office:value="8.65337046475864" calcext:value-type="float">
            <text:p>8.65337046475864</text:p>
          </table:table-cell>
          <table:table-cell/>
          <table:table-cell table:formula="of:=[.A311]-[.C311]" office:value-type="float" office:value="-0.000382592443003205" calcext:value-type="float">
            <text:p>-0.000382592443003</text:p>
          </table:table-cell>
          <table:table-cell table:formula="of:=[.F311]/[.C311]*1000000" office:value-type="float" office:value="-3.41446323274894" calcext:value-type="float">
            <text:p>-3.41446323274894</text:p>
          </table:table-cell>
        </table:table-row>
        <table:table-row table:style-name="ro1">
          <table:table-cell office:value-type="float" office:value="112.05037689209" calcext:value-type="float">
            <text:p>112.05037689209</text:p>
          </table:table-cell>
          <table:table-cell office:value-type="float" office:value="8.64592" calcext:value-type="float">
            <text:p>8.64592</text:p>
          </table:table-cell>
          <table:table-cell office:value-type="float" office:value="112.050538232091" calcext:value-type="float">
            <text:p>112.050538232091</text:p>
          </table:table-cell>
          <table:table-cell office:value-type="float" office:value="8.65337046475864" calcext:value-type="float">
            <text:p>8.65337046475864</text:p>
          </table:table-cell>
          <table:table-cell/>
          <table:table-cell table:formula="of:=[.A312]-[.C312]" office:value-type="float" office:value="-0.000161340001000099" calcext:value-type="float">
            <text:p>-0.000161340001</text:p>
          </table:table-cell>
          <table:table-cell table:formula="of:=[.F312]/[.C312]*1000000" office:value-type="float" office:value="-1.43988599738731" calcext:value-type="float">
            <text:p>-1.43988599738731</text:p>
          </table:table-cell>
        </table:table-row>
        <table:table-row table:style-name="ro1">
          <table:table-cell office:value-type="float" office:value="112.050605773926" calcext:value-type="float">
            <text:p>112.050605773926</text:p>
          </table:table-cell>
          <table:table-cell office:value-type="float" office:value="8.64592" calcext:value-type="float">
            <text:p>8.64592</text:p>
          </table:table-cell>
          <table:table-cell office:value-type="float" office:value="112.050538232091" calcext:value-type="float">
            <text:p>112.050538232091</text:p>
          </table:table-cell>
          <table:table-cell office:value-type="float" office:value="8.65337046475864" calcext:value-type="float">
            <text:p>8.65337046475864</text:p>
          </table:table-cell>
          <table:table-cell/>
          <table:table-cell table:formula="of:=[.A313]-[.C313]" office:value-type="float" office:value="0.0000675418349942447" calcext:value-type="float">
            <text:p>6.75418349942447E-05</text:p>
          </table:table-cell>
          <table:table-cell table:formula="of:=[.F313]/[.C313]*1000000" office:value-type="float" office:value="0.602780103156175" calcext:value-type="float">
            <text:p>0.602780103156175</text:p>
          </table:table-cell>
        </table:table-row>
        <table:table-row table:style-name="ro1">
          <table:table-cell office:value-type="float" office:value="112.050827026367" calcext:value-type="float">
            <text:p>112.050827026367</text:p>
          </table:table-cell>
          <table:table-cell office:value-type="float" office:value="8.64592" calcext:value-type="float">
            <text:p>8.64592</text:p>
          </table:table-cell>
          <table:table-cell office:value-type="float" office:value="112.050538232091" calcext:value-type="float">
            <text:p>112.050538232091</text:p>
          </table:table-cell>
          <table:table-cell office:value-type="float" office:value="8.65337046475864" calcext:value-type="float">
            <text:p>8.65337046475864</text:p>
          </table:table-cell>
          <table:table-cell/>
          <table:table-cell table:formula="of:=[.A314]-[.C314]" office:value-type="float" office:value="0.000288794276002591" calcext:value-type="float">
            <text:p>0.000288794276003</text:p>
          </table:table-cell>
          <table:table-cell table:formula="of:=[.F314]/[.C314]*1000000" office:value-type="float" office:value="2.57735732964004" calcext:value-type="float">
            <text:p>2.57735732964004</text:p>
          </table:table-cell>
        </table:table-row>
        <table:table-row table:style-name="ro1">
          <table:table-cell office:value-type="float" office:value="112.051048278809" calcext:value-type="float">
            <text:p>112.051048278809</text:p>
          </table:table-cell>
          <table:table-cell office:value-type="float" office:value="8.64592" calcext:value-type="float">
            <text:p>8.64592</text:p>
          </table:table-cell>
          <table:table-cell office:value-type="float" office:value="112.050538232091" calcext:value-type="float">
            <text:p>112.050538232091</text:p>
          </table:table-cell>
          <table:table-cell office:value-type="float" office:value="8.65337046475864" calcext:value-type="float">
            <text:p>8.65337046475864</text:p>
          </table:table-cell>
          <table:table-cell/>
          <table:table-cell table:formula="of:=[.A315]-[.C315]" office:value-type="float" office:value="0.000510046718005697" calcext:value-type="float">
            <text:p>0.000510046718006</text:p>
          </table:table-cell>
          <table:table-cell table:formula="of:=[.F315]/[.C315]*1000000" office:value-type="float" office:value="4.55193456500168" calcext:value-type="float">
            <text:p>4.55193456500168</text:p>
          </table:table-cell>
        </table:table-row>
        <table:table-row table:style-name="ro1">
          <table:table-cell office:value-type="float" office:value="112.051277160645" calcext:value-type="float">
            <text:p>112.051277160645</text:p>
          </table:table-cell>
          <table:table-cell office:value-type="float" office:value="8.64592" calcext:value-type="float">
            <text:p>8.64592</text:p>
          </table:table-cell>
          <table:table-cell office:value-type="float" office:value="112.050538232091" calcext:value-type="float">
            <text:p>112.050538232091</text:p>
          </table:table-cell>
          <table:table-cell office:value-type="float" office:value="8.65337046475864" calcext:value-type="float">
            <text:p>8.65337046475864</text:p>
          </table:table-cell>
          <table:table-cell/>
          <table:table-cell table:formula="of:=[.A316]-[.C316]" office:value-type="float" office:value="0.00073892855400004" calcext:value-type="float">
            <text:p>0.000738928554</text:p>
          </table:table-cell>
          <table:table-cell table:formula="of:=[.F316]/[.C316]*1000000" office:value-type="float" office:value="6.59460066554515" calcext:value-type="float">
            <text:p>6.59460066554515</text:p>
          </table:table-cell>
        </table:table-row>
        <table:table-row table:style-name="ro1">
          <table:table-cell office:value-type="float" office:value="112.051498413086" calcext:value-type="float">
            <text:p>112.051498413086</text:p>
          </table:table-cell>
          <table:table-cell office:value-type="float" office:value="8.64592" calcext:value-type="float">
            <text:p>8.64592</text:p>
          </table:table-cell>
          <table:table-cell office:value-type="float" office:value="112.050538232091" calcext:value-type="float">
            <text:p>112.050538232091</text:p>
          </table:table-cell>
          <table:table-cell office:value-type="float" office:value="8.65337046475864" calcext:value-type="float">
            <text:p>8.65337046475864</text:p>
          </table:table-cell>
          <table:table-cell/>
          <table:table-cell table:formula="of:=[.A317]-[.C317]" office:value-type="float" office:value="0.000960180994994175" calcext:value-type="float">
            <text:p>0.000960180994994</text:p>
          </table:table-cell>
          <table:table-cell table:formula="of:=[.F317]/[.C317]*1000000" office:value-type="float" office:value="8.56917789190219" calcext:value-type="float">
            <text:p>8.56917789190219</text:p>
          </table:table-cell>
        </table:table-row>
        <table:table-row table:style-name="ro1">
          <table:table-cell office:value-type="float" office:value="112.050155639648" calcext:value-type="float">
            <text:p>112.050155639648</text:p>
          </table:table-cell>
          <table:table-cell office:value-type="float" office:value="8.67057833333333" calcext:value-type="float">
            <text:p>8.67057833333333</text:p>
          </table:table-cell>
          <table:table-cell office:value-type="float" office:value="112.050538232091" calcext:value-type="float">
            <text:p>112.050538232091</text:p>
          </table:table-cell>
          <table:table-cell office:value-type="float" office:value="8.65337046475864" calcext:value-type="float">
            <text:p>8.65337046475864</text:p>
          </table:table-cell>
          <table:table-cell/>
          <table:table-cell table:formula="of:=[.A318]-[.C318]" office:value-type="float" office:value="-0.000382592443003205" calcext:value-type="float">
            <text:p>-0.000382592443003</text:p>
          </table:table-cell>
          <table:table-cell table:formula="of:=[.F318]/[.C318]*1000000" office:value-type="float" office:value="-3.41446323274894" calcext:value-type="float">
            <text:p>-3.41446323274894</text:p>
          </table:table-cell>
        </table:table-row>
        <table:table-row table:style-name="ro1">
          <table:table-cell office:value-type="float" office:value="112.05037689209" calcext:value-type="float">
            <text:p>112.05037689209</text:p>
          </table:table-cell>
          <table:table-cell office:value-type="float" office:value="8.67057833333333" calcext:value-type="float">
            <text:p>8.67057833333333</text:p>
          </table:table-cell>
          <table:table-cell office:value-type="float" office:value="112.050538232091" calcext:value-type="float">
            <text:p>112.050538232091</text:p>
          </table:table-cell>
          <table:table-cell office:value-type="float" office:value="8.65337046475864" calcext:value-type="float">
            <text:p>8.65337046475864</text:p>
          </table:table-cell>
          <table:table-cell/>
          <table:table-cell table:formula="of:=[.A319]-[.C319]" office:value-type="float" office:value="-0.000161340001000099" calcext:value-type="float">
            <text:p>-0.000161340001</text:p>
          </table:table-cell>
          <table:table-cell table:formula="of:=[.F319]/[.C319]*1000000" office:value-type="float" office:value="-1.43988599738731" calcext:value-type="float">
            <text:p>-1.43988599738731</text:p>
          </table:table-cell>
        </table:table-row>
        <table:table-row table:style-name="ro1">
          <table:table-cell office:value-type="float" office:value="112.050605773926" calcext:value-type="float">
            <text:p>112.050605773926</text:p>
          </table:table-cell>
          <table:table-cell office:value-type="float" office:value="8.67057833333333" calcext:value-type="float">
            <text:p>8.67057833333333</text:p>
          </table:table-cell>
          <table:table-cell office:value-type="float" office:value="112.050538232091" calcext:value-type="float">
            <text:p>112.050538232091</text:p>
          </table:table-cell>
          <table:table-cell office:value-type="float" office:value="8.65337046475864" calcext:value-type="float">
            <text:p>8.65337046475864</text:p>
          </table:table-cell>
          <table:table-cell/>
          <table:table-cell table:formula="of:=[.A320]-[.C320]" office:value-type="float" office:value="0.0000675418349942447" calcext:value-type="float">
            <text:p>6.75418349942447E-05</text:p>
          </table:table-cell>
          <table:table-cell table:formula="of:=[.F320]/[.C320]*1000000" office:value-type="float" office:value="0.602780103156175" calcext:value-type="float">
            <text:p>0.602780103156175</text:p>
          </table:table-cell>
        </table:table-row>
        <table:table-row table:style-name="ro1">
          <table:table-cell office:value-type="float" office:value="112.050827026367" calcext:value-type="float">
            <text:p>112.050827026367</text:p>
          </table:table-cell>
          <table:table-cell office:value-type="float" office:value="8.67057833333333" calcext:value-type="float">
            <text:p>8.67057833333333</text:p>
          </table:table-cell>
          <table:table-cell office:value-type="float" office:value="112.050538232091" calcext:value-type="float">
            <text:p>112.050538232091</text:p>
          </table:table-cell>
          <table:table-cell office:value-type="float" office:value="8.65337046475864" calcext:value-type="float">
            <text:p>8.65337046475864</text:p>
          </table:table-cell>
          <table:table-cell/>
          <table:table-cell table:formula="of:=[.A321]-[.C321]" office:value-type="float" office:value="0.000288794276002591" calcext:value-type="float">
            <text:p>0.000288794276003</text:p>
          </table:table-cell>
          <table:table-cell table:formula="of:=[.F321]/[.C321]*1000000" office:value-type="float" office:value="2.57735732964004" calcext:value-type="float">
            <text:p>2.57735732964004</text:p>
          </table:table-cell>
        </table:table-row>
        <table:table-row table:style-name="ro1">
          <table:table-cell office:value-type="float" office:value="112.051048278809" calcext:value-type="float">
            <text:p>112.051048278809</text:p>
          </table:table-cell>
          <table:table-cell office:value-type="float" office:value="8.67057833333333" calcext:value-type="float">
            <text:p>8.67057833333333</text:p>
          </table:table-cell>
          <table:table-cell office:value-type="float" office:value="112.050538232091" calcext:value-type="float">
            <text:p>112.050538232091</text:p>
          </table:table-cell>
          <table:table-cell office:value-type="float" office:value="8.65337046475864" calcext:value-type="float">
            <text:p>8.65337046475864</text:p>
          </table:table-cell>
          <table:table-cell/>
          <table:table-cell table:formula="of:=[.A322]-[.C322]" office:value-type="float" office:value="0.000510046718005697" calcext:value-type="float">
            <text:p>0.000510046718006</text:p>
          </table:table-cell>
          <table:table-cell table:formula="of:=[.F322]/[.C322]*1000000" office:value-type="float" office:value="4.55193456500168" calcext:value-type="float">
            <text:p>4.55193456500168</text:p>
          </table:table-cell>
        </table:table-row>
        <table:table-row table:style-name="ro1">
          <table:table-cell office:value-type="float" office:value="112.051277160645" calcext:value-type="float">
            <text:p>112.051277160645</text:p>
          </table:table-cell>
          <table:table-cell office:value-type="float" office:value="8.67057833333333" calcext:value-type="float">
            <text:p>8.67057833333333</text:p>
          </table:table-cell>
          <table:table-cell office:value-type="float" office:value="112.050538232091" calcext:value-type="float">
            <text:p>112.050538232091</text:p>
          </table:table-cell>
          <table:table-cell office:value-type="float" office:value="8.65337046475864" calcext:value-type="float">
            <text:p>8.65337046475864</text:p>
          </table:table-cell>
          <table:table-cell/>
          <table:table-cell table:formula="of:=[.A323]-[.C323]" office:value-type="float" office:value="0.00073892855400004" calcext:value-type="float">
            <text:p>0.000738928554</text:p>
          </table:table-cell>
          <table:table-cell table:formula="of:=[.F323]/[.C323]*1000000" office:value-type="float" office:value="6.59460066554515" calcext:value-type="float">
            <text:p>6.59460066554515</text:p>
          </table:table-cell>
        </table:table-row>
        <table:table-row table:style-name="ro1">
          <table:table-cell office:value-type="float" office:value="112.051498413086" calcext:value-type="float">
            <text:p>112.051498413086</text:p>
          </table:table-cell>
          <table:table-cell office:value-type="float" office:value="8.67057833333333" calcext:value-type="float">
            <text:p>8.67057833333333</text:p>
          </table:table-cell>
          <table:table-cell office:value-type="float" office:value="112.050538232091" calcext:value-type="float">
            <text:p>112.050538232091</text:p>
          </table:table-cell>
          <table:table-cell office:value-type="float" office:value="8.65337046475864" calcext:value-type="float">
            <text:p>8.65337046475864</text:p>
          </table:table-cell>
          <table:table-cell/>
          <table:table-cell table:formula="of:=[.A324]-[.C324]" office:value-type="float" office:value="0.000960180994994175" calcext:value-type="float">
            <text:p>0.000960180994994</text:p>
          </table:table-cell>
          <table:table-cell table:formula="of:=[.F324]/[.C324]*1000000" office:value-type="float" office:value="8.56917789190219" calcext:value-type="float">
            <text:p>8.56917789190219</text:p>
          </table:table-cell>
        </table:table-row>
        <table:table-row table:style-name="ro1">
          <table:table-cell office:value-type="float" office:value="205.096389770508" calcext:value-type="float">
            <text:p>205.096389770508</text:p>
          </table:table-cell>
          <table:table-cell office:value-type="float" office:value="8.72208166666667" calcext:value-type="float">
            <text:p>8.72208166666667</text:p>
          </table:table-cell>
          <table:table-cell office:value-type="float" office:value="205.097154076091" calcext:value-type="float">
            <text:p>205.097154076091</text:p>
          </table:table-cell>
          <table:table-cell office:value-type="float" office:value="8.73742126798281" calcext:value-type="float">
            <text:p>8.73742126798281</text:p>
          </table:table-cell>
          <table:table-cell/>
          <table:table-cell table:formula="of:=[.A325]-[.C325]" office:value-type="float" office:value="-0.000764305582976022" calcext:value-type="float">
            <text:p>-0.000764305582976</text:p>
          </table:table-cell>
          <table:table-cell table:formula="of:=[.F325]/[.C325]*1000000" office:value-type="float" office:value="-3.72655381991534" calcext:value-type="float">
            <text:p>-3.72655381991534</text:p>
          </table:table-cell>
        </table:table-row>
        <table:table-row table:style-name="ro1">
          <table:table-cell office:value-type="float" office:value="205.096939086914" calcext:value-type="float">
            <text:p>205.096939086914</text:p>
          </table:table-cell>
          <table:table-cell office:value-type="float" office:value="8.72208166666667" calcext:value-type="float">
            <text:p>8.72208166666667</text:p>
          </table:table-cell>
          <table:table-cell office:value-type="float" office:value="205.097154076091" calcext:value-type="float">
            <text:p>205.097154076091</text:p>
          </table:table-cell>
          <table:table-cell office:value-type="float" office:value="8.73742126798281" calcext:value-type="float">
            <text:p>8.73742126798281</text:p>
          </table:table-cell>
          <table:table-cell/>
          <table:table-cell table:formula="of:=[.A326]-[.C326]" office:value-type="float" office:value="-0.000214989176981817" calcext:value-type="float">
            <text:p>-0.000214989176982</text:p>
          </table:table-cell>
          <table:table-cell table:formula="of:=[.F326]/[.C326]*1000000" office:value-type="float" office:value="-1.04823091256574" calcext:value-type="float">
            <text:p>-1.04823091256574</text:p>
          </table:table-cell>
        </table:table-row>
        <table:table-row table:style-name="ro1">
          <table:table-cell office:value-type="float" office:value="205.097503662109" calcext:value-type="float">
            <text:p>205.097503662109</text:p>
          </table:table-cell>
          <table:table-cell office:value-type="float" office:value="8.72208166666667" calcext:value-type="float">
            <text:p>8.72208166666667</text:p>
          </table:table-cell>
          <table:table-cell office:value-type="float" office:value="205.097154076091" calcext:value-type="float">
            <text:p>205.097154076091</text:p>
          </table:table-cell>
          <table:table-cell office:value-type="float" office:value="8.73742126798281" calcext:value-type="float">
            <text:p>8.73742126798281</text:p>
          </table:table-cell>
          <table:table-cell/>
          <table:table-cell table:formula="of:=[.A327]-[.C327]" office:value-type="float" office:value="0.000349586018018044" calcext:value-type="float">
            <text:p>0.000349586018018</text:p>
          </table:table-cell>
          <table:table-cell table:formula="of:=[.F327]/[.C327]*1000000" office:value-type="float" office:value="1.70448985307884" calcext:value-type="float">
            <text:p>1.70448985307884</text:p>
          </table:table-cell>
        </table:table-row>
        <table:table-row table:style-name="ro1">
          <table:table-cell office:value-type="float" office:value="205.098052978516" calcext:value-type="float">
            <text:p>205.098052978516</text:p>
          </table:table-cell>
          <table:table-cell office:value-type="float" office:value="8.72208166666667" calcext:value-type="float">
            <text:p>8.72208166666667</text:p>
          </table:table-cell>
          <table:table-cell office:value-type="float" office:value="205.097154076091" calcext:value-type="float">
            <text:p>205.097154076091</text:p>
          </table:table-cell>
          <table:table-cell office:value-type="float" office:value="8.73742126798281" calcext:value-type="float">
            <text:p>8.73742126798281</text:p>
          </table:table-cell>
          <table:table-cell/>
          <table:table-cell table:formula="of:=[.A328]-[.C328]" office:value-type="float" office:value="0.000898902425007009" calcext:value-type="float">
            <text:p>0.000898902425007</text:p>
          </table:table-cell>
          <table:table-cell table:formula="of:=[.F328]/[.C328]*1000000" office:value-type="float" office:value="4.38281276527863" calcext:value-type="float">
            <text:p>4.38281276527863</text:p>
          </table:table-cell>
        </table:table-row>
        <table:table-row table:style-name="ro1">
          <table:table-cell office:value-type="float" office:value="205.096389770508" calcext:value-type="float">
            <text:p>205.096389770508</text:p>
          </table:table-cell>
          <table:table-cell office:value-type="float" office:value="8.74908" calcext:value-type="float">
            <text:p>8.74908</text:p>
          </table:table-cell>
          <table:table-cell office:value-type="float" office:value="205.097154076091" calcext:value-type="float">
            <text:p>205.097154076091</text:p>
          </table:table-cell>
          <table:table-cell office:value-type="float" office:value="8.73742126798281" calcext:value-type="float">
            <text:p>8.73742126798281</text:p>
          </table:table-cell>
          <table:table-cell/>
          <table:table-cell table:formula="of:=[.A329]-[.C329]" office:value-type="float" office:value="-0.000764305582976022" calcext:value-type="float">
            <text:p>-0.000764305582976</text:p>
          </table:table-cell>
          <table:table-cell table:formula="of:=[.F329]/[.C329]*1000000" office:value-type="float" office:value="-3.72655381991534" calcext:value-type="float">
            <text:p>-3.72655381991534</text:p>
          </table:table-cell>
        </table:table-row>
        <table:table-row table:style-name="ro1">
          <table:table-cell office:value-type="float" office:value="205.096939086914" calcext:value-type="float">
            <text:p>205.096939086914</text:p>
          </table:table-cell>
          <table:table-cell office:value-type="float" office:value="8.74908" calcext:value-type="float">
            <text:p>8.74908</text:p>
          </table:table-cell>
          <table:table-cell office:value-type="float" office:value="205.097154076091" calcext:value-type="float">
            <text:p>205.097154076091</text:p>
          </table:table-cell>
          <table:table-cell office:value-type="float" office:value="8.73742126798281" calcext:value-type="float">
            <text:p>8.73742126798281</text:p>
          </table:table-cell>
          <table:table-cell/>
          <table:table-cell table:formula="of:=[.A330]-[.C330]" office:value-type="float" office:value="-0.000214989176981817" calcext:value-type="float">
            <text:p>-0.000214989176982</text:p>
          </table:table-cell>
          <table:table-cell table:formula="of:=[.F330]/[.C330]*1000000" office:value-type="float" office:value="-1.04823091256574" calcext:value-type="float">
            <text:p>-1.04823091256574</text:p>
          </table:table-cell>
        </table:table-row>
        <table:table-row table:style-name="ro1">
          <table:table-cell office:value-type="float" office:value="205.097503662109" calcext:value-type="float">
            <text:p>205.097503662109</text:p>
          </table:table-cell>
          <table:table-cell office:value-type="float" office:value="8.74908" calcext:value-type="float">
            <text:p>8.74908</text:p>
          </table:table-cell>
          <table:table-cell office:value-type="float" office:value="205.097154076091" calcext:value-type="float">
            <text:p>205.097154076091</text:p>
          </table:table-cell>
          <table:table-cell office:value-type="float" office:value="8.73742126798281" calcext:value-type="float">
            <text:p>8.73742126798281</text:p>
          </table:table-cell>
          <table:table-cell/>
          <table:table-cell table:formula="of:=[.A331]-[.C331]" office:value-type="float" office:value="0.000349586018018044" calcext:value-type="float">
            <text:p>0.000349586018018</text:p>
          </table:table-cell>
          <table:table-cell table:formula="of:=[.F331]/[.C331]*1000000" office:value-type="float" office:value="1.70448985307884" calcext:value-type="float">
            <text:p>1.70448985307884</text:p>
          </table:table-cell>
        </table:table-row>
        <table:table-row table:style-name="ro1">
          <table:table-cell office:value-type="float" office:value="205.098052978516" calcext:value-type="float">
            <text:p>205.098052978516</text:p>
          </table:table-cell>
          <table:table-cell office:value-type="float" office:value="8.74908" calcext:value-type="float">
            <text:p>8.74908</text:p>
          </table:table-cell>
          <table:table-cell office:value-type="float" office:value="205.097154076091" calcext:value-type="float">
            <text:p>205.097154076091</text:p>
          </table:table-cell>
          <table:table-cell office:value-type="float" office:value="8.73742126798281" calcext:value-type="float">
            <text:p>8.73742126798281</text:p>
          </table:table-cell>
          <table:table-cell/>
          <table:table-cell table:formula="of:=[.A332]-[.C332]" office:value-type="float" office:value="0.000898902425007009" calcext:value-type="float">
            <text:p>0.000898902425007</text:p>
          </table:table-cell>
          <table:table-cell table:formula="of:=[.F332]/[.C332]*1000000" office:value-type="float" office:value="4.38281276527863" calcext:value-type="float">
            <text:p>4.38281276527863</text:p>
          </table:table-cell>
        </table:table-row>
        <table:table-row table:style-name="ro1">
          <table:table-cell office:value-type="float" office:value="284.098022460938" calcext:value-type="float">
            <text:p>284.098022460938</text:p>
          </table:table-cell>
          <table:table-cell office:value-type="float" office:value="8.97391166666667" calcext:value-type="float">
            <text:p>8.97391166666667</text:p>
          </table:table-cell>
          <table:table-cell office:value-type="float" office:value="284.098944968091" calcext:value-type="float">
            <text:p>284.09894496809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333]-[.C333]" office:value-type="float" office:value="-0.000922507153006791" calcext:value-type="float">
            <text:p>-0.000922507153007</text:p>
          </table:table-cell>
          <table:table-cell table:formula="of:=[.F333]/[.C333]*1000000" office:value-type="float" office:value="-3.24713332923642" calcext:value-type="float">
            <text:p>-3.24713332923642</text:p>
          </table:table-cell>
        </table:table-row>
        <table:table-row table:style-name="ro1">
          <table:table-cell office:value-type="float" office:value="284.098907470703" calcext:value-type="float">
            <text:p>284.098907470703</text:p>
          </table:table-cell>
          <table:table-cell office:value-type="float" office:value="8.97391166666667" calcext:value-type="float">
            <text:p>8.97391166666667</text:p>
          </table:table-cell>
          <table:table-cell office:value-type="float" office:value="284.098944968091" calcext:value-type="float">
            <text:p>284.09894496809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334]-[.C334]" office:value-type="float" office:value="-0.0000374973880070684" calcext:value-type="float">
            <text:p>-3.74973880070684E-05</text:p>
          </table:table-cell>
          <table:table-cell table:formula="of:=[.F334]/[.C334]*1000000" office:value-type="float" office:value="-0.131987072360582" calcext:value-type="float">
            <text:p>-0.131987072360582</text:p>
          </table:table-cell>
        </table:table-row>
        <table:table-row table:style-name="ro1">
          <table:table-cell office:value-type="float" office:value="284.099822998047" calcext:value-type="float">
            <text:p>284.099822998047</text:p>
          </table:table-cell>
          <table:table-cell office:value-type="float" office:value="8.97391166666667" calcext:value-type="float">
            <text:p>8.97391166666667</text:p>
          </table:table-cell>
          <table:table-cell office:value-type="float" office:value="284.098944968091" calcext:value-type="float">
            <text:p>284.09894496809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335]-[.C335]" office:value-type="float" office:value="0.000878029955970305" calcext:value-type="float">
            <text:p>0.00087802995597</text:p>
          </table:table-cell>
          <table:table-cell table:formula="of:=[.F335]/[.C335]*1000000" office:value-type="float" office:value="3.09057802403639" calcext:value-type="float">
            <text:p>3.09057802403639</text:p>
          </table:table-cell>
        </table:table-row>
        <table:table-row table:style-name="ro1">
          <table:table-cell office:value-type="float" office:value="284.098022460938" calcext:value-type="float">
            <text:p>284.098022460938</text:p>
          </table:table-cell>
          <table:table-cell office:value-type="float" office:value="8.998745" calcext:value-type="float">
            <text:p>8.998745</text:p>
          </table:table-cell>
          <table:table-cell office:value-type="float" office:value="284.098944968091" calcext:value-type="float">
            <text:p>284.09894496809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336]-[.C336]" office:value-type="float" office:value="-0.000922507153006791" calcext:value-type="float">
            <text:p>-0.000922507153007</text:p>
          </table:table-cell>
          <table:table-cell table:formula="of:=[.F336]/[.C336]*1000000" office:value-type="float" office:value="-3.24713332923642" calcext:value-type="float">
            <text:p>-3.24713332923642</text:p>
          </table:table-cell>
        </table:table-row>
        <table:table-row table:style-name="ro1">
          <table:table-cell office:value-type="float" office:value="284.098907470703" calcext:value-type="float">
            <text:p>284.098907470703</text:p>
          </table:table-cell>
          <table:table-cell office:value-type="float" office:value="8.998745" calcext:value-type="float">
            <text:p>8.998745</text:p>
          </table:table-cell>
          <table:table-cell office:value-type="float" office:value="284.098944968091" calcext:value-type="float">
            <text:p>284.09894496809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337]-[.C337]" office:value-type="float" office:value="-0.0000374973880070684" calcext:value-type="float">
            <text:p>-3.74973880070684E-05</text:p>
          </table:table-cell>
          <table:table-cell table:formula="of:=[.F337]/[.C337]*1000000" office:value-type="float" office:value="-0.131987072360582" calcext:value-type="float">
            <text:p>-0.131987072360582</text:p>
          </table:table-cell>
        </table:table-row>
        <table:table-row table:style-name="ro1">
          <table:table-cell office:value-type="float" office:value="284.099822998047" calcext:value-type="float">
            <text:p>284.099822998047</text:p>
          </table:table-cell>
          <table:table-cell office:value-type="float" office:value="8.998745" calcext:value-type="float">
            <text:p>8.998745</text:p>
          </table:table-cell>
          <table:table-cell office:value-type="float" office:value="284.098944968091" calcext:value-type="float">
            <text:p>284.09894496809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338]-[.C338]" office:value-type="float" office:value="0.000878029955970305" calcext:value-type="float">
            <text:p>0.00087802995597</text:p>
          </table:table-cell>
          <table:table-cell table:formula="of:=[.F338]/[.C338]*1000000" office:value-type="float" office:value="3.09057802403639" calcext:value-type="float">
            <text:p>3.09057802403639</text:p>
          </table:table-cell>
        </table:table-row>
        <table:table-row table:style-name="ro1">
          <table:table-cell office:value-type="float" office:value="284.098022460938" calcext:value-type="float">
            <text:p>284.098022460938</text:p>
          </table:table-cell>
          <table:table-cell office:value-type="float" office:value="9.02408" calcext:value-type="float">
            <text:p>9.02408</text:p>
          </table:table-cell>
          <table:table-cell office:value-type="float" office:value="284.098944968091" calcext:value-type="float">
            <text:p>284.09894496809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339]-[.C339]" office:value-type="float" office:value="-0.000922507153006791" calcext:value-type="float">
            <text:p>-0.000922507153007</text:p>
          </table:table-cell>
          <table:table-cell table:formula="of:=[.F339]/[.C339]*1000000" office:value-type="float" office:value="-3.24713332923642" calcext:value-type="float">
            <text:p>-3.24713332923642</text:p>
          </table:table-cell>
        </table:table-row>
        <table:table-row table:style-name="ro1">
          <table:table-cell office:value-type="float" office:value="284.098907470703" calcext:value-type="float">
            <text:p>284.098907470703</text:p>
          </table:table-cell>
          <table:table-cell office:value-type="float" office:value="9.02408" calcext:value-type="float">
            <text:p>9.02408</text:p>
          </table:table-cell>
          <table:table-cell office:value-type="float" office:value="284.098944968091" calcext:value-type="float">
            <text:p>284.09894496809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340]-[.C340]" office:value-type="float" office:value="-0.0000374973880070684" calcext:value-type="float">
            <text:p>-3.74973880070684E-05</text:p>
          </table:table-cell>
          <table:table-cell table:formula="of:=[.F340]/[.C340]*1000000" office:value-type="float" office:value="-0.131987072360582" calcext:value-type="float">
            <text:p>-0.131987072360582</text:p>
          </table:table-cell>
        </table:table-row>
        <table:table-row table:style-name="ro1">
          <table:table-cell office:value-type="float" office:value="284.099822998047" calcext:value-type="float">
            <text:p>284.099822998047</text:p>
          </table:table-cell>
          <table:table-cell office:value-type="float" office:value="9.02408" calcext:value-type="float">
            <text:p>9.02408</text:p>
          </table:table-cell>
          <table:table-cell office:value-type="float" office:value="284.098944968091" calcext:value-type="float">
            <text:p>284.09894496809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341]-[.C341]" office:value-type="float" office:value="0.000878029955970305" calcext:value-type="float">
            <text:p>0.00087802995597</text:p>
          </table:table-cell>
          <table:table-cell table:formula="of:=[.F341]/[.C341]*1000000" office:value-type="float" office:value="3.09057802403639" calcext:value-type="float">
            <text:p>3.09057802403639</text:p>
          </table:table-cell>
        </table:table-row>
        <table:table-row table:style-name="ro1">
          <table:table-cell office:value-type="float" office:value="203.102294921875" calcext:value-type="float">
            <text:p>203.102294921875</text:p>
          </table:table-cell>
          <table:table-cell office:value-type="float" office:value="9.44641166666667" calcext:value-type="float">
            <text:p>9.44641166666667</text:p>
          </table:table-cell>
          <table:table-cell office:value-type="float" office:value="203.102633380091" calcext:value-type="float">
            <text:p>203.102633380091</text:p>
          </table:table-cell>
          <table:table-cell office:value-type="float" office:value="9.45937765568862" calcext:value-type="float">
            <text:p>9.45937765568862</text:p>
          </table:table-cell>
          <table:table-cell/>
          <table:table-cell table:formula="of:=[.A342]-[.C342]" office:value-type="float" office:value="-0.000338458215992432" calcext:value-type="float">
            <text:p>-0.000338458215992</text:p>
          </table:table-cell>
          <table:table-cell table:formula="of:=[.F342]/[.C342]*1000000" office:value-type="float" office:value="-1.6664393285292" calcext:value-type="float">
            <text:p>-1.6664393285292</text:p>
          </table:table-cell>
        </table:table-row>
        <table:table-row table:style-name="ro1">
          <table:table-cell office:value-type="float" office:value="203.102844238281" calcext:value-type="float">
            <text:p>203.102844238281</text:p>
          </table:table-cell>
          <table:table-cell office:value-type="float" office:value="9.44641166666667" calcext:value-type="float">
            <text:p>9.44641166666667</text:p>
          </table:table-cell>
          <table:table-cell office:value-type="float" office:value="203.102633380091" calcext:value-type="float">
            <text:p>203.102633380091</text:p>
          </table:table-cell>
          <table:table-cell office:value-type="float" office:value="9.45937765568862" calcext:value-type="float">
            <text:p>9.45937765568862</text:p>
          </table:table-cell>
          <table:table-cell/>
          <table:table-cell table:formula="of:=[.A343]-[.C343]" office:value-type="float" office:value="0.000210858190001773" calcext:value-type="float">
            <text:p>0.000210858190002</text:p>
          </table:table-cell>
          <table:table-cell table:formula="of:=[.F343]/[.C343]*1000000" office:value-type="float" office:value="1.03818540652384" calcext:value-type="float">
            <text:p>1.03818540652384</text:p>
          </table:table-cell>
        </table:table-row>
        <table:table-row table:style-name="ro1">
          <table:table-cell office:value-type="float" office:value="203.103393554687" calcext:value-type="float">
            <text:p>203.103393554687</text:p>
          </table:table-cell>
          <table:table-cell office:value-type="float" office:value="9.44641166666667" calcext:value-type="float">
            <text:p>9.44641166666667</text:p>
          </table:table-cell>
          <table:table-cell office:value-type="float" office:value="203.102633380091" calcext:value-type="float">
            <text:p>203.102633380091</text:p>
          </table:table-cell>
          <table:table-cell office:value-type="float" office:value="9.45937765568862" calcext:value-type="float">
            <text:p>9.45937765568862</text:p>
          </table:table-cell>
          <table:table-cell/>
          <table:table-cell table:formula="of:=[.A344]-[.C344]" office:value-type="float" office:value="0.000760174595995977" calcext:value-type="float">
            <text:p>0.000760174595996</text:p>
          </table:table-cell>
          <table:table-cell table:formula="of:=[.F344]/[.C344]*1000000" office:value-type="float" office:value="3.74281014157689" calcext:value-type="float">
            <text:p>3.74281014157689</text:p>
          </table:table-cell>
        </table:table-row>
        <table:table-row table:style-name="ro1">
          <table:table-cell office:value-type="float" office:value="203.102844238281" calcext:value-type="float">
            <text:p>203.102844238281</text:p>
          </table:table-cell>
          <table:table-cell office:value-type="float" office:value="9.470745" calcext:value-type="float">
            <text:p>9.470745</text:p>
          </table:table-cell>
          <table:table-cell office:value-type="float" office:value="203.102633380091" calcext:value-type="float">
            <text:p>203.102633380091</text:p>
          </table:table-cell>
          <table:table-cell office:value-type="float" office:value="9.45937765568862" calcext:value-type="float">
            <text:p>9.45937765568862</text:p>
          </table:table-cell>
          <table:table-cell/>
          <table:table-cell table:formula="of:=[.A345]-[.C345]" office:value-type="float" office:value="0.000210858190001773" calcext:value-type="float">
            <text:p>0.000210858190002</text:p>
          </table:table-cell>
          <table:table-cell table:formula="of:=[.F345]/[.C345]*1000000" office:value-type="float" office:value="1.03818540652384" calcext:value-type="float">
            <text:p>1.03818540652384</text:p>
          </table:table-cell>
        </table:table-row>
        <table:table-row table:style-name="ro1">
          <table:table-cell office:value-type="float" office:value="203.103393554687" calcext:value-type="float">
            <text:p>203.103393554687</text:p>
          </table:table-cell>
          <table:table-cell office:value-type="float" office:value="9.470745" calcext:value-type="float">
            <text:p>9.470745</text:p>
          </table:table-cell>
          <table:table-cell office:value-type="float" office:value="203.102633380091" calcext:value-type="float">
            <text:p>203.102633380091</text:p>
          </table:table-cell>
          <table:table-cell office:value-type="float" office:value="9.45937765568862" calcext:value-type="float">
            <text:p>9.45937765568862</text:p>
          </table:table-cell>
          <table:table-cell/>
          <table:table-cell table:formula="of:=[.A346]-[.C346]" office:value-type="float" office:value="0.000760174595995977" calcext:value-type="float">
            <text:p>0.000760174595996</text:p>
          </table:table-cell>
          <table:table-cell table:formula="of:=[.F346]/[.C346]*1000000" office:value-type="float" office:value="3.74281014157689" calcext:value-type="float">
            <text:p>3.74281014157689</text:p>
          </table:table-cell>
        </table:table-row>
        <table:table-row table:style-name="ro1">
          <table:table-cell office:value-type="float" office:value="184.107269287109" calcext:value-type="float">
            <text:p>184.107269287109</text:p>
          </table:table-cell>
          <table:table-cell office:value-type="float" office:value="9.69324666666667" calcext:value-type="float">
            <text:p>9.69324666666667</text:p>
          </table:table-cell>
          <table:table-cell office:value-type="float" office:value="184.108053108091" calcext:value-type="float">
            <text:p>184.108053108091</text:p>
          </table:table-cell>
          <table:table-cell office:value-type="float" office:value="9.70798834857837" calcext:value-type="float">
            <text:p>9.70798834857837</text:p>
          </table:table-cell>
          <table:table-cell/>
          <table:table-cell table:formula="of:=[.A347]-[.C347]" office:value-type="float" office:value="-0.00078382098200791" calcext:value-type="float">
            <text:p>-0.000783820982008</text:p>
          </table:table-cell>
          <table:table-cell table:formula="of:=[.F347]/[.C347]*1000000" office:value-type="float" office:value="-4.25739650588627" calcext:value-type="float">
            <text:p>-4.25739650588627</text:p>
          </table:table-cell>
        </table:table-row>
        <table:table-row table:style-name="ro1">
          <table:table-cell office:value-type="float" office:value="184.10774230957" calcext:value-type="float">
            <text:p>184.10774230957</text:p>
          </table:table-cell>
          <table:table-cell office:value-type="float" office:value="9.69324666666667" calcext:value-type="float">
            <text:p>9.69324666666667</text:p>
          </table:table-cell>
          <table:table-cell office:value-type="float" office:value="184.108053108091" calcext:value-type="float">
            <text:p>184.108053108091</text:p>
          </table:table-cell>
          <table:table-cell office:value-type="float" office:value="9.70798834857837" calcext:value-type="float">
            <text:p>9.70798834857837</text:p>
          </table:table-cell>
          <table:table-cell/>
          <table:table-cell table:formula="of:=[.A348]-[.C348]" office:value-type="float" office:value="-0.000310798521013567" calcext:value-type="float">
            <text:p>-0.000310798521014</text:p>
          </table:table-cell>
          <table:table-cell table:formula="of:=[.F348]/[.C348]*1000000" office:value-type="float" office:value="-1.68813105003666" calcext:value-type="float">
            <text:p>-1.68813105003666</text:p>
          </table:table-cell>
        </table:table-row>
        <table:table-row table:style-name="ro1">
          <table:table-cell office:value-type="float" office:value="184.108215332031" calcext:value-type="float">
            <text:p>184.108215332031</text:p>
          </table:table-cell>
          <table:table-cell office:value-type="float" office:value="9.69324666666667" calcext:value-type="float">
            <text:p>9.69324666666667</text:p>
          </table:table-cell>
          <table:table-cell office:value-type="float" office:value="184.108053108091" calcext:value-type="float">
            <text:p>184.108053108091</text:p>
          </table:table-cell>
          <table:table-cell office:value-type="float" office:value="9.70798834857837" calcext:value-type="float">
            <text:p>9.70798834857837</text:p>
          </table:table-cell>
          <table:table-cell/>
          <table:table-cell table:formula="of:=[.A349]-[.C349]" office:value-type="float" office:value="0.000162223939980777" calcext:value-type="float">
            <text:p>0.000162223939981</text:p>
          </table:table-cell>
          <table:table-cell table:formula="of:=[.F349]/[.C349]*1000000" office:value-type="float" office:value="0.88113440581295" calcext:value-type="float">
            <text:p>0.88113440581295</text:p>
          </table:table-cell>
        </table:table-row>
        <table:table-row table:style-name="ro1">
          <table:table-cell office:value-type="float" office:value="184.108688354492" calcext:value-type="float">
            <text:p>184.108688354492</text:p>
          </table:table-cell>
          <table:table-cell office:value-type="float" office:value="9.69324666666667" calcext:value-type="float">
            <text:p>9.69324666666667</text:p>
          </table:table-cell>
          <table:table-cell office:value-type="float" office:value="184.108053108091" calcext:value-type="float">
            <text:p>184.108053108091</text:p>
          </table:table-cell>
          <table:table-cell office:value-type="float" office:value="9.70798834857837" calcext:value-type="float">
            <text:p>9.70798834857837</text:p>
          </table:table-cell>
          <table:table-cell/>
          <table:table-cell table:formula="of:=[.A350]-[.C350]" office:value-type="float" office:value="0.00063524640097512" calcext:value-type="float">
            <text:p>0.000635246400975</text:p>
          </table:table-cell>
          <table:table-cell table:formula="of:=[.F350]/[.C350]*1000000" office:value-type="float" office:value="3.45039986166256" calcext:value-type="float">
            <text:p>3.45039986166256</text:p>
          </table:table-cell>
        </table:table-row>
        <table:table-row table:style-name="ro1">
          <table:table-cell office:value-type="float" office:value="104.070587158203" calcext:value-type="float">
            <text:p>104.070587158203</text:p>
          </table:table-cell>
          <table:table-cell office:value-type="float" office:value="9.71757833333333" calcext:value-type="float">
            <text:p>9.71757833333333</text:p>
          </table:table-cell>
          <table:table-cell office:value-type="float" office:value="104.070604980091" calcext:value-type="float">
            <text:p>104.070604980091</text:p>
          </table:table-cell>
          <table:table-cell office:value-type="float" office:value="9.72951043210006" calcext:value-type="float">
            <text:p>9.72951043210006</text:p>
          </table:table-cell>
          <table:table-cell/>
          <table:table-cell table:formula="of:=[.A351]-[.C351]" office:value-type="float" office:value="-0.0000178218880080294" calcext:value-type="float">
            <text:p>-1.78218880080294E-05</text:p>
          </table:table-cell>
          <table:table-cell table:formula="of:=[.F351]/[.C351]*1000000" office:value-type="float" office:value="-0.171248048490146" calcext:value-type="float">
            <text:p>-0.171248048490146</text:p>
          </table:table-cell>
        </table:table-row>
        <table:table-row table:style-name="ro1">
          <table:table-cell office:value-type="float" office:value="104.070785522461" calcext:value-type="float">
            <text:p>104.070785522461</text:p>
          </table:table-cell>
          <table:table-cell office:value-type="float" office:value="9.71757833333333" calcext:value-type="float">
            <text:p>9.71757833333333</text:p>
          </table:table-cell>
          <table:table-cell office:value-type="float" office:value="104.070604980091" calcext:value-type="float">
            <text:p>104.070604980091</text:p>
          </table:table-cell>
          <table:table-cell office:value-type="float" office:value="9.72951043210006" calcext:value-type="float">
            <text:p>9.72951043210006</text:p>
          </table:table-cell>
          <table:table-cell/>
          <table:table-cell table:formula="of:=[.A352]-[.C352]" office:value-type="float" office:value="0.000180542369989212" calcext:value-type="float">
            <text:p>0.000180542369989</text:p>
          </table:table-cell>
          <table:table-cell table:formula="of:=[.F352]/[.C352]*1000000" office:value-type="float" office:value="1.73480657697483" calcext:value-type="float">
            <text:p>1.73480657697483</text:p>
          </table:table-cell>
        </table:table-row>
        <table:table-row table:style-name="ro1">
          <table:table-cell office:value-type="float" office:value="184.107269287109" calcext:value-type="float">
            <text:p>184.107269287109</text:p>
          </table:table-cell>
          <table:table-cell office:value-type="float" office:value="9.71757833333333" calcext:value-type="float">
            <text:p>9.71757833333333</text:p>
          </table:table-cell>
          <table:table-cell office:value-type="float" office:value="184.108053108091" calcext:value-type="float">
            <text:p>184.108053108091</text:p>
          </table:table-cell>
          <table:table-cell office:value-type="float" office:value="9.70798834857837" calcext:value-type="float">
            <text:p>9.70798834857837</text:p>
          </table:table-cell>
          <table:table-cell/>
          <table:table-cell table:formula="of:=[.A353]-[.C353]" office:value-type="float" office:value="-0.00078382098200791" calcext:value-type="float">
            <text:p>-0.000783820982008</text:p>
          </table:table-cell>
          <table:table-cell table:formula="of:=[.F353]/[.C353]*1000000" office:value-type="float" office:value="-4.25739650588627" calcext:value-type="float">
            <text:p>-4.25739650588627</text:p>
          </table:table-cell>
        </table:table-row>
        <table:table-row table:style-name="ro1">
          <table:table-cell office:value-type="float" office:value="184.10774230957" calcext:value-type="float">
            <text:p>184.10774230957</text:p>
          </table:table-cell>
          <table:table-cell office:value-type="float" office:value="9.71757833333333" calcext:value-type="float">
            <text:p>9.71757833333333</text:p>
          </table:table-cell>
          <table:table-cell office:value-type="float" office:value="184.108053108091" calcext:value-type="float">
            <text:p>184.108053108091</text:p>
          </table:table-cell>
          <table:table-cell office:value-type="float" office:value="9.70798834857837" calcext:value-type="float">
            <text:p>9.70798834857837</text:p>
          </table:table-cell>
          <table:table-cell/>
          <table:table-cell table:formula="of:=[.A354]-[.C354]" office:value-type="float" office:value="-0.000310798521013567" calcext:value-type="float">
            <text:p>-0.000310798521014</text:p>
          </table:table-cell>
          <table:table-cell table:formula="of:=[.F354]/[.C354]*1000000" office:value-type="float" office:value="-1.68813105003666" calcext:value-type="float">
            <text:p>-1.68813105003666</text:p>
          </table:table-cell>
        </table:table-row>
        <table:table-row table:style-name="ro1">
          <table:table-cell office:value-type="float" office:value="184.108215332031" calcext:value-type="float">
            <text:p>184.108215332031</text:p>
          </table:table-cell>
          <table:table-cell office:value-type="float" office:value="9.71757833333333" calcext:value-type="float">
            <text:p>9.71757833333333</text:p>
          </table:table-cell>
          <table:table-cell office:value-type="float" office:value="184.108053108091" calcext:value-type="float">
            <text:p>184.108053108091</text:p>
          </table:table-cell>
          <table:table-cell office:value-type="float" office:value="9.70798834857837" calcext:value-type="float">
            <text:p>9.70798834857837</text:p>
          </table:table-cell>
          <table:table-cell/>
          <table:table-cell table:formula="of:=[.A355]-[.C355]" office:value-type="float" office:value="0.000162223939980777" calcext:value-type="float">
            <text:p>0.000162223939981</text:p>
          </table:table-cell>
          <table:table-cell table:formula="of:=[.F355]/[.C355]*1000000" office:value-type="float" office:value="0.88113440581295" calcext:value-type="float">
            <text:p>0.88113440581295</text:p>
          </table:table-cell>
        </table:table-row>
        <table:table-row table:style-name="ro1">
          <table:table-cell office:value-type="float" office:value="184.108688354492" calcext:value-type="float">
            <text:p>184.108688354492</text:p>
          </table:table-cell>
          <table:table-cell office:value-type="float" office:value="9.71757833333333" calcext:value-type="float">
            <text:p>9.71757833333333</text:p>
          </table:table-cell>
          <table:table-cell office:value-type="float" office:value="184.108053108091" calcext:value-type="float">
            <text:p>184.108053108091</text:p>
          </table:table-cell>
          <table:table-cell office:value-type="float" office:value="9.70798834857837" calcext:value-type="float">
            <text:p>9.70798834857837</text:p>
          </table:table-cell>
          <table:table-cell/>
          <table:table-cell table:formula="of:=[.A356]-[.C356]" office:value-type="float" office:value="0.00063524640097512" calcext:value-type="float">
            <text:p>0.000635246400975</text:p>
          </table:table-cell>
          <table:table-cell table:formula="of:=[.F356]/[.C356]*1000000" office:value-type="float" office:value="3.45039986166256" calcext:value-type="float">
            <text:p>3.45039986166256</text:p>
          </table:table-cell>
        </table:table-row>
        <table:table-row table:style-name="ro1">
          <table:table-cell office:value-type="float" office:value="284.098022460938" calcext:value-type="float">
            <text:p>284.098022460938</text:p>
          </table:table-cell>
          <table:table-cell office:value-type="float" office:value="9.71757833333333" calcext:value-type="float">
            <text:p>9.71757833333333</text:p>
          </table:table-cell>
          <table:table-cell office:value-type="float" office:value="284.098944968091" calcext:value-type="float">
            <text:p>284.098944968091</text:p>
          </table:table-cell>
          <table:table-cell office:value-type="float" office:value="9.74669709227034" calcext:value-type="float">
            <text:p>9.74669709227034</text:p>
          </table:table-cell>
          <table:table-cell/>
          <table:table-cell table:formula="of:=[.A357]-[.C357]" office:value-type="float" office:value="-0.000922507153006791" calcext:value-type="float">
            <text:p>-0.000922507153007</text:p>
          </table:table-cell>
          <table:table-cell table:formula="of:=[.F357]/[.C357]*1000000" office:value-type="float" office:value="-3.24713332923642" calcext:value-type="float">
            <text:p>-3.24713332923642</text:p>
          </table:table-cell>
        </table:table-row>
        <table:table-row table:style-name="ro1">
          <table:table-cell office:value-type="float" office:value="284.098907470703" calcext:value-type="float">
            <text:p>284.098907470703</text:p>
          </table:table-cell>
          <table:table-cell office:value-type="float" office:value="9.71757833333333" calcext:value-type="float">
            <text:p>9.71757833333333</text:p>
          </table:table-cell>
          <table:table-cell office:value-type="float" office:value="284.098944968091" calcext:value-type="float">
            <text:p>284.098944968091</text:p>
          </table:table-cell>
          <table:table-cell office:value-type="float" office:value="9.74669709227034" calcext:value-type="float">
            <text:p>9.74669709227034</text:p>
          </table:table-cell>
          <table:table-cell/>
          <table:table-cell table:formula="of:=[.A358]-[.C358]" office:value-type="float" office:value="-0.0000374973880070684" calcext:value-type="float">
            <text:p>-3.74973880070684E-05</text:p>
          </table:table-cell>
          <table:table-cell table:formula="of:=[.F358]/[.C358]*1000000" office:value-type="float" office:value="-0.131987072360582" calcext:value-type="float">
            <text:p>-0.131987072360582</text:p>
          </table:table-cell>
        </table:table-row>
        <table:table-row table:style-name="ro1">
          <table:table-cell office:value-type="float" office:value="284.099822998047" calcext:value-type="float">
            <text:p>284.099822998047</text:p>
          </table:table-cell>
          <table:table-cell office:value-type="float" office:value="9.71757833333333" calcext:value-type="float">
            <text:p>9.71757833333333</text:p>
          </table:table-cell>
          <table:table-cell office:value-type="float" office:value="284.098944968091" calcext:value-type="float">
            <text:p>284.098944968091</text:p>
          </table:table-cell>
          <table:table-cell office:value-type="float" office:value="9.74669709227034" calcext:value-type="float">
            <text:p>9.74669709227034</text:p>
          </table:table-cell>
          <table:table-cell/>
          <table:table-cell table:formula="of:=[.A359]-[.C359]" office:value-type="float" office:value="0.000878029955970305" calcext:value-type="float">
            <text:p>0.00087802995597</text:p>
          </table:table-cell>
          <table:table-cell table:formula="of:=[.F359]/[.C359]*1000000" office:value-type="float" office:value="3.09057802403639" calcext:value-type="float">
            <text:p>3.09057802403639</text:p>
          </table:table-cell>
        </table:table-row>
        <table:table-row table:style-name="ro1">
          <table:table-cell office:value-type="float" office:value="198.123352050781" calcext:value-type="float">
            <text:p>198.123352050781</text:p>
          </table:table-cell>
          <table:table-cell office:value-type="float" office:value="9.74291666666667" calcext:value-type="float">
            <text:p>9.74291666666667</text:p>
          </table:table-cell>
          <table:table-cell office:value-type="float" office:value="198.123703172091" calcext:value-type="float">
            <text:p>198.123703172091</text:p>
          </table:table-cell>
          <table:table-cell office:value-type="float" office:value="9.74751718047058" calcext:value-type="float">
            <text:p>9.74751718047058</text:p>
          </table:table-cell>
          <table:table-cell/>
          <table:table-cell table:formula="of:=[.A360]-[.C360]" office:value-type="float" office:value="-0.000351121310018243" calcext:value-type="float">
            <text:p>-0.000351121310018</text:p>
          </table:table-cell>
          <table:table-cell table:formula="of:=[.F360]/[.C360]*1000000" office:value-type="float" office:value="-1.77223272327621" calcext:value-type="float">
            <text:p>-1.77223272327621</text:p>
          </table:table-cell>
        </table:table-row>
        <table:table-row table:style-name="ro1">
          <table:table-cell office:value-type="float" office:value="198.123886108398" calcext:value-type="float">
            <text:p>198.123886108398</text:p>
          </table:table-cell>
          <table:table-cell office:value-type="float" office:value="9.74291666666667" calcext:value-type="float">
            <text:p>9.74291666666667</text:p>
          </table:table-cell>
          <table:table-cell office:value-type="float" office:value="198.123703172091" calcext:value-type="float">
            <text:p>198.123703172091</text:p>
          </table:table-cell>
          <table:table-cell office:value-type="float" office:value="9.74751718047058" calcext:value-type="float">
            <text:p>9.74751718047058</text:p>
          </table:table-cell>
          <table:table-cell/>
          <table:table-cell table:formula="of:=[.A361]-[.C361]" office:value-type="float" office:value="0.000182936306998727" calcext:value-type="float">
            <text:p>0.000182936306999</text:p>
          </table:table-cell>
          <table:table-cell table:formula="of:=[.F361]/[.C361]*1000000" office:value-type="float" office:value="0.92334387087358" calcext:value-type="float">
            <text:p>0.92334387087358</text:p>
          </table:table-cell>
        </table:table-row>
        <table:table-row table:style-name="ro1">
          <table:table-cell office:value-type="float" office:value="198.124404907227" calcext:value-type="float">
            <text:p>198.124404907227</text:p>
          </table:table-cell>
          <table:table-cell office:value-type="float" office:value="9.74291666666667" calcext:value-type="float">
            <text:p>9.74291666666667</text:p>
          </table:table-cell>
          <table:table-cell office:value-type="float" office:value="198.123703172091" calcext:value-type="float">
            <text:p>198.123703172091</text:p>
          </table:table-cell>
          <table:table-cell office:value-type="float" office:value="9.74751718047058" calcext:value-type="float">
            <text:p>9.74751718047058</text:p>
          </table:table-cell>
          <table:table-cell/>
          <table:table-cell table:formula="of:=[.A362]-[.C362]" office:value-type="float" office:value="0.000701735135976378" calcext:value-type="float">
            <text:p>0.000701735135976</text:p>
          </table:table-cell>
          <table:table-cell table:formula="of:=[.F362]/[.C362]*1000000" office:value-type="float" office:value="3.54190399604457" calcext:value-type="float">
            <text:p>3.54190399604457</text:p>
          </table:table-cell>
        </table:table-row>
        <table:table-row table:style-name="ro1">
          <table:table-cell office:value-type="float" office:value="284.098022460938" calcext:value-type="float">
            <text:p>284.098022460938</text:p>
          </table:table-cell>
          <table:table-cell office:value-type="float" office:value="9.74291666666667" calcext:value-type="float">
            <text:p>9.74291666666667</text:p>
          </table:table-cell>
          <table:table-cell office:value-type="float" office:value="284.098944968091" calcext:value-type="float">
            <text:p>284.098944968091</text:p>
          </table:table-cell>
          <table:table-cell office:value-type="float" office:value="9.74669709227034" calcext:value-type="float">
            <text:p>9.74669709227034</text:p>
          </table:table-cell>
          <table:table-cell/>
          <table:table-cell table:formula="of:=[.A363]-[.C363]" office:value-type="float" office:value="-0.000922507153006791" calcext:value-type="float">
            <text:p>-0.000922507153007</text:p>
          </table:table-cell>
          <table:table-cell table:formula="of:=[.F363]/[.C363]*1000000" office:value-type="float" office:value="-3.24713332923642" calcext:value-type="float">
            <text:p>-3.24713332923642</text:p>
          </table:table-cell>
        </table:table-row>
        <table:table-row table:style-name="ro1">
          <table:table-cell office:value-type="float" office:value="284.098907470703" calcext:value-type="float">
            <text:p>284.098907470703</text:p>
          </table:table-cell>
          <table:table-cell office:value-type="float" office:value="9.74291666666667" calcext:value-type="float">
            <text:p>9.74291666666667</text:p>
          </table:table-cell>
          <table:table-cell office:value-type="float" office:value="284.098944968091" calcext:value-type="float">
            <text:p>284.098944968091</text:p>
          </table:table-cell>
          <table:table-cell office:value-type="float" office:value="9.74669709227034" calcext:value-type="float">
            <text:p>9.74669709227034</text:p>
          </table:table-cell>
          <table:table-cell/>
          <table:table-cell table:formula="of:=[.A364]-[.C364]" office:value-type="float" office:value="-0.0000374973880070684" calcext:value-type="float">
            <text:p>-3.74973880070684E-05</text:p>
          </table:table-cell>
          <table:table-cell table:formula="of:=[.F364]/[.C364]*1000000" office:value-type="float" office:value="-0.131987072360582" calcext:value-type="float">
            <text:p>-0.131987072360582</text:p>
          </table:table-cell>
        </table:table-row>
        <table:table-row table:style-name="ro1">
          <table:table-cell office:value-type="float" office:value="284.098022460938" calcext:value-type="float">
            <text:p>284.098022460938</text:p>
          </table:table-cell>
          <table:table-cell office:value-type="float" office:value="9.76658166666667" calcext:value-type="float">
            <text:p>9.76658166666667</text:p>
          </table:table-cell>
          <table:table-cell office:value-type="float" office:value="284.098944968091" calcext:value-type="float">
            <text:p>284.098944968091</text:p>
          </table:table-cell>
          <table:table-cell office:value-type="float" office:value="9.74669709227034" calcext:value-type="float">
            <text:p>9.74669709227034</text:p>
          </table:table-cell>
          <table:table-cell/>
          <table:table-cell table:formula="of:=[.A365]-[.C365]" office:value-type="float" office:value="-0.000922507153006791" calcext:value-type="float">
            <text:p>-0.000922507153007</text:p>
          </table:table-cell>
          <table:table-cell table:formula="of:=[.F365]/[.C365]*1000000" office:value-type="float" office:value="-3.24713332923642" calcext:value-type="float">
            <text:p>-3.24713332923642</text:p>
          </table:table-cell>
        </table:table-row>
        <table:table-row table:style-name="ro1">
          <table:table-cell office:value-type="float" office:value="284.098907470703" calcext:value-type="float">
            <text:p>284.098907470703</text:p>
          </table:table-cell>
          <table:table-cell office:value-type="float" office:value="9.76658166666667" calcext:value-type="float">
            <text:p>9.76658166666667</text:p>
          </table:table-cell>
          <table:table-cell office:value-type="float" office:value="284.098944968091" calcext:value-type="float">
            <text:p>284.098944968091</text:p>
          </table:table-cell>
          <table:table-cell office:value-type="float" office:value="9.74669709227034" calcext:value-type="float">
            <text:p>9.74669709227034</text:p>
          </table:table-cell>
          <table:table-cell/>
          <table:table-cell table:formula="of:=[.A366]-[.C366]" office:value-type="float" office:value="-0.0000374973880070684" calcext:value-type="float">
            <text:p>-3.74973880070684E-05</text:p>
          </table:table-cell>
          <table:table-cell table:formula="of:=[.F366]/[.C366]*1000000" office:value-type="float" office:value="-0.131987072360582" calcext:value-type="float">
            <text:p>-0.131987072360582</text:p>
          </table:table-cell>
        </table:table-row>
        <table:table-row table:style-name="ro1">
          <table:table-cell office:value-type="float" office:value="284.099822998047" calcext:value-type="float">
            <text:p>284.099822998047</text:p>
          </table:table-cell>
          <table:table-cell office:value-type="float" office:value="9.76658166666667" calcext:value-type="float">
            <text:p>9.76658166666667</text:p>
          </table:table-cell>
          <table:table-cell office:value-type="float" office:value="284.098944968091" calcext:value-type="float">
            <text:p>284.098944968091</text:p>
          </table:table-cell>
          <table:table-cell office:value-type="float" office:value="9.74669709227034" calcext:value-type="float">
            <text:p>9.74669709227034</text:p>
          </table:table-cell>
          <table:table-cell/>
          <table:table-cell table:formula="of:=[.A367]-[.C367]" office:value-type="float" office:value="0.000878029955970305" calcext:value-type="float">
            <text:p>0.00087802995597</text:p>
          </table:table-cell>
          <table:table-cell table:formula="of:=[.F367]/[.C367]*1000000" office:value-type="float" office:value="3.09057802403639" calcext:value-type="float">
            <text:p>3.09057802403639</text:p>
          </table:table-cell>
        </table:table-row>
        <table:table-row table:style-name="ro1">
          <table:table-cell office:value-type="float" office:value="162.07633972168" calcext:value-type="float">
            <text:p>162.07633972168</text:p>
          </table:table-cell>
          <table:table-cell office:value-type="float" office:value="10.0750866666667" calcext:value-type="float">
            <text:p>10.0750866666667</text:p>
          </table:table-cell>
          <table:table-cell office:value-type="float" office:value="162.076084284091" calcext:value-type="float">
            <text:p>162.076084284091</text:p>
          </table:table-cell>
          <table:table-cell office:value-type="float" office:value="10.1" calcext:value-type="float">
            <text:p>10.1</text:p>
          </table:table-cell>
          <table:table-cell/>
          <table:table-cell table:formula="of:=[.A368]-[.C368]" office:value-type="float" office:value="0.000255437589004259" calcext:value-type="float">
            <text:p>0.000255437589004</text:p>
          </table:table-cell>
          <table:table-cell table:formula="of:=[.F368]/[.C368]*1000000" office:value-type="float" office:value="1.57603504633368" calcext:value-type="float">
            <text:p>1.57603504633368</text:p>
          </table:table-cell>
        </table:table-row>
        <table:table-row table:style-name="ro1">
          <table:table-cell office:value-type="float" office:value="162.076736450195" calcext:value-type="float">
            <text:p>162.076736450195</text:p>
          </table:table-cell>
          <table:table-cell office:value-type="float" office:value="10.0750866666667" calcext:value-type="float">
            <text:p>10.0750866666667</text:p>
          </table:table-cell>
          <table:table-cell office:value-type="float" office:value="162.076084284091" calcext:value-type="float">
            <text:p>162.076084284091</text:p>
          </table:table-cell>
          <table:table-cell office:value-type="float" office:value="10.1" calcext:value-type="float">
            <text:p>10.1</text:p>
          </table:table-cell>
          <table:table-cell/>
          <table:table-cell table:formula="of:=[.A369]-[.C369]" office:value-type="float" office:value="0.000652166104003982" calcext:value-type="float">
            <text:p>0.000652166104004</text:p>
          </table:table-cell>
          <table:table-cell table:formula="of:=[.F369]/[.C369]*1000000" office:value-type="float" office:value="4.0238268766467" calcext:value-type="float">
            <text:p>4.0238268766467</text:p>
          </table:table-cell>
        </table:table-row>
        <table:table-row table:style-name="ro1">
          <table:table-cell office:value-type="float" office:value="334.139465332031" calcext:value-type="float">
            <text:p>334.139465332031</text:p>
          </table:table-cell>
          <table:table-cell office:value-type="float" office:value="10.1932466666667" calcext:value-type="float">
            <text:p>10.1932466666667</text:p>
          </table:table-cell>
          <table:table-cell office:value-type="float" office:value="334.139747160091" calcext:value-type="float">
            <text:p>334.139747160091</text:p>
          </table:table-cell>
          <table:table-cell office:value-type="float" office:value="10.2125270155969" calcext:value-type="float">
            <text:p>10.2125270155969</text:p>
          </table:table-cell>
          <table:table-cell/>
          <table:table-cell table:formula="of:=[.A370]-[.C370]" office:value-type="float" office:value="-0.000281828059996769" calcext:value-type="float">
            <text:p>-0.000281828059997</text:p>
          </table:table-cell>
          <table:table-cell table:formula="of:=[.F370]/[.C370]*1000000" office:value-type="float" office:value="-0.843443686038768" calcext:value-type="float">
            <text:p>-0.843443686038768</text:p>
          </table:table-cell>
        </table:table-row>
        <table:table-row table:style-name="ro1">
          <table:table-cell office:value-type="float" office:value="334.140625" calcext:value-type="float">
            <text:p>334.140625</text:p>
          </table:table-cell>
          <table:table-cell office:value-type="float" office:value="10.1932466666667" calcext:value-type="float">
            <text:p>10.1932466666667</text:p>
          </table:table-cell>
          <table:table-cell office:value-type="float" office:value="334.139747160091" calcext:value-type="float">
            <text:p>334.139747160091</text:p>
          </table:table-cell>
          <table:table-cell office:value-type="float" office:value="10.2125270155969" calcext:value-type="float">
            <text:p>10.2125270155969</text:p>
          </table:table-cell>
          <table:table-cell/>
          <table:table-cell table:formula="of:=[.A371]-[.C371]" office:value-type="float" office:value="0.000877839908980604" calcext:value-type="float">
            <text:p>0.000877839908981</text:p>
          </table:table-cell>
          <table:table-cell table:formula="of:=[.F371]/[.C371]*1000000" office:value-type="float" office:value="2.627163982859" calcext:value-type="float">
            <text:p>2.627163982859</text:p>
          </table:table-cell>
        </table:table-row>
        <table:table-row table:style-name="ro1">
          <table:table-cell office:value-type="float" office:value="182.080657958984" calcext:value-type="float">
            <text:p>182.080657958984</text:p>
          </table:table-cell>
          <table:table-cell office:value-type="float" office:value="10.2404233333333" calcext:value-type="float">
            <text:p>10.2404233333333</text:p>
          </table:table-cell>
          <table:table-cell office:value-type="float" office:value="182.081169664091" calcext:value-type="float">
            <text:p>182.081169664091</text:p>
          </table:table-cell>
          <table:table-cell office:value-type="float" office:value="10.2555185844522" calcext:value-type="float">
            <text:p>10.2555185844522</text:p>
          </table:table-cell>
          <table:table-cell/>
          <table:table-cell table:formula="of:=[.A372]-[.C372]" office:value-type="float" office:value="-0.000511705106987392" calcext:value-type="float">
            <text:p>-0.000511705106987</text:p>
          </table:table-cell>
          <table:table-cell table:formula="of:=[.F372]/[.C372]*1000000" office:value-type="float" office:value="-2.81031315830957" calcext:value-type="float">
            <text:p>-2.81031315830957</text:p>
          </table:table-cell>
        </table:table-row>
        <table:table-row table:style-name="ro1">
          <table:table-cell office:value-type="float" office:value="182.081115722656" calcext:value-type="float">
            <text:p>182.081115722656</text:p>
          </table:table-cell>
          <table:table-cell office:value-type="float" office:value="10.2404233333333" calcext:value-type="float">
            <text:p>10.2404233333333</text:p>
          </table:table-cell>
          <table:table-cell office:value-type="float" office:value="182.081169664091" calcext:value-type="float">
            <text:p>182.081169664091</text:p>
          </table:table-cell>
          <table:table-cell office:value-type="float" office:value="10.2555185844522" calcext:value-type="float">
            <text:p>10.2555185844522</text:p>
          </table:table-cell>
          <table:table-cell/>
          <table:table-cell table:formula="of:=[.A373]-[.C373]" office:value-type="float" office:value="-0.0000539414349987055" calcext:value-type="float">
            <text:p>-5.39414349987055E-05</text:p>
          </table:table-cell>
          <table:table-cell table:formula="of:=[.F373]/[.C373]*1000000" office:value-type="float" office:value="-0.296249387557309" calcext:value-type="float">
            <text:p>-0.296249387557309</text:p>
          </table:table-cell>
        </table:table-row>
        <table:table-row table:style-name="ro1">
          <table:table-cell office:value-type="float" office:value="182.081588745117" calcext:value-type="float">
            <text:p>182.081588745117</text:p>
          </table:table-cell>
          <table:table-cell office:value-type="float" office:value="10.2404233333333" calcext:value-type="float">
            <text:p>10.2404233333333</text:p>
          </table:table-cell>
          <table:table-cell office:value-type="float" office:value="182.081169664091" calcext:value-type="float">
            <text:p>182.081169664091</text:p>
          </table:table-cell>
          <table:table-cell office:value-type="float" office:value="10.2555185844522" calcext:value-type="float">
            <text:p>10.2555185844522</text:p>
          </table:table-cell>
          <table:table-cell/>
          <table:table-cell table:formula="of:=[.A374]-[.C374]" office:value-type="float" office:value="0.000419081025995638" calcext:value-type="float">
            <text:p>0.000419081025996</text:p>
          </table:table-cell>
          <table:table-cell table:formula="of:=[.F374]/[.C374]*1000000" office:value-type="float" office:value="2.30161650855369" calcext:value-type="float">
            <text:p>2.30161650855369</text:p>
          </table:table-cell>
        </table:table-row>
        <table:table-row table:style-name="ro1">
          <table:table-cell office:value-type="float" office:value="182.082046508789" calcext:value-type="float">
            <text:p>182.082046508789</text:p>
          </table:table-cell>
          <table:table-cell office:value-type="float" office:value="10.2404233333333" calcext:value-type="float">
            <text:p>10.2404233333333</text:p>
          </table:table-cell>
          <table:table-cell office:value-type="float" office:value="182.081169664091" calcext:value-type="float">
            <text:p>182.081169664091</text:p>
          </table:table-cell>
          <table:table-cell office:value-type="float" office:value="10.2555185844522" calcext:value-type="float">
            <text:p>10.2555185844522</text:p>
          </table:table-cell>
          <table:table-cell/>
          <table:table-cell table:formula="of:=[.A375]-[.C375]" office:value-type="float" office:value="0.000876844698012746" calcext:value-type="float">
            <text:p>0.000876844698013</text:p>
          </table:table-cell>
          <table:table-cell table:formula="of:=[.F375]/[.C375]*1000000" office:value-type="float" office:value="4.81568027946205" calcext:value-type="float">
            <text:p>4.81568027946205</text:p>
          </table:table-cell>
        </table:table-row>
        <table:table-row table:style-name="ro1">
          <table:table-cell office:value-type="float" office:value="334.140625" calcext:value-type="float">
            <text:p>334.140625</text:p>
          </table:table-cell>
          <table:table-cell office:value-type="float" office:value="10.2404233333333" calcext:value-type="float">
            <text:p>10.2404233333333</text:p>
          </table:table-cell>
          <table:table-cell office:value-type="float" office:value="334.139747160091" calcext:value-type="float">
            <text:p>334.139747160091</text:p>
          </table:table-cell>
          <table:table-cell office:value-type="float" office:value="10.2125270155969" calcext:value-type="float">
            <text:p>10.2125270155969</text:p>
          </table:table-cell>
          <table:table-cell/>
          <table:table-cell table:formula="of:=[.A376]-[.C376]" office:value-type="float" office:value="0.000877839908980604" calcext:value-type="float">
            <text:p>0.000877839908981</text:p>
          </table:table-cell>
          <table:table-cell table:formula="of:=[.F376]/[.C376]*1000000" office:value-type="float" office:value="2.627163982859" calcext:value-type="float">
            <text:p>2.627163982859</text:p>
          </table:table-cell>
        </table:table-row>
        <table:table-row table:style-name="ro1">
          <table:table-cell office:value-type="float" office:value="182.081115722656" calcext:value-type="float">
            <text:p>182.081115722656</text:p>
          </table:table-cell>
          <table:table-cell office:value-type="float" office:value="10.2630783333333" calcext:value-type="float">
            <text:p>10.2630783333333</text:p>
          </table:table-cell>
          <table:table-cell office:value-type="float" office:value="182.081169664091" calcext:value-type="float">
            <text:p>182.081169664091</text:p>
          </table:table-cell>
          <table:table-cell office:value-type="float" office:value="10.2555185844522" calcext:value-type="float">
            <text:p>10.2555185844522</text:p>
          </table:table-cell>
          <table:table-cell/>
          <table:table-cell table:formula="of:=[.A377]-[.C377]" office:value-type="float" office:value="-0.0000539414349987055" calcext:value-type="float">
            <text:p>-5.39414349987055E-05</text:p>
          </table:table-cell>
          <table:table-cell table:formula="of:=[.F377]/[.C377]*1000000" office:value-type="float" office:value="-0.296249387557309" calcext:value-type="float">
            <text:p>-0.296249387557309</text:p>
          </table:table-cell>
        </table:table-row>
        <table:table-row table:style-name="ro1">
          <table:table-cell office:value-type="float" office:value="182.081588745117" calcext:value-type="float">
            <text:p>182.081588745117</text:p>
          </table:table-cell>
          <table:table-cell office:value-type="float" office:value="10.2630783333333" calcext:value-type="float">
            <text:p>10.2630783333333</text:p>
          </table:table-cell>
          <table:table-cell office:value-type="float" office:value="182.081169664091" calcext:value-type="float">
            <text:p>182.081169664091</text:p>
          </table:table-cell>
          <table:table-cell office:value-type="float" office:value="10.2555185844522" calcext:value-type="float">
            <text:p>10.2555185844522</text:p>
          </table:table-cell>
          <table:table-cell/>
          <table:table-cell table:formula="of:=[.A378]-[.C378]" office:value-type="float" office:value="0.000419081025995638" calcext:value-type="float">
            <text:p>0.000419081025996</text:p>
          </table:table-cell>
          <table:table-cell table:formula="of:=[.F378]/[.C378]*1000000" office:value-type="float" office:value="2.30161650855369" calcext:value-type="float">
            <text:p>2.30161650855369</text:p>
          </table:table-cell>
        </table:table-row>
        <table:table-row table:style-name="ro1">
          <table:table-cell office:value-type="float" office:value="182.082046508789" calcext:value-type="float">
            <text:p>182.082046508789</text:p>
          </table:table-cell>
          <table:table-cell office:value-type="float" office:value="10.2630783333333" calcext:value-type="float">
            <text:p>10.2630783333333</text:p>
          </table:table-cell>
          <table:table-cell office:value-type="float" office:value="182.081169664091" calcext:value-type="float">
            <text:p>182.081169664091</text:p>
          </table:table-cell>
          <table:table-cell office:value-type="float" office:value="10.2555185844522" calcext:value-type="float">
            <text:p>10.2555185844522</text:p>
          </table:table-cell>
          <table:table-cell/>
          <table:table-cell table:formula="of:=[.A379]-[.C379]" office:value-type="float" office:value="0.000876844698012746" calcext:value-type="float">
            <text:p>0.000876844698013</text:p>
          </table:table-cell>
          <table:table-cell table:formula="of:=[.F379]/[.C379]*1000000" office:value-type="float" office:value="4.81568027946205" calcext:value-type="float">
            <text:p>4.81568027946205</text:p>
          </table:table-cell>
        </table:table-row>
        <table:table-row table:style-name="ro1">
          <table:table-cell office:value-type="float" office:value="182.081115722656" calcext:value-type="float">
            <text:p>182.081115722656</text:p>
          </table:table-cell>
          <table:table-cell office:value-type="float" office:value="10.286255" calcext:value-type="float">
            <text:p>10.286255</text:p>
          </table:table-cell>
          <table:table-cell office:value-type="float" office:value="182.081169664091" calcext:value-type="float">
            <text:p>182.081169664091</text:p>
          </table:table-cell>
          <table:table-cell office:value-type="float" office:value="10.2555185844522" calcext:value-type="float">
            <text:p>10.2555185844522</text:p>
          </table:table-cell>
          <table:table-cell/>
          <table:table-cell table:formula="of:=[.A380]-[.C380]" office:value-type="float" office:value="-0.0000539414349987055" calcext:value-type="float">
            <text:p>-5.39414349987055E-05</text:p>
          </table:table-cell>
          <table:table-cell table:formula="of:=[.F380]/[.C380]*1000000" office:value-type="float" office:value="-0.296249387557309" calcext:value-type="float">
            <text:p>-0.296249387557309</text:p>
          </table:table-cell>
        </table:table-row>
        <table:table-row table:style-name="ro1">
          <table:table-cell office:value-type="float" office:value="182.081588745117" calcext:value-type="float">
            <text:p>182.081588745117</text:p>
          </table:table-cell>
          <table:table-cell office:value-type="float" office:value="10.286255" calcext:value-type="float">
            <text:p>10.286255</text:p>
          </table:table-cell>
          <table:table-cell office:value-type="float" office:value="182.081169664091" calcext:value-type="float">
            <text:p>182.081169664091</text:p>
          </table:table-cell>
          <table:table-cell office:value-type="float" office:value="10.2555185844522" calcext:value-type="float">
            <text:p>10.2555185844522</text:p>
          </table:table-cell>
          <table:table-cell/>
          <table:table-cell table:formula="of:=[.A381]-[.C381]" office:value-type="float" office:value="0.000419081025995638" calcext:value-type="float">
            <text:p>0.000419081025996</text:p>
          </table:table-cell>
          <table:table-cell table:formula="of:=[.F381]/[.C381]*1000000" office:value-type="float" office:value="2.30161650855369" calcext:value-type="float">
            <text:p>2.30161650855369</text:p>
          </table:table-cell>
        </table:table-row>
        <table:table-row table:style-name="ro1">
          <table:table-cell office:value-type="float" office:value="182.082046508789" calcext:value-type="float">
            <text:p>182.082046508789</text:p>
          </table:table-cell>
          <table:table-cell office:value-type="float" office:value="10.286255" calcext:value-type="float">
            <text:p>10.286255</text:p>
          </table:table-cell>
          <table:table-cell office:value-type="float" office:value="182.081169664091" calcext:value-type="float">
            <text:p>182.081169664091</text:p>
          </table:table-cell>
          <table:table-cell office:value-type="float" office:value="10.2555185844522" calcext:value-type="float">
            <text:p>10.2555185844522</text:p>
          </table:table-cell>
          <table:table-cell/>
          <table:table-cell table:formula="of:=[.A382]-[.C382]" office:value-type="float" office:value="0.000876844698012746" calcext:value-type="float">
            <text:p>0.000876844698013</text:p>
          </table:table-cell>
          <table:table-cell table:formula="of:=[.F382]/[.C382]*1000000" office:value-type="float" office:value="4.81568027946205" calcext:value-type="float">
            <text:p>4.81568027946205</text:p>
          </table:table-cell>
        </table:table-row>
        <table:table-row table:style-name="ro1">
          <table:table-cell office:value-type="float" office:value="189.123718261719" calcext:value-type="float">
            <text:p>189.123718261719</text:p>
          </table:table-cell>
          <table:table-cell office:value-type="float" office:value="10.4497483333333" calcext:value-type="float">
            <text:p>10.4497483333333</text:p>
          </table:table-cell>
          <table:table-cell office:value-type="float" office:value="189.123368824091" calcext:value-type="float">
            <text:p>189.123368824091</text:p>
          </table:table-cell>
          <table:table-cell office:value-type="float" office:value="10.4513902361164" calcext:value-type="float">
            <text:p>10.4513902361164</text:p>
          </table:table-cell>
          <table:table-cell/>
          <table:table-cell table:formula="of:=[.A383]-[.C383]" office:value-type="float" office:value="0.000349437628017313" calcext:value-type="float">
            <text:p>0.000349437628017</text:p>
          </table:table-cell>
          <table:table-cell table:formula="of:=[.F383]/[.C383]*1000000" office:value-type="float" office:value="1.84767028099174" calcext:value-type="float">
            <text:p>1.84767028099174</text:p>
          </table:table-cell>
        </table:table-row>
        <table:table-row table:style-name="ro1">
          <table:table-cell office:value-type="float" office:value="189.124206542969" calcext:value-type="float">
            <text:p>189.124206542969</text:p>
          </table:table-cell>
          <table:table-cell office:value-type="float" office:value="10.4497483333333" calcext:value-type="float">
            <text:p>10.4497483333333</text:p>
          </table:table-cell>
          <table:table-cell office:value-type="float" office:value="189.123368824091" calcext:value-type="float">
            <text:p>189.123368824091</text:p>
          </table:table-cell>
          <table:table-cell office:value-type="float" office:value="10.4513902361164" calcext:value-type="float">
            <text:p>10.4513902361164</text:p>
          </table:table-cell>
          <table:table-cell/>
          <table:table-cell table:formula="of:=[.A384]-[.C384]" office:value-type="float" office:value="0.000837718878017313" calcext:value-type="float">
            <text:p>0.000837718878017</text:p>
          </table:table-cell>
          <table:table-cell table:formula="of:=[.F384]/[.C384]*1000000" office:value-type="float" office:value="4.42948369218454" calcext:value-type="float">
            <text:p>4.42948369218454</text:p>
          </table:table-cell>
        </table:table-row>
        <table:table-row table:style-name="ro1">
          <table:table-cell office:value-type="float" office:value="810.131469726563" calcext:value-type="float">
            <text:p>810.131469726563</text:p>
          </table:table-cell>
          <table:table-cell office:value-type="float" office:value="10.472245" calcext:value-type="float">
            <text:p>10.472245</text:p>
          </table:table-cell>
          <table:table-cell office:value-type="float" office:value="810.133050098091" calcext:value-type="float">
            <text:p>810.133050098091</text:p>
          </table:table-cell>
          <table:table-cell office:value-type="float" office:value="10.4751199858999" calcext:value-type="float">
            <text:p>10.4751199858999</text:p>
          </table:table-cell>
          <table:table-cell/>
          <table:table-cell table:formula="of:=[.A385]-[.C385]" office:value-type="float" office:value="-0.00158037152800716" calcext:value-type="float">
            <text:p>-0.001580371528007</text:p>
          </table:table-cell>
          <table:table-cell table:formula="of:=[.F385]/[.C385]*1000000" office:value-type="float" office:value="-1.95075553060798" calcext:value-type="float">
            <text:p>-1.95075553060798</text:p>
          </table:table-cell>
        </table:table-row>
        <table:table-row table:style-name="ro1">
          <table:table-cell office:value-type="float" office:value="810.135803222656" calcext:value-type="float">
            <text:p>810.135803222656</text:p>
          </table:table-cell>
          <table:table-cell office:value-type="float" office:value="10.472245" calcext:value-type="float">
            <text:p>10.472245</text:p>
          </table:table-cell>
          <table:table-cell office:value-type="float" office:value="810.133050098091" calcext:value-type="float">
            <text:p>810.133050098091</text:p>
          </table:table-cell>
          <table:table-cell office:value-type="float" office:value="10.4751199858999" calcext:value-type="float">
            <text:p>10.4751199858999</text:p>
          </table:table-cell>
          <table:table-cell/>
          <table:table-cell table:formula="of:=[.A386]-[.C386]" office:value-type="float" office:value="0.00275312456506072" calcext:value-type="float">
            <text:p>0.002753124565061</text:p>
          </table:table-cell>
          <table:table-cell table:formula="of:=[.F386]/[.C386]*1000000" office:value-type="float" office:value="3.39836100345168" calcext:value-type="float">
            <text:p>3.39836100345168</text:p>
          </table:table-cell>
        </table:table-row>
        <table:table-row table:style-name="ro1">
          <table:table-cell office:value-type="float" office:value="130.085922241211" calcext:value-type="float">
            <text:p>130.085922241211</text:p>
          </table:table-cell>
          <table:table-cell office:value-type="float" office:value="10.49508" calcext:value-type="float">
            <text:p>10.49508</text:p>
          </table:table-cell>
          <table:table-cell office:value-type="float" office:value="130.086255044091" calcext:value-type="float">
            <text:p>130.086255044091</text:p>
          </table:table-cell>
          <table:table-cell office:value-type="float" office:value="10.5254236258649" calcext:value-type="float">
            <text:p>10.5254236258649</text:p>
          </table:table-cell>
          <table:table-cell/>
          <table:table-cell table:formula="of:=[.A387]-[.C387]" office:value-type="float" office:value="-0.000332802879995597" calcext:value-type="float">
            <text:p>-0.000332802879996</text:p>
          </table:table-cell>
          <table:table-cell table:formula="of:=[.F387]/[.C387]*1000000" office:value-type="float" office:value="-2.55832470450316" calcext:value-type="float">
            <text:p>-2.55832470450316</text:p>
          </table:table-cell>
        </table:table-row>
        <table:table-row table:style-name="ro1">
          <table:table-cell office:value-type="float" office:value="130.086196899414" calcext:value-type="float">
            <text:p>130.086196899414</text:p>
          </table:table-cell>
          <table:table-cell office:value-type="float" office:value="10.49508" calcext:value-type="float">
            <text:p>10.49508</text:p>
          </table:table-cell>
          <table:table-cell office:value-type="float" office:value="130.086255044091" calcext:value-type="float">
            <text:p>130.086255044091</text:p>
          </table:table-cell>
          <table:table-cell office:value-type="float" office:value="10.5254236258649" calcext:value-type="float">
            <text:p>10.5254236258649</text:p>
          </table:table-cell>
          <table:table-cell/>
          <table:table-cell table:formula="of:=[.A388]-[.C388]" office:value-type="float" office:value="-0.0000581446769842842" calcext:value-type="float">
            <text:p>-5.81446769842842E-05</text:p>
          </table:table-cell>
          <table:table-cell table:formula="of:=[.F388]/[.C388]*1000000" office:value-type="float" office:value="-0.446970181166156" calcext:value-type="float">
            <text:p>-0.446970181166156</text:p>
          </table:table-cell>
        </table:table-row>
        <table:table-row table:style-name="ro1">
          <table:table-cell office:value-type="float" office:value="130.086486816406" calcext:value-type="float">
            <text:p>130.086486816406</text:p>
          </table:table-cell>
          <table:table-cell office:value-type="float" office:value="10.49508" calcext:value-type="float">
            <text:p>10.49508</text:p>
          </table:table-cell>
          <table:table-cell office:value-type="float" office:value="130.086255044091" calcext:value-type="float">
            <text:p>130.086255044091</text:p>
          </table:table-cell>
          <table:table-cell office:value-type="float" office:value="10.5254236258649" calcext:value-type="float">
            <text:p>10.5254236258649</text:p>
          </table:table-cell>
          <table:table-cell/>
          <table:table-cell table:formula="of:=[.A389]-[.C389]" office:value-type="float" office:value="0.000231772315004264" calcext:value-type="float">
            <text:p>0.000231772315004</text:p>
          </table:table-cell>
          <table:table-cell table:formula="of:=[.F389]/[.C389]*1000000" office:value-type="float" office:value="1.78168181508268" calcext:value-type="float">
            <text:p>1.78168181508268</text:p>
          </table:table-cell>
        </table:table-row>
        <table:table-row table:style-name="ro1">
          <table:table-cell office:value-type="float" office:value="130.086761474609" calcext:value-type="float">
            <text:p>130.086761474609</text:p>
          </table:table-cell>
          <table:table-cell office:value-type="float" office:value="10.49508" calcext:value-type="float">
            <text:p>10.49508</text:p>
          </table:table-cell>
          <table:table-cell office:value-type="float" office:value="130.086255044091" calcext:value-type="float">
            <text:p>130.086255044091</text:p>
          </table:table-cell>
          <table:table-cell office:value-type="float" office:value="10.5254236258649" calcext:value-type="float">
            <text:p>10.5254236258649</text:p>
          </table:table-cell>
          <table:table-cell/>
          <table:table-cell table:formula="of:=[.A390]-[.C390]" office:value-type="float" office:value="0.000506430518015577" calcext:value-type="float">
            <text:p>0.000506430518016</text:p>
          </table:table-cell>
          <table:table-cell table:formula="of:=[.F390]/[.C390]*1000000" office:value-type="float" office:value="3.89303633841968" calcext:value-type="float">
            <text:p>3.89303633841968</text:p>
          </table:table-cell>
        </table:table-row>
        <table:table-row table:style-name="ro1">
          <table:table-cell office:value-type="float" office:value="130.087036132813" calcext:value-type="float">
            <text:p>130.087036132813</text:p>
          </table:table-cell>
          <table:table-cell office:value-type="float" office:value="10.49508" calcext:value-type="float">
            <text:p>10.49508</text:p>
          </table:table-cell>
          <table:table-cell office:value-type="float" office:value="130.086255044091" calcext:value-type="float">
            <text:p>130.086255044091</text:p>
          </table:table-cell>
          <table:table-cell office:value-type="float" office:value="10.5254236258649" calcext:value-type="float">
            <text:p>10.5254236258649</text:p>
          </table:table-cell>
          <table:table-cell/>
          <table:table-cell table:formula="of:=[.A391]-[.C391]" office:value-type="float" office:value="0.00078108872202165" calcext:value-type="float">
            <text:p>0.000781088722022</text:p>
          </table:table-cell>
          <table:table-cell table:formula="of:=[.F391]/[.C391]*1000000" office:value-type="float" office:value="6.00439086940362" calcext:value-type="float">
            <text:p>6.00439086940362</text:p>
          </table:table-cell>
        </table:table-row>
        <table:table-row table:style-name="ro1">
          <table:table-cell office:value-type="float" office:value="130.086196899414" calcext:value-type="float">
            <text:p>130.086196899414</text:p>
          </table:table-cell>
          <table:table-cell office:value-type="float" office:value="10.518245" calcext:value-type="float">
            <text:p>10.518245</text:p>
          </table:table-cell>
          <table:table-cell office:value-type="float" office:value="130.086255044091" calcext:value-type="float">
            <text:p>130.086255044091</text:p>
          </table:table-cell>
          <table:table-cell office:value-type="float" office:value="10.5254236258649" calcext:value-type="float">
            <text:p>10.5254236258649</text:p>
          </table:table-cell>
          <table:table-cell/>
          <table:table-cell table:formula="of:=[.A392]-[.C392]" office:value-type="float" office:value="-0.0000581446769842842" calcext:value-type="float">
            <text:p>-5.81446769842842E-05</text:p>
          </table:table-cell>
          <table:table-cell table:formula="of:=[.F392]/[.C392]*1000000" office:value-type="float" office:value="-0.446970181166156" calcext:value-type="float">
            <text:p>-0.446970181166156</text:p>
          </table:table-cell>
        </table:table-row>
        <table:table-row table:style-name="ro1">
          <table:table-cell office:value-type="float" office:value="130.086486816406" calcext:value-type="float">
            <text:p>130.086486816406</text:p>
          </table:table-cell>
          <table:table-cell office:value-type="float" office:value="10.518245" calcext:value-type="float">
            <text:p>10.518245</text:p>
          </table:table-cell>
          <table:table-cell office:value-type="float" office:value="130.086255044091" calcext:value-type="float">
            <text:p>130.086255044091</text:p>
          </table:table-cell>
          <table:table-cell office:value-type="float" office:value="10.5254236258649" calcext:value-type="float">
            <text:p>10.5254236258649</text:p>
          </table:table-cell>
          <table:table-cell/>
          <table:table-cell table:formula="of:=[.A393]-[.C393]" office:value-type="float" office:value="0.000231772315004264" calcext:value-type="float">
            <text:p>0.000231772315004</text:p>
          </table:table-cell>
          <table:table-cell table:formula="of:=[.F393]/[.C393]*1000000" office:value-type="float" office:value="1.78168181508268" calcext:value-type="float">
            <text:p>1.78168181508268</text:p>
          </table:table-cell>
        </table:table-row>
        <table:table-row table:style-name="ro1">
          <table:table-cell office:value-type="float" office:value="130.086761474609" calcext:value-type="float">
            <text:p>130.086761474609</text:p>
          </table:table-cell>
          <table:table-cell office:value-type="float" office:value="10.518245" calcext:value-type="float">
            <text:p>10.518245</text:p>
          </table:table-cell>
          <table:table-cell office:value-type="float" office:value="130.086255044091" calcext:value-type="float">
            <text:p>130.086255044091</text:p>
          </table:table-cell>
          <table:table-cell office:value-type="float" office:value="10.5254236258649" calcext:value-type="float">
            <text:p>10.5254236258649</text:p>
          </table:table-cell>
          <table:table-cell/>
          <table:table-cell table:formula="of:=[.A394]-[.C394]" office:value-type="float" office:value="0.000506430518015577" calcext:value-type="float">
            <text:p>0.000506430518016</text:p>
          </table:table-cell>
          <table:table-cell table:formula="of:=[.F394]/[.C394]*1000000" office:value-type="float" office:value="3.89303633841968" calcext:value-type="float">
            <text:p>3.89303633841968</text:p>
          </table:table-cell>
        </table:table-row>
        <table:table-row table:style-name="ro1">
          <table:table-cell office:value-type="float" office:value="130.087036132813" calcext:value-type="float">
            <text:p>130.087036132813</text:p>
          </table:table-cell>
          <table:table-cell office:value-type="float" office:value="10.518245" calcext:value-type="float">
            <text:p>10.518245</text:p>
          </table:table-cell>
          <table:table-cell office:value-type="float" office:value="130.086255044091" calcext:value-type="float">
            <text:p>130.086255044091</text:p>
          </table:table-cell>
          <table:table-cell office:value-type="float" office:value="10.5254236258649" calcext:value-type="float">
            <text:p>10.5254236258649</text:p>
          </table:table-cell>
          <table:table-cell/>
          <table:table-cell table:formula="of:=[.A395]-[.C395]" office:value-type="float" office:value="0.00078108872202165" calcext:value-type="float">
            <text:p>0.000781088722022</text:p>
          </table:table-cell>
          <table:table-cell table:formula="of:=[.F395]/[.C395]*1000000" office:value-type="float" office:value="6.00439086940362" calcext:value-type="float">
            <text:p>6.00439086940362</text:p>
          </table:table-cell>
        </table:table-row>
        <table:table-row table:style-name="ro1">
          <table:table-cell office:value-type="float" office:value="130.086196899414" calcext:value-type="float">
            <text:p>130.086196899414</text:p>
          </table:table-cell>
          <table:table-cell office:value-type="float" office:value="10.5422483333333" calcext:value-type="float">
            <text:p>10.5422483333333</text:p>
          </table:table-cell>
          <table:table-cell office:value-type="float" office:value="130.086255044091" calcext:value-type="float">
            <text:p>130.086255044091</text:p>
          </table:table-cell>
          <table:table-cell office:value-type="float" office:value="10.5254236258649" calcext:value-type="float">
            <text:p>10.5254236258649</text:p>
          </table:table-cell>
          <table:table-cell/>
          <table:table-cell table:formula="of:=[.A396]-[.C396]" office:value-type="float" office:value="-0.0000581446769842842" calcext:value-type="float">
            <text:p>-5.81446769842842E-05</text:p>
          </table:table-cell>
          <table:table-cell table:formula="of:=[.F396]/[.C396]*1000000" office:value-type="float" office:value="-0.446970181166156" calcext:value-type="float">
            <text:p>-0.446970181166156</text:p>
          </table:table-cell>
        </table:table-row>
        <table:table-row table:style-name="ro1">
          <table:table-cell office:value-type="float" office:value="130.086486816406" calcext:value-type="float">
            <text:p>130.086486816406</text:p>
          </table:table-cell>
          <table:table-cell office:value-type="float" office:value="10.5422483333333" calcext:value-type="float">
            <text:p>10.5422483333333</text:p>
          </table:table-cell>
          <table:table-cell office:value-type="float" office:value="130.086255044091" calcext:value-type="float">
            <text:p>130.086255044091</text:p>
          </table:table-cell>
          <table:table-cell office:value-type="float" office:value="10.5254236258649" calcext:value-type="float">
            <text:p>10.5254236258649</text:p>
          </table:table-cell>
          <table:table-cell/>
          <table:table-cell table:formula="of:=[.A397]-[.C397]" office:value-type="float" office:value="0.000231772315004264" calcext:value-type="float">
            <text:p>0.000231772315004</text:p>
          </table:table-cell>
          <table:table-cell table:formula="of:=[.F397]/[.C397]*1000000" office:value-type="float" office:value="1.78168181508268" calcext:value-type="float">
            <text:p>1.78168181508268</text:p>
          </table:table-cell>
        </table:table-row>
        <table:table-row table:style-name="ro1">
          <table:table-cell office:value-type="float" office:value="130.086761474609" calcext:value-type="float">
            <text:p>130.086761474609</text:p>
          </table:table-cell>
          <table:table-cell office:value-type="float" office:value="10.5422483333333" calcext:value-type="float">
            <text:p>10.5422483333333</text:p>
          </table:table-cell>
          <table:table-cell office:value-type="float" office:value="130.086255044091" calcext:value-type="float">
            <text:p>130.086255044091</text:p>
          </table:table-cell>
          <table:table-cell office:value-type="float" office:value="10.5254236258649" calcext:value-type="float">
            <text:p>10.5254236258649</text:p>
          </table:table-cell>
          <table:table-cell/>
          <table:table-cell table:formula="of:=[.A398]-[.C398]" office:value-type="float" office:value="0.000506430518015577" calcext:value-type="float">
            <text:p>0.000506430518016</text:p>
          </table:table-cell>
          <table:table-cell table:formula="of:=[.F398]/[.C398]*1000000" office:value-type="float" office:value="3.89303633841968" calcext:value-type="float">
            <text:p>3.89303633841968</text:p>
          </table:table-cell>
        </table:table-row>
        <table:table-row table:style-name="ro1">
          <table:table-cell office:value-type="float" office:value="371.113708496094" calcext:value-type="float">
            <text:p>371.113708496094</text:p>
          </table:table-cell>
          <table:table-cell office:value-type="float" office:value="10.5422483333333" calcext:value-type="float">
            <text:p>10.5422483333333</text:p>
          </table:table-cell>
          <table:table-cell office:value-type="float" office:value="371.113215128091" calcext:value-type="float">
            <text:p>371.113215128091</text:p>
          </table:table-cell>
          <table:table-cell office:value-type="float" office:value="10.557384815591" calcext:value-type="float">
            <text:p>10.557384815591</text:p>
          </table:table-cell>
          <table:table-cell/>
          <table:table-cell table:formula="of:=[.A399]-[.C399]" office:value-type="float" office:value="0.000493368002992156" calcext:value-type="float">
            <text:p>0.000493368002992</text:p>
          </table:table-cell>
          <table:table-cell table:formula="of:=[.F399]/[.C399]*1000000" office:value-type="float" office:value="1.32942720140502" calcext:value-type="float">
            <text:p>1.32942720140502</text:p>
          </table:table-cell>
        </table:table-row>
        <table:table-row table:style-name="ro1">
          <table:table-cell office:value-type="float" office:value="371.115051269531" calcext:value-type="float">
            <text:p>371.115051269531</text:p>
          </table:table-cell>
          <table:table-cell office:value-type="float" office:value="10.5422483333333" calcext:value-type="float">
            <text:p>10.5422483333333</text:p>
          </table:table-cell>
          <table:table-cell office:value-type="float" office:value="371.113215128091" calcext:value-type="float">
            <text:p>371.113215128091</text:p>
          </table:table-cell>
          <table:table-cell office:value-type="float" office:value="10.557384815591" calcext:value-type="float">
            <text:p>10.557384815591</text:p>
          </table:table-cell>
          <table:table-cell/>
          <table:table-cell table:formula="of:=[.A400]-[.C400]" office:value-type="float" office:value="0.00183614144003741" calcext:value-type="float">
            <text:p>0.001836141440037</text:p>
          </table:table-cell>
          <table:table-cell table:formula="of:=[.F400]/[.C400]*1000000" office:value-type="float" office:value="4.9476584642874" calcext:value-type="float">
            <text:p>4.9476584642874</text:p>
          </table:table-cell>
        </table:table-row>
        <table:table-row table:style-name="ro1">
          <table:table-cell office:value-type="float" office:value="144.065933227539" calcext:value-type="float">
            <text:p>144.065933227539</text:p>
          </table:table-cell>
          <table:table-cell office:value-type="float" office:value="10.6575783333333" calcext:value-type="float">
            <text:p>10.6575783333333</text:p>
          </table:table-cell>
          <table:table-cell office:value-type="float" office:value="144.065519600091" calcext:value-type="float">
            <text:p>144.065519600091</text:p>
          </table:table-cell>
          <table:table-cell office:value-type="float" office:value="10.6835639701117" calcext:value-type="float">
            <text:p>10.6835639701117</text:p>
          </table:table-cell>
          <table:table-cell/>
          <table:table-cell table:formula="of:=[.A401]-[.C401]" office:value-type="float" office:value="0.000413627448011766" calcext:value-type="float">
            <text:p>0.000413627448012</text:p>
          </table:table-cell>
          <table:table-cell table:formula="of:=[.F401]/[.C401]*1000000" office:value-type="float" office:value="2.87110648793651" calcext:value-type="float">
            <text:p>2.87110648793651</text:p>
          </table:table-cell>
        </table:table-row>
        <table:table-row table:style-name="ro1">
          <table:table-cell office:value-type="float" office:value="144.06559753418" calcext:value-type="float">
            <text:p>144.06559753418</text:p>
          </table:table-cell>
          <table:table-cell office:value-type="float" office:value="10.680755" calcext:value-type="float">
            <text:p>10.680755</text:p>
          </table:table-cell>
          <table:table-cell office:value-type="float" office:value="144.065519600091" calcext:value-type="float">
            <text:p>144.065519600091</text:p>
          </table:table-cell>
          <table:table-cell office:value-type="float" office:value="10.6835639701117" calcext:value-type="float">
            <text:p>10.6835639701117</text:p>
          </table:table-cell>
          <table:table-cell/>
          <table:table-cell table:formula="of:=[.A402]-[.C402]" office:value-type="float" office:value="0.0000779340890062485" calcext:value-type="float">
            <text:p>7.79340890062485E-05</text:p>
          </table:table-cell>
          <table:table-cell table:formula="of:=[.F402]/[.C402]*1000000" office:value-type="float" office:value="0.540962814853856" calcext:value-type="float">
            <text:p>0.540962814853856</text:p>
          </table:table-cell>
        </table:table-row>
        <table:table-row table:style-name="ro1">
          <table:table-cell office:value-type="float" office:value="144.065933227539" calcext:value-type="float">
            <text:p>144.065933227539</text:p>
          </table:table-cell>
          <table:table-cell office:value-type="float" office:value="10.680755" calcext:value-type="float">
            <text:p>10.680755</text:p>
          </table:table-cell>
          <table:table-cell office:value-type="float" office:value="144.065519600091" calcext:value-type="float">
            <text:p>144.065519600091</text:p>
          </table:table-cell>
          <table:table-cell office:value-type="float" office:value="10.6835639701117" calcext:value-type="float">
            <text:p>10.6835639701117</text:p>
          </table:table-cell>
          <table:table-cell/>
          <table:table-cell table:formula="of:=[.A403]-[.C403]" office:value-type="float" office:value="0.000413627448011766" calcext:value-type="float">
            <text:p>0.000413627448012</text:p>
          </table:table-cell>
          <table:table-cell table:formula="of:=[.F403]/[.C403]*1000000" office:value-type="float" office:value="2.87110648793651" calcext:value-type="float">
            <text:p>2.87110648793651</text:p>
          </table:table-cell>
        </table:table-row>
        <table:table-row table:style-name="ro1">
          <table:table-cell office:value-type="float" office:value="144.065277099609" calcext:value-type="float">
            <text:p>144.065277099609</text:p>
          </table:table-cell>
          <table:table-cell office:value-type="float" office:value="10.703745" calcext:value-type="float">
            <text:p>10.703745</text:p>
          </table:table-cell>
          <table:table-cell office:value-type="float" office:value="144.065519600091" calcext:value-type="float">
            <text:p>144.065519600091</text:p>
          </table:table-cell>
          <table:table-cell office:value-type="float" office:value="10.6835639701117" calcext:value-type="float">
            <text:p>10.6835639701117</text:p>
          </table:table-cell>
          <table:table-cell/>
          <table:table-cell table:formula="of:=[.A404]-[.C404]" office:value-type="float" office:value="-0.000242500481988372" calcext:value-type="float">
            <text:p>-0.000242500481988</text:p>
          </table:table-cell>
          <table:table-cell table:formula="of:=[.F404]/[.C404]*1000000" office:value-type="float" office:value="-1.68326524390795" calcext:value-type="float">
            <text:p>-1.68326524390795</text:p>
          </table:table-cell>
        </table:table-row>
        <table:table-row table:style-name="ro1">
          <table:table-cell office:value-type="float" office:value="144.06559753418" calcext:value-type="float">
            <text:p>144.06559753418</text:p>
          </table:table-cell>
          <table:table-cell office:value-type="float" office:value="10.703745" calcext:value-type="float">
            <text:p>10.703745</text:p>
          </table:table-cell>
          <table:table-cell office:value-type="float" office:value="144.065519600091" calcext:value-type="float">
            <text:p>144.065519600091</text:p>
          </table:table-cell>
          <table:table-cell office:value-type="float" office:value="10.6835639701117" calcext:value-type="float">
            <text:p>10.6835639701117</text:p>
          </table:table-cell>
          <table:table-cell/>
          <table:table-cell table:formula="of:=[.A405]-[.C405]" office:value-type="float" office:value="0.0000779340890062485" calcext:value-type="float">
            <text:p>7.79340890062485E-05</text:p>
          </table:table-cell>
          <table:table-cell table:formula="of:=[.F405]/[.C405]*1000000" office:value-type="float" office:value="0.540962814853856" calcext:value-type="float">
            <text:p>0.540962814853856</text:p>
          </table:table-cell>
        </table:table-row>
        <table:table-row table:style-name="ro1">
          <table:table-cell office:value-type="float" office:value="144.065933227539" calcext:value-type="float">
            <text:p>144.065933227539</text:p>
          </table:table-cell>
          <table:table-cell office:value-type="float" office:value="10.703745" calcext:value-type="float">
            <text:p>10.703745</text:p>
          </table:table-cell>
          <table:table-cell office:value-type="float" office:value="144.065519600091" calcext:value-type="float">
            <text:p>144.065519600091</text:p>
          </table:table-cell>
          <table:table-cell office:value-type="float" office:value="10.6835639701117" calcext:value-type="float">
            <text:p>10.6835639701117</text:p>
          </table:table-cell>
          <table:table-cell/>
          <table:table-cell table:formula="of:=[.A406]-[.C406]" office:value-type="float" office:value="0.000413627448011766" calcext:value-type="float">
            <text:p>0.000413627448012</text:p>
          </table:table-cell>
          <table:table-cell table:formula="of:=[.F406]/[.C406]*1000000" office:value-type="float" office:value="2.87110648793651" calcext:value-type="float">
            <text:p>2.87110648793651</text:p>
          </table:table-cell>
        </table:table-row>
        <table:table-row table:style-name="ro1">
          <table:table-cell office:value-type="float" office:value="144.066253662109" calcext:value-type="float">
            <text:p>144.066253662109</text:p>
          </table:table-cell>
          <table:table-cell office:value-type="float" office:value="10.703745" calcext:value-type="float">
            <text:p>10.703745</text:p>
          </table:table-cell>
          <table:table-cell office:value-type="float" office:value="144.065519600091" calcext:value-type="float">
            <text:p>144.065519600091</text:p>
          </table:table-cell>
          <table:table-cell office:value-type="float" office:value="10.6835639701117" calcext:value-type="float">
            <text:p>10.6835639701117</text:p>
          </table:table-cell>
          <table:table-cell/>
          <table:table-cell table:formula="of:=[.A407]-[.C407]" office:value-type="float" office:value="0.000734062018011628" calcext:value-type="float">
            <text:p>0.000734062018012</text:p>
          </table:table-cell>
          <table:table-cell table:formula="of:=[.F407]/[.C407]*1000000" office:value-type="float" office:value="5.09533453979341" calcext:value-type="float">
            <text:p>5.09533453979341</text:p>
          </table:table-cell>
        </table:table-row>
        <table:table-row table:style-name="ro1">
          <table:table-cell office:value-type="float" office:value="258.109405517578" calcext:value-type="float">
            <text:p>258.109405517578</text:p>
          </table:table-cell>
          <table:table-cell office:value-type="float" office:value="11.010245" calcext:value-type="float">
            <text:p>11.010245</text:p>
          </table:table-cell>
          <table:table-cell office:value-type="float" office:value="258.108447032091" calcext:value-type="float">
            <text:p>258.108447032091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408]-[.C408]" office:value-type="float" office:value="0.000958485486989957" calcext:value-type="float">
            <text:p>0.00095848548699</text:p>
          </table:table-cell>
          <table:table-cell table:formula="of:=[.F408]/[.C408]*1000000" office:value-type="float" office:value="3.71349910478051" calcext:value-type="float">
            <text:p>3.71349910478051</text:p>
          </table:table-cell>
        </table:table-row>
        <table:table-row table:style-name="ro1">
          <table:table-cell office:value-type="float" office:value="282.119079589844" calcext:value-type="float">
            <text:p>282.119079589844</text:p>
          </table:table-cell>
          <table:table-cell office:value-type="float" office:value="11.10409" calcext:value-type="float">
            <text:p>11.10409</text:p>
          </table:table-cell>
          <table:table-cell office:value-type="float" office:value="282.119680412091" calcext:value-type="float">
            <text:p>282.119680412091</text:p>
          </table:table-cell>
          <table:table-cell office:value-type="float" office:value="11.1180652282337" calcext:value-type="float">
            <text:p>11.1180652282337</text:p>
          </table:table-cell>
          <table:table-cell/>
          <table:table-cell table:formula="of:=[.A409]-[.C409]" office:value-type="float" office:value="-0.000600822247008637" calcext:value-type="float">
            <text:p>-0.000600822247009</text:p>
          </table:table-cell>
          <table:table-cell table:formula="of:=[.F409]/[.C409]*1000000" office:value-type="float" office:value="-2.12967151434107" calcext:value-type="float">
            <text:p>-2.12967151434107</text:p>
          </table:table-cell>
        </table:table-row>
        <table:table-row table:style-name="ro1">
          <table:table-cell office:value-type="float" office:value="282.119964599609" calcext:value-type="float">
            <text:p>282.119964599609</text:p>
          </table:table-cell>
          <table:table-cell office:value-type="float" office:value="11.10409" calcext:value-type="float">
            <text:p>11.10409</text:p>
          </table:table-cell>
          <table:table-cell office:value-type="float" office:value="282.119680412091" calcext:value-type="float">
            <text:p>282.119680412091</text:p>
          </table:table-cell>
          <table:table-cell office:value-type="float" office:value="11.1180652282337" calcext:value-type="float">
            <text:p>11.1180652282337</text:p>
          </table:table-cell>
          <table:table-cell/>
          <table:table-cell table:formula="of:=[.A410]-[.C410]" office:value-type="float" office:value="0.000284187517991086" calcext:value-type="float">
            <text:p>0.000284187517991</text:p>
          </table:table-cell>
          <table:table-cell table:formula="of:=[.F410]/[.C410]*1000000" office:value-type="float" office:value="1.00732964668035" calcext:value-type="float">
            <text:p>1.00732964668035</text:p>
          </table:table-cell>
        </table:table-row>
        <table:table-row table:style-name="ro1">
          <table:table-cell office:value-type="float" office:value="282.120880126953" calcext:value-type="float">
            <text:p>282.120880126953</text:p>
          </table:table-cell>
          <table:table-cell office:value-type="float" office:value="11.10409" calcext:value-type="float">
            <text:p>11.10409</text:p>
          </table:table-cell>
          <table:table-cell office:value-type="float" office:value="282.119680412091" calcext:value-type="float">
            <text:p>282.119680412091</text:p>
          </table:table-cell>
          <table:table-cell office:value-type="float" office:value="11.1180652282337" calcext:value-type="float">
            <text:p>11.1180652282337</text:p>
          </table:table-cell>
          <table:table-cell/>
          <table:table-cell table:formula="of:=[.A411]-[.C411]" office:value-type="float" office:value="0.0011997148620253" calcext:value-type="float">
            <text:p>0.001199714862025</text:p>
          </table:table-cell>
          <table:table-cell table:formula="of:=[.F411]/[.C411]*1000000" office:value-type="float" office:value="4.25250326483032" calcext:value-type="float">
            <text:p>4.25250326483032</text:p>
          </table:table-cell>
        </table:table-row>
        <table:table-row table:style-name="ro1">
          <table:table-cell office:value-type="float" office:value="666.129150390625" calcext:value-type="float">
            <text:p>666.129150390625</text:p>
          </table:table-cell>
          <table:table-cell office:value-type="float" office:value="11.10409" calcext:value-type="float">
            <text:p>11.10409</text:p>
          </table:table-cell>
          <table:table-cell office:value-type="float" office:value="666.132048320091" calcext:value-type="float">
            <text:p>666.132048320091</text:p>
          </table:table-cell>
          <table:table-cell office:value-type="float" office:value="11.1290820523137" calcext:value-type="float">
            <text:p>11.1290820523137</text:p>
          </table:table-cell>
          <table:table-cell/>
          <table:table-cell table:formula="of:=[.A412]-[.C412]" office:value-type="float" office:value="-0.00289792946603029" calcext:value-type="float">
            <text:p>-0.00289792946603</text:p>
          </table:table-cell>
          <table:table-cell table:formula="of:=[.F412]/[.C412]*1000000" office:value-type="float" office:value="-4.35038289080752" calcext:value-type="float">
            <text:p>-4.35038289080752</text:p>
          </table:table-cell>
        </table:table-row>
        <table:table-row table:style-name="ro1">
          <table:table-cell office:value-type="float" office:value="666.132385253906" calcext:value-type="float">
            <text:p>666.132385253906</text:p>
          </table:table-cell>
          <table:table-cell office:value-type="float" office:value="11.10409" calcext:value-type="float">
            <text:p>11.10409</text:p>
          </table:table-cell>
          <table:table-cell office:value-type="float" office:value="666.132048320091" calcext:value-type="float">
            <text:p>666.132048320091</text:p>
          </table:table-cell>
          <table:table-cell office:value-type="float" office:value="11.1290820523137" calcext:value-type="float">
            <text:p>11.1290820523137</text:p>
          </table:table-cell>
          <table:table-cell/>
          <table:table-cell table:formula="of:=[.A413]-[.C413]" office:value-type="float" office:value="0.000336933814992335" calcext:value-type="float">
            <text:p>0.000336933814992</text:p>
          </table:table-cell>
          <table:table-cell table:formula="of:=[.F413]/[.C413]*1000000" office:value-type="float" office:value="0.505806342514286" calcext:value-type="float">
            <text:p>0.505806342514286</text:p>
          </table:table-cell>
        </table:table-row>
        <table:table-row table:style-name="ro1">
          <table:table-cell office:value-type="float" office:value="282.119079589844" calcext:value-type="float">
            <text:p>282.119079589844</text:p>
          </table:table-cell>
          <table:table-cell office:value-type="float" office:value="11.1267466666667" calcext:value-type="float">
            <text:p>11.1267466666667</text:p>
          </table:table-cell>
          <table:table-cell office:value-type="float" office:value="282.119680412091" calcext:value-type="float">
            <text:p>282.119680412091</text:p>
          </table:table-cell>
          <table:table-cell office:value-type="float" office:value="11.1180652282337" calcext:value-type="float">
            <text:p>11.1180652282337</text:p>
          </table:table-cell>
          <table:table-cell/>
          <table:table-cell table:formula="of:=[.A414]-[.C414]" office:value-type="float" office:value="-0.000600822247008637" calcext:value-type="float">
            <text:p>-0.000600822247009</text:p>
          </table:table-cell>
          <table:table-cell table:formula="of:=[.F414]/[.C414]*1000000" office:value-type="float" office:value="-2.12967151434107" calcext:value-type="float">
            <text:p>-2.12967151434107</text:p>
          </table:table-cell>
        </table:table-row>
        <table:table-row table:style-name="ro1">
          <table:table-cell office:value-type="float" office:value="282.119964599609" calcext:value-type="float">
            <text:p>282.119964599609</text:p>
          </table:table-cell>
          <table:table-cell office:value-type="float" office:value="11.1267466666667" calcext:value-type="float">
            <text:p>11.1267466666667</text:p>
          </table:table-cell>
          <table:table-cell office:value-type="float" office:value="282.119680412091" calcext:value-type="float">
            <text:p>282.119680412091</text:p>
          </table:table-cell>
          <table:table-cell office:value-type="float" office:value="11.1180652282337" calcext:value-type="float">
            <text:p>11.1180652282337</text:p>
          </table:table-cell>
          <table:table-cell/>
          <table:table-cell table:formula="of:=[.A415]-[.C415]" office:value-type="float" office:value="0.000284187517991086" calcext:value-type="float">
            <text:p>0.000284187517991</text:p>
          </table:table-cell>
          <table:table-cell table:formula="of:=[.F415]/[.C415]*1000000" office:value-type="float" office:value="1.00732964668035" calcext:value-type="float">
            <text:p>1.00732964668035</text:p>
          </table:table-cell>
        </table:table-row>
        <table:table-row table:style-name="ro1">
          <table:table-cell office:value-type="float" office:value="282.120880126953" calcext:value-type="float">
            <text:p>282.120880126953</text:p>
          </table:table-cell>
          <table:table-cell office:value-type="float" office:value="11.1267466666667" calcext:value-type="float">
            <text:p>11.1267466666667</text:p>
          </table:table-cell>
          <table:table-cell office:value-type="float" office:value="282.119680412091" calcext:value-type="float">
            <text:p>282.119680412091</text:p>
          </table:table-cell>
          <table:table-cell office:value-type="float" office:value="11.1180652282337" calcext:value-type="float">
            <text:p>11.1180652282337</text:p>
          </table:table-cell>
          <table:table-cell/>
          <table:table-cell table:formula="of:=[.A416]-[.C416]" office:value-type="float" office:value="0.0011997148620253" calcext:value-type="float">
            <text:p>0.001199714862025</text:p>
          </table:table-cell>
          <table:table-cell table:formula="of:=[.F416]/[.C416]*1000000" office:value-type="float" office:value="4.25250326483032" calcext:value-type="float">
            <text:p>4.25250326483032</text:p>
          </table:table-cell>
        </table:table-row>
        <table:table-row table:style-name="ro1">
          <table:table-cell office:value-type="float" office:value="666.129150390625" calcext:value-type="float">
            <text:p>666.129150390625</text:p>
          </table:table-cell>
          <table:table-cell office:value-type="float" office:value="11.1267466666667" calcext:value-type="float">
            <text:p>11.1267466666667</text:p>
          </table:table-cell>
          <table:table-cell office:value-type="float" office:value="666.132048320091" calcext:value-type="float">
            <text:p>666.132048320091</text:p>
          </table:table-cell>
          <table:table-cell office:value-type="float" office:value="11.1290820523137" calcext:value-type="float">
            <text:p>11.1290820523137</text:p>
          </table:table-cell>
          <table:table-cell/>
          <table:table-cell table:formula="of:=[.A417]-[.C417]" office:value-type="float" office:value="-0.00289792946603029" calcext:value-type="float">
            <text:p>-0.00289792946603</text:p>
          </table:table-cell>
          <table:table-cell table:formula="of:=[.F417]/[.C417]*1000000" office:value-type="float" office:value="-4.35038289080752" calcext:value-type="float">
            <text:p>-4.35038289080752</text:p>
          </table:table-cell>
        </table:table-row>
        <table:table-row table:style-name="ro1">
          <table:table-cell office:value-type="float" office:value="666.132385253906" calcext:value-type="float">
            <text:p>666.132385253906</text:p>
          </table:table-cell>
          <table:table-cell office:value-type="float" office:value="11.1267466666667" calcext:value-type="float">
            <text:p>11.1267466666667</text:p>
          </table:table-cell>
          <table:table-cell office:value-type="float" office:value="666.132048320091" calcext:value-type="float">
            <text:p>666.132048320091</text:p>
          </table:table-cell>
          <table:table-cell office:value-type="float" office:value="11.1290820523137" calcext:value-type="float">
            <text:p>11.1290820523137</text:p>
          </table:table-cell>
          <table:table-cell/>
          <table:table-cell table:formula="of:=[.A418]-[.C418]" office:value-type="float" office:value="0.000336933814992335" calcext:value-type="float">
            <text:p>0.000336933814992</text:p>
          </table:table-cell>
          <table:table-cell table:formula="of:=[.F418]/[.C418]*1000000" office:value-type="float" office:value="0.505806342514286" calcext:value-type="float">
            <text:p>0.505806342514286</text:p>
          </table:table-cell>
        </table:table-row>
        <table:table-row table:style-name="ro1">
          <table:table-cell office:value-type="float" office:value="167.033828735352" calcext:value-type="float">
            <text:p>167.033828735352</text:p>
          </table:table-cell>
          <table:table-cell office:value-type="float" office:value="11.1471766666667" calcext:value-type="float">
            <text:p>11.1471766666667</text:p>
          </table:table-cell>
          <table:table-cell office:value-type="float" office:value="167.033885124091" calcext:value-type="float">
            <text:p>167.033885124091</text:p>
          </table:table-cell>
          <table:table-cell office:value-type="float" office:value="11.1393072678501" calcext:value-type="float">
            <text:p>11.1393072678501</text:p>
          </table:table-cell>
          <table:table-cell/>
          <table:table-cell table:formula="of:=[.A419]-[.C419]" office:value-type="float" office:value="-0.0000563887390114814" calcext:value-type="float">
            <text:p>-5.63887390114814E-05</text:p>
          </table:table-cell>
          <table:table-cell table:formula="of:=[.F419]/[.C419]*1000000" office:value-type="float" office:value="-0.337588621432051" calcext:value-type="float">
            <text:p>-0.337588621432051</text:p>
          </table:table-cell>
        </table:table-row>
        <table:table-row table:style-name="ro1">
          <table:table-cell office:value-type="float" office:value="167.034240722656" calcext:value-type="float">
            <text:p>167.034240722656</text:p>
          </table:table-cell>
          <table:table-cell office:value-type="float" office:value="11.1471766666667" calcext:value-type="float">
            <text:p>11.1471766666667</text:p>
          </table:table-cell>
          <table:table-cell office:value-type="float" office:value="167.033885124091" calcext:value-type="float">
            <text:p>167.033885124091</text:p>
          </table:table-cell>
          <table:table-cell office:value-type="float" office:value="11.1393072678501" calcext:value-type="float">
            <text:p>11.1393072678501</text:p>
          </table:table-cell>
          <table:table-cell/>
          <table:table-cell table:formula="of:=[.A420]-[.C420]" office:value-type="float" office:value="0.000355598564993898" calcext:value-type="float">
            <text:p>0.000355598564994</text:p>
          </table:table-cell>
          <table:table-cell table:formula="of:=[.F420]/[.C420]*1000000" office:value-type="float" office:value="2.12890076004471" calcext:value-type="float">
            <text:p>2.12890076004471</text:p>
          </table:table-cell>
        </table:table-row>
        <table:table-row table:style-name="ro1">
          <table:table-cell office:value-type="float" office:value="167.034652709961" calcext:value-type="float">
            <text:p>167.034652709961</text:p>
          </table:table-cell>
          <table:table-cell office:value-type="float" office:value="11.1471766666667" calcext:value-type="float">
            <text:p>11.1471766666667</text:p>
          </table:table-cell>
          <table:table-cell office:value-type="float" office:value="167.033885124091" calcext:value-type="float">
            <text:p>167.033885124091</text:p>
          </table:table-cell>
          <table:table-cell office:value-type="float" office:value="11.1393072678501" calcext:value-type="float">
            <text:p>11.1393072678501</text:p>
          </table:table-cell>
          <table:table-cell/>
          <table:table-cell table:formula="of:=[.A421]-[.C421]" office:value-type="float" office:value="0.000767585869994036" calcext:value-type="float">
            <text:p>0.000767585869994</text:p>
          </table:table-cell>
          <table:table-cell table:formula="of:=[.F421]/[.C421]*1000000" office:value-type="float" office:value="4.5953901474769" calcext:value-type="float">
            <text:p>4.5953901474769</text:p>
          </table:table-cell>
        </table:table-row>
        <table:table-row table:style-name="ro1">
          <table:table-cell office:value-type="float" office:value="282.119079589844" calcext:value-type="float">
            <text:p>282.119079589844</text:p>
          </table:table-cell>
          <table:table-cell office:value-type="float" office:value="11.1471766666667" calcext:value-type="float">
            <text:p>11.1471766666667</text:p>
          </table:table-cell>
          <table:table-cell office:value-type="float" office:value="282.119680412091" calcext:value-type="float">
            <text:p>282.119680412091</text:p>
          </table:table-cell>
          <table:table-cell office:value-type="float" office:value="11.1180652282337" calcext:value-type="float">
            <text:p>11.1180652282337</text:p>
          </table:table-cell>
          <table:table-cell/>
          <table:table-cell table:formula="of:=[.A422]-[.C422]" office:value-type="float" office:value="-0.000600822247008637" calcext:value-type="float">
            <text:p>-0.000600822247009</text:p>
          </table:table-cell>
          <table:table-cell table:formula="of:=[.F422]/[.C422]*1000000" office:value-type="float" office:value="-2.12967151434107" calcext:value-type="float">
            <text:p>-2.12967151434107</text:p>
          </table:table-cell>
        </table:table-row>
        <table:table-row table:style-name="ro1">
          <table:table-cell office:value-type="float" office:value="282.119964599609" calcext:value-type="float">
            <text:p>282.119964599609</text:p>
          </table:table-cell>
          <table:table-cell office:value-type="float" office:value="11.1471766666667" calcext:value-type="float">
            <text:p>11.1471766666667</text:p>
          </table:table-cell>
          <table:table-cell office:value-type="float" office:value="282.119680412091" calcext:value-type="float">
            <text:p>282.119680412091</text:p>
          </table:table-cell>
          <table:table-cell office:value-type="float" office:value="11.1180652282337" calcext:value-type="float">
            <text:p>11.1180652282337</text:p>
          </table:table-cell>
          <table:table-cell/>
          <table:table-cell table:formula="of:=[.A423]-[.C423]" office:value-type="float" office:value="0.000284187517991086" calcext:value-type="float">
            <text:p>0.000284187517991</text:p>
          </table:table-cell>
          <table:table-cell table:formula="of:=[.F423]/[.C423]*1000000" office:value-type="float" office:value="1.00732964668035" calcext:value-type="float">
            <text:p>1.00732964668035</text:p>
          </table:table-cell>
        </table:table-row>
        <table:table-row table:style-name="ro1">
          <table:table-cell office:value-type="float" office:value="282.120880126953" calcext:value-type="float">
            <text:p>282.120880126953</text:p>
          </table:table-cell>
          <table:table-cell office:value-type="float" office:value="11.1471766666667" calcext:value-type="float">
            <text:p>11.1471766666667</text:p>
          </table:table-cell>
          <table:table-cell office:value-type="float" office:value="282.119680412091" calcext:value-type="float">
            <text:p>282.119680412091</text:p>
          </table:table-cell>
          <table:table-cell office:value-type="float" office:value="11.1180652282337" calcext:value-type="float">
            <text:p>11.1180652282337</text:p>
          </table:table-cell>
          <table:table-cell/>
          <table:table-cell table:formula="of:=[.A424]-[.C424]" office:value-type="float" office:value="0.0011997148620253" calcext:value-type="float">
            <text:p>0.001199714862025</text:p>
          </table:table-cell>
          <table:table-cell table:formula="of:=[.F424]/[.C424]*1000000" office:value-type="float" office:value="4.25250326483032" calcext:value-type="float">
            <text:p>4.25250326483032</text:p>
          </table:table-cell>
        </table:table-row>
        <table:table-row table:style-name="ro1">
          <table:table-cell office:value-type="float" office:value="385.127838134766" calcext:value-type="float">
            <text:p>385.127838134766</text:p>
          </table:table-cell>
          <table:table-cell office:value-type="float" office:value="11.1471766666667" calcext:value-type="float">
            <text:p>11.1471766666667</text:p>
          </table:table-cell>
          <table:table-cell office:value-type="float" office:value="385.128865192091" calcext:value-type="float">
            <text:p>385.128865192091</text:p>
          </table:table-cell>
          <table:table-cell office:value-type="float" office:value="11.1758163530815" calcext:value-type="float">
            <text:p>11.1758163530815</text:p>
          </table:table-cell>
          <table:table-cell/>
          <table:table-cell table:formula="of:=[.A425]-[.C425]" office:value-type="float" office:value="-0.00102705732496133" calcext:value-type="float">
            <text:p>-0.001027057324961</text:p>
          </table:table-cell>
          <table:table-cell table:formula="of:=[.F425]/[.C425]*1000000" office:value-type="float" office:value="-2.66678874991379" calcext:value-type="float">
            <text:p>-2.66678874991379</text:p>
          </table:table-cell>
        </table:table-row>
        <table:table-row table:style-name="ro1">
          <table:table-cell office:value-type="float" office:value="385.129272460937" calcext:value-type="float">
            <text:p>385.129272460937</text:p>
          </table:table-cell>
          <table:table-cell office:value-type="float" office:value="11.1471766666667" calcext:value-type="float">
            <text:p>11.1471766666667</text:p>
          </table:table-cell>
          <table:table-cell office:value-type="float" office:value="385.128865192091" calcext:value-type="float">
            <text:p>385.128865192091</text:p>
          </table:table-cell>
          <table:table-cell office:value-type="float" office:value="11.1758163530815" calcext:value-type="float">
            <text:p>11.1758163530815</text:p>
          </table:table-cell>
          <table:table-cell/>
          <table:table-cell table:formula="of:=[.A426]-[.C426]" office:value-type="float" office:value="0.000407268846004172" calcext:value-type="float">
            <text:p>0.000407268846004</text:p>
          </table:table-cell>
          <table:table-cell table:formula="of:=[.F426]/[.C426]*1000000" office:value-type="float" office:value="1.05748720185135" calcext:value-type="float">
            <text:p>1.05748720185135</text:p>
          </table:table-cell>
        </table:table-row>
        <table:table-row table:style-name="ro1">
          <table:table-cell office:value-type="float" office:value="385.130676269531" calcext:value-type="float">
            <text:p>385.130676269531</text:p>
          </table:table-cell>
          <table:table-cell office:value-type="float" office:value="11.1471766666667" calcext:value-type="float">
            <text:p>11.1471766666667</text:p>
          </table:table-cell>
          <table:table-cell office:value-type="float" office:value="385.128865192091" calcext:value-type="float">
            <text:p>385.128865192091</text:p>
          </table:table-cell>
          <table:table-cell office:value-type="float" office:value="11.1758163530815" calcext:value-type="float">
            <text:p>11.1758163530815</text:p>
          </table:table-cell>
          <table:table-cell/>
          <table:table-cell table:formula="of:=[.A427]-[.C427]" office:value-type="float" office:value="0.00181107744003839" calcext:value-type="float">
            <text:p>0.001811077440038</text:p>
          </table:table-cell>
          <table:table-cell table:formula="of:=[.F427]/[.C427]*1000000" office:value-type="float" office:value="4.70252324279842" calcext:value-type="float">
            <text:p>4.70252324279842</text:p>
          </table:table-cell>
        </table:table-row>
        <table:table-row table:style-name="ro1">
          <table:table-cell office:value-type="float" office:value="666.129150390625" calcext:value-type="float">
            <text:p>666.129150390625</text:p>
          </table:table-cell>
          <table:table-cell office:value-type="float" office:value="11.1471766666667" calcext:value-type="float">
            <text:p>11.1471766666667</text:p>
          </table:table-cell>
          <table:table-cell office:value-type="float" office:value="666.132048320091" calcext:value-type="float">
            <text:p>666.132048320091</text:p>
          </table:table-cell>
          <table:table-cell office:value-type="float" office:value="11.1290820523137" calcext:value-type="float">
            <text:p>11.1290820523137</text:p>
          </table:table-cell>
          <table:table-cell/>
          <table:table-cell table:formula="of:=[.A428]-[.C428]" office:value-type="float" office:value="-0.00289792946603029" calcext:value-type="float">
            <text:p>-0.00289792946603</text:p>
          </table:table-cell>
          <table:table-cell table:formula="of:=[.F428]/[.C428]*1000000" office:value-type="float" office:value="-4.35038289080752" calcext:value-type="float">
            <text:p>-4.35038289080752</text:p>
          </table:table-cell>
        </table:table-row>
        <table:table-row table:style-name="ro1">
          <table:table-cell office:value-type="float" office:value="666.132385253906" calcext:value-type="float">
            <text:p>666.132385253906</text:p>
          </table:table-cell>
          <table:table-cell office:value-type="float" office:value="11.1471766666667" calcext:value-type="float">
            <text:p>11.1471766666667</text:p>
          </table:table-cell>
          <table:table-cell office:value-type="float" office:value="666.132048320091" calcext:value-type="float">
            <text:p>666.132048320091</text:p>
          </table:table-cell>
          <table:table-cell office:value-type="float" office:value="11.1290820523137" calcext:value-type="float">
            <text:p>11.1290820523137</text:p>
          </table:table-cell>
          <table:table-cell/>
          <table:table-cell table:formula="of:=[.A429]-[.C429]" office:value-type="float" office:value="0.000336933814992335" calcext:value-type="float">
            <text:p>0.000336933814992</text:p>
          </table:table-cell>
          <table:table-cell table:formula="of:=[.F429]/[.C429]*1000000" office:value-type="float" office:value="0.505806342514286" calcext:value-type="float">
            <text:p>0.505806342514286</text:p>
          </table:table-cell>
        </table:table-row>
        <table:table-row table:style-name="ro1">
          <table:table-cell office:value-type="float" office:value="385.127838134766" calcext:value-type="float">
            <text:p>385.127838134766</text:p>
          </table:table-cell>
          <table:table-cell office:value-type="float" office:value="11.1715783333333" calcext:value-type="float">
            <text:p>11.1715783333333</text:p>
          </table:table-cell>
          <table:table-cell office:value-type="float" office:value="385.128865192091" calcext:value-type="float">
            <text:p>385.128865192091</text:p>
          </table:table-cell>
          <table:table-cell office:value-type="float" office:value="11.1758163530815" calcext:value-type="float">
            <text:p>11.1758163530815</text:p>
          </table:table-cell>
          <table:table-cell/>
          <table:table-cell table:formula="of:=[.A430]-[.C430]" office:value-type="float" office:value="-0.00102705732496133" calcext:value-type="float">
            <text:p>-0.001027057324961</text:p>
          </table:table-cell>
          <table:table-cell table:formula="of:=[.F430]/[.C430]*1000000" office:value-type="float" office:value="-2.66678874991379" calcext:value-type="float">
            <text:p>-2.66678874991379</text:p>
          </table:table-cell>
        </table:table-row>
        <table:table-row table:style-name="ro1">
          <table:table-cell office:value-type="float" office:value="385.129272460937" calcext:value-type="float">
            <text:p>385.129272460937</text:p>
          </table:table-cell>
          <table:table-cell office:value-type="float" office:value="11.1715783333333" calcext:value-type="float">
            <text:p>11.1715783333333</text:p>
          </table:table-cell>
          <table:table-cell office:value-type="float" office:value="385.128865192091" calcext:value-type="float">
            <text:p>385.128865192091</text:p>
          </table:table-cell>
          <table:table-cell office:value-type="float" office:value="11.1758163530815" calcext:value-type="float">
            <text:p>11.1758163530815</text:p>
          </table:table-cell>
          <table:table-cell/>
          <table:table-cell table:formula="of:=[.A431]-[.C431]" office:value-type="float" office:value="0.000407268846004172" calcext:value-type="float">
            <text:p>0.000407268846004</text:p>
          </table:table-cell>
          <table:table-cell table:formula="of:=[.F431]/[.C431]*1000000" office:value-type="float" office:value="1.05748720185135" calcext:value-type="float">
            <text:p>1.05748720185135</text:p>
          </table:table-cell>
        </table:table-row>
        <table:table-row table:style-name="ro1">
          <table:table-cell office:value-type="float" office:value="385.130676269531" calcext:value-type="float">
            <text:p>385.130676269531</text:p>
          </table:table-cell>
          <table:table-cell office:value-type="float" office:value="11.1715783333333" calcext:value-type="float">
            <text:p>11.1715783333333</text:p>
          </table:table-cell>
          <table:table-cell office:value-type="float" office:value="385.128865192091" calcext:value-type="float">
            <text:p>385.128865192091</text:p>
          </table:table-cell>
          <table:table-cell office:value-type="float" office:value="11.1758163530815" calcext:value-type="float">
            <text:p>11.1758163530815</text:p>
          </table:table-cell>
          <table:table-cell/>
          <table:table-cell table:formula="of:=[.A432]-[.C432]" office:value-type="float" office:value="0.00181107744003839" calcext:value-type="float">
            <text:p>0.001811077440038</text:p>
          </table:table-cell>
          <table:table-cell table:formula="of:=[.F432]/[.C432]*1000000" office:value-type="float" office:value="4.70252324279842" calcext:value-type="float">
            <text:p>4.70252324279842</text:p>
          </table:table-cell>
        </table:table-row>
        <table:table-row table:style-name="ro1">
          <table:table-cell office:value-type="float" office:value="150.07666015625" calcext:value-type="float">
            <text:p>150.07666015625</text:p>
          </table:table-cell>
          <table:table-cell office:value-type="float" office:value="11.1937516666667" calcext:value-type="float">
            <text:p>11.1937516666667</text:p>
          </table:table-cell>
          <table:table-cell office:value-type="float" office:value="150.076752980091" calcext:value-type="float">
            <text:p>150.076752980091</text:p>
          </table:table-cell>
          <table:table-cell office:value-type="float" office:value="11.2193559004113" calcext:value-type="float">
            <text:p>11.2193559004113</text:p>
          </table:table-cell>
          <table:table-cell/>
          <table:table-cell table:formula="of:=[.A433]-[.C433]" office:value-type="float" office:value="-0.0000928238409869664" calcext:value-type="float">
            <text:p>-9.28238409869664E-05</text:p>
          </table:table-cell>
          <table:table-cell table:formula="of:=[.F433]/[.C433]*1000000" office:value-type="float" office:value="-0.618509123790014" calcext:value-type="float">
            <text:p>-0.618509123790014</text:p>
          </table:table-cell>
        </table:table-row>
        <table:table-row table:style-name="ro1">
          <table:table-cell office:value-type="float" office:value="150.077011108398" calcext:value-type="float">
            <text:p>150.077011108398</text:p>
          </table:table-cell>
          <table:table-cell office:value-type="float" office:value="11.1937516666667" calcext:value-type="float">
            <text:p>11.1937516666667</text:p>
          </table:table-cell>
          <table:table-cell office:value-type="float" office:value="150.076752980091" calcext:value-type="float">
            <text:p>150.076752980091</text:p>
          </table:table-cell>
          <table:table-cell office:value-type="float" office:value="11.2193559004113" calcext:value-type="float">
            <text:p>11.2193559004113</text:p>
          </table:table-cell>
          <table:table-cell/>
          <table:table-cell table:formula="of:=[.A434]-[.C434]" office:value-type="float" office:value="0.000258128307024208" calcext:value-type="float">
            <text:p>0.000258128307024</text:p>
          </table:table-cell>
          <table:table-cell table:formula="of:=[.F434]/[.C434]*1000000" office:value-type="float" office:value="1.71997529196578" calcext:value-type="float">
            <text:p>1.71997529196578</text:p>
          </table:table-cell>
        </table:table-row>
        <table:table-row table:style-name="ro1">
          <table:table-cell office:value-type="float" office:value="150.077346801758" calcext:value-type="float">
            <text:p>150.077346801758</text:p>
          </table:table-cell>
          <table:table-cell office:value-type="float" office:value="11.1937516666667" calcext:value-type="float">
            <text:p>11.1937516666667</text:p>
          </table:table-cell>
          <table:table-cell office:value-type="float" office:value="150.076752980091" calcext:value-type="float">
            <text:p>150.076752980091</text:p>
          </table:table-cell>
          <table:table-cell office:value-type="float" office:value="11.2193559004113" calcext:value-type="float">
            <text:p>11.2193559004113</text:p>
          </table:table-cell>
          <table:table-cell/>
          <table:table-cell table:formula="of:=[.A435]-[.C435]" office:value-type="float" office:value="0.000593821667024486" calcext:value-type="float">
            <text:p>0.000593821667024</text:p>
          </table:table-cell>
          <table:table-cell table:formula="of:=[.F435]/[.C435]*1000000" office:value-type="float" office:value="3.95678647913752" calcext:value-type="float">
            <text:p>3.95678647913752</text:p>
          </table:table-cell>
        </table:table-row>
        <table:table-row table:style-name="ro1">
          <table:table-cell office:value-type="float" office:value="150.077697753906" calcext:value-type="float">
            <text:p>150.077697753906</text:p>
          </table:table-cell>
          <table:table-cell office:value-type="float" office:value="11.1937516666667" calcext:value-type="float">
            <text:p>11.1937516666667</text:p>
          </table:table-cell>
          <table:table-cell office:value-type="float" office:value="150.076752980091" calcext:value-type="float">
            <text:p>150.076752980091</text:p>
          </table:table-cell>
          <table:table-cell office:value-type="float" office:value="11.2193559004113" calcext:value-type="float">
            <text:p>11.2193559004113</text:p>
          </table:table-cell>
          <table:table-cell/>
          <table:table-cell table:formula="of:=[.A436]-[.C436]" office:value-type="float" office:value="0.000944773815007238" calcext:value-type="float">
            <text:p>0.000944773815007</text:p>
          </table:table-cell>
          <table:table-cell table:formula="of:=[.F436]/[.C436]*1000000" office:value-type="float" office:value="6.29527089470393" calcext:value-type="float">
            <text:p>6.29527089470393</text:p>
          </table:table-cell>
        </table:table-row>
        <table:table-row table:style-name="ro1">
          <table:table-cell office:value-type="float" office:value="385.127838134766" calcext:value-type="float">
            <text:p>385.127838134766</text:p>
          </table:table-cell>
          <table:table-cell office:value-type="float" office:value="11.1937516666667" calcext:value-type="float">
            <text:p>11.1937516666667</text:p>
          </table:table-cell>
          <table:table-cell office:value-type="float" office:value="385.128865192091" calcext:value-type="float">
            <text:p>385.128865192091</text:p>
          </table:table-cell>
          <table:table-cell office:value-type="float" office:value="11.1758163530815" calcext:value-type="float">
            <text:p>11.1758163530815</text:p>
          </table:table-cell>
          <table:table-cell/>
          <table:table-cell table:formula="of:=[.A437]-[.C437]" office:value-type="float" office:value="-0.00102705732496133" calcext:value-type="float">
            <text:p>-0.001027057324961</text:p>
          </table:table-cell>
          <table:table-cell table:formula="of:=[.F437]/[.C437]*1000000" office:value-type="float" office:value="-2.66678874991379" calcext:value-type="float">
            <text:p>-2.66678874991379</text:p>
          </table:table-cell>
        </table:table-row>
        <table:table-row table:style-name="ro1">
          <table:table-cell office:value-type="float" office:value="385.129272460937" calcext:value-type="float">
            <text:p>385.129272460937</text:p>
          </table:table-cell>
          <table:table-cell office:value-type="float" office:value="11.1937516666667" calcext:value-type="float">
            <text:p>11.1937516666667</text:p>
          </table:table-cell>
          <table:table-cell office:value-type="float" office:value="385.128865192091" calcext:value-type="float">
            <text:p>385.128865192091</text:p>
          </table:table-cell>
          <table:table-cell office:value-type="float" office:value="11.1758163530815" calcext:value-type="float">
            <text:p>11.1758163530815</text:p>
          </table:table-cell>
          <table:table-cell/>
          <table:table-cell table:formula="of:=[.A438]-[.C438]" office:value-type="float" office:value="0.000407268846004172" calcext:value-type="float">
            <text:p>0.000407268846004</text:p>
          </table:table-cell>
          <table:table-cell table:formula="of:=[.F438]/[.C438]*1000000" office:value-type="float" office:value="1.05748720185135" calcext:value-type="float">
            <text:p>1.05748720185135</text:p>
          </table:table-cell>
        </table:table-row>
        <table:table-row table:style-name="ro1">
          <table:table-cell office:value-type="float" office:value="385.130676269531" calcext:value-type="float">
            <text:p>385.130676269531</text:p>
          </table:table-cell>
          <table:table-cell office:value-type="float" office:value="11.1937516666667" calcext:value-type="float">
            <text:p>11.1937516666667</text:p>
          </table:table-cell>
          <table:table-cell office:value-type="float" office:value="385.128865192091" calcext:value-type="float">
            <text:p>385.128865192091</text:p>
          </table:table-cell>
          <table:table-cell office:value-type="float" office:value="11.1758163530815" calcext:value-type="float">
            <text:p>11.1758163530815</text:p>
          </table:table-cell>
          <table:table-cell/>
          <table:table-cell table:formula="of:=[.A439]-[.C439]" office:value-type="float" office:value="0.00181107744003839" calcext:value-type="float">
            <text:p>0.001811077440038</text:p>
          </table:table-cell>
          <table:table-cell table:formula="of:=[.F439]/[.C439]*1000000" office:value-type="float" office:value="4.70252324279842" calcext:value-type="float">
            <text:p>4.70252324279842</text:p>
          </table:table-cell>
        </table:table-row>
        <table:table-row table:style-name="ro1">
          <table:table-cell office:value-type="float" office:value="150.07666015625" calcext:value-type="float">
            <text:p>150.07666015625</text:p>
          </table:table-cell>
          <table:table-cell office:value-type="float" office:value="11.2172466666667" calcext:value-type="float">
            <text:p>11.2172466666667</text:p>
          </table:table-cell>
          <table:table-cell office:value-type="float" office:value="150.076752980091" calcext:value-type="float">
            <text:p>150.076752980091</text:p>
          </table:table-cell>
          <table:table-cell office:value-type="float" office:value="11.2193559004113" calcext:value-type="float">
            <text:p>11.2193559004113</text:p>
          </table:table-cell>
          <table:table-cell/>
          <table:table-cell table:formula="of:=[.A440]-[.C440]" office:value-type="float" office:value="-0.0000928238409869664" calcext:value-type="float">
            <text:p>-9.28238409869664E-05</text:p>
          </table:table-cell>
          <table:table-cell table:formula="of:=[.F440]/[.C440]*1000000" office:value-type="float" office:value="-0.618509123790014" calcext:value-type="float">
            <text:p>-0.618509123790014</text:p>
          </table:table-cell>
        </table:table-row>
        <table:table-row table:style-name="ro1">
          <table:table-cell office:value-type="float" office:value="150.077011108398" calcext:value-type="float">
            <text:p>150.077011108398</text:p>
          </table:table-cell>
          <table:table-cell office:value-type="float" office:value="11.2172466666667" calcext:value-type="float">
            <text:p>11.2172466666667</text:p>
          </table:table-cell>
          <table:table-cell office:value-type="float" office:value="150.076752980091" calcext:value-type="float">
            <text:p>150.076752980091</text:p>
          </table:table-cell>
          <table:table-cell office:value-type="float" office:value="11.2193559004113" calcext:value-type="float">
            <text:p>11.2193559004113</text:p>
          </table:table-cell>
          <table:table-cell/>
          <table:table-cell table:formula="of:=[.A441]-[.C441]" office:value-type="float" office:value="0.000258128307024208" calcext:value-type="float">
            <text:p>0.000258128307024</text:p>
          </table:table-cell>
          <table:table-cell table:formula="of:=[.F441]/[.C441]*1000000" office:value-type="float" office:value="1.71997529196578" calcext:value-type="float">
            <text:p>1.71997529196578</text:p>
          </table:table-cell>
        </table:table-row>
        <table:table-row table:style-name="ro1">
          <table:table-cell office:value-type="float" office:value="150.077346801758" calcext:value-type="float">
            <text:p>150.077346801758</text:p>
          </table:table-cell>
          <table:table-cell office:value-type="float" office:value="11.2172466666667" calcext:value-type="float">
            <text:p>11.2172466666667</text:p>
          </table:table-cell>
          <table:table-cell office:value-type="float" office:value="150.076752980091" calcext:value-type="float">
            <text:p>150.076752980091</text:p>
          </table:table-cell>
          <table:table-cell office:value-type="float" office:value="11.2193559004113" calcext:value-type="float">
            <text:p>11.2193559004113</text:p>
          </table:table-cell>
          <table:table-cell/>
          <table:table-cell table:formula="of:=[.A442]-[.C442]" office:value-type="float" office:value="0.000593821667024486" calcext:value-type="float">
            <text:p>0.000593821667024</text:p>
          </table:table-cell>
          <table:table-cell table:formula="of:=[.F442]/[.C442]*1000000" office:value-type="float" office:value="3.95678647913752" calcext:value-type="float">
            <text:p>3.95678647913752</text:p>
          </table:table-cell>
        </table:table-row>
        <table:table-row table:style-name="ro1">
          <table:table-cell office:value-type="float" office:value="150.077697753906" calcext:value-type="float">
            <text:p>150.077697753906</text:p>
          </table:table-cell>
          <table:table-cell office:value-type="float" office:value="11.2172466666667" calcext:value-type="float">
            <text:p>11.2172466666667</text:p>
          </table:table-cell>
          <table:table-cell office:value-type="float" office:value="150.076752980091" calcext:value-type="float">
            <text:p>150.076752980091</text:p>
          </table:table-cell>
          <table:table-cell office:value-type="float" office:value="11.2193559004113" calcext:value-type="float">
            <text:p>11.2193559004113</text:p>
          </table:table-cell>
          <table:table-cell/>
          <table:table-cell table:formula="of:=[.A443]-[.C443]" office:value-type="float" office:value="0.000944773815007238" calcext:value-type="float">
            <text:p>0.000944773815007</text:p>
          </table:table-cell>
          <table:table-cell table:formula="of:=[.F443]/[.C443]*1000000" office:value-type="float" office:value="6.29527089470393" calcext:value-type="float">
            <text:p>6.29527089470393</text:p>
          </table:table-cell>
        </table:table-row>
        <table:table-row table:style-name="ro1">
          <table:table-cell office:value-type="float" office:value="150.077011108398" calcext:value-type="float">
            <text:p>150.077011108398</text:p>
          </table:table-cell>
          <table:table-cell office:value-type="float" office:value="11.2402533333333" calcext:value-type="float">
            <text:p>11.2402533333333</text:p>
          </table:table-cell>
          <table:table-cell office:value-type="float" office:value="150.076752980091" calcext:value-type="float">
            <text:p>150.076752980091</text:p>
          </table:table-cell>
          <table:table-cell office:value-type="float" office:value="11.2193559004113" calcext:value-type="float">
            <text:p>11.2193559004113</text:p>
          </table:table-cell>
          <table:table-cell/>
          <table:table-cell table:formula="of:=[.A444]-[.C444]" office:value-type="float" office:value="0.000258128307024208" calcext:value-type="float">
            <text:p>0.000258128307024</text:p>
          </table:table-cell>
          <table:table-cell table:formula="of:=[.F444]/[.C444]*1000000" office:value-type="float" office:value="1.71997529196578" calcext:value-type="float">
            <text:p>1.71997529196578</text:p>
          </table:table-cell>
        </table:table-row>
        <table:table-row table:style-name="ro1">
          <table:table-cell office:value-type="float" office:value="150.077346801758" calcext:value-type="float">
            <text:p>150.077346801758</text:p>
          </table:table-cell>
          <table:table-cell office:value-type="float" office:value="11.2402533333333" calcext:value-type="float">
            <text:p>11.2402533333333</text:p>
          </table:table-cell>
          <table:table-cell office:value-type="float" office:value="150.076752980091" calcext:value-type="float">
            <text:p>150.076752980091</text:p>
          </table:table-cell>
          <table:table-cell office:value-type="float" office:value="11.2193559004113" calcext:value-type="float">
            <text:p>11.2193559004113</text:p>
          </table:table-cell>
          <table:table-cell/>
          <table:table-cell table:formula="of:=[.A445]-[.C445]" office:value-type="float" office:value="0.000593821667024486" calcext:value-type="float">
            <text:p>0.000593821667024</text:p>
          </table:table-cell>
          <table:table-cell table:formula="of:=[.F445]/[.C445]*1000000" office:value-type="float" office:value="3.95678647913752" calcext:value-type="float">
            <text:p>3.95678647913752</text:p>
          </table:table-cell>
        </table:table-row>
        <table:table-row table:style-name="ro1">
          <table:table-cell office:value-type="float" office:value="150.077697753906" calcext:value-type="float">
            <text:p>150.077697753906</text:p>
          </table:table-cell>
          <table:table-cell office:value-type="float" office:value="11.2402533333333" calcext:value-type="float">
            <text:p>11.2402533333333</text:p>
          </table:table-cell>
          <table:table-cell office:value-type="float" office:value="150.076752980091" calcext:value-type="float">
            <text:p>150.076752980091</text:p>
          </table:table-cell>
          <table:table-cell office:value-type="float" office:value="11.2193559004113" calcext:value-type="float">
            <text:p>11.2193559004113</text:p>
          </table:table-cell>
          <table:table-cell/>
          <table:table-cell table:formula="of:=[.A446]-[.C446]" office:value-type="float" office:value="0.000944773815007238" calcext:value-type="float">
            <text:p>0.000944773815007</text:p>
          </table:table-cell>
          <table:table-cell table:formula="of:=[.F446]/[.C446]*1000000" office:value-type="float" office:value="6.29527089470393" calcext:value-type="float">
            <text:p>6.29527089470393</text:p>
          </table:table-cell>
        </table:table-row>
        <table:table-row table:style-name="ro1">
          <table:table-cell office:value-type="float" office:value="348.069183349609" calcext:value-type="float">
            <text:p>348.069183349609</text:p>
          </table:table-cell>
          <table:table-cell office:value-type="float" office:value="11.485745" calcext:value-type="float">
            <text:p>11.485745</text:p>
          </table:table-cell>
          <table:table-cell office:value-type="float" office:value="348.070360870091" calcext:value-type="float">
            <text:p>348.070360870091</text:p>
          </table:table-cell>
          <table:table-cell office:value-type="float" office:value="11.5054881848659" calcext:value-type="float">
            <text:p>11.5054881848659</text:p>
          </table:table-cell>
          <table:table-cell/>
          <table:table-cell table:formula="of:=[.A447]-[.C447]" office:value-type="float" office:value="-0.00117752048203101" calcext:value-type="float">
            <text:p>-0.001177520482031</text:p>
          </table:table-cell>
          <table:table-cell table:formula="of:=[.F447]/[.C447]*1000000" office:value-type="float" office:value="-3.38299555034649" calcext:value-type="float">
            <text:p>-3.38299555034649</text:p>
          </table:table-cell>
        </table:table-row>
        <table:table-row table:style-name="ro1">
          <table:table-cell office:value-type="float" office:value="348.070404052734" calcext:value-type="float">
            <text:p>348.070404052734</text:p>
          </table:table-cell>
          <table:table-cell office:value-type="float" office:value="11.485745" calcext:value-type="float">
            <text:p>11.485745</text:p>
          </table:table-cell>
          <table:table-cell office:value-type="float" office:value="348.070360870091" calcext:value-type="float">
            <text:p>348.070360870091</text:p>
          </table:table-cell>
          <table:table-cell office:value-type="float" office:value="11.5054881848659" calcext:value-type="float">
            <text:p>11.5054881848659</text:p>
          </table:table-cell>
          <table:table-cell/>
          <table:table-cell table:formula="of:=[.A448]-[.C448]" office:value-type="float" office:value="0.0000431826429689863" calcext:value-type="float">
            <text:p>4.31826429689863E-05</text:p>
          </table:table-cell>
          <table:table-cell table:formula="of:=[.F448]/[.C448]*1000000" office:value-type="float" office:value="0.124062970662139" calcext:value-type="float">
            <text:p>0.124062970662139</text:p>
          </table:table-cell>
        </table:table-row>
        <table:table-row table:style-name="ro1">
          <table:table-cell office:value-type="float" office:value="348.071624755859" calcext:value-type="float">
            <text:p>348.071624755859</text:p>
          </table:table-cell>
          <table:table-cell office:value-type="float" office:value="11.485745" calcext:value-type="float">
            <text:p>11.485745</text:p>
          </table:table-cell>
          <table:table-cell office:value-type="float" office:value="348.070360870091" calcext:value-type="float">
            <text:p>348.070360870091</text:p>
          </table:table-cell>
          <table:table-cell office:value-type="float" office:value="11.5054881848659" calcext:value-type="float">
            <text:p>11.5054881848659</text:p>
          </table:table-cell>
          <table:table-cell/>
          <table:table-cell table:formula="of:=[.A449]-[.C449]" office:value-type="float" office:value="0.00126388576796899" calcext:value-type="float">
            <text:p>0.001263885767969</text:p>
          </table:table-cell>
          <table:table-cell table:formula="of:=[.F449]/[.C449]*1000000" office:value-type="float" office:value="3.63112149167076" calcext:value-type="float">
            <text:p>3.63112149167076</text:p>
          </table:table-cell>
        </table:table-row>
        <table:table-row table:style-name="ro1">
          <table:table-cell office:value-type="float" office:value="348.069183349609" calcext:value-type="float">
            <text:p>348.069183349609</text:p>
          </table:table-cell>
          <table:table-cell office:value-type="float" office:value="11.5079116666667" calcext:value-type="float">
            <text:p>11.5079116666667</text:p>
          </table:table-cell>
          <table:table-cell office:value-type="float" office:value="348.070360870091" calcext:value-type="float">
            <text:p>348.070360870091</text:p>
          </table:table-cell>
          <table:table-cell office:value-type="float" office:value="11.5054881848659" calcext:value-type="float">
            <text:p>11.5054881848659</text:p>
          </table:table-cell>
          <table:table-cell/>
          <table:table-cell table:formula="of:=[.A450]-[.C450]" office:value-type="float" office:value="-0.00117752048203101" calcext:value-type="float">
            <text:p>-0.001177520482031</text:p>
          </table:table-cell>
          <table:table-cell table:formula="of:=[.F450]/[.C450]*1000000" office:value-type="float" office:value="-3.38299555034649" calcext:value-type="float">
            <text:p>-3.38299555034649</text:p>
          </table:table-cell>
        </table:table-row>
        <table:table-row table:style-name="ro1">
          <table:table-cell office:value-type="float" office:value="348.070404052734" calcext:value-type="float">
            <text:p>348.070404052734</text:p>
          </table:table-cell>
          <table:table-cell office:value-type="float" office:value="11.5079116666667" calcext:value-type="float">
            <text:p>11.5079116666667</text:p>
          </table:table-cell>
          <table:table-cell office:value-type="float" office:value="348.070360870091" calcext:value-type="float">
            <text:p>348.070360870091</text:p>
          </table:table-cell>
          <table:table-cell office:value-type="float" office:value="11.5054881848659" calcext:value-type="float">
            <text:p>11.5054881848659</text:p>
          </table:table-cell>
          <table:table-cell/>
          <table:table-cell table:formula="of:=[.A451]-[.C451]" office:value-type="float" office:value="0.0000431826429689863" calcext:value-type="float">
            <text:p>4.31826429689863E-05</text:p>
          </table:table-cell>
          <table:table-cell table:formula="of:=[.F451]/[.C451]*1000000" office:value-type="float" office:value="0.124062970662139" calcext:value-type="float">
            <text:p>0.124062970662139</text:p>
          </table:table-cell>
        </table:table-row>
        <table:table-row table:style-name="ro1">
          <table:table-cell office:value-type="float" office:value="348.071624755859" calcext:value-type="float">
            <text:p>348.071624755859</text:p>
          </table:table-cell>
          <table:table-cell office:value-type="float" office:value="11.5079116666667" calcext:value-type="float">
            <text:p>11.5079116666667</text:p>
          </table:table-cell>
          <table:table-cell office:value-type="float" office:value="348.070360870091" calcext:value-type="float">
            <text:p>348.070360870091</text:p>
          </table:table-cell>
          <table:table-cell office:value-type="float" office:value="11.5054881848659" calcext:value-type="float">
            <text:p>11.5054881848659</text:p>
          </table:table-cell>
          <table:table-cell/>
          <table:table-cell table:formula="of:=[.A452]-[.C452]" office:value-type="float" office:value="0.00126388576796899" calcext:value-type="float">
            <text:p>0.001263885767969</text:p>
          </table:table-cell>
          <table:table-cell table:formula="of:=[.F452]/[.C452]*1000000" office:value-type="float" office:value="3.63112149167076" calcext:value-type="float">
            <text:p>3.63112149167076</text:p>
          </table:table-cell>
        </table:table-row>
        <table:table-row table:style-name="ro1">
          <table:table-cell office:value-type="float" office:value="190.070663452148" calcext:value-type="float">
            <text:p>190.070663452148</text:p>
          </table:table-cell>
          <table:table-cell office:value-type="float" office:value="11.6212483333333" calcext:value-type="float">
            <text:p>11.6212483333333</text:p>
          </table:table-cell>
          <table:table-cell office:value-type="float" office:value="190.070998904091" calcext:value-type="float">
            <text:p>190.070998904091</text:p>
          </table:table-cell>
          <table:table-cell office:value-type="float" office:value="11.6131618639481" calcext:value-type="float">
            <text:p>11.6131618639481</text:p>
          </table:table-cell>
          <table:table-cell/>
          <table:table-cell table:formula="of:=[.A453]-[.C453]" office:value-type="float" office:value="-0.000335451942987675" calcext:value-type="float">
            <text:p>-0.000335451942988</text:p>
          </table:table-cell>
          <table:table-cell table:formula="of:=[.F453]/[.C453]*1000000" office:value-type="float" office:value="-1.76487704553466" calcext:value-type="float">
            <text:p>-1.76487704553466</text:p>
          </table:table-cell>
        </table:table-row>
        <table:table-row table:style-name="ro1">
          <table:table-cell office:value-type="float" office:value="332.560760498047" calcext:value-type="float">
            <text:p>332.560760498047</text:p>
          </table:table-cell>
          <table:table-cell office:value-type="float" office:value="11.8464216666667" calcext:value-type="float">
            <text:p>11.8464216666667</text:p>
          </table:table-cell>
          <table:table-cell office:value-type="float" office:value="332.561837354091" calcext:value-type="float">
            <text:p>332.561837354091</text:p>
          </table:table-cell>
          <table:table-cell office:value-type="float" office:value="11.8733850655528" calcext:value-type="float">
            <text:p>11.8733850655528</text:p>
          </table:table-cell>
          <table:table-cell/>
          <table:table-cell table:formula="of:=[.A454]-[.C454]" office:value-type="float" office:value="-0.00107685604399421" calcext:value-type="float">
            <text:p>-0.001076856043994</text:p>
          </table:table-cell>
          <table:table-cell table:formula="of:=[.F454]/[.C454]*1000000" office:value-type="float" office:value="-3.23806258878599" calcext:value-type="float">
            <text:p>-3.23806258878599</text:p>
          </table:table-cell>
        </table:table-row>
        <table:table-row table:style-name="ro1">
          <table:table-cell office:value-type="float" office:value="332.561920166016" calcext:value-type="float">
            <text:p>332.561920166016</text:p>
          </table:table-cell>
          <table:table-cell office:value-type="float" office:value="11.8464216666667" calcext:value-type="float">
            <text:p>11.8464216666667</text:p>
          </table:table-cell>
          <table:table-cell office:value-type="float" office:value="332.561837354091" calcext:value-type="float">
            <text:p>332.561837354091</text:p>
          </table:table-cell>
          <table:table-cell office:value-type="float" office:value="11.8733850655528" calcext:value-type="float">
            <text:p>11.8733850655528</text:p>
          </table:table-cell>
          <table:table-cell/>
          <table:table-cell table:formula="of:=[.A455]-[.C455]" office:value-type="float" office:value="0.000082811925040005" calcext:value-type="float">
            <text:p>8.2811925040005E-05</text:p>
          </table:table-cell>
          <table:table-cell table:formula="of:=[.F455]/[.C455]*1000000" office:value-type="float" office:value="0.249012110646454" calcext:value-type="float">
            <text:p>0.249012110646454</text:p>
          </table:table-cell>
        </table:table-row>
        <table:table-row table:style-name="ro1">
          <table:table-cell office:value-type="float" office:value="332.563049316406" calcext:value-type="float">
            <text:p>332.563049316406</text:p>
          </table:table-cell>
          <table:table-cell office:value-type="float" office:value="11.8464216666667" calcext:value-type="float">
            <text:p>11.8464216666667</text:p>
          </table:table-cell>
          <table:table-cell office:value-type="float" office:value="332.561837354091" calcext:value-type="float">
            <text:p>332.561837354091</text:p>
          </table:table-cell>
          <table:table-cell office:value-type="float" office:value="11.8733850655528" calcext:value-type="float">
            <text:p>11.8733850655528</text:p>
          </table:table-cell>
          <table:table-cell/>
          <table:table-cell table:formula="of:=[.A456]-[.C456]" office:value-type="float" office:value="0.00121196231503973" calcext:value-type="float">
            <text:p>0.00121196231504</text:p>
          </table:table-cell>
          <table:table-cell table:formula="of:=[.F456]/[.C456]*1000000" office:value-type="float" office:value="3.6443216836973" calcext:value-type="float">
            <text:p>3.6443216836973</text:p>
          </table:table-cell>
        </table:table-row>
        <table:table-row table:style-name="ro1">
          <table:table-cell office:value-type="float" office:value="332.560760498047" calcext:value-type="float">
            <text:p>332.560760498047</text:p>
          </table:table-cell>
          <table:table-cell office:value-type="float" office:value="11.8697466666667" calcext:value-type="float">
            <text:p>11.8697466666667</text:p>
          </table:table-cell>
          <table:table-cell office:value-type="float" office:value="332.561837354091" calcext:value-type="float">
            <text:p>332.561837354091</text:p>
          </table:table-cell>
          <table:table-cell office:value-type="float" office:value="11.8733850655528" calcext:value-type="float">
            <text:p>11.8733850655528</text:p>
          </table:table-cell>
          <table:table-cell/>
          <table:table-cell table:formula="of:=[.A457]-[.C457]" office:value-type="float" office:value="-0.00107685604399421" calcext:value-type="float">
            <text:p>-0.001076856043994</text:p>
          </table:table-cell>
          <table:table-cell table:formula="of:=[.F457]/[.C457]*1000000" office:value-type="float" office:value="-3.23806258878599" calcext:value-type="float">
            <text:p>-3.23806258878599</text:p>
          </table:table-cell>
        </table:table-row>
        <table:table-row table:style-name="ro1">
          <table:table-cell office:value-type="float" office:value="332.561920166016" calcext:value-type="float">
            <text:p>332.561920166016</text:p>
          </table:table-cell>
          <table:table-cell office:value-type="float" office:value="11.8697466666667" calcext:value-type="float">
            <text:p>11.8697466666667</text:p>
          </table:table-cell>
          <table:table-cell office:value-type="float" office:value="332.561837354091" calcext:value-type="float">
            <text:p>332.561837354091</text:p>
          </table:table-cell>
          <table:table-cell office:value-type="float" office:value="11.8733850655528" calcext:value-type="float">
            <text:p>11.8733850655528</text:p>
          </table:table-cell>
          <table:table-cell/>
          <table:table-cell table:formula="of:=[.A458]-[.C458]" office:value-type="float" office:value="0.000082811925040005" calcext:value-type="float">
            <text:p>8.2811925040005E-05</text:p>
          </table:table-cell>
          <table:table-cell table:formula="of:=[.F458]/[.C458]*1000000" office:value-type="float" office:value="0.249012110646454" calcext:value-type="float">
            <text:p>0.249012110646454</text:p>
          </table:table-cell>
        </table:table-row>
        <table:table-row table:style-name="ro1">
          <table:table-cell office:value-type="float" office:value="332.563049316406" calcext:value-type="float">
            <text:p>332.563049316406</text:p>
          </table:table-cell>
          <table:table-cell office:value-type="float" office:value="11.8697466666667" calcext:value-type="float">
            <text:p>11.8697466666667</text:p>
          </table:table-cell>
          <table:table-cell office:value-type="float" office:value="332.561837354091" calcext:value-type="float">
            <text:p>332.561837354091</text:p>
          </table:table-cell>
          <table:table-cell office:value-type="float" office:value="11.8733850655528" calcext:value-type="float">
            <text:p>11.8733850655528</text:p>
          </table:table-cell>
          <table:table-cell/>
          <table:table-cell table:formula="of:=[.A459]-[.C459]" office:value-type="float" office:value="0.00121196231503973" calcext:value-type="float">
            <text:p>0.00121196231504</text:p>
          </table:table-cell>
          <table:table-cell table:formula="of:=[.F459]/[.C459]*1000000" office:value-type="float" office:value="3.6443216836973" calcext:value-type="float">
            <text:p>3.6443216836973</text:p>
          </table:table-cell>
        </table:table-row>
        <table:table-row table:style-name="ro1">
          <table:table-cell office:value-type="float" office:value="332.561920166016" calcext:value-type="float">
            <text:p>332.561920166016</text:p>
          </table:table-cell>
          <table:table-cell office:value-type="float" office:value="11.8930816666667" calcext:value-type="float">
            <text:p>11.8930816666667</text:p>
          </table:table-cell>
          <table:table-cell office:value-type="float" office:value="332.561837354091" calcext:value-type="float">
            <text:p>332.561837354091</text:p>
          </table:table-cell>
          <table:table-cell office:value-type="float" office:value="11.8733850655528" calcext:value-type="float">
            <text:p>11.8733850655528</text:p>
          </table:table-cell>
          <table:table-cell/>
          <table:table-cell table:formula="of:=[.A460]-[.C460]" office:value-type="float" office:value="0.000082811925040005" calcext:value-type="float">
            <text:p>8.2811925040005E-05</text:p>
          </table:table-cell>
          <table:table-cell table:formula="of:=[.F460]/[.C460]*1000000" office:value-type="float" office:value="0.249012110646454" calcext:value-type="float">
            <text:p>0.249012110646454</text:p>
          </table:table-cell>
        </table:table-row>
        <table:table-row table:style-name="ro1">
          <table:table-cell office:value-type="float" office:value="332.563049316406" calcext:value-type="float">
            <text:p>332.563049316406</text:p>
          </table:table-cell>
          <table:table-cell office:value-type="float" office:value="11.8930816666667" calcext:value-type="float">
            <text:p>11.8930816666667</text:p>
          </table:table-cell>
          <table:table-cell office:value-type="float" office:value="332.561837354091" calcext:value-type="float">
            <text:p>332.561837354091</text:p>
          </table:table-cell>
          <table:table-cell office:value-type="float" office:value="11.8733850655528" calcext:value-type="float">
            <text:p>11.8733850655528</text:p>
          </table:table-cell>
          <table:table-cell/>
          <table:table-cell table:formula="of:=[.A461]-[.C461]" office:value-type="float" office:value="0.00121196231503973" calcext:value-type="float">
            <text:p>0.00121196231504</text:p>
          </table:table-cell>
          <table:table-cell table:formula="of:=[.F461]/[.C461]*1000000" office:value-type="float" office:value="3.6443216836973" calcext:value-type="float">
            <text:p>3.6443216836973</text:p>
          </table:table-cell>
        </table:table-row>
        <table:table-row table:style-name="ro1">
          <table:table-cell office:value-type="float" office:value="664.113464355469" calcext:value-type="float">
            <text:p>664.113464355469</text:p>
          </table:table-cell>
          <table:table-cell office:value-type="float" office:value="11.8930816666667" calcext:value-type="float">
            <text:p>11.8930816666667</text:p>
          </table:table-cell>
          <table:table-cell office:value-type="float" office:value="664.116398256091" calcext:value-type="float">
            <text:p>664.116398256091</text:p>
          </table:table-cell>
          <table:table-cell office:value-type="float" office:value="11.9099255821245" calcext:value-type="float">
            <text:p>11.9099255821245</text:p>
          </table:table-cell>
          <table:table-cell/>
          <table:table-cell table:formula="of:=[.A462]-[.C462]" office:value-type="float" office:value="-0.00293390062199705" calcext:value-type="float">
            <text:p>-0.002933900621997</text:p>
          </table:table-cell>
          <table:table-cell table:formula="of:=[.F462]/[.C462]*1000000" office:value-type="float" office:value="-4.41775060772661" calcext:value-type="float">
            <text:p>-4.41775060772661</text:p>
          </table:table-cell>
        </table:table-row>
        <table:table-row table:style-name="ro1">
          <table:table-cell office:value-type="float" office:value="664.11669921875" calcext:value-type="float">
            <text:p>664.11669921875</text:p>
          </table:table-cell>
          <table:table-cell office:value-type="float" office:value="11.8930816666667" calcext:value-type="float">
            <text:p>11.8930816666667</text:p>
          </table:table-cell>
          <table:table-cell office:value-type="float" office:value="664.116398256091" calcext:value-type="float">
            <text:p>664.116398256091</text:p>
          </table:table-cell>
          <table:table-cell office:value-type="float" office:value="11.9099255821245" calcext:value-type="float">
            <text:p>11.9099255821245</text:p>
          </table:table-cell>
          <table:table-cell/>
          <table:table-cell table:formula="of:=[.A463]-[.C463]" office:value-type="float" office:value="0.000300962659025572" calcext:value-type="float">
            <text:p>0.000300962659026</text:p>
          </table:table-cell>
          <table:table-cell table:formula="of:=[.F463]/[.C463]*1000000" office:value-type="float" office:value="0.453177575220056" calcext:value-type="float">
            <text:p>0.453177575220056</text:p>
          </table:table-cell>
        </table:table-row>
        <table:table-row table:style-name="ro1">
          <table:table-cell office:value-type="float" office:value="664.113464355469" calcext:value-type="float">
            <text:p>664.113464355469</text:p>
          </table:table-cell>
          <table:table-cell office:value-type="float" office:value="11.91558" calcext:value-type="float">
            <text:p>11.91558</text:p>
          </table:table-cell>
          <table:table-cell office:value-type="float" office:value="664.116398256091" calcext:value-type="float">
            <text:p>664.116398256091</text:p>
          </table:table-cell>
          <table:table-cell office:value-type="float" office:value="11.9099255821245" calcext:value-type="float">
            <text:p>11.9099255821245</text:p>
          </table:table-cell>
          <table:table-cell/>
          <table:table-cell table:formula="of:=[.A464]-[.C464]" office:value-type="float" office:value="-0.00293390062199705" calcext:value-type="float">
            <text:p>-0.002933900621997</text:p>
          </table:table-cell>
          <table:table-cell table:formula="of:=[.F464]/[.C464]*1000000" office:value-type="float" office:value="-4.41775060772661" calcext:value-type="float">
            <text:p>-4.41775060772661</text:p>
          </table:table-cell>
        </table:table-row>
        <table:table-row table:style-name="ro1">
          <table:table-cell office:value-type="float" office:value="664.11669921875" calcext:value-type="float">
            <text:p>664.11669921875</text:p>
          </table:table-cell>
          <table:table-cell office:value-type="float" office:value="11.91558" calcext:value-type="float">
            <text:p>11.91558</text:p>
          </table:table-cell>
          <table:table-cell office:value-type="float" office:value="664.116398256091" calcext:value-type="float">
            <text:p>664.116398256091</text:p>
          </table:table-cell>
          <table:table-cell office:value-type="float" office:value="11.9099255821245" calcext:value-type="float">
            <text:p>11.9099255821245</text:p>
          </table:table-cell>
          <table:table-cell/>
          <table:table-cell table:formula="of:=[.A465]-[.C465]" office:value-type="float" office:value="0.000300962659025572" calcext:value-type="float">
            <text:p>0.000300962659026</text:p>
          </table:table-cell>
          <table:table-cell table:formula="of:=[.F465]/[.C465]*1000000" office:value-type="float" office:value="0.453177575220056" calcext:value-type="float">
            <text:p>0.453177575220056</text:p>
          </table:table-cell>
        </table:table-row>
        <table:table-row table:style-name="ro1">
          <table:table-cell office:value-type="float" office:value="664.113464355469" calcext:value-type="float">
            <text:p>664.113464355469</text:p>
          </table:table-cell>
          <table:table-cell office:value-type="float" office:value="11.93958" calcext:value-type="float">
            <text:p>11.93958</text:p>
          </table:table-cell>
          <table:table-cell office:value-type="float" office:value="664.116398256091" calcext:value-type="float">
            <text:p>664.116398256091</text:p>
          </table:table-cell>
          <table:table-cell office:value-type="float" office:value="11.9099255821245" calcext:value-type="float">
            <text:p>11.9099255821245</text:p>
          </table:table-cell>
          <table:table-cell/>
          <table:table-cell table:formula="of:=[.A466]-[.C466]" office:value-type="float" office:value="-0.00293390062199705" calcext:value-type="float">
            <text:p>-0.002933900621997</text:p>
          </table:table-cell>
          <table:table-cell table:formula="of:=[.F466]/[.C466]*1000000" office:value-type="float" office:value="-4.41775060772661" calcext:value-type="float">
            <text:p>-4.41775060772661</text:p>
          </table:table-cell>
        </table:table-row>
        <table:table-row table:style-name="ro1">
          <table:table-cell office:value-type="float" office:value="664.11669921875" calcext:value-type="float">
            <text:p>664.11669921875</text:p>
          </table:table-cell>
          <table:table-cell office:value-type="float" office:value="11.93958" calcext:value-type="float">
            <text:p>11.93958</text:p>
          </table:table-cell>
          <table:table-cell office:value-type="float" office:value="664.116398256091" calcext:value-type="float">
            <text:p>664.116398256091</text:p>
          </table:table-cell>
          <table:table-cell office:value-type="float" office:value="11.9099255821245" calcext:value-type="float">
            <text:p>11.9099255821245</text:p>
          </table:table-cell>
          <table:table-cell/>
          <table:table-cell table:formula="of:=[.A467]-[.C467]" office:value-type="float" office:value="0.000300962659025572" calcext:value-type="float">
            <text:p>0.000300962659026</text:p>
          </table:table-cell>
          <table:table-cell table:formula="of:=[.F467]/[.C467]*1000000" office:value-type="float" office:value="0.453177575220056" calcext:value-type="float">
            <text:p>0.453177575220056</text:p>
          </table:table-cell>
        </table:table-row>
        <table:table-row table:style-name="ro1">
          <table:table-cell office:value-type="float" office:value="308.089996337891" calcext:value-type="float">
            <text:p>308.089996337891</text:p>
          </table:table-cell>
          <table:table-cell office:value-type="float" office:value="12.0117466666667" calcext:value-type="float">
            <text:p>12.0117466666667</text:p>
          </table:table-cell>
          <table:table-cell office:value-type="float" office:value="308.091082716091" calcext:value-type="float">
            <text:p>308.091082716091</text:p>
          </table:table-cell>
          <table:table-cell office:value-type="float" office:value="12.0337143830138" calcext:value-type="float">
            <text:p>12.0337143830138</text:p>
          </table:table-cell>
          <table:table-cell/>
          <table:table-cell table:formula="of:=[.A468]-[.C468]" office:value-type="float" office:value="-0.00108637820000013" calcext:value-type="float">
            <text:p>-0.0010863782</text:p>
          </table:table-cell>
          <table:table-cell table:formula="of:=[.F468]/[.C468]*1000000" office:value-type="float" office:value="-3.52615918131339" calcext:value-type="float">
            <text:p>-3.52615918131339</text:p>
          </table:table-cell>
        </table:table-row>
        <table:table-row table:style-name="ro1">
          <table:table-cell office:value-type="float" office:value="308.091003417969" calcext:value-type="float">
            <text:p>308.091003417969</text:p>
          </table:table-cell>
          <table:table-cell office:value-type="float" office:value="12.0117466666667" calcext:value-type="float">
            <text:p>12.0117466666667</text:p>
          </table:table-cell>
          <table:table-cell office:value-type="float" office:value="308.091082716091" calcext:value-type="float">
            <text:p>308.091082716091</text:p>
          </table:table-cell>
          <table:table-cell office:value-type="float" office:value="12.0337143830138" calcext:value-type="float">
            <text:p>12.0337143830138</text:p>
          </table:table-cell>
          <table:table-cell/>
          <table:table-cell table:formula="of:=[.A469]-[.C469]" office:value-type="float" office:value="-0.0000792981220456568" calcext:value-type="float">
            <text:p>-7.92981220456568E-05</text:p>
          </table:table-cell>
          <table:table-cell table:formula="of:=[.F469]/[.C469]*1000000" office:value-type="float" office:value="-0.257385320427241" calcext:value-type="float">
            <text:p>-0.257385320427241</text:p>
          </table:table-cell>
        </table:table-row>
        <table:table-row table:style-name="ro1">
          <table:table-cell office:value-type="float" office:value="308.092041015625" calcext:value-type="float">
            <text:p>308.092041015625</text:p>
          </table:table-cell>
          <table:table-cell office:value-type="float" office:value="12.0117466666667" calcext:value-type="float">
            <text:p>12.0117466666667</text:p>
          </table:table-cell>
          <table:table-cell office:value-type="float" office:value="308.091082716091" calcext:value-type="float">
            <text:p>308.091082716091</text:p>
          </table:table-cell>
          <table:table-cell office:value-type="float" office:value="12.0337143830138" calcext:value-type="float">
            <text:p>12.0337143830138</text:p>
          </table:table-cell>
          <table:table-cell/>
          <table:table-cell table:formula="of:=[.A470]-[.C470]" office:value-type="float" office:value="0.00095829953397697" calcext:value-type="float">
            <text:p>0.000958299533977</text:p>
          </table:table-cell>
          <table:table-cell table:formula="of:=[.F470]/[.C470]*1000000" office:value-type="float" office:value="3.11044229365136" calcext:value-type="float">
            <text:p>3.11044229365136</text:p>
          </table:table-cell>
        </table:table-row>
        <table:table-row table:style-name="ro1">
          <table:table-cell office:value-type="float" office:value="156.075912475586" calcext:value-type="float">
            <text:p>156.075912475586</text:p>
          </table:table-cell>
          <table:table-cell office:value-type="float" office:value="12.0357483333333" calcext:value-type="float">
            <text:p>12.0357483333333</text:p>
          </table:table-cell>
          <table:table-cell office:value-type="float" office:value="156.076752980091" calcext:value-type="float">
            <text:p>156.076752980091</text:p>
          </table:table-cell>
          <table:table-cell office:value-type="float" office:value="12.0455641483479" calcext:value-type="float">
            <text:p>12.0455641483479</text:p>
          </table:table-cell>
          <table:table-cell/>
          <table:table-cell table:formula="of:=[.A471]-[.C471]" office:value-type="float" office:value="-0.000840504504992623" calcext:value-type="float">
            <text:p>-0.000840504504993</text:p>
          </table:table-cell>
          <table:table-cell table:formula="of:=[.F471]/[.C471]*1000000" office:value-type="float" office:value="-5.38519983882441" calcext:value-type="float">
            <text:p>-5.38519983882441</text:p>
          </table:table-cell>
        </table:table-row>
        <table:table-row table:style-name="ro1">
          <table:table-cell office:value-type="float" office:value="156.076278686523" calcext:value-type="float">
            <text:p>156.076278686523</text:p>
          </table:table-cell>
          <table:table-cell office:value-type="float" office:value="12.0357483333333" calcext:value-type="float">
            <text:p>12.0357483333333</text:p>
          </table:table-cell>
          <table:table-cell office:value-type="float" office:value="156.076752980091" calcext:value-type="float">
            <text:p>156.076752980091</text:p>
          </table:table-cell>
          <table:table-cell office:value-type="float" office:value="12.0455641483479" calcext:value-type="float">
            <text:p>12.0455641483479</text:p>
          </table:table-cell>
          <table:table-cell/>
          <table:table-cell table:formula="of:=[.A472]-[.C472]" office:value-type="float" office:value="-0.000474293567975792" calcext:value-type="float">
            <text:p>-0.000474293567976</text:p>
          </table:table-cell>
          <table:table-cell table:formula="of:=[.F472]/[.C472]*1000000" office:value-type="float" office:value="-3.03884825202823" calcext:value-type="float">
            <text:p>-3.03884825202823</text:p>
          </table:table-cell>
        </table:table-row>
        <table:table-row table:style-name="ro1">
          <table:table-cell office:value-type="float" office:value="156.076644897461" calcext:value-type="float">
            <text:p>156.076644897461</text:p>
          </table:table-cell>
          <table:table-cell office:value-type="float" office:value="12.0357483333333" calcext:value-type="float">
            <text:p>12.0357483333333</text:p>
          </table:table-cell>
          <table:table-cell office:value-type="float" office:value="156.076752980091" calcext:value-type="float">
            <text:p>156.076752980091</text:p>
          </table:table-cell>
          <table:table-cell office:value-type="float" office:value="12.0455641483479" calcext:value-type="float">
            <text:p>12.0455641483479</text:p>
          </table:table-cell>
          <table:table-cell/>
          <table:table-cell table:formula="of:=[.A473]-[.C473]" office:value-type="float" office:value="-0.000108082629992623" calcext:value-type="float">
            <text:p>-0.000108082629993</text:p>
          </table:table-cell>
          <table:table-cell table:formula="of:=[.F473]/[.C473]*1000000" office:value-type="float" office:value="-0.692496659040632" calcext:value-type="float">
            <text:p>-0.692496659040632</text:p>
          </table:table-cell>
        </table:table-row>
        <table:table-row table:style-name="ro1">
          <table:table-cell office:value-type="float" office:value="156.077026367188" calcext:value-type="float">
            <text:p>156.077026367188</text:p>
          </table:table-cell>
          <table:table-cell office:value-type="float" office:value="12.0357483333333" calcext:value-type="float">
            <text:p>12.0357483333333</text:p>
          </table:table-cell>
          <table:table-cell office:value-type="float" office:value="156.076752980091" calcext:value-type="float">
            <text:p>156.076752980091</text:p>
          </table:table-cell>
          <table:table-cell office:value-type="float" office:value="12.0455641483479" calcext:value-type="float">
            <text:p>12.0455641483479</text:p>
          </table:table-cell>
          <table:table-cell/>
          <table:table-cell table:formula="of:=[.A474]-[.C474]" office:value-type="float" office:value="0.000273387097024624" calcext:value-type="float">
            <text:p>0.000273387097025</text:p>
          </table:table-cell>
          <table:table-cell table:formula="of:=[.F474]/[.C474]*1000000" office:value-type="float" office:value="1.7516195833437" calcext:value-type="float">
            <text:p>1.7516195833437</text:p>
          </table:table-cell>
        </table:table-row>
        <table:table-row table:style-name="ro1">
          <table:table-cell office:value-type="float" office:value="156.077392578125" calcext:value-type="float">
            <text:p>156.077392578125</text:p>
          </table:table-cell>
          <table:table-cell office:value-type="float" office:value="12.0357483333333" calcext:value-type="float">
            <text:p>12.0357483333333</text:p>
          </table:table-cell>
          <table:table-cell office:value-type="float" office:value="156.076752980091" calcext:value-type="float">
            <text:p>156.076752980091</text:p>
          </table:table-cell>
          <table:table-cell office:value-type="float" office:value="12.0455641483479" calcext:value-type="float">
            <text:p>12.0455641483479</text:p>
          </table:table-cell>
          <table:table-cell/>
          <table:table-cell table:formula="of:=[.A475]-[.C475]" office:value-type="float" office:value="0.000639598034013034" calcext:value-type="float">
            <text:p>0.000639598034013</text:p>
          </table:table-cell>
          <table:table-cell table:formula="of:=[.F475]/[.C475]*1000000" office:value-type="float" office:value="4.09797116995777" calcext:value-type="float">
            <text:p>4.09797116995777</text:p>
          </table:table-cell>
        </table:table-row>
        <table:table-row table:style-name="ro1">
          <table:table-cell office:value-type="float" office:value="308.089996337891" calcext:value-type="float">
            <text:p>308.089996337891</text:p>
          </table:table-cell>
          <table:table-cell office:value-type="float" office:value="12.0357483333333" calcext:value-type="float">
            <text:p>12.0357483333333</text:p>
          </table:table-cell>
          <table:table-cell office:value-type="float" office:value="308.091082716091" calcext:value-type="float">
            <text:p>308.091082716091</text:p>
          </table:table-cell>
          <table:table-cell office:value-type="float" office:value="12.0337143830138" calcext:value-type="float">
            <text:p>12.0337143830138</text:p>
          </table:table-cell>
          <table:table-cell/>
          <table:table-cell table:formula="of:=[.A476]-[.C476]" office:value-type="float" office:value="-0.00108637820000013" calcext:value-type="float">
            <text:p>-0.0010863782</text:p>
          </table:table-cell>
          <table:table-cell table:formula="of:=[.F476]/[.C476]*1000000" office:value-type="float" office:value="-3.52615918131339" calcext:value-type="float">
            <text:p>-3.52615918131339</text:p>
          </table:table-cell>
        </table:table-row>
        <table:table-row table:style-name="ro1">
          <table:table-cell office:value-type="float" office:value="308.091003417969" calcext:value-type="float">
            <text:p>308.091003417969</text:p>
          </table:table-cell>
          <table:table-cell office:value-type="float" office:value="12.0357483333333" calcext:value-type="float">
            <text:p>12.0357483333333</text:p>
          </table:table-cell>
          <table:table-cell office:value-type="float" office:value="308.091082716091" calcext:value-type="float">
            <text:p>308.091082716091</text:p>
          </table:table-cell>
          <table:table-cell office:value-type="float" office:value="12.0337143830138" calcext:value-type="float">
            <text:p>12.0337143830138</text:p>
          </table:table-cell>
          <table:table-cell/>
          <table:table-cell table:formula="of:=[.A477]-[.C477]" office:value-type="float" office:value="-0.0000792981220456568" calcext:value-type="float">
            <text:p>-7.92981220456568E-05</text:p>
          </table:table-cell>
          <table:table-cell table:formula="of:=[.F477]/[.C477]*1000000" office:value-type="float" office:value="-0.257385320427241" calcext:value-type="float">
            <text:p>-0.257385320427241</text:p>
          </table:table-cell>
        </table:table-row>
        <table:table-row table:style-name="ro1">
          <table:table-cell office:value-type="float" office:value="308.092041015625" calcext:value-type="float">
            <text:p>308.092041015625</text:p>
          </table:table-cell>
          <table:table-cell office:value-type="float" office:value="12.0357483333333" calcext:value-type="float">
            <text:p>12.0357483333333</text:p>
          </table:table-cell>
          <table:table-cell office:value-type="float" office:value="308.091082716091" calcext:value-type="float">
            <text:p>308.091082716091</text:p>
          </table:table-cell>
          <table:table-cell office:value-type="float" office:value="12.0337143830138" calcext:value-type="float">
            <text:p>12.0337143830138</text:p>
          </table:table-cell>
          <table:table-cell/>
          <table:table-cell table:formula="of:=[.A478]-[.C478]" office:value-type="float" office:value="0.00095829953397697" calcext:value-type="float">
            <text:p>0.000958299533977</text:p>
          </table:table-cell>
          <table:table-cell table:formula="of:=[.F478]/[.C478]*1000000" office:value-type="float" office:value="3.11044229365136" calcext:value-type="float">
            <text:p>3.11044229365136</text:p>
          </table:table-cell>
        </table:table-row>
        <table:table-row table:style-name="ro1">
          <table:table-cell office:value-type="float" office:value="148.05973815918" calcext:value-type="float">
            <text:p>148.05973815918</text:p>
          </table:table-cell>
          <table:table-cell office:value-type="float" office:value="12.05875" calcext:value-type="float">
            <text:p>12.05875</text:p>
          </table:table-cell>
          <table:table-cell office:value-type="float" office:value="148.060434220091" calcext:value-type="float">
            <text:p>148.060434220091</text:p>
          </table:table-cell>
          <table:table-cell office:value-type="float" office:value="12.0785442175208" calcext:value-type="float">
            <text:p>12.0785442175208</text:p>
          </table:table-cell>
          <table:table-cell/>
          <table:table-cell table:formula="of:=[.A479]-[.C479]" office:value-type="float" office:value="-0.000696060910996721" calcext:value-type="float">
            <text:p>-0.000696060910997</text:p>
          </table:table-cell>
          <table:table-cell table:formula="of:=[.F479]/[.C479]*1000000" office:value-type="float" office:value="-4.7011945808698" calcext:value-type="float">
            <text:p>-4.7011945808698</text:p>
          </table:table-cell>
        </table:table-row>
        <table:table-row table:style-name="ro1">
          <table:table-cell office:value-type="float" office:value="148.060089111328" calcext:value-type="float">
            <text:p>148.060089111328</text:p>
          </table:table-cell>
          <table:table-cell office:value-type="float" office:value="12.05875" calcext:value-type="float">
            <text:p>12.05875</text:p>
          </table:table-cell>
          <table:table-cell office:value-type="float" office:value="148.060434220091" calcext:value-type="float">
            <text:p>148.060434220091</text:p>
          </table:table-cell>
          <table:table-cell office:value-type="float" office:value="12.0785442175208" calcext:value-type="float">
            <text:p>12.0785442175208</text:p>
          </table:table-cell>
          <table:table-cell/>
          <table:table-cell table:formula="of:=[.A480]-[.C480]" office:value-type="float" office:value="-0.000345108762985546" calcext:value-type="float">
            <text:p>-0.000345108762986</text:p>
          </table:table-cell>
          <table:table-cell table:formula="of:=[.F480]/[.C480]*1000000" office:value-type="float" office:value="-2.3308641826117" calcext:value-type="float">
            <text:p>-2.3308641826117</text:p>
          </table:table-cell>
        </table:table-row>
        <table:table-row table:style-name="ro1">
          <table:table-cell office:value-type="float" office:value="148.060424804688" calcext:value-type="float">
            <text:p>148.060424804688</text:p>
          </table:table-cell>
          <table:table-cell office:value-type="float" office:value="12.05875" calcext:value-type="float">
            <text:p>12.05875</text:p>
          </table:table-cell>
          <table:table-cell office:value-type="float" office:value="148.060434220091" calcext:value-type="float">
            <text:p>148.060434220091</text:p>
          </table:table-cell>
          <table:table-cell office:value-type="float" office:value="12.0785442175208" calcext:value-type="float">
            <text:p>12.0785442175208</text:p>
          </table:table-cell>
          <table:table-cell/>
          <table:table-cell table:formula="of:=[.A481]-[.C481]" office:value-type="float" office:value="-0.00000941540298526888" calcext:value-type="float">
            <text:p>-9.41540298526888E-06</text:p>
          </table:table-cell>
          <table:table-cell table:formula="of:=[.F481]/[.C481]*1000000" office:value-type="float" office:value="-0.0635916207788027" calcext:value-type="float">
            <text:p>-0.063591620778803</text:p>
          </table:table-cell>
        </table:table-row>
        <table:table-row table:style-name="ro1">
          <table:table-cell office:value-type="float" office:value="148.060760498047" calcext:value-type="float">
            <text:p>148.060760498047</text:p>
          </table:table-cell>
          <table:table-cell office:value-type="float" office:value="12.05875" calcext:value-type="float">
            <text:p>12.05875</text:p>
          </table:table-cell>
          <table:table-cell office:value-type="float" office:value="148.060434220091" calcext:value-type="float">
            <text:p>148.060434220091</text:p>
          </table:table-cell>
          <table:table-cell office:value-type="float" office:value="12.0785442175208" calcext:value-type="float">
            <text:p>12.0785442175208</text:p>
          </table:table-cell>
          <table:table-cell/>
          <table:table-cell table:formula="of:=[.A482]-[.C482]" office:value-type="float" office:value="0.000326277955991827" calcext:value-type="float">
            <text:p>0.000326277955992</text:p>
          </table:table-cell>
          <table:table-cell table:formula="of:=[.F482]/[.C482]*1000000" office:value-type="float" office:value="2.20368093414353" calcext:value-type="float">
            <text:p>2.20368093414353</text:p>
          </table:table-cell>
        </table:table-row>
        <table:table-row table:style-name="ro1">
          <table:table-cell office:value-type="float" office:value="148.061096191406" calcext:value-type="float">
            <text:p>148.061096191406</text:p>
          </table:table-cell>
          <table:table-cell office:value-type="float" office:value="12.05875" calcext:value-type="float">
            <text:p>12.05875</text:p>
          </table:table-cell>
          <table:table-cell office:value-type="float" office:value="148.060434220091" calcext:value-type="float">
            <text:p>148.060434220091</text:p>
          </table:table-cell>
          <table:table-cell office:value-type="float" office:value="12.0785442175208" calcext:value-type="float">
            <text:p>12.0785442175208</text:p>
          </table:table-cell>
          <table:table-cell/>
          <table:table-cell table:formula="of:=[.A483]-[.C483]" office:value-type="float" office:value="0.000661971314997345" calcext:value-type="float">
            <text:p>0.000661971314997</text:p>
          </table:table-cell>
          <table:table-cell table:formula="of:=[.F483]/[.C483]*1000000" office:value-type="float" office:value="4.47095348925783" calcext:value-type="float">
            <text:p>4.47095348925783</text:p>
          </table:table-cell>
        </table:table-row>
        <table:table-row table:style-name="ro1">
          <table:table-cell office:value-type="float" office:value="156.075912475586" calcext:value-type="float">
            <text:p>156.075912475586</text:p>
          </table:table-cell>
          <table:table-cell office:value-type="float" office:value="12.05875" calcext:value-type="float">
            <text:p>12.05875</text:p>
          </table:table-cell>
          <table:table-cell office:value-type="float" office:value="156.076752980091" calcext:value-type="float">
            <text:p>156.076752980091</text:p>
          </table:table-cell>
          <table:table-cell office:value-type="float" office:value="12.0455641483479" calcext:value-type="float">
            <text:p>12.0455641483479</text:p>
          </table:table-cell>
          <table:table-cell/>
          <table:table-cell table:formula="of:=[.A484]-[.C484]" office:value-type="float" office:value="-0.000840504504992623" calcext:value-type="float">
            <text:p>-0.000840504504993</text:p>
          </table:table-cell>
          <table:table-cell table:formula="of:=[.F484]/[.C484]*1000000" office:value-type="float" office:value="-5.38519983882441" calcext:value-type="float">
            <text:p>-5.38519983882441</text:p>
          </table:table-cell>
        </table:table-row>
        <table:table-row table:style-name="ro1">
          <table:table-cell office:value-type="float" office:value="156.076278686523" calcext:value-type="float">
            <text:p>156.076278686523</text:p>
          </table:table-cell>
          <table:table-cell office:value-type="float" office:value="12.05875" calcext:value-type="float">
            <text:p>12.05875</text:p>
          </table:table-cell>
          <table:table-cell office:value-type="float" office:value="156.076752980091" calcext:value-type="float">
            <text:p>156.076752980091</text:p>
          </table:table-cell>
          <table:table-cell office:value-type="float" office:value="12.0455641483479" calcext:value-type="float">
            <text:p>12.0455641483479</text:p>
          </table:table-cell>
          <table:table-cell/>
          <table:table-cell table:formula="of:=[.A485]-[.C485]" office:value-type="float" office:value="-0.000474293567975792" calcext:value-type="float">
            <text:p>-0.000474293567976</text:p>
          </table:table-cell>
          <table:table-cell table:formula="of:=[.F485]/[.C485]*1000000" office:value-type="float" office:value="-3.03884825202823" calcext:value-type="float">
            <text:p>-3.03884825202823</text:p>
          </table:table-cell>
        </table:table-row>
        <table:table-row table:style-name="ro1">
          <table:table-cell office:value-type="float" office:value="156.076644897461" calcext:value-type="float">
            <text:p>156.076644897461</text:p>
          </table:table-cell>
          <table:table-cell office:value-type="float" office:value="12.05875" calcext:value-type="float">
            <text:p>12.05875</text:p>
          </table:table-cell>
          <table:table-cell office:value-type="float" office:value="156.076752980091" calcext:value-type="float">
            <text:p>156.076752980091</text:p>
          </table:table-cell>
          <table:table-cell office:value-type="float" office:value="12.0455641483479" calcext:value-type="float">
            <text:p>12.0455641483479</text:p>
          </table:table-cell>
          <table:table-cell/>
          <table:table-cell table:formula="of:=[.A486]-[.C486]" office:value-type="float" office:value="-0.000108082629992623" calcext:value-type="float">
            <text:p>-0.000108082629993</text:p>
          </table:table-cell>
          <table:table-cell table:formula="of:=[.F486]/[.C486]*1000000" office:value-type="float" office:value="-0.692496659040632" calcext:value-type="float">
            <text:p>-0.692496659040632</text:p>
          </table:table-cell>
        </table:table-row>
        <table:table-row table:style-name="ro1">
          <table:table-cell office:value-type="float" office:value="156.077026367188" calcext:value-type="float">
            <text:p>156.077026367188</text:p>
          </table:table-cell>
          <table:table-cell office:value-type="float" office:value="12.05875" calcext:value-type="float">
            <text:p>12.05875</text:p>
          </table:table-cell>
          <table:table-cell office:value-type="float" office:value="156.076752980091" calcext:value-type="float">
            <text:p>156.076752980091</text:p>
          </table:table-cell>
          <table:table-cell office:value-type="float" office:value="12.0455641483479" calcext:value-type="float">
            <text:p>12.0455641483479</text:p>
          </table:table-cell>
          <table:table-cell/>
          <table:table-cell table:formula="of:=[.A487]-[.C487]" office:value-type="float" office:value="0.000273387097024624" calcext:value-type="float">
            <text:p>0.000273387097025</text:p>
          </table:table-cell>
          <table:table-cell table:formula="of:=[.F487]/[.C487]*1000000" office:value-type="float" office:value="1.7516195833437" calcext:value-type="float">
            <text:p>1.7516195833437</text:p>
          </table:table-cell>
        </table:table-row>
        <table:table-row table:style-name="ro1">
          <table:table-cell office:value-type="float" office:value="156.077392578125" calcext:value-type="float">
            <text:p>156.077392578125</text:p>
          </table:table-cell>
          <table:table-cell office:value-type="float" office:value="12.05875" calcext:value-type="float">
            <text:p>12.05875</text:p>
          </table:table-cell>
          <table:table-cell office:value-type="float" office:value="156.076752980091" calcext:value-type="float">
            <text:p>156.076752980091</text:p>
          </table:table-cell>
          <table:table-cell office:value-type="float" office:value="12.0455641483479" calcext:value-type="float">
            <text:p>12.0455641483479</text:p>
          </table:table-cell>
          <table:table-cell/>
          <table:table-cell table:formula="of:=[.A488]-[.C488]" office:value-type="float" office:value="0.000639598034013034" calcext:value-type="float">
            <text:p>0.000639598034013</text:p>
          </table:table-cell>
          <table:table-cell table:formula="of:=[.F488]/[.C488]*1000000" office:value-type="float" office:value="4.09797116995777" calcext:value-type="float">
            <text:p>4.09797116995777</text:p>
          </table:table-cell>
        </table:table-row>
        <table:table-row table:style-name="ro1">
          <table:table-cell office:value-type="float" office:value="308.089996337891" calcext:value-type="float">
            <text:p>308.089996337891</text:p>
          </table:table-cell>
          <table:table-cell office:value-type="float" office:value="12.05875" calcext:value-type="float">
            <text:p>12.05875</text:p>
          </table:table-cell>
          <table:table-cell office:value-type="float" office:value="308.091082716091" calcext:value-type="float">
            <text:p>308.091082716091</text:p>
          </table:table-cell>
          <table:table-cell office:value-type="float" office:value="12.0337143830138" calcext:value-type="float">
            <text:p>12.0337143830138</text:p>
          </table:table-cell>
          <table:table-cell/>
          <table:table-cell table:formula="of:=[.A489]-[.C489]" office:value-type="float" office:value="-0.00108637820000013" calcext:value-type="float">
            <text:p>-0.0010863782</text:p>
          </table:table-cell>
          <table:table-cell table:formula="of:=[.F489]/[.C489]*1000000" office:value-type="float" office:value="-3.52615918131339" calcext:value-type="float">
            <text:p>-3.52615918131339</text:p>
          </table:table-cell>
        </table:table-row>
        <table:table-row table:style-name="ro1">
          <table:table-cell office:value-type="float" office:value="308.091003417969" calcext:value-type="float">
            <text:p>308.091003417969</text:p>
          </table:table-cell>
          <table:table-cell office:value-type="float" office:value="12.05875" calcext:value-type="float">
            <text:p>12.05875</text:p>
          </table:table-cell>
          <table:table-cell office:value-type="float" office:value="308.091082716091" calcext:value-type="float">
            <text:p>308.091082716091</text:p>
          </table:table-cell>
          <table:table-cell office:value-type="float" office:value="12.0337143830138" calcext:value-type="float">
            <text:p>12.0337143830138</text:p>
          </table:table-cell>
          <table:table-cell/>
          <table:table-cell table:formula="of:=[.A490]-[.C490]" office:value-type="float" office:value="-0.0000792981220456568" calcext:value-type="float">
            <text:p>-7.92981220456568E-05</text:p>
          </table:table-cell>
          <table:table-cell table:formula="of:=[.F490]/[.C490]*1000000" office:value-type="float" office:value="-0.257385320427241" calcext:value-type="float">
            <text:p>-0.257385320427241</text:p>
          </table:table-cell>
        </table:table-row>
        <table:table-row table:style-name="ro1">
          <table:table-cell office:value-type="float" office:value="308.092041015625" calcext:value-type="float">
            <text:p>308.092041015625</text:p>
          </table:table-cell>
          <table:table-cell office:value-type="float" office:value="12.05875" calcext:value-type="float">
            <text:p>12.05875</text:p>
          </table:table-cell>
          <table:table-cell office:value-type="float" office:value="308.091082716091" calcext:value-type="float">
            <text:p>308.091082716091</text:p>
          </table:table-cell>
          <table:table-cell office:value-type="float" office:value="12.0337143830138" calcext:value-type="float">
            <text:p>12.0337143830138</text:p>
          </table:table-cell>
          <table:table-cell/>
          <table:table-cell table:formula="of:=[.A491]-[.C491]" office:value-type="float" office:value="0.00095829953397697" calcext:value-type="float">
            <text:p>0.000958299533977</text:p>
          </table:table-cell>
          <table:table-cell table:formula="of:=[.F491]/[.C491]*1000000" office:value-type="float" office:value="3.11044229365136" calcext:value-type="float">
            <text:p>3.11044229365136</text:p>
          </table:table-cell>
        </table:table-row>
        <table:table-row table:style-name="ro1">
          <table:table-cell office:value-type="float" office:value="148.05973815918" calcext:value-type="float">
            <text:p>148.05973815918</text:p>
          </table:table-cell>
          <table:table-cell office:value-type="float" office:value="12.0832466666667" calcext:value-type="float">
            <text:p>12.0832466666667</text:p>
          </table:table-cell>
          <table:table-cell office:value-type="float" office:value="148.060434220091" calcext:value-type="float">
            <text:p>148.060434220091</text:p>
          </table:table-cell>
          <table:table-cell office:value-type="float" office:value="12.0785442175208" calcext:value-type="float">
            <text:p>12.0785442175208</text:p>
          </table:table-cell>
          <table:table-cell/>
          <table:table-cell table:formula="of:=[.A492]-[.C492]" office:value-type="float" office:value="-0.000696060910996721" calcext:value-type="float">
            <text:p>-0.000696060910997</text:p>
          </table:table-cell>
          <table:table-cell table:formula="of:=[.F492]/[.C492]*1000000" office:value-type="float" office:value="-4.7011945808698" calcext:value-type="float">
            <text:p>-4.7011945808698</text:p>
          </table:table-cell>
        </table:table-row>
        <table:table-row table:style-name="ro1">
          <table:table-cell office:value-type="float" office:value="148.060089111328" calcext:value-type="float">
            <text:p>148.060089111328</text:p>
          </table:table-cell>
          <table:table-cell office:value-type="float" office:value="12.0832466666667" calcext:value-type="float">
            <text:p>12.0832466666667</text:p>
          </table:table-cell>
          <table:table-cell office:value-type="float" office:value="148.060434220091" calcext:value-type="float">
            <text:p>148.060434220091</text:p>
          </table:table-cell>
          <table:table-cell office:value-type="float" office:value="12.0785442175208" calcext:value-type="float">
            <text:p>12.0785442175208</text:p>
          </table:table-cell>
          <table:table-cell/>
          <table:table-cell table:formula="of:=[.A493]-[.C493]" office:value-type="float" office:value="-0.000345108762985546" calcext:value-type="float">
            <text:p>-0.000345108762986</text:p>
          </table:table-cell>
          <table:table-cell table:formula="of:=[.F493]/[.C493]*1000000" office:value-type="float" office:value="-2.3308641826117" calcext:value-type="float">
            <text:p>-2.3308641826117</text:p>
          </table:table-cell>
        </table:table-row>
        <table:table-row table:style-name="ro1">
          <table:table-cell office:value-type="float" office:value="148.060424804688" calcext:value-type="float">
            <text:p>148.060424804688</text:p>
          </table:table-cell>
          <table:table-cell office:value-type="float" office:value="12.0832466666667" calcext:value-type="float">
            <text:p>12.0832466666667</text:p>
          </table:table-cell>
          <table:table-cell office:value-type="float" office:value="148.060434220091" calcext:value-type="float">
            <text:p>148.060434220091</text:p>
          </table:table-cell>
          <table:table-cell office:value-type="float" office:value="12.0785442175208" calcext:value-type="float">
            <text:p>12.0785442175208</text:p>
          </table:table-cell>
          <table:table-cell/>
          <table:table-cell table:formula="of:=[.A494]-[.C494]" office:value-type="float" office:value="-0.00000941540298526888" calcext:value-type="float">
            <text:p>-9.41540298526888E-06</text:p>
          </table:table-cell>
          <table:table-cell table:formula="of:=[.F494]/[.C494]*1000000" office:value-type="float" office:value="-0.0635916207788027" calcext:value-type="float">
            <text:p>-0.063591620778803</text:p>
          </table:table-cell>
        </table:table-row>
        <table:table-row table:style-name="ro1">
          <table:table-cell office:value-type="float" office:value="148.060760498047" calcext:value-type="float">
            <text:p>148.060760498047</text:p>
          </table:table-cell>
          <table:table-cell office:value-type="float" office:value="12.0832466666667" calcext:value-type="float">
            <text:p>12.0832466666667</text:p>
          </table:table-cell>
          <table:table-cell office:value-type="float" office:value="148.060434220091" calcext:value-type="float">
            <text:p>148.060434220091</text:p>
          </table:table-cell>
          <table:table-cell office:value-type="float" office:value="12.0785442175208" calcext:value-type="float">
            <text:p>12.0785442175208</text:p>
          </table:table-cell>
          <table:table-cell/>
          <table:table-cell table:formula="of:=[.A495]-[.C495]" office:value-type="float" office:value="0.000326277955991827" calcext:value-type="float">
            <text:p>0.000326277955992</text:p>
          </table:table-cell>
          <table:table-cell table:formula="of:=[.F495]/[.C495]*1000000" office:value-type="float" office:value="2.20368093414353" calcext:value-type="float">
            <text:p>2.20368093414353</text:p>
          </table:table-cell>
        </table:table-row>
        <table:table-row table:style-name="ro1">
          <table:table-cell office:value-type="float" office:value="148.061096191406" calcext:value-type="float">
            <text:p>148.061096191406</text:p>
          </table:table-cell>
          <table:table-cell office:value-type="float" office:value="12.0832466666667" calcext:value-type="float">
            <text:p>12.0832466666667</text:p>
          </table:table-cell>
          <table:table-cell office:value-type="float" office:value="148.060434220091" calcext:value-type="float">
            <text:p>148.060434220091</text:p>
          </table:table-cell>
          <table:table-cell office:value-type="float" office:value="12.0785442175208" calcext:value-type="float">
            <text:p>12.0785442175208</text:p>
          </table:table-cell>
          <table:table-cell/>
          <table:table-cell table:formula="of:=[.A496]-[.C496]" office:value-type="float" office:value="0.000661971314997345" calcext:value-type="float">
            <text:p>0.000661971314997</text:p>
          </table:table-cell>
          <table:table-cell table:formula="of:=[.F496]/[.C496]*1000000" office:value-type="float" office:value="4.47095348925783" calcext:value-type="float">
            <text:p>4.47095348925783</text:p>
          </table:table-cell>
        </table:table-row>
        <table:table-row table:style-name="ro1">
          <table:table-cell office:value-type="float" office:value="148.05973815918" calcext:value-type="float">
            <text:p>148.05973815918</text:p>
          </table:table-cell>
          <table:table-cell office:value-type="float" office:value="12.107245" calcext:value-type="float">
            <text:p>12.107245</text:p>
          </table:table-cell>
          <table:table-cell office:value-type="float" office:value="148.060434220091" calcext:value-type="float">
            <text:p>148.060434220091</text:p>
          </table:table-cell>
          <table:table-cell office:value-type="float" office:value="12.0785442175208" calcext:value-type="float">
            <text:p>12.0785442175208</text:p>
          </table:table-cell>
          <table:table-cell/>
          <table:table-cell table:formula="of:=[.A497]-[.C497]" office:value-type="float" office:value="-0.000696060910996721" calcext:value-type="float">
            <text:p>-0.000696060910997</text:p>
          </table:table-cell>
          <table:table-cell table:formula="of:=[.F497]/[.C497]*1000000" office:value-type="float" office:value="-4.7011945808698" calcext:value-type="float">
            <text:p>-4.7011945808698</text:p>
          </table:table-cell>
        </table:table-row>
        <table:table-row table:style-name="ro1">
          <table:table-cell office:value-type="float" office:value="148.060089111328" calcext:value-type="float">
            <text:p>148.060089111328</text:p>
          </table:table-cell>
          <table:table-cell office:value-type="float" office:value="12.107245" calcext:value-type="float">
            <text:p>12.107245</text:p>
          </table:table-cell>
          <table:table-cell office:value-type="float" office:value="148.060434220091" calcext:value-type="float">
            <text:p>148.060434220091</text:p>
          </table:table-cell>
          <table:table-cell office:value-type="float" office:value="12.0785442175208" calcext:value-type="float">
            <text:p>12.0785442175208</text:p>
          </table:table-cell>
          <table:table-cell/>
          <table:table-cell table:formula="of:=[.A498]-[.C498]" office:value-type="float" office:value="-0.000345108762985546" calcext:value-type="float">
            <text:p>-0.000345108762986</text:p>
          </table:table-cell>
          <table:table-cell table:formula="of:=[.F498]/[.C498]*1000000" office:value-type="float" office:value="-2.3308641826117" calcext:value-type="float">
            <text:p>-2.3308641826117</text:p>
          </table:table-cell>
        </table:table-row>
        <table:table-row table:style-name="ro1">
          <table:table-cell office:value-type="float" office:value="148.060424804688" calcext:value-type="float">
            <text:p>148.060424804688</text:p>
          </table:table-cell>
          <table:table-cell office:value-type="float" office:value="12.107245" calcext:value-type="float">
            <text:p>12.107245</text:p>
          </table:table-cell>
          <table:table-cell office:value-type="float" office:value="148.060434220091" calcext:value-type="float">
            <text:p>148.060434220091</text:p>
          </table:table-cell>
          <table:table-cell office:value-type="float" office:value="12.0785442175208" calcext:value-type="float">
            <text:p>12.0785442175208</text:p>
          </table:table-cell>
          <table:table-cell/>
          <table:table-cell table:formula="of:=[.A499]-[.C499]" office:value-type="float" office:value="-0.00000941540298526888" calcext:value-type="float">
            <text:p>-9.41540298526888E-06</text:p>
          </table:table-cell>
          <table:table-cell table:formula="of:=[.F499]/[.C499]*1000000" office:value-type="float" office:value="-0.0635916207788027" calcext:value-type="float">
            <text:p>-0.063591620778803</text:p>
          </table:table-cell>
        </table:table-row>
        <table:table-row table:style-name="ro1">
          <table:table-cell office:value-type="float" office:value="148.060760498047" calcext:value-type="float">
            <text:p>148.060760498047</text:p>
          </table:table-cell>
          <table:table-cell office:value-type="float" office:value="12.107245" calcext:value-type="float">
            <text:p>12.107245</text:p>
          </table:table-cell>
          <table:table-cell office:value-type="float" office:value="148.060434220091" calcext:value-type="float">
            <text:p>148.060434220091</text:p>
          </table:table-cell>
          <table:table-cell office:value-type="float" office:value="12.0785442175208" calcext:value-type="float">
            <text:p>12.0785442175208</text:p>
          </table:table-cell>
          <table:table-cell/>
          <table:table-cell table:formula="of:=[.A500]-[.C500]" office:value-type="float" office:value="0.000326277955991827" calcext:value-type="float">
            <text:p>0.000326277955992</text:p>
          </table:table-cell>
          <table:table-cell table:formula="of:=[.F500]/[.C500]*1000000" office:value-type="float" office:value="2.20368093414353" calcext:value-type="float">
            <text:p>2.20368093414353</text:p>
          </table:table-cell>
        </table:table-row>
        <table:table-row table:style-name="ro1">
          <table:table-cell office:value-type="float" office:value="148.061096191406" calcext:value-type="float">
            <text:p>148.061096191406</text:p>
          </table:table-cell>
          <table:table-cell office:value-type="float" office:value="12.107245" calcext:value-type="float">
            <text:p>12.107245</text:p>
          </table:table-cell>
          <table:table-cell office:value-type="float" office:value="148.060434220091" calcext:value-type="float">
            <text:p>148.060434220091</text:p>
          </table:table-cell>
          <table:table-cell office:value-type="float" office:value="12.0785442175208" calcext:value-type="float">
            <text:p>12.0785442175208</text:p>
          </table:table-cell>
          <table:table-cell/>
          <table:table-cell table:formula="of:=[.A501]-[.C501]" office:value-type="float" office:value="0.000661971314997345" calcext:value-type="float">
            <text:p>0.000661971314997</text:p>
          </table:table-cell>
          <table:table-cell table:formula="of:=[.F501]/[.C501]*1000000" office:value-type="float" office:value="4.47095348925783" calcext:value-type="float">
            <text:p>4.47095348925783</text:p>
          </table:table-cell>
        </table:table-row>
        <table:table-row table:style-name="ro1">
          <table:table-cell office:value-type="float" office:value="258.109405517578" calcext:value-type="float">
            <text:p>258.109405517578</text:p>
          </table:table-cell>
          <table:table-cell office:value-type="float" office:value="12.1310783333333" calcext:value-type="float">
            <text:p>12.1310783333333</text:p>
          </table:table-cell>
          <table:table-cell office:value-type="float" office:value="258.110100442091" calcext:value-type="float">
            <text:p>258.110100442091</text:p>
          </table:table-cell>
          <table:table-cell office:value-type="float" office:value="12.1455095209041" calcext:value-type="float">
            <text:p>12.1455095209041</text:p>
          </table:table-cell>
          <table:table-cell/>
          <table:table-cell table:formula="of:=[.A502]-[.C502]" office:value-type="float" office:value="-0.000694924512970374" calcext:value-type="float">
            <text:p>-0.00069492451297</text:p>
          </table:table-cell>
          <table:table-cell table:formula="of:=[.F502]/[.C502]*1000000" office:value-type="float" office:value="-2.69235691195388" calcext:value-type="float">
            <text:p>-2.69235691195388</text:p>
          </table:table-cell>
        </table:table-row>
        <table:table-row table:style-name="ro1">
          <table:table-cell office:value-type="float" office:value="258.110198974609" calcext:value-type="float">
            <text:p>258.110198974609</text:p>
          </table:table-cell>
          <table:table-cell office:value-type="float" office:value="12.1310783333333" calcext:value-type="float">
            <text:p>12.1310783333333</text:p>
          </table:table-cell>
          <table:table-cell office:value-type="float" office:value="258.110100442091" calcext:value-type="float">
            <text:p>258.110100442091</text:p>
          </table:table-cell>
          <table:table-cell office:value-type="float" office:value="12.1455095209041" calcext:value-type="float">
            <text:p>12.1455095209041</text:p>
          </table:table-cell>
          <table:table-cell/>
          <table:table-cell table:formula="of:=[.A503]-[.C503]" office:value-type="float" office:value="0.0000985325179954089" calcext:value-type="float">
            <text:p>9.85325179954089E-05</text:p>
          </table:table-cell>
          <table:table-cell table:formula="of:=[.F503]/[.C503]*1000000" office:value-type="float" office:value="0.381746075905756" calcext:value-type="float">
            <text:p>0.381746075905756</text:p>
          </table:table-cell>
        </table:table-row>
        <table:table-row table:style-name="ro1">
          <table:table-cell office:value-type="float" office:value="258.110961914062" calcext:value-type="float">
            <text:p>258.110961914062</text:p>
          </table:table-cell>
          <table:table-cell office:value-type="float" office:value="12.1310783333333" calcext:value-type="float">
            <text:p>12.1310783333333</text:p>
          </table:table-cell>
          <table:table-cell office:value-type="float" office:value="258.110100442091" calcext:value-type="float">
            <text:p>258.110100442091</text:p>
          </table:table-cell>
          <table:table-cell office:value-type="float" office:value="12.1455095209041" calcext:value-type="float">
            <text:p>12.1455095209041</text:p>
          </table:table-cell>
          <table:table-cell/>
          <table:table-cell table:formula="of:=[.A504]-[.C504]" office:value-type="float" office:value="0.000861471971006722" calcext:value-type="float">
            <text:p>0.000861471971007</text:p>
          </table:table-cell>
          <table:table-cell table:formula="of:=[.F504]/[.C504]*1000000" office:value-type="float" office:value="3.33761433408144" calcext:value-type="float">
            <text:p>3.33761433408144</text:p>
          </table:table-cell>
        </table:table-row>
        <table:table-row table:style-name="ro1">
          <table:table-cell office:value-type="float" office:value="258.109405517578" calcext:value-type="float">
            <text:p>258.109405517578</text:p>
          </table:table-cell>
          <table:table-cell office:value-type="float" office:value="12.15643" calcext:value-type="float">
            <text:p>12.15643</text:p>
          </table:table-cell>
          <table:table-cell office:value-type="float" office:value="258.110100442091" calcext:value-type="float">
            <text:p>258.110100442091</text:p>
          </table:table-cell>
          <table:table-cell office:value-type="float" office:value="12.1455095209041" calcext:value-type="float">
            <text:p>12.1455095209041</text:p>
          </table:table-cell>
          <table:table-cell/>
          <table:table-cell table:formula="of:=[.A505]-[.C505]" office:value-type="float" office:value="-0.000694924512970374" calcext:value-type="float">
            <text:p>-0.00069492451297</text:p>
          </table:table-cell>
          <table:table-cell table:formula="of:=[.F505]/[.C505]*1000000" office:value-type="float" office:value="-2.69235691195388" calcext:value-type="float">
            <text:p>-2.69235691195388</text:p>
          </table:table-cell>
        </table:table-row>
        <table:table-row table:style-name="ro1">
          <table:table-cell office:value-type="float" office:value="258.110198974609" calcext:value-type="float">
            <text:p>258.110198974609</text:p>
          </table:table-cell>
          <table:table-cell office:value-type="float" office:value="12.15643" calcext:value-type="float">
            <text:p>12.15643</text:p>
          </table:table-cell>
          <table:table-cell office:value-type="float" office:value="258.110100442091" calcext:value-type="float">
            <text:p>258.110100442091</text:p>
          </table:table-cell>
          <table:table-cell office:value-type="float" office:value="12.1455095209041" calcext:value-type="float">
            <text:p>12.1455095209041</text:p>
          </table:table-cell>
          <table:table-cell/>
          <table:table-cell table:formula="of:=[.A506]-[.C506]" office:value-type="float" office:value="0.0000985325179954089" calcext:value-type="float">
            <text:p>9.85325179954089E-05</text:p>
          </table:table-cell>
          <table:table-cell table:formula="of:=[.F506]/[.C506]*1000000" office:value-type="float" office:value="0.381746075905756" calcext:value-type="float">
            <text:p>0.381746075905756</text:p>
          </table:table-cell>
        </table:table-row>
        <table:table-row table:style-name="ro1">
          <table:table-cell office:value-type="float" office:value="258.110961914062" calcext:value-type="float">
            <text:p>258.110961914062</text:p>
          </table:table-cell>
          <table:table-cell office:value-type="float" office:value="12.15643" calcext:value-type="float">
            <text:p>12.15643</text:p>
          </table:table-cell>
          <table:table-cell office:value-type="float" office:value="258.110100442091" calcext:value-type="float">
            <text:p>258.110100442091</text:p>
          </table:table-cell>
          <table:table-cell office:value-type="float" office:value="12.1455095209041" calcext:value-type="float">
            <text:p>12.1455095209041</text:p>
          </table:table-cell>
          <table:table-cell/>
          <table:table-cell table:formula="of:=[.A507]-[.C507]" office:value-type="float" office:value="0.000861471971006722" calcext:value-type="float">
            <text:p>0.000861471971007</text:p>
          </table:table-cell>
          <table:table-cell table:formula="of:=[.F507]/[.C507]*1000000" office:value-type="float" office:value="3.33761433408144" calcext:value-type="float">
            <text:p>3.33761433408144</text:p>
          </table:table-cell>
        </table:table-row>
        <table:table-row table:style-name="ro1">
          <table:table-cell office:value-type="float" office:value="214.091613769531" calcext:value-type="float">
            <text:p>214.091613769531</text:p>
          </table:table-cell>
          <table:table-cell office:value-type="float" office:value="12.1802533333333" calcext:value-type="float">
            <text:p>12.1802533333333</text:p>
          </table:table-cell>
          <table:table-cell office:value-type="float" office:value="214.09212827209" calcext:value-type="float">
            <text:p>214.09212827209</text:p>
          </table:table-cell>
          <table:table-cell office:value-type="float" office:value="12.21329842515" calcext:value-type="float">
            <text:p>12.21329842515</text:p>
          </table:table-cell>
          <table:table-cell/>
          <table:table-cell table:formula="of:=[.A508]-[.C508]" office:value-type="float" office:value="-0.000514502559013863" calcext:value-type="float">
            <text:p>-0.000514502559014</text:p>
          </table:table-cell>
          <table:table-cell table:formula="of:=[.F508]/[.C508]*1000000" office:value-type="float" office:value="-2.4031829809267" calcext:value-type="float">
            <text:p>-2.4031829809267</text:p>
          </table:table-cell>
        </table:table-row>
        <table:table-row table:style-name="ro1">
          <table:table-cell office:value-type="float" office:value="214.091613769531" calcext:value-type="float">
            <text:p>214.091613769531</text:p>
          </table:table-cell>
          <table:table-cell office:value-type="float" office:value="12.22792" calcext:value-type="float">
            <text:p>12.22792</text:p>
          </table:table-cell>
          <table:table-cell office:value-type="float" office:value="214.09212827209" calcext:value-type="float">
            <text:p>214.09212827209</text:p>
          </table:table-cell>
          <table:table-cell office:value-type="float" office:value="12.21329842515" calcext:value-type="float">
            <text:p>12.21329842515</text:p>
          </table:table-cell>
          <table:table-cell/>
          <table:table-cell table:formula="of:=[.A509]-[.C509]" office:value-type="float" office:value="-0.000514502559013863" calcext:value-type="float">
            <text:p>-0.000514502559014</text:p>
          </table:table-cell>
          <table:table-cell table:formula="of:=[.F509]/[.C509]*1000000" office:value-type="float" office:value="-2.4031829809267" calcext:value-type="float">
            <text:p>-2.4031829809267</text:p>
          </table:table-cell>
        </table:table-row>
        <table:table-row table:style-name="ro1">
          <table:table-cell office:value-type="float" office:value="214.092208862305" calcext:value-type="float">
            <text:p>214.092208862305</text:p>
          </table:table-cell>
          <table:table-cell office:value-type="float" office:value="12.22792" calcext:value-type="float">
            <text:p>12.22792</text:p>
          </table:table-cell>
          <table:table-cell office:value-type="float" office:value="214.09212827209" calcext:value-type="float">
            <text:p>214.09212827209</text:p>
          </table:table-cell>
          <table:table-cell office:value-type="float" office:value="12.21329842515" calcext:value-type="float">
            <text:p>12.21329842515</text:p>
          </table:table-cell>
          <table:table-cell/>
          <table:table-cell table:formula="of:=[.A510]-[.C510]" office:value-type="float" office:value="0.0000805902149920712" calcext:value-type="float">
            <text:p>8.05902149920712E-05</text:p>
          </table:table-cell>
          <table:table-cell table:formula="of:=[.F510]/[.C510]*1000000" office:value-type="float" office:value="0.37642773530491" calcext:value-type="float">
            <text:p>0.37642773530491</text:p>
          </table:table-cell>
        </table:table-row>
        <table:table-row table:style-name="ro1">
          <table:table-cell office:value-type="float" office:value="217.128753662109" calcext:value-type="float">
            <text:p>217.128753662109</text:p>
          </table:table-cell>
          <table:table-cell office:value-type="float" office:value="12.2515866666667" calcext:value-type="float">
            <text:p>12.2515866666667</text:p>
          </table:table-cell>
          <table:table-cell office:value-type="float" office:value="217.129516824091" calcext:value-type="float">
            <text:p>217.129516824091</text:p>
          </table:table-cell>
          <table:table-cell office:value-type="float" office:value="12.2645544985878" calcext:value-type="float">
            <text:p>12.2645544985878</text:p>
          </table:table-cell>
          <table:table-cell/>
          <table:table-cell table:formula="of:=[.A511]-[.C511]" office:value-type="float" office:value="-0.000763161982007432" calcext:value-type="float">
            <text:p>-0.000763161982007</text:p>
          </table:table-cell>
          <table:table-cell table:formula="of:=[.F511]/[.C511]*1000000" office:value-type="float" office:value="-3.51477769199714" calcext:value-type="float">
            <text:p>-3.51477769199714</text:p>
          </table:table-cell>
        </table:table-row>
        <table:table-row table:style-name="ro1">
          <table:table-cell office:value-type="float" office:value="217.129348754883" calcext:value-type="float">
            <text:p>217.129348754883</text:p>
          </table:table-cell>
          <table:table-cell office:value-type="float" office:value="12.2515866666667" calcext:value-type="float">
            <text:p>12.2515866666667</text:p>
          </table:table-cell>
          <table:table-cell office:value-type="float" office:value="217.129516824091" calcext:value-type="float">
            <text:p>217.129516824091</text:p>
          </table:table-cell>
          <table:table-cell office:value-type="float" office:value="12.2645544985878" calcext:value-type="float">
            <text:p>12.2645544985878</text:p>
          </table:table-cell>
          <table:table-cell/>
          <table:table-cell table:formula="of:=[.A512]-[.C512]" office:value-type="float" office:value="-0.000168069208001498" calcext:value-type="float">
            <text:p>-0.000168069208001</text:p>
          </table:table-cell>
          <table:table-cell table:formula="of:=[.F512]/[.C512]*1000000" office:value-type="float" office:value="-0.774050485902662" calcext:value-type="float">
            <text:p>-0.774050485902662</text:p>
          </table:table-cell>
        </table:table-row>
        <table:table-row table:style-name="ro1">
          <table:table-cell office:value-type="float" office:value="217.129959106445" calcext:value-type="float">
            <text:p>217.129959106445</text:p>
          </table:table-cell>
          <table:table-cell office:value-type="float" office:value="12.2515866666667" calcext:value-type="float">
            <text:p>12.2515866666667</text:p>
          </table:table-cell>
          <table:table-cell office:value-type="float" office:value="217.129516824091" calcext:value-type="float">
            <text:p>217.129516824091</text:p>
          </table:table-cell>
          <table:table-cell office:value-type="float" office:value="12.2645544985878" calcext:value-type="float">
            <text:p>12.2645544985878</text:p>
          </table:table-cell>
          <table:table-cell/>
          <table:table-cell table:formula="of:=[.A513]-[.C513]" office:value-type="float" office:value="0.000442282353986911" calcext:value-type="float">
            <text:p>0.000442282353987</text:p>
          </table:table-cell>
          <table:table-cell table:formula="of:=[.F513]/[.C513]*1000000" office:value-type="float" office:value="2.03695177171711" calcext:value-type="float">
            <text:p>2.03695177171711</text:p>
          </table:table-cell>
        </table:table-row>
        <table:table-row table:style-name="ro1">
          <table:table-cell office:value-type="float" office:value="217.130569458008" calcext:value-type="float">
            <text:p>217.130569458008</text:p>
          </table:table-cell>
          <table:table-cell office:value-type="float" office:value="12.2515866666667" calcext:value-type="float">
            <text:p>12.2515866666667</text:p>
          </table:table-cell>
          <table:table-cell office:value-type="float" office:value="217.129516824091" calcext:value-type="float">
            <text:p>217.129516824091</text:p>
          </table:table-cell>
          <table:table-cell office:value-type="float" office:value="12.2645544985878" calcext:value-type="float">
            <text:p>12.2645544985878</text:p>
          </table:table-cell>
          <table:table-cell/>
          <table:table-cell table:formula="of:=[.A514]-[.C514]" office:value-type="float" office:value="0.0010526339169985" calcext:value-type="float">
            <text:p>0.001052633916999</text:p>
          </table:table-cell>
          <table:table-cell table:formula="of:=[.F514]/[.C514]*1000000" office:value-type="float" office:value="4.84795403404918" calcext:value-type="float">
            <text:p>4.84795403404918</text:p>
          </table:table-cell>
        </table:table-row>
        <table:table-row table:style-name="ro1">
          <table:table-cell office:value-type="float" office:value="217.128753662109" calcext:value-type="float">
            <text:p>217.128753662109</text:p>
          </table:table-cell>
          <table:table-cell office:value-type="float" office:value="12.2754166666667" calcext:value-type="float">
            <text:p>12.2754166666667</text:p>
          </table:table-cell>
          <table:table-cell office:value-type="float" office:value="217.129516824091" calcext:value-type="float">
            <text:p>217.129516824091</text:p>
          </table:table-cell>
          <table:table-cell office:value-type="float" office:value="12.2645544985878" calcext:value-type="float">
            <text:p>12.2645544985878</text:p>
          </table:table-cell>
          <table:table-cell/>
          <table:table-cell table:formula="of:=[.A515]-[.C515]" office:value-type="float" office:value="-0.000763161982007432" calcext:value-type="float">
            <text:p>-0.000763161982007</text:p>
          </table:table-cell>
          <table:table-cell table:formula="of:=[.F515]/[.C515]*1000000" office:value-type="float" office:value="-3.51477769199714" calcext:value-type="float">
            <text:p>-3.51477769199714</text:p>
          </table:table-cell>
        </table:table-row>
        <table:table-row table:style-name="ro1">
          <table:table-cell office:value-type="float" office:value="217.129348754883" calcext:value-type="float">
            <text:p>217.129348754883</text:p>
          </table:table-cell>
          <table:table-cell office:value-type="float" office:value="12.2754166666667" calcext:value-type="float">
            <text:p>12.2754166666667</text:p>
          </table:table-cell>
          <table:table-cell office:value-type="float" office:value="217.129516824091" calcext:value-type="float">
            <text:p>217.129516824091</text:p>
          </table:table-cell>
          <table:table-cell office:value-type="float" office:value="12.2645544985878" calcext:value-type="float">
            <text:p>12.2645544985878</text:p>
          </table:table-cell>
          <table:table-cell/>
          <table:table-cell table:formula="of:=[.A516]-[.C516]" office:value-type="float" office:value="-0.000168069208001498" calcext:value-type="float">
            <text:p>-0.000168069208001</text:p>
          </table:table-cell>
          <table:table-cell table:formula="of:=[.F516]/[.C516]*1000000" office:value-type="float" office:value="-0.774050485902662" calcext:value-type="float">
            <text:p>-0.774050485902662</text:p>
          </table:table-cell>
        </table:table-row>
        <table:table-row table:style-name="ro1">
          <table:table-cell office:value-type="float" office:value="217.129959106445" calcext:value-type="float">
            <text:p>217.129959106445</text:p>
          </table:table-cell>
          <table:table-cell office:value-type="float" office:value="12.2754166666667" calcext:value-type="float">
            <text:p>12.2754166666667</text:p>
          </table:table-cell>
          <table:table-cell office:value-type="float" office:value="217.129516824091" calcext:value-type="float">
            <text:p>217.129516824091</text:p>
          </table:table-cell>
          <table:table-cell office:value-type="float" office:value="12.2645544985878" calcext:value-type="float">
            <text:p>12.2645544985878</text:p>
          </table:table-cell>
          <table:table-cell/>
          <table:table-cell table:formula="of:=[.A517]-[.C517]" office:value-type="float" office:value="0.000442282353986911" calcext:value-type="float">
            <text:p>0.000442282353987</text:p>
          </table:table-cell>
          <table:table-cell table:formula="of:=[.F517]/[.C517]*1000000" office:value-type="float" office:value="2.03695177171711" calcext:value-type="float">
            <text:p>2.03695177171711</text:p>
          </table:table-cell>
        </table:table-row>
        <table:table-row table:style-name="ro1">
          <table:table-cell office:value-type="float" office:value="217.130569458008" calcext:value-type="float">
            <text:p>217.130569458008</text:p>
          </table:table-cell>
          <table:table-cell office:value-type="float" office:value="12.2754166666667" calcext:value-type="float">
            <text:p>12.2754166666667</text:p>
          </table:table-cell>
          <table:table-cell office:value-type="float" office:value="217.129516824091" calcext:value-type="float">
            <text:p>217.129516824091</text:p>
          </table:table-cell>
          <table:table-cell office:value-type="float" office:value="12.2645544985878" calcext:value-type="float">
            <text:p>12.2645544985878</text:p>
          </table:table-cell>
          <table:table-cell/>
          <table:table-cell table:formula="of:=[.A518]-[.C518]" office:value-type="float" office:value="0.0010526339169985" calcext:value-type="float">
            <text:p>0.001052633916999</text:p>
          </table:table-cell>
          <table:table-cell table:formula="of:=[.F518]/[.C518]*1000000" office:value-type="float" office:value="4.84795403404918" calcext:value-type="float">
            <text:p>4.84795403404918</text:p>
          </table:table-cell>
        </table:table-row>
        <table:table-row table:style-name="ro1">
          <table:table-cell office:value-type="float" office:value="249.10774230957" calcext:value-type="float">
            <text:p>249.10774230957</text:p>
          </table:table-cell>
          <table:table-cell office:value-type="float" office:value="12.3235783333333" calcext:value-type="float">
            <text:p>12.3235783333333</text:p>
          </table:table-cell>
          <table:table-cell office:value-type="float" office:value="249.108112684091" calcext:value-type="float">
            <text:p>249.108112684091</text:p>
          </table:table-cell>
          <table:table-cell office:value-type="float" office:value="12.3390976509793" calcext:value-type="float">
            <text:p>12.3390976509793</text:p>
          </table:table-cell>
          <table:table-cell/>
          <table:table-cell table:formula="of:=[.A519]-[.C519]" office:value-type="float" office:value="-0.00037037452099753" calcext:value-type="float">
            <text:p>-0.000370374520998</text:p>
          </table:table-cell>
          <table:table-cell table:formula="of:=[.F519]/[.C519]*1000000" office:value-type="float" office:value="-1.48680232452816" calcext:value-type="float">
            <text:p>-1.48680232452816</text:p>
          </table:table-cell>
        </table:table-row>
        <table:table-row table:style-name="ro1">
          <table:table-cell office:value-type="float" office:value="249.108489990234" calcext:value-type="float">
            <text:p>249.108489990234</text:p>
          </table:table-cell>
          <table:table-cell office:value-type="float" office:value="12.3235783333333" calcext:value-type="float">
            <text:p>12.3235783333333</text:p>
          </table:table-cell>
          <table:table-cell office:value-type="float" office:value="249.108112684091" calcext:value-type="float">
            <text:p>249.108112684091</text:p>
          </table:table-cell>
          <table:table-cell office:value-type="float" office:value="12.3390976509793" calcext:value-type="float">
            <text:p>12.3390976509793</text:p>
          </table:table-cell>
          <table:table-cell/>
          <table:table-cell table:formula="of:=[.A520]-[.C520]" office:value-type="float" office:value="0.000377306143008127" calcext:value-type="float">
            <text:p>0.000377306143008</text:p>
          </table:table-cell>
          <table:table-cell table:formula="of:=[.F520]/[.C520]*1000000" office:value-type="float" office:value="1.51462808233232" calcext:value-type="float">
            <text:p>1.51462808233232</text:p>
          </table:table-cell>
        </table:table-row>
        <table:table-row table:style-name="ro1">
          <table:table-cell office:value-type="float" office:value="249.109237670898" calcext:value-type="float">
            <text:p>249.109237670898</text:p>
          </table:table-cell>
          <table:table-cell office:value-type="float" office:value="12.3235783333333" calcext:value-type="float">
            <text:p>12.3235783333333</text:p>
          </table:table-cell>
          <table:table-cell office:value-type="float" office:value="249.108112684091" calcext:value-type="float">
            <text:p>249.108112684091</text:p>
          </table:table-cell>
          <table:table-cell office:value-type="float" office:value="12.3390976509793" calcext:value-type="float">
            <text:p>12.3390976509793</text:p>
          </table:table-cell>
          <table:table-cell/>
          <table:table-cell table:formula="of:=[.A521]-[.C521]" office:value-type="float" office:value="0.00112498680701378" calcext:value-type="float">
            <text:p>0.001124986807014</text:p>
          </table:table-cell>
          <table:table-cell table:formula="of:=[.F521]/[.C521]*1000000" office:value-type="float" office:value="4.51605848919279" calcext:value-type="float">
            <text:p>4.51605848919279</text:p>
          </table:table-cell>
        </table:table-row>
        <table:table-row table:style-name="ro1">
          <table:table-cell office:value-type="float" office:value="249.10774230957" calcext:value-type="float">
            <text:p>249.10774230957</text:p>
          </table:table-cell>
          <table:table-cell office:value-type="float" office:value="12.3470866666667" calcext:value-type="float">
            <text:p>12.3470866666667</text:p>
          </table:table-cell>
          <table:table-cell office:value-type="float" office:value="249.108112684091" calcext:value-type="float">
            <text:p>249.108112684091</text:p>
          </table:table-cell>
          <table:table-cell office:value-type="float" office:value="12.3390976509793" calcext:value-type="float">
            <text:p>12.3390976509793</text:p>
          </table:table-cell>
          <table:table-cell/>
          <table:table-cell table:formula="of:=[.A522]-[.C522]" office:value-type="float" office:value="-0.00037037452099753" calcext:value-type="float">
            <text:p>-0.000370374520998</text:p>
          </table:table-cell>
          <table:table-cell table:formula="of:=[.F522]/[.C522]*1000000" office:value-type="float" office:value="-1.48680232452816" calcext:value-type="float">
            <text:p>-1.48680232452816</text:p>
          </table:table-cell>
        </table:table-row>
        <table:table-row table:style-name="ro1">
          <table:table-cell office:value-type="float" office:value="249.108489990234" calcext:value-type="float">
            <text:p>249.108489990234</text:p>
          </table:table-cell>
          <table:table-cell office:value-type="float" office:value="12.3470866666667" calcext:value-type="float">
            <text:p>12.3470866666667</text:p>
          </table:table-cell>
          <table:table-cell office:value-type="float" office:value="249.108112684091" calcext:value-type="float">
            <text:p>249.108112684091</text:p>
          </table:table-cell>
          <table:table-cell office:value-type="float" office:value="12.3390976509793" calcext:value-type="float">
            <text:p>12.3390976509793</text:p>
          </table:table-cell>
          <table:table-cell/>
          <table:table-cell table:formula="of:=[.A523]-[.C523]" office:value-type="float" office:value="0.000377306143008127" calcext:value-type="float">
            <text:p>0.000377306143008</text:p>
          </table:table-cell>
          <table:table-cell table:formula="of:=[.F523]/[.C523]*1000000" office:value-type="float" office:value="1.51462808233232" calcext:value-type="float">
            <text:p>1.51462808233232</text:p>
          </table:table-cell>
        </table:table-row>
        <table:table-row table:style-name="ro1">
          <table:table-cell office:value-type="float" office:value="249.109237670898" calcext:value-type="float">
            <text:p>249.109237670898</text:p>
          </table:table-cell>
          <table:table-cell office:value-type="float" office:value="12.3470866666667" calcext:value-type="float">
            <text:p>12.3470866666667</text:p>
          </table:table-cell>
          <table:table-cell office:value-type="float" office:value="249.108112684091" calcext:value-type="float">
            <text:p>249.108112684091</text:p>
          </table:table-cell>
          <table:table-cell office:value-type="float" office:value="12.3390976509793" calcext:value-type="float">
            <text:p>12.3390976509793</text:p>
          </table:table-cell>
          <table:table-cell/>
          <table:table-cell table:formula="of:=[.A524]-[.C524]" office:value-type="float" office:value="0.00112498680701378" calcext:value-type="float">
            <text:p>0.001124986807014</text:p>
          </table:table-cell>
          <table:table-cell table:formula="of:=[.F524]/[.C524]*1000000" office:value-type="float" office:value="4.51605848919279" calcext:value-type="float">
            <text:p>4.51605848919279</text:p>
          </table:table-cell>
        </table:table-row>
        <table:table-row table:style-name="ro1">
          <table:table-cell office:value-type="float" office:value="425.045227050781" calcext:value-type="float">
            <text:p>425.045227050781</text:p>
          </table:table-cell>
          <table:table-cell office:value-type="float" office:value="12.3470866666667" calcext:value-type="float">
            <text:p>12.3470866666667</text:p>
          </table:table-cell>
          <table:table-cell office:value-type="float" office:value="425.044419628091" calcext:value-type="float">
            <text:p>425.044419628091</text:p>
          </table:table-cell>
          <table:table-cell office:value-type="float" office:value="12.3626249353528" calcext:value-type="float">
            <text:p>12.3626249353528</text:p>
          </table:table-cell>
          <table:table-cell/>
          <table:table-cell table:formula="of:=[.A525]-[.C525]" office:value-type="float" office:value="0.000807422690002113" calcext:value-type="float">
            <text:p>0.000807422690002</text:p>
          </table:table-cell>
          <table:table-cell table:formula="of:=[.F525]/[.C525]*1000000" office:value-type="float" office:value="1.89961955201905" calcext:value-type="float">
            <text:p>1.89961955201905</text:p>
          </table:table-cell>
        </table:table-row>
        <table:table-row table:style-name="ro1">
          <table:table-cell office:value-type="float" office:value="425.043548583984" calcext:value-type="float">
            <text:p>425.043548583984</text:p>
          </table:table-cell>
          <table:table-cell office:value-type="float" office:value="12.370755" calcext:value-type="float">
            <text:p>12.370755</text:p>
          </table:table-cell>
          <table:table-cell office:value-type="float" office:value="425.044419628091" calcext:value-type="float">
            <text:p>425.044419628091</text:p>
          </table:table-cell>
          <table:table-cell office:value-type="float" office:value="12.3626249353528" calcext:value-type="float">
            <text:p>12.3626249353528</text:p>
          </table:table-cell>
          <table:table-cell/>
          <table:table-cell table:formula="of:=[.A526]-[.C526]" office:value-type="float" office:value="-0.000871044107043417" calcext:value-type="float">
            <text:p>-0.000871044107043</text:p>
          </table:table-cell>
          <table:table-cell table:formula="of:=[.F526]/[.C526]*1000000" office:value-type="float" office:value="-2.04930135962159" calcext:value-type="float">
            <text:p>-2.04930135962159</text:p>
          </table:table-cell>
        </table:table-row>
        <table:table-row table:style-name="ro1">
          <table:table-cell office:value-type="float" office:value="425.045227050781" calcext:value-type="float">
            <text:p>425.045227050781</text:p>
          </table:table-cell>
          <table:table-cell office:value-type="float" office:value="12.370755" calcext:value-type="float">
            <text:p>12.370755</text:p>
          </table:table-cell>
          <table:table-cell office:value-type="float" office:value="425.044419628091" calcext:value-type="float">
            <text:p>425.044419628091</text:p>
          </table:table-cell>
          <table:table-cell office:value-type="float" office:value="12.3626249353528" calcext:value-type="float">
            <text:p>12.3626249353528</text:p>
          </table:table-cell>
          <table:table-cell/>
          <table:table-cell table:formula="of:=[.A527]-[.C527]" office:value-type="float" office:value="0.000807422690002113" calcext:value-type="float">
            <text:p>0.000807422690002</text:p>
          </table:table-cell>
          <table:table-cell table:formula="of:=[.F527]/[.C527]*1000000" office:value-type="float" office:value="1.89961955201905" calcext:value-type="float">
            <text:p>1.89961955201905</text:p>
          </table:table-cell>
        </table:table-row>
        <table:table-row table:style-name="ro1">
          <table:table-cell office:value-type="float" office:value="134.044738769531" calcext:value-type="float">
            <text:p>134.044738769531</text:p>
          </table:table-cell>
          <table:table-cell office:value-type="float" office:value="12.419245" calcext:value-type="float">
            <text:p>12.419245</text:p>
          </table:table-cell>
          <table:table-cell office:value-type="float" office:value="134.044784156091" calcext:value-type="float">
            <text:p>134.044784156091</text:p>
          </table:table-cell>
          <table:table-cell office:value-type="float" office:value="12.431564033618" calcext:value-type="float">
            <text:p>12.431564033618</text:p>
          </table:table-cell>
          <table:table-cell/>
          <table:table-cell table:formula="of:=[.A528]-[.C528]" office:value-type="float" office:value="-0.0000453865600036352" calcext:value-type="float">
            <text:p>-4.53865600036352E-05</text:p>
          </table:table-cell>
          <table:table-cell table:formula="of:=[.F528]/[.C528]*1000000" office:value-type="float" office:value="-0.338592510625284" calcext:value-type="float">
            <text:p>-0.338592510625284</text:p>
          </table:table-cell>
        </table:table-row>
        <table:table-row table:style-name="ro1">
          <table:table-cell office:value-type="float" office:value="134.045028686523" calcext:value-type="float">
            <text:p>134.045028686523</text:p>
          </table:table-cell>
          <table:table-cell office:value-type="float" office:value="12.419245" calcext:value-type="float">
            <text:p>12.419245</text:p>
          </table:table-cell>
          <table:table-cell office:value-type="float" office:value="134.044784156091" calcext:value-type="float">
            <text:p>134.044784156091</text:p>
          </table:table-cell>
          <table:table-cell office:value-type="float" office:value="12.431564033618" calcext:value-type="float">
            <text:p>12.431564033618</text:p>
          </table:table-cell>
          <table:table-cell/>
          <table:table-cell table:formula="of:=[.A529]-[.C529]" office:value-type="float" office:value="0.000244530432013335" calcext:value-type="float">
            <text:p>0.000244530432013</text:p>
          </table:table-cell>
          <table:table-cell table:formula="of:=[.F529]/[.C529]*1000000" office:value-type="float" office:value="1.82424428934576" calcext:value-type="float">
            <text:p>1.82424428934576</text:p>
          </table:table-cell>
        </table:table-row>
        <table:table-row table:style-name="ro1">
          <table:table-cell office:value-type="float" office:value="134.045318603516" calcext:value-type="float">
            <text:p>134.045318603516</text:p>
          </table:table-cell>
          <table:table-cell office:value-type="float" office:value="12.419245" calcext:value-type="float">
            <text:p>12.419245</text:p>
          </table:table-cell>
          <table:table-cell office:value-type="float" office:value="134.044784156091" calcext:value-type="float">
            <text:p>134.044784156091</text:p>
          </table:table-cell>
          <table:table-cell office:value-type="float" office:value="12.431564033618" calcext:value-type="float">
            <text:p>12.431564033618</text:p>
          </table:table-cell>
          <table:table-cell/>
          <table:table-cell table:formula="of:=[.A530]-[.C530]" office:value-type="float" office:value="0.000534447424996642" calcext:value-type="float">
            <text:p>0.000534447424997</text:p>
          </table:table-cell>
          <table:table-cell table:formula="of:=[.F530]/[.C530]*1000000" office:value-type="float" office:value="3.98708109652588" calcext:value-type="float">
            <text:p>3.98708109652588</text:p>
          </table:table-cell>
        </table:table-row>
        <table:table-row table:style-name="ro1">
          <table:table-cell office:value-type="float" office:value="134.045623779297" calcext:value-type="float">
            <text:p>134.045623779297</text:p>
          </table:table-cell>
          <table:table-cell office:value-type="float" office:value="12.419245" calcext:value-type="float">
            <text:p>12.419245</text:p>
          </table:table-cell>
          <table:table-cell office:value-type="float" office:value="134.044784156091" calcext:value-type="float">
            <text:p>134.044784156091</text:p>
          </table:table-cell>
          <table:table-cell office:value-type="float" office:value="12.431564033618" calcext:value-type="float">
            <text:p>12.431564033618</text:p>
          </table:table-cell>
          <table:table-cell/>
          <table:table-cell table:formula="of:=[.A531]-[.C531]" office:value-type="float" office:value="0.000839623205990847" calcext:value-type="float">
            <text:p>0.000839623205991</text:p>
          </table:table-cell>
          <table:table-cell table:formula="of:=[.F531]/[.C531]*1000000" office:value-type="float" office:value="6.26375141171574" calcext:value-type="float">
            <text:p>6.26375141171574</text:p>
          </table:table-cell>
        </table:table-row>
        <table:table-row table:style-name="ro1">
          <table:table-cell office:value-type="float" office:value="428.035858154297" calcext:value-type="float">
            <text:p>428.035858154297</text:p>
          </table:table-cell>
          <table:table-cell office:value-type="float" office:value="12.419245" calcext:value-type="float">
            <text:p>12.419245</text:p>
          </table:table-cell>
          <table:table-cell office:value-type="float" office:value="428.036691392091" calcext:value-type="float">
            <text:p>428.036691392091</text:p>
          </table:table-cell>
          <table:table-cell office:value-type="float" office:value="12.4444588117154" calcext:value-type="float">
            <text:p>12.4444588117154</text:p>
          </table:table-cell>
          <table:table-cell/>
          <table:table-cell table:formula="of:=[.A532]-[.C532]" office:value-type="float" office:value="-0.000833237793983699" calcext:value-type="float">
            <text:p>-0.000833237793984</text:p>
          </table:table-cell>
          <table:table-cell table:formula="of:=[.F532]/[.C532]*1000000" office:value-type="float" office:value="-1.94665039409071" calcext:value-type="float">
            <text:p>-1.94665039409071</text:p>
          </table:table-cell>
        </table:table-row>
        <table:table-row table:style-name="ro1">
          <table:table-cell office:value-type="float" office:value="428.037536621094" calcext:value-type="float">
            <text:p>428.037536621094</text:p>
          </table:table-cell>
          <table:table-cell office:value-type="float" office:value="12.419245" calcext:value-type="float">
            <text:p>12.419245</text:p>
          </table:table-cell>
          <table:table-cell office:value-type="float" office:value="428.036691392091" calcext:value-type="float">
            <text:p>428.036691392091</text:p>
          </table:table-cell>
          <table:table-cell office:value-type="float" office:value="12.4444588117154" calcext:value-type="float">
            <text:p>12.4444588117154</text:p>
          </table:table-cell>
          <table:table-cell/>
          <table:table-cell table:formula="of:=[.A533]-[.C533]" office:value-type="float" office:value="0.000845229003004988" calcext:value-type="float">
            <text:p>0.000845229003005</text:p>
          </table:table-cell>
          <table:table-cell table:formula="of:=[.F533]/[.C533]*1000000" office:value-type="float" office:value="1.97466483598888" calcext:value-type="float">
            <text:p>1.97466483598888</text:p>
          </table:table-cell>
        </table:table-row>
        <table:table-row table:style-name="ro1">
          <table:table-cell office:value-type="float" office:value="134.044448852539" calcext:value-type="float">
            <text:p>134.044448852539</text:p>
          </table:table-cell>
          <table:table-cell office:value-type="float" office:value="12.4429133333333" calcext:value-type="float">
            <text:p>12.4429133333333</text:p>
          </table:table-cell>
          <table:table-cell office:value-type="float" office:value="134.044784156091" calcext:value-type="float">
            <text:p>134.044784156091</text:p>
          </table:table-cell>
          <table:table-cell office:value-type="float" office:value="12.431564033618" calcext:value-type="float">
            <text:p>12.431564033618</text:p>
          </table:table-cell>
          <table:table-cell/>
          <table:table-cell table:formula="of:=[.A534]-[.C534]" office:value-type="float" office:value="-0.000335303551992183" calcext:value-type="float">
            <text:p>-0.000335303551992</text:p>
          </table:table-cell>
          <table:table-cell table:formula="of:=[.F534]/[.C534]*1000000" office:value-type="float" office:value="-2.5014293103843" calcext:value-type="float">
            <text:p>-2.5014293103843</text:p>
          </table:table-cell>
        </table:table-row>
        <table:table-row table:style-name="ro1">
          <table:table-cell office:value-type="float" office:value="134.044738769531" calcext:value-type="float">
            <text:p>134.044738769531</text:p>
          </table:table-cell>
          <table:table-cell office:value-type="float" office:value="12.4429133333333" calcext:value-type="float">
            <text:p>12.4429133333333</text:p>
          </table:table-cell>
          <table:table-cell office:value-type="float" office:value="134.044784156091" calcext:value-type="float">
            <text:p>134.044784156091</text:p>
          </table:table-cell>
          <table:table-cell office:value-type="float" office:value="12.431564033618" calcext:value-type="float">
            <text:p>12.431564033618</text:p>
          </table:table-cell>
          <table:table-cell/>
          <table:table-cell table:formula="of:=[.A535]-[.C535]" office:value-type="float" office:value="-0.0000453865600036352" calcext:value-type="float">
            <text:p>-4.53865600036352E-05</text:p>
          </table:table-cell>
          <table:table-cell table:formula="of:=[.F535]/[.C535]*1000000" office:value-type="float" office:value="-0.338592510625284" calcext:value-type="float">
            <text:p>-0.338592510625284</text:p>
          </table:table-cell>
        </table:table-row>
        <table:table-row table:style-name="ro1">
          <table:table-cell office:value-type="float" office:value="134.045028686523" calcext:value-type="float">
            <text:p>134.045028686523</text:p>
          </table:table-cell>
          <table:table-cell office:value-type="float" office:value="12.4429133333333" calcext:value-type="float">
            <text:p>12.4429133333333</text:p>
          </table:table-cell>
          <table:table-cell office:value-type="float" office:value="134.044784156091" calcext:value-type="float">
            <text:p>134.044784156091</text:p>
          </table:table-cell>
          <table:table-cell office:value-type="float" office:value="12.431564033618" calcext:value-type="float">
            <text:p>12.431564033618</text:p>
          </table:table-cell>
          <table:table-cell/>
          <table:table-cell table:formula="of:=[.A536]-[.C536]" office:value-type="float" office:value="0.000244530432013335" calcext:value-type="float">
            <text:p>0.000244530432013</text:p>
          </table:table-cell>
          <table:table-cell table:formula="of:=[.F536]/[.C536]*1000000" office:value-type="float" office:value="1.82424428934576" calcext:value-type="float">
            <text:p>1.82424428934576</text:p>
          </table:table-cell>
        </table:table-row>
        <table:table-row table:style-name="ro1">
          <table:table-cell office:value-type="float" office:value="134.045318603516" calcext:value-type="float">
            <text:p>134.045318603516</text:p>
          </table:table-cell>
          <table:table-cell office:value-type="float" office:value="12.4429133333333" calcext:value-type="float">
            <text:p>12.4429133333333</text:p>
          </table:table-cell>
          <table:table-cell office:value-type="float" office:value="134.044784156091" calcext:value-type="float">
            <text:p>134.044784156091</text:p>
          </table:table-cell>
          <table:table-cell office:value-type="float" office:value="12.431564033618" calcext:value-type="float">
            <text:p>12.431564033618</text:p>
          </table:table-cell>
          <table:table-cell/>
          <table:table-cell table:formula="of:=[.A537]-[.C537]" office:value-type="float" office:value="0.000534447424996642" calcext:value-type="float">
            <text:p>0.000534447424997</text:p>
          </table:table-cell>
          <table:table-cell table:formula="of:=[.F537]/[.C537]*1000000" office:value-type="float" office:value="3.98708109652588" calcext:value-type="float">
            <text:p>3.98708109652588</text:p>
          </table:table-cell>
        </table:table-row>
        <table:table-row table:style-name="ro1">
          <table:table-cell office:value-type="float" office:value="134.045623779297" calcext:value-type="float">
            <text:p>134.045623779297</text:p>
          </table:table-cell>
          <table:table-cell office:value-type="float" office:value="12.4429133333333" calcext:value-type="float">
            <text:p>12.4429133333333</text:p>
          </table:table-cell>
          <table:table-cell office:value-type="float" office:value="134.044784156091" calcext:value-type="float">
            <text:p>134.044784156091</text:p>
          </table:table-cell>
          <table:table-cell office:value-type="float" office:value="12.431564033618" calcext:value-type="float">
            <text:p>12.431564033618</text:p>
          </table:table-cell>
          <table:table-cell/>
          <table:table-cell table:formula="of:=[.A538]-[.C538]" office:value-type="float" office:value="0.000839623205990847" calcext:value-type="float">
            <text:p>0.000839623205991</text:p>
          </table:table-cell>
          <table:table-cell table:formula="of:=[.F538]/[.C538]*1000000" office:value-type="float" office:value="6.26375141171574" calcext:value-type="float">
            <text:p>6.26375141171574</text:p>
          </table:table-cell>
        </table:table-row>
        <table:table-row table:style-name="ro1">
          <table:table-cell office:value-type="float" office:value="428.035858154297" calcext:value-type="float">
            <text:p>428.035858154297</text:p>
          </table:table-cell>
          <table:table-cell office:value-type="float" office:value="12.4429133333333" calcext:value-type="float">
            <text:p>12.4429133333333</text:p>
          </table:table-cell>
          <table:table-cell office:value-type="float" office:value="428.036691392091" calcext:value-type="float">
            <text:p>428.036691392091</text:p>
          </table:table-cell>
          <table:table-cell office:value-type="float" office:value="12.4444588117154" calcext:value-type="float">
            <text:p>12.4444588117154</text:p>
          </table:table-cell>
          <table:table-cell/>
          <table:table-cell table:formula="of:=[.A539]-[.C539]" office:value-type="float" office:value="-0.000833237793983699" calcext:value-type="float">
            <text:p>-0.000833237793984</text:p>
          </table:table-cell>
          <table:table-cell table:formula="of:=[.F539]/[.C539]*1000000" office:value-type="float" office:value="-1.94665039409071" calcext:value-type="float">
            <text:p>-1.94665039409071</text:p>
          </table:table-cell>
        </table:table-row>
        <table:table-row table:style-name="ro1">
          <table:table-cell office:value-type="float" office:value="428.037536621094" calcext:value-type="float">
            <text:p>428.037536621094</text:p>
          </table:table-cell>
          <table:table-cell office:value-type="float" office:value="12.4429133333333" calcext:value-type="float">
            <text:p>12.4429133333333</text:p>
          </table:table-cell>
          <table:table-cell office:value-type="float" office:value="428.036691392091" calcext:value-type="float">
            <text:p>428.036691392091</text:p>
          </table:table-cell>
          <table:table-cell office:value-type="float" office:value="12.4444588117154" calcext:value-type="float">
            <text:p>12.4444588117154</text:p>
          </table:table-cell>
          <table:table-cell/>
          <table:table-cell table:formula="of:=[.A540]-[.C540]" office:value-type="float" office:value="0.000845229003004988" calcext:value-type="float">
            <text:p>0.000845229003005</text:p>
          </table:table-cell>
          <table:table-cell table:formula="of:=[.F540]/[.C540]*1000000" office:value-type="float" office:value="1.97466483598888" calcext:value-type="float">
            <text:p>1.97466483598888</text:p>
          </table:table-cell>
        </table:table-row>
        <table:table-row table:style-name="ro1">
          <table:table-cell office:value-type="float" office:value="428.035858154297" calcext:value-type="float">
            <text:p>428.035858154297</text:p>
          </table:table-cell>
          <table:table-cell office:value-type="float" office:value="12.46758" calcext:value-type="float">
            <text:p>12.46758</text:p>
          </table:table-cell>
          <table:table-cell office:value-type="float" office:value="428.036691392091" calcext:value-type="float">
            <text:p>428.036691392091</text:p>
          </table:table-cell>
          <table:table-cell office:value-type="float" office:value="12.4444588117154" calcext:value-type="float">
            <text:p>12.4444588117154</text:p>
          </table:table-cell>
          <table:table-cell/>
          <table:table-cell table:formula="of:=[.A541]-[.C541]" office:value-type="float" office:value="-0.000833237793983699" calcext:value-type="float">
            <text:p>-0.000833237793984</text:p>
          </table:table-cell>
          <table:table-cell table:formula="of:=[.F541]/[.C541]*1000000" office:value-type="float" office:value="-1.94665039409071" calcext:value-type="float">
            <text:p>-1.94665039409071</text:p>
          </table:table-cell>
        </table:table-row>
        <table:table-row table:style-name="ro1">
          <table:table-cell office:value-type="float" office:value="428.037536621094" calcext:value-type="float">
            <text:p>428.037536621094</text:p>
          </table:table-cell>
          <table:table-cell office:value-type="float" office:value="12.46758" calcext:value-type="float">
            <text:p>12.46758</text:p>
          </table:table-cell>
          <table:table-cell office:value-type="float" office:value="428.036691392091" calcext:value-type="float">
            <text:p>428.036691392091</text:p>
          </table:table-cell>
          <table:table-cell office:value-type="float" office:value="12.4444588117154" calcext:value-type="float">
            <text:p>12.4444588117154</text:p>
          </table:table-cell>
          <table:table-cell/>
          <table:table-cell table:formula="of:=[.A542]-[.C542]" office:value-type="float" office:value="0.000845229003004988" calcext:value-type="float">
            <text:p>0.000845229003005</text:p>
          </table:table-cell>
          <table:table-cell table:formula="of:=[.F542]/[.C542]*1000000" office:value-type="float" office:value="1.97466483598888" calcext:value-type="float">
            <text:p>1.97466483598888</text:p>
          </table:table-cell>
        </table:table-row>
        <table:table-row table:style-name="ro1">
          <table:table-cell office:value-type="float" office:value="189.12321472168" calcext:value-type="float">
            <text:p>189.12321472168</text:p>
          </table:table-cell>
          <table:table-cell office:value-type="float" office:value="12.66275" calcext:value-type="float">
            <text:p>12.66275</text:p>
          </table:table-cell>
          <table:table-cell office:value-type="float" office:value="189.123368824091" calcext:value-type="float">
            <text:p>189.123368824091</text:p>
          </table:table-cell>
          <table:table-cell office:value-type="float" office:value="12.6654618001797" calcext:value-type="float">
            <text:p>12.6654618001797</text:p>
          </table:table-cell>
          <table:table-cell/>
          <table:table-cell table:formula="of:=[.A543]-[.C543]" office:value-type="float" office:value="-0.000154102410988344" calcext:value-type="float">
            <text:p>-0.000154102410988</text:p>
          </table:table-cell>
          <table:table-cell table:formula="of:=[.F543]/[.C543]*1000000" office:value-type="float" office:value="-0.814824799000269" calcext:value-type="float">
            <text:p>-0.814824799000269</text:p>
          </table:table-cell>
        </table:table-row>
        <table:table-row table:style-name="ro1">
          <table:table-cell office:value-type="float" office:value="189.123718261719" calcext:value-type="float">
            <text:p>189.123718261719</text:p>
          </table:table-cell>
          <table:table-cell office:value-type="float" office:value="12.66275" calcext:value-type="float">
            <text:p>12.66275</text:p>
          </table:table-cell>
          <table:table-cell office:value-type="float" office:value="189.123368824091" calcext:value-type="float">
            <text:p>189.123368824091</text:p>
          </table:table-cell>
          <table:table-cell office:value-type="float" office:value="12.6654618001797" calcext:value-type="float">
            <text:p>12.6654618001797</text:p>
          </table:table-cell>
          <table:table-cell/>
          <table:table-cell table:formula="of:=[.A544]-[.C544]" office:value-type="float" office:value="0.000349437628017313" calcext:value-type="float">
            <text:p>0.000349437628017</text:p>
          </table:table-cell>
          <table:table-cell table:formula="of:=[.F544]/[.C544]*1000000" office:value-type="float" office:value="1.84767028099174" calcext:value-type="float">
            <text:p>1.84767028099174</text:p>
          </table:table-cell>
        </table:table-row>
        <table:table-row table:style-name="ro1">
          <table:table-cell office:value-type="float" office:value="189.124206542969" calcext:value-type="float">
            <text:p>189.124206542969</text:p>
          </table:table-cell>
          <table:table-cell office:value-type="float" office:value="12.66275" calcext:value-type="float">
            <text:p>12.66275</text:p>
          </table:table-cell>
          <table:table-cell office:value-type="float" office:value="189.123368824091" calcext:value-type="float">
            <text:p>189.123368824091</text:p>
          </table:table-cell>
          <table:table-cell office:value-type="float" office:value="12.6654618001797" calcext:value-type="float">
            <text:p>12.6654618001797</text:p>
          </table:table-cell>
          <table:table-cell/>
          <table:table-cell table:formula="of:=[.A545]-[.C545]" office:value-type="float" office:value="0.000837718878017313" calcext:value-type="float">
            <text:p>0.000837718878017</text:p>
          </table:table-cell>
          <table:table-cell table:formula="of:=[.F545]/[.C545]*1000000" office:value-type="float" office:value="4.42948369218454" calcext:value-type="float">
            <text:p>4.42948369218454</text:p>
          </table:table-cell>
        </table:table-row>
        <table:table-row table:style-name="ro1">
          <table:table-cell office:value-type="float" office:value="104.070785522461" calcext:value-type="float">
            <text:p>104.070785522461</text:p>
          </table:table-cell>
          <table:table-cell office:value-type="float" office:value="12.9500866666667" calcext:value-type="float">
            <text:p>12.9500866666667</text:p>
          </table:table-cell>
          <table:table-cell office:value-type="float" office:value="104.070604980091" calcext:value-type="float">
            <text:p>104.070604980091</text:p>
          </table:table-cell>
          <table:table-cell office:value-type="float" office:value="12.9694137977602" calcext:value-type="float">
            <text:p>12.9694137977602</text:p>
          </table:table-cell>
          <table:table-cell/>
          <table:table-cell table:formula="of:=[.A546]-[.C546]" office:value-type="float" office:value="0.000180542369989212" calcext:value-type="float">
            <text:p>0.000180542369989</text:p>
          </table:table-cell>
          <table:table-cell table:formula="of:=[.F546]/[.C546]*1000000" office:value-type="float" office:value="1.73480657697483" calcext:value-type="float">
            <text:p>1.73480657697483</text:p>
          </table:table-cell>
        </table:table-row>
        <table:table-row table:style-name="ro1">
          <table:table-cell office:value-type="float" office:value="104.070991516113" calcext:value-type="float">
            <text:p>104.070991516113</text:p>
          </table:table-cell>
          <table:table-cell office:value-type="float" office:value="12.9500866666667" calcext:value-type="float">
            <text:p>12.9500866666667</text:p>
          </table:table-cell>
          <table:table-cell office:value-type="float" office:value="104.070604980091" calcext:value-type="float">
            <text:p>104.070604980091</text:p>
          </table:table-cell>
          <table:table-cell office:value-type="float" office:value="12.9694137977602" calcext:value-type="float">
            <text:p>12.9694137977602</text:p>
          </table:table-cell>
          <table:table-cell/>
          <table:table-cell table:formula="of:=[.A547]-[.C547]" office:value-type="float" office:value="0.000386536021991901" calcext:value-type="float">
            <text:p>0.000386536021992</text:p>
          </table:table-cell>
          <table:table-cell table:formula="of:=[.F547]/[.C547]*1000000" office:value-type="float" office:value="3.7141709906063" calcext:value-type="float">
            <text:p>3.7141709906063</text:p>
          </table:table-cell>
        </table:table-row>
        <table:table-row table:style-name="ro1">
          <table:table-cell office:value-type="float" office:value="242.043304443359" calcext:value-type="float">
            <text:p>242.043304443359</text:p>
          </table:table-cell>
          <table:table-cell office:value-type="float" office:value="12.9500866666667" calcext:value-type="float">
            <text:p>12.9500866666667</text:p>
          </table:table-cell>
          <table:table-cell office:value-type="float" office:value="242.042414806091" calcext:value-type="float">
            <text:p>242.042414806091</text:p>
          </table:table-cell>
          <table:table-cell office:value-type="float" office:value="12.9824169684698" calcext:value-type="float">
            <text:p>12.9824169684698</text:p>
          </table:table-cell>
          <table:table-cell/>
          <table:table-cell table:formula="of:=[.A548]-[.C548]" office:value-type="float" office:value="0.000889637268016941" calcext:value-type="float">
            <text:p>0.000889637268017</text:p>
          </table:table-cell>
          <table:table-cell table:formula="of:=[.F548]/[.C548]*1000000" office:value-type="float" office:value="3.6755428536344" calcext:value-type="float">
            <text:p>3.6755428536344</text:p>
          </table:table-cell>
        </table:table-row>
        <table:table-row table:style-name="ro1">
          <table:table-cell office:value-type="float" office:value="176.10221862793" calcext:value-type="float">
            <text:p>176.10221862793</text:p>
          </table:table-cell>
          <table:table-cell office:value-type="float" office:value="12.99908" calcext:value-type="float">
            <text:p>12.99908</text:p>
          </table:table-cell>
          <table:table-cell office:value-type="float" office:value="176.102967728091" calcext:value-type="float">
            <text:p>176.102967728091</text:p>
          </table:table-cell>
          <table:table-cell office:value-type="float" office:value="13.0302344642641" calcext:value-type="float">
            <text:p>13.0302344642641</text:p>
          </table:table-cell>
          <table:table-cell/>
          <table:table-cell table:formula="of:=[.A549]-[.C549]" office:value-type="float" office:value="-0.000749100160987837" calcext:value-type="float">
            <text:p>-0.000749100160988</text:p>
          </table:table-cell>
          <table:table-cell table:formula="of:=[.F549]/[.C549]*1000000" office:value-type="float" office:value="-4.25376227699054" calcext:value-type="float">
            <text:p>-4.25376227699054</text:p>
          </table:table-cell>
        </table:table-row>
        <table:table-row table:style-name="ro1">
          <table:table-cell office:value-type="float" office:value="176.102645874023" calcext:value-type="float">
            <text:p>176.102645874023</text:p>
          </table:table-cell>
          <table:table-cell office:value-type="float" office:value="12.99908" calcext:value-type="float">
            <text:p>12.99908</text:p>
          </table:table-cell>
          <table:table-cell office:value-type="float" office:value="176.102967728091" calcext:value-type="float">
            <text:p>176.102967728091</text:p>
          </table:table-cell>
          <table:table-cell office:value-type="float" office:value="13.0302344642641" calcext:value-type="float">
            <text:p>13.0302344642641</text:p>
          </table:table-cell>
          <table:table-cell/>
          <table:table-cell table:formula="of:=[.A550]-[.C550]" office:value-type="float" office:value="-0.000321854067976801" calcext:value-type="float">
            <text:p>-0.000321854067977</text:p>
          </table:table-cell>
          <table:table-cell table:formula="of:=[.F550]/[.C550]*1000000" office:value-type="float" office:value="-1.82764704155216" calcext:value-type="float">
            <text:p>-1.82764704155216</text:p>
          </table:table-cell>
        </table:table-row>
        <table:table-row table:style-name="ro1">
          <table:table-cell office:value-type="float" office:value="176.103088378906" calcext:value-type="float">
            <text:p>176.103088378906</text:p>
          </table:table-cell>
          <table:table-cell office:value-type="float" office:value="12.99908" calcext:value-type="float">
            <text:p>12.99908</text:p>
          </table:table-cell>
          <table:table-cell office:value-type="float" office:value="176.102967728091" calcext:value-type="float">
            <text:p>176.102967728091</text:p>
          </table:table-cell>
          <table:table-cell office:value-type="float" office:value="13.0302344642641" calcext:value-type="float">
            <text:p>13.0302344642641</text:p>
          </table:table-cell>
          <table:table-cell/>
          <table:table-cell table:formula="of:=[.A551]-[.C551]" office:value-type="float" office:value="0.000120650815006229" calcext:value-type="float">
            <text:p>0.000120650815006</text:p>
          </table:table-cell>
          <table:table-cell table:formula="of:=[.F551]/[.C551]*1000000" office:value-type="float" office:value="0.685115171894877" calcext:value-type="float">
            <text:p>0.685115171894877</text:p>
          </table:table-cell>
        </table:table-row>
        <table:table-row table:style-name="ro1">
          <table:table-cell office:value-type="float" office:value="176.103530883789" calcext:value-type="float">
            <text:p>176.103530883789</text:p>
          </table:table-cell>
          <table:table-cell office:value-type="float" office:value="12.99908" calcext:value-type="float">
            <text:p>12.99908</text:p>
          </table:table-cell>
          <table:table-cell office:value-type="float" office:value="176.102967728091" calcext:value-type="float">
            <text:p>176.102967728091</text:p>
          </table:table-cell>
          <table:table-cell office:value-type="float" office:value="13.0302344642641" calcext:value-type="float">
            <text:p>13.0302344642641</text:p>
          </table:table-cell>
          <table:table-cell/>
          <table:table-cell table:formula="of:=[.A552]-[.C552]" office:value-type="float" office:value="0.000563155698017681" calcext:value-type="float">
            <text:p>0.000563155698018</text:p>
          </table:table-cell>
          <table:table-cell table:formula="of:=[.F552]/[.C552]*1000000" office:value-type="float" office:value="3.19787738550331" calcext:value-type="float">
            <text:p>3.19787738550331</text:p>
          </table:table-cell>
        </table:table-row>
        <table:table-row table:style-name="ro1">
          <table:table-cell office:value-type="float" office:value="231.025436401367" calcext:value-type="float">
            <text:p>231.025436401367</text:p>
          </table:table-cell>
          <table:table-cell office:value-type="float" office:value="12.99908" calcext:value-type="float">
            <text:p>12.99908</text:p>
          </table:table-cell>
          <table:table-cell office:value-type="float" office:value="231.02643039409" calcext:value-type="float">
            <text:p>231.02643039409</text:p>
          </table:table-cell>
          <table:table-cell office:value-type="float" office:value="13.0277182758447" calcext:value-type="float">
            <text:p>13.0277182758447</text:p>
          </table:table-cell>
          <table:table-cell/>
          <table:table-cell table:formula="of:=[.A553]-[.C553]" office:value-type="float" office:value="-0.000993992723010706" calcext:value-type="float">
            <text:p>-0.000993992723011</text:p>
          </table:table-cell>
          <table:table-cell table:formula="of:=[.F553]/[.C553]*1000000" office:value-type="float" office:value="-4.30250651977408" calcext:value-type="float">
            <text:p>-4.30250651977408</text:p>
          </table:table-cell>
        </table:table-row>
        <table:table-row table:style-name="ro1">
          <table:table-cell office:value-type="float" office:value="231.026107788086" calcext:value-type="float">
            <text:p>231.026107788086</text:p>
          </table:table-cell>
          <table:table-cell office:value-type="float" office:value="12.99908" calcext:value-type="float">
            <text:p>12.99908</text:p>
          </table:table-cell>
          <table:table-cell office:value-type="float" office:value="231.02643039409" calcext:value-type="float">
            <text:p>231.02643039409</text:p>
          </table:table-cell>
          <table:table-cell office:value-type="float" office:value="13.0277182758447" calcext:value-type="float">
            <text:p>13.0277182758447</text:p>
          </table:table-cell>
          <table:table-cell/>
          <table:table-cell table:formula="of:=[.A554]-[.C554]" office:value-type="float" office:value="-0.000322606004004911" calcext:value-type="float">
            <text:p>-0.000322606004005</text:p>
          </table:table-cell>
          <table:table-cell table:formula="of:=[.F554]/[.C554]*1000000" office:value-type="float" office:value="-1.39640301525069" calcext:value-type="float">
            <text:p>-1.39640301525069</text:p>
          </table:table-cell>
        </table:table-row>
        <table:table-row table:style-name="ro1">
          <table:table-cell office:value-type="float" office:value="231.026763916016" calcext:value-type="float">
            <text:p>231.026763916016</text:p>
          </table:table-cell>
          <table:table-cell office:value-type="float" office:value="12.99908" calcext:value-type="float">
            <text:p>12.99908</text:p>
          </table:table-cell>
          <table:table-cell office:value-type="float" office:value="231.02643039409" calcext:value-type="float">
            <text:p>231.02643039409</text:p>
          </table:table-cell>
          <table:table-cell office:value-type="float" office:value="13.0277182758447" calcext:value-type="float">
            <text:p>13.0277182758447</text:p>
          </table:table-cell>
          <table:table-cell/>
          <table:table-cell table:formula="of:=[.A555]-[.C555]" office:value-type="float" office:value="0.000333521925995228" calcext:value-type="float">
            <text:p>0.000333521925995</text:p>
          </table:table-cell>
          <table:table-cell table:formula="of:=[.F555]/[.C555]*1000000" office:value-type="float" office:value="1.44365268262293" calcext:value-type="float">
            <text:p>1.44365268262293</text:p>
          </table:table-cell>
        </table:table-row>
        <table:table-row table:style-name="ro1">
          <table:table-cell office:value-type="float" office:value="231.027435302734" calcext:value-type="float">
            <text:p>231.027435302734</text:p>
          </table:table-cell>
          <table:table-cell office:value-type="float" office:value="12.99908" calcext:value-type="float">
            <text:p>12.99908</text:p>
          </table:table-cell>
          <table:table-cell office:value-type="float" office:value="231.02643039409" calcext:value-type="float">
            <text:p>231.02643039409</text:p>
          </table:table-cell>
          <table:table-cell office:value-type="float" office:value="13.0277182758447" calcext:value-type="float">
            <text:p>13.0277182758447</text:p>
          </table:table-cell>
          <table:table-cell/>
          <table:table-cell table:formula="of:=[.A556]-[.C556]" office:value-type="float" office:value="0.00100490864400626" calcext:value-type="float">
            <text:p>0.001004908644006</text:p>
          </table:table-cell>
          <table:table-cell table:formula="of:=[.F556]/[.C556]*1000000" office:value-type="float" office:value="4.3497561828405" calcext:value-type="float">
            <text:p>4.3497561828405</text:p>
          </table:table-cell>
        </table:table-row>
        <table:table-row table:style-name="ro1">
          <table:table-cell office:value-type="float" office:value="342.139587402344" calcext:value-type="float">
            <text:p>342.139587402344</text:p>
          </table:table-cell>
          <table:table-cell office:value-type="float" office:value="12.99908" calcext:value-type="float">
            <text:p>12.99908</text:p>
          </table:table-cell>
          <table:table-cell office:value-type="float" office:value="342.140809780091" calcext:value-type="float">
            <text:p>342.140809780091</text:p>
          </table:table-cell>
          <table:table-cell office:value-type="float" office:value="13.0240704779546" calcext:value-type="float">
            <text:p>13.0240704779546</text:p>
          </table:table-cell>
          <table:table-cell/>
          <table:table-cell table:formula="of:=[.A557]-[.C557]" office:value-type="float" office:value="-0.00122237774701262" calcext:value-type="float">
            <text:p>-0.001222377747013</text:p>
          </table:table-cell>
          <table:table-cell table:formula="of:=[.F557]/[.C557]*1000000" office:value-type="float" office:value="-3.57273295693165" calcext:value-type="float">
            <text:p>-3.57273295693165</text:p>
          </table:table-cell>
        </table:table-row>
        <table:table-row table:style-name="ro1">
          <table:table-cell office:value-type="float" office:value="342.140777587891" calcext:value-type="float">
            <text:p>342.140777587891</text:p>
          </table:table-cell>
          <table:table-cell office:value-type="float" office:value="12.99908" calcext:value-type="float">
            <text:p>12.99908</text:p>
          </table:table-cell>
          <table:table-cell office:value-type="float" office:value="342.140809780091" calcext:value-type="float">
            <text:p>342.140809780091</text:p>
          </table:table-cell>
          <table:table-cell office:value-type="float" office:value="13.0240704779546" calcext:value-type="float">
            <text:p>13.0240704779546</text:p>
          </table:table-cell>
          <table:table-cell/>
          <table:table-cell table:formula="of:=[.A558]-[.C558]" office:value-type="float" office:value="-0.0000321921999670849" calcext:value-type="float">
            <text:p>-3.21921999670849E-05</text:p>
          </table:table-cell>
          <table:table-cell table:formula="of:=[.F558]/[.C558]*1000000" office:value-type="float" office:value="-0.0940905003053457" calcext:value-type="float">
            <text:p>-0.094090500305346</text:p>
          </table:table-cell>
        </table:table-row>
        <table:table-row table:style-name="ro1">
          <table:table-cell office:value-type="float" office:value="342.141967773437" calcext:value-type="float">
            <text:p>342.141967773437</text:p>
          </table:table-cell>
          <table:table-cell office:value-type="float" office:value="12.99908" calcext:value-type="float">
            <text:p>12.99908</text:p>
          </table:table-cell>
          <table:table-cell office:value-type="float" office:value="342.140809780091" calcext:value-type="float">
            <text:p>342.140809780091</text:p>
          </table:table-cell>
          <table:table-cell office:value-type="float" office:value="13.0240704779546" calcext:value-type="float">
            <text:p>13.0240704779546</text:p>
          </table:table-cell>
          <table:table-cell/>
          <table:table-cell table:formula="of:=[.A559]-[.C559]" office:value-type="float" office:value="0.00115799334599842" calcext:value-type="float">
            <text:p>0.001157993345998</text:p>
          </table:table-cell>
          <table:table-cell table:formula="of:=[.F559]/[.C559]*1000000" office:value-type="float" office:value="3.38455195316429" calcext:value-type="float">
            <text:p>3.38455195316429</text:p>
          </table:table-cell>
        </table:table-row>
        <table:table-row table:style-name="ro1">
          <table:table-cell office:value-type="float" office:value="176.10221862793" calcext:value-type="float">
            <text:p>176.10221862793</text:p>
          </table:table-cell>
          <table:table-cell office:value-type="float" office:value="13.0229116666667" calcext:value-type="float">
            <text:p>13.0229116666667</text:p>
          </table:table-cell>
          <table:table-cell office:value-type="float" office:value="176.102967728091" calcext:value-type="float">
            <text:p>176.102967728091</text:p>
          </table:table-cell>
          <table:table-cell office:value-type="float" office:value="13.0302344642641" calcext:value-type="float">
            <text:p>13.0302344642641</text:p>
          </table:table-cell>
          <table:table-cell/>
          <table:table-cell table:formula="of:=[.A560]-[.C560]" office:value-type="float" office:value="-0.000749100160987837" calcext:value-type="float">
            <text:p>-0.000749100160988</text:p>
          </table:table-cell>
          <table:table-cell table:formula="of:=[.F560]/[.C560]*1000000" office:value-type="float" office:value="-4.25376227699054" calcext:value-type="float">
            <text:p>-4.25376227699054</text:p>
          </table:table-cell>
        </table:table-row>
        <table:table-row table:style-name="ro1">
          <table:table-cell office:value-type="float" office:value="176.102645874023" calcext:value-type="float">
            <text:p>176.102645874023</text:p>
          </table:table-cell>
          <table:table-cell office:value-type="float" office:value="13.0229116666667" calcext:value-type="float">
            <text:p>13.0229116666667</text:p>
          </table:table-cell>
          <table:table-cell office:value-type="float" office:value="176.102967728091" calcext:value-type="float">
            <text:p>176.102967728091</text:p>
          </table:table-cell>
          <table:table-cell office:value-type="float" office:value="13.0302344642641" calcext:value-type="float">
            <text:p>13.0302344642641</text:p>
          </table:table-cell>
          <table:table-cell/>
          <table:table-cell table:formula="of:=[.A561]-[.C561]" office:value-type="float" office:value="-0.000321854067976801" calcext:value-type="float">
            <text:p>-0.000321854067977</text:p>
          </table:table-cell>
          <table:table-cell table:formula="of:=[.F561]/[.C561]*1000000" office:value-type="float" office:value="-1.82764704155216" calcext:value-type="float">
            <text:p>-1.82764704155216</text:p>
          </table:table-cell>
        </table:table-row>
        <table:table-row table:style-name="ro1">
          <table:table-cell office:value-type="float" office:value="176.103088378906" calcext:value-type="float">
            <text:p>176.103088378906</text:p>
          </table:table-cell>
          <table:table-cell office:value-type="float" office:value="13.0229116666667" calcext:value-type="float">
            <text:p>13.0229116666667</text:p>
          </table:table-cell>
          <table:table-cell office:value-type="float" office:value="176.102967728091" calcext:value-type="float">
            <text:p>176.102967728091</text:p>
          </table:table-cell>
          <table:table-cell office:value-type="float" office:value="13.0302344642641" calcext:value-type="float">
            <text:p>13.0302344642641</text:p>
          </table:table-cell>
          <table:table-cell/>
          <table:table-cell table:formula="of:=[.A562]-[.C562]" office:value-type="float" office:value="0.000120650815006229" calcext:value-type="float">
            <text:p>0.000120650815006</text:p>
          </table:table-cell>
          <table:table-cell table:formula="of:=[.F562]/[.C562]*1000000" office:value-type="float" office:value="0.685115171894877" calcext:value-type="float">
            <text:p>0.685115171894877</text:p>
          </table:table-cell>
        </table:table-row>
        <table:table-row table:style-name="ro1">
          <table:table-cell office:value-type="float" office:value="176.103530883789" calcext:value-type="float">
            <text:p>176.103530883789</text:p>
          </table:table-cell>
          <table:table-cell office:value-type="float" office:value="13.0229116666667" calcext:value-type="float">
            <text:p>13.0229116666667</text:p>
          </table:table-cell>
          <table:table-cell office:value-type="float" office:value="176.102967728091" calcext:value-type="float">
            <text:p>176.102967728091</text:p>
          </table:table-cell>
          <table:table-cell office:value-type="float" office:value="13.0302344642641" calcext:value-type="float">
            <text:p>13.0302344642641</text:p>
          </table:table-cell>
          <table:table-cell/>
          <table:table-cell table:formula="of:=[.A563]-[.C563]" office:value-type="float" office:value="0.000563155698017681" calcext:value-type="float">
            <text:p>0.000563155698018</text:p>
          </table:table-cell>
          <table:table-cell table:formula="of:=[.F563]/[.C563]*1000000" office:value-type="float" office:value="3.19787738550331" calcext:value-type="float">
            <text:p>3.19787738550331</text:p>
          </table:table-cell>
        </table:table-row>
        <table:table-row table:style-name="ro1">
          <table:table-cell office:value-type="float" office:value="231.026107788086" calcext:value-type="float">
            <text:p>231.026107788086</text:p>
          </table:table-cell>
          <table:table-cell office:value-type="float" office:value="13.0229116666667" calcext:value-type="float">
            <text:p>13.0229116666667</text:p>
          </table:table-cell>
          <table:table-cell office:value-type="float" office:value="231.02643039409" calcext:value-type="float">
            <text:p>231.02643039409</text:p>
          </table:table-cell>
          <table:table-cell office:value-type="float" office:value="13.0277182758447" calcext:value-type="float">
            <text:p>13.0277182758447</text:p>
          </table:table-cell>
          <table:table-cell/>
          <table:table-cell table:formula="of:=[.A564]-[.C564]" office:value-type="float" office:value="-0.000322606004004911" calcext:value-type="float">
            <text:p>-0.000322606004005</text:p>
          </table:table-cell>
          <table:table-cell table:formula="of:=[.F564]/[.C564]*1000000" office:value-type="float" office:value="-1.39640301525069" calcext:value-type="float">
            <text:p>-1.39640301525069</text:p>
          </table:table-cell>
        </table:table-row>
        <table:table-row table:style-name="ro1">
          <table:table-cell office:value-type="float" office:value="231.026763916016" calcext:value-type="float">
            <text:p>231.026763916016</text:p>
          </table:table-cell>
          <table:table-cell office:value-type="float" office:value="13.0229116666667" calcext:value-type="float">
            <text:p>13.0229116666667</text:p>
          </table:table-cell>
          <table:table-cell office:value-type="float" office:value="231.02643039409" calcext:value-type="float">
            <text:p>231.02643039409</text:p>
          </table:table-cell>
          <table:table-cell office:value-type="float" office:value="13.0277182758447" calcext:value-type="float">
            <text:p>13.0277182758447</text:p>
          </table:table-cell>
          <table:table-cell/>
          <table:table-cell table:formula="of:=[.A565]-[.C565]" office:value-type="float" office:value="0.000333521925995228" calcext:value-type="float">
            <text:p>0.000333521925995</text:p>
          </table:table-cell>
          <table:table-cell table:formula="of:=[.F565]/[.C565]*1000000" office:value-type="float" office:value="1.44365268262293" calcext:value-type="float">
            <text:p>1.44365268262293</text:p>
          </table:table-cell>
        </table:table-row>
        <table:table-row table:style-name="ro1">
          <table:table-cell office:value-type="float" office:value="231.027435302734" calcext:value-type="float">
            <text:p>231.027435302734</text:p>
          </table:table-cell>
          <table:table-cell office:value-type="float" office:value="13.0229116666667" calcext:value-type="float">
            <text:p>13.0229116666667</text:p>
          </table:table-cell>
          <table:table-cell office:value-type="float" office:value="231.02643039409" calcext:value-type="float">
            <text:p>231.02643039409</text:p>
          </table:table-cell>
          <table:table-cell office:value-type="float" office:value="13.0277182758447" calcext:value-type="float">
            <text:p>13.0277182758447</text:p>
          </table:table-cell>
          <table:table-cell/>
          <table:table-cell table:formula="of:=[.A566]-[.C566]" office:value-type="float" office:value="0.00100490864400626" calcext:value-type="float">
            <text:p>0.001004908644006</text:p>
          </table:table-cell>
          <table:table-cell table:formula="of:=[.F566]/[.C566]*1000000" office:value-type="float" office:value="4.3497561828405" calcext:value-type="float">
            <text:p>4.3497561828405</text:p>
          </table:table-cell>
        </table:table-row>
        <table:table-row table:style-name="ro1">
          <table:table-cell office:value-type="float" office:value="176.10221862793" calcext:value-type="float">
            <text:p>176.10221862793</text:p>
          </table:table-cell>
          <table:table-cell office:value-type="float" office:value="13.0467483333333" calcext:value-type="float">
            <text:p>13.0467483333333</text:p>
          </table:table-cell>
          <table:table-cell office:value-type="float" office:value="176.102967728091" calcext:value-type="float">
            <text:p>176.102967728091</text:p>
          </table:table-cell>
          <table:table-cell office:value-type="float" office:value="13.0302344642641" calcext:value-type="float">
            <text:p>13.0302344642641</text:p>
          </table:table-cell>
          <table:table-cell/>
          <table:table-cell table:formula="of:=[.A567]-[.C567]" office:value-type="float" office:value="-0.000749100160987837" calcext:value-type="float">
            <text:p>-0.000749100160988</text:p>
          </table:table-cell>
          <table:table-cell table:formula="of:=[.F567]/[.C567]*1000000" office:value-type="float" office:value="-4.25376227699054" calcext:value-type="float">
            <text:p>-4.25376227699054</text:p>
          </table:table-cell>
        </table:table-row>
        <table:table-row table:style-name="ro1">
          <table:table-cell office:value-type="float" office:value="176.102645874023" calcext:value-type="float">
            <text:p>176.102645874023</text:p>
          </table:table-cell>
          <table:table-cell office:value-type="float" office:value="13.0467483333333" calcext:value-type="float">
            <text:p>13.0467483333333</text:p>
          </table:table-cell>
          <table:table-cell office:value-type="float" office:value="176.102967728091" calcext:value-type="float">
            <text:p>176.102967728091</text:p>
          </table:table-cell>
          <table:table-cell office:value-type="float" office:value="13.0302344642641" calcext:value-type="float">
            <text:p>13.0302344642641</text:p>
          </table:table-cell>
          <table:table-cell/>
          <table:table-cell table:formula="of:=[.A568]-[.C568]" office:value-type="float" office:value="-0.000321854067976801" calcext:value-type="float">
            <text:p>-0.000321854067977</text:p>
          </table:table-cell>
          <table:table-cell table:formula="of:=[.F568]/[.C568]*1000000" office:value-type="float" office:value="-1.82764704155216" calcext:value-type="float">
            <text:p>-1.82764704155216</text:p>
          </table:table-cell>
        </table:table-row>
        <table:table-row table:style-name="ro1">
          <table:table-cell office:value-type="float" office:value="176.103088378906" calcext:value-type="float">
            <text:p>176.103088378906</text:p>
          </table:table-cell>
          <table:table-cell office:value-type="float" office:value="13.0467483333333" calcext:value-type="float">
            <text:p>13.0467483333333</text:p>
          </table:table-cell>
          <table:table-cell office:value-type="float" office:value="176.102967728091" calcext:value-type="float">
            <text:p>176.102967728091</text:p>
          </table:table-cell>
          <table:table-cell office:value-type="float" office:value="13.0302344642641" calcext:value-type="float">
            <text:p>13.0302344642641</text:p>
          </table:table-cell>
          <table:table-cell/>
          <table:table-cell table:formula="of:=[.A569]-[.C569]" office:value-type="float" office:value="0.000120650815006229" calcext:value-type="float">
            <text:p>0.000120650815006</text:p>
          </table:table-cell>
          <table:table-cell table:formula="of:=[.F569]/[.C569]*1000000" office:value-type="float" office:value="0.685115171894877" calcext:value-type="float">
            <text:p>0.685115171894877</text:p>
          </table:table-cell>
        </table:table-row>
        <table:table-row table:style-name="ro1">
          <table:table-cell office:value-type="float" office:value="176.103530883789" calcext:value-type="float">
            <text:p>176.103530883789</text:p>
          </table:table-cell>
          <table:table-cell office:value-type="float" office:value="13.0467483333333" calcext:value-type="float">
            <text:p>13.0467483333333</text:p>
          </table:table-cell>
          <table:table-cell office:value-type="float" office:value="176.102967728091" calcext:value-type="float">
            <text:p>176.102967728091</text:p>
          </table:table-cell>
          <table:table-cell office:value-type="float" office:value="13.0302344642641" calcext:value-type="float">
            <text:p>13.0302344642641</text:p>
          </table:table-cell>
          <table:table-cell/>
          <table:table-cell table:formula="of:=[.A570]-[.C570]" office:value-type="float" office:value="0.000563155698017681" calcext:value-type="float">
            <text:p>0.000563155698018</text:p>
          </table:table-cell>
          <table:table-cell table:formula="of:=[.F570]/[.C570]*1000000" office:value-type="float" office:value="3.19787738550331" calcext:value-type="float">
            <text:p>3.19787738550331</text:p>
          </table:table-cell>
        </table:table-row>
        <table:table-row table:style-name="ro1">
          <table:table-cell office:value-type="float" office:value="342.139587402344" calcext:value-type="float">
            <text:p>342.139587402344</text:p>
          </table:table-cell>
          <table:table-cell office:value-type="float" office:value="13.0467483333333" calcext:value-type="float">
            <text:p>13.0467483333333</text:p>
          </table:table-cell>
          <table:table-cell office:value-type="float" office:value="342.140809780091" calcext:value-type="float">
            <text:p>342.140809780091</text:p>
          </table:table-cell>
          <table:table-cell office:value-type="float" office:value="13.0240704779546" calcext:value-type="float">
            <text:p>13.0240704779546</text:p>
          </table:table-cell>
          <table:table-cell/>
          <table:table-cell table:formula="of:=[.A571]-[.C571]" office:value-type="float" office:value="-0.00122237774701262" calcext:value-type="float">
            <text:p>-0.001222377747013</text:p>
          </table:table-cell>
          <table:table-cell table:formula="of:=[.F571]/[.C571]*1000000" office:value-type="float" office:value="-3.57273295693165" calcext:value-type="float">
            <text:p>-3.57273295693165</text:p>
          </table:table-cell>
        </table:table-row>
        <table:table-row table:style-name="ro1">
          <table:table-cell office:value-type="float" office:value="342.140777587891" calcext:value-type="float">
            <text:p>342.140777587891</text:p>
          </table:table-cell>
          <table:table-cell office:value-type="float" office:value="13.0467483333333" calcext:value-type="float">
            <text:p>13.0467483333333</text:p>
          </table:table-cell>
          <table:table-cell office:value-type="float" office:value="342.140809780091" calcext:value-type="float">
            <text:p>342.140809780091</text:p>
          </table:table-cell>
          <table:table-cell office:value-type="float" office:value="13.0240704779546" calcext:value-type="float">
            <text:p>13.0240704779546</text:p>
          </table:table-cell>
          <table:table-cell/>
          <table:table-cell table:formula="of:=[.A572]-[.C572]" office:value-type="float" office:value="-0.0000321921999670849" calcext:value-type="float">
            <text:p>-3.21921999670849E-05</text:p>
          </table:table-cell>
          <table:table-cell table:formula="of:=[.F572]/[.C572]*1000000" office:value-type="float" office:value="-0.0940905003053457" calcext:value-type="float">
            <text:p>-0.094090500305346</text:p>
          </table:table-cell>
        </table:table-row>
        <table:table-row table:style-name="ro1">
          <table:table-cell office:value-type="float" office:value="342.141967773437" calcext:value-type="float">
            <text:p>342.141967773437</text:p>
          </table:table-cell>
          <table:table-cell office:value-type="float" office:value="13.0467483333333" calcext:value-type="float">
            <text:p>13.0467483333333</text:p>
          </table:table-cell>
          <table:table-cell office:value-type="float" office:value="342.140809780091" calcext:value-type="float">
            <text:p>342.140809780091</text:p>
          </table:table-cell>
          <table:table-cell office:value-type="float" office:value="13.0240704779546" calcext:value-type="float">
            <text:p>13.0240704779546</text:p>
          </table:table-cell>
          <table:table-cell/>
          <table:table-cell table:formula="of:=[.A573]-[.C573]" office:value-type="float" office:value="0.00115799334599842" calcext:value-type="float">
            <text:p>0.001157993345998</text:p>
          </table:table-cell>
          <table:table-cell table:formula="of:=[.F573]/[.C573]*1000000" office:value-type="float" office:value="3.38455195316429" calcext:value-type="float">
            <text:p>3.38455195316429</text:p>
          </table:table-cell>
        </table:table-row>
        <table:table-row table:style-name="ro1">
          <table:table-cell office:value-type="float" office:value="273.037689208984" calcext:value-type="float">
            <text:p>273.037689208984</text:p>
          </table:table-cell>
          <table:table-cell office:value-type="float" office:value="13.6439116666667" calcext:value-type="float">
            <text:p>13.6439116666667</text:p>
          </table:table-cell>
          <table:table-cell office:value-type="float" office:value="273.036995078091" calcext:value-type="float">
            <text:p>273.036995078091</text:p>
          </table:table-cell>
          <table:table-cell office:value-type="float" office:value="13.6610416028651" calcext:value-type="float">
            <text:p>13.6610416028651</text:p>
          </table:table-cell>
          <table:table-cell/>
          <table:table-cell table:formula="of:=[.A574]-[.C574]" office:value-type="float" office:value="0.000694130892952671" calcext:value-type="float">
            <text:p>0.000694130892953</text:p>
          </table:table-cell>
          <table:table-cell table:formula="of:=[.F574]/[.C574]*1000000" office:value-type="float" office:value="2.54225949400792" calcext:value-type="float">
            <text:p>2.54225949400792</text:p>
          </table:table-cell>
        </table:table-row>
        <table:table-row table:style-name="ro1">
          <table:table-cell office:value-type="float" office:value="260.052185058594" calcext:value-type="float">
            <text:p>260.052185058594</text:p>
          </table:table-cell>
          <table:table-cell office:value-type="float" office:value="13.6679133333333" calcext:value-type="float">
            <text:p>13.6679133333333</text:p>
          </table:table-cell>
          <table:table-cell office:value-type="float" office:value="260.052979490091" calcext:value-type="float">
            <text:p>260.052979490091</text:p>
          </table:table-cell>
          <table:table-cell office:value-type="float" office:value="13.7" calcext:value-type="float">
            <text:p>13.7</text:p>
          </table:table-cell>
          <table:table-cell/>
          <table:table-cell table:formula="of:=[.A575]-[.C575]" office:value-type="float" office:value="-0.000794431497013193" calcext:value-type="float">
            <text:p>-0.000794431497013</text:p>
          </table:table-cell>
          <table:table-cell table:formula="of:=[.F575]/[.C575]*1000000" office:value-type="float" office:value="-3.05488327251972" calcext:value-type="float">
            <text:p>-3.05488327251972</text:p>
          </table:table-cell>
        </table:table-row>
        <table:table-row table:style-name="ro1">
          <table:table-cell office:value-type="float" office:value="260.052978515625" calcext:value-type="float">
            <text:p>260.052978515625</text:p>
          </table:table-cell>
          <table:table-cell office:value-type="float" office:value="13.6679133333333" calcext:value-type="float">
            <text:p>13.6679133333333</text:p>
          </table:table-cell>
          <table:table-cell office:value-type="float" office:value="260.052979490091" calcext:value-type="float">
            <text:p>260.052979490091</text:p>
          </table:table-cell>
          <table:table-cell office:value-type="float" office:value="13.7" calcext:value-type="float">
            <text:p>13.7</text:p>
          </table:table-cell>
          <table:table-cell/>
          <table:table-cell table:formula="of:=[.A576]-[.C576]" office:value-type="float" office:value="-0.000000974465990566387" calcext:value-type="float">
            <text:p>-9.74465990566387E-07</text:p>
          </table:table-cell>
          <table:table-cell table:formula="of:=[.F576]/[.C576]*1000000" office:value-type="float" office:value="-0.00374718256440326" calcext:value-type="float">
            <text:p>-0.003747182564403</text:p>
          </table:table-cell>
        </table:table-row>
        <table:table-row table:style-name="ro1">
          <table:table-cell office:value-type="float" office:value="260.053771972656" calcext:value-type="float">
            <text:p>260.053771972656</text:p>
          </table:table-cell>
          <table:table-cell office:value-type="float" office:value="13.6679133333333" calcext:value-type="float">
            <text:p>13.6679133333333</text:p>
          </table:table-cell>
          <table:table-cell office:value-type="float" office:value="260.052979490091" calcext:value-type="float">
            <text:p>260.052979490091</text:p>
          </table:table-cell>
          <table:table-cell office:value-type="float" office:value="13.7" calcext:value-type="float">
            <text:p>13.7</text:p>
          </table:table-cell>
          <table:table-cell/>
          <table:table-cell table:formula="of:=[.A577]-[.C577]" office:value-type="float" office:value="0.00079248256503206" calcext:value-type="float">
            <text:p>0.000792482565032</text:p>
          </table:table-cell>
          <table:table-cell table:formula="of:=[.F577]/[.C577]*1000000" office:value-type="float" office:value="3.04738890739091" calcext:value-type="float">
            <text:p>3.04738890739091</text:p>
          </table:table-cell>
        </table:table-row>
        <table:table-row table:style-name="ro1">
          <table:table-cell office:value-type="float" office:value="260.052185058594" calcext:value-type="float">
            <text:p>260.052185058594</text:p>
          </table:table-cell>
          <table:table-cell office:value-type="float" office:value="13.69092" calcext:value-type="float">
            <text:p>13.69092</text:p>
          </table:table-cell>
          <table:table-cell office:value-type="float" office:value="260.052979490091" calcext:value-type="float">
            <text:p>260.052979490091</text:p>
          </table:table-cell>
          <table:table-cell office:value-type="float" office:value="13.7" calcext:value-type="float">
            <text:p>13.7</text:p>
          </table:table-cell>
          <table:table-cell/>
          <table:table-cell table:formula="of:=[.A578]-[.C578]" office:value-type="float" office:value="-0.000794431497013193" calcext:value-type="float">
            <text:p>-0.000794431497013</text:p>
          </table:table-cell>
          <table:table-cell table:formula="of:=[.F578]/[.C578]*1000000" office:value-type="float" office:value="-3.05488327251972" calcext:value-type="float">
            <text:p>-3.05488327251972</text:p>
          </table:table-cell>
        </table:table-row>
        <table:table-row table:style-name="ro1">
          <table:table-cell office:value-type="float" office:value="260.052978515625" calcext:value-type="float">
            <text:p>260.052978515625</text:p>
          </table:table-cell>
          <table:table-cell office:value-type="float" office:value="13.69092" calcext:value-type="float">
            <text:p>13.69092</text:p>
          </table:table-cell>
          <table:table-cell office:value-type="float" office:value="260.052979490091" calcext:value-type="float">
            <text:p>260.052979490091</text:p>
          </table:table-cell>
          <table:table-cell office:value-type="float" office:value="13.7" calcext:value-type="float">
            <text:p>13.7</text:p>
          </table:table-cell>
          <table:table-cell/>
          <table:table-cell table:formula="of:=[.A579]-[.C579]" office:value-type="float" office:value="-0.000000974465990566387" calcext:value-type="float">
            <text:p>-9.74465990566387E-07</text:p>
          </table:table-cell>
          <table:table-cell table:formula="of:=[.F579]/[.C579]*1000000" office:value-type="float" office:value="-0.00374718256440326" calcext:value-type="float">
            <text:p>-0.003747182564403</text:p>
          </table:table-cell>
        </table:table-row>
        <table:table-row table:style-name="ro1">
          <table:table-cell office:value-type="float" office:value="260.053771972656" calcext:value-type="float">
            <text:p>260.053771972656</text:p>
          </table:table-cell>
          <table:table-cell office:value-type="float" office:value="13.69092" calcext:value-type="float">
            <text:p>13.69092</text:p>
          </table:table-cell>
          <table:table-cell office:value-type="float" office:value="260.052979490091" calcext:value-type="float">
            <text:p>260.052979490091</text:p>
          </table:table-cell>
          <table:table-cell office:value-type="float" office:value="13.7" calcext:value-type="float">
            <text:p>13.7</text:p>
          </table:table-cell>
          <table:table-cell/>
          <table:table-cell table:formula="of:=[.A580]-[.C580]" office:value-type="float" office:value="0.00079248256503206" calcext:value-type="float">
            <text:p>0.000792482565032</text:p>
          </table:table-cell>
          <table:table-cell table:formula="of:=[.F580]/[.C580]*1000000" office:value-type="float" office:value="3.04738890739091" calcext:value-type="float">
            <text:p>3.04738890739091</text:p>
          </table:table-cell>
        </table:table-row>
        <table:table-row table:style-name="ro1">
          <table:table-cell office:value-type="float" office:value="581.08740234375" calcext:value-type="float">
            <text:p>581.08740234375</text:p>
          </table:table-cell>
          <table:table-cell office:value-type="float" office:value="13.69092" calcext:value-type="float">
            <text:p>13.69092</text:p>
          </table:table-cell>
          <table:table-cell office:value-type="float" office:value="581.08784307209" calcext:value-type="float">
            <text:p>581.08784307209</text:p>
          </table:table-cell>
          <table:table-cell office:value-type="float" office:value="13.7164264756145" calcext:value-type="float">
            <text:p>13.7164264756145</text:p>
          </table:table-cell>
          <table:table-cell/>
          <table:table-cell table:formula="of:=[.A581]-[.C581]" office:value-type="float" office:value="-0.000440728339981433" calcext:value-type="float">
            <text:p>-0.000440728339981</text:p>
          </table:table-cell>
          <table:table-cell table:formula="of:=[.F581]/[.C581]*1000000" office:value-type="float" office:value="-0.758453898555844" calcext:value-type="float">
            <text:p>-0.758453898555844</text:p>
          </table:table-cell>
        </table:table-row>
        <table:table-row table:style-name="ro1">
          <table:table-cell office:value-type="float" office:value="581.090087890625" calcext:value-type="float">
            <text:p>581.090087890625</text:p>
          </table:table-cell>
          <table:table-cell office:value-type="float" office:value="13.69092" calcext:value-type="float">
            <text:p>13.69092</text:p>
          </table:table-cell>
          <table:table-cell office:value-type="float" office:value="581.08784307209" calcext:value-type="float">
            <text:p>581.08784307209</text:p>
          </table:table-cell>
          <table:table-cell office:value-type="float" office:value="13.7164264756145" calcext:value-type="float">
            <text:p>13.7164264756145</text:p>
          </table:table-cell>
          <table:table-cell/>
          <table:table-cell table:formula="of:=[.A582]-[.C582]" office:value-type="float" office:value="0.00224481853501857" calcext:value-type="float">
            <text:p>0.002244818535019</text:p>
          </table:table-cell>
          <table:table-cell table:formula="of:=[.F582]/[.C582]*1000000" office:value-type="float" office:value="3.86313112859268" calcext:value-type="float">
            <text:p>3.86313112859268</text:p>
          </table:table-cell>
        </table:table-row>
        <table:table-row table:style-name="ro1">
          <table:table-cell office:value-type="float" office:value="260.052978515625" calcext:value-type="float">
            <text:p>260.052978515625</text:p>
          </table:table-cell>
          <table:table-cell office:value-type="float" office:value="13.7139116666667" calcext:value-type="float">
            <text:p>13.7139116666667</text:p>
          </table:table-cell>
          <table:table-cell office:value-type="float" office:value="260.052979490091" calcext:value-type="float">
            <text:p>260.052979490091</text:p>
          </table:table-cell>
          <table:table-cell office:value-type="float" office:value="13.7" calcext:value-type="float">
            <text:p>13.7</text:p>
          </table:table-cell>
          <table:table-cell/>
          <table:table-cell table:formula="of:=[.A583]-[.C583]" office:value-type="float" office:value="-0.000000974465990566387" calcext:value-type="float">
            <text:p>-9.74465990566387E-07</text:p>
          </table:table-cell>
          <table:table-cell table:formula="of:=[.F583]/[.C583]*1000000" office:value-type="float" office:value="-0.00374718256440326" calcext:value-type="float">
            <text:p>-0.003747182564403</text:p>
          </table:table-cell>
        </table:table-row>
        <table:table-row table:style-name="ro1">
          <table:table-cell office:value-type="float" office:value="260.053771972656" calcext:value-type="float">
            <text:p>260.053771972656</text:p>
          </table:table-cell>
          <table:table-cell office:value-type="float" office:value="13.7139116666667" calcext:value-type="float">
            <text:p>13.7139116666667</text:p>
          </table:table-cell>
          <table:table-cell office:value-type="float" office:value="260.052979490091" calcext:value-type="float">
            <text:p>260.052979490091</text:p>
          </table:table-cell>
          <table:table-cell office:value-type="float" office:value="13.7" calcext:value-type="float">
            <text:p>13.7</text:p>
          </table:table-cell>
          <table:table-cell/>
          <table:table-cell table:formula="of:=[.A584]-[.C584]" office:value-type="float" office:value="0.00079248256503206" calcext:value-type="float">
            <text:p>0.000792482565032</text:p>
          </table:table-cell>
          <table:table-cell table:formula="of:=[.F584]/[.C584]*1000000" office:value-type="float" office:value="3.04738890739091" calcext:value-type="float">
            <text:p>3.04738890739091</text:p>
          </table:table-cell>
        </table:table-row>
        <table:table-row table:style-name="ro1">
          <table:table-cell office:value-type="float" office:value="422.035034179688" calcext:value-type="float">
            <text:p>422.035034179688</text:p>
          </table:table-cell>
          <table:table-cell office:value-type="float" office:value="13.7139116666667" calcext:value-type="float">
            <text:p>13.7139116666667</text:p>
          </table:table-cell>
          <table:table-cell office:value-type="float" office:value="422.036022696091" calcext:value-type="float">
            <text:p>422.036022696091</text:p>
          </table:table-cell>
          <table:table-cell office:value-type="float" office:value="13.731703249485" calcext:value-type="float">
            <text:p>13.731703249485</text:p>
          </table:table-cell>
          <table:table-cell/>
          <table:table-cell table:formula="of:=[.A585]-[.C585]" office:value-type="float" office:value="-0.000988516402969708" calcext:value-type="float">
            <text:p>-0.00098851640297</text:p>
          </table:table-cell>
          <table:table-cell table:formula="of:=[.F585]/[.C585]*1000000" office:value-type="float" office:value="-2.34225599192878" calcext:value-type="float">
            <text:p>-2.34225599192878</text:p>
          </table:table-cell>
        </table:table-row>
        <table:table-row table:style-name="ro1">
          <table:table-cell office:value-type="float" office:value="422.036682128906" calcext:value-type="float">
            <text:p>422.036682128906</text:p>
          </table:table-cell>
          <table:table-cell office:value-type="float" office:value="13.7139116666667" calcext:value-type="float">
            <text:p>13.7139116666667</text:p>
          </table:table-cell>
          <table:table-cell office:value-type="float" office:value="422.036022696091" calcext:value-type="float">
            <text:p>422.036022696091</text:p>
          </table:table-cell>
          <table:table-cell office:value-type="float" office:value="13.731703249485" calcext:value-type="float">
            <text:p>13.731703249485</text:p>
          </table:table-cell>
          <table:table-cell/>
          <table:table-cell table:formula="of:=[.A586]-[.C586]" office:value-type="float" office:value="0.000659432815041328" calcext:value-type="float">
            <text:p>0.000659432815041</text:p>
          </table:table-cell>
          <table:table-cell table:formula="of:=[.F586]/[.C586]*1000000" office:value-type="float" office:value="1.56250362428467" calcext:value-type="float">
            <text:p>1.56250362428467</text:p>
          </table:table-cell>
        </table:table-row>
        <table:table-row table:style-name="ro1">
          <table:table-cell office:value-type="float" office:value="581.08740234375" calcext:value-type="float">
            <text:p>581.08740234375</text:p>
          </table:table-cell>
          <table:table-cell office:value-type="float" office:value="13.7139116666667" calcext:value-type="float">
            <text:p>13.7139116666667</text:p>
          </table:table-cell>
          <table:table-cell office:value-type="float" office:value="581.08784307209" calcext:value-type="float">
            <text:p>581.08784307209</text:p>
          </table:table-cell>
          <table:table-cell office:value-type="float" office:value="13.7164264756145" calcext:value-type="float">
            <text:p>13.7164264756145</text:p>
          </table:table-cell>
          <table:table-cell/>
          <table:table-cell table:formula="of:=[.A587]-[.C587]" office:value-type="float" office:value="-0.000440728339981433" calcext:value-type="float">
            <text:p>-0.000440728339981</text:p>
          </table:table-cell>
          <table:table-cell table:formula="of:=[.F587]/[.C587]*1000000" office:value-type="float" office:value="-0.758453898555844" calcext:value-type="float">
            <text:p>-0.758453898555844</text:p>
          </table:table-cell>
        </table:table-row>
        <table:table-row table:style-name="ro1">
          <table:table-cell office:value-type="float" office:value="581.090087890625" calcext:value-type="float">
            <text:p>581.090087890625</text:p>
          </table:table-cell>
          <table:table-cell office:value-type="float" office:value="13.7139116666667" calcext:value-type="float">
            <text:p>13.7139116666667</text:p>
          </table:table-cell>
          <table:table-cell office:value-type="float" office:value="581.08784307209" calcext:value-type="float">
            <text:p>581.08784307209</text:p>
          </table:table-cell>
          <table:table-cell office:value-type="float" office:value="13.7164264756145" calcext:value-type="float">
            <text:p>13.7164264756145</text:p>
          </table:table-cell>
          <table:table-cell/>
          <table:table-cell table:formula="of:=[.A588]-[.C588]" office:value-type="float" office:value="0.00224481853501857" calcext:value-type="float">
            <text:p>0.002244818535019</text:p>
          </table:table-cell>
          <table:table-cell table:formula="of:=[.F588]/[.C588]*1000000" office:value-type="float" office:value="3.86313112859268" calcext:value-type="float">
            <text:p>3.86313112859268</text:p>
          </table:table-cell>
        </table:table-row>
        <table:table-row table:style-name="ro1">
          <table:table-cell office:value-type="float" office:value="422.035034179688" calcext:value-type="float">
            <text:p>422.035034179688</text:p>
          </table:table-cell>
          <table:table-cell office:value-type="float" office:value="13.7369116666667" calcext:value-type="float">
            <text:p>13.7369116666667</text:p>
          </table:table-cell>
          <table:table-cell office:value-type="float" office:value="422.036022696091" calcext:value-type="float">
            <text:p>422.036022696091</text:p>
          </table:table-cell>
          <table:table-cell office:value-type="float" office:value="13.731703249485" calcext:value-type="float">
            <text:p>13.731703249485</text:p>
          </table:table-cell>
          <table:table-cell/>
          <table:table-cell table:formula="of:=[.A589]-[.C589]" office:value-type="float" office:value="-0.000988516402969708" calcext:value-type="float">
            <text:p>-0.00098851640297</text:p>
          </table:table-cell>
          <table:table-cell table:formula="of:=[.F589]/[.C589]*1000000" office:value-type="float" office:value="-2.34225599192878" calcext:value-type="float">
            <text:p>-2.34225599192878</text:p>
          </table:table-cell>
        </table:table-row>
        <table:table-row table:style-name="ro1">
          <table:table-cell office:value-type="float" office:value="422.036682128906" calcext:value-type="float">
            <text:p>422.036682128906</text:p>
          </table:table-cell>
          <table:table-cell office:value-type="float" office:value="13.7369116666667" calcext:value-type="float">
            <text:p>13.7369116666667</text:p>
          </table:table-cell>
          <table:table-cell office:value-type="float" office:value="422.036022696091" calcext:value-type="float">
            <text:p>422.036022696091</text:p>
          </table:table-cell>
          <table:table-cell office:value-type="float" office:value="13.731703249485" calcext:value-type="float">
            <text:p>13.731703249485</text:p>
          </table:table-cell>
          <table:table-cell/>
          <table:table-cell table:formula="of:=[.A590]-[.C590]" office:value-type="float" office:value="0.000659432815041328" calcext:value-type="float">
            <text:p>0.000659432815041</text:p>
          </table:table-cell>
          <table:table-cell table:formula="of:=[.F590]/[.C590]*1000000" office:value-type="float" office:value="1.56250362428467" calcext:value-type="float">
            <text:p>1.56250362428467</text:p>
          </table:table-cell>
        </table:table-row>
        <table:table-row table:style-name="ro1">
          <table:table-cell office:value-type="float" office:value="508.001586914063" calcext:value-type="float">
            <text:p>508.001586914063</text:p>
          </table:table-cell>
          <table:table-cell office:value-type="float" office:value="13.7369116666667" calcext:value-type="float">
            <text:p>13.7369116666667</text:p>
          </table:table-cell>
          <table:table-cell office:value-type="float" office:value="508.003021914091" calcext:value-type="float">
            <text:p>508.003021914091</text:p>
          </table:table-cell>
          <table:table-cell office:value-type="float" office:value="13.7672674258149" calcext:value-type="float">
            <text:p>13.7672674258149</text:p>
          </table:table-cell>
          <table:table-cell/>
          <table:table-cell table:formula="of:=[.A591]-[.C591]" office:value-type="float" office:value="-0.00143500002798191" calcext:value-type="float">
            <text:p>-0.001435000027982</text:p>
          </table:table-cell>
          <table:table-cell table:formula="of:=[.F591]/[.C591]*1000000" office:value-type="float" office:value="-2.82478640102379" calcext:value-type="float">
            <text:p>-2.82478640102379</text:p>
          </table:table-cell>
        </table:table-row>
        <table:table-row table:style-name="ro1">
          <table:table-cell office:value-type="float" office:value="508.003753662109" calcext:value-type="float">
            <text:p>508.003753662109</text:p>
          </table:table-cell>
          <table:table-cell office:value-type="float" office:value="13.7369116666667" calcext:value-type="float">
            <text:p>13.7369116666667</text:p>
          </table:table-cell>
          <table:table-cell office:value-type="float" office:value="508.003021914091" calcext:value-type="float">
            <text:p>508.003021914091</text:p>
          </table:table-cell>
          <table:table-cell office:value-type="float" office:value="13.7672674258149" calcext:value-type="float">
            <text:p>13.7672674258149</text:p>
          </table:table-cell>
          <table:table-cell/>
          <table:table-cell table:formula="of:=[.A592]-[.C592]" office:value-type="float" office:value="0.000731748017983591" calcext:value-type="float">
            <text:p>0.000731748017984</text:p>
          </table:table-cell>
          <table:table-cell table:formula="of:=[.F592]/[.C592]*1000000" office:value-type="float" office:value="1.44044028562361" calcext:value-type="float">
            <text:p>1.44044028562361</text:p>
          </table:table-cell>
        </table:table-row>
        <table:table-row table:style-name="ro1">
          <table:table-cell office:value-type="float" office:value="525.028564453125" calcext:value-type="float">
            <text:p>525.028564453125</text:p>
          </table:table-cell>
          <table:table-cell office:value-type="float" office:value="13.7369116666667" calcext:value-type="float">
            <text:p>13.7369116666667</text:p>
          </table:table-cell>
          <table:table-cell office:value-type="float" office:value="525.02957101009" calcext:value-type="float">
            <text:p>525.02957101009</text:p>
          </table:table-cell>
          <table:table-cell office:value-type="float" office:value="13.7513841888331" calcext:value-type="float">
            <text:p>13.7513841888331</text:p>
          </table:table-cell>
          <table:table-cell/>
          <table:table-cell table:formula="of:=[.A593]-[.C593]" office:value-type="float" office:value="-0.00100655696496688" calcext:value-type="float">
            <text:p>-0.001006556964967</text:p>
          </table:table-cell>
          <table:table-cell table:formula="of:=[.F593]/[.C593]*1000000" office:value-type="float" office:value="-1.91714337733471" calcext:value-type="float">
            <text:p>-1.91714337733471</text:p>
          </table:table-cell>
        </table:table-row>
        <table:table-row table:style-name="ro1">
          <table:table-cell office:value-type="float" office:value="525.030822753906" calcext:value-type="float">
            <text:p>525.030822753906</text:p>
          </table:table-cell>
          <table:table-cell office:value-type="float" office:value="13.7369116666667" calcext:value-type="float">
            <text:p>13.7369116666667</text:p>
          </table:table-cell>
          <table:table-cell office:value-type="float" office:value="525.02957101009" calcext:value-type="float">
            <text:p>525.02957101009</text:p>
          </table:table-cell>
          <table:table-cell office:value-type="float" office:value="13.7513841888331" calcext:value-type="float">
            <text:p>13.7513841888331</text:p>
          </table:table-cell>
          <table:table-cell/>
          <table:table-cell table:formula="of:=[.A594]-[.C594]" office:value-type="float" office:value="0.00125174381605575" calcext:value-type="float">
            <text:p>0.001251743816056</text:p>
          </table:table-cell>
          <table:table-cell table:formula="of:=[.F594]/[.C594]*1000000" office:value-type="float" office:value="2.3841396469299" calcext:value-type="float">
            <text:p>2.3841396469299</text:p>
          </table:table-cell>
        </table:table-row>
        <table:table-row table:style-name="ro1">
          <table:table-cell office:value-type="float" office:value="581.08740234375" calcext:value-type="float">
            <text:p>581.08740234375</text:p>
          </table:table-cell>
          <table:table-cell office:value-type="float" office:value="13.7369116666667" calcext:value-type="float">
            <text:p>13.7369116666667</text:p>
          </table:table-cell>
          <table:table-cell office:value-type="float" office:value="581.08784307209" calcext:value-type="float">
            <text:p>581.08784307209</text:p>
          </table:table-cell>
          <table:table-cell office:value-type="float" office:value="13.7164264756145" calcext:value-type="float">
            <text:p>13.7164264756145</text:p>
          </table:table-cell>
          <table:table-cell/>
          <table:table-cell table:formula="of:=[.A595]-[.C595]" office:value-type="float" office:value="-0.000440728339981433" calcext:value-type="float">
            <text:p>-0.000440728339981</text:p>
          </table:table-cell>
          <table:table-cell table:formula="of:=[.F595]/[.C595]*1000000" office:value-type="float" office:value="-0.758453898555844" calcext:value-type="float">
            <text:p>-0.758453898555844</text:p>
          </table:table-cell>
        </table:table-row>
        <table:table-row table:style-name="ro1">
          <table:table-cell office:value-type="float" office:value="581.090087890625" calcext:value-type="float">
            <text:p>581.090087890625</text:p>
          </table:table-cell>
          <table:table-cell office:value-type="float" office:value="13.7369116666667" calcext:value-type="float">
            <text:p>13.7369116666667</text:p>
          </table:table-cell>
          <table:table-cell office:value-type="float" office:value="581.08784307209" calcext:value-type="float">
            <text:p>581.08784307209</text:p>
          </table:table-cell>
          <table:table-cell office:value-type="float" office:value="13.7164264756145" calcext:value-type="float">
            <text:p>13.7164264756145</text:p>
          </table:table-cell>
          <table:table-cell/>
          <table:table-cell table:formula="of:=[.A596]-[.C596]" office:value-type="float" office:value="0.00224481853501857" calcext:value-type="float">
            <text:p>0.002244818535019</text:p>
          </table:table-cell>
          <table:table-cell table:formula="of:=[.F596]/[.C596]*1000000" office:value-type="float" office:value="3.86313112859268" calcext:value-type="float">
            <text:p>3.86313112859268</text:p>
          </table:table-cell>
        </table:table-row>
        <table:table-row table:style-name="ro1">
          <table:table-cell office:value-type="float" office:value="422.035034179688" calcext:value-type="float">
            <text:p>422.035034179688</text:p>
          </table:table-cell>
          <table:table-cell office:value-type="float" office:value="13.7600816666667" calcext:value-type="float">
            <text:p>13.7600816666667</text:p>
          </table:table-cell>
          <table:table-cell office:value-type="float" office:value="422.036022696091" calcext:value-type="float">
            <text:p>422.036022696091</text:p>
          </table:table-cell>
          <table:table-cell office:value-type="float" office:value="13.731703249485" calcext:value-type="float">
            <text:p>13.731703249485</text:p>
          </table:table-cell>
          <table:table-cell/>
          <table:table-cell table:formula="of:=[.A597]-[.C597]" office:value-type="float" office:value="-0.000988516402969708" calcext:value-type="float">
            <text:p>-0.00098851640297</text:p>
          </table:table-cell>
          <table:table-cell table:formula="of:=[.F597]/[.C597]*1000000" office:value-type="float" office:value="-2.34225599192878" calcext:value-type="float">
            <text:p>-2.34225599192878</text:p>
          </table:table-cell>
        </table:table-row>
        <table:table-row table:style-name="ro1">
          <table:table-cell office:value-type="float" office:value="422.036682128906" calcext:value-type="float">
            <text:p>422.036682128906</text:p>
          </table:table-cell>
          <table:table-cell office:value-type="float" office:value="13.7600816666667" calcext:value-type="float">
            <text:p>13.7600816666667</text:p>
          </table:table-cell>
          <table:table-cell office:value-type="float" office:value="422.036022696091" calcext:value-type="float">
            <text:p>422.036022696091</text:p>
          </table:table-cell>
          <table:table-cell office:value-type="float" office:value="13.731703249485" calcext:value-type="float">
            <text:p>13.731703249485</text:p>
          </table:table-cell>
          <table:table-cell/>
          <table:table-cell table:formula="of:=[.A598]-[.C598]" office:value-type="float" office:value="0.000659432815041328" calcext:value-type="float">
            <text:p>0.000659432815041</text:p>
          </table:table-cell>
          <table:table-cell table:formula="of:=[.F598]/[.C598]*1000000" office:value-type="float" office:value="1.56250362428467" calcext:value-type="float">
            <text:p>1.56250362428467</text:p>
          </table:table-cell>
        </table:table-row>
        <table:table-row table:style-name="ro1">
          <table:table-cell office:value-type="float" office:value="508.001586914063" calcext:value-type="float">
            <text:p>508.001586914063</text:p>
          </table:table-cell>
          <table:table-cell office:value-type="float" office:value="13.7600816666667" calcext:value-type="float">
            <text:p>13.7600816666667</text:p>
          </table:table-cell>
          <table:table-cell office:value-type="float" office:value="508.003021914091" calcext:value-type="float">
            <text:p>508.003021914091</text:p>
          </table:table-cell>
          <table:table-cell office:value-type="float" office:value="13.7672674258149" calcext:value-type="float">
            <text:p>13.7672674258149</text:p>
          </table:table-cell>
          <table:table-cell/>
          <table:table-cell table:formula="of:=[.A599]-[.C599]" office:value-type="float" office:value="-0.00143500002798191" calcext:value-type="float">
            <text:p>-0.001435000027982</text:p>
          </table:table-cell>
          <table:table-cell table:formula="of:=[.F599]/[.C599]*1000000" office:value-type="float" office:value="-2.82478640102379" calcext:value-type="float">
            <text:p>-2.82478640102379</text:p>
          </table:table-cell>
        </table:table-row>
        <table:table-row table:style-name="ro1">
          <table:table-cell office:value-type="float" office:value="508.003753662109" calcext:value-type="float">
            <text:p>508.003753662109</text:p>
          </table:table-cell>
          <table:table-cell office:value-type="float" office:value="13.7600816666667" calcext:value-type="float">
            <text:p>13.7600816666667</text:p>
          </table:table-cell>
          <table:table-cell office:value-type="float" office:value="508.003021914091" calcext:value-type="float">
            <text:p>508.003021914091</text:p>
          </table:table-cell>
          <table:table-cell office:value-type="float" office:value="13.7672674258149" calcext:value-type="float">
            <text:p>13.7672674258149</text:p>
          </table:table-cell>
          <table:table-cell/>
          <table:table-cell table:formula="of:=[.A600]-[.C600]" office:value-type="float" office:value="0.000731748017983591" calcext:value-type="float">
            <text:p>0.000731748017984</text:p>
          </table:table-cell>
          <table:table-cell table:formula="of:=[.F600]/[.C600]*1000000" office:value-type="float" office:value="1.44044028562361" calcext:value-type="float">
            <text:p>1.44044028562361</text:p>
          </table:table-cell>
        </table:table-row>
        <table:table-row table:style-name="ro1">
          <table:table-cell office:value-type="float" office:value="525.028564453125" calcext:value-type="float">
            <text:p>525.028564453125</text:p>
          </table:table-cell>
          <table:table-cell office:value-type="float" office:value="13.7600816666667" calcext:value-type="float">
            <text:p>13.7600816666667</text:p>
          </table:table-cell>
          <table:table-cell office:value-type="float" office:value="525.02957101009" calcext:value-type="float">
            <text:p>525.02957101009</text:p>
          </table:table-cell>
          <table:table-cell office:value-type="float" office:value="13.7513841888331" calcext:value-type="float">
            <text:p>13.7513841888331</text:p>
          </table:table-cell>
          <table:table-cell/>
          <table:table-cell table:formula="of:=[.A601]-[.C601]" office:value-type="float" office:value="-0.00100655696496688" calcext:value-type="float">
            <text:p>-0.001006556964967</text:p>
          </table:table-cell>
          <table:table-cell table:formula="of:=[.F601]/[.C601]*1000000" office:value-type="float" office:value="-1.91714337733471" calcext:value-type="float">
            <text:p>-1.91714337733471</text:p>
          </table:table-cell>
        </table:table-row>
        <table:table-row table:style-name="ro1">
          <table:table-cell office:value-type="float" office:value="525.030822753906" calcext:value-type="float">
            <text:p>525.030822753906</text:p>
          </table:table-cell>
          <table:table-cell office:value-type="float" office:value="13.7600816666667" calcext:value-type="float">
            <text:p>13.7600816666667</text:p>
          </table:table-cell>
          <table:table-cell office:value-type="float" office:value="525.02957101009" calcext:value-type="float">
            <text:p>525.02957101009</text:p>
          </table:table-cell>
          <table:table-cell office:value-type="float" office:value="13.7513841888331" calcext:value-type="float">
            <text:p>13.7513841888331</text:p>
          </table:table-cell>
          <table:table-cell/>
          <table:table-cell table:formula="of:=[.A602]-[.C602]" office:value-type="float" office:value="0.00125174381605575" calcext:value-type="float">
            <text:p>0.001251743816056</text:p>
          </table:table-cell>
          <table:table-cell table:formula="of:=[.F602]/[.C602]*1000000" office:value-type="float" office:value="2.3841396469299" calcext:value-type="float">
            <text:p>2.3841396469299</text:p>
          </table:table-cell>
        </table:table-row>
        <table:table-row table:style-name="ro1">
          <table:table-cell office:value-type="float" office:value="529.98388671875" calcext:value-type="float">
            <text:p>529.98388671875</text:p>
          </table:table-cell>
          <table:table-cell office:value-type="float" office:value="13.7600816666667" calcext:value-type="float">
            <text:p>13.7600816666667</text:p>
          </table:table-cell>
          <table:table-cell office:value-type="float" office:value="529.984966162091" calcext:value-type="float">
            <text:p>529.984966162091</text:p>
          </table:table-cell>
          <table:table-cell office:value-type="float" office:value="13.7915861739899" calcext:value-type="float">
            <text:p>13.7915861739899</text:p>
          </table:table-cell>
          <table:table-cell/>
          <table:table-cell table:formula="of:=[.A603]-[.C603]" office:value-type="float" office:value="-0.00107944334104104" calcext:value-type="float">
            <text:p>-0.001079443341041</text:p>
          </table:table-cell>
          <table:table-cell table:formula="of:=[.F603]/[.C603]*1000000" office:value-type="float" office:value="-2.03674332284909" calcext:value-type="float">
            <text:p>-2.03674332284909</text:p>
          </table:table-cell>
        </table:table-row>
        <table:table-row table:style-name="ro1">
          <table:table-cell office:value-type="float" office:value="529.986206054688" calcext:value-type="float">
            <text:p>529.986206054688</text:p>
          </table:table-cell>
          <table:table-cell office:value-type="float" office:value="13.7600816666667" calcext:value-type="float">
            <text:p>13.7600816666667</text:p>
          </table:table-cell>
          <table:table-cell office:value-type="float" office:value="529.984966162091" calcext:value-type="float">
            <text:p>529.984966162091</text:p>
          </table:table-cell>
          <table:table-cell office:value-type="float" office:value="13.7915861739899" calcext:value-type="float">
            <text:p>13.7915861739899</text:p>
          </table:table-cell>
          <table:table-cell/>
          <table:table-cell table:formula="of:=[.A604]-[.C604]" office:value-type="float" office:value="0.00123989259691371" calcext:value-type="float">
            <text:p>0.001239892596914</text:p>
          </table:table-cell>
          <table:table-cell table:formula="of:=[.F604]/[.C604]*1000000" office:value-type="float" office:value="2.33948635541955" calcext:value-type="float">
            <text:p>2.33948635541955</text:p>
          </table:table-cell>
        </table:table-row>
        <table:table-row table:style-name="ro1">
          <table:table-cell office:value-type="float" office:value="508.001586914063" calcext:value-type="float">
            <text:p>508.001586914063</text:p>
          </table:table-cell>
          <table:table-cell office:value-type="float" office:value="13.7830783333333" calcext:value-type="float">
            <text:p>13.7830783333333</text:p>
          </table:table-cell>
          <table:table-cell office:value-type="float" office:value="508.003021914091" calcext:value-type="float">
            <text:p>508.003021914091</text:p>
          </table:table-cell>
          <table:table-cell office:value-type="float" office:value="13.7672674258149" calcext:value-type="float">
            <text:p>13.7672674258149</text:p>
          </table:table-cell>
          <table:table-cell/>
          <table:table-cell table:formula="of:=[.A605]-[.C605]" office:value-type="float" office:value="-0.00143500002798191" calcext:value-type="float">
            <text:p>-0.001435000027982</text:p>
          </table:table-cell>
          <table:table-cell table:formula="of:=[.F605]/[.C605]*1000000" office:value-type="float" office:value="-2.82478640102379" calcext:value-type="float">
            <text:p>-2.82478640102379</text:p>
          </table:table-cell>
        </table:table-row>
        <table:table-row table:style-name="ro1">
          <table:table-cell office:value-type="float" office:value="508.003753662109" calcext:value-type="float">
            <text:p>508.003753662109</text:p>
          </table:table-cell>
          <table:table-cell office:value-type="float" office:value="13.7830783333333" calcext:value-type="float">
            <text:p>13.7830783333333</text:p>
          </table:table-cell>
          <table:table-cell office:value-type="float" office:value="508.003021914091" calcext:value-type="float">
            <text:p>508.003021914091</text:p>
          </table:table-cell>
          <table:table-cell office:value-type="float" office:value="13.7672674258149" calcext:value-type="float">
            <text:p>13.7672674258149</text:p>
          </table:table-cell>
          <table:table-cell/>
          <table:table-cell table:formula="of:=[.A606]-[.C606]" office:value-type="float" office:value="0.000731748017983591" calcext:value-type="float">
            <text:p>0.000731748017984</text:p>
          </table:table-cell>
          <table:table-cell table:formula="of:=[.F606]/[.C606]*1000000" office:value-type="float" office:value="1.44044028562361" calcext:value-type="float">
            <text:p>1.44044028562361</text:p>
          </table:table-cell>
        </table:table-row>
        <table:table-row table:style-name="ro1">
          <table:table-cell office:value-type="float" office:value="525.028564453125" calcext:value-type="float">
            <text:p>525.028564453125</text:p>
          </table:table-cell>
          <table:table-cell office:value-type="float" office:value="13.7830783333333" calcext:value-type="float">
            <text:p>13.7830783333333</text:p>
          </table:table-cell>
          <table:table-cell office:value-type="float" office:value="525.02957101009" calcext:value-type="float">
            <text:p>525.02957101009</text:p>
          </table:table-cell>
          <table:table-cell office:value-type="float" office:value="13.7513841888331" calcext:value-type="float">
            <text:p>13.7513841888331</text:p>
          </table:table-cell>
          <table:table-cell/>
          <table:table-cell table:formula="of:=[.A607]-[.C607]" office:value-type="float" office:value="-0.00100655696496688" calcext:value-type="float">
            <text:p>-0.001006556964967</text:p>
          </table:table-cell>
          <table:table-cell table:formula="of:=[.F607]/[.C607]*1000000" office:value-type="float" office:value="-1.91714337733471" calcext:value-type="float">
            <text:p>-1.91714337733471</text:p>
          </table:table-cell>
        </table:table-row>
        <table:table-row table:style-name="ro1">
          <table:table-cell office:value-type="float" office:value="525.030822753906" calcext:value-type="float">
            <text:p>525.030822753906</text:p>
          </table:table-cell>
          <table:table-cell office:value-type="float" office:value="13.7830783333333" calcext:value-type="float">
            <text:p>13.7830783333333</text:p>
          </table:table-cell>
          <table:table-cell office:value-type="float" office:value="525.02957101009" calcext:value-type="float">
            <text:p>525.02957101009</text:p>
          </table:table-cell>
          <table:table-cell office:value-type="float" office:value="13.7513841888331" calcext:value-type="float">
            <text:p>13.7513841888331</text:p>
          </table:table-cell>
          <table:table-cell/>
          <table:table-cell table:formula="of:=[.A608]-[.C608]" office:value-type="float" office:value="0.00125174381605575" calcext:value-type="float">
            <text:p>0.001251743816056</text:p>
          </table:table-cell>
          <table:table-cell table:formula="of:=[.F608]/[.C608]*1000000" office:value-type="float" office:value="2.3841396469299" calcext:value-type="float">
            <text:p>2.3841396469299</text:p>
          </table:table-cell>
        </table:table-row>
        <table:table-row table:style-name="ro1">
          <table:table-cell office:value-type="float" office:value="529.98388671875" calcext:value-type="float">
            <text:p>529.98388671875</text:p>
          </table:table-cell>
          <table:table-cell office:value-type="float" office:value="13.7830783333333" calcext:value-type="float">
            <text:p>13.7830783333333</text:p>
          </table:table-cell>
          <table:table-cell office:value-type="float" office:value="529.984966162091" calcext:value-type="float">
            <text:p>529.984966162091</text:p>
          </table:table-cell>
          <table:table-cell office:value-type="float" office:value="13.7915861739899" calcext:value-type="float">
            <text:p>13.7915861739899</text:p>
          </table:table-cell>
          <table:table-cell/>
          <table:table-cell table:formula="of:=[.A609]-[.C609]" office:value-type="float" office:value="-0.00107944334104104" calcext:value-type="float">
            <text:p>-0.001079443341041</text:p>
          </table:table-cell>
          <table:table-cell table:formula="of:=[.F609]/[.C609]*1000000" office:value-type="float" office:value="-2.03674332284909" calcext:value-type="float">
            <text:p>-2.03674332284909</text:p>
          </table:table-cell>
        </table:table-row>
        <table:table-row table:style-name="ro1">
          <table:table-cell office:value-type="float" office:value="529.986206054688" calcext:value-type="float">
            <text:p>529.986206054688</text:p>
          </table:table-cell>
          <table:table-cell office:value-type="float" office:value="13.7830783333333" calcext:value-type="float">
            <text:p>13.7830783333333</text:p>
          </table:table-cell>
          <table:table-cell office:value-type="float" office:value="529.984966162091" calcext:value-type="float">
            <text:p>529.984966162091</text:p>
          </table:table-cell>
          <table:table-cell office:value-type="float" office:value="13.7915861739899" calcext:value-type="float">
            <text:p>13.7915861739899</text:p>
          </table:table-cell>
          <table:table-cell/>
          <table:table-cell table:formula="of:=[.A610]-[.C610]" office:value-type="float" office:value="0.00123989259691371" calcext:value-type="float">
            <text:p>0.001239892596914</text:p>
          </table:table-cell>
          <table:table-cell table:formula="of:=[.F610]/[.C610]*1000000" office:value-type="float" office:value="2.33948635541955" calcext:value-type="float">
            <text:p>2.33948635541955</text:p>
          </table:table-cell>
        </table:table-row>
        <table:table-row table:style-name="ro1">
          <table:table-cell office:value-type="float" office:value="529.98388671875" calcext:value-type="float">
            <text:p>529.98388671875</text:p>
          </table:table-cell>
          <table:table-cell office:value-type="float" office:value="13.8059116666667" calcext:value-type="float">
            <text:p>13.8059116666667</text:p>
          </table:table-cell>
          <table:table-cell office:value-type="float" office:value="529.984966162091" calcext:value-type="float">
            <text:p>529.984966162091</text:p>
          </table:table-cell>
          <table:table-cell office:value-type="float" office:value="13.7915861739899" calcext:value-type="float">
            <text:p>13.7915861739899</text:p>
          </table:table-cell>
          <table:table-cell/>
          <table:table-cell table:formula="of:=[.A611]-[.C611]" office:value-type="float" office:value="-0.00107944334104104" calcext:value-type="float">
            <text:p>-0.001079443341041</text:p>
          </table:table-cell>
          <table:table-cell table:formula="of:=[.F611]/[.C611]*1000000" office:value-type="float" office:value="-2.03674332284909" calcext:value-type="float">
            <text:p>-2.03674332284909</text:p>
          </table:table-cell>
        </table:table-row>
        <table:table-row table:style-name="ro1">
          <table:table-cell office:value-type="float" office:value="529.986206054688" calcext:value-type="float">
            <text:p>529.986206054688</text:p>
          </table:table-cell>
          <table:table-cell office:value-type="float" office:value="13.8059116666667" calcext:value-type="float">
            <text:p>13.8059116666667</text:p>
          </table:table-cell>
          <table:table-cell office:value-type="float" office:value="529.984966162091" calcext:value-type="float">
            <text:p>529.984966162091</text:p>
          </table:table-cell>
          <table:table-cell office:value-type="float" office:value="13.7915861739899" calcext:value-type="float">
            <text:p>13.7915861739899</text:p>
          </table:table-cell>
          <table:table-cell/>
          <table:table-cell table:formula="of:=[.A612]-[.C612]" office:value-type="float" office:value="0.00123989259691371" calcext:value-type="float">
            <text:p>0.001239892596914</text:p>
          </table:table-cell>
          <table:table-cell table:formula="of:=[.F612]/[.C612]*1000000" office:value-type="float" office:value="2.33948635541955" calcext:value-type="float">
            <text:p>2.33948635541955</text:p>
          </table:table-cell>
        </table:table-row>
        <table:table-row table:style-name="ro1">
          <table:table-cell office:value-type="float" office:value="584.086669921875" calcext:value-type="float">
            <text:p>584.086669921875</text:p>
          </table:table-cell>
          <table:table-cell office:value-type="float" office:value="13.8059116666667" calcext:value-type="float">
            <text:p>13.8059116666667</text:p>
          </table:table-cell>
          <table:table-cell office:value-type="float" office:value="584.08884611609" calcext:value-type="float">
            <text:p>584.08884611609</text:p>
          </table:table-cell>
          <table:table-cell office:value-type="float" office:value="13.8344111601714" calcext:value-type="float">
            <text:p>13.8344111601714</text:p>
          </table:table-cell>
          <table:table-cell/>
          <table:table-cell table:formula="of:=[.A613]-[.C613]" office:value-type="float" office:value="-0.00217619421505333" calcext:value-type="float">
            <text:p>-0.002176194215053</text:p>
          </table:table-cell>
          <table:table-cell table:formula="of:=[.F613]/[.C613]*1000000" office:value-type="float" office:value="-3.72579313836238" calcext:value-type="float">
            <text:p>-3.72579313836238</text:p>
          </table:table-cell>
        </table:table-row>
        <table:table-row table:style-name="ro1">
          <table:table-cell office:value-type="float" office:value="584.08935546875" calcext:value-type="float">
            <text:p>584.08935546875</text:p>
          </table:table-cell>
          <table:table-cell office:value-type="float" office:value="13.8059116666667" calcext:value-type="float">
            <text:p>13.8059116666667</text:p>
          </table:table-cell>
          <table:table-cell office:value-type="float" office:value="584.08884611609" calcext:value-type="float">
            <text:p>584.08884611609</text:p>
          </table:table-cell>
          <table:table-cell office:value-type="float" office:value="13.8344111601714" calcext:value-type="float">
            <text:p>13.8344111601714</text:p>
          </table:table-cell>
          <table:table-cell/>
          <table:table-cell table:formula="of:=[.A614]-[.C614]" office:value-type="float" office:value="0.000509352659946671" calcext:value-type="float">
            <text:p>0.000509352659947</text:p>
          </table:table-cell>
          <table:table-cell table:formula="of:=[.F614]/[.C614]*1000000" office:value-type="float" office:value="0.872046544517365" calcext:value-type="float">
            <text:p>0.872046544517365</text:p>
          </table:table-cell>
        </table:table-row>
        <table:table-row table:style-name="ro1">
          <table:table-cell office:value-type="float" office:value="584.08935546875" calcext:value-type="float">
            <text:p>584.08935546875</text:p>
          </table:table-cell>
          <table:table-cell office:value-type="float" office:value="13.82908" calcext:value-type="float">
            <text:p>13.82908</text:p>
          </table:table-cell>
          <table:table-cell office:value-type="float" office:value="584.08884611609" calcext:value-type="float">
            <text:p>584.08884611609</text:p>
          </table:table-cell>
          <table:table-cell office:value-type="float" office:value="13.8344111601714" calcext:value-type="float">
            <text:p>13.8344111601714</text:p>
          </table:table-cell>
          <table:table-cell/>
          <table:table-cell table:formula="of:=[.A615]-[.C615]" office:value-type="float" office:value="0.000509352659946671" calcext:value-type="float">
            <text:p>0.000509352659947</text:p>
          </table:table-cell>
          <table:table-cell table:formula="of:=[.F615]/[.C615]*1000000" office:value-type="float" office:value="0.872046544517365" calcext:value-type="float">
            <text:p>0.872046544517365</text:p>
          </table:table-cell>
        </table:table-row>
        <table:table-row table:style-name="ro1">
          <table:table-cell office:value-type="float" office:value="405.009246826172" calcext:value-type="float">
            <text:p>405.009246826172</text:p>
          </table:table-cell>
          <table:table-cell office:value-type="float" office:value="13.97258" calcext:value-type="float">
            <text:p>13.97258</text:p>
          </table:table-cell>
          <table:table-cell office:value-type="float" office:value="405.009473600091" calcext:value-type="float">
            <text:p>405.00947360009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616]-[.C616]" office:value-type="float" office:value="-0.000226773918996059" calcext:value-type="float">
            <text:p>-0.000226773918996</text:p>
          </table:table-cell>
          <table:table-cell table:formula="of:=[.F616]/[.C616]*1000000" office:value-type="float" office:value="-0.559922504973248" calcext:value-type="float">
            <text:p>-0.559922504973248</text:p>
          </table:table-cell>
        </table:table-row>
        <table:table-row table:style-name="ro1">
          <table:table-cell office:value-type="float" office:value="405.010803222656" calcext:value-type="float">
            <text:p>405.010803222656</text:p>
          </table:table-cell>
          <table:table-cell office:value-type="float" office:value="13.97258" calcext:value-type="float">
            <text:p>13.97258</text:p>
          </table:table-cell>
          <table:table-cell office:value-type="float" office:value="405.009473600091" calcext:value-type="float">
            <text:p>405.00947360009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617]-[.C617]" office:value-type="float" office:value="0.00132962256503788" calcext:value-type="float">
            <text:p>0.001329622565038</text:p>
          </table:table-cell>
          <table:table-cell table:formula="of:=[.F617]/[.C617]*1000000" office:value-type="float" office:value="3.28294188582551" calcext:value-type="float">
            <text:p>3.28294188582551</text:p>
          </table:table-cell>
        </table:table-row>
        <table:table-row table:style-name="ro1">
          <table:table-cell office:value-type="float" office:value="291.129302978516" calcext:value-type="float">
            <text:p>291.129302978516</text:p>
          </table:table-cell>
          <table:table-cell office:value-type="float" office:value="14.165585" calcext:value-type="float">
            <text:p>14.165585</text:p>
          </table:table-cell>
          <table:table-cell office:value-type="float" office:value="291.129910748091" calcext:value-type="float">
            <text:p>291.129910748091</text:p>
          </table:table-cell>
          <table:table-cell office:value-type="float" office:value="14.193467315014" calcext:value-type="float">
            <text:p>14.193467315014</text:p>
          </table:table-cell>
          <table:table-cell/>
          <table:table-cell table:formula="of:=[.A618]-[.C618]" office:value-type="float" office:value="-0.000607769574969552" calcext:value-type="float">
            <text:p>-0.00060776957497</text:p>
          </table:table-cell>
          <table:table-cell table:formula="of:=[.F618]/[.C618]*1000000" office:value-type="float" office:value="-2.08762326553057" calcext:value-type="float">
            <text:p>-2.08762326553057</text:p>
          </table:table-cell>
        </table:table-row>
        <table:table-row table:style-name="ro1">
          <table:table-cell office:value-type="float" office:value="291.130249023437" calcext:value-type="float">
            <text:p>291.130249023437</text:p>
          </table:table-cell>
          <table:table-cell office:value-type="float" office:value="14.165585" calcext:value-type="float">
            <text:p>14.165585</text:p>
          </table:table-cell>
          <table:table-cell office:value-type="float" office:value="291.129910748091" calcext:value-type="float">
            <text:p>291.129910748091</text:p>
          </table:table-cell>
          <table:table-cell office:value-type="float" office:value="14.193467315014" calcext:value-type="float">
            <text:p>14.193467315014</text:p>
          </table:table-cell>
          <table:table-cell/>
          <table:table-cell table:formula="of:=[.A619]-[.C619]" office:value-type="float" office:value="0.000338275345995953" calcext:value-type="float">
            <text:p>0.000338275345996</text:p>
          </table:table-cell>
          <table:table-cell table:formula="of:=[.F619]/[.C619]*1000000" office:value-type="float" office:value="1.16193951053231" calcext:value-type="float">
            <text:p>1.16193951053231</text:p>
          </table:table-cell>
        </table:table-row>
        <table:table-row table:style-name="ro1">
          <table:table-cell office:value-type="float" office:value="291.131164550781" calcext:value-type="float">
            <text:p>291.131164550781</text:p>
          </table:table-cell>
          <table:table-cell office:value-type="float" office:value="14.165585" calcext:value-type="float">
            <text:p>14.165585</text:p>
          </table:table-cell>
          <table:table-cell office:value-type="float" office:value="291.129910748091" calcext:value-type="float">
            <text:p>291.129910748091</text:p>
          </table:table-cell>
          <table:table-cell office:value-type="float" office:value="14.193467315014" calcext:value-type="float">
            <text:p>14.193467315014</text:p>
          </table:table-cell>
          <table:table-cell/>
          <table:table-cell table:formula="of:=[.A620]-[.C620]" office:value-type="float" office:value="0.00125380269003017" calcext:value-type="float">
            <text:p>0.00125380269003</text:p>
          </table:table-cell>
          <table:table-cell table:formula="of:=[.F620]/[.C620]*1000000" office:value-type="float" office:value="4.30667768491524" calcext:value-type="float">
            <text:p>4.30667768491524</text:p>
          </table:table-cell>
        </table:table-row>
        <table:table-row table:style-name="ro1">
          <table:table-cell office:value-type="float" office:value="291.130249023437" calcext:value-type="float">
            <text:p>291.130249023437</text:p>
          </table:table-cell>
          <table:table-cell office:value-type="float" office:value="14.1897516666667" calcext:value-type="float">
            <text:p>14.1897516666667</text:p>
          </table:table-cell>
          <table:table-cell office:value-type="float" office:value="291.129910748091" calcext:value-type="float">
            <text:p>291.129910748091</text:p>
          </table:table-cell>
          <table:table-cell office:value-type="float" office:value="14.193467315014" calcext:value-type="float">
            <text:p>14.193467315014</text:p>
          </table:table-cell>
          <table:table-cell/>
          <table:table-cell table:formula="of:=[.A621]-[.C621]" office:value-type="float" office:value="0.000338275345995953" calcext:value-type="float">
            <text:p>0.000338275345996</text:p>
          </table:table-cell>
          <table:table-cell table:formula="of:=[.F621]/[.C621]*1000000" office:value-type="float" office:value="1.16193951053231" calcext:value-type="float">
            <text:p>1.16193951053231</text:p>
          </table:table-cell>
        </table:table-row>
        <table:table-row table:style-name="ro1">
          <table:table-cell office:value-type="float" office:value="291.131164550781" calcext:value-type="float">
            <text:p>291.131164550781</text:p>
          </table:table-cell>
          <table:table-cell office:value-type="float" office:value="14.1897516666667" calcext:value-type="float">
            <text:p>14.1897516666667</text:p>
          </table:table-cell>
          <table:table-cell office:value-type="float" office:value="291.129910748091" calcext:value-type="float">
            <text:p>291.129910748091</text:p>
          </table:table-cell>
          <table:table-cell office:value-type="float" office:value="14.193467315014" calcext:value-type="float">
            <text:p>14.193467315014</text:p>
          </table:table-cell>
          <table:table-cell/>
          <table:table-cell table:formula="of:=[.A622]-[.C622]" office:value-type="float" office:value="0.00125380269003017" calcext:value-type="float">
            <text:p>0.00125380269003</text:p>
          </table:table-cell>
          <table:table-cell table:formula="of:=[.F622]/[.C622]*1000000" office:value-type="float" office:value="4.30667768491524" calcext:value-type="float">
            <text:p>4.30667768491524</text:p>
          </table:table-cell>
        </table:table-row>
        <table:table-row table:style-name="ro1">
          <table:table-cell office:value-type="float" office:value="204.025756835937" calcext:value-type="float">
            <text:p>204.025756835937</text:p>
          </table:table-cell>
          <table:table-cell office:value-type="float" office:value="14.3104233333333" calcext:value-type="float">
            <text:p>14.3104233333333</text:p>
          </table:table-cell>
          <table:table-cell office:value-type="float" office:value="204.026764742091" calcext:value-type="float">
            <text:p>204.026764742091</text:p>
          </table:table-cell>
          <table:table-cell office:value-type="float" office:value="14.3314437532826" calcext:value-type="float">
            <text:p>14.3314437532826</text:p>
          </table:table-cell>
          <table:table-cell/>
          <table:table-cell table:formula="of:=[.A623]-[.C623]" office:value-type="float" office:value="-0.00100790615400115" calcext:value-type="float">
            <text:p>-0.001007906154001</text:p>
          </table:table-cell>
          <table:table-cell table:formula="of:=[.F623]/[.C623]*1000000" office:value-type="float" office:value="-4.94006830562273" calcext:value-type="float">
            <text:p>-4.94006830562273</text:p>
          </table:table-cell>
        </table:table-row>
        <table:table-row table:style-name="ro1">
          <table:table-cell office:value-type="float" office:value="204.026306152344" calcext:value-type="float">
            <text:p>204.026306152344</text:p>
          </table:table-cell>
          <table:table-cell office:value-type="float" office:value="14.3104233333333" calcext:value-type="float">
            <text:p>14.3104233333333</text:p>
          </table:table-cell>
          <table:table-cell office:value-type="float" office:value="204.026764742091" calcext:value-type="float">
            <text:p>204.026764742091</text:p>
          </table:table-cell>
          <table:table-cell office:value-type="float" office:value="14.3314437532826" calcext:value-type="float">
            <text:p>14.3314437532826</text:p>
          </table:table-cell>
          <table:table-cell/>
          <table:table-cell table:formula="of:=[.A624]-[.C624]" office:value-type="float" office:value="-0.000458589746983762" calcext:value-type="float">
            <text:p>-0.000458589746984</text:p>
          </table:table-cell>
          <table:table-cell table:formula="of:=[.F624]/[.C624]*1000000" office:value-type="float" office:value="-2.24769405898026" calcext:value-type="float">
            <text:p>-2.24769405898026</text:p>
          </table:table-cell>
        </table:table-row>
        <table:table-row table:style-name="ro1">
          <table:table-cell office:value-type="float" office:value="204.02685546875" calcext:value-type="float">
            <text:p>204.02685546875</text:p>
          </table:table-cell>
          <table:table-cell office:value-type="float" office:value="14.3104233333333" calcext:value-type="float">
            <text:p>14.3104233333333</text:p>
          </table:table-cell>
          <table:table-cell office:value-type="float" office:value="204.026764742091" calcext:value-type="float">
            <text:p>204.026764742091</text:p>
          </table:table-cell>
          <table:table-cell office:value-type="float" office:value="14.3314437532826" calcext:value-type="float">
            <text:p>14.3314437532826</text:p>
          </table:table-cell>
          <table:table-cell/>
          <table:table-cell table:formula="of:=[.A625]-[.C625]" office:value-type="float" office:value="0.0000907266590104427" calcext:value-type="float">
            <text:p>9.07266590104427E-05</text:p>
          </table:table-cell>
          <table:table-cell table:formula="of:=[.F625]/[.C625]*1000000" office:value-type="float" office:value="0.444680182647261" calcext:value-type="float">
            <text:p>0.444680182647261</text:p>
          </table:table-cell>
        </table:table-row>
        <table:table-row table:style-name="ro1">
          <table:table-cell office:value-type="float" office:value="204.027404785156" calcext:value-type="float">
            <text:p>204.027404785156</text:p>
          </table:table-cell>
          <table:table-cell office:value-type="float" office:value="14.3104233333333" calcext:value-type="float">
            <text:p>14.3104233333333</text:p>
          </table:table-cell>
          <table:table-cell office:value-type="float" office:value="204.026764742091" calcext:value-type="float">
            <text:p>204.026764742091</text:p>
          </table:table-cell>
          <table:table-cell office:value-type="float" office:value="14.3314437532826" calcext:value-type="float">
            <text:p>14.3314437532826</text:p>
          </table:table-cell>
          <table:table-cell/>
          <table:table-cell table:formula="of:=[.A626]-[.C626]" office:value-type="float" office:value="0.000640043065004647" calcext:value-type="float">
            <text:p>0.000640043065005</text:p>
          </table:table-cell>
          <table:table-cell table:formula="of:=[.F626]/[.C626]*1000000" office:value-type="float" office:value="3.13705442427479" calcext:value-type="float">
            <text:p>3.13705442427479</text:p>
          </table:table-cell>
        </table:table-row>
        <table:table-row table:style-name="ro1">
          <table:table-cell office:value-type="float" office:value="204.025756835937" calcext:value-type="float">
            <text:p>204.025756835937</text:p>
          </table:table-cell>
          <table:table-cell office:value-type="float" office:value="14.33458" calcext:value-type="float">
            <text:p>14.33458</text:p>
          </table:table-cell>
          <table:table-cell office:value-type="float" office:value="204.026764742091" calcext:value-type="float">
            <text:p>204.026764742091</text:p>
          </table:table-cell>
          <table:table-cell office:value-type="float" office:value="14.3314437532826" calcext:value-type="float">
            <text:p>14.3314437532826</text:p>
          </table:table-cell>
          <table:table-cell/>
          <table:table-cell table:formula="of:=[.A627]-[.C627]" office:value-type="float" office:value="-0.00100790615400115" calcext:value-type="float">
            <text:p>-0.001007906154001</text:p>
          </table:table-cell>
          <table:table-cell table:formula="of:=[.F627]/[.C627]*1000000" office:value-type="float" office:value="-4.94006830562273" calcext:value-type="float">
            <text:p>-4.94006830562273</text:p>
          </table:table-cell>
        </table:table-row>
        <table:table-row table:style-name="ro1">
          <table:table-cell office:value-type="float" office:value="204.026306152344" calcext:value-type="float">
            <text:p>204.026306152344</text:p>
          </table:table-cell>
          <table:table-cell office:value-type="float" office:value="14.33458" calcext:value-type="float">
            <text:p>14.33458</text:p>
          </table:table-cell>
          <table:table-cell office:value-type="float" office:value="204.026764742091" calcext:value-type="float">
            <text:p>204.026764742091</text:p>
          </table:table-cell>
          <table:table-cell office:value-type="float" office:value="14.3314437532826" calcext:value-type="float">
            <text:p>14.3314437532826</text:p>
          </table:table-cell>
          <table:table-cell/>
          <table:table-cell table:formula="of:=[.A628]-[.C628]" office:value-type="float" office:value="-0.000458589746983762" calcext:value-type="float">
            <text:p>-0.000458589746984</text:p>
          </table:table-cell>
          <table:table-cell table:formula="of:=[.F628]/[.C628]*1000000" office:value-type="float" office:value="-2.24769405898026" calcext:value-type="float">
            <text:p>-2.24769405898026</text:p>
          </table:table-cell>
        </table:table-row>
        <table:table-row table:style-name="ro1">
          <table:table-cell office:value-type="float" office:value="204.02685546875" calcext:value-type="float">
            <text:p>204.02685546875</text:p>
          </table:table-cell>
          <table:table-cell office:value-type="float" office:value="14.33458" calcext:value-type="float">
            <text:p>14.33458</text:p>
          </table:table-cell>
          <table:table-cell office:value-type="float" office:value="204.026764742091" calcext:value-type="float">
            <text:p>204.026764742091</text:p>
          </table:table-cell>
          <table:table-cell office:value-type="float" office:value="14.3314437532826" calcext:value-type="float">
            <text:p>14.3314437532826</text:p>
          </table:table-cell>
          <table:table-cell/>
          <table:table-cell table:formula="of:=[.A629]-[.C629]" office:value-type="float" office:value="0.0000907266590104427" calcext:value-type="float">
            <text:p>9.07266590104427E-05</text:p>
          </table:table-cell>
          <table:table-cell table:formula="of:=[.F629]/[.C629]*1000000" office:value-type="float" office:value="0.444680182647261" calcext:value-type="float">
            <text:p>0.444680182647261</text:p>
          </table:table-cell>
        </table:table-row>
        <table:table-row table:style-name="ro1">
          <table:table-cell office:value-type="float" office:value="204.027404785156" calcext:value-type="float">
            <text:p>204.027404785156</text:p>
          </table:table-cell>
          <table:table-cell office:value-type="float" office:value="14.33458" calcext:value-type="float">
            <text:p>14.33458</text:p>
          </table:table-cell>
          <table:table-cell office:value-type="float" office:value="204.026764742091" calcext:value-type="float">
            <text:p>204.026764742091</text:p>
          </table:table-cell>
          <table:table-cell office:value-type="float" office:value="14.3314437532826" calcext:value-type="float">
            <text:p>14.3314437532826</text:p>
          </table:table-cell>
          <table:table-cell/>
          <table:table-cell table:formula="of:=[.A630]-[.C630]" office:value-type="float" office:value="0.000640043065004647" calcext:value-type="float">
            <text:p>0.000640043065005</text:p>
          </table:table-cell>
          <table:table-cell table:formula="of:=[.F630]/[.C630]*1000000" office:value-type="float" office:value="3.13705442427479" calcext:value-type="float">
            <text:p>3.13705442427479</text:p>
          </table:table-cell>
        </table:table-row>
        <table:table-row table:style-name="ro1">
          <table:table-cell office:value-type="float" office:value="204.026306152344" calcext:value-type="float">
            <text:p>204.026306152344</text:p>
          </table:table-cell>
          <table:table-cell office:value-type="float" office:value="14.3587466666667" calcext:value-type="float">
            <text:p>14.3587466666667</text:p>
          </table:table-cell>
          <table:table-cell office:value-type="float" office:value="204.026764742091" calcext:value-type="float">
            <text:p>204.026764742091</text:p>
          </table:table-cell>
          <table:table-cell office:value-type="float" office:value="14.3314437532826" calcext:value-type="float">
            <text:p>14.3314437532826</text:p>
          </table:table-cell>
          <table:table-cell/>
          <table:table-cell table:formula="of:=[.A631]-[.C631]" office:value-type="float" office:value="-0.000458589746983762" calcext:value-type="float">
            <text:p>-0.000458589746984</text:p>
          </table:table-cell>
          <table:table-cell table:formula="of:=[.F631]/[.C631]*1000000" office:value-type="float" office:value="-2.24769405898026" calcext:value-type="float">
            <text:p>-2.24769405898026</text:p>
          </table:table-cell>
        </table:table-row>
        <table:table-row table:style-name="ro1">
          <table:table-cell office:value-type="float" office:value="204.02685546875" calcext:value-type="float">
            <text:p>204.02685546875</text:p>
          </table:table-cell>
          <table:table-cell office:value-type="float" office:value="14.3587466666667" calcext:value-type="float">
            <text:p>14.3587466666667</text:p>
          </table:table-cell>
          <table:table-cell office:value-type="float" office:value="204.026764742091" calcext:value-type="float">
            <text:p>204.026764742091</text:p>
          </table:table-cell>
          <table:table-cell office:value-type="float" office:value="14.3314437532826" calcext:value-type="float">
            <text:p>14.3314437532826</text:p>
          </table:table-cell>
          <table:table-cell/>
          <table:table-cell table:formula="of:=[.A632]-[.C632]" office:value-type="float" office:value="0.0000907266590104427" calcext:value-type="float">
            <text:p>9.07266590104427E-05</text:p>
          </table:table-cell>
          <table:table-cell table:formula="of:=[.F632]/[.C632]*1000000" office:value-type="float" office:value="0.444680182647261" calcext:value-type="float">
            <text:p>0.444680182647261</text:p>
          </table:table-cell>
        </table:table-row>
        <table:table-row table:style-name="ro1">
          <table:table-cell office:value-type="float" office:value="204.027404785156" calcext:value-type="float">
            <text:p>204.027404785156</text:p>
          </table:table-cell>
          <table:table-cell office:value-type="float" office:value="14.3587466666667" calcext:value-type="float">
            <text:p>14.3587466666667</text:p>
          </table:table-cell>
          <table:table-cell office:value-type="float" office:value="204.026764742091" calcext:value-type="float">
            <text:p>204.026764742091</text:p>
          </table:table-cell>
          <table:table-cell office:value-type="float" office:value="14.3314437532826" calcext:value-type="float">
            <text:p>14.3314437532826</text:p>
          </table:table-cell>
          <table:table-cell/>
          <table:table-cell table:formula="of:=[.A633]-[.C633]" office:value-type="float" office:value="0.000640043065004647" calcext:value-type="float">
            <text:p>0.000640043065005</text:p>
          </table:table-cell>
          <table:table-cell table:formula="of:=[.F633]/[.C633]*1000000" office:value-type="float" office:value="3.13705442427479" calcext:value-type="float">
            <text:p>3.13705442427479</text:p>
          </table:table-cell>
        </table:table-row>
        <table:table-row table:style-name="ro1">
          <table:table-cell office:value-type="float" office:value="372.544097900391" calcext:value-type="float">
            <text:p>372.544097900391</text:p>
          </table:table-cell>
          <table:table-cell office:value-type="float" office:value="14.3587466666667" calcext:value-type="float">
            <text:p>14.3587466666667</text:p>
          </table:table-cell>
          <table:table-cell office:value-type="float" office:value="372.545002615091" calcext:value-type="float">
            <text:p>372.545002615091</text:p>
          </table:table-cell>
          <table:table-cell office:value-type="float" office:value="14.3828972491439" calcext:value-type="float">
            <text:p>14.3828972491439</text:p>
          </table:table-cell>
          <table:table-cell/>
          <table:table-cell table:formula="of:=[.A634]-[.C634]" office:value-type="float" office:value="-0.000904714699970555" calcext:value-type="float">
            <text:p>-0.000904714699971</text:p>
          </table:table-cell>
          <table:table-cell table:formula="of:=[.F634]/[.C634]*1000000" office:value-type="float" office:value="-2.42847090584998" calcext:value-type="float">
            <text:p>-2.42847090584998</text:p>
          </table:table-cell>
        </table:table-row>
        <table:table-row table:style-name="ro1">
          <table:table-cell office:value-type="float" office:value="372.545471191406" calcext:value-type="float">
            <text:p>372.545471191406</text:p>
          </table:table-cell>
          <table:table-cell office:value-type="float" office:value="14.3587466666667" calcext:value-type="float">
            <text:p>14.3587466666667</text:p>
          </table:table-cell>
          <table:table-cell office:value-type="float" office:value="372.545002615091" calcext:value-type="float">
            <text:p>372.545002615091</text:p>
          </table:table-cell>
          <table:table-cell office:value-type="float" office:value="14.3828972491439" calcext:value-type="float">
            <text:p>14.3828972491439</text:p>
          </table:table-cell>
          <table:table-cell/>
          <table:table-cell table:formula="of:=[.A635]-[.C635]" office:value-type="float" office:value="0.000468576315029168" calcext:value-type="float">
            <text:p>0.000468576315029</text:p>
          </table:table-cell>
          <table:table-cell table:formula="of:=[.F635]/[.C635]*1000000" office:value-type="float" office:value="1.25777103904222" calcext:value-type="float">
            <text:p>1.25777103904222</text:p>
          </table:table-cell>
        </table:table-row>
        <table:table-row table:style-name="ro1">
          <table:table-cell office:value-type="float" office:value="372.546813964844" calcext:value-type="float">
            <text:p>372.546813964844</text:p>
          </table:table-cell>
          <table:table-cell office:value-type="float" office:value="14.3587466666667" calcext:value-type="float">
            <text:p>14.3587466666667</text:p>
          </table:table-cell>
          <table:table-cell office:value-type="float" office:value="372.545002615091" calcext:value-type="float">
            <text:p>372.545002615091</text:p>
          </table:table-cell>
          <table:table-cell office:value-type="float" office:value="14.3828972491439" calcext:value-type="float">
            <text:p>14.3828972491439</text:p>
          </table:table-cell>
          <table:table-cell/>
          <table:table-cell table:formula="of:=[.A636]-[.C636]" office:value-type="float" office:value="0.00181134975298392" calcext:value-type="float">
            <text:p>0.001811349752984</text:p>
          </table:table-cell>
          <table:table-cell table:formula="of:=[.F636]/[.C636]*1000000" office:value-type="float" office:value="4.86209649913189" calcext:value-type="float">
            <text:p>4.86209649913189</text:p>
          </table:table-cell>
        </table:table-row>
        <table:table-row table:style-name="ro1">
          <table:table-cell office:value-type="float" office:value="744.081665039063" calcext:value-type="float">
            <text:p>744.081665039063</text:p>
          </table:table-cell>
          <table:table-cell office:value-type="float" office:value="14.3587466666667" calcext:value-type="float">
            <text:p>14.3587466666667</text:p>
          </table:table-cell>
          <table:table-cell office:value-type="float" office:value="744.082728778091" calcext:value-type="float">
            <text:p>744.082728778091</text:p>
          </table:table-cell>
          <table:table-cell office:value-type="float" office:value="14.3792033313962" calcext:value-type="float">
            <text:p>14.3792033313962</text:p>
          </table:table-cell>
          <table:table-cell/>
          <table:table-cell table:formula="of:=[.A637]-[.C637]" office:value-type="float" office:value="-0.0010637390280408" calcext:value-type="float">
            <text:p>-0.001063739028041</text:p>
          </table:table-cell>
          <table:table-cell table:formula="of:=[.F637]/[.C637]*1000000" office:value-type="float" office:value="-1.42959779457271" calcext:value-type="float">
            <text:p>-1.42959779457271</text:p>
          </table:table-cell>
        </table:table-row>
        <table:table-row table:style-name="ro1">
          <table:table-cell office:value-type="float" office:value="744.085510253906" calcext:value-type="float">
            <text:p>744.085510253906</text:p>
          </table:table-cell>
          <table:table-cell office:value-type="float" office:value="14.3587466666667" calcext:value-type="float">
            <text:p>14.3587466666667</text:p>
          </table:table-cell>
          <table:table-cell office:value-type="float" office:value="744.082728778091" calcext:value-type="float">
            <text:p>744.082728778091</text:p>
          </table:table-cell>
          <table:table-cell office:value-type="float" office:value="14.3792033313962" calcext:value-type="float">
            <text:p>14.3792033313962</text:p>
          </table:table-cell>
          <table:table-cell/>
          <table:table-cell table:formula="of:=[.A638]-[.C638]" office:value-type="float" office:value="0.00278147581502708" calcext:value-type="float">
            <text:p>0.002781475815027</text:p>
          </table:table-cell>
          <table:table-cell table:formula="of:=[.F638]/[.C638]*1000000" office:value-type="float" office:value="3.7381271026069" calcext:value-type="float">
            <text:p>3.7381271026069</text:p>
          </table:table-cell>
        </table:table-row>
        <table:table-row table:style-name="ro1">
          <table:table-cell office:value-type="float" office:value="186.999450683594" calcext:value-type="float">
            <text:p>186.999450683594</text:p>
          </table:table-cell>
          <table:table-cell office:value-type="float" office:value="14.3837516666667" calcext:value-type="float">
            <text:p>14.3837516666667</text:p>
          </table:table-cell>
          <table:table-cell office:value-type="float" office:value="187.000215646091" calcext:value-type="float">
            <text:p>187.000215646091</text:p>
          </table:table-cell>
          <table:table-cell office:value-type="float" office:value="14.4050970163888" calcext:value-type="float">
            <text:p>14.4050970163888</text:p>
          </table:table-cell>
          <table:table-cell/>
          <table:table-cell table:formula="of:=[.A639]-[.C639]" office:value-type="float" office:value="-0.000764962496987209" calcext:value-type="float">
            <text:p>-0.000764962496987</text:p>
          </table:table-cell>
          <table:table-cell table:formula="of:=[.F639]/[.C639]*1000000" office:value-type="float" office:value="-4.09070382268942" calcext:value-type="float">
            <text:p>-4.09070382268942</text:p>
          </table:table-cell>
        </table:table-row>
        <table:table-row table:style-name="ro1">
          <table:table-cell office:value-type="float" office:value="186.999938964844" calcext:value-type="float">
            <text:p>186.999938964844</text:p>
          </table:table-cell>
          <table:table-cell office:value-type="float" office:value="14.3837516666667" calcext:value-type="float">
            <text:p>14.3837516666667</text:p>
          </table:table-cell>
          <table:table-cell office:value-type="float" office:value="187.000215646091" calcext:value-type="float">
            <text:p>187.000215646091</text:p>
          </table:table-cell>
          <table:table-cell office:value-type="float" office:value="14.4050970163888" calcext:value-type="float">
            <text:p>14.4050970163888</text:p>
          </table:table-cell>
          <table:table-cell/>
          <table:table-cell table:formula="of:=[.A640]-[.C640]" office:value-type="float" office:value="-0.000276681246987209" calcext:value-type="float">
            <text:p>-0.000276681246987</text:p>
          </table:table-cell>
          <table:table-cell table:formula="of:=[.F640]/[.C640]*1000000" office:value-type="float" office:value="-1.47957715466406" calcext:value-type="float">
            <text:p>-1.47957715466406</text:p>
          </table:table-cell>
        </table:table-row>
        <table:table-row table:style-name="ro1">
          <table:table-cell office:value-type="float" office:value="187.000411987305" calcext:value-type="float">
            <text:p>187.000411987305</text:p>
          </table:table-cell>
          <table:table-cell office:value-type="float" office:value="14.3837516666667" calcext:value-type="float">
            <text:p>14.3837516666667</text:p>
          </table:table-cell>
          <table:table-cell office:value-type="float" office:value="187.000215646091" calcext:value-type="float">
            <text:p>187.000215646091</text:p>
          </table:table-cell>
          <table:table-cell office:value-type="float" office:value="14.4050970163888" calcext:value-type="float">
            <text:p>14.4050970163888</text:p>
          </table:table-cell>
          <table:table-cell/>
          <table:table-cell table:formula="of:=[.A641]-[.C641]" office:value-type="float" office:value="0.000196341214007134" calcext:value-type="float">
            <text:p>0.000196341214007</text:p>
          </table:table-cell>
          <table:table-cell table:formula="of:=[.F641]/[.C641]*1000000" office:value-type="float" office:value="1.04995180528947" calcext:value-type="float">
            <text:p>1.04995180528947</text:p>
          </table:table-cell>
        </table:table-row>
        <table:table-row table:style-name="ro1">
          <table:table-cell office:value-type="float" office:value="187.000900268555" calcext:value-type="float">
            <text:p>187.000900268555</text:p>
          </table:table-cell>
          <table:table-cell office:value-type="float" office:value="14.3837516666667" calcext:value-type="float">
            <text:p>14.3837516666667</text:p>
          </table:table-cell>
          <table:table-cell office:value-type="float" office:value="187.000215646091" calcext:value-type="float">
            <text:p>187.000215646091</text:p>
          </table:table-cell>
          <table:table-cell office:value-type="float" office:value="14.4050970163888" calcext:value-type="float">
            <text:p>14.4050970163888</text:p>
          </table:table-cell>
          <table:table-cell/>
          <table:table-cell table:formula="of:=[.A642]-[.C642]" office:value-type="float" office:value="0.000684622464007134" calcext:value-type="float">
            <text:p>0.000684622464007</text:p>
          </table:table-cell>
          <table:table-cell table:formula="of:=[.F642]/[.C642]*1000000" office:value-type="float" office:value="3.66107847331483" calcext:value-type="float">
            <text:p>3.66107847331483</text:p>
          </table:table-cell>
        </table:table-row>
        <table:table-row table:style-name="ro1">
          <table:table-cell office:value-type="float" office:value="208.982360839844" calcext:value-type="float">
            <text:p>208.982360839844</text:p>
          </table:table-cell>
          <table:table-cell office:value-type="float" office:value="14.3837516666667" calcext:value-type="float">
            <text:p>14.3837516666667</text:p>
          </table:table-cell>
          <table:table-cell office:value-type="float" office:value="208.982159894091" calcext:value-type="float">
            <text:p>208.982159894091</text:p>
          </table:table-cell>
          <table:table-cell office:value-type="float" office:value="14.4140060726591" calcext:value-type="float">
            <text:p>14.4140060726591</text:p>
          </table:table-cell>
          <table:table-cell/>
          <table:table-cell table:formula="of:=[.A643]-[.C643]" office:value-type="float" office:value="0.000200945752993675" calcext:value-type="float">
            <text:p>0.000200945752994</text:p>
          </table:table-cell>
          <table:table-cell table:formula="of:=[.F643]/[.C643]*1000000" office:value-type="float" office:value="0.961545009849222" calcext:value-type="float">
            <text:p>0.961545009849222</text:p>
          </table:table-cell>
        </table:table-row>
        <table:table-row table:style-name="ro1">
          <table:table-cell office:value-type="float" office:value="208.982925415039" calcext:value-type="float">
            <text:p>208.982925415039</text:p>
          </table:table-cell>
          <table:table-cell office:value-type="float" office:value="14.3837516666667" calcext:value-type="float">
            <text:p>14.3837516666667</text:p>
          </table:table-cell>
          <table:table-cell office:value-type="float" office:value="208.982159894091" calcext:value-type="float">
            <text:p>208.982159894091</text:p>
          </table:table-cell>
          <table:table-cell office:value-type="float" office:value="14.4140060726591" calcext:value-type="float">
            <text:p>14.4140060726591</text:p>
          </table:table-cell>
          <table:table-cell/>
          <table:table-cell table:formula="of:=[.A644]-[.C644]" office:value-type="float" office:value="0.000765520947993537" calcext:value-type="float">
            <text:p>0.000765520947994</text:p>
          </table:table-cell>
          <table:table-cell table:formula="of:=[.F644]/[.C644]*1000000" office:value-type="float" office:value="3.66309233468297" calcext:value-type="float">
            <text:p>3.66309233468297</text:p>
          </table:table-cell>
        </table:table-row>
        <table:table-row table:style-name="ro1">
          <table:table-cell office:value-type="float" office:value="372.545471191406" calcext:value-type="float">
            <text:p>372.545471191406</text:p>
          </table:table-cell>
          <table:table-cell office:value-type="float" office:value="14.3837516666667" calcext:value-type="float">
            <text:p>14.3837516666667</text:p>
          </table:table-cell>
          <table:table-cell office:value-type="float" office:value="372.545002615091" calcext:value-type="float">
            <text:p>372.545002615091</text:p>
          </table:table-cell>
          <table:table-cell office:value-type="float" office:value="14.3828972491439" calcext:value-type="float">
            <text:p>14.3828972491439</text:p>
          </table:table-cell>
          <table:table-cell/>
          <table:table-cell table:formula="of:=[.A645]-[.C645]" office:value-type="float" office:value="0.000468576315029168" calcext:value-type="float">
            <text:p>0.000468576315029</text:p>
          </table:table-cell>
          <table:table-cell table:formula="of:=[.F645]/[.C645]*1000000" office:value-type="float" office:value="1.25777103904222" calcext:value-type="float">
            <text:p>1.25777103904222</text:p>
          </table:table-cell>
        </table:table-row>
        <table:table-row table:style-name="ro1">
          <table:table-cell office:value-type="float" office:value="372.546813964844" calcext:value-type="float">
            <text:p>372.546813964844</text:p>
          </table:table-cell>
          <table:table-cell office:value-type="float" office:value="14.3837516666667" calcext:value-type="float">
            <text:p>14.3837516666667</text:p>
          </table:table-cell>
          <table:table-cell office:value-type="float" office:value="372.545002615091" calcext:value-type="float">
            <text:p>372.545002615091</text:p>
          </table:table-cell>
          <table:table-cell office:value-type="float" office:value="14.3828972491439" calcext:value-type="float">
            <text:p>14.3828972491439</text:p>
          </table:table-cell>
          <table:table-cell/>
          <table:table-cell table:formula="of:=[.A646]-[.C646]" office:value-type="float" office:value="0.00181134975298392" calcext:value-type="float">
            <text:p>0.001811349752984</text:p>
          </table:table-cell>
          <table:table-cell table:formula="of:=[.F646]/[.C646]*1000000" office:value-type="float" office:value="4.86209649913189" calcext:value-type="float">
            <text:p>4.86209649913189</text:p>
          </table:table-cell>
        </table:table-row>
        <table:table-row table:style-name="ro1">
          <table:table-cell office:value-type="float" office:value="399.143798828125" calcext:value-type="float">
            <text:p>399.143798828125</text:p>
          </table:table-cell>
          <table:table-cell office:value-type="float" office:value="14.3837516666667" calcext:value-type="float">
            <text:p>14.3837516666667</text:p>
          </table:table-cell>
          <table:table-cell office:value-type="float" office:value="399.144515256091" calcext:value-type="float">
            <text:p>399.144515256091</text:p>
          </table:table-cell>
          <table:table-cell office:value-type="float" office:value="14.4" calcext:value-type="float">
            <text:p>14.4</text:p>
          </table:table-cell>
          <table:table-cell/>
          <table:table-cell table:formula="of:=[.A647]-[.C647]" office:value-type="float" office:value="-0.000716427965983257" calcext:value-type="float">
            <text:p>-0.000716427965983</text:p>
          </table:table-cell>
          <table:table-cell table:formula="of:=[.F647]/[.C647]*1000000" office:value-type="float" office:value="-1.79490870749808" calcext:value-type="float">
            <text:p>-1.79490870749808</text:p>
          </table:table-cell>
        </table:table-row>
        <table:table-row table:style-name="ro1">
          <table:table-cell office:value-type="float" office:value="399.145324707031" calcext:value-type="float">
            <text:p>399.145324707031</text:p>
          </table:table-cell>
          <table:table-cell office:value-type="float" office:value="14.3837516666667" calcext:value-type="float">
            <text:p>14.3837516666667</text:p>
          </table:table-cell>
          <table:table-cell office:value-type="float" office:value="399.144515256091" calcext:value-type="float">
            <text:p>399.144515256091</text:p>
          </table:table-cell>
          <table:table-cell office:value-type="float" office:value="14.4" calcext:value-type="float">
            <text:p>14.4</text:p>
          </table:table-cell>
          <table:table-cell/>
          <table:table-cell table:formula="of:=[.A648]-[.C648]" office:value-type="float" office:value="0.000809450940039369" calcext:value-type="float">
            <text:p>0.000809450940039</text:p>
          </table:table-cell>
          <table:table-cell table:formula="of:=[.F648]/[.C648]*1000000" office:value-type="float" office:value="2.02796458200115" calcext:value-type="float">
            <text:p>2.02796458200115</text:p>
          </table:table-cell>
        </table:table-row>
        <table:table-row table:style-name="ro1">
          <table:table-cell office:value-type="float" office:value="744.081665039063" calcext:value-type="float">
            <text:p>744.081665039063</text:p>
          </table:table-cell>
          <table:table-cell office:value-type="float" office:value="14.3837516666667" calcext:value-type="float">
            <text:p>14.3837516666667</text:p>
          </table:table-cell>
          <table:table-cell office:value-type="float" office:value="744.082728778091" calcext:value-type="float">
            <text:p>744.082728778091</text:p>
          </table:table-cell>
          <table:table-cell office:value-type="float" office:value="14.3792033313962" calcext:value-type="float">
            <text:p>14.3792033313962</text:p>
          </table:table-cell>
          <table:table-cell/>
          <table:table-cell table:formula="of:=[.A649]-[.C649]" office:value-type="float" office:value="-0.0010637390280408" calcext:value-type="float">
            <text:p>-0.001063739028041</text:p>
          </table:table-cell>
          <table:table-cell table:formula="of:=[.F649]/[.C649]*1000000" office:value-type="float" office:value="-1.42959779457271" calcext:value-type="float">
            <text:p>-1.42959779457271</text:p>
          </table:table-cell>
        </table:table-row>
        <table:table-row table:style-name="ro1">
          <table:table-cell office:value-type="float" office:value="744.085510253906" calcext:value-type="float">
            <text:p>744.085510253906</text:p>
          </table:table-cell>
          <table:table-cell office:value-type="float" office:value="14.3837516666667" calcext:value-type="float">
            <text:p>14.3837516666667</text:p>
          </table:table-cell>
          <table:table-cell office:value-type="float" office:value="744.082728778091" calcext:value-type="float">
            <text:p>744.082728778091</text:p>
          </table:table-cell>
          <table:table-cell office:value-type="float" office:value="14.3792033313962" calcext:value-type="float">
            <text:p>14.3792033313962</text:p>
          </table:table-cell>
          <table:table-cell/>
          <table:table-cell table:formula="of:=[.A650]-[.C650]" office:value-type="float" office:value="0.00278147581502708" calcext:value-type="float">
            <text:p>0.002781475815027</text:p>
          </table:table-cell>
          <table:table-cell table:formula="of:=[.F650]/[.C650]*1000000" office:value-type="float" office:value="3.7381271026069" calcext:value-type="float">
            <text:p>3.7381271026069</text:p>
          </table:table-cell>
        </table:table-row>
        <table:table-row table:style-name="ro1">
          <table:table-cell office:value-type="float" office:value="186.999450683594" calcext:value-type="float">
            <text:p>186.999450683594</text:p>
          </table:table-cell>
          <table:table-cell office:value-type="float" office:value="14.4077516666667" calcext:value-type="float">
            <text:p>14.4077516666667</text:p>
          </table:table-cell>
          <table:table-cell office:value-type="float" office:value="187.000215646091" calcext:value-type="float">
            <text:p>187.000215646091</text:p>
          </table:table-cell>
          <table:table-cell office:value-type="float" office:value="14.4050970163888" calcext:value-type="float">
            <text:p>14.4050970163888</text:p>
          </table:table-cell>
          <table:table-cell/>
          <table:table-cell table:formula="of:=[.A651]-[.C651]" office:value-type="float" office:value="-0.000764962496987209" calcext:value-type="float">
            <text:p>-0.000764962496987</text:p>
          </table:table-cell>
          <table:table-cell table:formula="of:=[.F651]/[.C651]*1000000" office:value-type="float" office:value="-4.09070382268942" calcext:value-type="float">
            <text:p>-4.09070382268942</text:p>
          </table:table-cell>
        </table:table-row>
        <table:table-row table:style-name="ro1">
          <table:table-cell office:value-type="float" office:value="186.999938964844" calcext:value-type="float">
            <text:p>186.999938964844</text:p>
          </table:table-cell>
          <table:table-cell office:value-type="float" office:value="14.4077516666667" calcext:value-type="float">
            <text:p>14.4077516666667</text:p>
          </table:table-cell>
          <table:table-cell office:value-type="float" office:value="187.000215646091" calcext:value-type="float">
            <text:p>187.000215646091</text:p>
          </table:table-cell>
          <table:table-cell office:value-type="float" office:value="14.4050970163888" calcext:value-type="float">
            <text:p>14.4050970163888</text:p>
          </table:table-cell>
          <table:table-cell/>
          <table:table-cell table:formula="of:=[.A652]-[.C652]" office:value-type="float" office:value="-0.000276681246987209" calcext:value-type="float">
            <text:p>-0.000276681246987</text:p>
          </table:table-cell>
          <table:table-cell table:formula="of:=[.F652]/[.C652]*1000000" office:value-type="float" office:value="-1.47957715466406" calcext:value-type="float">
            <text:p>-1.47957715466406</text:p>
          </table:table-cell>
        </table:table-row>
        <table:table-row table:style-name="ro1">
          <table:table-cell office:value-type="float" office:value="187.000411987305" calcext:value-type="float">
            <text:p>187.000411987305</text:p>
          </table:table-cell>
          <table:table-cell office:value-type="float" office:value="14.4077516666667" calcext:value-type="float">
            <text:p>14.4077516666667</text:p>
          </table:table-cell>
          <table:table-cell office:value-type="float" office:value="187.000215646091" calcext:value-type="float">
            <text:p>187.000215646091</text:p>
          </table:table-cell>
          <table:table-cell office:value-type="float" office:value="14.4050970163888" calcext:value-type="float">
            <text:p>14.4050970163888</text:p>
          </table:table-cell>
          <table:table-cell/>
          <table:table-cell table:formula="of:=[.A653]-[.C653]" office:value-type="float" office:value="0.000196341214007134" calcext:value-type="float">
            <text:p>0.000196341214007</text:p>
          </table:table-cell>
          <table:table-cell table:formula="of:=[.F653]/[.C653]*1000000" office:value-type="float" office:value="1.04995180528947" calcext:value-type="float">
            <text:p>1.04995180528947</text:p>
          </table:table-cell>
        </table:table-row>
        <table:table-row table:style-name="ro1">
          <table:table-cell office:value-type="float" office:value="187.000900268555" calcext:value-type="float">
            <text:p>187.000900268555</text:p>
          </table:table-cell>
          <table:table-cell office:value-type="float" office:value="14.4077516666667" calcext:value-type="float">
            <text:p>14.4077516666667</text:p>
          </table:table-cell>
          <table:table-cell office:value-type="float" office:value="187.000215646091" calcext:value-type="float">
            <text:p>187.000215646091</text:p>
          </table:table-cell>
          <table:table-cell office:value-type="float" office:value="14.4050970163888" calcext:value-type="float">
            <text:p>14.4050970163888</text:p>
          </table:table-cell>
          <table:table-cell/>
          <table:table-cell table:formula="of:=[.A654]-[.C654]" office:value-type="float" office:value="0.000684622464007134" calcext:value-type="float">
            <text:p>0.000684622464007</text:p>
          </table:table-cell>
          <table:table-cell table:formula="of:=[.F654]/[.C654]*1000000" office:value-type="float" office:value="3.66107847331483" calcext:value-type="float">
            <text:p>3.66107847331483</text:p>
          </table:table-cell>
        </table:table-row>
        <table:table-row table:style-name="ro1">
          <table:table-cell office:value-type="float" office:value="208.982925415039" calcext:value-type="float">
            <text:p>208.982925415039</text:p>
          </table:table-cell>
          <table:table-cell office:value-type="float" office:value="14.4077516666667" calcext:value-type="float">
            <text:p>14.4077516666667</text:p>
          </table:table-cell>
          <table:table-cell office:value-type="float" office:value="208.982159894091" calcext:value-type="float">
            <text:p>208.982159894091</text:p>
          </table:table-cell>
          <table:table-cell office:value-type="float" office:value="14.4140060726591" calcext:value-type="float">
            <text:p>14.4140060726591</text:p>
          </table:table-cell>
          <table:table-cell/>
          <table:table-cell table:formula="of:=[.A655]-[.C655]" office:value-type="float" office:value="0.000765520947993537" calcext:value-type="float">
            <text:p>0.000765520947994</text:p>
          </table:table-cell>
          <table:table-cell table:formula="of:=[.F655]/[.C655]*1000000" office:value-type="float" office:value="3.66309233468297" calcext:value-type="float">
            <text:p>3.66309233468297</text:p>
          </table:table-cell>
        </table:table-row>
        <table:table-row table:style-name="ro1">
          <table:table-cell office:value-type="float" office:value="372.544097900391" calcext:value-type="float">
            <text:p>372.544097900391</text:p>
          </table:table-cell>
          <table:table-cell office:value-type="float" office:value="14.4077516666667" calcext:value-type="float">
            <text:p>14.4077516666667</text:p>
          </table:table-cell>
          <table:table-cell office:value-type="float" office:value="372.545002615091" calcext:value-type="float">
            <text:p>372.545002615091</text:p>
          </table:table-cell>
          <table:table-cell office:value-type="float" office:value="14.3828972491439" calcext:value-type="float">
            <text:p>14.3828972491439</text:p>
          </table:table-cell>
          <table:table-cell/>
          <table:table-cell table:formula="of:=[.A656]-[.C656]" office:value-type="float" office:value="-0.000904714699970555" calcext:value-type="float">
            <text:p>-0.000904714699971</text:p>
          </table:table-cell>
          <table:table-cell table:formula="of:=[.F656]/[.C656]*1000000" office:value-type="float" office:value="-2.42847090584998" calcext:value-type="float">
            <text:p>-2.42847090584998</text:p>
          </table:table-cell>
        </table:table-row>
        <table:table-row table:style-name="ro1">
          <table:table-cell office:value-type="float" office:value="372.545471191406" calcext:value-type="float">
            <text:p>372.545471191406</text:p>
          </table:table-cell>
          <table:table-cell office:value-type="float" office:value="14.4077516666667" calcext:value-type="float">
            <text:p>14.4077516666667</text:p>
          </table:table-cell>
          <table:table-cell office:value-type="float" office:value="372.545002615091" calcext:value-type="float">
            <text:p>372.545002615091</text:p>
          </table:table-cell>
          <table:table-cell office:value-type="float" office:value="14.3828972491439" calcext:value-type="float">
            <text:p>14.3828972491439</text:p>
          </table:table-cell>
          <table:table-cell/>
          <table:table-cell table:formula="of:=[.A657]-[.C657]" office:value-type="float" office:value="0.000468576315029168" calcext:value-type="float">
            <text:p>0.000468576315029</text:p>
          </table:table-cell>
          <table:table-cell table:formula="of:=[.F657]/[.C657]*1000000" office:value-type="float" office:value="1.25777103904222" calcext:value-type="float">
            <text:p>1.25777103904222</text:p>
          </table:table-cell>
        </table:table-row>
        <table:table-row table:style-name="ro1">
          <table:table-cell office:value-type="float" office:value="372.546813964844" calcext:value-type="float">
            <text:p>372.546813964844</text:p>
          </table:table-cell>
          <table:table-cell office:value-type="float" office:value="14.4077516666667" calcext:value-type="float">
            <text:p>14.4077516666667</text:p>
          </table:table-cell>
          <table:table-cell office:value-type="float" office:value="372.545002615091" calcext:value-type="float">
            <text:p>372.545002615091</text:p>
          </table:table-cell>
          <table:table-cell office:value-type="float" office:value="14.3828972491439" calcext:value-type="float">
            <text:p>14.3828972491439</text:p>
          </table:table-cell>
          <table:table-cell/>
          <table:table-cell table:formula="of:=[.A658]-[.C658]" office:value-type="float" office:value="0.00181134975298392" calcext:value-type="float">
            <text:p>0.001811349752984</text:p>
          </table:table-cell>
          <table:table-cell table:formula="of:=[.F658]/[.C658]*1000000" office:value-type="float" office:value="4.86209649913189" calcext:value-type="float">
            <text:p>4.86209649913189</text:p>
          </table:table-cell>
        </table:table-row>
        <table:table-row table:style-name="ro1">
          <table:table-cell office:value-type="float" office:value="399.143798828125" calcext:value-type="float">
            <text:p>399.143798828125</text:p>
          </table:table-cell>
          <table:table-cell office:value-type="float" office:value="14.4077516666667" calcext:value-type="float">
            <text:p>14.4077516666667</text:p>
          </table:table-cell>
          <table:table-cell office:value-type="float" office:value="399.144515256091" calcext:value-type="float">
            <text:p>399.144515256091</text:p>
          </table:table-cell>
          <table:table-cell office:value-type="float" office:value="14.4" calcext:value-type="float">
            <text:p>14.4</text:p>
          </table:table-cell>
          <table:table-cell/>
          <table:table-cell table:formula="of:=[.A659]-[.C659]" office:value-type="float" office:value="-0.000716427965983257" calcext:value-type="float">
            <text:p>-0.000716427965983</text:p>
          </table:table-cell>
          <table:table-cell table:formula="of:=[.F659]/[.C659]*1000000" office:value-type="float" office:value="-1.79490870749808" calcext:value-type="float">
            <text:p>-1.79490870749808</text:p>
          </table:table-cell>
        </table:table-row>
        <table:table-row table:style-name="ro1">
          <table:table-cell office:value-type="float" office:value="399.145324707031" calcext:value-type="float">
            <text:p>399.145324707031</text:p>
          </table:table-cell>
          <table:table-cell office:value-type="float" office:value="14.4077516666667" calcext:value-type="float">
            <text:p>14.4077516666667</text:p>
          </table:table-cell>
          <table:table-cell office:value-type="float" office:value="399.144515256091" calcext:value-type="float">
            <text:p>399.144515256091</text:p>
          </table:table-cell>
          <table:table-cell office:value-type="float" office:value="14.4" calcext:value-type="float">
            <text:p>14.4</text:p>
          </table:table-cell>
          <table:table-cell/>
          <table:table-cell table:formula="of:=[.A660]-[.C660]" office:value-type="float" office:value="0.000809450940039369" calcext:value-type="float">
            <text:p>0.000809450940039</text:p>
          </table:table-cell>
          <table:table-cell table:formula="of:=[.F660]/[.C660]*1000000" office:value-type="float" office:value="2.02796458200115" calcext:value-type="float">
            <text:p>2.02796458200115</text:p>
          </table:table-cell>
        </table:table-row>
        <table:table-row table:style-name="ro1">
          <table:table-cell office:value-type="float" office:value="744.081665039063" calcext:value-type="float">
            <text:p>744.081665039063</text:p>
          </table:table-cell>
          <table:table-cell office:value-type="float" office:value="14.4077516666667" calcext:value-type="float">
            <text:p>14.4077516666667</text:p>
          </table:table-cell>
          <table:table-cell office:value-type="float" office:value="744.082728778091" calcext:value-type="float">
            <text:p>744.082728778091</text:p>
          </table:table-cell>
          <table:table-cell office:value-type="float" office:value="14.3792033313962" calcext:value-type="float">
            <text:p>14.3792033313962</text:p>
          </table:table-cell>
          <table:table-cell/>
          <table:table-cell table:formula="of:=[.A661]-[.C661]" office:value-type="float" office:value="-0.0010637390280408" calcext:value-type="float">
            <text:p>-0.001063739028041</text:p>
          </table:table-cell>
          <table:table-cell table:formula="of:=[.F661]/[.C661]*1000000" office:value-type="float" office:value="-1.42959779457271" calcext:value-type="float">
            <text:p>-1.42959779457271</text:p>
          </table:table-cell>
        </table:table-row>
        <table:table-row table:style-name="ro1">
          <table:table-cell office:value-type="float" office:value="744.085510253906" calcext:value-type="float">
            <text:p>744.085510253906</text:p>
          </table:table-cell>
          <table:table-cell office:value-type="float" office:value="14.4077516666667" calcext:value-type="float">
            <text:p>14.4077516666667</text:p>
          </table:table-cell>
          <table:table-cell office:value-type="float" office:value="744.082728778091" calcext:value-type="float">
            <text:p>744.082728778091</text:p>
          </table:table-cell>
          <table:table-cell office:value-type="float" office:value="14.3792033313962" calcext:value-type="float">
            <text:p>14.3792033313962</text:p>
          </table:table-cell>
          <table:table-cell/>
          <table:table-cell table:formula="of:=[.A662]-[.C662]" office:value-type="float" office:value="0.00278147581502708" calcext:value-type="float">
            <text:p>0.002781475815027</text:p>
          </table:table-cell>
          <table:table-cell table:formula="of:=[.F662]/[.C662]*1000000" office:value-type="float" office:value="3.7381271026069" calcext:value-type="float">
            <text:p>3.7381271026069</text:p>
          </table:table-cell>
        </table:table-row>
        <table:table-row table:style-name="ro1">
          <table:table-cell office:value-type="float" office:value="186.999450683594" calcext:value-type="float">
            <text:p>186.999450683594</text:p>
          </table:table-cell>
          <table:table-cell office:value-type="float" office:value="14.4315916666667" calcext:value-type="float">
            <text:p>14.4315916666667</text:p>
          </table:table-cell>
          <table:table-cell office:value-type="float" office:value="187.000215646091" calcext:value-type="float">
            <text:p>187.000215646091</text:p>
          </table:table-cell>
          <table:table-cell office:value-type="float" office:value="14.4050970163888" calcext:value-type="float">
            <text:p>14.4050970163888</text:p>
          </table:table-cell>
          <table:table-cell/>
          <table:table-cell table:formula="of:=[.A663]-[.C663]" office:value-type="float" office:value="-0.000764962496987209" calcext:value-type="float">
            <text:p>-0.000764962496987</text:p>
          </table:table-cell>
          <table:table-cell table:formula="of:=[.F663]/[.C663]*1000000" office:value-type="float" office:value="-4.09070382268942" calcext:value-type="float">
            <text:p>-4.09070382268942</text:p>
          </table:table-cell>
        </table:table-row>
        <table:table-row table:style-name="ro1">
          <table:table-cell office:value-type="float" office:value="186.999938964844" calcext:value-type="float">
            <text:p>186.999938964844</text:p>
          </table:table-cell>
          <table:table-cell office:value-type="float" office:value="14.4315916666667" calcext:value-type="float">
            <text:p>14.4315916666667</text:p>
          </table:table-cell>
          <table:table-cell office:value-type="float" office:value="187.000215646091" calcext:value-type="float">
            <text:p>187.000215646091</text:p>
          </table:table-cell>
          <table:table-cell office:value-type="float" office:value="14.4050970163888" calcext:value-type="float">
            <text:p>14.4050970163888</text:p>
          </table:table-cell>
          <table:table-cell/>
          <table:table-cell table:formula="of:=[.A664]-[.C664]" office:value-type="float" office:value="-0.000276681246987209" calcext:value-type="float">
            <text:p>-0.000276681246987</text:p>
          </table:table-cell>
          <table:table-cell table:formula="of:=[.F664]/[.C664]*1000000" office:value-type="float" office:value="-1.47957715466406" calcext:value-type="float">
            <text:p>-1.47957715466406</text:p>
          </table:table-cell>
        </table:table-row>
        <table:table-row table:style-name="ro1">
          <table:table-cell office:value-type="float" office:value="187.000411987305" calcext:value-type="float">
            <text:p>187.000411987305</text:p>
          </table:table-cell>
          <table:table-cell office:value-type="float" office:value="14.4315916666667" calcext:value-type="float">
            <text:p>14.4315916666667</text:p>
          </table:table-cell>
          <table:table-cell office:value-type="float" office:value="187.000215646091" calcext:value-type="float">
            <text:p>187.000215646091</text:p>
          </table:table-cell>
          <table:table-cell office:value-type="float" office:value="14.4050970163888" calcext:value-type="float">
            <text:p>14.4050970163888</text:p>
          </table:table-cell>
          <table:table-cell/>
          <table:table-cell table:formula="of:=[.A665]-[.C665]" office:value-type="float" office:value="0.000196341214007134" calcext:value-type="float">
            <text:p>0.000196341214007</text:p>
          </table:table-cell>
          <table:table-cell table:formula="of:=[.F665]/[.C665]*1000000" office:value-type="float" office:value="1.04995180528947" calcext:value-type="float">
            <text:p>1.04995180528947</text:p>
          </table:table-cell>
        </table:table-row>
        <table:table-row table:style-name="ro1">
          <table:table-cell office:value-type="float" office:value="187.000900268555" calcext:value-type="float">
            <text:p>187.000900268555</text:p>
          </table:table-cell>
          <table:table-cell office:value-type="float" office:value="14.4315916666667" calcext:value-type="float">
            <text:p>14.4315916666667</text:p>
          </table:table-cell>
          <table:table-cell office:value-type="float" office:value="187.000215646091" calcext:value-type="float">
            <text:p>187.000215646091</text:p>
          </table:table-cell>
          <table:table-cell office:value-type="float" office:value="14.4050970163888" calcext:value-type="float">
            <text:p>14.4050970163888</text:p>
          </table:table-cell>
          <table:table-cell/>
          <table:table-cell table:formula="of:=[.A666]-[.C666]" office:value-type="float" office:value="0.000684622464007134" calcext:value-type="float">
            <text:p>0.000684622464007</text:p>
          </table:table-cell>
          <table:table-cell table:formula="of:=[.F666]/[.C666]*1000000" office:value-type="float" office:value="3.66107847331483" calcext:value-type="float">
            <text:p>3.66107847331483</text:p>
          </table:table-cell>
        </table:table-row>
        <table:table-row table:style-name="ro1">
          <table:table-cell office:value-type="float" office:value="399.143798828125" calcext:value-type="float">
            <text:p>399.143798828125</text:p>
          </table:table-cell>
          <table:table-cell office:value-type="float" office:value="14.4315916666667" calcext:value-type="float">
            <text:p>14.4315916666667</text:p>
          </table:table-cell>
          <table:table-cell office:value-type="float" office:value="399.144515256091" calcext:value-type="float">
            <text:p>399.144515256091</text:p>
          </table:table-cell>
          <table:table-cell office:value-type="float" office:value="14.4" calcext:value-type="float">
            <text:p>14.4</text:p>
          </table:table-cell>
          <table:table-cell/>
          <table:table-cell table:formula="of:=[.A667]-[.C667]" office:value-type="float" office:value="-0.000716427965983257" calcext:value-type="float">
            <text:p>-0.000716427965983</text:p>
          </table:table-cell>
          <table:table-cell table:formula="of:=[.F667]/[.C667]*1000000" office:value-type="float" office:value="-1.79490870749808" calcext:value-type="float">
            <text:p>-1.79490870749808</text:p>
          </table:table-cell>
        </table:table-row>
        <table:table-row table:style-name="ro1">
          <table:table-cell office:value-type="float" office:value="399.145324707031" calcext:value-type="float">
            <text:p>399.145324707031</text:p>
          </table:table-cell>
          <table:table-cell office:value-type="float" office:value="14.4315916666667" calcext:value-type="float">
            <text:p>14.4315916666667</text:p>
          </table:table-cell>
          <table:table-cell office:value-type="float" office:value="399.144515256091" calcext:value-type="float">
            <text:p>399.144515256091</text:p>
          </table:table-cell>
          <table:table-cell office:value-type="float" office:value="14.4" calcext:value-type="float">
            <text:p>14.4</text:p>
          </table:table-cell>
          <table:table-cell/>
          <table:table-cell table:formula="of:=[.A668]-[.C668]" office:value-type="float" office:value="0.000809450940039369" calcext:value-type="float">
            <text:p>0.000809450940039</text:p>
          </table:table-cell>
          <table:table-cell table:formula="of:=[.F668]/[.C668]*1000000" office:value-type="float" office:value="2.02796458200115" calcext:value-type="float">
            <text:p>2.02796458200115</text:p>
          </table:table-cell>
        </table:table-row>
        <table:table-row table:style-name="ro1">
          <table:table-cell office:value-type="float" office:value="263.087524414063" calcext:value-type="float">
            <text:p>263.087524414063</text:p>
          </table:table-cell>
          <table:table-cell office:value-type="float" office:value="14.54709" calcext:value-type="float">
            <text:p>14.54709</text:p>
          </table:table-cell>
          <table:table-cell office:value-type="float" office:value="263.087377240091" calcext:value-type="float">
            <text:p>263.087377240091</text:p>
          </table:table-cell>
          <table:table-cell office:value-type="float" office:value="14.561222421733" calcext:value-type="float">
            <text:p>14.561222421733</text:p>
          </table:table-cell>
          <table:table-cell/>
          <table:table-cell table:formula="of:=[.A669]-[.C669]" office:value-type="float" office:value="0.000147173972038672" calcext:value-type="float">
            <text:p>0.000147173972039</text:p>
          </table:table-cell>
          <table:table-cell table:formula="of:=[.F669]/[.C669]*1000000" office:value-type="float" office:value="0.559410997147015" calcext:value-type="float">
            <text:p>0.559410997147015</text:p>
          </table:table-cell>
        </table:table-row>
        <table:table-row table:style-name="ro1">
          <table:table-cell office:value-type="float" office:value="263.088317871094" calcext:value-type="float">
            <text:p>263.088317871094</text:p>
          </table:table-cell>
          <table:table-cell office:value-type="float" office:value="14.54709" calcext:value-type="float">
            <text:p>14.54709</text:p>
          </table:table-cell>
          <table:table-cell office:value-type="float" office:value="263.087377240091" calcext:value-type="float">
            <text:p>263.087377240091</text:p>
          </table:table-cell>
          <table:table-cell office:value-type="float" office:value="14.561222421733" calcext:value-type="float">
            <text:p>14.561222421733</text:p>
          </table:table-cell>
          <table:table-cell/>
          <table:table-cell table:formula="of:=[.A670]-[.C670]" office:value-type="float" office:value="0.000940631003004455" calcext:value-type="float">
            <text:p>0.000940631003004</text:p>
          </table:table-cell>
          <table:table-cell table:formula="of:=[.F670]/[.C670]*1000000" office:value-type="float" office:value="3.57535588697608" calcext:value-type="float">
            <text:p>3.57535588697608</text:p>
          </table:table-cell>
        </table:table-row>
        <table:table-row table:style-name="ro1">
          <table:table-cell office:value-type="float" office:value="263.086700439453" calcext:value-type="float">
            <text:p>263.086700439453</text:p>
          </table:table-cell>
          <table:table-cell office:value-type="float" office:value="14.5694133333333" calcext:value-type="float">
            <text:p>14.5694133333333</text:p>
          </table:table-cell>
          <table:table-cell office:value-type="float" office:value="263.087377240091" calcext:value-type="float">
            <text:p>263.087377240091</text:p>
          </table:table-cell>
          <table:table-cell office:value-type="float" office:value="14.561222421733" calcext:value-type="float">
            <text:p>14.561222421733</text:p>
          </table:table-cell>
          <table:table-cell/>
          <table:table-cell table:formula="of:=[.A671]-[.C671]" office:value-type="float" office:value="-0.000676800637961605" calcext:value-type="float">
            <text:p>-0.000676800637962</text:p>
          </table:table-cell>
          <table:table-cell table:formula="of:=[.F671]/[.C671]*1000000" office:value-type="float" office:value="-2.57253177655864" calcext:value-type="float">
            <text:p>-2.57253177655864</text:p>
          </table:table-cell>
        </table:table-row>
        <table:table-row table:style-name="ro1">
          <table:table-cell office:value-type="float" office:value="263.087524414063" calcext:value-type="float">
            <text:p>263.087524414063</text:p>
          </table:table-cell>
          <table:table-cell office:value-type="float" office:value="14.5694133333333" calcext:value-type="float">
            <text:p>14.5694133333333</text:p>
          </table:table-cell>
          <table:table-cell office:value-type="float" office:value="263.087377240091" calcext:value-type="float">
            <text:p>263.087377240091</text:p>
          </table:table-cell>
          <table:table-cell office:value-type="float" office:value="14.561222421733" calcext:value-type="float">
            <text:p>14.561222421733</text:p>
          </table:table-cell>
          <table:table-cell/>
          <table:table-cell table:formula="of:=[.A672]-[.C672]" office:value-type="float" office:value="0.000147173972038672" calcext:value-type="float">
            <text:p>0.000147173972039</text:p>
          </table:table-cell>
          <table:table-cell table:formula="of:=[.F672]/[.C672]*1000000" office:value-type="float" office:value="0.559410997147015" calcext:value-type="float">
            <text:p>0.559410997147015</text:p>
          </table:table-cell>
        </table:table-row>
        <table:table-row table:style-name="ro1">
          <table:table-cell office:value-type="float" office:value="263.088317871094" calcext:value-type="float">
            <text:p>263.088317871094</text:p>
          </table:table-cell>
          <table:table-cell office:value-type="float" office:value="14.5694133333333" calcext:value-type="float">
            <text:p>14.5694133333333</text:p>
          </table:table-cell>
          <table:table-cell office:value-type="float" office:value="263.087377240091" calcext:value-type="float">
            <text:p>263.087377240091</text:p>
          </table:table-cell>
          <table:table-cell office:value-type="float" office:value="14.561222421733" calcext:value-type="float">
            <text:p>14.561222421733</text:p>
          </table:table-cell>
          <table:table-cell/>
          <table:table-cell table:formula="of:=[.A673]-[.C673]" office:value-type="float" office:value="0.000940631003004455" calcext:value-type="float">
            <text:p>0.000940631003004</text:p>
          </table:table-cell>
          <table:table-cell table:formula="of:=[.F673]/[.C673]*1000000" office:value-type="float" office:value="3.57535588697608" calcext:value-type="float">
            <text:p>3.57535588697608</text:p>
          </table:table-cell>
        </table:table-row>
        <table:table-row table:style-name="ro1">
          <table:table-cell office:value-type="float" office:value="263.086700439453" calcext:value-type="float">
            <text:p>263.086700439453</text:p>
          </table:table-cell>
          <table:table-cell office:value-type="float" office:value="14.591745" calcext:value-type="float">
            <text:p>14.591745</text:p>
          </table:table-cell>
          <table:table-cell office:value-type="float" office:value="263.087377240091" calcext:value-type="float">
            <text:p>263.087377240091</text:p>
          </table:table-cell>
          <table:table-cell office:value-type="float" office:value="14.561222421733" calcext:value-type="float">
            <text:p>14.561222421733</text:p>
          </table:table-cell>
          <table:table-cell/>
          <table:table-cell table:formula="of:=[.A674]-[.C674]" office:value-type="float" office:value="-0.000676800637961605" calcext:value-type="float">
            <text:p>-0.000676800637962</text:p>
          </table:table-cell>
          <table:table-cell table:formula="of:=[.F674]/[.C674]*1000000" office:value-type="float" office:value="-2.57253177655864" calcext:value-type="float">
            <text:p>-2.57253177655864</text:p>
          </table:table-cell>
        </table:table-row>
        <table:table-row table:style-name="ro1">
          <table:table-cell office:value-type="float" office:value="263.087524414063" calcext:value-type="float">
            <text:p>263.087524414063</text:p>
          </table:table-cell>
          <table:table-cell office:value-type="float" office:value="14.591745" calcext:value-type="float">
            <text:p>14.591745</text:p>
          </table:table-cell>
          <table:table-cell office:value-type="float" office:value="263.087377240091" calcext:value-type="float">
            <text:p>263.087377240091</text:p>
          </table:table-cell>
          <table:table-cell office:value-type="float" office:value="14.561222421733" calcext:value-type="float">
            <text:p>14.561222421733</text:p>
          </table:table-cell>
          <table:table-cell/>
          <table:table-cell table:formula="of:=[.A675]-[.C675]" office:value-type="float" office:value="0.000147173972038672" calcext:value-type="float">
            <text:p>0.000147173972039</text:p>
          </table:table-cell>
          <table:table-cell table:formula="of:=[.F675]/[.C675]*1000000" office:value-type="float" office:value="0.559410997147015" calcext:value-type="float">
            <text:p>0.559410997147015</text:p>
          </table:table-cell>
        </table:table-row>
        <table:table-row table:style-name="ro1">
          <table:table-cell office:value-type="float" office:value="263.088317871094" calcext:value-type="float">
            <text:p>263.088317871094</text:p>
          </table:table-cell>
          <table:table-cell office:value-type="float" office:value="14.591745" calcext:value-type="float">
            <text:p>14.591745</text:p>
          </table:table-cell>
          <table:table-cell office:value-type="float" office:value="263.087377240091" calcext:value-type="float">
            <text:p>263.087377240091</text:p>
          </table:table-cell>
          <table:table-cell office:value-type="float" office:value="14.561222421733" calcext:value-type="float">
            <text:p>14.561222421733</text:p>
          </table:table-cell>
          <table:table-cell/>
          <table:table-cell table:formula="of:=[.A676]-[.C676]" office:value-type="float" office:value="0.000940631003004455" calcext:value-type="float">
            <text:p>0.000940631003004</text:p>
          </table:table-cell>
          <table:table-cell table:formula="of:=[.F676]/[.C676]*1000000" office:value-type="float" office:value="3.57535588697608" calcext:value-type="float">
            <text:p>3.57535588697608</text:p>
          </table:table-cell>
        </table:table-row>
        <table:table-row table:style-name="ro1">
          <table:table-cell office:value-type="float" office:value="595.14599609375" calcext:value-type="float">
            <text:p>595.14599609375</text:p>
          </table:table-cell>
          <table:table-cell office:value-type="float" office:value="14.6582483333333" calcext:value-type="float">
            <text:p>14.6582483333333</text:p>
          </table:table-cell>
          <table:table-cell office:value-type="float" office:value="595.148674232091" calcext:value-type="float">
            <text:p>595.148674232091</text:p>
          </table:table-cell>
          <table:table-cell office:value-type="float" office:value="14.6831469526453" calcext:value-type="float">
            <text:p>14.6831469526453</text:p>
          </table:table-cell>
          <table:table-cell/>
          <table:table-cell table:formula="of:=[.A677]-[.C677]" office:value-type="float" office:value="-0.00267813834102526" calcext:value-type="float">
            <text:p>-0.002678138341025</text:p>
          </table:table-cell>
          <table:table-cell table:formula="of:=[.F677]/[.C677]*1000000" office:value-type="float" office:value="-4.4999484279803" calcext:value-type="float">
            <text:p>-4.4999484279803</text:p>
          </table:table-cell>
        </table:table-row>
        <table:table-row table:style-name="ro1">
          <table:table-cell office:value-type="float" office:value="595.148742675781" calcext:value-type="float">
            <text:p>595.148742675781</text:p>
          </table:table-cell>
          <table:table-cell office:value-type="float" office:value="14.6582483333333" calcext:value-type="float">
            <text:p>14.6582483333333</text:p>
          </table:table-cell>
          <table:table-cell office:value-type="float" office:value="595.148674232091" calcext:value-type="float">
            <text:p>595.148674232091</text:p>
          </table:table-cell>
          <table:table-cell office:value-type="float" office:value="14.6831469526453" calcext:value-type="float">
            <text:p>14.6831469526453</text:p>
          </table:table-cell>
          <table:table-cell/>
          <table:table-cell table:formula="of:=[.A678]-[.C678]" office:value-type="float" office:value="0.0000684436899973662" calcext:value-type="float">
            <text:p>6.84436899973662E-05</text:p>
          </table:table-cell>
          <table:table-cell table:formula="of:=[.F678]/[.C678]*1000000" office:value-type="float" office:value="0.115002675735904" calcext:value-type="float">
            <text:p>0.115002675735904</text:p>
          </table:table-cell>
        </table:table-row>
        <table:table-row table:style-name="ro1">
          <table:table-cell office:value-type="float" office:value="595.151489257813" calcext:value-type="float">
            <text:p>595.151489257813</text:p>
          </table:table-cell>
          <table:table-cell office:value-type="float" office:value="14.6582483333333" calcext:value-type="float">
            <text:p>14.6582483333333</text:p>
          </table:table-cell>
          <table:table-cell office:value-type="float" office:value="595.148674232091" calcext:value-type="float">
            <text:p>595.148674232091</text:p>
          </table:table-cell>
          <table:table-cell office:value-type="float" office:value="14.6831469526453" calcext:value-type="float">
            <text:p>14.6831469526453</text:p>
          </table:table-cell>
          <table:table-cell/>
          <table:table-cell table:formula="of:=[.A679]-[.C679]" office:value-type="float" office:value="0.00281502572192949" calcext:value-type="float">
            <text:p>0.002815025721929</text:p>
          </table:table-cell>
          <table:table-cell table:formula="of:=[.F679]/[.C679]*1000000" office:value-type="float" office:value="4.72995378098029" calcext:value-type="float">
            <text:p>4.72995378098029</text:p>
          </table:table-cell>
        </table:table-row>
        <table:table-row table:style-name="ro1">
          <table:table-cell office:value-type="float" office:value="595.148742675781" calcext:value-type="float">
            <text:p>595.148742675781</text:p>
          </table:table-cell>
          <table:table-cell office:value-type="float" office:value="14.680585" calcext:value-type="float">
            <text:p>14.680585</text:p>
          </table:table-cell>
          <table:table-cell office:value-type="float" office:value="595.148674232091" calcext:value-type="float">
            <text:p>595.148674232091</text:p>
          </table:table-cell>
          <table:table-cell office:value-type="float" office:value="14.6831469526453" calcext:value-type="float">
            <text:p>14.6831469526453</text:p>
          </table:table-cell>
          <table:table-cell/>
          <table:table-cell table:formula="of:=[.A680]-[.C680]" office:value-type="float" office:value="0.0000684436899973662" calcext:value-type="float">
            <text:p>6.84436899973662E-05</text:p>
          </table:table-cell>
          <table:table-cell table:formula="of:=[.F680]/[.C680]*1000000" office:value-type="float" office:value="0.115002675735904" calcext:value-type="float">
            <text:p>0.115002675735904</text:p>
          </table:table-cell>
        </table:table-row>
        <table:table-row table:style-name="ro1">
          <table:table-cell office:value-type="float" office:value="595.148742675781" calcext:value-type="float">
            <text:p>595.148742675781</text:p>
          </table:table-cell>
          <table:table-cell office:value-type="float" office:value="14.7027516666667" calcext:value-type="float">
            <text:p>14.7027516666667</text:p>
          </table:table-cell>
          <table:table-cell office:value-type="float" office:value="595.148674232091" calcext:value-type="float">
            <text:p>595.148674232091</text:p>
          </table:table-cell>
          <table:table-cell office:value-type="float" office:value="14.6831469526453" calcext:value-type="float">
            <text:p>14.6831469526453</text:p>
          </table:table-cell>
          <table:table-cell/>
          <table:table-cell table:formula="of:=[.A681]-[.C681]" office:value-type="float" office:value="0.0000684436899973662" calcext:value-type="float">
            <text:p>6.84436899973662E-05</text:p>
          </table:table-cell>
          <table:table-cell table:formula="of:=[.F681]/[.C681]*1000000" office:value-type="float" office:value="0.115002675735904" calcext:value-type="float">
            <text:p>0.115002675735904</text:p>
          </table:table-cell>
        </table:table-row>
        <table:table-row table:style-name="ro1">
          <table:table-cell office:value-type="float" office:value="595.151489257813" calcext:value-type="float">
            <text:p>595.151489257813</text:p>
          </table:table-cell>
          <table:table-cell office:value-type="float" office:value="14.7027516666667" calcext:value-type="float">
            <text:p>14.7027516666667</text:p>
          </table:table-cell>
          <table:table-cell office:value-type="float" office:value="595.148674232091" calcext:value-type="float">
            <text:p>595.148674232091</text:p>
          </table:table-cell>
          <table:table-cell office:value-type="float" office:value="14.6831469526453" calcext:value-type="float">
            <text:p>14.6831469526453</text:p>
          </table:table-cell>
          <table:table-cell/>
          <table:table-cell table:formula="of:=[.A682]-[.C682]" office:value-type="float" office:value="0.00281502572192949" calcext:value-type="float">
            <text:p>0.002815025721929</text:p>
          </table:table-cell>
          <table:table-cell table:formula="of:=[.F682]/[.C682]*1000000" office:value-type="float" office:value="4.72995378098029" calcext:value-type="float">
            <text:p>4.72995378098029</text:p>
          </table:table-cell>
        </table:table-row>
        <table:table-row table:style-name="ro1">
          <table:table-cell office:value-type="float" office:value="746.095031738281" calcext:value-type="float">
            <text:p>746.095031738281</text:p>
          </table:table-cell>
          <table:table-cell office:value-type="float" office:value="14.795745" calcext:value-type="float">
            <text:p>14.795745</text:p>
          </table:table-cell>
          <table:table-cell office:value-type="float" office:value="746.09837884209" calcext:value-type="float">
            <text:p>746.09837884209</text:p>
          </table:table-cell>
          <table:table-cell office:value-type="float" office:value="14.8064325757034" calcext:value-type="float">
            <text:p>14.8064325757034</text:p>
          </table:table-cell>
          <table:table-cell/>
          <table:table-cell table:formula="of:=[.A683]-[.C683]" office:value-type="float" office:value="-0.0033471038090056" calcext:value-type="float">
            <text:p>-0.003347103809006</text:p>
          </table:table-cell>
          <table:table-cell table:formula="of:=[.F683]/[.C683]*1000000" office:value-type="float" office:value="-4.48614271780104" calcext:value-type="float">
            <text:p>-4.48614271780104</text:p>
          </table:table-cell>
        </table:table-row>
        <table:table-row table:style-name="ro1">
          <table:table-cell office:value-type="float" office:value="746.098876953125" calcext:value-type="float">
            <text:p>746.098876953125</text:p>
          </table:table-cell>
          <table:table-cell office:value-type="float" office:value="14.795745" calcext:value-type="float">
            <text:p>14.795745</text:p>
          </table:table-cell>
          <table:table-cell office:value-type="float" office:value="746.09837884209" calcext:value-type="float">
            <text:p>746.09837884209</text:p>
          </table:table-cell>
          <table:table-cell office:value-type="float" office:value="14.8064325757034" calcext:value-type="float">
            <text:p>14.8064325757034</text:p>
          </table:table-cell>
          <table:table-cell/>
          <table:table-cell table:formula="of:=[.A684]-[.C684]" office:value-type="float" office:value="0.000498111034971771" calcext:value-type="float">
            <text:p>0.000498111034972</text:p>
          </table:table-cell>
          <table:table-cell table:formula="of:=[.F684]/[.C684]*1000000" office:value-type="float" office:value="0.667621119542997" calcext:value-type="float">
            <text:p>0.667621119542997</text:p>
          </table:table-cell>
        </table:table-row>
        <table:table-row table:style-name="ro1">
          <table:table-cell office:value-type="float" office:value="746.095031738281" calcext:value-type="float">
            <text:p>746.095031738281</text:p>
          </table:table-cell>
          <table:table-cell office:value-type="float" office:value="14.8195783333333" calcext:value-type="float">
            <text:p>14.8195783333333</text:p>
          </table:table-cell>
          <table:table-cell office:value-type="float" office:value="746.09837884209" calcext:value-type="float">
            <text:p>746.09837884209</text:p>
          </table:table-cell>
          <table:table-cell office:value-type="float" office:value="14.8064325757034" calcext:value-type="float">
            <text:p>14.8064325757034</text:p>
          </table:table-cell>
          <table:table-cell/>
          <table:table-cell table:formula="of:=[.A685]-[.C685]" office:value-type="float" office:value="-0.0033471038090056" calcext:value-type="float">
            <text:p>-0.003347103809006</text:p>
          </table:table-cell>
          <table:table-cell table:formula="of:=[.F685]/[.C685]*1000000" office:value-type="float" office:value="-4.48614271780104" calcext:value-type="float">
            <text:p>-4.48614271780104</text:p>
          </table:table-cell>
        </table:table-row>
        <table:table-row table:style-name="ro1">
          <table:table-cell office:value-type="float" office:value="746.098876953125" calcext:value-type="float">
            <text:p>746.098876953125</text:p>
          </table:table-cell>
          <table:table-cell office:value-type="float" office:value="14.8195783333333" calcext:value-type="float">
            <text:p>14.8195783333333</text:p>
          </table:table-cell>
          <table:table-cell office:value-type="float" office:value="746.09837884209" calcext:value-type="float">
            <text:p>746.09837884209</text:p>
          </table:table-cell>
          <table:table-cell office:value-type="float" office:value="14.8064325757034" calcext:value-type="float">
            <text:p>14.8064325757034</text:p>
          </table:table-cell>
          <table:table-cell/>
          <table:table-cell table:formula="of:=[.A686]-[.C686]" office:value-type="float" office:value="0.000498111034971771" calcext:value-type="float">
            <text:p>0.000498111034972</text:p>
          </table:table-cell>
          <table:table-cell table:formula="of:=[.F686]/[.C686]*1000000" office:value-type="float" office:value="0.667621119542997" calcext:value-type="float">
            <text:p>0.667621119542997</text:p>
          </table:table-cell>
        </table:table-row>
        <table:table-row table:style-name="ro1">
          <table:table-cell office:value-type="float" office:value="307.082061767578" calcext:value-type="float">
            <text:p>307.082061767578</text:p>
          </table:table-cell>
          <table:table-cell office:value-type="float" office:value="14.9674116666667" calcext:value-type="float">
            <text:p>14.9674116666667</text:p>
          </table:table-cell>
          <table:table-cell office:value-type="float" office:value="307.083257684091" calcext:value-type="float">
            <text:p>307.083257684091</text:p>
          </table:table-cell>
          <table:table-cell office:value-type="float" office:value="14.995737663034" calcext:value-type="float">
            <text:p>14.995737663034</text:p>
          </table:table-cell>
          <table:table-cell/>
          <table:table-cell table:formula="of:=[.A687]-[.C687]" office:value-type="float" office:value="-0.00119591651298379" calcext:value-type="float">
            <text:p>-0.001195916512984</text:p>
          </table:table-cell>
          <table:table-cell table:formula="of:=[.F687]/[.C687]*1000000" office:value-type="float" office:value="-3.89443736530265" calcext:value-type="float">
            <text:p>-3.89443736530265</text:p>
          </table:table-cell>
        </table:table-row>
        <table:table-row table:style-name="ro1">
          <table:table-cell office:value-type="float" office:value="307.083099365234" calcext:value-type="float">
            <text:p>307.083099365234</text:p>
          </table:table-cell>
          <table:table-cell office:value-type="float" office:value="14.9674116666667" calcext:value-type="float">
            <text:p>14.9674116666667</text:p>
          </table:table-cell>
          <table:table-cell office:value-type="float" office:value="307.083257684091" calcext:value-type="float">
            <text:p>307.083257684091</text:p>
          </table:table-cell>
          <table:table-cell office:value-type="float" office:value="14.995737663034" calcext:value-type="float">
            <text:p>14.995737663034</text:p>
          </table:table-cell>
          <table:table-cell/>
          <table:table-cell table:formula="of:=[.A688]-[.C688]" office:value-type="float" office:value="-0.000158318857018003" calcext:value-type="float">
            <text:p>-0.000158318857018</text:p>
          </table:table-cell>
          <table:table-cell table:formula="of:=[.F688]/[.C688]*1000000" office:value-type="float" office:value="-0.515556784866701" calcext:value-type="float">
            <text:p>-0.515556784866701</text:p>
          </table:table-cell>
        </table:table-row>
        <table:table-row table:style-name="ro1">
          <table:table-cell office:value-type="float" office:value="307.084106445313" calcext:value-type="float">
            <text:p>307.084106445313</text:p>
          </table:table-cell>
          <table:table-cell office:value-type="float" office:value="14.9674116666667" calcext:value-type="float">
            <text:p>14.9674116666667</text:p>
          </table:table-cell>
          <table:table-cell office:value-type="float" office:value="307.083257684091" calcext:value-type="float">
            <text:p>307.083257684091</text:p>
          </table:table-cell>
          <table:table-cell office:value-type="float" office:value="14.995737663034" calcext:value-type="float">
            <text:p>14.995737663034</text:p>
          </table:table-cell>
          <table:table-cell/>
          <table:table-cell table:formula="of:=[.A689]-[.C689]" office:value-type="float" office:value="0.000848761222016492" calcext:value-type="float">
            <text:p>0.000848761222016</text:p>
          </table:table-cell>
          <table:table-cell table:formula="of:=[.F689]/[.C689]*1000000" office:value-type="float" office:value="2.76394495882822" calcext:value-type="float">
            <text:p>2.76394495882822</text:p>
          </table:table-cell>
        </table:table-row>
        <table:table-row table:style-name="ro1">
          <table:table-cell office:value-type="float" office:value="613.157165527344" calcext:value-type="float">
            <text:p>613.157165527344</text:p>
          </table:table-cell>
          <table:table-cell office:value-type="float" office:value="14.9674116666667" calcext:value-type="float">
            <text:p>14.9674116666667</text:p>
          </table:table-cell>
          <table:table-cell office:value-type="float" office:value="613.159238916091" calcext:value-type="float">
            <text:p>613.159238916091</text:p>
          </table:table-cell>
          <table:table-cell office:value-type="float" office:value="14.9905210993295" calcext:value-type="float">
            <text:p>14.9905210993295</text:p>
          </table:table-cell>
          <table:table-cell/>
          <table:table-cell table:formula="of:=[.A690]-[.C690]" office:value-type="float" office:value="-0.00207338874702145" calcext:value-type="float">
            <text:p>-0.002073388747021</text:p>
          </table:table-cell>
          <table:table-cell table:formula="of:=[.F690]/[.C690]*1000000" office:value-type="float" office:value="-3.38148496414516" calcext:value-type="float">
            <text:p>-3.38148496414516</text:p>
          </table:table-cell>
        </table:table-row>
        <table:table-row table:style-name="ro1">
          <table:table-cell office:value-type="float" office:value="613.160034179688" calcext:value-type="float">
            <text:p>613.160034179688</text:p>
          </table:table-cell>
          <table:table-cell office:value-type="float" office:value="14.9674116666667" calcext:value-type="float">
            <text:p>14.9674116666667</text:p>
          </table:table-cell>
          <table:table-cell office:value-type="float" office:value="613.159238916091" calcext:value-type="float">
            <text:p>613.159238916091</text:p>
          </table:table-cell>
          <table:table-cell office:value-type="float" office:value="14.9905210993295" calcext:value-type="float">
            <text:p>14.9905210993295</text:p>
          </table:table-cell>
          <table:table-cell/>
          <table:table-cell table:formula="of:=[.A691]-[.C691]" office:value-type="float" office:value="0.00079526359695592" calcext:value-type="float">
            <text:p>0.000795263596956</text:p>
          </table:table-cell>
          <table:table-cell table:formula="of:=[.F691]/[.C691]*1000000" office:value-type="float" office:value="1.29699358091993" calcext:value-type="float">
            <text:p>1.29699358091993</text:p>
          </table:table-cell>
        </table:table-row>
        <table:table-row table:style-name="ro1">
          <table:table-cell office:value-type="float" office:value="307.082061767578" calcext:value-type="float">
            <text:p>307.082061767578</text:p>
          </table:table-cell>
          <table:table-cell office:value-type="float" office:value="14.9922466666667" calcext:value-type="float">
            <text:p>14.9922466666667</text:p>
          </table:table-cell>
          <table:table-cell office:value-type="float" office:value="307.083257684091" calcext:value-type="float">
            <text:p>307.083257684091</text:p>
          </table:table-cell>
          <table:table-cell office:value-type="float" office:value="14.995737663034" calcext:value-type="float">
            <text:p>14.995737663034</text:p>
          </table:table-cell>
          <table:table-cell/>
          <table:table-cell table:formula="of:=[.A692]-[.C692]" office:value-type="float" office:value="-0.00119591651298379" calcext:value-type="float">
            <text:p>-0.001195916512984</text:p>
          </table:table-cell>
          <table:table-cell table:formula="of:=[.F692]/[.C692]*1000000" office:value-type="float" office:value="-3.89443736530265" calcext:value-type="float">
            <text:p>-3.89443736530265</text:p>
          </table:table-cell>
        </table:table-row>
        <table:table-row table:style-name="ro1">
          <table:table-cell office:value-type="float" office:value="307.083099365234" calcext:value-type="float">
            <text:p>307.083099365234</text:p>
          </table:table-cell>
          <table:table-cell office:value-type="float" office:value="14.9922466666667" calcext:value-type="float">
            <text:p>14.9922466666667</text:p>
          </table:table-cell>
          <table:table-cell office:value-type="float" office:value="307.083257684091" calcext:value-type="float">
            <text:p>307.083257684091</text:p>
          </table:table-cell>
          <table:table-cell office:value-type="float" office:value="14.995737663034" calcext:value-type="float">
            <text:p>14.995737663034</text:p>
          </table:table-cell>
          <table:table-cell/>
          <table:table-cell table:formula="of:=[.A693]-[.C693]" office:value-type="float" office:value="-0.000158318857018003" calcext:value-type="float">
            <text:p>-0.000158318857018</text:p>
          </table:table-cell>
          <table:table-cell table:formula="of:=[.F693]/[.C693]*1000000" office:value-type="float" office:value="-0.515556784866701" calcext:value-type="float">
            <text:p>-0.515556784866701</text:p>
          </table:table-cell>
        </table:table-row>
        <table:table-row table:style-name="ro1">
          <table:table-cell office:value-type="float" office:value="307.084106445313" calcext:value-type="float">
            <text:p>307.084106445313</text:p>
          </table:table-cell>
          <table:table-cell office:value-type="float" office:value="14.9922466666667" calcext:value-type="float">
            <text:p>14.9922466666667</text:p>
          </table:table-cell>
          <table:table-cell office:value-type="float" office:value="307.083257684091" calcext:value-type="float">
            <text:p>307.083257684091</text:p>
          </table:table-cell>
          <table:table-cell office:value-type="float" office:value="14.995737663034" calcext:value-type="float">
            <text:p>14.995737663034</text:p>
          </table:table-cell>
          <table:table-cell/>
          <table:table-cell table:formula="of:=[.A694]-[.C694]" office:value-type="float" office:value="0.000848761222016492" calcext:value-type="float">
            <text:p>0.000848761222016</text:p>
          </table:table-cell>
          <table:table-cell table:formula="of:=[.F694]/[.C694]*1000000" office:value-type="float" office:value="2.76394495882822" calcext:value-type="float">
            <text:p>2.76394495882822</text:p>
          </table:table-cell>
        </table:table-row>
        <table:table-row table:style-name="ro1">
          <table:table-cell office:value-type="float" office:value="613.157165527344" calcext:value-type="float">
            <text:p>613.157165527344</text:p>
          </table:table-cell>
          <table:table-cell office:value-type="float" office:value="14.9922466666667" calcext:value-type="float">
            <text:p>14.9922466666667</text:p>
          </table:table-cell>
          <table:table-cell office:value-type="float" office:value="613.159238916091" calcext:value-type="float">
            <text:p>613.159238916091</text:p>
          </table:table-cell>
          <table:table-cell office:value-type="float" office:value="14.9905210993295" calcext:value-type="float">
            <text:p>14.9905210993295</text:p>
          </table:table-cell>
          <table:table-cell/>
          <table:table-cell table:formula="of:=[.A695]-[.C695]" office:value-type="float" office:value="-0.00207338874702145" calcext:value-type="float">
            <text:p>-0.002073388747021</text:p>
          </table:table-cell>
          <table:table-cell table:formula="of:=[.F695]/[.C695]*1000000" office:value-type="float" office:value="-3.38148496414516" calcext:value-type="float">
            <text:p>-3.38148496414516</text:p>
          </table:table-cell>
        </table:table-row>
        <table:table-row table:style-name="ro1">
          <table:table-cell office:value-type="float" office:value="613.160034179688" calcext:value-type="float">
            <text:p>613.160034179688</text:p>
          </table:table-cell>
          <table:table-cell office:value-type="float" office:value="14.9922466666667" calcext:value-type="float">
            <text:p>14.9922466666667</text:p>
          </table:table-cell>
          <table:table-cell office:value-type="float" office:value="613.159238916091" calcext:value-type="float">
            <text:p>613.159238916091</text:p>
          </table:table-cell>
          <table:table-cell office:value-type="float" office:value="14.9905210993295" calcext:value-type="float">
            <text:p>14.9905210993295</text:p>
          </table:table-cell>
          <table:table-cell/>
          <table:table-cell table:formula="of:=[.A696]-[.C696]" office:value-type="float" office:value="0.00079526359695592" calcext:value-type="float">
            <text:p>0.000795263596956</text:p>
          </table:table-cell>
          <table:table-cell table:formula="of:=[.F696]/[.C696]*1000000" office:value-type="float" office:value="1.29699358091993" calcext:value-type="float">
            <text:p>1.29699358091993</text:p>
          </table:table-cell>
        </table:table-row>
        <table:table-row table:style-name="ro1">
          <table:table-cell office:value-type="float" office:value="307.082061767578" calcext:value-type="float">
            <text:p>307.082061767578</text:p>
          </table:table-cell>
          <table:table-cell office:value-type="float" office:value="15.017245" calcext:value-type="float">
            <text:p>15.017245</text:p>
          </table:table-cell>
          <table:table-cell office:value-type="float" office:value="307.083257684091" calcext:value-type="float">
            <text:p>307.083257684091</text:p>
          </table:table-cell>
          <table:table-cell office:value-type="float" office:value="14.995737663034" calcext:value-type="float">
            <text:p>14.995737663034</text:p>
          </table:table-cell>
          <table:table-cell/>
          <table:table-cell table:formula="of:=[.A697]-[.C697]" office:value-type="float" office:value="-0.00119591651298379" calcext:value-type="float">
            <text:p>-0.001195916512984</text:p>
          </table:table-cell>
          <table:table-cell table:formula="of:=[.F697]/[.C697]*1000000" office:value-type="float" office:value="-3.89443736530265" calcext:value-type="float">
            <text:p>-3.89443736530265</text:p>
          </table:table-cell>
        </table:table-row>
        <table:table-row table:style-name="ro1">
          <table:table-cell office:value-type="float" office:value="307.083099365234" calcext:value-type="float">
            <text:p>307.083099365234</text:p>
          </table:table-cell>
          <table:table-cell office:value-type="float" office:value="15.017245" calcext:value-type="float">
            <text:p>15.017245</text:p>
          </table:table-cell>
          <table:table-cell office:value-type="float" office:value="307.083257684091" calcext:value-type="float">
            <text:p>307.083257684091</text:p>
          </table:table-cell>
          <table:table-cell office:value-type="float" office:value="14.995737663034" calcext:value-type="float">
            <text:p>14.995737663034</text:p>
          </table:table-cell>
          <table:table-cell/>
          <table:table-cell table:formula="of:=[.A698]-[.C698]" office:value-type="float" office:value="-0.000158318857018003" calcext:value-type="float">
            <text:p>-0.000158318857018</text:p>
          </table:table-cell>
          <table:table-cell table:formula="of:=[.F698]/[.C698]*1000000" office:value-type="float" office:value="-0.515556784866701" calcext:value-type="float">
            <text:p>-0.515556784866701</text:p>
          </table:table-cell>
        </table:table-row>
        <table:table-row table:style-name="ro1">
          <table:table-cell office:value-type="float" office:value="307.084106445313" calcext:value-type="float">
            <text:p>307.084106445313</text:p>
          </table:table-cell>
          <table:table-cell office:value-type="float" office:value="15.017245" calcext:value-type="float">
            <text:p>15.017245</text:p>
          </table:table-cell>
          <table:table-cell office:value-type="float" office:value="307.083257684091" calcext:value-type="float">
            <text:p>307.083257684091</text:p>
          </table:table-cell>
          <table:table-cell office:value-type="float" office:value="14.995737663034" calcext:value-type="float">
            <text:p>14.995737663034</text:p>
          </table:table-cell>
          <table:table-cell/>
          <table:table-cell table:formula="of:=[.A699]-[.C699]" office:value-type="float" office:value="0.000848761222016492" calcext:value-type="float">
            <text:p>0.000848761222016</text:p>
          </table:table-cell>
          <table:table-cell table:formula="of:=[.F699]/[.C699]*1000000" office:value-type="float" office:value="2.76394495882822" calcext:value-type="float">
            <text:p>2.76394495882822</text:p>
          </table:table-cell>
        </table:table-row>
        <table:table-row table:style-name="ro1">
          <table:table-cell office:value-type="float" office:value="613.157165527344" calcext:value-type="float">
            <text:p>613.157165527344</text:p>
          </table:table-cell>
          <table:table-cell office:value-type="float" office:value="15.017245" calcext:value-type="float">
            <text:p>15.017245</text:p>
          </table:table-cell>
          <table:table-cell office:value-type="float" office:value="613.159238916091" calcext:value-type="float">
            <text:p>613.159238916091</text:p>
          </table:table-cell>
          <table:table-cell office:value-type="float" office:value="14.9905210993295" calcext:value-type="float">
            <text:p>14.9905210993295</text:p>
          </table:table-cell>
          <table:table-cell/>
          <table:table-cell table:formula="of:=[.A700]-[.C700]" office:value-type="float" office:value="-0.00207338874702145" calcext:value-type="float">
            <text:p>-0.002073388747021</text:p>
          </table:table-cell>
          <table:table-cell table:formula="of:=[.F700]/[.C700]*1000000" office:value-type="float" office:value="-3.38148496414516" calcext:value-type="float">
            <text:p>-3.38148496414516</text:p>
          </table:table-cell>
        </table:table-row>
        <table:table-row table:style-name="ro1">
          <table:table-cell office:value-type="float" office:value="613.160034179688" calcext:value-type="float">
            <text:p>613.160034179688</text:p>
          </table:table-cell>
          <table:table-cell office:value-type="float" office:value="15.017245" calcext:value-type="float">
            <text:p>15.017245</text:p>
          </table:table-cell>
          <table:table-cell office:value-type="float" office:value="613.159238916091" calcext:value-type="float">
            <text:p>613.159238916091</text:p>
          </table:table-cell>
          <table:table-cell office:value-type="float" office:value="14.9905210993295" calcext:value-type="float">
            <text:p>14.9905210993295</text:p>
          </table:table-cell>
          <table:table-cell/>
          <table:table-cell table:formula="of:=[.A701]-[.C701]" office:value-type="float" office:value="0.00079526359695592" calcext:value-type="float">
            <text:p>0.000795263596956</text:p>
          </table:table-cell>
          <table:table-cell table:formula="of:=[.F701]/[.C701]*1000000" office:value-type="float" office:value="1.29699358091993" calcext:value-type="float">
            <text:p>1.29699358091993</text:p>
          </table:table-cell>
        </table:table-row>
        <table:table-row table:style-name="ro1">
          <table:table-cell office:value-type="float" office:value="506.956268310547" calcext:value-type="float">
            <text:p>506.956268310547</text:p>
          </table:table-cell>
          <table:table-cell office:value-type="float" office:value="15.0422483333333" calcext:value-type="float">
            <text:p>15.0422483333333</text:p>
          </table:table-cell>
          <table:table-cell office:value-type="float" office:value="506.957748370091" calcext:value-type="float">
            <text:p>506.957748370091</text:p>
          </table:table-cell>
          <table:table-cell office:value-type="float" office:value="15.068658806495" calcext:value-type="float">
            <text:p>15.068658806495</text:p>
          </table:table-cell>
          <table:table-cell/>
          <table:table-cell table:formula="of:=[.A702]-[.C702]" office:value-type="float" office:value="-0.00148005954400787" calcext:value-type="float">
            <text:p>-0.001480059544008</text:p>
          </table:table-cell>
          <table:table-cell table:formula="of:=[.F702]/[.C702]*1000000" office:value-type="float" office:value="-2.91949289416402" calcext:value-type="float">
            <text:p>-2.91949289416402</text:p>
          </table:table-cell>
        </table:table-row>
        <table:table-row table:style-name="ro1">
          <table:table-cell office:value-type="float" office:value="506.958435058594" calcext:value-type="float">
            <text:p>506.958435058594</text:p>
          </table:table-cell>
          <table:table-cell office:value-type="float" office:value="15.0422483333333" calcext:value-type="float">
            <text:p>15.0422483333333</text:p>
          </table:table-cell>
          <table:table-cell office:value-type="float" office:value="506.957748370091" calcext:value-type="float">
            <text:p>506.957748370091</text:p>
          </table:table-cell>
          <table:table-cell office:value-type="float" office:value="15.068658806495" calcext:value-type="float">
            <text:p>15.068658806495</text:p>
          </table:table-cell>
          <table:table-cell/>
          <table:table-cell table:formula="of:=[.A703]-[.C703]" office:value-type="float" office:value="0.000686688502980815" calcext:value-type="float">
            <text:p>0.000686688502981</text:p>
          </table:table-cell>
          <table:table-cell table:formula="of:=[.F703]/[.C703]*1000000" office:value-type="float" office:value="1.35452807495018" calcext:value-type="float">
            <text:p>1.35452807495018</text:p>
          </table:table-cell>
        </table:table-row>
        <table:table-row table:style-name="ro1">
          <table:table-cell office:value-type="float" office:value="502.000762939453" calcext:value-type="float">
            <text:p>502.000762939453</text:p>
          </table:table-cell>
          <table:table-cell office:value-type="float" office:value="15.0679183333333" calcext:value-type="float">
            <text:p>15.0679183333333</text:p>
          </table:table-cell>
          <table:table-cell office:value-type="float" office:value="502.002353218091" calcext:value-type="float">
            <text:p>502.002353218091</text:p>
          </table:table-cell>
          <table:table-cell office:value-type="float" office:value="15.0915589315179" calcext:value-type="float">
            <text:p>15.0915589315179</text:p>
          </table:table-cell>
          <table:table-cell/>
          <table:table-cell table:formula="of:=[.A704]-[.C704]" office:value-type="float" office:value="-0.00159027863799111" calcext:value-type="float">
            <text:p>-0.001590278637991</text:p>
          </table:table-cell>
          <table:table-cell table:formula="of:=[.F704]/[.C704]*1000000" office:value-type="float" office:value="-3.16787088306779" calcext:value-type="float">
            <text:p>-3.16787088306779</text:p>
          </table:table-cell>
        </table:table-row>
        <table:table-row table:style-name="ro1">
          <table:table-cell office:value-type="float" office:value="502.002868652344" calcext:value-type="float">
            <text:p>502.002868652344</text:p>
          </table:table-cell>
          <table:table-cell office:value-type="float" office:value="15.0679183333333" calcext:value-type="float">
            <text:p>15.0679183333333</text:p>
          </table:table-cell>
          <table:table-cell office:value-type="float" office:value="502.002353218091" calcext:value-type="float">
            <text:p>502.002353218091</text:p>
          </table:table-cell>
          <table:table-cell office:value-type="float" office:value="15.0915589315179" calcext:value-type="float">
            <text:p>15.0915589315179</text:p>
          </table:table-cell>
          <table:table-cell/>
          <table:table-cell table:formula="of:=[.A705]-[.C705]" office:value-type="float" office:value="0.000515434252974956" calcext:value-type="float">
            <text:p>0.000515434252975</text:p>
          </table:table-cell>
          <table:table-cell table:formula="of:=[.F705]/[.C705]*1000000" office:value-type="float" office:value="1.02675664699729" calcext:value-type="float">
            <text:p>1.02675664699729</text:p>
          </table:table-cell>
        </table:table-row>
        <table:table-row table:style-name="ro1">
          <table:table-cell office:value-type="float" office:value="506.956268310547" calcext:value-type="float">
            <text:p>506.956268310547</text:p>
          </table:table-cell>
          <table:table-cell office:value-type="float" office:value="15.0679183333333" calcext:value-type="float">
            <text:p>15.0679183333333</text:p>
          </table:table-cell>
          <table:table-cell office:value-type="float" office:value="506.957748370091" calcext:value-type="float">
            <text:p>506.957748370091</text:p>
          </table:table-cell>
          <table:table-cell office:value-type="float" office:value="15.068658806495" calcext:value-type="float">
            <text:p>15.068658806495</text:p>
          </table:table-cell>
          <table:table-cell/>
          <table:table-cell table:formula="of:=[.A706]-[.C706]" office:value-type="float" office:value="-0.00148005954400787" calcext:value-type="float">
            <text:p>-0.001480059544008</text:p>
          </table:table-cell>
          <table:table-cell table:formula="of:=[.F706]/[.C706]*1000000" office:value-type="float" office:value="-2.91949289416402" calcext:value-type="float">
            <text:p>-2.91949289416402</text:p>
          </table:table-cell>
        </table:table-row>
        <table:table-row table:style-name="ro1">
          <table:table-cell office:value-type="float" office:value="506.958435058594" calcext:value-type="float">
            <text:p>506.958435058594</text:p>
          </table:table-cell>
          <table:table-cell office:value-type="float" office:value="15.0679183333333" calcext:value-type="float">
            <text:p>15.0679183333333</text:p>
          </table:table-cell>
          <table:table-cell office:value-type="float" office:value="506.957748370091" calcext:value-type="float">
            <text:p>506.957748370091</text:p>
          </table:table-cell>
          <table:table-cell office:value-type="float" office:value="15.068658806495" calcext:value-type="float">
            <text:p>15.068658806495</text:p>
          </table:table-cell>
          <table:table-cell/>
          <table:table-cell table:formula="of:=[.A707]-[.C707]" office:value-type="float" office:value="0.000686688502980815" calcext:value-type="float">
            <text:p>0.000686688502981</text:p>
          </table:table-cell>
          <table:table-cell table:formula="of:=[.F707]/[.C707]*1000000" office:value-type="float" office:value="1.35452807495018" calcext:value-type="float">
            <text:p>1.35452807495018</text:p>
          </table:table-cell>
        </table:table-row>
        <table:table-row table:style-name="ro1">
          <table:table-cell office:value-type="float" office:value="484.973571777344" calcext:value-type="float">
            <text:p>484.973571777344</text:p>
          </table:table-cell>
          <table:table-cell office:value-type="float" office:value="15.09458" calcext:value-type="float">
            <text:p>15.09458</text:p>
          </table:table-cell>
          <table:table-cell office:value-type="float" office:value="484.975804122091" calcext:value-type="float">
            <text:p>484.975804122091</text:p>
          </table:table-cell>
          <table:table-cell office:value-type="float" office:value="15.1014172915642" calcext:value-type="float">
            <text:p>15.1014172915642</text:p>
          </table:table-cell>
          <table:table-cell/>
          <table:table-cell table:formula="of:=[.A708]-[.C708]" office:value-type="float" office:value="-0.00223234474702849" calcext:value-type="float">
            <text:p>-0.002232344747029</text:p>
          </table:table-cell>
          <table:table-cell table:formula="of:=[.F708]/[.C708]*1000000" office:value-type="float" office:value="-4.60300231074313" calcext:value-type="float">
            <text:p>-4.60300231074313</text:p>
          </table:table-cell>
        </table:table-row>
        <table:table-row table:style-name="ro1">
          <table:table-cell office:value-type="float" office:value="484.9755859375" calcext:value-type="float">
            <text:p>484.9755859375</text:p>
          </table:table-cell>
          <table:table-cell office:value-type="float" office:value="15.09458" calcext:value-type="float">
            <text:p>15.09458</text:p>
          </table:table-cell>
          <table:table-cell office:value-type="float" office:value="484.975804122091" calcext:value-type="float">
            <text:p>484.975804122091</text:p>
          </table:table-cell>
          <table:table-cell office:value-type="float" office:value="15.1014172915642" calcext:value-type="float">
            <text:p>15.1014172915642</text:p>
          </table:table-cell>
          <table:table-cell/>
          <table:table-cell table:formula="of:=[.A709]-[.C709]" office:value-type="float" office:value="-0.000218184591005866" calcext:value-type="float">
            <text:p>-0.000218184591006</text:p>
          </table:table-cell>
          <table:table-cell table:formula="of:=[.F709]/[.C709]*1000000" office:value-type="float" office:value="-0.449887580269754" calcext:value-type="float">
            <text:p>-0.449887580269754</text:p>
          </table:table-cell>
        </table:table-row>
        <table:table-row table:style-name="ro1">
          <table:table-cell office:value-type="float" office:value="484.977600097656" calcext:value-type="float">
            <text:p>484.977600097656</text:p>
          </table:table-cell>
          <table:table-cell office:value-type="float" office:value="15.09458" calcext:value-type="float">
            <text:p>15.09458</text:p>
          </table:table-cell>
          <table:table-cell office:value-type="float" office:value="484.975804122091" calcext:value-type="float">
            <text:p>484.975804122091</text:p>
          </table:table-cell>
          <table:table-cell office:value-type="float" office:value="15.1014172915642" calcext:value-type="float">
            <text:p>15.1014172915642</text:p>
          </table:table-cell>
          <table:table-cell/>
          <table:table-cell table:formula="of:=[.A710]-[.C710]" office:value-type="float" office:value="0.00179597556501676" calcext:value-type="float">
            <text:p>0.001795975565017</text:p>
          </table:table-cell>
          <table:table-cell table:formula="of:=[.F710]/[.C710]*1000000" office:value-type="float" office:value="3.70322715020362" calcext:value-type="float">
            <text:p>3.70322715020362</text:p>
          </table:table-cell>
        </table:table-row>
        <table:table-row table:style-name="ro1">
          <table:table-cell office:value-type="float" office:value="502.000762939453" calcext:value-type="float">
            <text:p>502.000762939453</text:p>
          </table:table-cell>
          <table:table-cell office:value-type="float" office:value="15.09458" calcext:value-type="float">
            <text:p>15.09458</text:p>
          </table:table-cell>
          <table:table-cell office:value-type="float" office:value="502.002353218091" calcext:value-type="float">
            <text:p>502.002353218091</text:p>
          </table:table-cell>
          <table:table-cell office:value-type="float" office:value="15.0915589315179" calcext:value-type="float">
            <text:p>15.0915589315179</text:p>
          </table:table-cell>
          <table:table-cell/>
          <table:table-cell table:formula="of:=[.A711]-[.C711]" office:value-type="float" office:value="-0.00159027863799111" calcext:value-type="float">
            <text:p>-0.001590278637991</text:p>
          </table:table-cell>
          <table:table-cell table:formula="of:=[.F711]/[.C711]*1000000" office:value-type="float" office:value="-3.16787088306779" calcext:value-type="float">
            <text:p>-3.16787088306779</text:p>
          </table:table-cell>
        </table:table-row>
        <table:table-row table:style-name="ro1">
          <table:table-cell office:value-type="float" office:value="502.002868652344" calcext:value-type="float">
            <text:p>502.002868652344</text:p>
          </table:table-cell>
          <table:table-cell office:value-type="float" office:value="15.09458" calcext:value-type="float">
            <text:p>15.09458</text:p>
          </table:table-cell>
          <table:table-cell office:value-type="float" office:value="502.002353218091" calcext:value-type="float">
            <text:p>502.002353218091</text:p>
          </table:table-cell>
          <table:table-cell office:value-type="float" office:value="15.0915589315179" calcext:value-type="float">
            <text:p>15.0915589315179</text:p>
          </table:table-cell>
          <table:table-cell/>
          <table:table-cell table:formula="of:=[.A712]-[.C712]" office:value-type="float" office:value="0.000515434252974956" calcext:value-type="float">
            <text:p>0.000515434252975</text:p>
          </table:table-cell>
          <table:table-cell table:formula="of:=[.F712]/[.C712]*1000000" office:value-type="float" office:value="1.02675664699729" calcext:value-type="float">
            <text:p>1.02675664699729</text:p>
          </table:table-cell>
        </table:table-row>
        <table:table-row table:style-name="ro1">
          <table:table-cell office:value-type="float" office:value="506.956268310547" calcext:value-type="float">
            <text:p>506.956268310547</text:p>
          </table:table-cell>
          <table:table-cell office:value-type="float" office:value="15.09458" calcext:value-type="float">
            <text:p>15.09458</text:p>
          </table:table-cell>
          <table:table-cell office:value-type="float" office:value="506.957748370091" calcext:value-type="float">
            <text:p>506.957748370091</text:p>
          </table:table-cell>
          <table:table-cell office:value-type="float" office:value="15.068658806495" calcext:value-type="float">
            <text:p>15.068658806495</text:p>
          </table:table-cell>
          <table:table-cell/>
          <table:table-cell table:formula="of:=[.A713]-[.C713]" office:value-type="float" office:value="-0.00148005954400787" calcext:value-type="float">
            <text:p>-0.001480059544008</text:p>
          </table:table-cell>
          <table:table-cell table:formula="of:=[.F713]/[.C713]*1000000" office:value-type="float" office:value="-2.91949289416402" calcext:value-type="float">
            <text:p>-2.91949289416402</text:p>
          </table:table-cell>
        </table:table-row>
        <table:table-row table:style-name="ro1">
          <table:table-cell office:value-type="float" office:value="506.958435058594" calcext:value-type="float">
            <text:p>506.958435058594</text:p>
          </table:table-cell>
          <table:table-cell office:value-type="float" office:value="15.09458" calcext:value-type="float">
            <text:p>15.09458</text:p>
          </table:table-cell>
          <table:table-cell office:value-type="float" office:value="506.957748370091" calcext:value-type="float">
            <text:p>506.957748370091</text:p>
          </table:table-cell>
          <table:table-cell office:value-type="float" office:value="15.068658806495" calcext:value-type="float">
            <text:p>15.068658806495</text:p>
          </table:table-cell>
          <table:table-cell/>
          <table:table-cell table:formula="of:=[.A714]-[.C714]" office:value-type="float" office:value="0.000686688502980815" calcext:value-type="float">
            <text:p>0.000686688502981</text:p>
          </table:table-cell>
          <table:table-cell table:formula="of:=[.F714]/[.C714]*1000000" office:value-type="float" office:value="1.35452807495018" calcext:value-type="float">
            <text:p>1.35452807495018</text:p>
          </table:table-cell>
        </table:table-row>
        <table:table-row table:style-name="ro1">
          <table:table-cell office:value-type="float" office:value="484.973571777344" calcext:value-type="float">
            <text:p>484.973571777344</text:p>
          </table:table-cell>
          <table:table-cell office:value-type="float" office:value="15.119415" calcext:value-type="float">
            <text:p>15.119415</text:p>
          </table:table-cell>
          <table:table-cell office:value-type="float" office:value="484.975804122091" calcext:value-type="float">
            <text:p>484.975804122091</text:p>
          </table:table-cell>
          <table:table-cell office:value-type="float" office:value="15.1014172915642" calcext:value-type="float">
            <text:p>15.1014172915642</text:p>
          </table:table-cell>
          <table:table-cell/>
          <table:table-cell table:formula="of:=[.A715]-[.C715]" office:value-type="float" office:value="-0.00223234474702849" calcext:value-type="float">
            <text:p>-0.002232344747029</text:p>
          </table:table-cell>
          <table:table-cell table:formula="of:=[.F715]/[.C715]*1000000" office:value-type="float" office:value="-4.60300231074313" calcext:value-type="float">
            <text:p>-4.60300231074313</text:p>
          </table:table-cell>
        </table:table-row>
        <table:table-row table:style-name="ro1">
          <table:table-cell office:value-type="float" office:value="484.9755859375" calcext:value-type="float">
            <text:p>484.9755859375</text:p>
          </table:table-cell>
          <table:table-cell office:value-type="float" office:value="15.119415" calcext:value-type="float">
            <text:p>15.119415</text:p>
          </table:table-cell>
          <table:table-cell office:value-type="float" office:value="484.975804122091" calcext:value-type="float">
            <text:p>484.975804122091</text:p>
          </table:table-cell>
          <table:table-cell office:value-type="float" office:value="15.1014172915642" calcext:value-type="float">
            <text:p>15.1014172915642</text:p>
          </table:table-cell>
          <table:table-cell/>
          <table:table-cell table:formula="of:=[.A716]-[.C716]" office:value-type="float" office:value="-0.000218184591005866" calcext:value-type="float">
            <text:p>-0.000218184591006</text:p>
          </table:table-cell>
          <table:table-cell table:formula="of:=[.F716]/[.C716]*1000000" office:value-type="float" office:value="-0.449887580269754" calcext:value-type="float">
            <text:p>-0.449887580269754</text:p>
          </table:table-cell>
        </table:table-row>
        <table:table-row table:style-name="ro1">
          <table:table-cell office:value-type="float" office:value="484.977600097656" calcext:value-type="float">
            <text:p>484.977600097656</text:p>
          </table:table-cell>
          <table:table-cell office:value-type="float" office:value="15.119415" calcext:value-type="float">
            <text:p>15.119415</text:p>
          </table:table-cell>
          <table:table-cell office:value-type="float" office:value="484.975804122091" calcext:value-type="float">
            <text:p>484.975804122091</text:p>
          </table:table-cell>
          <table:table-cell office:value-type="float" office:value="15.1014172915642" calcext:value-type="float">
            <text:p>15.1014172915642</text:p>
          </table:table-cell>
          <table:table-cell/>
          <table:table-cell table:formula="of:=[.A717]-[.C717]" office:value-type="float" office:value="0.00179597556501676" calcext:value-type="float">
            <text:p>0.001795975565017</text:p>
          </table:table-cell>
          <table:table-cell table:formula="of:=[.F717]/[.C717]*1000000" office:value-type="float" office:value="3.70322715020362" calcext:value-type="float">
            <text:p>3.70322715020362</text:p>
          </table:table-cell>
        </table:table-row>
        <table:table-row table:style-name="ro1">
          <table:table-cell office:value-type="float" office:value="502.000762939453" calcext:value-type="float">
            <text:p>502.000762939453</text:p>
          </table:table-cell>
          <table:table-cell office:value-type="float" office:value="15.119415" calcext:value-type="float">
            <text:p>15.119415</text:p>
          </table:table-cell>
          <table:table-cell office:value-type="float" office:value="502.002353218091" calcext:value-type="float">
            <text:p>502.002353218091</text:p>
          </table:table-cell>
          <table:table-cell office:value-type="float" office:value="15.0915589315179" calcext:value-type="float">
            <text:p>15.0915589315179</text:p>
          </table:table-cell>
          <table:table-cell/>
          <table:table-cell table:formula="of:=[.A718]-[.C718]" office:value-type="float" office:value="-0.00159027863799111" calcext:value-type="float">
            <text:p>-0.001590278637991</text:p>
          </table:table-cell>
          <table:table-cell table:formula="of:=[.F718]/[.C718]*1000000" office:value-type="float" office:value="-3.16787088306779" calcext:value-type="float">
            <text:p>-3.16787088306779</text:p>
          </table:table-cell>
        </table:table-row>
        <table:table-row table:style-name="ro1">
          <table:table-cell office:value-type="float" office:value="502.002868652344" calcext:value-type="float">
            <text:p>502.002868652344</text:p>
          </table:table-cell>
          <table:table-cell office:value-type="float" office:value="15.119415" calcext:value-type="float">
            <text:p>15.119415</text:p>
          </table:table-cell>
          <table:table-cell office:value-type="float" office:value="502.002353218091" calcext:value-type="float">
            <text:p>502.002353218091</text:p>
          </table:table-cell>
          <table:table-cell office:value-type="float" office:value="15.0915589315179" calcext:value-type="float">
            <text:p>15.0915589315179</text:p>
          </table:table-cell>
          <table:table-cell/>
          <table:table-cell table:formula="of:=[.A719]-[.C719]" office:value-type="float" office:value="0.000515434252974956" calcext:value-type="float">
            <text:p>0.000515434252975</text:p>
          </table:table-cell>
          <table:table-cell table:formula="of:=[.F719]/[.C719]*1000000" office:value-type="float" office:value="1.02675664699729" calcext:value-type="float">
            <text:p>1.02675664699729</text:p>
          </table:table-cell>
        </table:table-row>
        <table:table-row table:style-name="ro1">
          <table:table-cell office:value-type="float" office:value="444.029541015625" calcext:value-type="float">
            <text:p>444.029541015625</text:p>
          </table:table-cell>
          <table:table-cell office:value-type="float" office:value="15.1699133333333" calcext:value-type="float">
            <text:p>15.1699133333333</text:p>
          </table:table-cell>
          <table:table-cell office:value-type="float" office:value="444.031606012091" calcext:value-type="float">
            <text:p>444.031606012091</text:p>
          </table:table-cell>
          <table:table-cell office:value-type="float" office:value="15.2023578794617" calcext:value-type="float">
            <text:p>15.2023578794617</text:p>
          </table:table-cell>
          <table:table-cell/>
          <table:table-cell table:formula="of:=[.A720]-[.C720]" office:value-type="float" office:value="-0.00206499646600378" calcext:value-type="float">
            <text:p>-0.002064996466004</text:p>
          </table:table-cell>
          <table:table-cell table:formula="of:=[.F720]/[.C720]*1000000" office:value-type="float" office:value="-4.65056189254138" calcext:value-type="float">
            <text:p>-4.65056189254138</text:p>
          </table:table-cell>
        </table:table-row>
        <table:table-row table:style-name="ro1">
          <table:table-cell office:value-type="float" office:value="444.031311035156" calcext:value-type="float">
            <text:p>444.031311035156</text:p>
          </table:table-cell>
          <table:table-cell office:value-type="float" office:value="15.1699133333333" calcext:value-type="float">
            <text:p>15.1699133333333</text:p>
          </table:table-cell>
          <table:table-cell office:value-type="float" office:value="444.031606012091" calcext:value-type="float">
            <text:p>444.031606012091</text:p>
          </table:table-cell>
          <table:table-cell office:value-type="float" office:value="15.2023578794617" calcext:value-type="float">
            <text:p>15.2023578794617</text:p>
          </table:table-cell>
          <table:table-cell/>
          <table:table-cell table:formula="of:=[.A721]-[.C721]" office:value-type="float" office:value="-0.00029497693498115" calcext:value-type="float">
            <text:p>-0.000294976934981</text:p>
          </table:table-cell>
          <table:table-cell table:formula="of:=[.F721]/[.C721]*1000000" office:value-type="float" office:value="-0.664315177089259" calcext:value-type="float">
            <text:p>-0.664315177089259</text:p>
          </table:table-cell>
        </table:table-row>
        <table:table-row table:style-name="ro1">
          <table:table-cell office:value-type="float" office:value="444.033081054688" calcext:value-type="float">
            <text:p>444.033081054688</text:p>
          </table:table-cell>
          <table:table-cell office:value-type="float" office:value="15.1699133333333" calcext:value-type="float">
            <text:p>15.1699133333333</text:p>
          </table:table-cell>
          <table:table-cell office:value-type="float" office:value="444.031606012091" calcext:value-type="float">
            <text:p>444.031606012091</text:p>
          </table:table-cell>
          <table:table-cell office:value-type="float" office:value="15.2023578794617" calcext:value-type="float">
            <text:p>15.2023578794617</text:p>
          </table:table-cell>
          <table:table-cell/>
          <table:table-cell table:formula="of:=[.A722]-[.C722]" office:value-type="float" office:value="0.00147504259700781" calcext:value-type="float">
            <text:p>0.001475042597008</text:p>
          </table:table-cell>
          <table:table-cell table:formula="of:=[.F722]/[.C722]*1000000" office:value-type="float" office:value="3.32193154053914" calcext:value-type="float">
            <text:p>3.32193154053914</text:p>
          </table:table-cell>
        </table:table-row>
        <table:table-row table:style-name="ro1">
          <table:table-cell office:value-type="float" office:value="444.029541015625" calcext:value-type="float">
            <text:p>444.029541015625</text:p>
          </table:table-cell>
          <table:table-cell office:value-type="float" office:value="15.1950783333333" calcext:value-type="float">
            <text:p>15.1950783333333</text:p>
          </table:table-cell>
          <table:table-cell office:value-type="float" office:value="444.031606012091" calcext:value-type="float">
            <text:p>444.031606012091</text:p>
          </table:table-cell>
          <table:table-cell office:value-type="float" office:value="15.2023578794617" calcext:value-type="float">
            <text:p>15.2023578794617</text:p>
          </table:table-cell>
          <table:table-cell/>
          <table:table-cell table:formula="of:=[.A723]-[.C723]" office:value-type="float" office:value="-0.00206499646600378" calcext:value-type="float">
            <text:p>-0.002064996466004</text:p>
          </table:table-cell>
          <table:table-cell table:formula="of:=[.F723]/[.C723]*1000000" office:value-type="float" office:value="-4.65056189254138" calcext:value-type="float">
            <text:p>-4.65056189254138</text:p>
          </table:table-cell>
        </table:table-row>
        <table:table-row table:style-name="ro1">
          <table:table-cell office:value-type="float" office:value="444.031311035156" calcext:value-type="float">
            <text:p>444.031311035156</text:p>
          </table:table-cell>
          <table:table-cell office:value-type="float" office:value="15.1950783333333" calcext:value-type="float">
            <text:p>15.1950783333333</text:p>
          </table:table-cell>
          <table:table-cell office:value-type="float" office:value="444.031606012091" calcext:value-type="float">
            <text:p>444.031606012091</text:p>
          </table:table-cell>
          <table:table-cell office:value-type="float" office:value="15.2023578794617" calcext:value-type="float">
            <text:p>15.2023578794617</text:p>
          </table:table-cell>
          <table:table-cell/>
          <table:table-cell table:formula="of:=[.A724]-[.C724]" office:value-type="float" office:value="-0.00029497693498115" calcext:value-type="float">
            <text:p>-0.000294976934981</text:p>
          </table:table-cell>
          <table:table-cell table:formula="of:=[.F724]/[.C724]*1000000" office:value-type="float" office:value="-0.664315177089259" calcext:value-type="float">
            <text:p>-0.664315177089259</text:p>
          </table:table-cell>
        </table:table-row>
        <table:table-row table:style-name="ro1">
          <table:table-cell office:value-type="float" office:value="444.033081054688" calcext:value-type="float">
            <text:p>444.033081054688</text:p>
          </table:table-cell>
          <table:table-cell office:value-type="float" office:value="15.1950783333333" calcext:value-type="float">
            <text:p>15.1950783333333</text:p>
          </table:table-cell>
          <table:table-cell office:value-type="float" office:value="444.031606012091" calcext:value-type="float">
            <text:p>444.031606012091</text:p>
          </table:table-cell>
          <table:table-cell office:value-type="float" office:value="15.2023578794617" calcext:value-type="float">
            <text:p>15.2023578794617</text:p>
          </table:table-cell>
          <table:table-cell/>
          <table:table-cell table:formula="of:=[.A725]-[.C725]" office:value-type="float" office:value="0.00147504259700781" calcext:value-type="float">
            <text:p>0.001475042597008</text:p>
          </table:table-cell>
          <table:table-cell table:formula="of:=[.F725]/[.C725]*1000000" office:value-type="float" office:value="3.32193154053914" calcext:value-type="float">
            <text:p>3.32193154053914</text:p>
          </table:table-cell>
        </table:table-row>
        <table:table-row table:style-name="ro1">
          <table:table-cell office:value-type="float" office:value="444.029541015625" calcext:value-type="float">
            <text:p>444.029541015625</text:p>
          </table:table-cell>
          <table:table-cell office:value-type="float" office:value="15.220245" calcext:value-type="float">
            <text:p>15.220245</text:p>
          </table:table-cell>
          <table:table-cell office:value-type="float" office:value="444.031606012091" calcext:value-type="float">
            <text:p>444.031606012091</text:p>
          </table:table-cell>
          <table:table-cell office:value-type="float" office:value="15.2023578794617" calcext:value-type="float">
            <text:p>15.2023578794617</text:p>
          </table:table-cell>
          <table:table-cell/>
          <table:table-cell table:formula="of:=[.A726]-[.C726]" office:value-type="float" office:value="-0.00206499646600378" calcext:value-type="float">
            <text:p>-0.002064996466004</text:p>
          </table:table-cell>
          <table:table-cell table:formula="of:=[.F726]/[.C726]*1000000" office:value-type="float" office:value="-4.65056189254138" calcext:value-type="float">
            <text:p>-4.65056189254138</text:p>
          </table:table-cell>
        </table:table-row>
        <table:table-row table:style-name="ro1">
          <table:table-cell office:value-type="float" office:value="444.031311035156" calcext:value-type="float">
            <text:p>444.031311035156</text:p>
          </table:table-cell>
          <table:table-cell office:value-type="float" office:value="15.220245" calcext:value-type="float">
            <text:p>15.220245</text:p>
          </table:table-cell>
          <table:table-cell office:value-type="float" office:value="444.031606012091" calcext:value-type="float">
            <text:p>444.031606012091</text:p>
          </table:table-cell>
          <table:table-cell office:value-type="float" office:value="15.2023578794617" calcext:value-type="float">
            <text:p>15.2023578794617</text:p>
          </table:table-cell>
          <table:table-cell/>
          <table:table-cell table:formula="of:=[.A727]-[.C727]" office:value-type="float" office:value="-0.00029497693498115" calcext:value-type="float">
            <text:p>-0.000294976934981</text:p>
          </table:table-cell>
          <table:table-cell table:formula="of:=[.F727]/[.C727]*1000000" office:value-type="float" office:value="-0.664315177089259" calcext:value-type="float">
            <text:p>-0.664315177089259</text:p>
          </table:table-cell>
        </table:table-row>
        <table:table-row table:style-name="ro1">
          <table:table-cell office:value-type="float" office:value="444.033081054688" calcext:value-type="float">
            <text:p>444.033081054688</text:p>
          </table:table-cell>
          <table:table-cell office:value-type="float" office:value="15.220245" calcext:value-type="float">
            <text:p>15.220245</text:p>
          </table:table-cell>
          <table:table-cell office:value-type="float" office:value="444.031606012091" calcext:value-type="float">
            <text:p>444.031606012091</text:p>
          </table:table-cell>
          <table:table-cell office:value-type="float" office:value="15.2023578794617" calcext:value-type="float">
            <text:p>15.2023578794617</text:p>
          </table:table-cell>
          <table:table-cell/>
          <table:table-cell table:formula="of:=[.A728]-[.C728]" office:value-type="float" office:value="0.00147504259700781" calcext:value-type="float">
            <text:p>0.001475042597008</text:p>
          </table:table-cell>
          <table:table-cell table:formula="of:=[.F728]/[.C728]*1000000" office:value-type="float" office:value="3.32193154053914" calcext:value-type="float">
            <text:p>3.32193154053914</text:p>
          </table:table-cell>
        </table:table-row>
        <table:table-row table:style-name="ro1">
          <table:table-cell office:value-type="float" office:value="483.990417480469" calcext:value-type="float">
            <text:p>483.990417480469</text:p>
          </table:table-cell>
          <table:table-cell office:value-type="float" office:value="15.3737516666667" calcext:value-type="float">
            <text:p>15.3737516666667</text:p>
          </table:table-cell>
          <table:table-cell office:value-type="float" office:value="483.991788534091" calcext:value-type="float">
            <text:p>483.991788534091</text:p>
          </table:table-cell>
          <table:table-cell office:value-type="float" office:value="15.3912038339122" calcext:value-type="float">
            <text:p>15.3912038339122</text:p>
          </table:table-cell>
          <table:table-cell/>
          <table:table-cell table:formula="of:=[.A729]-[.C729]" office:value-type="float" office:value="-0.00137105362199463" calcext:value-type="float">
            <text:p>-0.001371053621995</text:p>
          </table:table-cell>
          <table:table-cell table:formula="of:=[.F729]/[.C729]*1000000" office:value-type="float" office:value="-2.83280347823104" calcext:value-type="float">
            <text:p>-2.83280347823104</text:p>
          </table:table-cell>
        </table:table-row>
        <table:table-row table:style-name="ro1">
          <table:table-cell office:value-type="float" office:value="483.992431640625" calcext:value-type="float">
            <text:p>483.992431640625</text:p>
          </table:table-cell>
          <table:table-cell office:value-type="float" office:value="15.3737516666667" calcext:value-type="float">
            <text:p>15.3737516666667</text:p>
          </table:table-cell>
          <table:table-cell office:value-type="float" office:value="483.991788534091" calcext:value-type="float">
            <text:p>483.991788534091</text:p>
          </table:table-cell>
          <table:table-cell office:value-type="float" office:value="15.3912038339122" calcext:value-type="float">
            <text:p>15.3912038339122</text:p>
          </table:table-cell>
          <table:table-cell/>
          <table:table-cell table:formula="of:=[.A730]-[.C730]" office:value-type="float" office:value="0.000643106534027993" calcext:value-type="float">
            <text:p>0.000643106534028</text:p>
          </table:table-cell>
          <table:table-cell table:formula="of:=[.F730]/[.C730]*1000000" office:value-type="float" office:value="1.32875505176612" calcext:value-type="float">
            <text:p>1.32875505176612</text:p>
          </table:table-cell>
        </table:table-row>
        <table:table-row table:style-name="ro1">
          <table:table-cell office:value-type="float" office:value="483.990417480469" calcext:value-type="float">
            <text:p>483.990417480469</text:p>
          </table:table-cell>
          <table:table-cell office:value-type="float" office:value="15.399245" calcext:value-type="float">
            <text:p>15.399245</text:p>
          </table:table-cell>
          <table:table-cell office:value-type="float" office:value="483.991788534091" calcext:value-type="float">
            <text:p>483.991788534091</text:p>
          </table:table-cell>
          <table:table-cell office:value-type="float" office:value="15.3912038339122" calcext:value-type="float">
            <text:p>15.3912038339122</text:p>
          </table:table-cell>
          <table:table-cell/>
          <table:table-cell table:formula="of:=[.A731]-[.C731]" office:value-type="float" office:value="-0.00137105362199463" calcext:value-type="float">
            <text:p>-0.001371053621995</text:p>
          </table:table-cell>
          <table:table-cell table:formula="of:=[.F731]/[.C731]*1000000" office:value-type="float" office:value="-2.83280347823104" calcext:value-type="float">
            <text:p>-2.83280347823104</text:p>
          </table:table-cell>
        </table:table-row>
        <table:table-row table:style-name="ro1">
          <table:table-cell office:value-type="float" office:value="483.992431640625" calcext:value-type="float">
            <text:p>483.992431640625</text:p>
          </table:table-cell>
          <table:table-cell office:value-type="float" office:value="15.399245" calcext:value-type="float">
            <text:p>15.399245</text:p>
          </table:table-cell>
          <table:table-cell office:value-type="float" office:value="483.991788534091" calcext:value-type="float">
            <text:p>483.991788534091</text:p>
          </table:table-cell>
          <table:table-cell office:value-type="float" office:value="15.3912038339122" calcext:value-type="float">
            <text:p>15.3912038339122</text:p>
          </table:table-cell>
          <table:table-cell/>
          <table:table-cell table:formula="of:=[.A732]-[.C732]" office:value-type="float" office:value="0.000643106534027993" calcext:value-type="float">
            <text:p>0.000643106534028</text:p>
          </table:table-cell>
          <table:table-cell table:formula="of:=[.F732]/[.C732]*1000000" office:value-type="float" office:value="1.32875505176612" calcext:value-type="float">
            <text:p>1.32875505176612</text:p>
          </table:table-cell>
        </table:table-row>
        <table:table-row table:style-name="ro1">
          <table:table-cell office:value-type="float" office:value="684.254272460938" calcext:value-type="float">
            <text:p>684.254272460938</text:p>
          </table:table-cell>
          <table:table-cell office:value-type="float" office:value="15.4505783333333" calcext:value-type="float">
            <text:p>15.4505783333333</text:p>
          </table:table-cell>
          <table:table-cell office:value-type="float" office:value="684.255683912091" calcext:value-type="float">
            <text:p>684.255683912091</text:p>
          </table:table-cell>
          <table:table-cell office:value-type="float" office:value="15.4735134079054" calcext:value-type="float">
            <text:p>15.4735134079054</text:p>
          </table:table-cell>
          <table:table-cell/>
          <table:table-cell table:formula="of:=[.A733]-[.C733]" office:value-type="float" office:value="-0.00141145115298968" calcext:value-type="float">
            <text:p>-0.00141145115299</text:p>
          </table:table-cell>
          <table:table-cell table:formula="of:=[.F733]/[.C733]*1000000" office:value-type="float" office:value="-2.06275400581257" calcext:value-type="float">
            <text:p>-2.06275400581257</text:p>
          </table:table-cell>
        </table:table-row>
        <table:table-row table:style-name="ro1">
          <table:table-cell office:value-type="float" office:value="684.257629394531" calcext:value-type="float">
            <text:p>684.257629394531</text:p>
          </table:table-cell>
          <table:table-cell office:value-type="float" office:value="15.4505783333333" calcext:value-type="float">
            <text:p>15.4505783333333</text:p>
          </table:table-cell>
          <table:table-cell office:value-type="float" office:value="684.255683912091" calcext:value-type="float">
            <text:p>684.255683912091</text:p>
          </table:table-cell>
          <table:table-cell office:value-type="float" office:value="15.4735134079054" calcext:value-type="float">
            <text:p>15.4735134079054</text:p>
          </table:table-cell>
          <table:table-cell/>
          <table:table-cell table:formula="of:=[.A734]-[.C734]" office:value-type="float" office:value="0.00194548244007819" calcext:value-type="float">
            <text:p>0.001945482440078</text:p>
          </table:table-cell>
          <table:table-cell table:formula="of:=[.F734]/[.C734]*1000000" office:value-type="float" office:value="2.84320976181783" calcext:value-type="float">
            <text:p>2.84320976181783</text:p>
          </table:table-cell>
        </table:table-row>
        <table:table-row table:style-name="ro1">
          <table:table-cell office:value-type="float" office:value="606.082458496094" calcext:value-type="float">
            <text:p>606.082458496094</text:p>
          </table:table-cell>
          <table:table-cell office:value-type="float" office:value="15.47608" calcext:value-type="float">
            <text:p>15.47608</text:p>
          </table:table-cell>
          <table:table-cell office:value-type="float" office:value="606.084429432091" calcext:value-type="float">
            <text:p>606.084429432091</text:p>
          </table:table-cell>
          <table:table-cell office:value-type="float" office:value="15.4926397215602" calcext:value-type="float">
            <text:p>15.4926397215602</text:p>
          </table:table-cell>
          <table:table-cell/>
          <table:table-cell table:formula="of:=[.A735]-[.C735]" office:value-type="float" office:value="-0.00197093599706477" calcext:value-type="float">
            <text:p>-0.001970935997065</text:p>
          </table:table-cell>
          <table:table-cell table:formula="of:=[.F735]/[.C735]*1000000" office:value-type="float" office:value="-3.25191656698979" calcext:value-type="float">
            <text:p>-3.25191656698979</text:p>
          </table:table-cell>
        </table:table-row>
        <table:table-row table:style-name="ro1">
          <table:table-cell office:value-type="float" office:value="606.085266113281" calcext:value-type="float">
            <text:p>606.085266113281</text:p>
          </table:table-cell>
          <table:table-cell office:value-type="float" office:value="15.47608" calcext:value-type="float">
            <text:p>15.47608</text:p>
          </table:table-cell>
          <table:table-cell office:value-type="float" office:value="606.084429432091" calcext:value-type="float">
            <text:p>606.084429432091</text:p>
          </table:table-cell>
          <table:table-cell office:value-type="float" office:value="15.4926397215602" calcext:value-type="float">
            <text:p>15.4926397215602</text:p>
          </table:table-cell>
          <table:table-cell/>
          <table:table-cell table:formula="of:=[.A736]-[.C736]" office:value-type="float" office:value="0.000836681189980482" calcext:value-type="float">
            <text:p>0.00083668118998</text:p>
          </table:table-cell>
          <table:table-cell table:formula="of:=[.F736]/[.C736]*1000000" office:value-type="float" office:value="1.38046969918772" calcext:value-type="float">
            <text:p>1.38046969918772</text:p>
          </table:table-cell>
        </table:table-row>
        <table:table-row table:style-name="ro1">
          <table:table-cell office:value-type="float" office:value="501.020477294922" calcext:value-type="float">
            <text:p>501.020477294922</text:p>
          </table:table-cell>
          <table:table-cell office:value-type="float" office:value="15.5024133333333" calcext:value-type="float">
            <text:p>15.5024133333333</text:p>
          </table:table-cell>
          <table:table-cell office:value-type="float" office:value="501.018337630091" calcext:value-type="float">
            <text:p>501.018337630091</text:p>
          </table:table-cell>
          <table:table-cell office:value-type="float" office:value="15.5115552668281" calcext:value-type="float">
            <text:p>15.5115552668281</text:p>
          </table:table-cell>
          <table:table-cell/>
          <table:table-cell table:formula="of:=[.A737]-[.C737]" office:value-type="float" office:value="0.00213966483096328" calcext:value-type="float">
            <text:p>0.002139664830963</text:p>
          </table:table-cell>
          <table:table-cell table:formula="of:=[.F737]/[.C737]*1000000" office:value-type="float" office:value="4.27063177185149" calcext:value-type="float">
            <text:p>4.27063177185149</text:p>
          </table:table-cell>
        </table:table-row>
        <table:table-row table:style-name="ro1">
          <table:table-cell office:value-type="float" office:value="606.082458496094" calcext:value-type="float">
            <text:p>606.082458496094</text:p>
          </table:table-cell>
          <table:table-cell office:value-type="float" office:value="15.5024133333333" calcext:value-type="float">
            <text:p>15.5024133333333</text:p>
          </table:table-cell>
          <table:table-cell office:value-type="float" office:value="606.084429432091" calcext:value-type="float">
            <text:p>606.084429432091</text:p>
          </table:table-cell>
          <table:table-cell office:value-type="float" office:value="15.4926397215602" calcext:value-type="float">
            <text:p>15.4926397215602</text:p>
          </table:table-cell>
          <table:table-cell/>
          <table:table-cell table:formula="of:=[.A738]-[.C738]" office:value-type="float" office:value="-0.00197093599706477" calcext:value-type="float">
            <text:p>-0.001970935997065</text:p>
          </table:table-cell>
          <table:table-cell table:formula="of:=[.F738]/[.C738]*1000000" office:value-type="float" office:value="-3.25191656698979" calcext:value-type="float">
            <text:p>-3.25191656698979</text:p>
          </table:table-cell>
        </table:table-row>
        <table:table-row table:style-name="ro1">
          <table:table-cell office:value-type="float" office:value="606.085266113281" calcext:value-type="float">
            <text:p>606.085266113281</text:p>
          </table:table-cell>
          <table:table-cell office:value-type="float" office:value="15.5024133333333" calcext:value-type="float">
            <text:p>15.5024133333333</text:p>
          </table:table-cell>
          <table:table-cell office:value-type="float" office:value="606.084429432091" calcext:value-type="float">
            <text:p>606.084429432091</text:p>
          </table:table-cell>
          <table:table-cell office:value-type="float" office:value="15.4926397215602" calcext:value-type="float">
            <text:p>15.4926397215602</text:p>
          </table:table-cell>
          <table:table-cell/>
          <table:table-cell table:formula="of:=[.A739]-[.C739]" office:value-type="float" office:value="0.000836681189980482" calcext:value-type="float">
            <text:p>0.00083668118998</text:p>
          </table:table-cell>
          <table:table-cell table:formula="of:=[.F739]/[.C739]*1000000" office:value-type="float" office:value="1.38046969918772" calcext:value-type="float">
            <text:p>1.38046969918772</text:p>
          </table:table-cell>
        </table:table-row>
        <table:table-row table:style-name="ro1">
          <table:table-cell office:value-type="float" office:value="464.080444335938" calcext:value-type="float">
            <text:p>464.080444335938</text:p>
          </table:table-cell>
          <table:table-cell office:value-type="float" office:value="15.8805783333333" calcext:value-type="float">
            <text:p>15.8805783333333</text:p>
          </table:table-cell>
          <table:table-cell office:value-type="float" office:value="464.081319478091" calcext:value-type="float">
            <text:p>464.081319478091</text:p>
          </table:table-cell>
          <table:table-cell office:value-type="float" office:value="15.9028496669442" calcext:value-type="float">
            <text:p>15.9028496669442</text:p>
          </table:table-cell>
          <table:table-cell/>
          <table:table-cell table:formula="of:=[.A740]-[.C740]" office:value-type="float" office:value="-0.000875142153006436" calcext:value-type="float">
            <text:p>-0.000875142153006</text:p>
          </table:table-cell>
          <table:table-cell table:formula="of:=[.F740]/[.C740]*1000000" office:value-type="float" office:value="-1.88575173418018" calcext:value-type="float">
            <text:p>-1.88575173418018</text:p>
          </table:table-cell>
        </table:table-row>
        <table:table-row table:style-name="ro1">
          <table:table-cell office:value-type="float" office:value="464.082336425781" calcext:value-type="float">
            <text:p>464.082336425781</text:p>
          </table:table-cell>
          <table:table-cell office:value-type="float" office:value="15.8805783333333" calcext:value-type="float">
            <text:p>15.8805783333333</text:p>
          </table:table-cell>
          <table:table-cell office:value-type="float" office:value="464.081319478091" calcext:value-type="float">
            <text:p>464.081319478091</text:p>
          </table:table-cell>
          <table:table-cell office:value-type="float" office:value="15.9028496669442" calcext:value-type="float">
            <text:p>15.9028496669442</text:p>
          </table:table-cell>
          <table:table-cell/>
          <table:table-cell table:formula="of:=[.A741]-[.C741]" office:value-type="float" office:value="0.0010169476900046" calcext:value-type="float">
            <text:p>0.001016947690005</text:p>
          </table:table-cell>
          <table:table-cell table:formula="of:=[.F741]/[.C741]*1000000" office:value-type="float" office:value="2.19131356364067" calcext:value-type="float">
            <text:p>2.19131356364067</text:p>
          </table:table-cell>
        </table:table-row>
        <table:table-row table:style-name="ro1">
          <table:table-cell office:value-type="float" office:value="464.080444335938" calcext:value-type="float">
            <text:p>464.080444335938</text:p>
          </table:table-cell>
          <table:table-cell office:value-type="float" office:value="15.908245" calcext:value-type="float">
            <text:p>15.908245</text:p>
          </table:table-cell>
          <table:table-cell office:value-type="float" office:value="464.081319478091" calcext:value-type="float">
            <text:p>464.081319478091</text:p>
          </table:table-cell>
          <table:table-cell office:value-type="float" office:value="15.9028496669442" calcext:value-type="float">
            <text:p>15.9028496669442</text:p>
          </table:table-cell>
          <table:table-cell/>
          <table:table-cell table:formula="of:=[.A742]-[.C742]" office:value-type="float" office:value="-0.000875142153006436" calcext:value-type="float">
            <text:p>-0.000875142153006</text:p>
          </table:table-cell>
          <table:table-cell table:formula="of:=[.F742]/[.C742]*1000000" office:value-type="float" office:value="-1.88575173418018" calcext:value-type="float">
            <text:p>-1.88575173418018</text:p>
          </table:table-cell>
        </table:table-row>
        <table:table-row table:style-name="ro1">
          <table:table-cell office:value-type="float" office:value="464.082336425781" calcext:value-type="float">
            <text:p>464.082336425781</text:p>
          </table:table-cell>
          <table:table-cell office:value-type="float" office:value="15.908245" calcext:value-type="float">
            <text:p>15.908245</text:p>
          </table:table-cell>
          <table:table-cell office:value-type="float" office:value="464.081319478091" calcext:value-type="float">
            <text:p>464.081319478091</text:p>
          </table:table-cell>
          <table:table-cell office:value-type="float" office:value="15.9028496669442" calcext:value-type="float">
            <text:p>15.9028496669442</text:p>
          </table:table-cell>
          <table:table-cell/>
          <table:table-cell table:formula="of:=[.A743]-[.C743]" office:value-type="float" office:value="0.0010169476900046" calcext:value-type="float">
            <text:p>0.001016947690005</text:p>
          </table:table-cell>
          <table:table-cell table:formula="of:=[.F743]/[.C743]*1000000" office:value-type="float" office:value="2.19131356364067" calcext:value-type="float">
            <text:p>2.19131356364067</text:p>
          </table:table-cell>
        </table:table-row>
        <table:table-row table:style-name="ro1">
          <table:table-cell office:value-type="float" office:value="464.080444335938" calcext:value-type="float">
            <text:p>464.080444335938</text:p>
          </table:table-cell>
          <table:table-cell office:value-type="float" office:value="15.93492" calcext:value-type="float">
            <text:p>15.93492</text:p>
          </table:table-cell>
          <table:table-cell office:value-type="float" office:value="464.081319478091" calcext:value-type="float">
            <text:p>464.081319478091</text:p>
          </table:table-cell>
          <table:table-cell office:value-type="float" office:value="15.9028496669442" calcext:value-type="float">
            <text:p>15.9028496669442</text:p>
          </table:table-cell>
          <table:table-cell/>
          <table:table-cell table:formula="of:=[.A744]-[.C744]" office:value-type="float" office:value="-0.000875142153006436" calcext:value-type="float">
            <text:p>-0.000875142153006</text:p>
          </table:table-cell>
          <table:table-cell table:formula="of:=[.F744]/[.C744]*1000000" office:value-type="float" office:value="-1.88575173418018" calcext:value-type="float">
            <text:p>-1.88575173418018</text:p>
          </table:table-cell>
        </table:table-row>
        <table:table-row table:style-name="ro1">
          <table:table-cell office:value-type="float" office:value="464.082336425781" calcext:value-type="float">
            <text:p>464.082336425781</text:p>
          </table:table-cell>
          <table:table-cell office:value-type="float" office:value="15.93492" calcext:value-type="float">
            <text:p>15.93492</text:p>
          </table:table-cell>
          <table:table-cell office:value-type="float" office:value="464.081319478091" calcext:value-type="float">
            <text:p>464.081319478091</text:p>
          </table:table-cell>
          <table:table-cell office:value-type="float" office:value="15.9028496669442" calcext:value-type="float">
            <text:p>15.9028496669442</text:p>
          </table:table-cell>
          <table:table-cell/>
          <table:table-cell table:formula="of:=[.A745]-[.C745]" office:value-type="float" office:value="0.0010169476900046" calcext:value-type="float">
            <text:p>0.001016947690005</text:p>
          </table:table-cell>
          <table:table-cell table:formula="of:=[.F745]/[.C745]*1000000" office:value-type="float" office:value="2.19131356364067" calcext:value-type="float">
            <text:p>2.19131356364067</text:p>
          </table:table-cell>
        </table:table-row>
        <table:table-row table:style-name="ro1">
          <table:table-cell office:value-type="float" office:value="523.995971679688" calcext:value-type="float">
            <text:p>523.995971679688</text:p>
          </table:table-cell>
          <table:table-cell office:value-type="float" office:value="16.3442466666667" calcext:value-type="float">
            <text:p>16.3442466666667</text:p>
          </table:table-cell>
          <table:table-cell office:value-type="float" office:value="523.997936534091" calcext:value-type="float">
            <text:p>523.997936534091</text:p>
          </table:table-cell>
          <table:table-cell office:value-type="float" office:value="16.3606715242498" calcext:value-type="float">
            <text:p>16.3606715242498</text:p>
          </table:table-cell>
          <table:table-cell/>
          <table:table-cell table:formula="of:=[.A746]-[.C746]" office:value-type="float" office:value="-0.00196485440301331" calcext:value-type="float">
            <text:p>-0.001964854403013</text:p>
          </table:table-cell>
          <table:table-cell table:formula="of:=[.F746]/[.C746]*1000000" office:value-type="float" office:value="-3.74973690928929" calcext:value-type="float">
            <text:p>-3.74973690928929</text:p>
          </table:table-cell>
        </table:table-row>
        <table:table-row table:style-name="ro1">
          <table:table-cell office:value-type="float" office:value="523.998229980469" calcext:value-type="float">
            <text:p>523.998229980469</text:p>
          </table:table-cell>
          <table:table-cell office:value-type="float" office:value="16.3442466666667" calcext:value-type="float">
            <text:p>16.3442466666667</text:p>
          </table:table-cell>
          <table:table-cell office:value-type="float" office:value="523.997936534091" calcext:value-type="float">
            <text:p>523.997936534091</text:p>
          </table:table-cell>
          <table:table-cell office:value-type="float" office:value="16.3606715242498" calcext:value-type="float">
            <text:p>16.3606715242498</text:p>
          </table:table-cell>
          <table:table-cell/>
          <table:table-cell table:formula="of:=[.A747]-[.C747]" office:value-type="float" office:value="0.000293446378009321" calcext:value-type="float">
            <text:p>0.000293446378009</text:p>
          </table:table-cell>
          <table:table-cell table:formula="of:=[.F747]/[.C747]*1000000" office:value-type="float" office:value="0.560014377060872" calcext:value-type="float">
            <text:p>0.560014377060872</text:p>
          </table:table-cell>
        </table:table-row>
        <table:table-row table:style-name="ro1">
          <table:table-cell office:value-type="float" office:value="524.00048828125" calcext:value-type="float">
            <text:p>524.00048828125</text:p>
          </table:table-cell>
          <table:table-cell office:value-type="float" office:value="16.3442466666667" calcext:value-type="float">
            <text:p>16.3442466666667</text:p>
          </table:table-cell>
          <table:table-cell office:value-type="float" office:value="523.997936534091" calcext:value-type="float">
            <text:p>523.997936534091</text:p>
          </table:table-cell>
          <table:table-cell office:value-type="float" office:value="16.3606715242498" calcext:value-type="float">
            <text:p>16.3606715242498</text:p>
          </table:table-cell>
          <table:table-cell/>
          <table:table-cell table:formula="of:=[.A748]-[.C748]" office:value-type="float" office:value="0.00255174715903195" calcext:value-type="float">
            <text:p>0.002551747159032</text:p>
          </table:table-cell>
          <table:table-cell table:formula="of:=[.F748]/[.C748]*1000000" office:value-type="float" office:value="4.86976566341103" calcext:value-type="float">
            <text:p>4.86976566341103</text:p>
          </table:table-cell>
        </table:table-row>
        <table:table-row table:style-name="ro1">
          <table:table-cell office:value-type="float" office:value="523.995971679688" calcext:value-type="float">
            <text:p>523.995971679688</text:p>
          </table:table-cell>
          <table:table-cell office:value-type="float" office:value="16.371085" calcext:value-type="float">
            <text:p>16.371085</text:p>
          </table:table-cell>
          <table:table-cell office:value-type="float" office:value="523.997936534091" calcext:value-type="float">
            <text:p>523.997936534091</text:p>
          </table:table-cell>
          <table:table-cell office:value-type="float" office:value="16.3606715242498" calcext:value-type="float">
            <text:p>16.3606715242498</text:p>
          </table:table-cell>
          <table:table-cell/>
          <table:table-cell table:formula="of:=[.A749]-[.C749]" office:value-type="float" office:value="-0.00196485440301331" calcext:value-type="float">
            <text:p>-0.001964854403013</text:p>
          </table:table-cell>
          <table:table-cell table:formula="of:=[.F749]/[.C749]*1000000" office:value-type="float" office:value="-3.74973690928929" calcext:value-type="float">
            <text:p>-3.74973690928929</text:p>
          </table:table-cell>
        </table:table-row>
        <table:table-row table:style-name="ro1">
          <table:table-cell office:value-type="float" office:value="523.998229980469" calcext:value-type="float">
            <text:p>523.998229980469</text:p>
          </table:table-cell>
          <table:table-cell office:value-type="float" office:value="16.371085" calcext:value-type="float">
            <text:p>16.371085</text:p>
          </table:table-cell>
          <table:table-cell office:value-type="float" office:value="523.997936534091" calcext:value-type="float">
            <text:p>523.997936534091</text:p>
          </table:table-cell>
          <table:table-cell office:value-type="float" office:value="16.3606715242498" calcext:value-type="float">
            <text:p>16.3606715242498</text:p>
          </table:table-cell>
          <table:table-cell/>
          <table:table-cell table:formula="of:=[.A750]-[.C750]" office:value-type="float" office:value="0.000293446378009321" calcext:value-type="float">
            <text:p>0.000293446378009</text:p>
          </table:table-cell>
          <table:table-cell table:formula="of:=[.F750]/[.C750]*1000000" office:value-type="float" office:value="0.560014377060872" calcext:value-type="float">
            <text:p>0.560014377060872</text:p>
          </table:table-cell>
        </table:table-row>
        <table:table-row table:style-name="ro1">
          <table:table-cell office:value-type="float" office:value="524.00048828125" calcext:value-type="float">
            <text:p>524.00048828125</text:p>
          </table:table-cell>
          <table:table-cell office:value-type="float" office:value="16.371085" calcext:value-type="float">
            <text:p>16.371085</text:p>
          </table:table-cell>
          <table:table-cell office:value-type="float" office:value="523.997936534091" calcext:value-type="float">
            <text:p>523.997936534091</text:p>
          </table:table-cell>
          <table:table-cell office:value-type="float" office:value="16.3606715242498" calcext:value-type="float">
            <text:p>16.3606715242498</text:p>
          </table:table-cell>
          <table:table-cell/>
          <table:table-cell table:formula="of:=[.A751]-[.C751]" office:value-type="float" office:value="0.00255174715903195" calcext:value-type="float">
            <text:p>0.002551747159032</text:p>
          </table:table-cell>
          <table:table-cell table:formula="of:=[.F751]/[.C751]*1000000" office:value-type="float" office:value="4.86976566341103" calcext:value-type="float">
            <text:p>4.86976566341103</text:p>
          </table:table-cell>
        </table:table-row>
        <table:table-row table:style-name="ro1">
          <table:table-cell office:value-type="float" office:value="203.150421142578" calcext:value-type="float">
            <text:p>203.150421142578</text:p>
          </table:table-cell>
          <table:table-cell office:value-type="float" office:value="19.9840816666667" calcext:value-type="float">
            <text:p>19.9840816666667</text:p>
          </table:table-cell>
          <table:table-cell office:value-type="float" office:value="203.150252268091" calcext:value-type="float">
            <text:p>203.150252268091</text:p>
          </table:table-cell>
          <table:table-cell office:value-type="float" office:value="19.954269138759" calcext:value-type="float">
            <text:p>19.954269138759</text:p>
          </table:table-cell>
          <table:table-cell/>
          <table:table-cell table:formula="of:=[.A752]-[.C752]" office:value-type="float" office:value="0.000168874487002313" calcext:value-type="float">
            <text:p>0.000168874487002</text:p>
          </table:table-cell>
          <table:table-cell table:formula="of:=[.F752]/[.C752]*1000000" office:value-type="float" office:value="0.831278746232884" calcext:value-type="float">
            <text:p>0.831278746232884</text:p>
          </table:table-cell>
        </table:table-row>
        <table:table-row table:style-name="ro1">
          <table:table-cell office:value-type="float" office:value="203.150970458984" calcext:value-type="float">
            <text:p>203.150970458984</text:p>
          </table:table-cell>
          <table:table-cell office:value-type="float" office:value="19.9840816666667" calcext:value-type="float">
            <text:p>19.9840816666667</text:p>
          </table:table-cell>
          <table:table-cell office:value-type="float" office:value="203.150252268091" calcext:value-type="float">
            <text:p>203.150252268091</text:p>
          </table:table-cell>
          <table:table-cell office:value-type="float" office:value="19.954269138759" calcext:value-type="float">
            <text:p>19.954269138759</text:p>
          </table:table-cell>
          <table:table-cell/>
          <table:table-cell table:formula="of:=[.A753]-[.C753]" office:value-type="float" office:value="0.000718190892996518" calcext:value-type="float">
            <text:p>0.000718190892997</text:p>
          </table:table-cell>
          <table:table-cell table:formula="of:=[.F753]/[.C753]*1000000" office:value-type="float" office:value="3.53526951100579" calcext:value-type="float">
            <text:p>3.53526951100579</text:p>
          </table:table-cell>
        </table:table-row>
        <table:table-row table:style-name="ro1">
          <table:table-cell office:value-type="float" office:value="133.096649169922" calcext:value-type="float">
            <text:p>133.096649169922</text:p>
          </table:table-cell>
          <table:table-cell office:value-type="float" office:value="20.69442" calcext:value-type="float">
            <text:p>20.69442</text:p>
          </table:table-cell>
          <table:table-cell office:value-type="float" office:value="133.097154076091" calcext:value-type="float">
            <text:p>133.097154076091</text:p>
          </table:table-cell>
          <table:table-cell office:value-type="float" office:value="20.7092649294349" calcext:value-type="float">
            <text:p>20.7092649294349</text:p>
          </table:table-cell>
          <table:table-cell/>
          <table:table-cell table:formula="of:=[.A754]-[.C754]" office:value-type="float" office:value="-0.000504906168998787" calcext:value-type="float">
            <text:p>-0.000504906168999</text:p>
          </table:table-cell>
          <table:table-cell table:formula="of:=[.F754]/[.C754]*1000000" office:value-type="float" office:value="-3.79351589073147" calcext:value-type="float">
            <text:p>-3.79351589073147</text:p>
          </table:table-cell>
        </table:table-row>
        <table:table-row table:style-name="ro1">
          <table:table-cell office:value-type="float" office:value="133.096939086914" calcext:value-type="float">
            <text:p>133.096939086914</text:p>
          </table:table-cell>
          <table:table-cell office:value-type="float" office:value="20.69442" calcext:value-type="float">
            <text:p>20.69442</text:p>
          </table:table-cell>
          <table:table-cell office:value-type="float" office:value="133.097154076091" calcext:value-type="float">
            <text:p>133.097154076091</text:p>
          </table:table-cell>
          <table:table-cell office:value-type="float" office:value="20.7092649294349" calcext:value-type="float">
            <text:p>20.7092649294349</text:p>
          </table:table-cell>
          <table:table-cell/>
          <table:table-cell table:formula="of:=[.A755]-[.C755]" office:value-type="float" office:value="-0.000214989176981817" calcext:value-type="float">
            <text:p>-0.000214989176982</text:p>
          </table:table-cell>
          <table:table-cell table:formula="of:=[.F755]/[.C755]*1000000" office:value-type="float" office:value="-1.61528004467255" calcext:value-type="float">
            <text:p>-1.61528004467255</text:p>
          </table:table-cell>
        </table:table-row>
        <table:table-row table:style-name="ro1">
          <table:table-cell office:value-type="float" office:value="133.097229003906" calcext:value-type="float">
            <text:p>133.097229003906</text:p>
          </table:table-cell>
          <table:table-cell office:value-type="float" office:value="20.69442" calcext:value-type="float">
            <text:p>20.69442</text:p>
          </table:table-cell>
          <table:table-cell office:value-type="float" office:value="133.097154076091" calcext:value-type="float">
            <text:p>133.097154076091</text:p>
          </table:table-cell>
          <table:table-cell office:value-type="float" office:value="20.7092649294349" calcext:value-type="float">
            <text:p>20.7092649294349</text:p>
          </table:table-cell>
          <table:table-cell/>
          <table:table-cell table:formula="of:=[.A756]-[.C756]" office:value-type="float" office:value="0.0000749278150067312" calcext:value-type="float">
            <text:p>7.49278150067312E-05</text:p>
          </table:table-cell>
          <table:table-cell table:formula="of:=[.F756]/[.C756]*1000000" office:value-type="float" office:value="0.562955801172843" calcext:value-type="float">
            <text:p>0.562955801172843</text:p>
          </table:table-cell>
        </table:table-row>
        <table:table-row table:style-name="ro1">
          <table:table-cell office:value-type="float" office:value="133.097518920898" calcext:value-type="float">
            <text:p>133.097518920898</text:p>
          </table:table-cell>
          <table:table-cell office:value-type="float" office:value="20.69442" calcext:value-type="float">
            <text:p>20.69442</text:p>
          </table:table-cell>
          <table:table-cell office:value-type="float" office:value="133.097154076091" calcext:value-type="float">
            <text:p>133.097154076091</text:p>
          </table:table-cell>
          <table:table-cell office:value-type="float" office:value="20.7092649294349" calcext:value-type="float">
            <text:p>20.7092649294349</text:p>
          </table:table-cell>
          <table:table-cell/>
          <table:table-cell table:formula="of:=[.A757]-[.C757]" office:value-type="float" office:value="0.000364844807023701" calcext:value-type="float">
            <text:p>0.000364844807024</text:p>
          </table:table-cell>
          <table:table-cell table:formula="of:=[.F757]/[.C757]*1000000" office:value-type="float" office:value="2.74119164723177" calcext:value-type="float">
            <text:p>2.74119164723177</text:p>
          </table:table-cell>
        </table:table-row>
        <table:table-row table:style-name="ro1">
          <table:table-cell office:value-type="float" office:value="133.097808837891" calcext:value-type="float">
            <text:p>133.097808837891</text:p>
          </table:table-cell>
          <table:table-cell office:value-type="float" office:value="20.69442" calcext:value-type="float">
            <text:p>20.69442</text:p>
          </table:table-cell>
          <table:table-cell office:value-type="float" office:value="133.097154076091" calcext:value-type="float">
            <text:p>133.097154076091</text:p>
          </table:table-cell>
          <table:table-cell office:value-type="float" office:value="20.7092649294349" calcext:value-type="float">
            <text:p>20.7092649294349</text:p>
          </table:table-cell>
          <table:table-cell/>
          <table:table-cell table:formula="of:=[.A758]-[.C758]" office:value-type="float" office:value="0.000654761800007009" calcext:value-type="float">
            <text:p>0.000654761800007</text:p>
          </table:table-cell>
          <table:table-cell table:formula="of:=[.F758]/[.C758]*1000000" office:value-type="float" office:value="4.9194275005511" calcext:value-type="float">
            <text:p>4.9194275005511</text:p>
          </table:table-cell>
        </table:table-row>
        <table:table-row table:style-name="ro1">
          <table:table-cell office:value-type="float" office:value="133.098098754883" calcext:value-type="float">
            <text:p>133.098098754883</text:p>
          </table:table-cell>
          <table:table-cell office:value-type="float" office:value="20.69442" calcext:value-type="float">
            <text:p>20.69442</text:p>
          </table:table-cell>
          <table:table-cell office:value-type="float" office:value="133.097154076091" calcext:value-type="float">
            <text:p>133.097154076091</text:p>
          </table:table-cell>
          <table:table-cell office:value-type="float" office:value="20.7092649294349" calcext:value-type="float">
            <text:p>20.7092649294349</text:p>
          </table:table-cell>
          <table:table-cell/>
          <table:table-cell table:formula="of:=[.A759]-[.C759]" office:value-type="float" office:value="0.000944678792023979" calcext:value-type="float">
            <text:p>0.000944678792024</text:p>
          </table:table-cell>
          <table:table-cell table:formula="of:=[.F759]/[.C759]*1000000" office:value-type="float" office:value="7.09766334661003" calcext:value-type="float">
            <text:p>7.09766334661003</text:p>
          </table:table-cell>
        </table:table-row>
        <table:table-row table:style-name="ro1">
          <table:table-cell office:value-type="float" office:value="133.096633911133" calcext:value-type="float">
            <text:p>133.096633911133</text:p>
          </table:table-cell>
          <table:table-cell office:value-type="float" office:value="20.7235783333333" calcext:value-type="float">
            <text:p>20.7235783333333</text:p>
          </table:table-cell>
          <table:table-cell office:value-type="float" office:value="133.097154076091" calcext:value-type="float">
            <text:p>133.097154076091</text:p>
          </table:table-cell>
          <table:table-cell office:value-type="float" office:value="20.7092649294349" calcext:value-type="float">
            <text:p>20.7092649294349</text:p>
          </table:table-cell>
          <table:table-cell/>
          <table:table-cell table:formula="of:=[.A760]-[.C760]" office:value-type="float" office:value="-0.000520164957976022" calcext:value-type="float">
            <text:p>-0.000520164957976</text:p>
          </table:table-cell>
          <table:table-cell table:formula="of:=[.F760]/[.C760]*1000000" office:value-type="float" office:value="-3.90815988205612" calcext:value-type="float">
            <text:p>-3.90815988205612</text:p>
          </table:table-cell>
        </table:table-row>
        <table:table-row table:style-name="ro1">
          <table:table-cell office:value-type="float" office:value="133.096923828125" calcext:value-type="float">
            <text:p>133.096923828125</text:p>
          </table:table-cell>
          <table:table-cell office:value-type="float" office:value="20.7235783333333" calcext:value-type="float">
            <text:p>20.7235783333333</text:p>
          </table:table-cell>
          <table:table-cell office:value-type="float" office:value="133.097154076091" calcext:value-type="float">
            <text:p>133.097154076091</text:p>
          </table:table-cell>
          <table:table-cell office:value-type="float" office:value="20.7092649294349" calcext:value-type="float">
            <text:p>20.7092649294349</text:p>
          </table:table-cell>
          <table:table-cell/>
          <table:table-cell table:formula="of:=[.A761]-[.C761]" office:value-type="float" office:value="-0.000230247965987473" calcext:value-type="float">
            <text:p>-0.000230247965987</text:p>
          </table:table-cell>
          <table:table-cell table:formula="of:=[.F761]/[.C761]*1000000" office:value-type="float" office:value="-1.72992403621074" calcext:value-type="float">
            <text:p>-1.72992403621074</text:p>
          </table:table-cell>
        </table:table-row>
        <table:table-row table:style-name="ro1">
          <table:table-cell office:value-type="float" office:value="133.097213745117" calcext:value-type="float">
            <text:p>133.097213745117</text:p>
          </table:table-cell>
          <table:table-cell office:value-type="float" office:value="20.7235783333333" calcext:value-type="float">
            <text:p>20.7235783333333</text:p>
          </table:table-cell>
          <table:table-cell office:value-type="float" office:value="133.097154076091" calcext:value-type="float">
            <text:p>133.097154076091</text:p>
          </table:table-cell>
          <table:table-cell office:value-type="float" office:value="20.7092649294349" calcext:value-type="float">
            <text:p>20.7092649294349</text:p>
          </table:table-cell>
          <table:table-cell/>
          <table:table-cell table:formula="of:=[.A762]-[.C762]" office:value-type="float" office:value="0.0000596690260010746" calcext:value-type="float">
            <text:p>5.96690260010746E-05</text:p>
          </table:table-cell>
          <table:table-cell table:formula="of:=[.F762]/[.C762]*1000000" office:value-type="float" office:value="0.448311809634653" calcext:value-type="float">
            <text:p>0.448311809634653</text:p>
          </table:table-cell>
        </table:table-row>
        <table:table-row table:style-name="ro1">
          <table:table-cell office:value-type="float" office:value="133.097503662109" calcext:value-type="float">
            <text:p>133.097503662109</text:p>
          </table:table-cell>
          <table:table-cell office:value-type="float" office:value="20.7235783333333" calcext:value-type="float">
            <text:p>20.7235783333333</text:p>
          </table:table-cell>
          <table:table-cell office:value-type="float" office:value="133.097154076091" calcext:value-type="float">
            <text:p>133.097154076091</text:p>
          </table:table-cell>
          <table:table-cell office:value-type="float" office:value="20.7092649294349" calcext:value-type="float">
            <text:p>20.7092649294349</text:p>
          </table:table-cell>
          <table:table-cell/>
          <table:table-cell table:formula="of:=[.A763]-[.C763]" office:value-type="float" office:value="0.000349586018018044" calcext:value-type="float">
            <text:p>0.000349586018018</text:p>
          </table:table-cell>
          <table:table-cell table:formula="of:=[.F763]/[.C763]*1000000" office:value-type="float" office:value="2.62654765569358" calcext:value-type="float">
            <text:p>2.62654765569358</text:p>
          </table:table-cell>
        </table:table-row>
        <table:table-row table:style-name="ro1">
          <table:table-cell office:value-type="float" office:value="133.097793579102" calcext:value-type="float">
            <text:p>133.097793579102</text:p>
          </table:table-cell>
          <table:table-cell office:value-type="float" office:value="20.7235783333333" calcext:value-type="float">
            <text:p>20.7235783333333</text:p>
          </table:table-cell>
          <table:table-cell office:value-type="float" office:value="133.097154076091" calcext:value-type="float">
            <text:p>133.097154076091</text:p>
          </table:table-cell>
          <table:table-cell office:value-type="float" office:value="20.7092649294349" calcext:value-type="float">
            <text:p>20.7092649294349</text:p>
          </table:table-cell>
          <table:table-cell/>
          <table:table-cell table:formula="of:=[.A764]-[.C764]" office:value-type="float" office:value="0.000639503011001352" calcext:value-type="float">
            <text:p>0.000639503011001</text:p>
          </table:table-cell>
          <table:table-cell table:formula="of:=[.F764]/[.C764]*1000000" office:value-type="float" office:value="4.80478350901291" calcext:value-type="float">
            <text:p>4.80478350901291</text:p>
          </table:table-cell>
        </table:table-row>
        <table:table-row table:style-name="ro1">
          <table:table-cell office:value-type="float" office:value="133.098083496094" calcext:value-type="float">
            <text:p>133.098083496094</text:p>
          </table:table-cell>
          <table:table-cell office:value-type="float" office:value="20.7235783333333" calcext:value-type="float">
            <text:p>20.7235783333333</text:p>
          </table:table-cell>
          <table:table-cell office:value-type="float" office:value="133.097154076091" calcext:value-type="float">
            <text:p>133.097154076091</text:p>
          </table:table-cell>
          <table:table-cell office:value-type="float" office:value="20.7092649294349" calcext:value-type="float">
            <text:p>20.7092649294349</text:p>
          </table:table-cell>
          <table:table-cell/>
          <table:table-cell table:formula="of:=[.A765]-[.C765]" office:value-type="float" office:value="0.000929420003018322" calcext:value-type="float">
            <text:p>0.000929420003018</text:p>
          </table:table-cell>
          <table:table-cell table:formula="of:=[.F765]/[.C765]*1000000" office:value-type="float" office:value="6.98301935507184" calcext:value-type="float">
            <text:p>6.98301935507184</text:p>
          </table:table-cell>
        </table:table-row>
        <table:table-row table:style-name="ro1">
          <table:table-cell office:value-type="float" office:value="175.118301391602" calcext:value-type="float">
            <text:p>175.118301391602</text:p>
          </table:table-cell>
          <table:table-cell office:value-type="float" office:value="24.7484133333333" calcext:value-type="float">
            <text:p>24.7484133333333</text:p>
          </table:table-cell>
          <table:table-cell office:value-type="float" office:value="175.118952140091" calcext:value-type="float">
            <text:p>175.118952140091</text:p>
          </table:table-cell>
          <table:table-cell office:value-type="float" office:value="24.7732097645086" calcext:value-type="float">
            <text:p>24.7732097645086</text:p>
          </table:table-cell>
          <table:table-cell/>
          <table:table-cell table:formula="of:=[.A766]-[.C766]" office:value-type="float" office:value="-0.000650748489022135" calcext:value-type="float">
            <text:p>-0.000650748489022</text:p>
          </table:table-cell>
          <table:table-cell table:formula="of:=[.F766]/[.C766]*1000000" office:value-type="float" office:value="-3.71603690559747" calcext:value-type="float">
            <text:p>-3.71603690559747</text:p>
          </table:table-cell>
        </table:table-row>
        <table:table-row table:style-name="ro1">
          <table:table-cell office:value-type="float" office:value="175.118743896484" calcext:value-type="float">
            <text:p>175.118743896484</text:p>
          </table:table-cell>
          <table:table-cell office:value-type="float" office:value="24.7484133333333" calcext:value-type="float">
            <text:p>24.7484133333333</text:p>
          </table:table-cell>
          <table:table-cell office:value-type="float" office:value="175.118952140091" calcext:value-type="float">
            <text:p>175.118952140091</text:p>
          </table:table-cell>
          <table:table-cell office:value-type="float" office:value="24.7732097645086" calcext:value-type="float">
            <text:p>24.7732097645086</text:p>
          </table:table-cell>
          <table:table-cell/>
          <table:table-cell table:formula="of:=[.A767]-[.C767]" office:value-type="float" office:value="-0.000208243607005443" calcext:value-type="float">
            <text:p>-0.000208243607005</text:p>
          </table:table-cell>
          <table:table-cell table:formula="of:=[.F767]/[.C767]*1000000" office:value-type="float" office:value="-1.18915516830442" calcext:value-type="float">
            <text:p>-1.18915516830442</text:p>
          </table:table-cell>
        </table:table-row>
        <table:table-row table:style-name="ro1">
          <table:table-cell office:value-type="float" office:value="175.119186401367" calcext:value-type="float">
            <text:p>175.119186401367</text:p>
          </table:table-cell>
          <table:table-cell office:value-type="float" office:value="24.7484133333333" calcext:value-type="float">
            <text:p>24.7484133333333</text:p>
          </table:table-cell>
          <table:table-cell office:value-type="float" office:value="175.118952140091" calcext:value-type="float">
            <text:p>175.118952140091</text:p>
          </table:table-cell>
          <table:table-cell office:value-type="float" office:value="24.7732097645086" calcext:value-type="float">
            <text:p>24.7732097645086</text:p>
          </table:table-cell>
          <table:table-cell/>
          <table:table-cell table:formula="of:=[.A768]-[.C768]" office:value-type="float" office:value="0.000234261275977587" calcext:value-type="float">
            <text:p>0.000234261275978</text:p>
          </table:table-cell>
          <table:table-cell table:formula="of:=[.F768]/[.C768]*1000000" office:value-type="float" office:value="1.33772657450682" calcext:value-type="float">
            <text:p>1.33772657450682</text:p>
          </table:table-cell>
        </table:table-row>
        <table:table-row table:style-name="ro1">
          <table:table-cell office:value-type="float" office:value="175.119613647461" calcext:value-type="float">
            <text:p>175.119613647461</text:p>
          </table:table-cell>
          <table:table-cell office:value-type="float" office:value="24.7484133333333" calcext:value-type="float">
            <text:p>24.7484133333333</text:p>
          </table:table-cell>
          <table:table-cell office:value-type="float" office:value="175.118952140091" calcext:value-type="float">
            <text:p>175.118952140091</text:p>
          </table:table-cell>
          <table:table-cell office:value-type="float" office:value="24.7732097645086" calcext:value-type="float">
            <text:p>24.7732097645086</text:p>
          </table:table-cell>
          <table:table-cell/>
          <table:table-cell table:formula="of:=[.A769]-[.C769]" office:value-type="float" office:value="0.000661507369983383" calcext:value-type="float">
            <text:p>0.000661507369983</text:p>
          </table:table-cell>
          <table:table-cell table:formula="of:=[.F769]/[.C769]*1000000" office:value-type="float" office:value="3.77747446463814" calcext:value-type="float">
            <text:p>3.77747446463814</text:p>
          </table:table-cell>
        </table:table-row>
        <table:table-row table:style-name="ro1">
          <table:table-cell office:value-type="float" office:value="175.11833190918" calcext:value-type="float">
            <text:p>175.11833190918</text:p>
          </table:table-cell>
          <table:table-cell office:value-type="float" office:value="24.7787483333333" calcext:value-type="float">
            <text:p>24.7787483333333</text:p>
          </table:table-cell>
          <table:table-cell office:value-type="float" office:value="175.118952140091" calcext:value-type="float">
            <text:p>175.118952140091</text:p>
          </table:table-cell>
          <table:table-cell office:value-type="float" office:value="24.7732097645086" calcext:value-type="float">
            <text:p>24.7732097645086</text:p>
          </table:table-cell>
          <table:table-cell/>
          <table:table-cell table:formula="of:=[.A770]-[.C770]" office:value-type="float" office:value="-0.000620230911010822" calcext:value-type="float">
            <text:p>-0.000620230911011</text:p>
          </table:table-cell>
          <table:table-cell table:formula="of:=[.F770]/[.C770]*1000000" office:value-type="float" office:value="-3.54176919991305" calcext:value-type="float">
            <text:p>-3.54176919991305</text:p>
          </table:table-cell>
        </table:table-row>
        <table:table-row table:style-name="ro1">
          <table:table-cell office:value-type="float" office:value="175.118759155273" calcext:value-type="float">
            <text:p>175.118759155273</text:p>
          </table:table-cell>
          <table:table-cell office:value-type="float" office:value="24.7787483333333" calcext:value-type="float">
            <text:p>24.7787483333333</text:p>
          </table:table-cell>
          <table:table-cell office:value-type="float" office:value="175.118952140091" calcext:value-type="float">
            <text:p>175.118952140091</text:p>
          </table:table-cell>
          <table:table-cell office:value-type="float" office:value="24.7732097645086" calcext:value-type="float">
            <text:p>24.7732097645086</text:p>
          </table:table-cell>
          <table:table-cell/>
          <table:table-cell table:formula="of:=[.A771]-[.C771]" office:value-type="float" office:value="-0.000192984817999786" calcext:value-type="float">
            <text:p>-0.000192984818</text:p>
          </table:table-cell>
          <table:table-cell table:formula="of:=[.F771]/[.C771]*1000000" office:value-type="float" office:value="-1.10202131546221" calcext:value-type="float">
            <text:p>-1.10202131546221</text:p>
          </table:table-cell>
        </table:table-row>
        <table:table-row table:style-name="ro1">
          <table:table-cell office:value-type="float" office:value="175.119201660156" calcext:value-type="float">
            <text:p>175.119201660156</text:p>
          </table:table-cell>
          <table:table-cell office:value-type="float" office:value="24.7787483333333" calcext:value-type="float">
            <text:p>24.7787483333333</text:p>
          </table:table-cell>
          <table:table-cell office:value-type="float" office:value="175.118952140091" calcext:value-type="float">
            <text:p>175.118952140091</text:p>
          </table:table-cell>
          <table:table-cell office:value-type="float" office:value="24.7732097645086" calcext:value-type="float">
            <text:p>24.7732097645086</text:p>
          </table:table-cell>
          <table:table-cell/>
          <table:table-cell table:formula="of:=[.A772]-[.C772]" office:value-type="float" office:value="0.000249520064983244" calcext:value-type="float">
            <text:p>0.000249520064983</text:p>
          </table:table-cell>
          <table:table-cell table:formula="of:=[.F772]/[.C772]*1000000" office:value-type="float" office:value="1.42486042734903" calcext:value-type="float">
            <text:p>1.42486042734903</text:p>
          </table:table-cell>
        </table:table-row>
        <table:table-row table:style-name="ro1">
          <table:table-cell office:value-type="float" office:value="175.119644165039" calcext:value-type="float">
            <text:p>175.119644165039</text:p>
          </table:table-cell>
          <table:table-cell office:value-type="float" office:value="24.7787483333333" calcext:value-type="float">
            <text:p>24.7787483333333</text:p>
          </table:table-cell>
          <table:table-cell office:value-type="float" office:value="175.118952140091" calcext:value-type="float">
            <text:p>175.118952140091</text:p>
          </table:table-cell>
          <table:table-cell office:value-type="float" office:value="24.7732097645086" calcext:value-type="float">
            <text:p>24.7732097645086</text:p>
          </table:table-cell>
          <table:table-cell/>
          <table:table-cell table:formula="of:=[.A773]-[.C773]" office:value-type="float" office:value="0.000692024947994696" calcext:value-type="float">
            <text:p>0.000692024947995</text:p>
          </table:table-cell>
          <table:table-cell table:formula="of:=[.F773]/[.C773]*1000000" office:value-type="float" office:value="3.95174217032256" calcext:value-type="float">
            <text:p>3.951742170322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 style:data-style-name="N2" text:time-value="02:15:39.119685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6T02:15:18.887001342</dc:date>
    <meta:editing-duration>PT14M20S</meta:editing-duration>
    <meta:editing-cycles>2</meta:editing-cycles>
    <meta:generator>LibreOffice/6.0.7.3$Linux_X86_64 LibreOffice_project/00m0$Build-3</meta:generator>
    <meta:document-statistic meta:table-count="1" meta:cell-count="463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802cm" svg:height="14.745cm" xlink:href=".." xlink:type="simple" chart:class="chart:scatter" chart:style-name="ch1">
        <chart:legend chart:legend-position="end" svg:x="25.545cm" svg:y="7.084cm" style:legend-expansion="high" chart:style-name="ch2"/>
        <chart:plot-area chart:style-name="ch3" table:cell-range-address="masspeakmatches2.A2:masspeakmatches2.A773 masspeakmatches2.G1:masspeakmatches2.G773" chart:data-source-has-labels="row" svg:x="0.556cm" svg:y="0.294cm" svg:width="24.433cm" svg:height="14.157cm">
          <chartooo:coordinate-region svg:x="1.116cm" svg:y="0.482cm" svg:width="23.484cm" svg:height="13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sspeakmatches2.G2:masspeakmatches2.G773" chart:label-cell-address="masspeakmatches2.G1:masspeakmatches2.G1" chart:class="chart:scatter">
            <chart:domain table:cell-range-address="masspeakmatches2.A2:masspeakmatches2.A773"/>
            <chart:data-point chart:repeated="77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pm error</text:p>
                <draw:g>
                  <svg:desc>masspeakmatches2.G1:masspeakmatches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1.246490478516">
                <text:p>281.246490478516</text:p>
                <draw:g>
                  <svg:desc>masspeakmatches2.A2:masspeakmatches2.A773</svg:desc>
                </draw:g>
              </table:table-cell>
              <table:table-cell office:value-type="float" office:value="-3.61332118753528">
                <text:p>-3.61332118753528</text:p>
                <draw:g>
                  <svg:desc>masspeakmatches2.G2:masspeakmatches2.G7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1.247375488281">
                <text:p>281.247375488281</text:p>
              </table:table-cell>
              <table:table-cell office:value-type="float" office:value="-0.466591905084762">
                <text:p>-0.4665919050847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1.248260498047">
                <text:p>281.248260498047</text:p>
              </table:table-cell>
              <table:table-cell office:value-type="float" office:value="2.68013738080166">
                <text:p>2.680137380801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1.246490478516">
                <text:p>281.246490478516</text:p>
              </table:table-cell>
              <table:table-cell office:value-type="float" office:value="-3.61332118753528">
                <text:p>-3.613321187535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1.247375488281">
                <text:p>281.247375488281</text:p>
              </table:table-cell>
              <table:table-cell office:value-type="float" office:value="-0.466591905084762">
                <text:p>-0.4665919050847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1.248260498047">
                <text:p>281.248260498047</text:p>
              </table:table-cell>
              <table:table-cell office:value-type="float" office:value="2.68013738080166">
                <text:p>2.680137380801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1.246490478516">
                <text:p>281.246490478516</text:p>
              </table:table-cell>
              <table:table-cell office:value-type="float" office:value="-3.61332118753528">
                <text:p>-3.613321187535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1.247375488281">
                <text:p>281.247375488281</text:p>
              </table:table-cell>
              <table:table-cell office:value-type="float" office:value="-0.466591905084762">
                <text:p>-0.4665919050847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1.248260498047">
                <text:p>281.248260498047</text:p>
              </table:table-cell>
              <table:table-cell office:value-type="float" office:value="2.68013738080166">
                <text:p>2.680137380801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.153900146484">
                <text:p>250.153900146484</text:p>
              </table:table-cell>
              <table:table-cell office:value-type="float" office:value="-4.40988023996637">
                <text:p>-4.409880239966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.154647827148">
                <text:p>250.154647827148</text:p>
              </table:table-cell>
              <table:table-cell office:value-type="float" office:value="-1.42101072249872">
                <text:p>-1.421010722498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.153900146484">
                <text:p>250.153900146484</text:p>
              </table:table-cell>
              <table:table-cell office:value-type="float" office:value="-4.40988023996637">
                <text:p>-4.409880239966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0.154647827148">
                <text:p>250.154647827148</text:p>
              </table:table-cell>
              <table:table-cell office:value-type="float" office:value="-1.42101072249872">
                <text:p>-1.421010722498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0.155395507812">
                <text:p>250.155395507812</text:p>
              </table:table-cell>
              <table:table-cell office:value-type="float" office:value="1.5678587948553">
                <text:p>1.56785879485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0.156143188477">
                <text:p>250.156143188477</text:p>
              </table:table-cell>
              <table:table-cell office:value-type="float" office:value="4.55672831629952">
                <text:p>4.55672831629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.153900146484">
                <text:p>250.153900146484</text:p>
              </table:table-cell>
              <table:table-cell office:value-type="float" office:value="-4.40988023996637">
                <text:p>-4.409880239966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0.154647827148">
                <text:p>250.154647827148</text:p>
              </table:table-cell>
              <table:table-cell office:value-type="float" office:value="-1.42101072249872">
                <text:p>-1.421010722498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0.155395507812">
                <text:p>250.155395507812</text:p>
              </table:table-cell>
              <table:table-cell office:value-type="float" office:value="1.5678587948553">
                <text:p>1.56785879485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9.209808349609">
                <text:p>329.209808349609</text:p>
              </table:table-cell>
              <table:table-cell office:value-type="float" office:value="-3.98789225959362">
                <text:p>-3.987892259593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9.2109375">
                <text:p>329.2109375</text:p>
              </table:table-cell>
              <table:table-cell office:value-type="float" office:value="-0.558025167378407">
                <text:p>-0.558025167378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6.117568969727">
                <text:p>146.117568969727</text:p>
              </table:table-cell>
              <table:table-cell office:value-type="float" office:value="0.0944283250879396">
                <text:p>0.09442832508793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6.117904663086">
                <text:p>146.117904663086</text:p>
              </table:table-cell>
              <table:table-cell office:value-type="float" office:value="2.39184808830635">
                <text:p>2.391848088306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6.118240356445">
                <text:p>146.118240356445</text:p>
              </table:table-cell>
              <table:table-cell office:value-type="float" office:value="4.68926785152475">
                <text:p>4.689267851524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1.069717407227">
                <text:p>131.069717407227</text:p>
              </table:table-cell>
              <table:table-cell office:value-type="float" office:value="-4.22082644171409">
                <text:p>-4.220826441714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1.070007324219">
                <text:p>131.070007324219</text:p>
              </table:table-cell>
              <table:table-cell office:value-type="float" office:value="-2.00890614416046">
                <text:p>-2.008906144160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1.070281982422">
                <text:p>131.070281982422</text:p>
              </table:table-cell>
              <table:table-cell office:value-type="float" office:value="0.0865972957755563">
                <text:p>0.08659729577555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1.070571899414">
                <text:p>131.070571899414</text:p>
              </table:table-cell>
              <table:table-cell office:value-type="float" office:value="2.29851759332919">
                <text:p>2.298517593329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1.070861816406">
                <text:p>131.070861816406</text:p>
              </table:table-cell>
              <table:table-cell office:value-type="float" office:value="4.51043789066598">
                <text:p>4.510437890665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1.071136474609">
                <text:p>131.071136474609</text:p>
              </table:table-cell>
              <table:table-cell office:value-type="float" office:value="6.60594133081884">
                <text:p>6.605941330818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6.117248535156">
                <text:p>146.117248535156</text:p>
              </table:table-cell>
              <table:table-cell office:value-type="float" office:value="-2.09856327415711">
                <text:p>-2.098563274157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6.117568969727">
                <text:p>146.117568969727</text:p>
              </table:table-cell>
              <table:table-cell office:value-type="float" office:value="0.0944283250879396">
                <text:p>0.09442832508793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.117904663086">
                <text:p>146.117904663086</text:p>
              </table:table-cell>
              <table:table-cell office:value-type="float" office:value="2.39184808830635">
                <text:p>2.391848088306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1.069717407227">
                <text:p>131.069717407227</text:p>
              </table:table-cell>
              <table:table-cell office:value-type="float" office:value="-4.22082644171409">
                <text:p>-4.220826441714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1.070007324219">
                <text:p>131.070007324219</text:p>
              </table:table-cell>
              <table:table-cell office:value-type="float" office:value="-2.00890614416046">
                <text:p>-2.008906144160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1.070281982422">
                <text:p>131.070281982422</text:p>
              </table:table-cell>
              <table:table-cell office:value-type="float" office:value="0.0865972957755563">
                <text:p>0.08659729577555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1.070571899414">
                <text:p>131.070571899414</text:p>
              </table:table-cell>
              <table:table-cell office:value-type="float" office:value="2.29851759332919">
                <text:p>2.298517593329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1.070861816406">
                <text:p>131.070861816406</text:p>
              </table:table-cell>
              <table:table-cell office:value-type="float" office:value="4.51043789066598">
                <text:p>4.510437890665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1.071136474609">
                <text:p>131.071136474609</text:p>
              </table:table-cell>
              <table:table-cell office:value-type="float" office:value="6.60594133081884">
                <text:p>6.605941330818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.069717407227">
                <text:p>131.069717407227</text:p>
              </table:table-cell>
              <table:table-cell office:value-type="float" office:value="-4.22082644171409">
                <text:p>-4.220826441714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1.070007324219">
                <text:p>131.070007324219</text:p>
              </table:table-cell>
              <table:table-cell office:value-type="float" office:value="-2.00890614416046">
                <text:p>-2.008906144160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1.070281982422">
                <text:p>131.070281982422</text:p>
              </table:table-cell>
              <table:table-cell office:value-type="float" office:value="0.0865972957755563">
                <text:p>0.08659729577555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1.070571899414">
                <text:p>131.070571899414</text:p>
              </table:table-cell>
              <table:table-cell office:value-type="float" office:value="2.29851759332919">
                <text:p>2.298517593329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1.070861816406">
                <text:p>131.070861816406</text:p>
              </table:table-cell>
              <table:table-cell office:value-type="float" office:value="4.51043789066598">
                <text:p>4.510437890665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1.071136474609">
                <text:p>131.071136474609</text:p>
              </table:table-cell>
              <table:table-cell office:value-type="float" office:value="6.60594133081884">
                <text:p>6.605941330818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1.095687866211">
                <text:p>151.095687866211</text:p>
              </table:table-cell>
              <table:table-cell office:value-type="float" office:value="-5.27817624609769">
                <text:p>-5.278176246097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.096038818359">
                <text:p>151.096038818359</text:p>
              </table:table-cell>
              <table:table-cell office:value-type="float" office:value="-2.95547398648962">
                <text:p>-2.955473986489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1.096389770508">
                <text:p>151.096389770508</text:p>
              </table:table-cell>
              <table:table-cell office:value-type="float" office:value="-0.632771720297952">
                <text:p>-0.6327717202979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1.096740722656">
                <text:p>151.096740722656</text:p>
              </table:table-cell>
              <table:table-cell office:value-type="float" office:value="1.68993053912201">
                <text:p>1.689930539122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1.097091674805">
                <text:p>151.097091674805</text:p>
              </table:table-cell>
              <table:table-cell office:value-type="float" office:value="4.01263280531368">
                <text:p>4.012632805313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1.097442626953">
                <text:p>151.097442626953</text:p>
              </table:table-cell>
              <table:table-cell office:value-type="float" office:value="6.33533506492175">
                <text:p>6.335335064921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1.095687866211">
                <text:p>151.095687866211</text:p>
              </table:table-cell>
              <table:table-cell office:value-type="float" office:value="-5.27817624609769">
                <text:p>-5.278176246097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1.096038818359">
                <text:p>151.096038818359</text:p>
              </table:table-cell>
              <table:table-cell office:value-type="float" office:value="-2.95547398648962">
                <text:p>-2.955473986489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1.096389770508">
                <text:p>151.096389770508</text:p>
              </table:table-cell>
              <table:table-cell office:value-type="float" office:value="-0.632771720297952">
                <text:p>-0.6327717202979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1.096740722656">
                <text:p>151.096740722656</text:p>
              </table:table-cell>
              <table:table-cell office:value-type="float" office:value="1.68993053912201">
                <text:p>1.689930539122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1.097091674805">
                <text:p>151.097091674805</text:p>
              </table:table-cell>
              <table:table-cell office:value-type="float" office:value="4.01263280531368">
                <text:p>4.012632805313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1.097442626953">
                <text:p>151.097442626953</text:p>
              </table:table-cell>
              <table:table-cell office:value-type="float" office:value="6.33533506492175">
                <text:p>6.335335064921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1.095687866211">
                <text:p>151.095687866211</text:p>
              </table:table-cell>
              <table:table-cell office:value-type="float" office:value="-5.27817624609769">
                <text:p>-5.278176246097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1.096038818359">
                <text:p>151.096038818359</text:p>
              </table:table-cell>
              <table:table-cell office:value-type="float" office:value="-2.95547398648962">
                <text:p>-2.955473986489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1.096389770508">
                <text:p>151.096389770508</text:p>
              </table:table-cell>
              <table:table-cell office:value-type="float" office:value="-0.632771720297952">
                <text:p>-0.6327717202979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.096740722656">
                <text:p>151.096740722656</text:p>
              </table:table-cell>
              <table:table-cell office:value-type="float" office:value="1.68993053912201">
                <text:p>1.689930539122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1.097091674805">
                <text:p>151.097091674805</text:p>
              </table:table-cell>
              <table:table-cell office:value-type="float" office:value="4.01263280531368">
                <text:p>4.012632805313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1.097442626953">
                <text:p>151.097442626953</text:p>
              </table:table-cell>
              <table:table-cell office:value-type="float" office:value="6.33533506492175">
                <text:p>6.335335064921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4.111755371094">
                <text:p>174.111755371094</text:p>
              </table:table-cell>
              <table:table-cell office:value-type="float" office:value="-4.10321557001776">
                <text:p>-4.103215570017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4.112197875977">
                <text:p>174.112197875977</text:p>
              </table:table-cell>
              <table:table-cell office:value-type="float" office:value="-1.56172682132889">
                <text:p>-1.56172682132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4.11262512207">
                <text:p>174.11262512207</text:p>
              </table:table-cell>
              <table:table-cell office:value-type="float" office:value="0.892124379111915">
                <text:p>0.8921243791119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4.113067626953">
                <text:p>174.113067626953</text:p>
              </table:table-cell>
              <table:table-cell office:value-type="float" office:value="3.43361312796402">
                <text:p>3.433613127964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4.111755371094">
                <text:p>174.111755371094</text:p>
              </table:table-cell>
              <table:table-cell office:value-type="float" office:value="-4.10321557001776">
                <text:p>-4.103215570017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4.112197875977">
                <text:p>174.112197875977</text:p>
              </table:table-cell>
              <table:table-cell office:value-type="float" office:value="-1.56172682132889">
                <text:p>-1.561726821328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4.11262512207">
                <text:p>174.11262512207</text:p>
              </table:table-cell>
              <table:table-cell office:value-type="float" office:value="0.892124379111915">
                <text:p>0.8921243791119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4.113067626953">
                <text:p>174.113067626953</text:p>
              </table:table-cell>
              <table:table-cell office:value-type="float" office:value="3.43361312796402">
                <text:p>3.433613127964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4.111755371094">
                <text:p>174.111755371094</text:p>
              </table:table-cell>
              <table:table-cell office:value-type="float" office:value="-4.10321557001776">
                <text:p>-4.103215570017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4.112197875977">
                <text:p>174.112197875977</text:p>
              </table:table-cell>
              <table:table-cell office:value-type="float" office:value="-1.56172682132889">
                <text:p>-1.561726821328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4.11262512207">
                <text:p>174.11262512207</text:p>
              </table:table-cell>
              <table:table-cell office:value-type="float" office:value="0.892124379111915">
                <text:p>0.8921243791119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4.113067626953">
                <text:p>174.113067626953</text:p>
              </table:table-cell>
              <table:table-cell office:value-type="float" office:value="3.43361312796402">
                <text:p>3.433613127964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8.095947265625">
                <text:p>298.095947265625</text:p>
              </table:table-cell>
              <table:table-cell office:value-type="float" office:value="-2.98401846713701">
                <text:p>-2.984018467137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8.096923828125">
                <text:p>298.096923828125</text:p>
              </table:table-cell>
              <table:table-cell office:value-type="float" office:value="0.291972350172831">
                <text:p>0.2919723501728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8.097900390625">
                <text:p>298.097900390625</text:p>
              </table:table-cell>
              <table:table-cell office:value-type="float" office:value="3.56796316748267">
                <text:p>3.567963167482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98.095947265625">
                <text:p>298.095947265625</text:p>
              </table:table-cell>
              <table:table-cell office:value-type="float" office:value="-2.98401846713701">
                <text:p>-2.984018467137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8.096923828125">
                <text:p>298.096923828125</text:p>
              </table:table-cell>
              <table:table-cell office:value-type="float" office:value="0.291972350172831">
                <text:p>0.2919723501728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98.097900390625">
                <text:p>298.097900390625</text:p>
              </table:table-cell>
              <table:table-cell office:value-type="float" office:value="3.56796316748267">
                <text:p>3.567963167482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58.261840820313">
                <text:p>758.261840820313</text:p>
              </table:table-cell>
              <table:table-cell office:value-type="float" office:value="-2.92116151357661">
                <text:p>-2.921161513576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58.265808105469">
                <text:p>758.265808105469</text:p>
              </table:table-cell>
              <table:table-cell office:value-type="float" office:value="2.31090128236995">
                <text:p>2.310901282369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41.236999511719">
                <text:p>741.236999511719</text:p>
              </table:table-cell>
              <table:table-cell office:value-type="float" office:value="-0.684293990055022">
                <text:p>-0.6842939900550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41.240783691406">
                <text:p>741.240783691406</text:p>
              </table:table-cell>
              <table:table-cell office:value-type="float" office:value="4.42092485364358">
                <text:p>4.420924853643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58.261840820313">
                <text:p>758.261840820313</text:p>
              </table:table-cell>
              <table:table-cell office:value-type="float" office:value="-2.92116151357661">
                <text:p>-2.921161513576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58.265808105469">
                <text:p>758.265808105469</text:p>
              </table:table-cell>
              <table:table-cell office:value-type="float" office:value="2.31090128236995">
                <text:p>2.31090128236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41.236999511719">
                <text:p>741.236999511719</text:p>
              </table:table-cell>
              <table:table-cell office:value-type="float" office:value="-0.684293990055022">
                <text:p>-0.6842939900550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41.240783691406">
                <text:p>741.240783691406</text:p>
              </table:table-cell>
              <table:table-cell office:value-type="float" office:value="4.42092485364358">
                <text:p>4.420924853643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8.122344970703">
                <text:p>168.122344970703</text:p>
              </table:table-cell>
              <table:table-cell office:value-type="float" office:value="-4.10119523556233">
                <text:p>-4.101195235562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8.122756958008">
                <text:p>168.122756958008</text:p>
              </table:table-cell>
              <table:table-cell office:value-type="float" office:value="-1.65068447548723">
                <text:p>-1.650684475487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8.123168945313">
                <text:p>168.123168945313</text:p>
              </table:table-cell>
              <table:table-cell office:value-type="float" office:value="0.799826284587878">
                <text:p>0.7998262845878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8.123580932617">
                <text:p>168.123580932617</text:p>
              </table:table-cell>
              <table:table-cell office:value-type="float" office:value="3.25033703857707">
                <text:p>3.250337038577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8.123992919922">
                <text:p>168.123992919922</text:p>
              </table:table-cell>
              <table:table-cell office:value-type="float" office:value="5.70084779865218">
                <text:p>5.700847798652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3.054801940918">
                <text:p>123.054801940918</text:p>
              </table:table-cell>
              <table:table-cell office:value-type="float" office:value="-3.96019688319639">
                <text:p>-3.960196883196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3.055061340332">
                <text:p>123.055061340332</text:p>
              </table:table-cell>
              <table:table-cell office:value-type="float" office:value="-1.8522061128935">
                <text:p>-1.85220611289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3.055320739746">
                <text:p>123.055320739746</text:p>
              </table:table-cell>
              <table:table-cell office:value-type="float" office:value="0.255784657293912">
                <text:p>0.2557846572939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3.05558013916">
                <text:p>123.05558013916</text:p>
              </table:table-cell>
              <table:table-cell office:value-type="float" office:value="2.36377542759681">
                <text:p>2.363775427596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3.05583190918">
                <text:p>123.05583190918</text:p>
              </table:table-cell>
              <table:table-cell office:value-type="float" office:value="4.40976647362068">
                <text:p>4.409766473620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3.056091308594">
                <text:p>123.056091308594</text:p>
              </table:table-cell>
              <table:table-cell office:value-type="float" office:value="6.51775724392358">
                <text:p>6.517757243923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8.122344970703">
                <text:p>168.122344970703</text:p>
              </table:table-cell>
              <table:table-cell office:value-type="float" office:value="-4.10119523556233">
                <text:p>-4.101195235562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8.122756958008">
                <text:p>168.122756958008</text:p>
              </table:table-cell>
              <table:table-cell office:value-type="float" office:value="-1.65068447548723">
                <text:p>-1.650684475487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8.123168945313">
                <text:p>168.123168945313</text:p>
              </table:table-cell>
              <table:table-cell office:value-type="float" office:value="0.799826284587878">
                <text:p>0.7998262845878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8.123580932617">
                <text:p>168.123580932617</text:p>
              </table:table-cell>
              <table:table-cell office:value-type="float" office:value="3.25033703857707">
                <text:p>3.250337038577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8.123992919922">
                <text:p>168.123992919922</text:p>
              </table:table-cell>
              <table:table-cell office:value-type="float" office:value="5.70084779865218">
                <text:p>5.700847798652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63.216857910156">
                <text:p>763.216857910156</text:p>
              </table:table-cell>
              <table:table-cell office:value-type="float" office:value="-3.39754697248347">
                <text:p>-3.397546972483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63.220825195313">
                <text:p>763.220825195313</text:p>
              </table:table-cell>
              <table:table-cell office:value-type="float" office:value="1.80054533480341">
                <text:p>1.800545334803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3.054801940918">
                <text:p>123.054801940918</text:p>
              </table:table-cell>
              <table:table-cell office:value-type="float" office:value="-3.96019688319639">
                <text:p>-3.960196883196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.055061340332">
                <text:p>123.055061340332</text:p>
              </table:table-cell>
              <table:table-cell office:value-type="float" office:value="-1.8522061128935">
                <text:p>-1.85220611289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.055320739746">
                <text:p>123.055320739746</text:p>
              </table:table-cell>
              <table:table-cell office:value-type="float" office:value="0.255784657293912">
                <text:p>0.2557846572939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3.05558013916">
                <text:p>123.05558013916</text:p>
              </table:table-cell>
              <table:table-cell office:value-type="float" office:value="2.36377542759681">
                <text:p>2.363775427596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3.05583190918">
                <text:p>123.05583190918</text:p>
              </table:table-cell>
              <table:table-cell office:value-type="float" office:value="4.40976647362068">
                <text:p>4.409766473620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3.056091308594">
                <text:p>123.056091308594</text:p>
              </table:table-cell>
              <table:table-cell office:value-type="float" office:value="6.51775724392358">
                <text:p>6.517757243923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8.122344970703">
                <text:p>168.122344970703</text:p>
              </table:table-cell>
              <table:table-cell office:value-type="float" office:value="-4.10119523556233">
                <text:p>-4.101195235562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8.122756958008">
                <text:p>168.122756958008</text:p>
              </table:table-cell>
              <table:table-cell office:value-type="float" office:value="-1.65068447548723">
                <text:p>-1.650684475487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8.123168945313">
                <text:p>168.123168945313</text:p>
              </table:table-cell>
              <table:table-cell office:value-type="float" office:value="0.799826284587878">
                <text:p>0.7998262845878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8.123580932617">
                <text:p>168.123580932617</text:p>
              </table:table-cell>
              <table:table-cell office:value-type="float" office:value="3.25033703857707">
                <text:p>3.250337038577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8.123992919922">
                <text:p>168.123992919922</text:p>
              </table:table-cell>
              <table:table-cell office:value-type="float" office:value="5.70084779865218">
                <text:p>5.700847798652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63.216857910156">
                <text:p>763.216857910156</text:p>
              </table:table-cell>
              <table:table-cell office:value-type="float" office:value="-3.39754697248347">
                <text:p>-3.397546972483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63.220825195313">
                <text:p>763.220825195313</text:p>
              </table:table-cell>
              <table:table-cell office:value-type="float" office:value="1.80054533480341">
                <text:p>1.800545334803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3.10774230957">
                <text:p>223.10774230957</text:p>
              </table:table-cell>
              <table:table-cell office:value-type="float" office:value="0.105552058625643">
                <text:p>0.1055520586256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3.108367919922">
                <text:p>223.108367919922</text:p>
              </table:table-cell>
              <table:table-cell office:value-type="float" office:value="2.90962515598696">
                <text:p>2.909625155986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3.10710144043">
                <text:p>223.10710144043</text:p>
              </table:table-cell>
              <table:table-cell office:value-type="float" office:value="-2.76691306074054">
                <text:p>-2.766913060740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3.10774230957">
                <text:p>223.10774230957</text:p>
              </table:table-cell>
              <table:table-cell office:value-type="float" office:value="0.105552058625643">
                <text:p>0.1055520586256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3.108367919922">
                <text:p>223.108367919922</text:p>
              </table:table-cell>
              <table:table-cell office:value-type="float" office:value="2.90962515598696">
                <text:p>2.909625155986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2.119964599609">
                <text:p>282.119964599609</text:p>
              </table:table-cell>
              <table:table-cell office:value-type="float" office:value="1.00732964668035">
                <text:p>1.007329646680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82.120880126953">
                <text:p>282.120880126953</text:p>
              </table:table-cell>
              <table:table-cell office:value-type="float" office:value="4.25250326483032">
                <text:p>4.252503264830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1.095687866211">
                <text:p>151.095687866211</text:p>
              </table:table-cell>
              <table:table-cell office:value-type="float" office:value="-5.27817624609769">
                <text:p>-5.278176246097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1.096038818359">
                <text:p>151.096038818359</text:p>
              </table:table-cell>
              <table:table-cell office:value-type="float" office:value="-2.95547398648962">
                <text:p>-2.955473986489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1.096389770508">
                <text:p>151.096389770508</text:p>
              </table:table-cell>
              <table:table-cell office:value-type="float" office:value="-0.632771720297952">
                <text:p>-0.6327717202979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1.096740722656">
                <text:p>151.096740722656</text:p>
              </table:table-cell>
              <table:table-cell office:value-type="float" office:value="1.68993053912201">
                <text:p>1.689930539122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1.097091674805">
                <text:p>151.097091674805</text:p>
              </table:table-cell>
              <table:table-cell office:value-type="float" office:value="4.01263280531368">
                <text:p>4.012632805313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1.097442626953">
                <text:p>151.097442626953</text:p>
              </table:table-cell>
              <table:table-cell office:value-type="float" office:value="6.33533506492175">
                <text:p>6.335335064921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1.095687866211">
                <text:p>151.095687866211</text:p>
              </table:table-cell>
              <table:table-cell office:value-type="float" office:value="-5.27817624609769">
                <text:p>-5.278176246097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1.096038818359">
                <text:p>151.096038818359</text:p>
              </table:table-cell>
              <table:table-cell office:value-type="float" office:value="-2.95547398648962">
                <text:p>-2.955473986489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1.096389770508">
                <text:p>151.096389770508</text:p>
              </table:table-cell>
              <table:table-cell office:value-type="float" office:value="-0.632771720297952">
                <text:p>-0.6327717202979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.096740722656">
                <text:p>151.096740722656</text:p>
              </table:table-cell>
              <table:table-cell office:value-type="float" office:value="1.68993053912201">
                <text:p>1.689930539122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1.097091674805">
                <text:p>151.097091674805</text:p>
              </table:table-cell>
              <table:table-cell office:value-type="float" office:value="4.01263280531368">
                <text:p>4.012632805313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1.097442626953">
                <text:p>151.097442626953</text:p>
              </table:table-cell>
              <table:table-cell office:value-type="float" office:value="6.33533506492175">
                <text:p>6.335335064921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1.095687866211">
                <text:p>151.095687866211</text:p>
              </table:table-cell>
              <table:table-cell office:value-type="float" office:value="-5.27817624609769">
                <text:p>-5.278176246097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1.096038818359">
                <text:p>151.096038818359</text:p>
              </table:table-cell>
              <table:table-cell office:value-type="float" office:value="-2.95547398648962">
                <text:p>-2.955473986489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1.096389770508">
                <text:p>151.096389770508</text:p>
              </table:table-cell>
              <table:table-cell office:value-type="float" office:value="-0.632771720297952">
                <text:p>-0.6327717202979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1.096740722656">
                <text:p>151.096740722656</text:p>
              </table:table-cell>
              <table:table-cell office:value-type="float" office:value="1.68993053912201">
                <text:p>1.689930539122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1.097091674805">
                <text:p>151.097091674805</text:p>
              </table:table-cell>
              <table:table-cell office:value-type="float" office:value="4.01263280531368">
                <text:p>4.012632805313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1.097442626953">
                <text:p>151.097442626953</text:p>
              </table:table-cell>
              <table:table-cell office:value-type="float" office:value="6.33533506492175">
                <text:p>6.335335064921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7.143890380859">
                <text:p>377.143890380859</text:p>
              </table:table-cell>
              <table:table-cell office:value-type="float" office:value="-4.42914196952899">
                <text:p>-4.429141969528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7.145263671875">
                <text:p>377.145263671875</text:p>
              </table:table-cell>
              <table:table-cell office:value-type="float" office:value="-0.787866136755414">
                <text:p>-0.7878661367554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7.146636962891">
                <text:p>377.146636962891</text:p>
              </table:table-cell>
              <table:table-cell office:value-type="float" office:value="2.85340969601816">
                <text:p>2.853409696018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7.143890380859">
                <text:p>377.143890380859</text:p>
              </table:table-cell>
              <table:table-cell office:value-type="float" office:value="-4.42914196952899">
                <text:p>-4.429141969528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7.145263671875">
                <text:p>377.145263671875</text:p>
              </table:table-cell>
              <table:table-cell office:value-type="float" office:value="-0.787866136755414">
                <text:p>-0.7878661367554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7.146636962891">
                <text:p>377.146636962891</text:p>
              </table:table-cell>
              <table:table-cell office:value-type="float" office:value="2.85340969601816">
                <text:p>2.853409696018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7.143890380859">
                <text:p>377.143890380859</text:p>
              </table:table-cell>
              <table:table-cell office:value-type="float" office:value="-4.42914196952899">
                <text:p>-4.429141969528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7.145263671875">
                <text:p>377.145263671875</text:p>
              </table:table-cell>
              <table:table-cell office:value-type="float" office:value="-0.787866136755414">
                <text:p>-0.7878661367554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77.146636962891">
                <text:p>377.146636962891</text:p>
              </table:table-cell>
              <table:table-cell office:value-type="float" office:value="2.85340969601816">
                <text:p>2.853409696018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2.128967285156">
                <text:p>312.128967285156</text:p>
              </table:table-cell>
              <table:table-cell office:value-type="float" office:value="-4.09383888639313">
                <text:p>-4.093838886393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2.130035400391">
                <text:p>312.130035400391</text:p>
              </table:table-cell>
              <table:table-cell office:value-type="float" office:value="-0.671821149305673">
                <text:p>-0.67182114930567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2.128967285156">
                <text:p>312.128967285156</text:p>
              </table:table-cell>
              <table:table-cell office:value-type="float" office:value="-4.09383888639313">
                <text:p>-4.093838886393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2.130035400391">
                <text:p>312.130035400391</text:p>
              </table:table-cell>
              <table:table-cell office:value-type="float" office:value="-0.671821149305673">
                <text:p>-0.6718211493056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2.128967285156">
                <text:p>312.128967285156</text:p>
              </table:table-cell>
              <table:table-cell office:value-type="float" office:value="-4.09383888639313">
                <text:p>-4.093838886393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2.130035400391">
                <text:p>312.130035400391</text:p>
              </table:table-cell>
              <table:table-cell office:value-type="float" office:value="-0.671821149305673">
                <text:p>-0.6718211493056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8.103210449219">
                <text:p>268.103210449219</text:p>
              </table:table-cell>
              <table:table-cell office:value-type="float" office:value="-3.05813706323291">
                <text:p>-3.058137063232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8.104034423828">
                <text:p>268.104034423828</text:p>
              </table:table-cell>
              <table:table-cell office:value-type="float" office:value="0.0152020729379974">
                <text:p>0.01520207293799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8.104858398438">
                <text:p>268.104858398438</text:p>
              </table:table-cell>
              <table:table-cell office:value-type="float" office:value="3.08854121271324">
                <text:p>3.088541212713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8.103210449219">
                <text:p>268.103210449219</text:p>
              </table:table-cell>
              <table:table-cell office:value-type="float" office:value="-3.05813706323291">
                <text:p>-3.058137063232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8.104034423828">
                <text:p>268.104034423828</text:p>
              </table:table-cell>
              <table:table-cell office:value-type="float" office:value="0.0152020729379974">
                <text:p>0.01520207293799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8.104858398438">
                <text:p>268.104858398438</text:p>
              </table:table-cell>
              <table:table-cell office:value-type="float" office:value="3.08854121271324">
                <text:p>3.088541212713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6.061218261719">
                <text:p>136.061218261719</text:p>
              </table:table-cell>
              <table:table-cell office:value-type="float" office:value="-4.0669055344895">
                <text:p>-4.06690553448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6.0615234375">
                <text:p>136.0615234375</text:p>
              </table:table-cell>
              <table:table-cell office:value-type="float" office:value="-1.82398470979046">
                <text:p>-1.823984709790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6.061813354492">
                <text:p>136.061813354492</text:p>
              </table:table-cell>
              <table:table-cell office:value-type="float" office:value="0.306790073997416">
                <text:p>0.3067900739974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6.062118530273">
                <text:p>136.062118530273</text:p>
              </table:table-cell>
              <table:table-cell office:value-type="float" office:value="2.54971089890535">
                <text:p>2.549710898905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6.062423706055">
                <text:p>136.062423706055</text:p>
              </table:table-cell>
              <table:table-cell office:value-type="float" office:value="4.79263173091549">
                <text:p>4.792631730915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6.062713623047">
                <text:p>136.062713623047</text:p>
              </table:table-cell>
              <table:table-cell office:value-type="float" office:value="6.92340651470336">
                <text:p>6.923406514703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6.060913085938">
                <text:p>136.060913085938</text:p>
              </table:table-cell>
              <table:table-cell office:value-type="float" office:value="-6.30982635918855">
                <text:p>-6.309826359188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6.061218261719">
                <text:p>136.061218261719</text:p>
              </table:table-cell>
              <table:table-cell office:value-type="float" office:value="-4.0669055344895">
                <text:p>-4.06690553448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6.0615234375">
                <text:p>136.0615234375</text:p>
              </table:table-cell>
              <table:table-cell office:value-type="float" office:value="-1.82398470979046">
                <text:p>-1.823984709790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6.061813354492">
                <text:p>136.061813354492</text:p>
              </table:table-cell>
              <table:table-cell office:value-type="float" office:value="0.306790073997416">
                <text:p>0.3067900739974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6.062118530273">
                <text:p>136.062118530273</text:p>
              </table:table-cell>
              <table:table-cell office:value-type="float" office:value="2.54971089890535">
                <text:p>2.549710898905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6.062423706055">
                <text:p>136.062423706055</text:p>
              </table:table-cell>
              <table:table-cell office:value-type="float" office:value="4.79263173091549">
                <text:p>4.792631730915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6.062713623047">
                <text:p>136.062713623047</text:p>
              </table:table-cell>
              <table:table-cell office:value-type="float" office:value="6.92340651470336">
                <text:p>6.923406514703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6.061218261719">
                <text:p>136.061218261719</text:p>
              </table:table-cell>
              <table:table-cell office:value-type="float" office:value="-4.0669055344895">
                <text:p>-4.06690553448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6.0615234375">
                <text:p>136.0615234375</text:p>
              </table:table-cell>
              <table:table-cell office:value-type="float" office:value="-1.82398470979046">
                <text:p>-1.823984709790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6.061813354492">
                <text:p>136.061813354492</text:p>
              </table:table-cell>
              <table:table-cell office:value-type="float" office:value="0.306790073997416">
                <text:p>0.3067900739974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6.062118530273">
                <text:p>136.062118530273</text:p>
              </table:table-cell>
              <table:table-cell office:value-type="float" office:value="2.54971089890535">
                <text:p>2.549710898905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6.062423706055">
                <text:p>136.062423706055</text:p>
              </table:table-cell>
              <table:table-cell office:value-type="float" office:value="4.79263173091549">
                <text:p>4.792631730915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6.062713623047">
                <text:p>136.062713623047</text:p>
              </table:table-cell>
              <table:table-cell office:value-type="float" office:value="6.92340651470336">
                <text:p>6.923406514703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8.113464355469">
                <text:p>298.113464355469</text:p>
              </table:table-cell>
              <table:table-cell office:value-type="float" office:value="-3.79275835830283">
                <text:p>-3.792758358302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8.114440917969">
                <text:p>298.114440917969</text:p>
              </table:table-cell>
              <table:table-cell office:value-type="float" office:value="-0.516962686860192">
                <text:p>-0.5169626868601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8.115417480469">
                <text:p>298.115417480469</text:p>
              </table:table-cell>
              <table:table-cell office:value-type="float" office:value="2.75883298458245">
                <text:p>2.758832984582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8.113464355469">
                <text:p>298.113464355469</text:p>
              </table:table-cell>
              <table:table-cell office:value-type="float" office:value="-3.79275835830283">
                <text:p>-3.792758358302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98.114440917969">
                <text:p>298.114440917969</text:p>
              </table:table-cell>
              <table:table-cell office:value-type="float" office:value="-0.516962686860192">
                <text:p>-0.5169626868601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98.115417480469">
                <text:p>298.115417480469</text:p>
              </table:table-cell>
              <table:table-cell office:value-type="float" office:value="2.75883298458245">
                <text:p>2.758832984582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98.113464355469">
                <text:p>298.113464355469</text:p>
              </table:table-cell>
              <table:table-cell office:value-type="float" office:value="-3.79275835830283">
                <text:p>-3.7927583583028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98.114440917969">
                <text:p>298.114440917969</text:p>
              </table:table-cell>
              <table:table-cell office:value-type="float" office:value="-0.516962686860192">
                <text:p>-0.5169626868601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98.115417480469">
                <text:p>298.115417480469</text:p>
              </table:table-cell>
              <table:table-cell office:value-type="float" office:value="2.75883298458245">
                <text:p>2.758832984582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77.197326660156">
                <text:p>477.197326660156</text:p>
              </table:table-cell>
              <table:table-cell office:value-type="float" office:value="-1.39071821015508">
                <text:p>-1.390718210155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77.199279785156">
                <text:p>477.199279785156</text:p>
              </table:table-cell>
              <table:table-cell office:value-type="float" office:value="2.70218460936228">
                <text:p>2.702184609362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77.197326660156">
                <text:p>477.197326660156</text:p>
              </table:table-cell>
              <table:table-cell office:value-type="float" office:value="-1.39071821015508">
                <text:p>-1.390718210155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77.199279785156">
                <text:p>477.199279785156</text:p>
              </table:table-cell>
              <table:table-cell office:value-type="float" office:value="2.70218460936228">
                <text:p>2.702184609362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77.197326660156">
                <text:p>477.197326660156</text:p>
              </table:table-cell>
              <table:table-cell office:value-type="float" office:value="-1.39071821015508">
                <text:p>-1.390718210155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77.199279785156">
                <text:p>477.199279785156</text:p>
              </table:table-cell>
              <table:table-cell office:value-type="float" office:value="2.70218460936228">
                <text:p>2.702184609362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2.075958251953">
                <text:p>162.075958251953</text:p>
              </table:table-cell>
              <table:table-cell office:value-type="float" office:value="-0.777610950691862">
                <text:p>-0.7776109506918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2.07633972168">
                <text:p>162.07633972168</text:p>
              </table:table-cell>
              <table:table-cell office:value-type="float" office:value="1.57603504633368">
                <text:p>1.576035046333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2.076736450195">
                <text:p>162.076736450195</text:p>
              </table:table-cell>
              <table:table-cell office:value-type="float" office:value="4.0238268766467">
                <text:p>4.02382687664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2.076736450195">
                <text:p>162.076736450195</text:p>
              </table:table-cell>
              <table:table-cell office:value-type="float" office:value="4.0238268766467">
                <text:p>4.02382687664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9.101669311523">
                <text:p>239.101669311523</text:p>
              </table:table-cell>
              <table:table-cell office:value-type="float" office:value="-4.03202823136088">
                <text:p>-4.032028231360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9.103775024414">
                <text:p>239.103775024414</text:p>
              </table:table-cell>
              <table:table-cell office:value-type="float" office:value="4.77470409620459">
                <text:p>4.7747040962045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9.103775024414">
                <text:p>239.103775024414</text:p>
              </table:table-cell>
              <table:table-cell office:value-type="float" office:value="4.77470409620459">
                <text:p>4.774704096204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39.101669311523">
                <text:p>239.101669311523</text:p>
              </table:table-cell>
              <table:table-cell office:value-type="float" office:value="-4.03202823136088">
                <text:p>-4.0320282313608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9.10237121582">
                <text:p>239.10237121582</text:p>
              </table:table-cell>
              <table:table-cell office:value-type="float" office:value="-1.09645078887868">
                <text:p>-1.096450788878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39.103073120117">
                <text:p>239.103073120117</text:p>
              </table:table-cell>
              <table:table-cell office:value-type="float" office:value="1.83912665360352">
                <text:p>1.839126653603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39.103775024414">
                <text:p>239.103775024414</text:p>
              </table:table-cell>
              <table:table-cell office:value-type="float" office:value="4.77470409620459">
                <text:p>4.774704096204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7.045181274414">
                <text:p>137.045181274414</text:p>
              </table:table-cell>
              <table:table-cell office:value-type="float" office:value="-4.42133749155357">
                <text:p>-4.421337491553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7.045486450195">
                <text:p>137.045486450195</text:p>
              </table:table-cell>
              <table:table-cell office:value-type="float" office:value="-2.19452127757803">
                <text:p>-2.1945212775780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7.045791625977">
                <text:p>137.045791625977</text:p>
              </table:table-cell>
              <table:table-cell office:value-type="float" office:value="0.0322949436561076">
                <text:p>0.03229494365610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7.046096801758">
                <text:p>137.046096801758</text:p>
              </table:table-cell>
              <table:table-cell office:value-type="float" office:value="2.25911115783904">
                <text:p>2.259111157839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7.046401977539">
                <text:p>137.046401977539</text:p>
              </table:table-cell>
              <table:table-cell office:value-type="float" office:value="4.48592737181458">
                <text:p>4.485927371814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7.04670715332">
                <text:p>137.04670715332</text:p>
              </table:table-cell>
              <table:table-cell office:value-type="float" office:value="6.71274358579013">
                <text:p>6.712743585790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7.045181274414">
                <text:p>137.045181274414</text:p>
              </table:table-cell>
              <table:table-cell office:value-type="float" office:value="-4.42133749155357">
                <text:p>-4.4213374915535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7.045486450195">
                <text:p>137.045486450195</text:p>
              </table:table-cell>
              <table:table-cell office:value-type="float" office:value="-2.19452127757803">
                <text:p>-2.1945212775780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7.045791625977">
                <text:p>137.045791625977</text:p>
              </table:table-cell>
              <table:table-cell office:value-type="float" office:value="0.0322949436561076">
                <text:p>0.032294943656107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7.046096801758">
                <text:p>137.046096801758</text:p>
              </table:table-cell>
              <table:table-cell office:value-type="float" office:value="2.25911115783904">
                <text:p>2.259111157839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7.046401977539">
                <text:p>137.046401977539</text:p>
              </table:table-cell>
              <table:table-cell office:value-type="float" office:value="4.48592737181458">
                <text:p>4.4859273718145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7.04670715332">
                <text:p>137.04670715332</text:p>
              </table:table-cell>
              <table:table-cell office:value-type="float" office:value="6.71274358579013">
                <text:p>6.7127435857901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7.045181274414">
                <text:p>137.045181274414</text:p>
              </table:table-cell>
              <table:table-cell office:value-type="float" office:value="-4.42133749155357">
                <text:p>-4.421337491553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7.045486450195">
                <text:p>137.045486450195</text:p>
              </table:table-cell>
              <table:table-cell office:value-type="float" office:value="-2.19452127757803">
                <text:p>-2.194521277578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7.045791625977">
                <text:p>137.045791625977</text:p>
              </table:table-cell>
              <table:table-cell office:value-type="float" office:value="0.0322949436561076">
                <text:p>0.032294943656107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7.046096801758">
                <text:p>137.046096801758</text:p>
              </table:table-cell>
              <table:table-cell office:value-type="float" office:value="2.25911115783904">
                <text:p>2.259111157839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7.046401977539">
                <text:p>137.046401977539</text:p>
              </table:table-cell>
              <table:table-cell office:value-type="float" office:value="4.48592737181458">
                <text:p>4.4859273718145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7.04670715332">
                <text:p>137.04670715332</text:p>
              </table:table-cell>
              <table:table-cell office:value-type="float" office:value="6.71274358579013">
                <text:p>6.712743585790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9.027618408203">
                <text:p>159.027618408203</text:p>
              </table:table-cell>
              <table:table-cell office:value-type="float" office:value="-0.710818716729102">
                <text:p>-0.7108187167291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9.02799987793">
                <text:p>159.02799987793</text:p>
              </table:table-cell>
              <table:table-cell office:value-type="float" office:value="1.68794358413">
                <text:p>1.687943584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9.028381347656">
                <text:p>159.028381347656</text:p>
              </table:table-cell>
              <table:table-cell office:value-type="float" office:value="4.08670587873384">
                <text:p>4.086705878733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9.027252197266">
                <text:p>159.027252197266</text:p>
              </table:table-cell>
              <table:table-cell office:value-type="float" office:value="-3.01363051994197">
                <text:p>-3.0136305199419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9.027618408203">
                <text:p>159.027618408203</text:p>
              </table:table-cell>
              <table:table-cell office:value-type="float" office:value="-0.710818716729102">
                <text:p>-0.7108187167291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9.02799987793">
                <text:p>159.02799987793</text:p>
              </table:table-cell>
              <table:table-cell office:value-type="float" office:value="1.68794358413">
                <text:p>1.6879435841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9.028381347656">
                <text:p>159.028381347656</text:p>
              </table:table-cell>
              <table:table-cell office:value-type="float" office:value="4.08670587873384">
                <text:p>4.086705878733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6.085586547852">
                <text:p>166.085586547852</text:p>
              </table:table-cell>
              <table:table-cell office:value-type="float" office:value="-4.02499435503347">
                <text:p>-4.024994355033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6.085998535156">
                <text:p>166.085998535156</text:p>
              </table:table-cell>
              <table:table-cell office:value-type="float" office:value="-1.54443204783948">
                <text:p>-1.544432047839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6.086395263672">
                <text:p>166.086395263672</text:p>
              </table:table-cell>
              <table:table-cell office:value-type="float" office:value="0.844257587489837">
                <text:p>0.8442575874898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6.086807250977">
                <text:p>166.086807250977</text:p>
              </table:table-cell>
              <table:table-cell office:value-type="float" office:value="3.32481990067324">
                <text:p>3.324819900673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6.087203979492">
                <text:p>166.087203979492</text:p>
              </table:table-cell>
              <table:table-cell office:value-type="float" office:value="5.71350953001314">
                <text:p>5.7135095300131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6.085586547852">
                <text:p>166.085586547852</text:p>
              </table:table-cell>
              <table:table-cell office:value-type="float" office:value="-4.02499435503347">
                <text:p>-4.024994355033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6.085998535156">
                <text:p>166.085998535156</text:p>
              </table:table-cell>
              <table:table-cell office:value-type="float" office:value="-1.54443204783948">
                <text:p>-1.544432047839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6.086395263672">
                <text:p>166.086395263672</text:p>
              </table:table-cell>
              <table:table-cell office:value-type="float" office:value="0.844257587489837">
                <text:p>0.8442575874898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6.086807250977">
                <text:p>166.086807250977</text:p>
              </table:table-cell>
              <table:table-cell office:value-type="float" office:value="3.32481990067324">
                <text:p>3.324819900673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6.087203979492">
                <text:p>166.087203979492</text:p>
              </table:table-cell>
              <table:table-cell office:value-type="float" office:value="5.71350953001314">
                <text:p>5.713509530013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6.085586547852">
                <text:p>166.085586547852</text:p>
              </table:table-cell>
              <table:table-cell office:value-type="float" office:value="-4.02499435503347">
                <text:p>-4.0249943550334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6.085998535156">
                <text:p>166.085998535156</text:p>
              </table:table-cell>
              <table:table-cell office:value-type="float" office:value="-1.54443204783948">
                <text:p>-1.544432047839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6.086395263672">
                <text:p>166.086395263672</text:p>
              </table:table-cell>
              <table:table-cell office:value-type="float" office:value="0.844257587489837">
                <text:p>0.84425758748983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6.086807250977">
                <text:p>166.086807250977</text:p>
              </table:table-cell>
              <table:table-cell office:value-type="float" office:value="3.32481990067324">
                <text:p>3.324819900673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6.087203979492">
                <text:p>166.087203979492</text:p>
              </table:table-cell>
              <table:table-cell office:value-type="float" office:value="5.71350953001314">
                <text:p>5.7135095300131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0.049209594727">
                <text:p>130.049209594727</text:p>
              </table:table-cell>
              <table:table-cell office:value-type="float" office:value="-5.07452538291782">
                <text:p>-5.0745253829178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0.04948425293">
                <text:p>130.04948425293</text:p>
              </table:table-cell>
              <table:table-cell office:value-type="float" office:value="-2.96258014228772">
                <text:p>-2.962580142287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0.049774169922">
                <text:p>130.049774169922</text:p>
              </table:table-cell>
              <table:table-cell office:value-type="float" office:value="-0.733304611118567">
                <text:p>-0.7333046111185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0.050048828125">
                <text:p>130.050048828125</text:p>
              </table:table-cell>
              <table:table-cell office:value-type="float" office:value="1.37864062951154">
                <text:p>1.3786406295115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0.050323486328">
                <text:p>130.050323486328</text:p>
              </table:table-cell>
              <table:table-cell office:value-type="float" office:value="3.49058587014164">
                <text:p>3.490585870141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0.05061340332">
                <text:p>130.05061340332</text:p>
              </table:table-cell>
              <table:table-cell office:value-type="float" office:value="5.71986140131079">
                <text:p>5.7198614013107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17.068313598633">
                <text:p>217.068313598633</text:p>
              </table:table-cell>
              <table:table-cell office:value-type="float" office:value="0.252135168466486">
                <text:p>0.25213516846648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17.068923950195">
                <text:p>217.068923950195</text:p>
              </table:table-cell>
              <table:table-cell office:value-type="float" office:value="3.06393070767201">
                <text:p>3.063930707672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0.04948425293">
                <text:p>130.04948425293</text:p>
              </table:table-cell>
              <table:table-cell office:value-type="float" office:value="-2.96258014228772">
                <text:p>-2.9625801422877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0.049774169922">
                <text:p>130.049774169922</text:p>
              </table:table-cell>
              <table:table-cell office:value-type="float" office:value="-0.733304611118567">
                <text:p>-0.7333046111185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0.050048828125">
                <text:p>130.050048828125</text:p>
              </table:table-cell>
              <table:table-cell office:value-type="float" office:value="1.37864062951154">
                <text:p>1.3786406295115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0.050323486328">
                <text:p>130.050323486328</text:p>
              </table:table-cell>
              <table:table-cell office:value-type="float" office:value="3.49058587014164">
                <text:p>3.4905858701416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0.05061340332">
                <text:p>130.05061340332</text:p>
              </table:table-cell>
              <table:table-cell office:value-type="float" office:value="5.71986140131079">
                <text:p>5.719861401310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17.067718505859">
                <text:p>217.067718505859</text:p>
              </table:table-cell>
              <table:table-cell office:value-type="float" office:value="-2.48936548717549">
                <text:p>-2.4893654871754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17.068313598633">
                <text:p>217.068313598633</text:p>
              </table:table-cell>
              <table:table-cell office:value-type="float" office:value="0.252135168466486">
                <text:p>0.25213516846648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17.068923950195">
                <text:p>217.068923950195</text:p>
              </table:table-cell>
              <table:table-cell office:value-type="float" office:value="3.06393070767201">
                <text:p>3.063930707672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0.04948425293">
                <text:p>130.04948425293</text:p>
              </table:table-cell>
              <table:table-cell office:value-type="float" office:value="-2.96258014228772">
                <text:p>-2.962580142287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0.049774169922">
                <text:p>130.049774169922</text:p>
              </table:table-cell>
              <table:table-cell office:value-type="float" office:value="-0.733304611118567">
                <text:p>-0.7333046111185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0.050048828125">
                <text:p>130.050048828125</text:p>
              </table:table-cell>
              <table:table-cell office:value-type="float" office:value="1.37864062951154">
                <text:p>1.3786406295115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0.050323486328">
                <text:p>130.050323486328</text:p>
              </table:table-cell>
              <table:table-cell office:value-type="float" office:value="3.49058587014164">
                <text:p>3.4905858701416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0.05061340332">
                <text:p>130.05061340332</text:p>
              </table:table-cell>
              <table:table-cell office:value-type="float" office:value="5.71986140131079">
                <text:p>5.7198614013107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7.067718505859">
                <text:p>217.067718505859</text:p>
              </table:table-cell>
              <table:table-cell office:value-type="float" office:value="-2.48936548717549">
                <text:p>-2.4893654871754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17.068313598633">
                <text:p>217.068313598633</text:p>
              </table:table-cell>
              <table:table-cell office:value-type="float" office:value="0.252135168466486">
                <text:p>0.25213516846648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17.068923950195">
                <text:p>217.068923950195</text:p>
              </table:table-cell>
              <table:table-cell office:value-type="float" office:value="3.06393070767201">
                <text:p>3.063930707672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9.092559814453">
                <text:p>209.092559814453</text:p>
              </table:table-cell>
              <table:table-cell office:value-type="float" office:value="2.34881392241949">
                <text:p>2.3488139224194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37.167114257813">
                <text:p>537.167114257813</text:p>
              </table:table-cell>
              <table:table-cell office:value-type="float" office:value="-3.16690438696668">
                <text:p>-3.1669043869666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37.16943359375">
                <text:p>537.16943359375</text:p>
              </table:table-cell>
              <table:table-cell office:value-type="float" office:value="1.15079960192073">
                <text:p>1.1507996019207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69.087005615234">
                <text:p>269.087005615234</text:p>
              </table:table-cell>
              <table:table-cell office:value-type="float" office:value="-3.8660983746964">
                <text:p>-3.86609837469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69.087860107422">
                <text:p>269.087860107422</text:p>
              </table:table-cell>
              <table:table-cell office:value-type="float" office:value="-0.690586861210092">
                <text:p>-0.6905868612100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69.088684082031">
                <text:p>269.088684082031</text:p>
              </table:table-cell>
              <table:table-cell office:value-type="float" office:value="2.3715135236938">
                <text:p>2.371513523693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37.167114257813">
                <text:p>537.167114257813</text:p>
              </table:table-cell>
              <table:table-cell office:value-type="float" office:value="-3.16690438696668">
                <text:p>-3.1669043869666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37.16943359375">
                <text:p>537.16943359375</text:p>
              </table:table-cell>
              <table:table-cell office:value-type="float" office:value="1.15079960192073">
                <text:p>1.150799601920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9.087005615234">
                <text:p>269.087005615234</text:p>
              </table:table-cell>
              <table:table-cell office:value-type="float" office:value="-3.8660983746964">
                <text:p>-3.86609837469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69.087860107422">
                <text:p>269.087860107422</text:p>
              </table:table-cell>
              <table:table-cell office:value-type="float" office:value="-0.690586861210092">
                <text:p>-0.6905868612100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69.088684082031">
                <text:p>269.088684082031</text:p>
              </table:table-cell>
              <table:table-cell office:value-type="float" office:value="2.3715135236938">
                <text:p>2.371513523693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37.167114257813">
                <text:p>537.167114257813</text:p>
              </table:table-cell>
              <table:table-cell office:value-type="float" office:value="-3.16690438696668">
                <text:p>-3.1669043869666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37.16943359375">
                <text:p>537.16943359375</text:p>
              </table:table-cell>
              <table:table-cell office:value-type="float" office:value="1.15079960192073">
                <text:p>1.1507996019207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9.087005615234">
                <text:p>269.087005615234</text:p>
              </table:table-cell>
              <table:table-cell office:value-type="float" office:value="-3.8660983746964">
                <text:p>-3.866098374696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9.087860107422">
                <text:p>269.087860107422</text:p>
              </table:table-cell>
              <table:table-cell office:value-type="float" office:value="-0.690586861210092">
                <text:p>-0.69058686121009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9.088684082031">
                <text:p>269.088684082031</text:p>
              </table:table-cell>
              <table:table-cell office:value-type="float" office:value="2.3715135236938">
                <text:p>2.37151352369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.069244384766">
                <text:p>291.069244384766</text:p>
              </table:table-cell>
              <table:table-cell office:value-type="float" office:value="-2.56226801161105">
                <text:p>-2.5622680116110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.070190429688">
                <text:p>291.070190429688</text:p>
              </table:table-cell>
              <table:table-cell office:value-type="float" office:value="0.687963732961273">
                <text:p>0.68796373296127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1.071136474609">
                <text:p>291.071136474609</text:p>
              </table:table-cell>
              <table:table-cell office:value-type="float" office:value="3.93819547401835">
                <text:p>3.9381954740183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1.069244384766">
                <text:p>291.069244384766</text:p>
              </table:table-cell>
              <table:table-cell office:value-type="float" office:value="-2.56226801161105">
                <text:p>-2.5622680116110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1.070190429688">
                <text:p>291.070190429688</text:p>
              </table:table-cell>
              <table:table-cell office:value-type="float" office:value="0.687963732961273">
                <text:p>0.68796373296127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1.071136474609">
                <text:p>291.071136474609</text:p>
              </table:table-cell>
              <table:table-cell office:value-type="float" office:value="3.93819547401835">
                <text:p>3.9381954740183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2.075561523438">
                <text:p>162.075561523438</text:p>
              </table:table-cell>
              <table:table-cell office:value-type="float" office:value="-3.22540278100488">
                <text:p>-3.2254027810048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2.075958251953">
                <text:p>162.075958251953</text:p>
              </table:table-cell>
              <table:table-cell office:value-type="float" office:value="-0.777610950691862">
                <text:p>-0.77761095069186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2.07633972168">
                <text:p>162.07633972168</text:p>
              </table:table-cell>
              <table:table-cell office:value-type="float" office:value="1.57603504633368">
                <text:p>1.576035046333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2.076736450195">
                <text:p>162.076736450195</text:p>
              </table:table-cell>
              <table:table-cell office:value-type="float" office:value="4.0238268766467">
                <text:p>4.02382687664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2.075561523438">
                <text:p>162.075561523438</text:p>
              </table:table-cell>
              <table:table-cell office:value-type="float" office:value="-3.22540278100488">
                <text:p>-3.2254027810048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2.075958251953">
                <text:p>162.075958251953</text:p>
              </table:table-cell>
              <table:table-cell office:value-type="float" office:value="-0.777610950691862">
                <text:p>-0.77761095069186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62.07633972168">
                <text:p>162.07633972168</text:p>
              </table:table-cell>
              <table:table-cell office:value-type="float" office:value="1.57603504633368">
                <text:p>1.5760350463336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2.076736450195">
                <text:p>162.076736450195</text:p>
              </table:table-cell>
              <table:table-cell office:value-type="float" office:value="4.0238268766467">
                <text:p>4.02382687664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9.087356567383">
                <text:p>189.087356567383</text:p>
              </table:table-cell>
              <table:table-cell office:value-type="float" office:value="1.97396608413857">
                <text:p>1.9739660841385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2.075958251953">
                <text:p>162.075958251953</text:p>
              </table:table-cell>
              <table:table-cell office:value-type="float" office:value="-0.777610950691862">
                <text:p>-0.77761095069186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62.07633972168">
                <text:p>162.07633972168</text:p>
              </table:table-cell>
              <table:table-cell office:value-type="float" office:value="1.57603504633368">
                <text:p>1.5760350463336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2.076736450195">
                <text:p>162.076736450195</text:p>
              </table:table-cell>
              <table:table-cell office:value-type="float" office:value="4.0238268766467">
                <text:p>4.02382687664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12.049926757813">
                <text:p>112.049926757813</text:p>
              </table:table-cell>
              <table:table-cell office:value-type="float" office:value="-5.45712932441465">
                <text:p>-5.4571293244146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12.050155639648">
                <text:p>112.050155639648</text:p>
              </table:table-cell>
              <table:table-cell office:value-type="float" office:value="-3.41446323274894">
                <text:p>-3.4144632327489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2.05037689209">
                <text:p>112.05037689209</text:p>
              </table:table-cell>
              <table:table-cell office:value-type="float" office:value="-1.43988599738731">
                <text:p>-1.4398859973873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2.050605773926">
                <text:p>112.050605773926</text:p>
              </table:table-cell>
              <table:table-cell office:value-type="float" office:value="0.602780103156175">
                <text:p>0.6027801031561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2.050827026367">
                <text:p>112.050827026367</text:p>
              </table:table-cell>
              <table:table-cell office:value-type="float" office:value="2.57735732964004">
                <text:p>2.577357329640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2.051048278809">
                <text:p>112.051048278809</text:p>
              </table:table-cell>
              <table:table-cell office:value-type="float" office:value="4.55193456500168">
                <text:p>4.5519345650016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2.051277160645">
                <text:p>112.051277160645</text:p>
              </table:table-cell>
              <table:table-cell office:value-type="float" office:value="6.59460066554515">
                <text:p>6.594600665545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2.051498413086">
                <text:p>112.051498413086</text:p>
              </table:table-cell>
              <table:table-cell office:value-type="float" office:value="8.56917789190219">
                <text:p>8.569177891902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2.050155639648">
                <text:p>112.050155639648</text:p>
              </table:table-cell>
              <table:table-cell office:value-type="float" office:value="-3.41446323274894">
                <text:p>-3.414463232748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2.05037689209">
                <text:p>112.05037689209</text:p>
              </table:table-cell>
              <table:table-cell office:value-type="float" office:value="-1.43988599738731">
                <text:p>-1.4398859973873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2.050605773926">
                <text:p>112.050605773926</text:p>
              </table:table-cell>
              <table:table-cell office:value-type="float" office:value="0.602780103156175">
                <text:p>0.6027801031561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2.050827026367">
                <text:p>112.050827026367</text:p>
              </table:table-cell>
              <table:table-cell office:value-type="float" office:value="2.57735732964004">
                <text:p>2.577357329640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2.051048278809">
                <text:p>112.051048278809</text:p>
              </table:table-cell>
              <table:table-cell office:value-type="float" office:value="4.55193456500168">
                <text:p>4.5519345650016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2.051277160645">
                <text:p>112.051277160645</text:p>
              </table:table-cell>
              <table:table-cell office:value-type="float" office:value="6.59460066554515">
                <text:p>6.594600665545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2.051498413086">
                <text:p>112.051498413086</text:p>
              </table:table-cell>
              <table:table-cell office:value-type="float" office:value="8.56917789190219">
                <text:p>8.569177891902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5.096389770508">
                <text:p>205.096389770508</text:p>
              </table:table-cell>
              <table:table-cell office:value-type="float" office:value="-3.72655381991534">
                <text:p>-3.7265538199153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5.096939086914">
                <text:p>205.096939086914</text:p>
              </table:table-cell>
              <table:table-cell office:value-type="float" office:value="-1.04823091256574">
                <text:p>-1.0482309125657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5.097503662109">
                <text:p>205.097503662109</text:p>
              </table:table-cell>
              <table:table-cell office:value-type="float" office:value="1.70448985307884">
                <text:p>1.7044898530788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5.098052978516">
                <text:p>205.098052978516</text:p>
              </table:table-cell>
              <table:table-cell office:value-type="float" office:value="4.38281276527863">
                <text:p>4.3828127652786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5.096389770508">
                <text:p>205.096389770508</text:p>
              </table:table-cell>
              <table:table-cell office:value-type="float" office:value="-3.72655381991534">
                <text:p>-3.726553819915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5.096939086914">
                <text:p>205.096939086914</text:p>
              </table:table-cell>
              <table:table-cell office:value-type="float" office:value="-1.04823091256574">
                <text:p>-1.0482309125657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05.097503662109">
                <text:p>205.097503662109</text:p>
              </table:table-cell>
              <table:table-cell office:value-type="float" office:value="1.70448985307884">
                <text:p>1.7044898530788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5.098052978516">
                <text:p>205.098052978516</text:p>
              </table:table-cell>
              <table:table-cell office:value-type="float" office:value="4.38281276527863">
                <text:p>4.3828127652786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84.098022460938">
                <text:p>284.098022460938</text:p>
              </table:table-cell>
              <table:table-cell office:value-type="float" office:value="-3.24713332923642">
                <text:p>-3.2471333292364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84.098907470703">
                <text:p>284.098907470703</text:p>
              </table:table-cell>
              <table:table-cell office:value-type="float" office:value="-0.131987072360582">
                <text:p>-0.13198707236058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84.099822998047">
                <text:p>284.099822998047</text:p>
              </table:table-cell>
              <table:table-cell office:value-type="float" office:value="3.09057802403639">
                <text:p>3.0905780240363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84.098022460938">
                <text:p>284.098022460938</text:p>
              </table:table-cell>
              <table:table-cell office:value-type="float" office:value="-3.24713332923642">
                <text:p>-3.2471333292364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84.098907470703">
                <text:p>284.098907470703</text:p>
              </table:table-cell>
              <table:table-cell office:value-type="float" office:value="-0.131987072360582">
                <text:p>-0.13198707236058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84.099822998047">
                <text:p>284.099822998047</text:p>
              </table:table-cell>
              <table:table-cell office:value-type="float" office:value="3.09057802403639">
                <text:p>3.0905780240363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84.098022460938">
                <text:p>284.098022460938</text:p>
              </table:table-cell>
              <table:table-cell office:value-type="float" office:value="-3.24713332923642">
                <text:p>-3.2471333292364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84.098907470703">
                <text:p>284.098907470703</text:p>
              </table:table-cell>
              <table:table-cell office:value-type="float" office:value="-0.131987072360582">
                <text:p>-0.13198707236058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84.099822998047">
                <text:p>284.099822998047</text:p>
              </table:table-cell>
              <table:table-cell office:value-type="float" office:value="3.09057802403639">
                <text:p>3.0905780240363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3.102294921875">
                <text:p>203.102294921875</text:p>
              </table:table-cell>
              <table:table-cell office:value-type="float" office:value="-1.6664393285292">
                <text:p>-1.666439328529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3.102844238281">
                <text:p>203.102844238281</text:p>
              </table:table-cell>
              <table:table-cell office:value-type="float" office:value="1.03818540652384">
                <text:p>1.0381854065238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03.103393554687">
                <text:p>203.103393554687</text:p>
              </table:table-cell>
              <table:table-cell office:value-type="float" office:value="3.74281014157689">
                <text:p>3.7428101415768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3.102844238281">
                <text:p>203.102844238281</text:p>
              </table:table-cell>
              <table:table-cell office:value-type="float" office:value="1.03818540652384">
                <text:p>1.0381854065238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3.103393554687">
                <text:p>203.103393554687</text:p>
              </table:table-cell>
              <table:table-cell office:value-type="float" office:value="3.74281014157689">
                <text:p>3.742810141576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84.107269287109">
                <text:p>184.107269287109</text:p>
              </table:table-cell>
              <table:table-cell office:value-type="float" office:value="-4.25739650588627">
                <text:p>-4.2573965058862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84.10774230957">
                <text:p>184.10774230957</text:p>
              </table:table-cell>
              <table:table-cell office:value-type="float" office:value="-1.68813105003666">
                <text:p>-1.6881310500366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84.108215332031">
                <text:p>184.108215332031</text:p>
              </table:table-cell>
              <table:table-cell office:value-type="float" office:value="0.88113440581295">
                <text:p>0.8811344058129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84.108688354492">
                <text:p>184.108688354492</text:p>
              </table:table-cell>
              <table:table-cell office:value-type="float" office:value="3.45039986166256">
                <text:p>3.4503998616625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4.070587158203">
                <text:p>104.070587158203</text:p>
              </table:table-cell>
              <table:table-cell office:value-type="float" office:value="-0.171248048490146">
                <text:p>-0.1712480484901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4.070785522461">
                <text:p>104.070785522461</text:p>
              </table:table-cell>
              <table:table-cell office:value-type="float" office:value="1.73480657697483">
                <text:p>1.7348065769748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84.107269287109">
                <text:p>184.107269287109</text:p>
              </table:table-cell>
              <table:table-cell office:value-type="float" office:value="-4.25739650588627">
                <text:p>-4.2573965058862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84.10774230957">
                <text:p>184.10774230957</text:p>
              </table:table-cell>
              <table:table-cell office:value-type="float" office:value="-1.68813105003666">
                <text:p>-1.6881310500366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84.108215332031">
                <text:p>184.108215332031</text:p>
              </table:table-cell>
              <table:table-cell office:value-type="float" office:value="0.88113440581295">
                <text:p>0.8811344058129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84.108688354492">
                <text:p>184.108688354492</text:p>
              </table:table-cell>
              <table:table-cell office:value-type="float" office:value="3.45039986166256">
                <text:p>3.450399861662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84.098022460938">
                <text:p>284.098022460938</text:p>
              </table:table-cell>
              <table:table-cell office:value-type="float" office:value="-3.24713332923642">
                <text:p>-3.2471333292364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84.098907470703">
                <text:p>284.098907470703</text:p>
              </table:table-cell>
              <table:table-cell office:value-type="float" office:value="-0.131987072360582">
                <text:p>-0.13198707236058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84.099822998047">
                <text:p>284.099822998047</text:p>
              </table:table-cell>
              <table:table-cell office:value-type="float" office:value="3.09057802403639">
                <text:p>3.0905780240363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98.123352050781">
                <text:p>198.123352050781</text:p>
              </table:table-cell>
              <table:table-cell office:value-type="float" office:value="-1.77223272327621">
                <text:p>-1.7722327232762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98.123886108398">
                <text:p>198.123886108398</text:p>
              </table:table-cell>
              <table:table-cell office:value-type="float" office:value="0.92334387087358">
                <text:p>0.923343870873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98.124404907227">
                <text:p>198.124404907227</text:p>
              </table:table-cell>
              <table:table-cell office:value-type="float" office:value="3.54190399604457">
                <text:p>3.5419039960445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84.098022460938">
                <text:p>284.098022460938</text:p>
              </table:table-cell>
              <table:table-cell office:value-type="float" office:value="-3.24713332923642">
                <text:p>-3.2471333292364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84.098907470703">
                <text:p>284.098907470703</text:p>
              </table:table-cell>
              <table:table-cell office:value-type="float" office:value="-0.131987072360582">
                <text:p>-0.13198707236058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84.098022460938">
                <text:p>284.098022460938</text:p>
              </table:table-cell>
              <table:table-cell office:value-type="float" office:value="-3.24713332923642">
                <text:p>-3.2471333292364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84.098907470703">
                <text:p>284.098907470703</text:p>
              </table:table-cell>
              <table:table-cell office:value-type="float" office:value="-0.131987072360582">
                <text:p>-0.13198707236058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84.099822998047">
                <text:p>284.099822998047</text:p>
              </table:table-cell>
              <table:table-cell office:value-type="float" office:value="3.09057802403639">
                <text:p>3.0905780240363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2.07633972168">
                <text:p>162.07633972168</text:p>
              </table:table-cell>
              <table:table-cell office:value-type="float" office:value="1.57603504633368">
                <text:p>1.5760350463336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2.076736450195">
                <text:p>162.076736450195</text:p>
              </table:table-cell>
              <table:table-cell office:value-type="float" office:value="4.0238268766467">
                <text:p>4.02382687664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34.139465332031">
                <text:p>334.139465332031</text:p>
              </table:table-cell>
              <table:table-cell office:value-type="float" office:value="-0.843443686038768">
                <text:p>-0.8434436860387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34.140625">
                <text:p>334.140625</text:p>
              </table:table-cell>
              <table:table-cell office:value-type="float" office:value="2.627163982859">
                <text:p>2.62716398285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2.080657958984">
                <text:p>182.080657958984</text:p>
              </table:table-cell>
              <table:table-cell office:value-type="float" office:value="-2.81031315830957">
                <text:p>-2.8103131583095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2.081115722656">
                <text:p>182.081115722656</text:p>
              </table:table-cell>
              <table:table-cell office:value-type="float" office:value="-0.296249387557309">
                <text:p>-0.29624938755730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2.081588745117">
                <text:p>182.081588745117</text:p>
              </table:table-cell>
              <table:table-cell office:value-type="float" office:value="2.30161650855369">
                <text:p>2.3016165085536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2.082046508789">
                <text:p>182.082046508789</text:p>
              </table:table-cell>
              <table:table-cell office:value-type="float" office:value="4.81568027946205">
                <text:p>4.815680279462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34.140625">
                <text:p>334.140625</text:p>
              </table:table-cell>
              <table:table-cell office:value-type="float" office:value="2.627163982859">
                <text:p>2.62716398285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2.081115722656">
                <text:p>182.081115722656</text:p>
              </table:table-cell>
              <table:table-cell office:value-type="float" office:value="-0.296249387557309">
                <text:p>-0.29624938755730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2.081588745117">
                <text:p>182.081588745117</text:p>
              </table:table-cell>
              <table:table-cell office:value-type="float" office:value="2.30161650855369">
                <text:p>2.3016165085536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2.082046508789">
                <text:p>182.082046508789</text:p>
              </table:table-cell>
              <table:table-cell office:value-type="float" office:value="4.81568027946205">
                <text:p>4.8156802794620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2.081115722656">
                <text:p>182.081115722656</text:p>
              </table:table-cell>
              <table:table-cell office:value-type="float" office:value="-0.296249387557309">
                <text:p>-0.29624938755730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2.081588745117">
                <text:p>182.081588745117</text:p>
              </table:table-cell>
              <table:table-cell office:value-type="float" office:value="2.30161650855369">
                <text:p>2.3016165085536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82.082046508789">
                <text:p>182.082046508789</text:p>
              </table:table-cell>
              <table:table-cell office:value-type="float" office:value="4.81568027946205">
                <text:p>4.815680279462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89.123718261719">
                <text:p>189.123718261719</text:p>
              </table:table-cell>
              <table:table-cell office:value-type="float" office:value="1.84767028099174">
                <text:p>1.8476702809917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89.124206542969">
                <text:p>189.124206542969</text:p>
              </table:table-cell>
              <table:table-cell office:value-type="float" office:value="4.42948369218454">
                <text:p>4.4294836921845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10.131469726563">
                <text:p>810.131469726563</text:p>
              </table:table-cell>
              <table:table-cell office:value-type="float" office:value="-1.95075553060798">
                <text:p>-1.9507555306079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10.135803222656">
                <text:p>810.135803222656</text:p>
              </table:table-cell>
              <table:table-cell office:value-type="float" office:value="3.39836100345168">
                <text:p>3.3983610034516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30.085922241211">
                <text:p>130.085922241211</text:p>
              </table:table-cell>
              <table:table-cell office:value-type="float" office:value="-2.55832470450316">
                <text:p>-2.558324704503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0.086196899414">
                <text:p>130.086196899414</text:p>
              </table:table-cell>
              <table:table-cell office:value-type="float" office:value="-0.446970181166156">
                <text:p>-0.44697018116615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0.086486816406">
                <text:p>130.086486816406</text:p>
              </table:table-cell>
              <table:table-cell office:value-type="float" office:value="1.78168181508268">
                <text:p>1.7816818150826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0.086761474609">
                <text:p>130.086761474609</text:p>
              </table:table-cell>
              <table:table-cell office:value-type="float" office:value="3.89303633841968">
                <text:p>3.8930363384196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0.087036132813">
                <text:p>130.087036132813</text:p>
              </table:table-cell>
              <table:table-cell office:value-type="float" office:value="6.00439086940362">
                <text:p>6.0043908694036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0.086196899414">
                <text:p>130.086196899414</text:p>
              </table:table-cell>
              <table:table-cell office:value-type="float" office:value="-0.446970181166156">
                <text:p>-0.44697018116615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30.086486816406">
                <text:p>130.086486816406</text:p>
              </table:table-cell>
              <table:table-cell office:value-type="float" office:value="1.78168181508268">
                <text:p>1.7816818150826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30.086761474609">
                <text:p>130.086761474609</text:p>
              </table:table-cell>
              <table:table-cell office:value-type="float" office:value="3.89303633841968">
                <text:p>3.8930363384196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30.087036132813">
                <text:p>130.087036132813</text:p>
              </table:table-cell>
              <table:table-cell office:value-type="float" office:value="6.00439086940362">
                <text:p>6.0043908694036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30.086196899414">
                <text:p>130.086196899414</text:p>
              </table:table-cell>
              <table:table-cell office:value-type="float" office:value="-0.446970181166156">
                <text:p>-0.4469701811661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30.086486816406">
                <text:p>130.086486816406</text:p>
              </table:table-cell>
              <table:table-cell office:value-type="float" office:value="1.78168181508268">
                <text:p>1.7816818150826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30.086761474609">
                <text:p>130.086761474609</text:p>
              </table:table-cell>
              <table:table-cell office:value-type="float" office:value="3.89303633841968">
                <text:p>3.8930363384196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71.113708496094">
                <text:p>371.113708496094</text:p>
              </table:table-cell>
              <table:table-cell office:value-type="float" office:value="1.32942720140502">
                <text:p>1.3294272014050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71.115051269531">
                <text:p>371.115051269531</text:p>
              </table:table-cell>
              <table:table-cell office:value-type="float" office:value="4.9476584642874">
                <text:p>4.947658464287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4.065933227539">
                <text:p>144.065933227539</text:p>
              </table:table-cell>
              <table:table-cell office:value-type="float" office:value="2.87110648793651">
                <text:p>2.8711064879365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4.06559753418">
                <text:p>144.06559753418</text:p>
              </table:table-cell>
              <table:table-cell office:value-type="float" office:value="0.540962814853856">
                <text:p>0.54096281485385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4.065933227539">
                <text:p>144.065933227539</text:p>
              </table:table-cell>
              <table:table-cell office:value-type="float" office:value="2.87110648793651">
                <text:p>2.8711064879365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4.065277099609">
                <text:p>144.065277099609</text:p>
              </table:table-cell>
              <table:table-cell office:value-type="float" office:value="-1.68326524390795">
                <text:p>-1.6832652439079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4.06559753418">
                <text:p>144.06559753418</text:p>
              </table:table-cell>
              <table:table-cell office:value-type="float" office:value="0.540962814853856">
                <text:p>0.5409628148538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4.065933227539">
                <text:p>144.065933227539</text:p>
              </table:table-cell>
              <table:table-cell office:value-type="float" office:value="2.87110648793651">
                <text:p>2.8711064879365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4.066253662109">
                <text:p>144.066253662109</text:p>
              </table:table-cell>
              <table:table-cell office:value-type="float" office:value="5.09533453979341">
                <text:p>5.0953345397934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58.109405517578">
                <text:p>258.109405517578</text:p>
              </table:table-cell>
              <table:table-cell office:value-type="float" office:value="3.71349910478051">
                <text:p>3.7134991047805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82.119079589844">
                <text:p>282.119079589844</text:p>
              </table:table-cell>
              <table:table-cell office:value-type="float" office:value="-2.12967151434107">
                <text:p>-2.1296715143410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82.119964599609">
                <text:p>282.119964599609</text:p>
              </table:table-cell>
              <table:table-cell office:value-type="float" office:value="1.00732964668035">
                <text:p>1.0073296466803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82.120880126953">
                <text:p>282.120880126953</text:p>
              </table:table-cell>
              <table:table-cell office:value-type="float" office:value="4.25250326483032">
                <text:p>4.2525032648303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66.129150390625">
                <text:p>666.129150390625</text:p>
              </table:table-cell>
              <table:table-cell office:value-type="float" office:value="-4.35038289080752">
                <text:p>-4.3503828908075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66.132385253906">
                <text:p>666.132385253906</text:p>
              </table:table-cell>
              <table:table-cell office:value-type="float" office:value="0.505806342514286">
                <text:p>0.50580634251428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82.119079589844">
                <text:p>282.119079589844</text:p>
              </table:table-cell>
              <table:table-cell office:value-type="float" office:value="-2.12967151434107">
                <text:p>-2.1296715143410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82.119964599609">
                <text:p>282.119964599609</text:p>
              </table:table-cell>
              <table:table-cell office:value-type="float" office:value="1.00732964668035">
                <text:p>1.0073296466803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82.120880126953">
                <text:p>282.120880126953</text:p>
              </table:table-cell>
              <table:table-cell office:value-type="float" office:value="4.25250326483032">
                <text:p>4.2525032648303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66.129150390625">
                <text:p>666.129150390625</text:p>
              </table:table-cell>
              <table:table-cell office:value-type="float" office:value="-4.35038289080752">
                <text:p>-4.3503828908075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66.132385253906">
                <text:p>666.132385253906</text:p>
              </table:table-cell>
              <table:table-cell office:value-type="float" office:value="0.505806342514286">
                <text:p>0.50580634251428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7.033828735352">
                <text:p>167.033828735352</text:p>
              </table:table-cell>
              <table:table-cell office:value-type="float" office:value="-0.337588621432051">
                <text:p>-0.33758862143205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7.034240722656">
                <text:p>167.034240722656</text:p>
              </table:table-cell>
              <table:table-cell office:value-type="float" office:value="2.12890076004471">
                <text:p>2.1289007600447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7.034652709961">
                <text:p>167.034652709961</text:p>
              </table:table-cell>
              <table:table-cell office:value-type="float" office:value="4.5953901474769">
                <text:p>4.595390147476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82.119079589844">
                <text:p>282.119079589844</text:p>
              </table:table-cell>
              <table:table-cell office:value-type="float" office:value="-2.12967151434107">
                <text:p>-2.1296715143410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82.119964599609">
                <text:p>282.119964599609</text:p>
              </table:table-cell>
              <table:table-cell office:value-type="float" office:value="1.00732964668035">
                <text:p>1.0073296466803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82.120880126953">
                <text:p>282.120880126953</text:p>
              </table:table-cell>
              <table:table-cell office:value-type="float" office:value="4.25250326483032">
                <text:p>4.2525032648303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85.127838134766">
                <text:p>385.127838134766</text:p>
              </table:table-cell>
              <table:table-cell office:value-type="float" office:value="-2.66678874991379">
                <text:p>-2.6667887499137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85.129272460937">
                <text:p>385.129272460937</text:p>
              </table:table-cell>
              <table:table-cell office:value-type="float" office:value="1.05748720185135">
                <text:p>1.0574872018513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85.130676269531">
                <text:p>385.130676269531</text:p>
              </table:table-cell>
              <table:table-cell office:value-type="float" office:value="4.70252324279842">
                <text:p>4.7025232427984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66.129150390625">
                <text:p>666.129150390625</text:p>
              </table:table-cell>
              <table:table-cell office:value-type="float" office:value="-4.35038289080752">
                <text:p>-4.3503828908075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66.132385253906">
                <text:p>666.132385253906</text:p>
              </table:table-cell>
              <table:table-cell office:value-type="float" office:value="0.505806342514286">
                <text:p>0.50580634251428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85.127838134766">
                <text:p>385.127838134766</text:p>
              </table:table-cell>
              <table:table-cell office:value-type="float" office:value="-2.66678874991379">
                <text:p>-2.6667887499137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85.129272460937">
                <text:p>385.129272460937</text:p>
              </table:table-cell>
              <table:table-cell office:value-type="float" office:value="1.05748720185135">
                <text:p>1.0574872018513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85.130676269531">
                <text:p>385.130676269531</text:p>
              </table:table-cell>
              <table:table-cell office:value-type="float" office:value="4.70252324279842">
                <text:p>4.7025232427984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0.07666015625">
                <text:p>150.07666015625</text:p>
              </table:table-cell>
              <table:table-cell office:value-type="float" office:value="-0.618509123790014">
                <text:p>-0.61850912379001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50.077011108398">
                <text:p>150.077011108398</text:p>
              </table:table-cell>
              <table:table-cell office:value-type="float" office:value="1.71997529196578">
                <text:p>1.7199752919657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50.077346801758">
                <text:p>150.077346801758</text:p>
              </table:table-cell>
              <table:table-cell office:value-type="float" office:value="3.95678647913752">
                <text:p>3.9567864791375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50.077697753906">
                <text:p>150.077697753906</text:p>
              </table:table-cell>
              <table:table-cell office:value-type="float" office:value="6.29527089470393">
                <text:p>6.2952708947039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85.127838134766">
                <text:p>385.127838134766</text:p>
              </table:table-cell>
              <table:table-cell office:value-type="float" office:value="-2.66678874991379">
                <text:p>-2.6667887499137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85.129272460937">
                <text:p>385.129272460937</text:p>
              </table:table-cell>
              <table:table-cell office:value-type="float" office:value="1.05748720185135">
                <text:p>1.0574872018513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85.130676269531">
                <text:p>385.130676269531</text:p>
              </table:table-cell>
              <table:table-cell office:value-type="float" office:value="4.70252324279842">
                <text:p>4.7025232427984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0.07666015625">
                <text:p>150.07666015625</text:p>
              </table:table-cell>
              <table:table-cell office:value-type="float" office:value="-0.618509123790014">
                <text:p>-0.61850912379001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0.077011108398">
                <text:p>150.077011108398</text:p>
              </table:table-cell>
              <table:table-cell office:value-type="float" office:value="1.71997529196578">
                <text:p>1.7199752919657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50.077346801758">
                <text:p>150.077346801758</text:p>
              </table:table-cell>
              <table:table-cell office:value-type="float" office:value="3.95678647913752">
                <text:p>3.9567864791375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0.077697753906">
                <text:p>150.077697753906</text:p>
              </table:table-cell>
              <table:table-cell office:value-type="float" office:value="6.29527089470393">
                <text:p>6.2952708947039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50.077011108398">
                <text:p>150.077011108398</text:p>
              </table:table-cell>
              <table:table-cell office:value-type="float" office:value="1.71997529196578">
                <text:p>1.7199752919657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50.077346801758">
                <text:p>150.077346801758</text:p>
              </table:table-cell>
              <table:table-cell office:value-type="float" office:value="3.95678647913752">
                <text:p>3.9567864791375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50.077697753906">
                <text:p>150.077697753906</text:p>
              </table:table-cell>
              <table:table-cell office:value-type="float" office:value="6.29527089470393">
                <text:p>6.2952708947039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48.069183349609">
                <text:p>348.069183349609</text:p>
              </table:table-cell>
              <table:table-cell office:value-type="float" office:value="-3.38299555034649">
                <text:p>-3.3829955503464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48.070404052734">
                <text:p>348.070404052734</text:p>
              </table:table-cell>
              <table:table-cell office:value-type="float" office:value="0.124062970662139">
                <text:p>0.12406297066213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48.071624755859">
                <text:p>348.071624755859</text:p>
              </table:table-cell>
              <table:table-cell office:value-type="float" office:value="3.63112149167076">
                <text:p>3.6311214916707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48.069183349609">
                <text:p>348.069183349609</text:p>
              </table:table-cell>
              <table:table-cell office:value-type="float" office:value="-3.38299555034649">
                <text:p>-3.3829955503464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48.070404052734">
                <text:p>348.070404052734</text:p>
              </table:table-cell>
              <table:table-cell office:value-type="float" office:value="0.124062970662139">
                <text:p>0.12406297066213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48.071624755859">
                <text:p>348.071624755859</text:p>
              </table:table-cell>
              <table:table-cell office:value-type="float" office:value="3.63112149167076">
                <text:p>3.6311214916707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90.070663452148">
                <text:p>190.070663452148</text:p>
              </table:table-cell>
              <table:table-cell office:value-type="float" office:value="-1.76487704553466">
                <text:p>-1.7648770455346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32.560760498047">
                <text:p>332.560760498047</text:p>
              </table:table-cell>
              <table:table-cell office:value-type="float" office:value="-3.23806258878599">
                <text:p>-3.2380625887859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32.561920166016">
                <text:p>332.561920166016</text:p>
              </table:table-cell>
              <table:table-cell office:value-type="float" office:value="0.249012110646454">
                <text:p>0.24901211064645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32.563049316406">
                <text:p>332.563049316406</text:p>
              </table:table-cell>
              <table:table-cell office:value-type="float" office:value="3.6443216836973">
                <text:p>3.644321683697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32.560760498047">
                <text:p>332.560760498047</text:p>
              </table:table-cell>
              <table:table-cell office:value-type="float" office:value="-3.23806258878599">
                <text:p>-3.2380625887859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32.561920166016">
                <text:p>332.561920166016</text:p>
              </table:table-cell>
              <table:table-cell office:value-type="float" office:value="0.249012110646454">
                <text:p>0.24901211064645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32.563049316406">
                <text:p>332.563049316406</text:p>
              </table:table-cell>
              <table:table-cell office:value-type="float" office:value="3.6443216836973">
                <text:p>3.644321683697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32.561920166016">
                <text:p>332.561920166016</text:p>
              </table:table-cell>
              <table:table-cell office:value-type="float" office:value="0.249012110646454">
                <text:p>0.24901211064645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32.563049316406">
                <text:p>332.563049316406</text:p>
              </table:table-cell>
              <table:table-cell office:value-type="float" office:value="3.6443216836973">
                <text:p>3.644321683697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64.113464355469">
                <text:p>664.113464355469</text:p>
              </table:table-cell>
              <table:table-cell office:value-type="float" office:value="-4.41775060772661">
                <text:p>-4.4177506077266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64.11669921875">
                <text:p>664.11669921875</text:p>
              </table:table-cell>
              <table:table-cell office:value-type="float" office:value="0.453177575220056">
                <text:p>0.45317757522005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64.113464355469">
                <text:p>664.113464355469</text:p>
              </table:table-cell>
              <table:table-cell office:value-type="float" office:value="-4.41775060772661">
                <text:p>-4.4177506077266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64.11669921875">
                <text:p>664.11669921875</text:p>
              </table:table-cell>
              <table:table-cell office:value-type="float" office:value="0.453177575220056">
                <text:p>0.45317757522005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64.113464355469">
                <text:p>664.113464355469</text:p>
              </table:table-cell>
              <table:table-cell office:value-type="float" office:value="-4.41775060772661">
                <text:p>-4.4177506077266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64.11669921875">
                <text:p>664.11669921875</text:p>
              </table:table-cell>
              <table:table-cell office:value-type="float" office:value="0.453177575220056">
                <text:p>0.45317757522005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08.089996337891">
                <text:p>308.089996337891</text:p>
              </table:table-cell>
              <table:table-cell office:value-type="float" office:value="-3.52615918131339">
                <text:p>-3.5261591813133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08.091003417969">
                <text:p>308.091003417969</text:p>
              </table:table-cell>
              <table:table-cell office:value-type="float" office:value="-0.257385320427241">
                <text:p>-0.25738532042724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08.092041015625">
                <text:p>308.092041015625</text:p>
              </table:table-cell>
              <table:table-cell office:value-type="float" office:value="3.11044229365136">
                <text:p>3.1104422936513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6.075912475586">
                <text:p>156.075912475586</text:p>
              </table:table-cell>
              <table:table-cell office:value-type="float" office:value="-5.38519983882441">
                <text:p>-5.3851998388244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6.076278686523">
                <text:p>156.076278686523</text:p>
              </table:table-cell>
              <table:table-cell office:value-type="float" office:value="-3.03884825202823">
                <text:p>-3.0388482520282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6.076644897461">
                <text:p>156.076644897461</text:p>
              </table:table-cell>
              <table:table-cell office:value-type="float" office:value="-0.692496659040632">
                <text:p>-0.69249665904063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6.077026367188">
                <text:p>156.077026367188</text:p>
              </table:table-cell>
              <table:table-cell office:value-type="float" office:value="1.7516195833437">
                <text:p>1.751619583343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6.077392578125">
                <text:p>156.077392578125</text:p>
              </table:table-cell>
              <table:table-cell office:value-type="float" office:value="4.09797116995777">
                <text:p>4.0979711699577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08.089996337891">
                <text:p>308.089996337891</text:p>
              </table:table-cell>
              <table:table-cell office:value-type="float" office:value="-3.52615918131339">
                <text:p>-3.5261591813133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08.091003417969">
                <text:p>308.091003417969</text:p>
              </table:table-cell>
              <table:table-cell office:value-type="float" office:value="-0.257385320427241">
                <text:p>-0.25738532042724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08.092041015625">
                <text:p>308.092041015625</text:p>
              </table:table-cell>
              <table:table-cell office:value-type="float" office:value="3.11044229365136">
                <text:p>3.1104422936513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8.05973815918">
                <text:p>148.05973815918</text:p>
              </table:table-cell>
              <table:table-cell office:value-type="float" office:value="-4.7011945808698">
                <text:p>-4.701194580869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8.060089111328">
                <text:p>148.060089111328</text:p>
              </table:table-cell>
              <table:table-cell office:value-type="float" office:value="-2.3308641826117">
                <text:p>-2.330864182611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8.060424804688">
                <text:p>148.060424804688</text:p>
              </table:table-cell>
              <table:table-cell office:value-type="float" office:value="-0.0635916207788027">
                <text:p>-0.063591620778802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48.060760498047">
                <text:p>148.060760498047</text:p>
              </table:table-cell>
              <table:table-cell office:value-type="float" office:value="2.20368093414353">
                <text:p>2.2036809341435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48.061096191406">
                <text:p>148.061096191406</text:p>
              </table:table-cell>
              <table:table-cell office:value-type="float" office:value="4.47095348925783">
                <text:p>4.4709534892578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56.075912475586">
                <text:p>156.075912475586</text:p>
              </table:table-cell>
              <table:table-cell office:value-type="float" office:value="-5.38519983882441">
                <text:p>-5.3851998388244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6.076278686523">
                <text:p>156.076278686523</text:p>
              </table:table-cell>
              <table:table-cell office:value-type="float" office:value="-3.03884825202823">
                <text:p>-3.0388482520282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56.076644897461">
                <text:p>156.076644897461</text:p>
              </table:table-cell>
              <table:table-cell office:value-type="float" office:value="-0.692496659040632">
                <text:p>-0.69249665904063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56.077026367188">
                <text:p>156.077026367188</text:p>
              </table:table-cell>
              <table:table-cell office:value-type="float" office:value="1.7516195833437">
                <text:p>1.751619583343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6.077392578125">
                <text:p>156.077392578125</text:p>
              </table:table-cell>
              <table:table-cell office:value-type="float" office:value="4.09797116995777">
                <text:p>4.0979711699577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08.089996337891">
                <text:p>308.089996337891</text:p>
              </table:table-cell>
              <table:table-cell office:value-type="float" office:value="-3.52615918131339">
                <text:p>-3.5261591813133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08.091003417969">
                <text:p>308.091003417969</text:p>
              </table:table-cell>
              <table:table-cell office:value-type="float" office:value="-0.257385320427241">
                <text:p>-0.25738532042724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08.092041015625">
                <text:p>308.092041015625</text:p>
              </table:table-cell>
              <table:table-cell office:value-type="float" office:value="3.11044229365136">
                <text:p>3.1104422936513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8.05973815918">
                <text:p>148.05973815918</text:p>
              </table:table-cell>
              <table:table-cell office:value-type="float" office:value="-4.7011945808698">
                <text:p>-4.701194580869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8.060089111328">
                <text:p>148.060089111328</text:p>
              </table:table-cell>
              <table:table-cell office:value-type="float" office:value="-2.3308641826117">
                <text:p>-2.330864182611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8.060424804688">
                <text:p>148.060424804688</text:p>
              </table:table-cell>
              <table:table-cell office:value-type="float" office:value="-0.0635916207788027">
                <text:p>-0.063591620778802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8.060760498047">
                <text:p>148.060760498047</text:p>
              </table:table-cell>
              <table:table-cell office:value-type="float" office:value="2.20368093414353">
                <text:p>2.2036809341435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8.061096191406">
                <text:p>148.061096191406</text:p>
              </table:table-cell>
              <table:table-cell office:value-type="float" office:value="4.47095348925783">
                <text:p>4.4709534892578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8.05973815918">
                <text:p>148.05973815918</text:p>
              </table:table-cell>
              <table:table-cell office:value-type="float" office:value="-4.7011945808698">
                <text:p>-4.701194580869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8.060089111328">
                <text:p>148.060089111328</text:p>
              </table:table-cell>
              <table:table-cell office:value-type="float" office:value="-2.3308641826117">
                <text:p>-2.330864182611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8.060424804688">
                <text:p>148.060424804688</text:p>
              </table:table-cell>
              <table:table-cell office:value-type="float" office:value="-0.0635916207788027">
                <text:p>-0.063591620778802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8.060760498047">
                <text:p>148.060760498047</text:p>
              </table:table-cell>
              <table:table-cell office:value-type="float" office:value="2.20368093414353">
                <text:p>2.2036809341435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8.061096191406">
                <text:p>148.061096191406</text:p>
              </table:table-cell>
              <table:table-cell office:value-type="float" office:value="4.47095348925783">
                <text:p>4.4709534892578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58.109405517578">
                <text:p>258.109405517578</text:p>
              </table:table-cell>
              <table:table-cell office:value-type="float" office:value="-2.69235691195388">
                <text:p>-2.6923569119538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8.110198974609">
                <text:p>258.110198974609</text:p>
              </table:table-cell>
              <table:table-cell office:value-type="float" office:value="0.381746075905756">
                <text:p>0.38174607590575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58.110961914062">
                <text:p>258.110961914062</text:p>
              </table:table-cell>
              <table:table-cell office:value-type="float" office:value="3.33761433408144">
                <text:p>3.3376143340814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8.109405517578">
                <text:p>258.109405517578</text:p>
              </table:table-cell>
              <table:table-cell office:value-type="float" office:value="-2.69235691195388">
                <text:p>-2.6923569119538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58.110198974609">
                <text:p>258.110198974609</text:p>
              </table:table-cell>
              <table:table-cell office:value-type="float" office:value="0.381746075905756">
                <text:p>0.38174607590575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8.110961914062">
                <text:p>258.110961914062</text:p>
              </table:table-cell>
              <table:table-cell office:value-type="float" office:value="3.33761433408144">
                <text:p>3.3376143340814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14.091613769531">
                <text:p>214.091613769531</text:p>
              </table:table-cell>
              <table:table-cell office:value-type="float" office:value="-2.4031829809267">
                <text:p>-2.403182980926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14.091613769531">
                <text:p>214.091613769531</text:p>
              </table:table-cell>
              <table:table-cell office:value-type="float" office:value="-2.4031829809267">
                <text:p>-2.403182980926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14.092208862305">
                <text:p>214.092208862305</text:p>
              </table:table-cell>
              <table:table-cell office:value-type="float" office:value="0.37642773530491">
                <text:p>0.3764277353049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17.128753662109">
                <text:p>217.128753662109</text:p>
              </table:table-cell>
              <table:table-cell office:value-type="float" office:value="-3.51477769199714">
                <text:p>-3.5147776919971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17.129348754883">
                <text:p>217.129348754883</text:p>
              </table:table-cell>
              <table:table-cell office:value-type="float" office:value="-0.774050485902662">
                <text:p>-0.77405048590266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17.129959106445">
                <text:p>217.129959106445</text:p>
              </table:table-cell>
              <table:table-cell office:value-type="float" office:value="2.03695177171711">
                <text:p>2.0369517717171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17.130569458008">
                <text:p>217.130569458008</text:p>
              </table:table-cell>
              <table:table-cell office:value-type="float" office:value="4.84795403404918">
                <text:p>4.8479540340491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17.128753662109">
                <text:p>217.128753662109</text:p>
              </table:table-cell>
              <table:table-cell office:value-type="float" office:value="-3.51477769199714">
                <text:p>-3.5147776919971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17.129348754883">
                <text:p>217.129348754883</text:p>
              </table:table-cell>
              <table:table-cell office:value-type="float" office:value="-0.774050485902662">
                <text:p>-0.77405048590266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17.129959106445">
                <text:p>217.129959106445</text:p>
              </table:table-cell>
              <table:table-cell office:value-type="float" office:value="2.03695177171711">
                <text:p>2.0369517717171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17.130569458008">
                <text:p>217.130569458008</text:p>
              </table:table-cell>
              <table:table-cell office:value-type="float" office:value="4.84795403404918">
                <text:p>4.8479540340491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49.10774230957">
                <text:p>249.10774230957</text:p>
              </table:table-cell>
              <table:table-cell office:value-type="float" office:value="-1.48680232452816">
                <text:p>-1.4868023245281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49.108489990234">
                <text:p>249.108489990234</text:p>
              </table:table-cell>
              <table:table-cell office:value-type="float" office:value="1.51462808233232">
                <text:p>1.5146280823323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49.109237670898">
                <text:p>249.109237670898</text:p>
              </table:table-cell>
              <table:table-cell office:value-type="float" office:value="4.51605848919279">
                <text:p>4.5160584891927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49.10774230957">
                <text:p>249.10774230957</text:p>
              </table:table-cell>
              <table:table-cell office:value-type="float" office:value="-1.48680232452816">
                <text:p>-1.4868023245281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49.108489990234">
                <text:p>249.108489990234</text:p>
              </table:table-cell>
              <table:table-cell office:value-type="float" office:value="1.51462808233232">
                <text:p>1.5146280823323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49.109237670898">
                <text:p>249.109237670898</text:p>
              </table:table-cell>
              <table:table-cell office:value-type="float" office:value="4.51605848919279">
                <text:p>4.5160584891927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25.045227050781">
                <text:p>425.045227050781</text:p>
              </table:table-cell>
              <table:table-cell office:value-type="float" office:value="1.89961955201905">
                <text:p>1.8996195520190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25.043548583984">
                <text:p>425.043548583984</text:p>
              </table:table-cell>
              <table:table-cell office:value-type="float" office:value="-2.04930135962159">
                <text:p>-2.0493013596215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25.045227050781">
                <text:p>425.045227050781</text:p>
              </table:table-cell>
              <table:table-cell office:value-type="float" office:value="1.89961955201905">
                <text:p>1.8996195520190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34.044738769531">
                <text:p>134.044738769531</text:p>
              </table:table-cell>
              <table:table-cell office:value-type="float" office:value="-0.338592510625284">
                <text:p>-0.33859251062528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34.045028686523">
                <text:p>134.045028686523</text:p>
              </table:table-cell>
              <table:table-cell office:value-type="float" office:value="1.82424428934576">
                <text:p>1.8242442893457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34.045318603516">
                <text:p>134.045318603516</text:p>
              </table:table-cell>
              <table:table-cell office:value-type="float" office:value="3.98708109652588">
                <text:p>3.9870810965258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34.045623779297">
                <text:p>134.045623779297</text:p>
              </table:table-cell>
              <table:table-cell office:value-type="float" office:value="6.26375141171574">
                <text:p>6.2637514117157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28.035858154297">
                <text:p>428.035858154297</text:p>
              </table:table-cell>
              <table:table-cell office:value-type="float" office:value="-1.94665039409071">
                <text:p>-1.9466503940907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28.037536621094">
                <text:p>428.037536621094</text:p>
              </table:table-cell>
              <table:table-cell office:value-type="float" office:value="1.97466483598888">
                <text:p>1.9746648359888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34.044448852539">
                <text:p>134.044448852539</text:p>
              </table:table-cell>
              <table:table-cell office:value-type="float" office:value="-2.5014293103843">
                <text:p>-2.501429310384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34.044738769531">
                <text:p>134.044738769531</text:p>
              </table:table-cell>
              <table:table-cell office:value-type="float" office:value="-0.338592510625284">
                <text:p>-0.33859251062528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34.045028686523">
                <text:p>134.045028686523</text:p>
              </table:table-cell>
              <table:table-cell office:value-type="float" office:value="1.82424428934576">
                <text:p>1.8242442893457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34.045318603516">
                <text:p>134.045318603516</text:p>
              </table:table-cell>
              <table:table-cell office:value-type="float" office:value="3.98708109652588">
                <text:p>3.9870810965258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34.045623779297">
                <text:p>134.045623779297</text:p>
              </table:table-cell>
              <table:table-cell office:value-type="float" office:value="6.26375141171574">
                <text:p>6.2637514117157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28.035858154297">
                <text:p>428.035858154297</text:p>
              </table:table-cell>
              <table:table-cell office:value-type="float" office:value="-1.94665039409071">
                <text:p>-1.9466503940907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28.037536621094">
                <text:p>428.037536621094</text:p>
              </table:table-cell>
              <table:table-cell office:value-type="float" office:value="1.97466483598888">
                <text:p>1.9746648359888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28.035858154297">
                <text:p>428.035858154297</text:p>
              </table:table-cell>
              <table:table-cell office:value-type="float" office:value="-1.94665039409071">
                <text:p>-1.9466503940907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28.037536621094">
                <text:p>428.037536621094</text:p>
              </table:table-cell>
              <table:table-cell office:value-type="float" office:value="1.97466483598888">
                <text:p>1.9746648359888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89.12321472168">
                <text:p>189.12321472168</text:p>
              </table:table-cell>
              <table:table-cell office:value-type="float" office:value="-0.814824799000269">
                <text:p>-0.81482479900026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89.123718261719">
                <text:p>189.123718261719</text:p>
              </table:table-cell>
              <table:table-cell office:value-type="float" office:value="1.84767028099174">
                <text:p>1.8476702809917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89.124206542969">
                <text:p>189.124206542969</text:p>
              </table:table-cell>
              <table:table-cell office:value-type="float" office:value="4.42948369218454">
                <text:p>4.4294836921845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4.070785522461">
                <text:p>104.070785522461</text:p>
              </table:table-cell>
              <table:table-cell office:value-type="float" office:value="1.73480657697483">
                <text:p>1.7348065769748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4.070991516113">
                <text:p>104.070991516113</text:p>
              </table:table-cell>
              <table:table-cell office:value-type="float" office:value="3.7141709906063">
                <text:p>3.714170990606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42.043304443359">
                <text:p>242.043304443359</text:p>
              </table:table-cell>
              <table:table-cell office:value-type="float" office:value="3.6755428536344">
                <text:p>3.675542853634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76.10221862793">
                <text:p>176.10221862793</text:p>
              </table:table-cell>
              <table:table-cell office:value-type="float" office:value="-4.25376227699054">
                <text:p>-4.2537622769905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76.102645874023">
                <text:p>176.102645874023</text:p>
              </table:table-cell>
              <table:table-cell office:value-type="float" office:value="-1.82764704155216">
                <text:p>-1.8276470415521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76.103088378906">
                <text:p>176.103088378906</text:p>
              </table:table-cell>
              <table:table-cell office:value-type="float" office:value="0.685115171894877">
                <text:p>0.68511517189487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76.103530883789">
                <text:p>176.103530883789</text:p>
              </table:table-cell>
              <table:table-cell office:value-type="float" office:value="3.19787738550331">
                <text:p>3.1978773855033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31.025436401367">
                <text:p>231.025436401367</text:p>
              </table:table-cell>
              <table:table-cell office:value-type="float" office:value="-4.30250651977408">
                <text:p>-4.3025065197740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31.026107788086">
                <text:p>231.026107788086</text:p>
              </table:table-cell>
              <table:table-cell office:value-type="float" office:value="-1.39640301525069">
                <text:p>-1.3964030152506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31.026763916016">
                <text:p>231.026763916016</text:p>
              </table:table-cell>
              <table:table-cell office:value-type="float" office:value="1.44365268262293">
                <text:p>1.4436526826229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31.027435302734">
                <text:p>231.027435302734</text:p>
              </table:table-cell>
              <table:table-cell office:value-type="float" office:value="4.3497561828405">
                <text:p>4.349756182840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42.139587402344">
                <text:p>342.139587402344</text:p>
              </table:table-cell>
              <table:table-cell office:value-type="float" office:value="-3.57273295693165">
                <text:p>-3.5727329569316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42.140777587891">
                <text:p>342.140777587891</text:p>
              </table:table-cell>
              <table:table-cell office:value-type="float" office:value="-0.0940905003053457">
                <text:p>-0.094090500305345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42.141967773437">
                <text:p>342.141967773437</text:p>
              </table:table-cell>
              <table:table-cell office:value-type="float" office:value="3.38455195316429">
                <text:p>3.3845519531642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76.10221862793">
                <text:p>176.10221862793</text:p>
              </table:table-cell>
              <table:table-cell office:value-type="float" office:value="-4.25376227699054">
                <text:p>-4.2537622769905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76.102645874023">
                <text:p>176.102645874023</text:p>
              </table:table-cell>
              <table:table-cell office:value-type="float" office:value="-1.82764704155216">
                <text:p>-1.8276470415521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76.103088378906">
                <text:p>176.103088378906</text:p>
              </table:table-cell>
              <table:table-cell office:value-type="float" office:value="0.685115171894877">
                <text:p>0.68511517189487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76.103530883789">
                <text:p>176.103530883789</text:p>
              </table:table-cell>
              <table:table-cell office:value-type="float" office:value="3.19787738550331">
                <text:p>3.1978773855033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31.026107788086">
                <text:p>231.026107788086</text:p>
              </table:table-cell>
              <table:table-cell office:value-type="float" office:value="-1.39640301525069">
                <text:p>-1.3964030152506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31.026763916016">
                <text:p>231.026763916016</text:p>
              </table:table-cell>
              <table:table-cell office:value-type="float" office:value="1.44365268262293">
                <text:p>1.4436526826229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31.027435302734">
                <text:p>231.027435302734</text:p>
              </table:table-cell>
              <table:table-cell office:value-type="float" office:value="4.3497561828405">
                <text:p>4.349756182840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76.10221862793">
                <text:p>176.10221862793</text:p>
              </table:table-cell>
              <table:table-cell office:value-type="float" office:value="-4.25376227699054">
                <text:p>-4.2537622769905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76.102645874023">
                <text:p>176.102645874023</text:p>
              </table:table-cell>
              <table:table-cell office:value-type="float" office:value="-1.82764704155216">
                <text:p>-1.8276470415521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76.103088378906">
                <text:p>176.103088378906</text:p>
              </table:table-cell>
              <table:table-cell office:value-type="float" office:value="0.685115171894877">
                <text:p>0.68511517189487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76.103530883789">
                <text:p>176.103530883789</text:p>
              </table:table-cell>
              <table:table-cell office:value-type="float" office:value="3.19787738550331">
                <text:p>3.1978773855033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42.139587402344">
                <text:p>342.139587402344</text:p>
              </table:table-cell>
              <table:table-cell office:value-type="float" office:value="-3.57273295693165">
                <text:p>-3.5727329569316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42.140777587891">
                <text:p>342.140777587891</text:p>
              </table:table-cell>
              <table:table-cell office:value-type="float" office:value="-0.0940905003053457">
                <text:p>-0.094090500305345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42.141967773437">
                <text:p>342.141967773437</text:p>
              </table:table-cell>
              <table:table-cell office:value-type="float" office:value="3.38455195316429">
                <text:p>3.3845519531642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73.037689208984">
                <text:p>273.037689208984</text:p>
              </table:table-cell>
              <table:table-cell office:value-type="float" office:value="2.54225949400792">
                <text:p>2.5422594940079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60.052185058594">
                <text:p>260.052185058594</text:p>
              </table:table-cell>
              <table:table-cell office:value-type="float" office:value="-3.05488327251972">
                <text:p>-3.0548832725197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60.052978515625">
                <text:p>260.052978515625</text:p>
              </table:table-cell>
              <table:table-cell office:value-type="float" office:value="-0.00374718256440326">
                <text:p>-0.0037471825644032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60.053771972656">
                <text:p>260.053771972656</text:p>
              </table:table-cell>
              <table:table-cell office:value-type="float" office:value="3.04738890739091">
                <text:p>3.0473889073909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60.052185058594">
                <text:p>260.052185058594</text:p>
              </table:table-cell>
              <table:table-cell office:value-type="float" office:value="-3.05488327251972">
                <text:p>-3.0548832725197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60.052978515625">
                <text:p>260.052978515625</text:p>
              </table:table-cell>
              <table:table-cell office:value-type="float" office:value="-0.00374718256440326">
                <text:p>-0.0037471825644032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60.053771972656">
                <text:p>260.053771972656</text:p>
              </table:table-cell>
              <table:table-cell office:value-type="float" office:value="3.04738890739091">
                <text:p>3.0473889073909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1.08740234375">
                <text:p>581.08740234375</text:p>
              </table:table-cell>
              <table:table-cell office:value-type="float" office:value="-0.758453898555844">
                <text:p>-0.75845389855584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.090087890625">
                <text:p>581.090087890625</text:p>
              </table:table-cell>
              <table:table-cell office:value-type="float" office:value="3.86313112859268">
                <text:p>3.8631311285926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60.052978515625">
                <text:p>260.052978515625</text:p>
              </table:table-cell>
              <table:table-cell office:value-type="float" office:value="-0.00374718256440326">
                <text:p>-0.0037471825644032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60.053771972656">
                <text:p>260.053771972656</text:p>
              </table:table-cell>
              <table:table-cell office:value-type="float" office:value="3.04738890739091">
                <text:p>3.0473889073909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22.035034179688">
                <text:p>422.035034179688</text:p>
              </table:table-cell>
              <table:table-cell office:value-type="float" office:value="-2.34225599192878">
                <text:p>-2.3422559919287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22.036682128906">
                <text:p>422.036682128906</text:p>
              </table:table-cell>
              <table:table-cell office:value-type="float" office:value="1.56250362428467">
                <text:p>1.5625036242846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1.08740234375">
                <text:p>581.08740234375</text:p>
              </table:table-cell>
              <table:table-cell office:value-type="float" office:value="-0.758453898555844">
                <text:p>-0.75845389855584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1.090087890625">
                <text:p>581.090087890625</text:p>
              </table:table-cell>
              <table:table-cell office:value-type="float" office:value="3.86313112859268">
                <text:p>3.8631311285926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22.035034179688">
                <text:p>422.035034179688</text:p>
              </table:table-cell>
              <table:table-cell office:value-type="float" office:value="-2.34225599192878">
                <text:p>-2.3422559919287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22.036682128906">
                <text:p>422.036682128906</text:p>
              </table:table-cell>
              <table:table-cell office:value-type="float" office:value="1.56250362428467">
                <text:p>1.5625036242846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08.001586914063">
                <text:p>508.001586914063</text:p>
              </table:table-cell>
              <table:table-cell office:value-type="float" office:value="-2.82478640102379">
                <text:p>-2.8247864010237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08.003753662109">
                <text:p>508.003753662109</text:p>
              </table:table-cell>
              <table:table-cell office:value-type="float" office:value="1.44044028562361">
                <text:p>1.4404402856236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25.028564453125">
                <text:p>525.028564453125</text:p>
              </table:table-cell>
              <table:table-cell office:value-type="float" office:value="-1.91714337733471">
                <text:p>-1.9171433773347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25.030822753906">
                <text:p>525.030822753906</text:p>
              </table:table-cell>
              <table:table-cell office:value-type="float" office:value="2.3841396469299">
                <text:p>2.384139646929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81.08740234375">
                <text:p>581.08740234375</text:p>
              </table:table-cell>
              <table:table-cell office:value-type="float" office:value="-0.758453898555844">
                <text:p>-0.75845389855584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81.090087890625">
                <text:p>581.090087890625</text:p>
              </table:table-cell>
              <table:table-cell office:value-type="float" office:value="3.86313112859268">
                <text:p>3.8631311285926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22.035034179688">
                <text:p>422.035034179688</text:p>
              </table:table-cell>
              <table:table-cell office:value-type="float" office:value="-2.34225599192878">
                <text:p>-2.3422559919287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22.036682128906">
                <text:p>422.036682128906</text:p>
              </table:table-cell>
              <table:table-cell office:value-type="float" office:value="1.56250362428467">
                <text:p>1.5625036242846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08.001586914063">
                <text:p>508.001586914063</text:p>
              </table:table-cell>
              <table:table-cell office:value-type="float" office:value="-2.82478640102379">
                <text:p>-2.8247864010237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08.003753662109">
                <text:p>508.003753662109</text:p>
              </table:table-cell>
              <table:table-cell office:value-type="float" office:value="1.44044028562361">
                <text:p>1.4404402856236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25.028564453125">
                <text:p>525.028564453125</text:p>
              </table:table-cell>
              <table:table-cell office:value-type="float" office:value="-1.91714337733471">
                <text:p>-1.9171433773347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25.030822753906">
                <text:p>525.030822753906</text:p>
              </table:table-cell>
              <table:table-cell office:value-type="float" office:value="2.3841396469299">
                <text:p>2.384139646929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29.98388671875">
                <text:p>529.98388671875</text:p>
              </table:table-cell>
              <table:table-cell office:value-type="float" office:value="-2.03674332284909">
                <text:p>-2.0367433228490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29.986206054688">
                <text:p>529.986206054688</text:p>
              </table:table-cell>
              <table:table-cell office:value-type="float" office:value="2.33948635541955">
                <text:p>2.3394863554195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08.001586914063">
                <text:p>508.001586914063</text:p>
              </table:table-cell>
              <table:table-cell office:value-type="float" office:value="-2.82478640102379">
                <text:p>-2.8247864010237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08.003753662109">
                <text:p>508.003753662109</text:p>
              </table:table-cell>
              <table:table-cell office:value-type="float" office:value="1.44044028562361">
                <text:p>1.4404402856236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25.028564453125">
                <text:p>525.028564453125</text:p>
              </table:table-cell>
              <table:table-cell office:value-type="float" office:value="-1.91714337733471">
                <text:p>-1.9171433773347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25.030822753906">
                <text:p>525.030822753906</text:p>
              </table:table-cell>
              <table:table-cell office:value-type="float" office:value="2.3841396469299">
                <text:p>2.384139646929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29.98388671875">
                <text:p>529.98388671875</text:p>
              </table:table-cell>
              <table:table-cell office:value-type="float" office:value="-2.03674332284909">
                <text:p>-2.0367433228490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29.986206054688">
                <text:p>529.986206054688</text:p>
              </table:table-cell>
              <table:table-cell office:value-type="float" office:value="2.33948635541955">
                <text:p>2.3394863554195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29.98388671875">
                <text:p>529.98388671875</text:p>
              </table:table-cell>
              <table:table-cell office:value-type="float" office:value="-2.03674332284909">
                <text:p>-2.0367433228490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29.986206054688">
                <text:p>529.986206054688</text:p>
              </table:table-cell>
              <table:table-cell office:value-type="float" office:value="2.33948635541955">
                <text:p>2.3394863554195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84.086669921875">
                <text:p>584.086669921875</text:p>
              </table:table-cell>
              <table:table-cell office:value-type="float" office:value="-3.72579313836238">
                <text:p>-3.7257931383623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84.08935546875">
                <text:p>584.08935546875</text:p>
              </table:table-cell>
              <table:table-cell office:value-type="float" office:value="0.872046544517365">
                <text:p>0.87204654451736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84.08935546875">
                <text:p>584.08935546875</text:p>
              </table:table-cell>
              <table:table-cell office:value-type="float" office:value="0.872046544517365">
                <text:p>0.87204654451736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05.009246826172">
                <text:p>405.009246826172</text:p>
              </table:table-cell>
              <table:table-cell office:value-type="float" office:value="-0.559922504973248">
                <text:p>-0.55992250497324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05.010803222656">
                <text:p>405.010803222656</text:p>
              </table:table-cell>
              <table:table-cell office:value-type="float" office:value="3.28294188582551">
                <text:p>3.2829418858255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91.129302978516">
                <text:p>291.129302978516</text:p>
              </table:table-cell>
              <table:table-cell office:value-type="float" office:value="-2.08762326553057">
                <text:p>-2.0876232655305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91.130249023437">
                <text:p>291.130249023437</text:p>
              </table:table-cell>
              <table:table-cell office:value-type="float" office:value="1.16193951053231">
                <text:p>1.1619395105323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91.131164550781">
                <text:p>291.131164550781</text:p>
              </table:table-cell>
              <table:table-cell office:value-type="float" office:value="4.30667768491524">
                <text:p>4.3066776849152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91.130249023437">
                <text:p>291.130249023437</text:p>
              </table:table-cell>
              <table:table-cell office:value-type="float" office:value="1.16193951053231">
                <text:p>1.1619395105323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91.131164550781">
                <text:p>291.131164550781</text:p>
              </table:table-cell>
              <table:table-cell office:value-type="float" office:value="4.30667768491524">
                <text:p>4.3066776849152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4.025756835937">
                <text:p>204.025756835937</text:p>
              </table:table-cell>
              <table:table-cell office:value-type="float" office:value="-4.94006830562273">
                <text:p>-4.9400683056227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4.026306152344">
                <text:p>204.026306152344</text:p>
              </table:table-cell>
              <table:table-cell office:value-type="float" office:value="-2.24769405898026">
                <text:p>-2.2476940589802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04.02685546875">
                <text:p>204.02685546875</text:p>
              </table:table-cell>
              <table:table-cell office:value-type="float" office:value="0.444680182647261">
                <text:p>0.44468018264726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04.027404785156">
                <text:p>204.027404785156</text:p>
              </table:table-cell>
              <table:table-cell office:value-type="float" office:value="3.13705442427479">
                <text:p>3.1370544242747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4.025756835937">
                <text:p>204.025756835937</text:p>
              </table:table-cell>
              <table:table-cell office:value-type="float" office:value="-4.94006830562273">
                <text:p>-4.9400683056227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04.026306152344">
                <text:p>204.026306152344</text:p>
              </table:table-cell>
              <table:table-cell office:value-type="float" office:value="-2.24769405898026">
                <text:p>-2.2476940589802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04.02685546875">
                <text:p>204.02685546875</text:p>
              </table:table-cell>
              <table:table-cell office:value-type="float" office:value="0.444680182647261">
                <text:p>0.44468018264726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04.027404785156">
                <text:p>204.027404785156</text:p>
              </table:table-cell>
              <table:table-cell office:value-type="float" office:value="3.13705442427479">
                <text:p>3.1370544242747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04.026306152344">
                <text:p>204.026306152344</text:p>
              </table:table-cell>
              <table:table-cell office:value-type="float" office:value="-2.24769405898026">
                <text:p>-2.2476940589802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04.02685546875">
                <text:p>204.02685546875</text:p>
              </table:table-cell>
              <table:table-cell office:value-type="float" office:value="0.444680182647261">
                <text:p>0.44468018264726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04.027404785156">
                <text:p>204.027404785156</text:p>
              </table:table-cell>
              <table:table-cell office:value-type="float" office:value="3.13705442427479">
                <text:p>3.1370544242747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72.544097900391">
                <text:p>372.544097900391</text:p>
              </table:table-cell>
              <table:table-cell office:value-type="float" office:value="-2.42847090584998">
                <text:p>-2.4284709058499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72.545471191406">
                <text:p>372.545471191406</text:p>
              </table:table-cell>
              <table:table-cell office:value-type="float" office:value="1.25777103904222">
                <text:p>1.2577710390422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72.546813964844">
                <text:p>372.546813964844</text:p>
              </table:table-cell>
              <table:table-cell office:value-type="float" office:value="4.86209649913189">
                <text:p>4.8620964991318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44.081665039063">
                <text:p>744.081665039063</text:p>
              </table:table-cell>
              <table:table-cell office:value-type="float" office:value="-1.42959779457271">
                <text:p>-1.4295977945727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44.085510253906">
                <text:p>744.085510253906</text:p>
              </table:table-cell>
              <table:table-cell office:value-type="float" office:value="3.7381271026069">
                <text:p>3.738127102606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86.999450683594">
                <text:p>186.999450683594</text:p>
              </table:table-cell>
              <table:table-cell office:value-type="float" office:value="-4.09070382268942">
                <text:p>-4.0907038226894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86.999938964844">
                <text:p>186.999938964844</text:p>
              </table:table-cell>
              <table:table-cell office:value-type="float" office:value="-1.47957715466406">
                <text:p>-1.4795771546640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87.000411987305">
                <text:p>187.000411987305</text:p>
              </table:table-cell>
              <table:table-cell office:value-type="float" office:value="1.04995180528947">
                <text:p>1.0499518052894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87.000900268555">
                <text:p>187.000900268555</text:p>
              </table:table-cell>
              <table:table-cell office:value-type="float" office:value="3.66107847331483">
                <text:p>3.6610784733148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08.982360839844">
                <text:p>208.982360839844</text:p>
              </table:table-cell>
              <table:table-cell office:value-type="float" office:value="0.961545009849222">
                <text:p>0.96154500984922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08.982925415039">
                <text:p>208.982925415039</text:p>
              </table:table-cell>
              <table:table-cell office:value-type="float" office:value="3.66309233468297">
                <text:p>3.6630923346829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72.545471191406">
                <text:p>372.545471191406</text:p>
              </table:table-cell>
              <table:table-cell office:value-type="float" office:value="1.25777103904222">
                <text:p>1.2577710390422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72.546813964844">
                <text:p>372.546813964844</text:p>
              </table:table-cell>
              <table:table-cell office:value-type="float" office:value="4.86209649913189">
                <text:p>4.8620964991318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99.143798828125">
                <text:p>399.143798828125</text:p>
              </table:table-cell>
              <table:table-cell office:value-type="float" office:value="-1.79490870749808">
                <text:p>-1.7949087074980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99.145324707031">
                <text:p>399.145324707031</text:p>
              </table:table-cell>
              <table:table-cell office:value-type="float" office:value="2.02796458200115">
                <text:p>2.0279645820011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44.081665039063">
                <text:p>744.081665039063</text:p>
              </table:table-cell>
              <table:table-cell office:value-type="float" office:value="-1.42959779457271">
                <text:p>-1.4295977945727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44.085510253906">
                <text:p>744.085510253906</text:p>
              </table:table-cell>
              <table:table-cell office:value-type="float" office:value="3.7381271026069">
                <text:p>3.738127102606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86.999450683594">
                <text:p>186.999450683594</text:p>
              </table:table-cell>
              <table:table-cell office:value-type="float" office:value="-4.09070382268942">
                <text:p>-4.0907038226894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86.999938964844">
                <text:p>186.999938964844</text:p>
              </table:table-cell>
              <table:table-cell office:value-type="float" office:value="-1.47957715466406">
                <text:p>-1.4795771546640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87.000411987305">
                <text:p>187.000411987305</text:p>
              </table:table-cell>
              <table:table-cell office:value-type="float" office:value="1.04995180528947">
                <text:p>1.0499518052894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87.000900268555">
                <text:p>187.000900268555</text:p>
              </table:table-cell>
              <table:table-cell office:value-type="float" office:value="3.66107847331483">
                <text:p>3.6610784733148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08.982925415039">
                <text:p>208.982925415039</text:p>
              </table:table-cell>
              <table:table-cell office:value-type="float" office:value="3.66309233468297">
                <text:p>3.6630923346829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72.544097900391">
                <text:p>372.544097900391</text:p>
              </table:table-cell>
              <table:table-cell office:value-type="float" office:value="-2.42847090584998">
                <text:p>-2.4284709058499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72.545471191406">
                <text:p>372.545471191406</text:p>
              </table:table-cell>
              <table:table-cell office:value-type="float" office:value="1.25777103904222">
                <text:p>1.2577710390422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72.546813964844">
                <text:p>372.546813964844</text:p>
              </table:table-cell>
              <table:table-cell office:value-type="float" office:value="4.86209649913189">
                <text:p>4.8620964991318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99.143798828125">
                <text:p>399.143798828125</text:p>
              </table:table-cell>
              <table:table-cell office:value-type="float" office:value="-1.79490870749808">
                <text:p>-1.7949087074980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99.145324707031">
                <text:p>399.145324707031</text:p>
              </table:table-cell>
              <table:table-cell office:value-type="float" office:value="2.02796458200115">
                <text:p>2.0279645820011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44.081665039063">
                <text:p>744.081665039063</text:p>
              </table:table-cell>
              <table:table-cell office:value-type="float" office:value="-1.42959779457271">
                <text:p>-1.4295977945727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44.085510253906">
                <text:p>744.085510253906</text:p>
              </table:table-cell>
              <table:table-cell office:value-type="float" office:value="3.7381271026069">
                <text:p>3.738127102606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86.999450683594">
                <text:p>186.999450683594</text:p>
              </table:table-cell>
              <table:table-cell office:value-type="float" office:value="-4.09070382268942">
                <text:p>-4.0907038226894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86.999938964844">
                <text:p>186.999938964844</text:p>
              </table:table-cell>
              <table:table-cell office:value-type="float" office:value="-1.47957715466406">
                <text:p>-1.4795771546640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87.000411987305">
                <text:p>187.000411987305</text:p>
              </table:table-cell>
              <table:table-cell office:value-type="float" office:value="1.04995180528947">
                <text:p>1.0499518052894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87.000900268555">
                <text:p>187.000900268555</text:p>
              </table:table-cell>
              <table:table-cell office:value-type="float" office:value="3.66107847331483">
                <text:p>3.6610784733148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99.143798828125">
                <text:p>399.143798828125</text:p>
              </table:table-cell>
              <table:table-cell office:value-type="float" office:value="-1.79490870749808">
                <text:p>-1.7949087074980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99.145324707031">
                <text:p>399.145324707031</text:p>
              </table:table-cell>
              <table:table-cell office:value-type="float" office:value="2.02796458200115">
                <text:p>2.0279645820011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63.087524414063">
                <text:p>263.087524414063</text:p>
              </table:table-cell>
              <table:table-cell office:value-type="float" office:value="0.559410997147015">
                <text:p>0.55941099714701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63.088317871094">
                <text:p>263.088317871094</text:p>
              </table:table-cell>
              <table:table-cell office:value-type="float" office:value="3.57535588697608">
                <text:p>3.5753558869760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63.086700439453">
                <text:p>263.086700439453</text:p>
              </table:table-cell>
              <table:table-cell office:value-type="float" office:value="-2.57253177655864">
                <text:p>-2.5725317765586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63.087524414063">
                <text:p>263.087524414063</text:p>
              </table:table-cell>
              <table:table-cell office:value-type="float" office:value="0.559410997147015">
                <text:p>0.55941099714701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63.088317871094">
                <text:p>263.088317871094</text:p>
              </table:table-cell>
              <table:table-cell office:value-type="float" office:value="3.57535588697608">
                <text:p>3.5753558869760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63.086700439453">
                <text:p>263.086700439453</text:p>
              </table:table-cell>
              <table:table-cell office:value-type="float" office:value="-2.57253177655864">
                <text:p>-2.5725317765586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63.087524414063">
                <text:p>263.087524414063</text:p>
              </table:table-cell>
              <table:table-cell office:value-type="float" office:value="0.559410997147015">
                <text:p>0.55941099714701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63.088317871094">
                <text:p>263.088317871094</text:p>
              </table:table-cell>
              <table:table-cell office:value-type="float" office:value="3.57535588697608">
                <text:p>3.5753558869760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95.14599609375">
                <text:p>595.14599609375</text:p>
              </table:table-cell>
              <table:table-cell office:value-type="float" office:value="-4.4999484279803">
                <text:p>-4.499948427980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95.148742675781">
                <text:p>595.148742675781</text:p>
              </table:table-cell>
              <table:table-cell office:value-type="float" office:value="0.115002675735904">
                <text:p>0.11500267573590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95.151489257813">
                <text:p>595.151489257813</text:p>
              </table:table-cell>
              <table:table-cell office:value-type="float" office:value="4.72995378098029">
                <text:p>4.7299537809802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95.148742675781">
                <text:p>595.148742675781</text:p>
              </table:table-cell>
              <table:table-cell office:value-type="float" office:value="0.115002675735904">
                <text:p>0.11500267573590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95.148742675781">
                <text:p>595.148742675781</text:p>
              </table:table-cell>
              <table:table-cell office:value-type="float" office:value="0.115002675735904">
                <text:p>0.11500267573590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95.151489257813">
                <text:p>595.151489257813</text:p>
              </table:table-cell>
              <table:table-cell office:value-type="float" office:value="4.72995378098029">
                <text:p>4.7299537809802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46.095031738281">
                <text:p>746.095031738281</text:p>
              </table:table-cell>
              <table:table-cell office:value-type="float" office:value="-4.48614271780104">
                <text:p>-4.4861427178010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46.098876953125">
                <text:p>746.098876953125</text:p>
              </table:table-cell>
              <table:table-cell office:value-type="float" office:value="0.667621119542997">
                <text:p>0.66762111954299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46.095031738281">
                <text:p>746.095031738281</text:p>
              </table:table-cell>
              <table:table-cell office:value-type="float" office:value="-4.48614271780104">
                <text:p>-4.4861427178010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46.098876953125">
                <text:p>746.098876953125</text:p>
              </table:table-cell>
              <table:table-cell office:value-type="float" office:value="0.667621119542997">
                <text:p>0.66762111954299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07.082061767578">
                <text:p>307.082061767578</text:p>
              </table:table-cell>
              <table:table-cell office:value-type="float" office:value="-3.89443736530265">
                <text:p>-3.8944373653026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07.083099365234">
                <text:p>307.083099365234</text:p>
              </table:table-cell>
              <table:table-cell office:value-type="float" office:value="-0.515556784866701">
                <text:p>-0.51555678486670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07.084106445313">
                <text:p>307.084106445313</text:p>
              </table:table-cell>
              <table:table-cell office:value-type="float" office:value="2.76394495882822">
                <text:p>2.7639449588282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13.157165527344">
                <text:p>613.157165527344</text:p>
              </table:table-cell>
              <table:table-cell office:value-type="float" office:value="-3.38148496414516">
                <text:p>-3.3814849641451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13.160034179688">
                <text:p>613.160034179688</text:p>
              </table:table-cell>
              <table:table-cell office:value-type="float" office:value="1.29699358091993">
                <text:p>1.2969935809199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07.082061767578">
                <text:p>307.082061767578</text:p>
              </table:table-cell>
              <table:table-cell office:value-type="float" office:value="-3.89443736530265">
                <text:p>-3.8944373653026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07.083099365234">
                <text:p>307.083099365234</text:p>
              </table:table-cell>
              <table:table-cell office:value-type="float" office:value="-0.515556784866701">
                <text:p>-0.51555678486670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07.084106445313">
                <text:p>307.084106445313</text:p>
              </table:table-cell>
              <table:table-cell office:value-type="float" office:value="2.76394495882822">
                <text:p>2.7639449588282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13.157165527344">
                <text:p>613.157165527344</text:p>
              </table:table-cell>
              <table:table-cell office:value-type="float" office:value="-3.38148496414516">
                <text:p>-3.3814849641451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13.160034179688">
                <text:p>613.160034179688</text:p>
              </table:table-cell>
              <table:table-cell office:value-type="float" office:value="1.29699358091993">
                <text:p>1.2969935809199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07.082061767578">
                <text:p>307.082061767578</text:p>
              </table:table-cell>
              <table:table-cell office:value-type="float" office:value="-3.89443736530265">
                <text:p>-3.8944373653026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07.083099365234">
                <text:p>307.083099365234</text:p>
              </table:table-cell>
              <table:table-cell office:value-type="float" office:value="-0.515556784866701">
                <text:p>-0.51555678486670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07.084106445313">
                <text:p>307.084106445313</text:p>
              </table:table-cell>
              <table:table-cell office:value-type="float" office:value="2.76394495882822">
                <text:p>2.7639449588282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13.157165527344">
                <text:p>613.157165527344</text:p>
              </table:table-cell>
              <table:table-cell office:value-type="float" office:value="-3.38148496414516">
                <text:p>-3.3814849641451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13.160034179688">
                <text:p>613.160034179688</text:p>
              </table:table-cell>
              <table:table-cell office:value-type="float" office:value="1.29699358091993">
                <text:p>1.2969935809199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06.956268310547">
                <text:p>506.956268310547</text:p>
              </table:table-cell>
              <table:table-cell office:value-type="float" office:value="-2.91949289416402">
                <text:p>-2.9194928941640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06.958435058594">
                <text:p>506.958435058594</text:p>
              </table:table-cell>
              <table:table-cell office:value-type="float" office:value="1.35452807495018">
                <text:p>1.3545280749501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02.000762939453">
                <text:p>502.000762939453</text:p>
              </table:table-cell>
              <table:table-cell office:value-type="float" office:value="-3.16787088306779">
                <text:p>-3.1678708830677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02.002868652344">
                <text:p>502.002868652344</text:p>
              </table:table-cell>
              <table:table-cell office:value-type="float" office:value="1.02675664699729">
                <text:p>1.0267566469972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06.956268310547">
                <text:p>506.956268310547</text:p>
              </table:table-cell>
              <table:table-cell office:value-type="float" office:value="-2.91949289416402">
                <text:p>-2.9194928941640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06.958435058594">
                <text:p>506.958435058594</text:p>
              </table:table-cell>
              <table:table-cell office:value-type="float" office:value="1.35452807495018">
                <text:p>1.3545280749501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84.973571777344">
                <text:p>484.973571777344</text:p>
              </table:table-cell>
              <table:table-cell office:value-type="float" office:value="-4.60300231074313">
                <text:p>-4.6030023107431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84.9755859375">
                <text:p>484.9755859375</text:p>
              </table:table-cell>
              <table:table-cell office:value-type="float" office:value="-0.449887580269754">
                <text:p>-0.44988758026975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84.977600097656">
                <text:p>484.977600097656</text:p>
              </table:table-cell>
              <table:table-cell office:value-type="float" office:value="3.70322715020362">
                <text:p>3.7032271502036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02.000762939453">
                <text:p>502.000762939453</text:p>
              </table:table-cell>
              <table:table-cell office:value-type="float" office:value="-3.16787088306779">
                <text:p>-3.1678708830677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02.002868652344">
                <text:p>502.002868652344</text:p>
              </table:table-cell>
              <table:table-cell office:value-type="float" office:value="1.02675664699729">
                <text:p>1.0267566469972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06.956268310547">
                <text:p>506.956268310547</text:p>
              </table:table-cell>
              <table:table-cell office:value-type="float" office:value="-2.91949289416402">
                <text:p>-2.9194928941640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06.958435058594">
                <text:p>506.958435058594</text:p>
              </table:table-cell>
              <table:table-cell office:value-type="float" office:value="1.35452807495018">
                <text:p>1.3545280749501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84.973571777344">
                <text:p>484.973571777344</text:p>
              </table:table-cell>
              <table:table-cell office:value-type="float" office:value="-4.60300231074313">
                <text:p>-4.6030023107431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84.9755859375">
                <text:p>484.9755859375</text:p>
              </table:table-cell>
              <table:table-cell office:value-type="float" office:value="-0.449887580269754">
                <text:p>-0.44988758026975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84.977600097656">
                <text:p>484.977600097656</text:p>
              </table:table-cell>
              <table:table-cell office:value-type="float" office:value="3.70322715020362">
                <text:p>3.7032271502036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02.000762939453">
                <text:p>502.000762939453</text:p>
              </table:table-cell>
              <table:table-cell office:value-type="float" office:value="-3.16787088306779">
                <text:p>-3.1678708830677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02.002868652344">
                <text:p>502.002868652344</text:p>
              </table:table-cell>
              <table:table-cell office:value-type="float" office:value="1.02675664699729">
                <text:p>1.0267566469972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44.029541015625">
                <text:p>444.029541015625</text:p>
              </table:table-cell>
              <table:table-cell office:value-type="float" office:value="-4.65056189254138">
                <text:p>-4.6505618925413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44.031311035156">
                <text:p>444.031311035156</text:p>
              </table:table-cell>
              <table:table-cell office:value-type="float" office:value="-0.664315177089259">
                <text:p>-0.66431517708925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44.033081054688">
                <text:p>444.033081054688</text:p>
              </table:table-cell>
              <table:table-cell office:value-type="float" office:value="3.32193154053914">
                <text:p>3.3219315405391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44.029541015625">
                <text:p>444.029541015625</text:p>
              </table:table-cell>
              <table:table-cell office:value-type="float" office:value="-4.65056189254138">
                <text:p>-4.6505618925413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44.031311035156">
                <text:p>444.031311035156</text:p>
              </table:table-cell>
              <table:table-cell office:value-type="float" office:value="-0.664315177089259">
                <text:p>-0.66431517708925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44.033081054688">
                <text:p>444.033081054688</text:p>
              </table:table-cell>
              <table:table-cell office:value-type="float" office:value="3.32193154053914">
                <text:p>3.3219315405391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44.029541015625">
                <text:p>444.029541015625</text:p>
              </table:table-cell>
              <table:table-cell office:value-type="float" office:value="-4.65056189254138">
                <text:p>-4.6505618925413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44.031311035156">
                <text:p>444.031311035156</text:p>
              </table:table-cell>
              <table:table-cell office:value-type="float" office:value="-0.664315177089259">
                <text:p>-0.66431517708925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44.033081054688">
                <text:p>444.033081054688</text:p>
              </table:table-cell>
              <table:table-cell office:value-type="float" office:value="3.32193154053914">
                <text:p>3.3219315405391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83.990417480469">
                <text:p>483.990417480469</text:p>
              </table:table-cell>
              <table:table-cell office:value-type="float" office:value="-2.83280347823104">
                <text:p>-2.8328034782310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83.992431640625">
                <text:p>483.992431640625</text:p>
              </table:table-cell>
              <table:table-cell office:value-type="float" office:value="1.32875505176612">
                <text:p>1.3287550517661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83.990417480469">
                <text:p>483.990417480469</text:p>
              </table:table-cell>
              <table:table-cell office:value-type="float" office:value="-2.83280347823104">
                <text:p>-2.8328034782310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83.992431640625">
                <text:p>483.992431640625</text:p>
              </table:table-cell>
              <table:table-cell office:value-type="float" office:value="1.32875505176612">
                <text:p>1.3287550517661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84.254272460938">
                <text:p>684.254272460938</text:p>
              </table:table-cell>
              <table:table-cell office:value-type="float" office:value="-2.06275400581257">
                <text:p>-2.0627540058125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84.257629394531">
                <text:p>684.257629394531</text:p>
              </table:table-cell>
              <table:table-cell office:value-type="float" office:value="2.84320976181783">
                <text:p>2.8432097618178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06.082458496094">
                <text:p>606.082458496094</text:p>
              </table:table-cell>
              <table:table-cell office:value-type="float" office:value="-3.25191656698979">
                <text:p>-3.2519165669897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06.085266113281">
                <text:p>606.085266113281</text:p>
              </table:table-cell>
              <table:table-cell office:value-type="float" office:value="1.38046969918772">
                <text:p>1.3804696991877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01.020477294922">
                <text:p>501.020477294922</text:p>
              </table:table-cell>
              <table:table-cell office:value-type="float" office:value="4.27063177185149">
                <text:p>4.2706317718514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06.082458496094">
                <text:p>606.082458496094</text:p>
              </table:table-cell>
              <table:table-cell office:value-type="float" office:value="-3.25191656698979">
                <text:p>-3.2519165669897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06.085266113281">
                <text:p>606.085266113281</text:p>
              </table:table-cell>
              <table:table-cell office:value-type="float" office:value="1.38046969918772">
                <text:p>1.3804696991877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64.080444335938">
                <text:p>464.080444335938</text:p>
              </table:table-cell>
              <table:table-cell office:value-type="float" office:value="-1.88575173418018">
                <text:p>-1.8857517341801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64.082336425781">
                <text:p>464.082336425781</text:p>
              </table:table-cell>
              <table:table-cell office:value-type="float" office:value="2.19131356364067">
                <text:p>2.1913135636406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64.080444335938">
                <text:p>464.080444335938</text:p>
              </table:table-cell>
              <table:table-cell office:value-type="float" office:value="-1.88575173418018">
                <text:p>-1.8857517341801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64.082336425781">
                <text:p>464.082336425781</text:p>
              </table:table-cell>
              <table:table-cell office:value-type="float" office:value="2.19131356364067">
                <text:p>2.1913135636406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64.080444335938">
                <text:p>464.080444335938</text:p>
              </table:table-cell>
              <table:table-cell office:value-type="float" office:value="-1.88575173418018">
                <text:p>-1.8857517341801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64.082336425781">
                <text:p>464.082336425781</text:p>
              </table:table-cell>
              <table:table-cell office:value-type="float" office:value="2.19131356364067">
                <text:p>2.1913135636406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23.995971679688">
                <text:p>523.995971679688</text:p>
              </table:table-cell>
              <table:table-cell office:value-type="float" office:value="-3.74973690928929">
                <text:p>-3.7497369092892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23.998229980469">
                <text:p>523.998229980469</text:p>
              </table:table-cell>
              <table:table-cell office:value-type="float" office:value="0.560014377060872">
                <text:p>0.56001437706087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24.00048828125">
                <text:p>524.00048828125</text:p>
              </table:table-cell>
              <table:table-cell office:value-type="float" office:value="4.86976566341103">
                <text:p>4.8697656634110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23.995971679688">
                <text:p>523.995971679688</text:p>
              </table:table-cell>
              <table:table-cell office:value-type="float" office:value="-3.74973690928929">
                <text:p>-3.7497369092892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23.998229980469">
                <text:p>523.998229980469</text:p>
              </table:table-cell>
              <table:table-cell office:value-type="float" office:value="0.560014377060872">
                <text:p>0.56001437706087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24.00048828125">
                <text:p>524.00048828125</text:p>
              </table:table-cell>
              <table:table-cell office:value-type="float" office:value="4.86976566341103">
                <text:p>4.8697656634110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03.150421142578">
                <text:p>203.150421142578</text:p>
              </table:table-cell>
              <table:table-cell office:value-type="float" office:value="0.831278746232884">
                <text:p>0.83127874623288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03.150970458984">
                <text:p>203.150970458984</text:p>
              </table:table-cell>
              <table:table-cell office:value-type="float" office:value="3.53526951100579">
                <text:p>3.5352695110057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33.096649169922">
                <text:p>133.096649169922</text:p>
              </table:table-cell>
              <table:table-cell office:value-type="float" office:value="-3.79351589073147">
                <text:p>-3.7935158907314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33.096939086914">
                <text:p>133.096939086914</text:p>
              </table:table-cell>
              <table:table-cell office:value-type="float" office:value="-1.61528004467255">
                <text:p>-1.6152800446725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33.097229003906">
                <text:p>133.097229003906</text:p>
              </table:table-cell>
              <table:table-cell office:value-type="float" office:value="0.562955801172843">
                <text:p>0.56295580117284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33.097518920898">
                <text:p>133.097518920898</text:p>
              </table:table-cell>
              <table:table-cell office:value-type="float" office:value="2.74119164723177">
                <text:p>2.7411916472317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33.097808837891">
                <text:p>133.097808837891</text:p>
              </table:table-cell>
              <table:table-cell office:value-type="float" office:value="4.9194275005511">
                <text:p>4.919427500551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33.098098754883">
                <text:p>133.098098754883</text:p>
              </table:table-cell>
              <table:table-cell office:value-type="float" office:value="7.09766334661003">
                <text:p>7.0976633466100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33.096633911133">
                <text:p>133.096633911133</text:p>
              </table:table-cell>
              <table:table-cell office:value-type="float" office:value="-3.90815988205612">
                <text:p>-3.9081598820561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33.096923828125">
                <text:p>133.096923828125</text:p>
              </table:table-cell>
              <table:table-cell office:value-type="float" office:value="-1.72992403621074">
                <text:p>-1.7299240362107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33.097213745117">
                <text:p>133.097213745117</text:p>
              </table:table-cell>
              <table:table-cell office:value-type="float" office:value="0.448311809634653">
                <text:p>0.44831180963465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33.097503662109">
                <text:p>133.097503662109</text:p>
              </table:table-cell>
              <table:table-cell office:value-type="float" office:value="2.62654765569358">
                <text:p>2.6265476556935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33.097793579102">
                <text:p>133.097793579102</text:p>
              </table:table-cell>
              <table:table-cell office:value-type="float" office:value="4.80478350901291">
                <text:p>4.8047835090129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33.098083496094">
                <text:p>133.098083496094</text:p>
              </table:table-cell>
              <table:table-cell office:value-type="float" office:value="6.98301935507184">
                <text:p>6.9830193550718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75.118301391602">
                <text:p>175.118301391602</text:p>
              </table:table-cell>
              <table:table-cell office:value-type="float" office:value="-3.71603690559747">
                <text:p>-3.7160369055974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75.118743896484">
                <text:p>175.118743896484</text:p>
              </table:table-cell>
              <table:table-cell office:value-type="float" office:value="-1.18915516830442">
                <text:p>-1.1891551683044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75.119186401367">
                <text:p>175.119186401367</text:p>
              </table:table-cell>
              <table:table-cell office:value-type="float" office:value="1.33772657450682">
                <text:p>1.3377265745068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75.119613647461">
                <text:p>175.119613647461</text:p>
              </table:table-cell>
              <table:table-cell office:value-type="float" office:value="3.77747446463814">
                <text:p>3.7774744646381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75.11833190918">
                <text:p>175.11833190918</text:p>
              </table:table-cell>
              <table:table-cell office:value-type="float" office:value="-3.54176919991305">
                <text:p>-3.5417691999130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75.118759155273">
                <text:p>175.118759155273</text:p>
              </table:table-cell>
              <table:table-cell office:value-type="float" office:value="-1.10202131546221">
                <text:p>-1.1020213154622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75.119201660156">
                <text:p>175.119201660156</text:p>
              </table:table-cell>
              <table:table-cell office:value-type="float" office:value="1.42486042734903">
                <text:p>1.4248604273490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75.119644165039">
                <text:p>175.119644165039</text:p>
              </table:table-cell>
              <table:table-cell office:value-type="float" office:value="3.95174217032256">
                <text:p>3.951742170322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207cm" svg:height="14.179cm" xlink:href=".." xlink:type="simple" chart:class="chart:scatter" chart:style-name="ch1">
        <chart:legend chart:legend-position="end" svg:x="22.287cm" svg:y="6.801cm" style:legend-expansion="high" chart:style-name="ch2"/>
        <chart:plot-area chart:style-name="ch3" table:cell-range-address="masspeakmatches2.A2:masspeakmatches2.A773 masspeakmatches2.F1:masspeakmatches2.F773" chart:data-source-has-labels="row" svg:x="0.504cm" svg:y="0.283cm" svg:width="21.279cm" svg:height="13.613cm">
          <chartooo:coordinate-region svg:x="1.749cm" svg:y="0.471cm" svg:width="19.734cm" svg:height="13.2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sspeakmatches2.F2:masspeakmatches2.F773" chart:label-cell-address="masspeakmatches2.F1:masspeakmatches2.F1" chart:class="chart:scatter">
            <chart:domain table:cell-range-address="masspeakmatches2.A2:masspeakmatches2.A773"/>
            <chart:data-point chart:repeated="77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bsolute error</text:p>
                <draw:g>
                  <svg:desc>masspeakmatches2.F1:masspeakmatches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1.246490478516">
                <text:p>281.246490478516</text:p>
                <draw:g>
                  <svg:desc>masspeakmatches2.A2:masspeakmatches2.A773</svg:desc>
                </draw:g>
              </table:table-cell>
              <table:table-cell office:value-type="float" office:value="-0.00101623757495872">
                <text:p>-0.00101623757495872</text:p>
                <draw:g>
                  <svg:desc>masspeakmatches2.F2:masspeakmatches2.F7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1.247375488281">
                <text:p>281.247375488281</text:p>
              </table:table-cell>
              <table:table-cell office:value-type="float" office:value="-0.000131227809959">
                <text:p>-0.0001312278099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1.248260498047">
                <text:p>281.248260498047</text:p>
              </table:table-cell>
              <table:table-cell office:value-type="float" office:value="0.00075378195600706">
                <text:p>0.000753781956007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1.246490478516">
                <text:p>281.246490478516</text:p>
              </table:table-cell>
              <table:table-cell office:value-type="float" office:value="-0.00101623757495872">
                <text:p>-0.001016237574958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1.247375488281">
                <text:p>281.247375488281</text:p>
              </table:table-cell>
              <table:table-cell office:value-type="float" office:value="-0.000131227809959">
                <text:p>-0.0001312278099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1.248260498047">
                <text:p>281.248260498047</text:p>
              </table:table-cell>
              <table:table-cell office:value-type="float" office:value="0.00075378195600706">
                <text:p>0.000753781956007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1.246490478516">
                <text:p>281.246490478516</text:p>
              </table:table-cell>
              <table:table-cell office:value-type="float" office:value="-0.00101623757495872">
                <text:p>-0.001016237574958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1.247375488281">
                <text:p>281.247375488281</text:p>
              </table:table-cell>
              <table:table-cell office:value-type="float" office:value="-0.000131227809959">
                <text:p>-0.0001312278099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1.248260498047">
                <text:p>281.248260498047</text:p>
              </table:table-cell>
              <table:table-cell office:value-type="float" office:value="0.00075378195600706">
                <text:p>0.00075378195600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.153900146484">
                <text:p>250.153900146484</text:p>
              </table:table-cell>
              <table:table-cell office:value-type="float" office:value="-0.00110315360598179">
                <text:p>-0.001103153605981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.154647827148">
                <text:p>250.154647827148</text:p>
              </table:table-cell>
              <table:table-cell office:value-type="float" office:value="-0.000355472941976132">
                <text:p>-0.000355472941976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.153900146484">
                <text:p>250.153900146484</text:p>
              </table:table-cell>
              <table:table-cell office:value-type="float" office:value="-0.00110315360598179">
                <text:p>-0.001103153605981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0.154647827148">
                <text:p>250.154647827148</text:p>
              </table:table-cell>
              <table:table-cell office:value-type="float" office:value="-0.000355472941976132">
                <text:p>-0.0003554729419761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0.155395507812">
                <text:p>250.155395507812</text:p>
              </table:table-cell>
              <table:table-cell office:value-type="float" office:value="0.000392207722001103">
                <text:p>0.0003922077220011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0.156143188477">
                <text:p>250.156143188477</text:p>
              </table:table-cell>
              <table:table-cell office:value-type="float" office:value="0.00113988838700152">
                <text:p>0.001139888387001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.153900146484">
                <text:p>250.153900146484</text:p>
              </table:table-cell>
              <table:table-cell office:value-type="float" office:value="-0.00110315360598179">
                <text:p>-0.001103153605981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0.154647827148">
                <text:p>250.154647827148</text:p>
              </table:table-cell>
              <table:table-cell office:value-type="float" office:value="-0.000355472941976132">
                <text:p>-0.0003554729419761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0.155395507812">
                <text:p>250.155395507812</text:p>
              </table:table-cell>
              <table:table-cell office:value-type="float" office:value="0.000392207722001103">
                <text:p>0.0003922077220011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9.209808349609">
                <text:p>329.209808349609</text:p>
              </table:table-cell>
              <table:table-cell office:value-type="float" office:value="-0.00131285848203788">
                <text:p>-0.001312858482037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9.2109375">
                <text:p>329.2109375</text:p>
              </table:table-cell>
              <table:table-cell office:value-type="float" office:value="-0.000183708091014978">
                <text:p>-0.0001837080910149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6.117568969727">
                <text:p>146.117568969727</text:p>
              </table:table-cell>
              <table:table-cell office:value-type="float" office:value="0.0000137976360008452">
                <text:p>0.00001379763600084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6.117904663086">
                <text:p>146.117904663086</text:p>
              </table:table-cell>
              <table:table-cell office:value-type="float" office:value="0.000349490995006363">
                <text:p>0.0003494909950063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6.118240356445">
                <text:p>146.118240356445</text:p>
              </table:table-cell>
              <table:table-cell office:value-type="float" office:value="0.000685184354011881">
                <text:p>0.0006851843540118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1.069717407227">
                <text:p>131.069717407227</text:p>
              </table:table-cell>
              <table:table-cell office:value-type="float" office:value="-0.000553224864006552">
                <text:p>-0.0005532248640065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1.070007324219">
                <text:p>131.070007324219</text:p>
              </table:table-cell>
              <table:table-cell office:value-type="float" office:value="-0.000263307871989582">
                <text:p>-0.0002633078719895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1.070281982422">
                <text:p>131.070281982422</text:p>
              </table:table-cell>
              <table:table-cell office:value-type="float" office:value="0.0000113503309933094">
                <text:p>0.00001135033099330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1.070571899414">
                <text:p>131.070571899414</text:p>
              </table:table-cell>
              <table:table-cell office:value-type="float" office:value="0.000301267323010279">
                <text:p>0.0003012673230102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1.070861816406">
                <text:p>131.070861816406</text:p>
              </table:table-cell>
              <table:table-cell office:value-type="float" office:value="0.000591184314998827">
                <text:p>0.0005911843149988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1.071136474609">
                <text:p>131.071136474609</text:p>
              </table:table-cell>
              <table:table-cell office:value-type="float" office:value="0.00086584251801014">
                <text:p>0.000865842518010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6.117248535156">
                <text:p>146.117248535156</text:p>
              </table:table-cell>
              <table:table-cell office:value-type="float" office:value="-0.000306636934993776">
                <text:p>-0.0003066369349937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6.117568969727">
                <text:p>146.117568969727</text:p>
              </table:table-cell>
              <table:table-cell office:value-type="float" office:value="0.0000137976360008452">
                <text:p>0.00001379763600084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.117904663086">
                <text:p>146.117904663086</text:p>
              </table:table-cell>
              <table:table-cell office:value-type="float" office:value="0.000349490995006363">
                <text:p>0.0003494909950063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1.069717407227">
                <text:p>131.069717407227</text:p>
              </table:table-cell>
              <table:table-cell office:value-type="float" office:value="-0.000553224864006552">
                <text:p>-0.0005532248640065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1.070007324219">
                <text:p>131.070007324219</text:p>
              </table:table-cell>
              <table:table-cell office:value-type="float" office:value="-0.000263307871989582">
                <text:p>-0.0002633078719895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1.070281982422">
                <text:p>131.070281982422</text:p>
              </table:table-cell>
              <table:table-cell office:value-type="float" office:value="0.0000113503309933094">
                <text:p>0.00001135033099330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1.070571899414">
                <text:p>131.070571899414</text:p>
              </table:table-cell>
              <table:table-cell office:value-type="float" office:value="0.000301267323010279">
                <text:p>0.0003012673230102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1.070861816406">
                <text:p>131.070861816406</text:p>
              </table:table-cell>
              <table:table-cell office:value-type="float" office:value="0.000591184314998827">
                <text:p>0.0005911843149988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1.071136474609">
                <text:p>131.071136474609</text:p>
              </table:table-cell>
              <table:table-cell office:value-type="float" office:value="0.00086584251801014">
                <text:p>0.000865842518010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.069717407227">
                <text:p>131.069717407227</text:p>
              </table:table-cell>
              <table:table-cell office:value-type="float" office:value="-0.000553224864006552">
                <text:p>-0.0005532248640065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1.070007324219">
                <text:p>131.070007324219</text:p>
              </table:table-cell>
              <table:table-cell office:value-type="float" office:value="-0.000263307871989582">
                <text:p>-0.0002633078719895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1.070281982422">
                <text:p>131.070281982422</text:p>
              </table:table-cell>
              <table:table-cell office:value-type="float" office:value="0.0000113503309933094">
                <text:p>0.00001135033099330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1.070571899414">
                <text:p>131.070571899414</text:p>
              </table:table-cell>
              <table:table-cell office:value-type="float" office:value="0.000301267323010279">
                <text:p>0.0003012673230102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1.070861816406">
                <text:p>131.070861816406</text:p>
              </table:table-cell>
              <table:table-cell office:value-type="float" office:value="0.000591184314998827">
                <text:p>0.0005911843149988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1.071136474609">
                <text:p>131.071136474609</text:p>
              </table:table-cell>
              <table:table-cell office:value-type="float" office:value="0.00086584251801014">
                <text:p>0.000865842518010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1.095687866211">
                <text:p>151.095687866211</text:p>
              </table:table-cell>
              <table:table-cell office:value-type="float" office:value="-0.000797513880002043">
                <text:p>-0.0007975138800020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.096038818359">
                <text:p>151.096038818359</text:p>
              </table:table-cell>
              <table:table-cell office:value-type="float" office:value="-0.000446561731990869">
                <text:p>-0.0004465617319908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1.096389770508">
                <text:p>151.096389770508</text:p>
              </table:table-cell>
              <table:table-cell office:value-type="float" office:value="-0.0000956095829849346">
                <text:p>-0.00009560958298493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1.096740722656">
                <text:p>151.096740722656</text:p>
              </table:table-cell>
              <table:table-cell office:value-type="float" office:value="0.000255342564997818">
                <text:p>0.0002553425649978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1.097091674805">
                <text:p>151.097091674805</text:p>
              </table:table-cell>
              <table:table-cell office:value-type="float" office:value="0.000606294714003752">
                <text:p>0.0006062947140037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1.097442626953">
                <text:p>151.097442626953</text:p>
              </table:table-cell>
              <table:table-cell office:value-type="float" office:value="0.000957246862014927">
                <text:p>0.0009572468620149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1.095687866211">
                <text:p>151.095687866211</text:p>
              </table:table-cell>
              <table:table-cell office:value-type="float" office:value="-0.000797513880002043">
                <text:p>-0.0007975138800020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1.096038818359">
                <text:p>151.096038818359</text:p>
              </table:table-cell>
              <table:table-cell office:value-type="float" office:value="-0.000446561731990869">
                <text:p>-0.0004465617319908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1.096389770508">
                <text:p>151.096389770508</text:p>
              </table:table-cell>
              <table:table-cell office:value-type="float" office:value="-0.0000956095829849346">
                <text:p>-0.00009560958298493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1.096740722656">
                <text:p>151.096740722656</text:p>
              </table:table-cell>
              <table:table-cell office:value-type="float" office:value="0.000255342564997818">
                <text:p>0.0002553425649978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1.097091674805">
                <text:p>151.097091674805</text:p>
              </table:table-cell>
              <table:table-cell office:value-type="float" office:value="0.000606294714003752">
                <text:p>0.0006062947140037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1.097442626953">
                <text:p>151.097442626953</text:p>
              </table:table-cell>
              <table:table-cell office:value-type="float" office:value="0.000957246862014927">
                <text:p>0.0009572468620149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1.095687866211">
                <text:p>151.095687866211</text:p>
              </table:table-cell>
              <table:table-cell office:value-type="float" office:value="-0.000797513880002043">
                <text:p>-0.0007975138800020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1.096038818359">
                <text:p>151.096038818359</text:p>
              </table:table-cell>
              <table:table-cell office:value-type="float" office:value="-0.000446561731990869">
                <text:p>-0.0004465617319908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1.096389770508">
                <text:p>151.096389770508</text:p>
              </table:table-cell>
              <table:table-cell office:value-type="float" office:value="-0.0000956095829849346">
                <text:p>-0.00009560958298493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.096740722656">
                <text:p>151.096740722656</text:p>
              </table:table-cell>
              <table:table-cell office:value-type="float" office:value="0.000255342564997818">
                <text:p>0.0002553425649978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1.097091674805">
                <text:p>151.097091674805</text:p>
              </table:table-cell>
              <table:table-cell office:value-type="float" office:value="0.000606294714003752">
                <text:p>0.0006062947140037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1.097442626953">
                <text:p>151.097442626953</text:p>
              </table:table-cell>
              <table:table-cell office:value-type="float" office:value="0.000957246862014927">
                <text:p>0.0009572468620149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4.111755371094">
                <text:p>174.111755371094</text:p>
              </table:table-cell>
              <table:table-cell office:value-type="float" office:value="-0.000714420996985155">
                <text:p>-0.0007144209969851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4.112197875977">
                <text:p>174.112197875977</text:p>
              </table:table-cell>
              <table:table-cell office:value-type="float" office:value="-0.000271916114002124">
                <text:p>-0.0002719161140021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4.11262512207">
                <text:p>174.11262512207</text:p>
              </table:table-cell>
              <table:table-cell office:value-type="float" office:value="0.000155329979008911">
                <text:p>0.0001553299790089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4.113067626953">
                <text:p>174.113067626953</text:p>
              </table:table-cell>
              <table:table-cell office:value-type="float" office:value="0.000597834862020363">
                <text:p>0.0005978348620203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4.111755371094">
                <text:p>174.111755371094</text:p>
              </table:table-cell>
              <table:table-cell office:value-type="float" office:value="-0.000714420996985155">
                <text:p>-0.0007144209969851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4.112197875977">
                <text:p>174.112197875977</text:p>
              </table:table-cell>
              <table:table-cell office:value-type="float" office:value="-0.000271916114002124">
                <text:p>-0.0002719161140021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4.11262512207">
                <text:p>174.11262512207</text:p>
              </table:table-cell>
              <table:table-cell office:value-type="float" office:value="0.000155329979008911">
                <text:p>0.0001553299790089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4.113067626953">
                <text:p>174.113067626953</text:p>
              </table:table-cell>
              <table:table-cell office:value-type="float" office:value="0.000597834862020363">
                <text:p>0.0005978348620203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4.111755371094">
                <text:p>174.111755371094</text:p>
              </table:table-cell>
              <table:table-cell office:value-type="float" office:value="-0.000714420996985155">
                <text:p>-0.0007144209969851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4.112197875977">
                <text:p>174.112197875977</text:p>
              </table:table-cell>
              <table:table-cell office:value-type="float" office:value="-0.000271916114002124">
                <text:p>-0.0002719161140021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4.11262512207">
                <text:p>174.11262512207</text:p>
              </table:table-cell>
              <table:table-cell office:value-type="float" office:value="0.000155329979008911">
                <text:p>0.0001553299790089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4.113067626953">
                <text:p>174.113067626953</text:p>
              </table:table-cell>
              <table:table-cell office:value-type="float" office:value="0.000597834862020363">
                <text:p>0.0005978348620203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8.095947265625">
                <text:p>298.095947265625</text:p>
              </table:table-cell>
              <table:table-cell office:value-type="float" office:value="-0.000889526465982726">
                <text:p>-0.0008895264659827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8.096923828125">
                <text:p>298.096923828125</text:p>
              </table:table-cell>
              <table:table-cell office:value-type="float" office:value="0.0000870360340172738">
                <text:p>0.00008703603401727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8.097900390625">
                <text:p>298.097900390625</text:p>
              </table:table-cell>
              <table:table-cell office:value-type="float" office:value="0.00106359853401727">
                <text:p>0.001063598534017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98.095947265625">
                <text:p>298.095947265625</text:p>
              </table:table-cell>
              <table:table-cell office:value-type="float" office:value="-0.000889526465982726">
                <text:p>-0.0008895264659827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8.096923828125">
                <text:p>298.096923828125</text:p>
              </table:table-cell>
              <table:table-cell office:value-type="float" office:value="0.0000870360340172738">
                <text:p>0.00008703603401727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98.097900390625">
                <text:p>298.097900390625</text:p>
              </table:table-cell>
              <table:table-cell office:value-type="float" office:value="0.00106359853401727">
                <text:p>0.001063598534017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58.261840820313">
                <text:p>758.261840820313</text:p>
              </table:table-cell>
              <table:table-cell office:value-type="float" office:value="-0.00221501177702521">
                <text:p>-0.002215011777025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58.265808105469">
                <text:p>758.265808105469</text:p>
              </table:table-cell>
              <table:table-cell office:value-type="float" office:value="0.00175227337899742">
                <text:p>0.001752273378997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41.236999511719">
                <text:p>741.236999511719</text:p>
              </table:table-cell>
              <table:table-cell office:value-type="float" office:value="-0.000507224371062875">
                <text:p>-0.0005072243710628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41.240783691406">
                <text:p>741.240783691406</text:p>
              </table:table-cell>
              <table:table-cell office:value-type="float" office:value="0.00327695531598238">
                <text:p>0.003276955315982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58.261840820313">
                <text:p>758.261840820313</text:p>
              </table:table-cell>
              <table:table-cell office:value-type="float" office:value="-0.00221501177702521">
                <text:p>-0.002215011777025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58.265808105469">
                <text:p>758.265808105469</text:p>
              </table:table-cell>
              <table:table-cell office:value-type="float" office:value="0.00175227337899742">
                <text:p>0.001752273378997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41.236999511719">
                <text:p>741.236999511719</text:p>
              </table:table-cell>
              <table:table-cell office:value-type="float" office:value="-0.000507224371062875">
                <text:p>-0.0005072243710628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41.240783691406">
                <text:p>741.240783691406</text:p>
              </table:table-cell>
              <table:table-cell office:value-type="float" office:value="0.00327695531598238">
                <text:p>0.003276955315982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8.122344970703">
                <text:p>168.122344970703</text:p>
              </table:table-cell>
              <table:table-cell office:value-type="float" office:value="-0.000689505387981626">
                <text:p>-0.0006895053879816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8.122756958008">
                <text:p>168.122756958008</text:p>
              </table:table-cell>
              <table:table-cell office:value-type="float" office:value="-0.000277518082981487">
                <text:p>-0.0002775180829814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8.123168945313">
                <text:p>168.123168945313</text:p>
              </table:table-cell>
              <table:table-cell office:value-type="float" office:value="0.000134469222018652">
                <text:p>0.0001344692220186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8.123580932617">
                <text:p>168.123580932617</text:p>
              </table:table-cell>
              <table:table-cell office:value-type="float" office:value="0.000546456525995609">
                <text:p>0.0005464565259956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8.123992919922">
                <text:p>168.123992919922</text:p>
              </table:table-cell>
              <table:table-cell office:value-type="float" office:value="0.000958443830995748">
                <text:p>0.0009584438309957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3.054801940918">
                <text:p>123.054801940918</text:p>
              </table:table-cell>
              <table:table-cell office:value-type="float" office:value="-0.000487323173004484">
                <text:p>-0.0004873231730044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3.055061340332">
                <text:p>123.055061340332</text:p>
              </table:table-cell>
              <table:table-cell office:value-type="float" office:value="-0.000227923758998827">
                <text:p>-0.0002279237589988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3.055320739746">
                <text:p>123.055320739746</text:p>
              </table:table-cell>
              <table:table-cell office:value-type="float" office:value="0.0000314756549926187">
                <text:p>0.00003147565499261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3.05558013916">
                <text:p>123.05558013916</text:p>
              </table:table-cell>
              <table:table-cell office:value-type="float" office:value="0.000290875068998275">
                <text:p>0.0002908750689982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3.05583190918">
                <text:p>123.05583190918</text:p>
              </table:table-cell>
              <table:table-cell office:value-type="float" office:value="0.000542645088998484">
                <text:p>0.0005426450889984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3.056091308594">
                <text:p>123.056091308594</text:p>
              </table:table-cell>
              <table:table-cell office:value-type="float" office:value="0.00080204450300414">
                <text:p>0.000802044503004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8.122344970703">
                <text:p>168.122344970703</text:p>
              </table:table-cell>
              <table:table-cell office:value-type="float" office:value="-0.000689505387981626">
                <text:p>-0.0006895053879816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8.122756958008">
                <text:p>168.122756958008</text:p>
              </table:table-cell>
              <table:table-cell office:value-type="float" office:value="-0.000277518082981487">
                <text:p>-0.0002775180829814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8.123168945313">
                <text:p>168.123168945313</text:p>
              </table:table-cell>
              <table:table-cell office:value-type="float" office:value="0.000134469222018652">
                <text:p>0.0001344692220186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8.123580932617">
                <text:p>168.123580932617</text:p>
              </table:table-cell>
              <table:table-cell office:value-type="float" office:value="0.000546456525995609">
                <text:p>0.0005464565259956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8.123992919922">
                <text:p>168.123992919922</text:p>
              </table:table-cell>
              <table:table-cell office:value-type="float" office:value="0.000958443830995748">
                <text:p>0.0009584438309957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63.216857910156">
                <text:p>763.216857910156</text:p>
              </table:table-cell>
              <table:table-cell office:value-type="float" office:value="-0.0025930739350315">
                <text:p>-0.00259307393503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63.220825195313">
                <text:p>763.220825195313</text:p>
              </table:table-cell>
              <table:table-cell office:value-type="float" office:value="0.00137421122190062">
                <text:p>0.001374211221900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3.054801940918">
                <text:p>123.054801940918</text:p>
              </table:table-cell>
              <table:table-cell office:value-type="float" office:value="-0.000487323173004484">
                <text:p>-0.0004873231730044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.055061340332">
                <text:p>123.055061340332</text:p>
              </table:table-cell>
              <table:table-cell office:value-type="float" office:value="-0.000227923758998827">
                <text:p>-0.0002279237589988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.055320739746">
                <text:p>123.055320739746</text:p>
              </table:table-cell>
              <table:table-cell office:value-type="float" office:value="0.0000314756549926187">
                <text:p>0.00003147565499261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3.05558013916">
                <text:p>123.05558013916</text:p>
              </table:table-cell>
              <table:table-cell office:value-type="float" office:value="0.000290875068998275">
                <text:p>0.0002908750689982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3.05583190918">
                <text:p>123.05583190918</text:p>
              </table:table-cell>
              <table:table-cell office:value-type="float" office:value="0.000542645088998484">
                <text:p>0.0005426450889984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3.056091308594">
                <text:p>123.056091308594</text:p>
              </table:table-cell>
              <table:table-cell office:value-type="float" office:value="0.00080204450300414">
                <text:p>0.000802044503004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8.122344970703">
                <text:p>168.122344970703</text:p>
              </table:table-cell>
              <table:table-cell office:value-type="float" office:value="-0.000689505387981626">
                <text:p>-0.0006895053879816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8.122756958008">
                <text:p>168.122756958008</text:p>
              </table:table-cell>
              <table:table-cell office:value-type="float" office:value="-0.000277518082981487">
                <text:p>-0.0002775180829814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8.123168945313">
                <text:p>168.123168945313</text:p>
              </table:table-cell>
              <table:table-cell office:value-type="float" office:value="0.000134469222018652">
                <text:p>0.0001344692220186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8.123580932617">
                <text:p>168.123580932617</text:p>
              </table:table-cell>
              <table:table-cell office:value-type="float" office:value="0.000546456525995609">
                <text:p>0.0005464565259956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8.123992919922">
                <text:p>168.123992919922</text:p>
              </table:table-cell>
              <table:table-cell office:value-type="float" office:value="0.000958443830995748">
                <text:p>0.0009584438309957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63.216857910156">
                <text:p>763.216857910156</text:p>
              </table:table-cell>
              <table:table-cell office:value-type="float" office:value="-0.0025930739350315">
                <text:p>-0.00259307393503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63.220825195313">
                <text:p>763.220825195313</text:p>
              </table:table-cell>
              <table:table-cell office:value-type="float" office:value="0.00137421122190062">
                <text:p>0.001374211221900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3.10774230957">
                <text:p>223.10774230957</text:p>
              </table:table-cell>
              <table:table-cell office:value-type="float" office:value="0.0000235494790103985">
                <text:p>0.00002354947901039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3.108367919922">
                <text:p>223.108367919922</text:p>
              </table:table-cell>
              <table:table-cell office:value-type="float" office:value="0.000649159830999224">
                <text:p>0.0006491598309992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3.10710144043">
                <text:p>223.10710144043</text:p>
              </table:table-cell>
              <table:table-cell office:value-type="float" office:value="-0.000617319660989324">
                <text:p>-0.0006173196609893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3.10774230957">
                <text:p>223.10774230957</text:p>
              </table:table-cell>
              <table:table-cell office:value-type="float" office:value="0.0000235494790103985">
                <text:p>0.00002354947901039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3.108367919922">
                <text:p>223.108367919922</text:p>
              </table:table-cell>
              <table:table-cell office:value-type="float" office:value="0.000649159830999224">
                <text:p>0.0006491598309992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2.119964599609">
                <text:p>282.119964599609</text:p>
              </table:table-cell>
              <table:table-cell office:value-type="float" office:value="0.000284187517991086">
                <text:p>0.0002841875179910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82.120880126953">
                <text:p>282.120880126953</text:p>
              </table:table-cell>
              <table:table-cell office:value-type="float" office:value="0.0011997148620253">
                <text:p>0.00119971486202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1.095687866211">
                <text:p>151.095687866211</text:p>
              </table:table-cell>
              <table:table-cell office:value-type="float" office:value="-0.000797513880002043">
                <text:p>-0.0007975138800020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1.096038818359">
                <text:p>151.096038818359</text:p>
              </table:table-cell>
              <table:table-cell office:value-type="float" office:value="-0.000446561731990869">
                <text:p>-0.0004465617319908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1.096389770508">
                <text:p>151.096389770508</text:p>
              </table:table-cell>
              <table:table-cell office:value-type="float" office:value="-0.0000956095829849346">
                <text:p>-0.00009560958298493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1.096740722656">
                <text:p>151.096740722656</text:p>
              </table:table-cell>
              <table:table-cell office:value-type="float" office:value="0.000255342564997818">
                <text:p>0.0002553425649978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1.097091674805">
                <text:p>151.097091674805</text:p>
              </table:table-cell>
              <table:table-cell office:value-type="float" office:value="0.000606294714003752">
                <text:p>0.0006062947140037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1.097442626953">
                <text:p>151.097442626953</text:p>
              </table:table-cell>
              <table:table-cell office:value-type="float" office:value="0.000957246862014927">
                <text:p>0.0009572468620149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1.095687866211">
                <text:p>151.095687866211</text:p>
              </table:table-cell>
              <table:table-cell office:value-type="float" office:value="-0.000797513880002043">
                <text:p>-0.0007975138800020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1.096038818359">
                <text:p>151.096038818359</text:p>
              </table:table-cell>
              <table:table-cell office:value-type="float" office:value="-0.000446561731990869">
                <text:p>-0.0004465617319908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1.096389770508">
                <text:p>151.096389770508</text:p>
              </table:table-cell>
              <table:table-cell office:value-type="float" office:value="-0.0000956095829849346">
                <text:p>-0.00009560958298493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.096740722656">
                <text:p>151.096740722656</text:p>
              </table:table-cell>
              <table:table-cell office:value-type="float" office:value="0.000255342564997818">
                <text:p>0.0002553425649978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1.097091674805">
                <text:p>151.097091674805</text:p>
              </table:table-cell>
              <table:table-cell office:value-type="float" office:value="0.000606294714003752">
                <text:p>0.0006062947140037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1.097442626953">
                <text:p>151.097442626953</text:p>
              </table:table-cell>
              <table:table-cell office:value-type="float" office:value="0.000957246862014927">
                <text:p>0.0009572468620149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1.095687866211">
                <text:p>151.095687866211</text:p>
              </table:table-cell>
              <table:table-cell office:value-type="float" office:value="-0.000797513880002043">
                <text:p>-0.0007975138800020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1.096038818359">
                <text:p>151.096038818359</text:p>
              </table:table-cell>
              <table:table-cell office:value-type="float" office:value="-0.000446561731990869">
                <text:p>-0.0004465617319908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1.096389770508">
                <text:p>151.096389770508</text:p>
              </table:table-cell>
              <table:table-cell office:value-type="float" office:value="-0.0000956095829849346">
                <text:p>-0.00009560958298493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1.096740722656">
                <text:p>151.096740722656</text:p>
              </table:table-cell>
              <table:table-cell office:value-type="float" office:value="0.000255342564997818">
                <text:p>0.0002553425649978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1.097091674805">
                <text:p>151.097091674805</text:p>
              </table:table-cell>
              <table:table-cell office:value-type="float" office:value="0.000606294714003752">
                <text:p>0.0006062947140037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1.097442626953">
                <text:p>151.097442626953</text:p>
              </table:table-cell>
              <table:table-cell office:value-type="float" office:value="0.000957246862014927">
                <text:p>0.0009572468620149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7.143890380859">
                <text:p>377.143890380859</text:p>
              </table:table-cell>
              <table:table-cell office:value-type="float" office:value="-0.00167043123201438">
                <text:p>-0.001670431232014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7.145263671875">
                <text:p>377.145263671875</text:p>
              </table:table-cell>
              <table:table-cell office:value-type="float" office:value="-0.000297140215991476">
                <text:p>-0.0002971402159914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7.146636962891">
                <text:p>377.146636962891</text:p>
              </table:table-cell>
              <table:table-cell office:value-type="float" office:value="0.00107615080003143">
                <text:p>0.001076150800031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7.143890380859">
                <text:p>377.143890380859</text:p>
              </table:table-cell>
              <table:table-cell office:value-type="float" office:value="-0.00167043123201438">
                <text:p>-0.001670431232014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7.145263671875">
                <text:p>377.145263671875</text:p>
              </table:table-cell>
              <table:table-cell office:value-type="float" office:value="-0.000297140215991476">
                <text:p>-0.0002971402159914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7.146636962891">
                <text:p>377.146636962891</text:p>
              </table:table-cell>
              <table:table-cell office:value-type="float" office:value="0.00107615080003143">
                <text:p>0.001076150800031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7.143890380859">
                <text:p>377.143890380859</text:p>
              </table:table-cell>
              <table:table-cell office:value-type="float" office:value="-0.00167043123201438">
                <text:p>-0.001670431232014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7.145263671875">
                <text:p>377.145263671875</text:p>
              </table:table-cell>
              <table:table-cell office:value-type="float" office:value="-0.000297140215991476">
                <text:p>-0.0002971402159914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77.146636962891">
                <text:p>377.146636962891</text:p>
              </table:table-cell>
              <table:table-cell office:value-type="float" office:value="0.00107615080003143">
                <text:p>0.001076150800031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2.128967285156">
                <text:p>312.128967285156</text:p>
              </table:table-cell>
              <table:table-cell office:value-type="float" office:value="-0.0012778109349938">
                <text:p>-0.00127781093499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2.130035400391">
                <text:p>312.130035400391</text:p>
              </table:table-cell>
              <table:table-cell office:value-type="float" office:value="-0.000209695699993517">
                <text:p>-0.0002096956999935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2.128967285156">
                <text:p>312.128967285156</text:p>
              </table:table-cell>
              <table:table-cell office:value-type="float" office:value="-0.0012778109349938">
                <text:p>-0.00127781093499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2.130035400391">
                <text:p>312.130035400391</text:p>
              </table:table-cell>
              <table:table-cell office:value-type="float" office:value="-0.000209695699993517">
                <text:p>-0.0002096956999935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2.128967285156">
                <text:p>312.128967285156</text:p>
              </table:table-cell>
              <table:table-cell office:value-type="float" office:value="-0.0012778109349938">
                <text:p>-0.00127781093499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2.130035400391">
                <text:p>312.130035400391</text:p>
              </table:table-cell>
              <table:table-cell office:value-type="float" office:value="-0.000209695699993517">
                <text:p>-0.0002096956999935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8.103210449219">
                <text:p>268.103210449219</text:p>
              </table:table-cell>
              <table:table-cell office:value-type="float" office:value="-0.000819898872009617">
                <text:p>-0.0008198988720096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8.104034423828">
                <text:p>268.104034423828</text:p>
              </table:table-cell>
              <table:table-cell office:value-type="float" office:value="0.00000407573702432273">
                <text:p>0.000004075737024322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8.104858398438">
                <text:p>268.104858398438</text:p>
              </table:table-cell>
              <table:table-cell office:value-type="float" office:value="0.0008280503470246">
                <text:p>0.00082805034702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8.103210449219">
                <text:p>268.103210449219</text:p>
              </table:table-cell>
              <table:table-cell office:value-type="float" office:value="-0.000819898872009617">
                <text:p>-0.0008198988720096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8.104034423828">
                <text:p>268.104034423828</text:p>
              </table:table-cell>
              <table:table-cell office:value-type="float" office:value="0.00000407573702432273">
                <text:p>0.000004075737024322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8.104858398438">
                <text:p>268.104858398438</text:p>
              </table:table-cell>
              <table:table-cell office:value-type="float" office:value="0.0008280503470246">
                <text:p>0.00082805034702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6.061218261719">
                <text:p>136.061218261719</text:p>
              </table:table-cell>
              <table:table-cell office:value-type="float" office:value="-0.00055335037200166">
                <text:p>-0.000553350372001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6.0615234375">
                <text:p>136.0615234375</text:p>
              </table:table-cell>
              <table:table-cell office:value-type="float" office:value="-0.000248174591007455">
                <text:p>-0.0002481745910074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6.061813354492">
                <text:p>136.061813354492</text:p>
              </table:table-cell>
              <table:table-cell office:value-type="float" office:value="0.0000417424009810929">
                <text:p>0.00004174240098109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6.062118530273">
                <text:p>136.062118530273</text:p>
              </table:table-cell>
              <table:table-cell office:value-type="float" office:value="0.000346918182003719">
                <text:p>0.0003469181820037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6.062423706055">
                <text:p>136.062423706055</text:p>
              </table:table-cell>
              <table:table-cell office:value-type="float" office:value="0.000652093963992684">
                <text:p>0.0006520939639926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6.062713623047">
                <text:p>136.062713623047</text:p>
              </table:table-cell>
              <table:table-cell office:value-type="float" office:value="0.000942010955981232">
                <text:p>0.0009420109559812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6.060913085938">
                <text:p>136.060913085938</text:p>
              </table:table-cell>
              <table:table-cell office:value-type="float" office:value="-0.000858526152995864">
                <text:p>-0.0008585261529958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6.061218261719">
                <text:p>136.061218261719</text:p>
              </table:table-cell>
              <table:table-cell office:value-type="float" office:value="-0.00055335037200166">
                <text:p>-0.000553350372001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6.0615234375">
                <text:p>136.0615234375</text:p>
              </table:table-cell>
              <table:table-cell office:value-type="float" office:value="-0.000248174591007455">
                <text:p>-0.0002481745910074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6.061813354492">
                <text:p>136.061813354492</text:p>
              </table:table-cell>
              <table:table-cell office:value-type="float" office:value="0.0000417424009810929">
                <text:p>0.00004174240098109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6.062118530273">
                <text:p>136.062118530273</text:p>
              </table:table-cell>
              <table:table-cell office:value-type="float" office:value="0.000346918182003719">
                <text:p>0.0003469181820037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6.062423706055">
                <text:p>136.062423706055</text:p>
              </table:table-cell>
              <table:table-cell office:value-type="float" office:value="0.000652093963992684">
                <text:p>0.0006520939639926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6.062713623047">
                <text:p>136.062713623047</text:p>
              </table:table-cell>
              <table:table-cell office:value-type="float" office:value="0.000942010955981232">
                <text:p>0.0009420109559812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6.061218261719">
                <text:p>136.061218261719</text:p>
              </table:table-cell>
              <table:table-cell office:value-type="float" office:value="-0.00055335037200166">
                <text:p>-0.000553350372001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6.0615234375">
                <text:p>136.0615234375</text:p>
              </table:table-cell>
              <table:table-cell office:value-type="float" office:value="-0.000248174591007455">
                <text:p>-0.0002481745910074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6.061813354492">
                <text:p>136.061813354492</text:p>
              </table:table-cell>
              <table:table-cell office:value-type="float" office:value="0.0000417424009810929">
                <text:p>0.00004174240098109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6.062118530273">
                <text:p>136.062118530273</text:p>
              </table:table-cell>
              <table:table-cell office:value-type="float" office:value="0.000346918182003719">
                <text:p>0.0003469181820037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6.062423706055">
                <text:p>136.062423706055</text:p>
              </table:table-cell>
              <table:table-cell office:value-type="float" office:value="0.000652093963992684">
                <text:p>0.0006520939639926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6.062713623047">
                <text:p>136.062713623047</text:p>
              </table:table-cell>
              <table:table-cell office:value-type="float" office:value="0.000942010955981232">
                <text:p>0.0009420109559812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8.113464355469">
                <text:p>298.113464355469</text:p>
              </table:table-cell>
              <table:table-cell office:value-type="float" office:value="-0.00113067662204003">
                <text:p>-0.001130676622040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8.114440917969">
                <text:p>298.114440917969</text:p>
              </table:table-cell>
              <table:table-cell office:value-type="float" office:value="-0.000154114122040028">
                <text:p>-0.0001541141220400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8.115417480469">
                <text:p>298.115417480469</text:p>
              </table:table-cell>
              <table:table-cell office:value-type="float" office:value="0.000822448377959972">
                <text:p>0.0008224483779599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8.113464355469">
                <text:p>298.113464355469</text:p>
              </table:table-cell>
              <table:table-cell office:value-type="float" office:value="-0.00113067662204003">
                <text:p>-0.001130676622040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98.114440917969">
                <text:p>298.114440917969</text:p>
              </table:table-cell>
              <table:table-cell office:value-type="float" office:value="-0.000154114122040028">
                <text:p>-0.0001541141220400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98.115417480469">
                <text:p>298.115417480469</text:p>
              </table:table-cell>
              <table:table-cell office:value-type="float" office:value="0.000822448377959972">
                <text:p>0.00082244837795997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98.113464355469">
                <text:p>298.113464355469</text:p>
              </table:table-cell>
              <table:table-cell office:value-type="float" office:value="-0.00113067662204003">
                <text:p>-0.001130676622040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98.114440917969">
                <text:p>298.114440917969</text:p>
              </table:table-cell>
              <table:table-cell office:value-type="float" office:value="-0.000154114122040028">
                <text:p>-0.0001541141220400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98.115417480469">
                <text:p>298.115417480469</text:p>
              </table:table-cell>
              <table:table-cell office:value-type="float" office:value="0.000822448377959972">
                <text:p>0.0008224483779599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77.197326660156">
                <text:p>477.197326660156</text:p>
              </table:table-cell>
              <table:table-cell office:value-type="float" office:value="-0.000663647934970868">
                <text:p>-0.0006636479349708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77.199279785156">
                <text:p>477.199279785156</text:p>
              </table:table-cell>
              <table:table-cell office:value-type="float" office:value="0.00128947706502913">
                <text:p>0.001289477065029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77.197326660156">
                <text:p>477.197326660156</text:p>
              </table:table-cell>
              <table:table-cell office:value-type="float" office:value="-0.000663647934970868">
                <text:p>-0.0006636479349708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77.199279785156">
                <text:p>477.199279785156</text:p>
              </table:table-cell>
              <table:table-cell office:value-type="float" office:value="0.00128947706502913">
                <text:p>0.001289477065029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77.197326660156">
                <text:p>477.197326660156</text:p>
              </table:table-cell>
              <table:table-cell office:value-type="float" office:value="-0.000663647934970868">
                <text:p>-0.0006636479349708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77.199279785156">
                <text:p>477.199279785156</text:p>
              </table:table-cell>
              <table:table-cell office:value-type="float" office:value="0.00128947706502913">
                <text:p>0.001289477065029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2.075958251953">
                <text:p>162.075958251953</text:p>
              </table:table-cell>
              <table:table-cell office:value-type="float" office:value="-0.000126032137984566">
                <text:p>-0.0001260321379845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2.07633972168">
                <text:p>162.07633972168</text:p>
              </table:table-cell>
              <table:table-cell office:value-type="float" office:value="0.000255437589004259">
                <text:p>0.00025543758900425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2.076736450195">
                <text:p>162.076736450195</text:p>
              </table:table-cell>
              <table:table-cell office:value-type="float" office:value="0.000652166104003982">
                <text:p>0.00065216610400398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2.076736450195">
                <text:p>162.076736450195</text:p>
              </table:table-cell>
              <table:table-cell office:value-type="float" office:value="0.000652166104003982">
                <text:p>0.00065216610400398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9.101669311523">
                <text:p>239.101669311523</text:p>
              </table:table-cell>
              <table:table-cell office:value-type="float" office:value="-0.000964068567981258">
                <text:p>-0.0009640685679812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9.103775024414">
                <text:p>239.103775024414</text:p>
              </table:table-cell>
              <table:table-cell office:value-type="float" office:value="0.00114164432301322">
                <text:p>0.001141644323013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9.103775024414">
                <text:p>239.103775024414</text:p>
              </table:table-cell>
              <table:table-cell office:value-type="float" office:value="0.00114164432301322">
                <text:p>0.001141644323013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39.101669311523">
                <text:p>239.101669311523</text:p>
              </table:table-cell>
              <table:table-cell office:value-type="float" office:value="-0.000964068567981258">
                <text:p>-0.0009640685679812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9.10237121582">
                <text:p>239.10237121582</text:p>
              </table:table-cell>
              <table:table-cell office:value-type="float" office:value="-0.000262164270992571">
                <text:p>-0.0002621642709925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39.103073120117">
                <text:p>239.103073120117</text:p>
              </table:table-cell>
              <table:table-cell office:value-type="float" office:value="0.000439740025996116">
                <text:p>0.0004397400259961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39.103775024414">
                <text:p>239.103775024414</text:p>
              </table:table-cell>
              <table:table-cell office:value-type="float" office:value="0.00114164432301322">
                <text:p>0.001141644323013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7.045181274414">
                <text:p>137.045181274414</text:p>
              </table:table-cell>
              <table:table-cell office:value-type="float" office:value="-0.000605925677007235">
                <text:p>-0.0006059256770072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7.045486450195">
                <text:p>137.045486450195</text:p>
              </table:table-cell>
              <table:table-cell office:value-type="float" office:value="-0.000300749896013031">
                <text:p>-0.0003007498960130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7.045791625977">
                <text:p>137.045791625977</text:p>
              </table:table-cell>
              <table:table-cell office:value-type="float" office:value="0.00000442588597593385">
                <text:p>0.000004425885975933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7.046096801758">
                <text:p>137.046096801758</text:p>
              </table:table-cell>
              <table:table-cell office:value-type="float" office:value="0.00030960166699856">
                <text:p>0.0003096016669985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7.046401977539">
                <text:p>137.046401977539</text:p>
              </table:table-cell>
              <table:table-cell office:value-type="float" office:value="0.000614777447992765">
                <text:p>0.00061477744799276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7.04670715332">
                <text:p>137.04670715332</text:p>
              </table:table-cell>
              <table:table-cell office:value-type="float" office:value="0.000919953228986969">
                <text:p>0.00091995322898696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7.045181274414">
                <text:p>137.045181274414</text:p>
              </table:table-cell>
              <table:table-cell office:value-type="float" office:value="-0.000605925677007235">
                <text:p>-0.0006059256770072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7.045486450195">
                <text:p>137.045486450195</text:p>
              </table:table-cell>
              <table:table-cell office:value-type="float" office:value="-0.000300749896013031">
                <text:p>-0.00030074989601303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7.045791625977">
                <text:p>137.045791625977</text:p>
              </table:table-cell>
              <table:table-cell office:value-type="float" office:value="0.00000442588597593385">
                <text:p>0.000004425885975933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7.046096801758">
                <text:p>137.046096801758</text:p>
              </table:table-cell>
              <table:table-cell office:value-type="float" office:value="0.00030960166699856">
                <text:p>0.000309601666998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7.046401977539">
                <text:p>137.046401977539</text:p>
              </table:table-cell>
              <table:table-cell office:value-type="float" office:value="0.000614777447992765">
                <text:p>0.0006147774479927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7.04670715332">
                <text:p>137.04670715332</text:p>
              </table:table-cell>
              <table:table-cell office:value-type="float" office:value="0.000919953228986969">
                <text:p>0.00091995322898696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7.045181274414">
                <text:p>137.045181274414</text:p>
              </table:table-cell>
              <table:table-cell office:value-type="float" office:value="-0.000605925677007235">
                <text:p>-0.00060592567700723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7.045486450195">
                <text:p>137.045486450195</text:p>
              </table:table-cell>
              <table:table-cell office:value-type="float" office:value="-0.000300749896013031">
                <text:p>-0.0003007498960130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7.045791625977">
                <text:p>137.045791625977</text:p>
              </table:table-cell>
              <table:table-cell office:value-type="float" office:value="0.00000442588597593385">
                <text:p>0.000004425885975933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7.046096801758">
                <text:p>137.046096801758</text:p>
              </table:table-cell>
              <table:table-cell office:value-type="float" office:value="0.00030960166699856">
                <text:p>0.000309601666998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7.046401977539">
                <text:p>137.046401977539</text:p>
              </table:table-cell>
              <table:table-cell office:value-type="float" office:value="0.000614777447992765">
                <text:p>0.0006147774479927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7.04670715332">
                <text:p>137.04670715332</text:p>
              </table:table-cell>
              <table:table-cell office:value-type="float" office:value="0.000919953228986969">
                <text:p>0.0009199532289869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9.027618408203">
                <text:p>159.027618408203</text:p>
              </table:table-cell>
              <table:table-cell office:value-type="float" office:value="-0.000113039887992272">
                <text:p>-0.0001130398879922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9.02799987793">
                <text:p>159.02799987793</text:p>
              </table:table-cell>
              <table:table-cell office:value-type="float" office:value="0.000268429838996553">
                <text:p>0.00026842983899655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9.028381347656">
                <text:p>159.028381347656</text:p>
              </table:table-cell>
              <table:table-cell office:value-type="float" office:value="0.000649899564990619">
                <text:p>0.0006498995649906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9.027252197266">
                <text:p>159.027252197266</text:p>
              </table:table-cell>
              <table:table-cell office:value-type="float" office:value="-0.000479250825009103">
                <text:p>-0.00047925082500910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9.027618408203">
                <text:p>159.027618408203</text:p>
              </table:table-cell>
              <table:table-cell office:value-type="float" office:value="-0.000113039887992272">
                <text:p>-0.0001130398879922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9.02799987793">
                <text:p>159.02799987793</text:p>
              </table:table-cell>
              <table:table-cell office:value-type="float" office:value="0.000268429838996553">
                <text:p>0.00026842983899655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9.028381347656">
                <text:p>159.028381347656</text:p>
              </table:table-cell>
              <table:table-cell office:value-type="float" office:value="0.000649899564990619">
                <text:p>0.0006498995649906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6.085586547852">
                <text:p>166.085586547852</text:p>
              </table:table-cell>
              <table:table-cell office:value-type="float" office:value="-0.000668496239001115">
                <text:p>-0.0006684962390011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6.085998535156">
                <text:p>166.085998535156</text:p>
              </table:table-cell>
              <table:table-cell office:value-type="float" office:value="-0.000256508934995736">
                <text:p>-0.0002565089349957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6.086395263672">
                <text:p>166.086395263672</text:p>
              </table:table-cell>
              <table:table-cell office:value-type="float" office:value="0.000140219580998746">
                <text:p>0.00014021958099874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6.086807250977">
                <text:p>166.086807250977</text:p>
              </table:table-cell>
              <table:table-cell office:value-type="float" office:value="0.000552206885998885">
                <text:p>0.00055220688599888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6.087203979492">
                <text:p>166.087203979492</text:p>
              </table:table-cell>
              <table:table-cell office:value-type="float" office:value="0.000948935400998607">
                <text:p>0.00094893540099860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6.085586547852">
                <text:p>166.085586547852</text:p>
              </table:table-cell>
              <table:table-cell office:value-type="float" office:value="-0.000668496239001115">
                <text:p>-0.0006684962390011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6.085998535156">
                <text:p>166.085998535156</text:p>
              </table:table-cell>
              <table:table-cell office:value-type="float" office:value="-0.000256508934995736">
                <text:p>-0.0002565089349957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6.086395263672">
                <text:p>166.086395263672</text:p>
              </table:table-cell>
              <table:table-cell office:value-type="float" office:value="0.000140219580998746">
                <text:p>0.00014021958099874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6.086807250977">
                <text:p>166.086807250977</text:p>
              </table:table-cell>
              <table:table-cell office:value-type="float" office:value="0.000552206885998885">
                <text:p>0.00055220688599888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6.087203979492">
                <text:p>166.087203979492</text:p>
              </table:table-cell>
              <table:table-cell office:value-type="float" office:value="0.000948935400998607">
                <text:p>0.0009489354009986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6.085586547852">
                <text:p>166.085586547852</text:p>
              </table:table-cell>
              <table:table-cell office:value-type="float" office:value="-0.000668496239001115">
                <text:p>-0.0006684962390011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6.085998535156">
                <text:p>166.085998535156</text:p>
              </table:table-cell>
              <table:table-cell office:value-type="float" office:value="-0.000256508934995736">
                <text:p>-0.00025650893499573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6.086395263672">
                <text:p>166.086395263672</text:p>
              </table:table-cell>
              <table:table-cell office:value-type="float" office:value="0.000140219580998746">
                <text:p>0.00014021958099874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6.086807250977">
                <text:p>166.086807250977</text:p>
              </table:table-cell>
              <table:table-cell office:value-type="float" office:value="0.000552206885998885">
                <text:p>0.00055220688599888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6.087203979492">
                <text:p>166.087203979492</text:p>
              </table:table-cell>
              <table:table-cell office:value-type="float" office:value="0.000948935400998607">
                <text:p>0.00094893540099860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0.049209594727">
                <text:p>130.049209594727</text:p>
              </table:table-cell>
              <table:table-cell office:value-type="float" office:value="-0.000659941364006045">
                <text:p>-0.00065994136400604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0.04948425293">
                <text:p>130.04948425293</text:p>
              </table:table-cell>
              <table:table-cell office:value-type="float" office:value="-0.000385283160994732">
                <text:p>-0.0003852831609947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0.049774169922">
                <text:p>130.049774169922</text:p>
              </table:table-cell>
              <table:table-cell office:value-type="float" office:value="-0.0000953661690061836">
                <text:p>-0.00009536616900618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0.050048828125">
                <text:p>130.050048828125</text:p>
              </table:table-cell>
              <table:table-cell office:value-type="float" office:value="0.00017929203400513">
                <text:p>0.0001792920340051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0.050323486328">
                <text:p>130.050323486328</text:p>
              </table:table-cell>
              <table:table-cell office:value-type="float" office:value="0.000453950237016443">
                <text:p>0.00045395023701644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0.05061340332">
                <text:p>130.05061340332</text:p>
              </table:table-cell>
              <table:table-cell office:value-type="float" office:value="0.000743867229004991">
                <text:p>0.00074386722900499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17.068313598633">
                <text:p>217.068313598633</text:p>
              </table:table-cell>
              <table:table-cell office:value-type="float" office:value="0.000054730542018433">
                <text:p>0.0000547305420184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17.068923950195">
                <text:p>217.068923950195</text:p>
              </table:table-cell>
              <table:table-cell office:value-type="float" office:value="0.000665082104006842">
                <text:p>0.0006650821040068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0.04948425293">
                <text:p>130.04948425293</text:p>
              </table:table-cell>
              <table:table-cell office:value-type="float" office:value="-0.000385283160994732">
                <text:p>-0.0003852831609947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0.049774169922">
                <text:p>130.049774169922</text:p>
              </table:table-cell>
              <table:table-cell office:value-type="float" office:value="-0.0000953661690061836">
                <text:p>-0.00009536616900618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0.050048828125">
                <text:p>130.050048828125</text:p>
              </table:table-cell>
              <table:table-cell office:value-type="float" office:value="0.00017929203400513">
                <text:p>0.0001792920340051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0.050323486328">
                <text:p>130.050323486328</text:p>
              </table:table-cell>
              <table:table-cell office:value-type="float" office:value="0.000453950237016443">
                <text:p>0.00045395023701644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0.05061340332">
                <text:p>130.05061340332</text:p>
              </table:table-cell>
              <table:table-cell office:value-type="float" office:value="0.000743867229004991">
                <text:p>0.0007438672290049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17.067718505859">
                <text:p>217.067718505859</text:p>
              </table:table-cell>
              <table:table-cell office:value-type="float" office:value="-0.000540362231987501">
                <text:p>-0.0005403622319875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17.068313598633">
                <text:p>217.068313598633</text:p>
              </table:table-cell>
              <table:table-cell office:value-type="float" office:value="0.000054730542018433">
                <text:p>0.0000547305420184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17.068923950195">
                <text:p>217.068923950195</text:p>
              </table:table-cell>
              <table:table-cell office:value-type="float" office:value="0.000665082104006842">
                <text:p>0.0006650821040068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0.04948425293">
                <text:p>130.04948425293</text:p>
              </table:table-cell>
              <table:table-cell office:value-type="float" office:value="-0.000385283160994732">
                <text:p>-0.0003852831609947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0.049774169922">
                <text:p>130.049774169922</text:p>
              </table:table-cell>
              <table:table-cell office:value-type="float" office:value="-0.0000953661690061836">
                <text:p>-0.00009536616900618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0.050048828125">
                <text:p>130.050048828125</text:p>
              </table:table-cell>
              <table:table-cell office:value-type="float" office:value="0.00017929203400513">
                <text:p>0.0001792920340051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0.050323486328">
                <text:p>130.050323486328</text:p>
              </table:table-cell>
              <table:table-cell office:value-type="float" office:value="0.000453950237016443">
                <text:p>0.00045395023701644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0.05061340332">
                <text:p>130.05061340332</text:p>
              </table:table-cell>
              <table:table-cell office:value-type="float" office:value="0.000743867229004991">
                <text:p>0.0007438672290049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7.067718505859">
                <text:p>217.067718505859</text:p>
              </table:table-cell>
              <table:table-cell office:value-type="float" office:value="-0.000540362231987501">
                <text:p>-0.0005403622319875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17.068313598633">
                <text:p>217.068313598633</text:p>
              </table:table-cell>
              <table:table-cell office:value-type="float" office:value="0.000054730542018433">
                <text:p>0.0000547305420184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17.068923950195">
                <text:p>217.068923950195</text:p>
              </table:table-cell>
              <table:table-cell office:value-type="float" office:value="0.000665082104006842">
                <text:p>0.00066508210400684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9.092559814453">
                <text:p>209.092559814453</text:p>
              </table:table-cell>
              <table:table-cell office:value-type="float" office:value="0.00049111836202087">
                <text:p>0.0004911183620208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37.167114257813">
                <text:p>537.167114257813</text:p>
              </table:table-cell>
              <table:table-cell office:value-type="float" office:value="-0.00170116227809558">
                <text:p>-0.001701162278095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37.16943359375">
                <text:p>537.16943359375</text:p>
              </table:table-cell>
              <table:table-cell office:value-type="float" office:value="0.000618173658949672">
                <text:p>0.00061817365894967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69.087005615234">
                <text:p>269.087005615234</text:p>
              </table:table-cell>
              <table:table-cell office:value-type="float" office:value="-0.00104032085704375">
                <text:p>-0.001040320857043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69.087860107422">
                <text:p>269.087860107422</text:p>
              </table:table-cell>
              <table:table-cell office:value-type="float" office:value="-0.000185828669032162">
                <text:p>-0.00018582866903216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69.088684082031">
                <text:p>269.088684082031</text:p>
              </table:table-cell>
              <table:table-cell office:value-type="float" office:value="0.000638145940001778">
                <text:p>0.00063814594000177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37.167114257813">
                <text:p>537.167114257813</text:p>
              </table:table-cell>
              <table:table-cell office:value-type="float" office:value="-0.00170116227809558">
                <text:p>-0.0017011622780955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37.16943359375">
                <text:p>537.16943359375</text:p>
              </table:table-cell>
              <table:table-cell office:value-type="float" office:value="0.000618173658949672">
                <text:p>0.00061817365894967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9.087005615234">
                <text:p>269.087005615234</text:p>
              </table:table-cell>
              <table:table-cell office:value-type="float" office:value="-0.00104032085704375">
                <text:p>-0.001040320857043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69.087860107422">
                <text:p>269.087860107422</text:p>
              </table:table-cell>
              <table:table-cell office:value-type="float" office:value="-0.000185828669032162">
                <text:p>-0.0001858286690321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69.088684082031">
                <text:p>269.088684082031</text:p>
              </table:table-cell>
              <table:table-cell office:value-type="float" office:value="0.000638145940001778">
                <text:p>0.00063814594000177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37.167114257813">
                <text:p>537.167114257813</text:p>
              </table:table-cell>
              <table:table-cell office:value-type="float" office:value="-0.00170116227809558">
                <text:p>-0.0017011622780955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37.16943359375">
                <text:p>537.16943359375</text:p>
              </table:table-cell>
              <table:table-cell office:value-type="float" office:value="0.000618173658949672">
                <text:p>0.00061817365894967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9.087005615234">
                <text:p>269.087005615234</text:p>
              </table:table-cell>
              <table:table-cell office:value-type="float" office:value="-0.00104032085704375">
                <text:p>-0.001040320857043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9.087860107422">
                <text:p>269.087860107422</text:p>
              </table:table-cell>
              <table:table-cell office:value-type="float" office:value="-0.000185828669032162">
                <text:p>-0.00018582866903216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9.088684082031">
                <text:p>269.088684082031</text:p>
              </table:table-cell>
              <table:table-cell office:value-type="float" office:value="0.000638145940001778">
                <text:p>0.00063814594000177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.069244384766">
                <text:p>291.069244384766</text:p>
              </table:table-cell>
              <table:table-cell office:value-type="float" office:value="-0.000745799324988639">
                <text:p>-0.00074579932498863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.070190429688">
                <text:p>291.070190429688</text:p>
              </table:table-cell>
              <table:table-cell office:value-type="float" office:value="0.000200245597000048">
                <text:p>0.00020024559700004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1.071136474609">
                <text:p>291.071136474609</text:p>
              </table:table-cell>
              <table:table-cell office:value-type="float" office:value="0.00114629051796555">
                <text:p>0.001146290517965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1.069244384766">
                <text:p>291.069244384766</text:p>
              </table:table-cell>
              <table:table-cell office:value-type="float" office:value="-0.000745799324988639">
                <text:p>-0.00074579932498863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1.070190429688">
                <text:p>291.070190429688</text:p>
              </table:table-cell>
              <table:table-cell office:value-type="float" office:value="0.000200245597000048">
                <text:p>0.00020024559700004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1.071136474609">
                <text:p>291.071136474609</text:p>
              </table:table-cell>
              <table:table-cell office:value-type="float" office:value="0.00114629051796555">
                <text:p>0.001146290517965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2.075561523438">
                <text:p>162.075561523438</text:p>
              </table:table-cell>
              <table:table-cell office:value-type="float" office:value="-0.000522760652984289">
                <text:p>-0.00052276065298428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2.075958251953">
                <text:p>162.075958251953</text:p>
              </table:table-cell>
              <table:table-cell office:value-type="float" office:value="-0.000126032137984566">
                <text:p>-0.00012603213798456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2.07633972168">
                <text:p>162.07633972168</text:p>
              </table:table-cell>
              <table:table-cell office:value-type="float" office:value="0.000255437589004259">
                <text:p>0.00025543758900425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2.076736450195">
                <text:p>162.076736450195</text:p>
              </table:table-cell>
              <table:table-cell office:value-type="float" office:value="0.000652166104003982">
                <text:p>0.00065216610400398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2.075561523438">
                <text:p>162.075561523438</text:p>
              </table:table-cell>
              <table:table-cell office:value-type="float" office:value="-0.000522760652984289">
                <text:p>-0.00052276065298428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2.075958251953">
                <text:p>162.075958251953</text:p>
              </table:table-cell>
              <table:table-cell office:value-type="float" office:value="-0.000126032137984566">
                <text:p>-0.00012603213798456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62.07633972168">
                <text:p>162.07633972168</text:p>
              </table:table-cell>
              <table:table-cell office:value-type="float" office:value="0.000255437589004259">
                <text:p>0.00025543758900425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2.076736450195">
                <text:p>162.076736450195</text:p>
              </table:table-cell>
              <table:table-cell office:value-type="float" office:value="0.000652166104003982">
                <text:p>0.00065216610400398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9.087356567383">
                <text:p>189.087356567383</text:p>
              </table:table-cell>
              <table:table-cell office:value-type="float" office:value="0.00037325129201804">
                <text:p>0.0003732512920180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2.075958251953">
                <text:p>162.075958251953</text:p>
              </table:table-cell>
              <table:table-cell office:value-type="float" office:value="-0.000126032137984566">
                <text:p>-0.00012603213798456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62.07633972168">
                <text:p>162.07633972168</text:p>
              </table:table-cell>
              <table:table-cell office:value-type="float" office:value="0.000255437589004259">
                <text:p>0.00025543758900425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2.076736450195">
                <text:p>162.076736450195</text:p>
              </table:table-cell>
              <table:table-cell office:value-type="float" office:value="0.000652166104003982">
                <text:p>0.00065216610400398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12.049926757813">
                <text:p>112.049926757813</text:p>
              </table:table-cell>
              <table:table-cell office:value-type="float" office:value="-0.000611474278002788">
                <text:p>-0.0006114742780027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12.050155639648">
                <text:p>112.050155639648</text:p>
              </table:table-cell>
              <table:table-cell office:value-type="float" office:value="-0.000382592443003205">
                <text:p>-0.00038259244300320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2.05037689209">
                <text:p>112.05037689209</text:p>
              </table:table-cell>
              <table:table-cell office:value-type="float" office:value="-0.000161340001000099">
                <text:p>-0.00016134000100009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2.050605773926">
                <text:p>112.050605773926</text:p>
              </table:table-cell>
              <table:table-cell office:value-type="float" office:value="0.0000675418349942447">
                <text:p>0.000067541834994244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2.050827026367">
                <text:p>112.050827026367</text:p>
              </table:table-cell>
              <table:table-cell office:value-type="float" office:value="0.000288794276002591">
                <text:p>0.00028879427600259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2.051048278809">
                <text:p>112.051048278809</text:p>
              </table:table-cell>
              <table:table-cell office:value-type="float" office:value="0.000510046718005697">
                <text:p>0.00051004671800569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2.051277160645">
                <text:p>112.051277160645</text:p>
              </table:table-cell>
              <table:table-cell office:value-type="float" office:value="0.00073892855400004">
                <text:p>0.000738928554000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2.051498413086">
                <text:p>112.051498413086</text:p>
              </table:table-cell>
              <table:table-cell office:value-type="float" office:value="0.000960180994994175">
                <text:p>0.0009601809949941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2.050155639648">
                <text:p>112.050155639648</text:p>
              </table:table-cell>
              <table:table-cell office:value-type="float" office:value="-0.000382592443003205">
                <text:p>-0.00038259244300320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2.05037689209">
                <text:p>112.05037689209</text:p>
              </table:table-cell>
              <table:table-cell office:value-type="float" office:value="-0.000161340001000099">
                <text:p>-0.00016134000100009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2.050605773926">
                <text:p>112.050605773926</text:p>
              </table:table-cell>
              <table:table-cell office:value-type="float" office:value="0.0000675418349942447">
                <text:p>0.000067541834994244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2.050827026367">
                <text:p>112.050827026367</text:p>
              </table:table-cell>
              <table:table-cell office:value-type="float" office:value="0.000288794276002591">
                <text:p>0.00028879427600259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2.051048278809">
                <text:p>112.051048278809</text:p>
              </table:table-cell>
              <table:table-cell office:value-type="float" office:value="0.000510046718005697">
                <text:p>0.00051004671800569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2.051277160645">
                <text:p>112.051277160645</text:p>
              </table:table-cell>
              <table:table-cell office:value-type="float" office:value="0.00073892855400004">
                <text:p>0.0007389285540000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2.051498413086">
                <text:p>112.051498413086</text:p>
              </table:table-cell>
              <table:table-cell office:value-type="float" office:value="0.000960180994994175">
                <text:p>0.0009601809949941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5.096389770508">
                <text:p>205.096389770508</text:p>
              </table:table-cell>
              <table:table-cell office:value-type="float" office:value="-0.000764305582976022">
                <text:p>-0.00076430558297602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5.096939086914">
                <text:p>205.096939086914</text:p>
              </table:table-cell>
              <table:table-cell office:value-type="float" office:value="-0.000214989176981817">
                <text:p>-0.0002149891769818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5.097503662109">
                <text:p>205.097503662109</text:p>
              </table:table-cell>
              <table:table-cell office:value-type="float" office:value="0.000349586018018044">
                <text:p>0.00034958601801804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5.098052978516">
                <text:p>205.098052978516</text:p>
              </table:table-cell>
              <table:table-cell office:value-type="float" office:value="0.000898902425007009">
                <text:p>0.00089890242500700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5.096389770508">
                <text:p>205.096389770508</text:p>
              </table:table-cell>
              <table:table-cell office:value-type="float" office:value="-0.000764305582976022">
                <text:p>-0.00076430558297602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5.096939086914">
                <text:p>205.096939086914</text:p>
              </table:table-cell>
              <table:table-cell office:value-type="float" office:value="-0.000214989176981817">
                <text:p>-0.00021498917698181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05.097503662109">
                <text:p>205.097503662109</text:p>
              </table:table-cell>
              <table:table-cell office:value-type="float" office:value="0.000349586018018044">
                <text:p>0.00034958601801804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5.098052978516">
                <text:p>205.098052978516</text:p>
              </table:table-cell>
              <table:table-cell office:value-type="float" office:value="0.000898902425007009">
                <text:p>0.00089890242500700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84.098022460938">
                <text:p>284.098022460938</text:p>
              </table:table-cell>
              <table:table-cell office:value-type="float" office:value="-0.000922507153006791">
                <text:p>-0.0009225071530067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84.098907470703">
                <text:p>284.098907470703</text:p>
              </table:table-cell>
              <table:table-cell office:value-type="float" office:value="-0.0000374973880070684">
                <text:p>-0.000037497388007068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84.099822998047">
                <text:p>284.099822998047</text:p>
              </table:table-cell>
              <table:table-cell office:value-type="float" office:value="0.000878029955970305">
                <text:p>0.0008780299559703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84.098022460938">
                <text:p>284.098022460938</text:p>
              </table:table-cell>
              <table:table-cell office:value-type="float" office:value="-0.000922507153006791">
                <text:p>-0.00092250715300679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84.098907470703">
                <text:p>284.098907470703</text:p>
              </table:table-cell>
              <table:table-cell office:value-type="float" office:value="-0.0000374973880070684">
                <text:p>-0.000037497388007068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84.099822998047">
                <text:p>284.099822998047</text:p>
              </table:table-cell>
              <table:table-cell office:value-type="float" office:value="0.000878029955970305">
                <text:p>0.00087802995597030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84.098022460938">
                <text:p>284.098022460938</text:p>
              </table:table-cell>
              <table:table-cell office:value-type="float" office:value="-0.000922507153006791">
                <text:p>-0.00092250715300679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84.098907470703">
                <text:p>284.098907470703</text:p>
              </table:table-cell>
              <table:table-cell office:value-type="float" office:value="-0.0000374973880070684">
                <text:p>-0.000037497388007068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84.099822998047">
                <text:p>284.099822998047</text:p>
              </table:table-cell>
              <table:table-cell office:value-type="float" office:value="0.000878029955970305">
                <text:p>0.00087802995597030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3.102294921875">
                <text:p>203.102294921875</text:p>
              </table:table-cell>
              <table:table-cell office:value-type="float" office:value="-0.000338458215992432">
                <text:p>-0.00033845821599243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3.102844238281">
                <text:p>203.102844238281</text:p>
              </table:table-cell>
              <table:table-cell office:value-type="float" office:value="0.000210858190001773">
                <text:p>0.00021085819000177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03.103393554687">
                <text:p>203.103393554687</text:p>
              </table:table-cell>
              <table:table-cell office:value-type="float" office:value="0.000760174595995977">
                <text:p>0.00076017459599597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3.102844238281">
                <text:p>203.102844238281</text:p>
              </table:table-cell>
              <table:table-cell office:value-type="float" office:value="0.000210858190001773">
                <text:p>0.00021085819000177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3.103393554687">
                <text:p>203.103393554687</text:p>
              </table:table-cell>
              <table:table-cell office:value-type="float" office:value="0.000760174595995977">
                <text:p>0.00076017459599597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84.107269287109">
                <text:p>184.107269287109</text:p>
              </table:table-cell>
              <table:table-cell office:value-type="float" office:value="-0.00078382098200791">
                <text:p>-0.0007838209820079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84.10774230957">
                <text:p>184.10774230957</text:p>
              </table:table-cell>
              <table:table-cell office:value-type="float" office:value="-0.000310798521013567">
                <text:p>-0.00031079852101356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84.108215332031">
                <text:p>184.108215332031</text:p>
              </table:table-cell>
              <table:table-cell office:value-type="float" office:value="0.000162223939980777">
                <text:p>0.00016222393998077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84.108688354492">
                <text:p>184.108688354492</text:p>
              </table:table-cell>
              <table:table-cell office:value-type="float" office:value="0.00063524640097512">
                <text:p>0.000635246400975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4.070587158203">
                <text:p>104.070587158203</text:p>
              </table:table-cell>
              <table:table-cell office:value-type="float" office:value="-0.0000178218880080294">
                <text:p>-0.000017821888008029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4.070785522461">
                <text:p>104.070785522461</text:p>
              </table:table-cell>
              <table:table-cell office:value-type="float" office:value="0.000180542369989212">
                <text:p>0.0001805423699892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84.107269287109">
                <text:p>184.107269287109</text:p>
              </table:table-cell>
              <table:table-cell office:value-type="float" office:value="-0.00078382098200791">
                <text:p>-0.000783820982007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84.10774230957">
                <text:p>184.10774230957</text:p>
              </table:table-cell>
              <table:table-cell office:value-type="float" office:value="-0.000310798521013567">
                <text:p>-0.0003107985210135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84.108215332031">
                <text:p>184.108215332031</text:p>
              </table:table-cell>
              <table:table-cell office:value-type="float" office:value="0.000162223939980777">
                <text:p>0.00016222393998077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84.108688354492">
                <text:p>184.108688354492</text:p>
              </table:table-cell>
              <table:table-cell office:value-type="float" office:value="0.00063524640097512">
                <text:p>0.000635246400975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84.098022460938">
                <text:p>284.098022460938</text:p>
              </table:table-cell>
              <table:table-cell office:value-type="float" office:value="-0.000922507153006791">
                <text:p>-0.0009225071530067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84.098907470703">
                <text:p>284.098907470703</text:p>
              </table:table-cell>
              <table:table-cell office:value-type="float" office:value="-0.0000374973880070684">
                <text:p>-0.000037497388007068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84.099822998047">
                <text:p>284.099822998047</text:p>
              </table:table-cell>
              <table:table-cell office:value-type="float" office:value="0.000878029955970305">
                <text:p>0.00087802995597030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98.123352050781">
                <text:p>198.123352050781</text:p>
              </table:table-cell>
              <table:table-cell office:value-type="float" office:value="-0.000351121310018243">
                <text:p>-0.00035112131001824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98.123886108398">
                <text:p>198.123886108398</text:p>
              </table:table-cell>
              <table:table-cell office:value-type="float" office:value="0.000182936306998727">
                <text:p>0.00018293630699872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98.124404907227">
                <text:p>198.124404907227</text:p>
              </table:table-cell>
              <table:table-cell office:value-type="float" office:value="0.000701735135976378">
                <text:p>0.00070173513597637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84.098022460938">
                <text:p>284.098022460938</text:p>
              </table:table-cell>
              <table:table-cell office:value-type="float" office:value="-0.000922507153006791">
                <text:p>-0.00092250715300679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84.098907470703">
                <text:p>284.098907470703</text:p>
              </table:table-cell>
              <table:table-cell office:value-type="float" office:value="-0.0000374973880070684">
                <text:p>-0.000037497388007068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84.098022460938">
                <text:p>284.098022460938</text:p>
              </table:table-cell>
              <table:table-cell office:value-type="float" office:value="-0.000922507153006791">
                <text:p>-0.0009225071530067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84.098907470703">
                <text:p>284.098907470703</text:p>
              </table:table-cell>
              <table:table-cell office:value-type="float" office:value="-0.0000374973880070684">
                <text:p>-0.000037497388007068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84.099822998047">
                <text:p>284.099822998047</text:p>
              </table:table-cell>
              <table:table-cell office:value-type="float" office:value="0.000878029955970305">
                <text:p>0.00087802995597030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2.07633972168">
                <text:p>162.07633972168</text:p>
              </table:table-cell>
              <table:table-cell office:value-type="float" office:value="0.000255437589004259">
                <text:p>0.00025543758900425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2.076736450195">
                <text:p>162.076736450195</text:p>
              </table:table-cell>
              <table:table-cell office:value-type="float" office:value="0.000652166104003982">
                <text:p>0.00065216610400398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34.139465332031">
                <text:p>334.139465332031</text:p>
              </table:table-cell>
              <table:table-cell office:value-type="float" office:value="-0.000281828059996769">
                <text:p>-0.00028182805999676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34.140625">
                <text:p>334.140625</text:p>
              </table:table-cell>
              <table:table-cell office:value-type="float" office:value="0.000877839908980604">
                <text:p>0.00087783990898060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2.080657958984">
                <text:p>182.080657958984</text:p>
              </table:table-cell>
              <table:table-cell office:value-type="float" office:value="-0.000511705106987392">
                <text:p>-0.00051170510698739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2.081115722656">
                <text:p>182.081115722656</text:p>
              </table:table-cell>
              <table:table-cell office:value-type="float" office:value="-0.0000539414349987055">
                <text:p>-0.000053941434998705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2.081588745117">
                <text:p>182.081588745117</text:p>
              </table:table-cell>
              <table:table-cell office:value-type="float" office:value="0.000419081025995638">
                <text:p>0.00041908102599563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2.082046508789">
                <text:p>182.082046508789</text:p>
              </table:table-cell>
              <table:table-cell office:value-type="float" office:value="0.000876844698012746">
                <text:p>0.00087684469801274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34.140625">
                <text:p>334.140625</text:p>
              </table:table-cell>
              <table:table-cell office:value-type="float" office:value="0.000877839908980604">
                <text:p>0.00087783990898060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2.081115722656">
                <text:p>182.081115722656</text:p>
              </table:table-cell>
              <table:table-cell office:value-type="float" office:value="-0.0000539414349987055">
                <text:p>-0.000053941434998705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2.081588745117">
                <text:p>182.081588745117</text:p>
              </table:table-cell>
              <table:table-cell office:value-type="float" office:value="0.000419081025995638">
                <text:p>0.00041908102599563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2.082046508789">
                <text:p>182.082046508789</text:p>
              </table:table-cell>
              <table:table-cell office:value-type="float" office:value="0.000876844698012746">
                <text:p>0.00087684469801274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2.081115722656">
                <text:p>182.081115722656</text:p>
              </table:table-cell>
              <table:table-cell office:value-type="float" office:value="-0.0000539414349987055">
                <text:p>-0.000053941434998705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2.081588745117">
                <text:p>182.081588745117</text:p>
              </table:table-cell>
              <table:table-cell office:value-type="float" office:value="0.000419081025995638">
                <text:p>0.00041908102599563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82.082046508789">
                <text:p>182.082046508789</text:p>
              </table:table-cell>
              <table:table-cell office:value-type="float" office:value="0.000876844698012746">
                <text:p>0.00087684469801274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89.123718261719">
                <text:p>189.123718261719</text:p>
              </table:table-cell>
              <table:table-cell office:value-type="float" office:value="0.000349437628017313">
                <text:p>0.00034943762801731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89.124206542969">
                <text:p>189.124206542969</text:p>
              </table:table-cell>
              <table:table-cell office:value-type="float" office:value="0.000837718878017313">
                <text:p>0.00083771887801731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10.131469726563">
                <text:p>810.131469726563</text:p>
              </table:table-cell>
              <table:table-cell office:value-type="float" office:value="-0.00158037152800716">
                <text:p>-0.0015803715280071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10.135803222656">
                <text:p>810.135803222656</text:p>
              </table:table-cell>
              <table:table-cell office:value-type="float" office:value="0.00275312456506072">
                <text:p>0.0027531245650607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30.085922241211">
                <text:p>130.085922241211</text:p>
              </table:table-cell>
              <table:table-cell office:value-type="float" office:value="-0.000332802879995597">
                <text:p>-0.00033280287999559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0.086196899414">
                <text:p>130.086196899414</text:p>
              </table:table-cell>
              <table:table-cell office:value-type="float" office:value="-0.0000581446769842842">
                <text:p>-0.000058144676984284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0.086486816406">
                <text:p>130.086486816406</text:p>
              </table:table-cell>
              <table:table-cell office:value-type="float" office:value="0.000231772315004264">
                <text:p>0.00023177231500426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0.086761474609">
                <text:p>130.086761474609</text:p>
              </table:table-cell>
              <table:table-cell office:value-type="float" office:value="0.000506430518015577">
                <text:p>0.00050643051801557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0.087036132813">
                <text:p>130.087036132813</text:p>
              </table:table-cell>
              <table:table-cell office:value-type="float" office:value="0.00078108872202165">
                <text:p>0.0007810887220216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0.086196899414">
                <text:p>130.086196899414</text:p>
              </table:table-cell>
              <table:table-cell office:value-type="float" office:value="-0.0000581446769842842">
                <text:p>-0.000058144676984284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30.086486816406">
                <text:p>130.086486816406</text:p>
              </table:table-cell>
              <table:table-cell office:value-type="float" office:value="0.000231772315004264">
                <text:p>0.00023177231500426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30.086761474609">
                <text:p>130.086761474609</text:p>
              </table:table-cell>
              <table:table-cell office:value-type="float" office:value="0.000506430518015577">
                <text:p>0.00050643051801557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30.087036132813">
                <text:p>130.087036132813</text:p>
              </table:table-cell>
              <table:table-cell office:value-type="float" office:value="0.00078108872202165">
                <text:p>0.0007810887220216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30.086196899414">
                <text:p>130.086196899414</text:p>
              </table:table-cell>
              <table:table-cell office:value-type="float" office:value="-0.0000581446769842842">
                <text:p>-0.000058144676984284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30.086486816406">
                <text:p>130.086486816406</text:p>
              </table:table-cell>
              <table:table-cell office:value-type="float" office:value="0.000231772315004264">
                <text:p>0.00023177231500426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30.086761474609">
                <text:p>130.086761474609</text:p>
              </table:table-cell>
              <table:table-cell office:value-type="float" office:value="0.000506430518015577">
                <text:p>0.00050643051801557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71.113708496094">
                <text:p>371.113708496094</text:p>
              </table:table-cell>
              <table:table-cell office:value-type="float" office:value="0.000493368002992156">
                <text:p>0.00049336800299215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71.115051269531">
                <text:p>371.115051269531</text:p>
              </table:table-cell>
              <table:table-cell office:value-type="float" office:value="0.00183614144003741">
                <text:p>0.0018361414400374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4.065933227539">
                <text:p>144.065933227539</text:p>
              </table:table-cell>
              <table:table-cell office:value-type="float" office:value="0.000413627448011766">
                <text:p>0.00041362744801176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4.06559753418">
                <text:p>144.06559753418</text:p>
              </table:table-cell>
              <table:table-cell office:value-type="float" office:value="0.0000779340890062485">
                <text:p>0.000077934089006248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4.065933227539">
                <text:p>144.065933227539</text:p>
              </table:table-cell>
              <table:table-cell office:value-type="float" office:value="0.000413627448011766">
                <text:p>0.00041362744801176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4.065277099609">
                <text:p>144.065277099609</text:p>
              </table:table-cell>
              <table:table-cell office:value-type="float" office:value="-0.000242500481988372">
                <text:p>-0.00024250048198837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4.06559753418">
                <text:p>144.06559753418</text:p>
              </table:table-cell>
              <table:table-cell office:value-type="float" office:value="0.0000779340890062485">
                <text:p>0.000077934089006248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4.065933227539">
                <text:p>144.065933227539</text:p>
              </table:table-cell>
              <table:table-cell office:value-type="float" office:value="0.000413627448011766">
                <text:p>0.00041362744801176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4.066253662109">
                <text:p>144.066253662109</text:p>
              </table:table-cell>
              <table:table-cell office:value-type="float" office:value="0.000734062018011628">
                <text:p>0.00073406201801162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58.109405517578">
                <text:p>258.109405517578</text:p>
              </table:table-cell>
              <table:table-cell office:value-type="float" office:value="0.000958485486989957">
                <text:p>0.00095848548698995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82.119079589844">
                <text:p>282.119079589844</text:p>
              </table:table-cell>
              <table:table-cell office:value-type="float" office:value="-0.000600822247008637">
                <text:p>-0.00060082224700863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82.119964599609">
                <text:p>282.119964599609</text:p>
              </table:table-cell>
              <table:table-cell office:value-type="float" office:value="0.000284187517991086">
                <text:p>0.00028418751799108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82.120880126953">
                <text:p>282.120880126953</text:p>
              </table:table-cell>
              <table:table-cell office:value-type="float" office:value="0.0011997148620253">
                <text:p>0.001199714862025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66.129150390625">
                <text:p>666.129150390625</text:p>
              </table:table-cell>
              <table:table-cell office:value-type="float" office:value="-0.00289792946603029">
                <text:p>-0.0028979294660302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66.132385253906">
                <text:p>666.132385253906</text:p>
              </table:table-cell>
              <table:table-cell office:value-type="float" office:value="0.000336933814992335">
                <text:p>0.00033693381499233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82.119079589844">
                <text:p>282.119079589844</text:p>
              </table:table-cell>
              <table:table-cell office:value-type="float" office:value="-0.000600822247008637">
                <text:p>-0.00060082224700863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82.119964599609">
                <text:p>282.119964599609</text:p>
              </table:table-cell>
              <table:table-cell office:value-type="float" office:value="0.000284187517991086">
                <text:p>0.00028418751799108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82.120880126953">
                <text:p>282.120880126953</text:p>
              </table:table-cell>
              <table:table-cell office:value-type="float" office:value="0.0011997148620253">
                <text:p>0.001199714862025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66.129150390625">
                <text:p>666.129150390625</text:p>
              </table:table-cell>
              <table:table-cell office:value-type="float" office:value="-0.00289792946603029">
                <text:p>-0.0028979294660302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66.132385253906">
                <text:p>666.132385253906</text:p>
              </table:table-cell>
              <table:table-cell office:value-type="float" office:value="0.000336933814992335">
                <text:p>0.00033693381499233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7.033828735352">
                <text:p>167.033828735352</text:p>
              </table:table-cell>
              <table:table-cell office:value-type="float" office:value="-0.0000563887390114814">
                <text:p>-0.000056388739011481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7.034240722656">
                <text:p>167.034240722656</text:p>
              </table:table-cell>
              <table:table-cell office:value-type="float" office:value="0.000355598564993898">
                <text:p>0.00035559856499389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7.034652709961">
                <text:p>167.034652709961</text:p>
              </table:table-cell>
              <table:table-cell office:value-type="float" office:value="0.000767585869994036">
                <text:p>0.00076758586999403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82.119079589844">
                <text:p>282.119079589844</text:p>
              </table:table-cell>
              <table:table-cell office:value-type="float" office:value="-0.000600822247008637">
                <text:p>-0.00060082224700863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82.119964599609">
                <text:p>282.119964599609</text:p>
              </table:table-cell>
              <table:table-cell office:value-type="float" office:value="0.000284187517991086">
                <text:p>0.00028418751799108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82.120880126953">
                <text:p>282.120880126953</text:p>
              </table:table-cell>
              <table:table-cell office:value-type="float" office:value="0.0011997148620253">
                <text:p>0.001199714862025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85.127838134766">
                <text:p>385.127838134766</text:p>
              </table:table-cell>
              <table:table-cell office:value-type="float" office:value="-0.00102705732496133">
                <text:p>-0.0010270573249613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85.129272460937">
                <text:p>385.129272460937</text:p>
              </table:table-cell>
              <table:table-cell office:value-type="float" office:value="0.000407268846004172">
                <text:p>0.00040726884600417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85.130676269531">
                <text:p>385.130676269531</text:p>
              </table:table-cell>
              <table:table-cell office:value-type="float" office:value="0.00181107744003839">
                <text:p>0.0018110774400383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66.129150390625">
                <text:p>666.129150390625</text:p>
              </table:table-cell>
              <table:table-cell office:value-type="float" office:value="-0.00289792946603029">
                <text:p>-0.0028979294660302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66.132385253906">
                <text:p>666.132385253906</text:p>
              </table:table-cell>
              <table:table-cell office:value-type="float" office:value="0.000336933814992335">
                <text:p>0.00033693381499233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85.127838134766">
                <text:p>385.127838134766</text:p>
              </table:table-cell>
              <table:table-cell office:value-type="float" office:value="-0.00102705732496133">
                <text:p>-0.0010270573249613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85.129272460937">
                <text:p>385.129272460937</text:p>
              </table:table-cell>
              <table:table-cell office:value-type="float" office:value="0.000407268846004172">
                <text:p>0.00040726884600417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85.130676269531">
                <text:p>385.130676269531</text:p>
              </table:table-cell>
              <table:table-cell office:value-type="float" office:value="0.00181107744003839">
                <text:p>0.0018110774400383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0.07666015625">
                <text:p>150.07666015625</text:p>
              </table:table-cell>
              <table:table-cell office:value-type="float" office:value="-0.0000928238409869664">
                <text:p>-0.000092823840986966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50.077011108398">
                <text:p>150.077011108398</text:p>
              </table:table-cell>
              <table:table-cell office:value-type="float" office:value="0.000258128307024208">
                <text:p>0.00025812830702420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50.077346801758">
                <text:p>150.077346801758</text:p>
              </table:table-cell>
              <table:table-cell office:value-type="float" office:value="0.000593821667024486">
                <text:p>0.00059382166702448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50.077697753906">
                <text:p>150.077697753906</text:p>
              </table:table-cell>
              <table:table-cell office:value-type="float" office:value="0.000944773815007238">
                <text:p>0.00094477381500723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85.127838134766">
                <text:p>385.127838134766</text:p>
              </table:table-cell>
              <table:table-cell office:value-type="float" office:value="-0.00102705732496133">
                <text:p>-0.001027057324961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85.129272460937">
                <text:p>385.129272460937</text:p>
              </table:table-cell>
              <table:table-cell office:value-type="float" office:value="0.000407268846004172">
                <text:p>0.00040726884600417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85.130676269531">
                <text:p>385.130676269531</text:p>
              </table:table-cell>
              <table:table-cell office:value-type="float" office:value="0.00181107744003839">
                <text:p>0.0018110774400383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0.07666015625">
                <text:p>150.07666015625</text:p>
              </table:table-cell>
              <table:table-cell office:value-type="float" office:value="-0.0000928238409869664">
                <text:p>-0.000092823840986966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0.077011108398">
                <text:p>150.077011108398</text:p>
              </table:table-cell>
              <table:table-cell office:value-type="float" office:value="0.000258128307024208">
                <text:p>0.00025812830702420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50.077346801758">
                <text:p>150.077346801758</text:p>
              </table:table-cell>
              <table:table-cell office:value-type="float" office:value="0.000593821667024486">
                <text:p>0.00059382166702448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0.077697753906">
                <text:p>150.077697753906</text:p>
              </table:table-cell>
              <table:table-cell office:value-type="float" office:value="0.000944773815007238">
                <text:p>0.00094477381500723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50.077011108398">
                <text:p>150.077011108398</text:p>
              </table:table-cell>
              <table:table-cell office:value-type="float" office:value="0.000258128307024208">
                <text:p>0.00025812830702420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50.077346801758">
                <text:p>150.077346801758</text:p>
              </table:table-cell>
              <table:table-cell office:value-type="float" office:value="0.000593821667024486">
                <text:p>0.00059382166702448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50.077697753906">
                <text:p>150.077697753906</text:p>
              </table:table-cell>
              <table:table-cell office:value-type="float" office:value="0.000944773815007238">
                <text:p>0.00094477381500723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48.069183349609">
                <text:p>348.069183349609</text:p>
              </table:table-cell>
              <table:table-cell office:value-type="float" office:value="-0.00117752048203101">
                <text:p>-0.0011775204820310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48.070404052734">
                <text:p>348.070404052734</text:p>
              </table:table-cell>
              <table:table-cell office:value-type="float" office:value="0.0000431826429689863">
                <text:p>0.00004318264296898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48.071624755859">
                <text:p>348.071624755859</text:p>
              </table:table-cell>
              <table:table-cell office:value-type="float" office:value="0.00126388576796899">
                <text:p>0.0012638857679689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48.069183349609">
                <text:p>348.069183349609</text:p>
              </table:table-cell>
              <table:table-cell office:value-type="float" office:value="-0.00117752048203101">
                <text:p>-0.0011775204820310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48.070404052734">
                <text:p>348.070404052734</text:p>
              </table:table-cell>
              <table:table-cell office:value-type="float" office:value="0.0000431826429689863">
                <text:p>0.000043182642968986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48.071624755859">
                <text:p>348.071624755859</text:p>
              </table:table-cell>
              <table:table-cell office:value-type="float" office:value="0.00126388576796899">
                <text:p>0.0012638857679689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90.070663452148">
                <text:p>190.070663452148</text:p>
              </table:table-cell>
              <table:table-cell office:value-type="float" office:value="-0.000335451942987675">
                <text:p>-0.00033545194298767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32.560760498047">
                <text:p>332.560760498047</text:p>
              </table:table-cell>
              <table:table-cell office:value-type="float" office:value="-0.00107685604399421">
                <text:p>-0.0010768560439942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32.561920166016">
                <text:p>332.561920166016</text:p>
              </table:table-cell>
              <table:table-cell office:value-type="float" office:value="0.000082811925040005">
                <text:p>0.00008281192504000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32.563049316406">
                <text:p>332.563049316406</text:p>
              </table:table-cell>
              <table:table-cell office:value-type="float" office:value="0.00121196231503973">
                <text:p>0.0012119623150397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32.560760498047">
                <text:p>332.560760498047</text:p>
              </table:table-cell>
              <table:table-cell office:value-type="float" office:value="-0.00107685604399421">
                <text:p>-0.0010768560439942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32.561920166016">
                <text:p>332.561920166016</text:p>
              </table:table-cell>
              <table:table-cell office:value-type="float" office:value="0.000082811925040005">
                <text:p>0.00008281192504000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32.563049316406">
                <text:p>332.563049316406</text:p>
              </table:table-cell>
              <table:table-cell office:value-type="float" office:value="0.00121196231503973">
                <text:p>0.0012119623150397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32.561920166016">
                <text:p>332.561920166016</text:p>
              </table:table-cell>
              <table:table-cell office:value-type="float" office:value="0.000082811925040005">
                <text:p>0.00008281192504000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32.563049316406">
                <text:p>332.563049316406</text:p>
              </table:table-cell>
              <table:table-cell office:value-type="float" office:value="0.00121196231503973">
                <text:p>0.0012119623150397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64.113464355469">
                <text:p>664.113464355469</text:p>
              </table:table-cell>
              <table:table-cell office:value-type="float" office:value="-0.00293390062199705">
                <text:p>-0.0029339006219970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64.11669921875">
                <text:p>664.11669921875</text:p>
              </table:table-cell>
              <table:table-cell office:value-type="float" office:value="0.000300962659025572">
                <text:p>0.00030096265902557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64.113464355469">
                <text:p>664.113464355469</text:p>
              </table:table-cell>
              <table:table-cell office:value-type="float" office:value="-0.00293390062199705">
                <text:p>-0.0029339006219970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64.11669921875">
                <text:p>664.11669921875</text:p>
              </table:table-cell>
              <table:table-cell office:value-type="float" office:value="0.000300962659025572">
                <text:p>0.00030096265902557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64.113464355469">
                <text:p>664.113464355469</text:p>
              </table:table-cell>
              <table:table-cell office:value-type="float" office:value="-0.00293390062199705">
                <text:p>-0.0029339006219970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64.11669921875">
                <text:p>664.11669921875</text:p>
              </table:table-cell>
              <table:table-cell office:value-type="float" office:value="0.000300962659025572">
                <text:p>0.00030096265902557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08.089996337891">
                <text:p>308.089996337891</text:p>
              </table:table-cell>
              <table:table-cell office:value-type="float" office:value="-0.00108637820000013">
                <text:p>-0.0010863782000001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08.091003417969">
                <text:p>308.091003417969</text:p>
              </table:table-cell>
              <table:table-cell office:value-type="float" office:value="-0.0000792981220456568">
                <text:p>-0.000079298122045656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08.092041015625">
                <text:p>308.092041015625</text:p>
              </table:table-cell>
              <table:table-cell office:value-type="float" office:value="0.00095829953397697">
                <text:p>0.0009582995339769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6.075912475586">
                <text:p>156.075912475586</text:p>
              </table:table-cell>
              <table:table-cell office:value-type="float" office:value="-0.000840504504992623">
                <text:p>-0.00084050450499262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6.076278686523">
                <text:p>156.076278686523</text:p>
              </table:table-cell>
              <table:table-cell office:value-type="float" office:value="-0.000474293567975792">
                <text:p>-0.00047429356797579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6.076644897461">
                <text:p>156.076644897461</text:p>
              </table:table-cell>
              <table:table-cell office:value-type="float" office:value="-0.000108082629992623">
                <text:p>-0.00010808262999262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6.077026367188">
                <text:p>156.077026367188</text:p>
              </table:table-cell>
              <table:table-cell office:value-type="float" office:value="0.000273387097024624">
                <text:p>0.00027338709702462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6.077392578125">
                <text:p>156.077392578125</text:p>
              </table:table-cell>
              <table:table-cell office:value-type="float" office:value="0.000639598034013034">
                <text:p>0.00063959803401303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08.089996337891">
                <text:p>308.089996337891</text:p>
              </table:table-cell>
              <table:table-cell office:value-type="float" office:value="-0.00108637820000013">
                <text:p>-0.0010863782000001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08.091003417969">
                <text:p>308.091003417969</text:p>
              </table:table-cell>
              <table:table-cell office:value-type="float" office:value="-0.0000792981220456568">
                <text:p>-0.000079298122045656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08.092041015625">
                <text:p>308.092041015625</text:p>
              </table:table-cell>
              <table:table-cell office:value-type="float" office:value="0.00095829953397697">
                <text:p>0.0009582995339769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8.05973815918">
                <text:p>148.05973815918</text:p>
              </table:table-cell>
              <table:table-cell office:value-type="float" office:value="-0.000696060910996721">
                <text:p>-0.00069606091099672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8.060089111328">
                <text:p>148.060089111328</text:p>
              </table:table-cell>
              <table:table-cell office:value-type="float" office:value="-0.000345108762985546">
                <text:p>-0.00034510876298554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8.060424804688">
                <text:p>148.060424804688</text:p>
              </table:table-cell>
              <table:table-cell office:value-type="float" office:value="-0.00000941540298526888">
                <text:p>-0.0000094154029852688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48.060760498047">
                <text:p>148.060760498047</text:p>
              </table:table-cell>
              <table:table-cell office:value-type="float" office:value="0.000326277955991827">
                <text:p>0.00032627795599182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48.061096191406">
                <text:p>148.061096191406</text:p>
              </table:table-cell>
              <table:table-cell office:value-type="float" office:value="0.000661971314997345">
                <text:p>0.00066197131499734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56.075912475586">
                <text:p>156.075912475586</text:p>
              </table:table-cell>
              <table:table-cell office:value-type="float" office:value="-0.000840504504992623">
                <text:p>-0.00084050450499262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6.076278686523">
                <text:p>156.076278686523</text:p>
              </table:table-cell>
              <table:table-cell office:value-type="float" office:value="-0.000474293567975792">
                <text:p>-0.00047429356797579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56.076644897461">
                <text:p>156.076644897461</text:p>
              </table:table-cell>
              <table:table-cell office:value-type="float" office:value="-0.000108082629992623">
                <text:p>-0.00010808262999262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56.077026367188">
                <text:p>156.077026367188</text:p>
              </table:table-cell>
              <table:table-cell office:value-type="float" office:value="0.000273387097024624">
                <text:p>0.00027338709702462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6.077392578125">
                <text:p>156.077392578125</text:p>
              </table:table-cell>
              <table:table-cell office:value-type="float" office:value="0.000639598034013034">
                <text:p>0.00063959803401303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08.089996337891">
                <text:p>308.089996337891</text:p>
              </table:table-cell>
              <table:table-cell office:value-type="float" office:value="-0.00108637820000013">
                <text:p>-0.0010863782000001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08.091003417969">
                <text:p>308.091003417969</text:p>
              </table:table-cell>
              <table:table-cell office:value-type="float" office:value="-0.0000792981220456568">
                <text:p>-0.000079298122045656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08.092041015625">
                <text:p>308.092041015625</text:p>
              </table:table-cell>
              <table:table-cell office:value-type="float" office:value="0.00095829953397697">
                <text:p>0.0009582995339769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8.05973815918">
                <text:p>148.05973815918</text:p>
              </table:table-cell>
              <table:table-cell office:value-type="float" office:value="-0.000696060910996721">
                <text:p>-0.00069606091099672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8.060089111328">
                <text:p>148.060089111328</text:p>
              </table:table-cell>
              <table:table-cell office:value-type="float" office:value="-0.000345108762985546">
                <text:p>-0.00034510876298554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8.060424804688">
                <text:p>148.060424804688</text:p>
              </table:table-cell>
              <table:table-cell office:value-type="float" office:value="-0.00000941540298526888">
                <text:p>-0.0000094154029852688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8.060760498047">
                <text:p>148.060760498047</text:p>
              </table:table-cell>
              <table:table-cell office:value-type="float" office:value="0.000326277955991827">
                <text:p>0.00032627795599182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8.061096191406">
                <text:p>148.061096191406</text:p>
              </table:table-cell>
              <table:table-cell office:value-type="float" office:value="0.000661971314997345">
                <text:p>0.00066197131499734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8.05973815918">
                <text:p>148.05973815918</text:p>
              </table:table-cell>
              <table:table-cell office:value-type="float" office:value="-0.000696060910996721">
                <text:p>-0.00069606091099672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8.060089111328">
                <text:p>148.060089111328</text:p>
              </table:table-cell>
              <table:table-cell office:value-type="float" office:value="-0.000345108762985546">
                <text:p>-0.00034510876298554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8.060424804688">
                <text:p>148.060424804688</text:p>
              </table:table-cell>
              <table:table-cell office:value-type="float" office:value="-0.00000941540298526888">
                <text:p>-0.0000094154029852688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8.060760498047">
                <text:p>148.060760498047</text:p>
              </table:table-cell>
              <table:table-cell office:value-type="float" office:value="0.000326277955991827">
                <text:p>0.00032627795599182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8.061096191406">
                <text:p>148.061096191406</text:p>
              </table:table-cell>
              <table:table-cell office:value-type="float" office:value="0.000661971314997345">
                <text:p>0.00066197131499734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58.109405517578">
                <text:p>258.109405517578</text:p>
              </table:table-cell>
              <table:table-cell office:value-type="float" office:value="-0.000694924512970374">
                <text:p>-0.0006949245129703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8.110198974609">
                <text:p>258.110198974609</text:p>
              </table:table-cell>
              <table:table-cell office:value-type="float" office:value="0.0000985325179954089">
                <text:p>0.000098532517995408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58.110961914062">
                <text:p>258.110961914062</text:p>
              </table:table-cell>
              <table:table-cell office:value-type="float" office:value="0.000861471971006722">
                <text:p>0.00086147197100672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8.109405517578">
                <text:p>258.109405517578</text:p>
              </table:table-cell>
              <table:table-cell office:value-type="float" office:value="-0.000694924512970374">
                <text:p>-0.00069492451297037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58.110198974609">
                <text:p>258.110198974609</text:p>
              </table:table-cell>
              <table:table-cell office:value-type="float" office:value="0.0000985325179954089">
                <text:p>0.000098532517995408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8.110961914062">
                <text:p>258.110961914062</text:p>
              </table:table-cell>
              <table:table-cell office:value-type="float" office:value="0.000861471971006722">
                <text:p>0.00086147197100672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14.091613769531">
                <text:p>214.091613769531</text:p>
              </table:table-cell>
              <table:table-cell office:value-type="float" office:value="-0.000514502559013863">
                <text:p>-0.00051450255901386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14.091613769531">
                <text:p>214.091613769531</text:p>
              </table:table-cell>
              <table:table-cell office:value-type="float" office:value="-0.000514502559013863">
                <text:p>-0.00051450255901386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14.092208862305">
                <text:p>214.092208862305</text:p>
              </table:table-cell>
              <table:table-cell office:value-type="float" office:value="0.0000805902149920712">
                <text:p>0.000080590214992071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17.128753662109">
                <text:p>217.128753662109</text:p>
              </table:table-cell>
              <table:table-cell office:value-type="float" office:value="-0.000763161982007432">
                <text:p>-0.00076316198200743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17.129348754883">
                <text:p>217.129348754883</text:p>
              </table:table-cell>
              <table:table-cell office:value-type="float" office:value="-0.000168069208001498">
                <text:p>-0.00016806920800149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17.129959106445">
                <text:p>217.129959106445</text:p>
              </table:table-cell>
              <table:table-cell office:value-type="float" office:value="0.000442282353986911">
                <text:p>0.00044228235398691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17.130569458008">
                <text:p>217.130569458008</text:p>
              </table:table-cell>
              <table:table-cell office:value-type="float" office:value="0.0010526339169985">
                <text:p>0.001052633916998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17.128753662109">
                <text:p>217.128753662109</text:p>
              </table:table-cell>
              <table:table-cell office:value-type="float" office:value="-0.000763161982007432">
                <text:p>-0.00076316198200743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17.129348754883">
                <text:p>217.129348754883</text:p>
              </table:table-cell>
              <table:table-cell office:value-type="float" office:value="-0.000168069208001498">
                <text:p>-0.00016806920800149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17.129959106445">
                <text:p>217.129959106445</text:p>
              </table:table-cell>
              <table:table-cell office:value-type="float" office:value="0.000442282353986911">
                <text:p>0.00044228235398691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17.130569458008">
                <text:p>217.130569458008</text:p>
              </table:table-cell>
              <table:table-cell office:value-type="float" office:value="0.0010526339169985">
                <text:p>0.001052633916998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49.10774230957">
                <text:p>249.10774230957</text:p>
              </table:table-cell>
              <table:table-cell office:value-type="float" office:value="-0.00037037452099753">
                <text:p>-0.0003703745209975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49.108489990234">
                <text:p>249.108489990234</text:p>
              </table:table-cell>
              <table:table-cell office:value-type="float" office:value="0.000377306143008127">
                <text:p>0.00037730614300812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49.109237670898">
                <text:p>249.109237670898</text:p>
              </table:table-cell>
              <table:table-cell office:value-type="float" office:value="0.00112498680701378">
                <text:p>0.0011249868070137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49.10774230957">
                <text:p>249.10774230957</text:p>
              </table:table-cell>
              <table:table-cell office:value-type="float" office:value="-0.00037037452099753">
                <text:p>-0.0003703745209975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49.108489990234">
                <text:p>249.108489990234</text:p>
              </table:table-cell>
              <table:table-cell office:value-type="float" office:value="0.000377306143008127">
                <text:p>0.00037730614300812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49.109237670898">
                <text:p>249.109237670898</text:p>
              </table:table-cell>
              <table:table-cell office:value-type="float" office:value="0.00112498680701378">
                <text:p>0.0011249868070137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25.045227050781">
                <text:p>425.045227050781</text:p>
              </table:table-cell>
              <table:table-cell office:value-type="float" office:value="0.000807422690002113">
                <text:p>0.00080742269000211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25.043548583984">
                <text:p>425.043548583984</text:p>
              </table:table-cell>
              <table:table-cell office:value-type="float" office:value="-0.000871044107043417">
                <text:p>-0.00087104410704341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25.045227050781">
                <text:p>425.045227050781</text:p>
              </table:table-cell>
              <table:table-cell office:value-type="float" office:value="0.000807422690002113">
                <text:p>0.00080742269000211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34.044738769531">
                <text:p>134.044738769531</text:p>
              </table:table-cell>
              <table:table-cell office:value-type="float" office:value="-0.0000453865600036352">
                <text:p>-0.000045386560003635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34.045028686523">
                <text:p>134.045028686523</text:p>
              </table:table-cell>
              <table:table-cell office:value-type="float" office:value="0.000244530432013335">
                <text:p>0.00024453043201333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34.045318603516">
                <text:p>134.045318603516</text:p>
              </table:table-cell>
              <table:table-cell office:value-type="float" office:value="0.000534447424996642">
                <text:p>0.00053444742499664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34.045623779297">
                <text:p>134.045623779297</text:p>
              </table:table-cell>
              <table:table-cell office:value-type="float" office:value="0.000839623205990847">
                <text:p>0.00083962320599084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28.035858154297">
                <text:p>428.035858154297</text:p>
              </table:table-cell>
              <table:table-cell office:value-type="float" office:value="-0.000833237793983699">
                <text:p>-0.00083323779398369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28.037536621094">
                <text:p>428.037536621094</text:p>
              </table:table-cell>
              <table:table-cell office:value-type="float" office:value="0.000845229003004988">
                <text:p>0.00084522900300498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34.044448852539">
                <text:p>134.044448852539</text:p>
              </table:table-cell>
              <table:table-cell office:value-type="float" office:value="-0.000335303551992183">
                <text:p>-0.00033530355199218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34.044738769531">
                <text:p>134.044738769531</text:p>
              </table:table-cell>
              <table:table-cell office:value-type="float" office:value="-0.0000453865600036352">
                <text:p>-0.000045386560003635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34.045028686523">
                <text:p>134.045028686523</text:p>
              </table:table-cell>
              <table:table-cell office:value-type="float" office:value="0.000244530432013335">
                <text:p>0.00024453043201333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34.045318603516">
                <text:p>134.045318603516</text:p>
              </table:table-cell>
              <table:table-cell office:value-type="float" office:value="0.000534447424996642">
                <text:p>0.00053444742499664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34.045623779297">
                <text:p>134.045623779297</text:p>
              </table:table-cell>
              <table:table-cell office:value-type="float" office:value="0.000839623205990847">
                <text:p>0.00083962320599084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28.035858154297">
                <text:p>428.035858154297</text:p>
              </table:table-cell>
              <table:table-cell office:value-type="float" office:value="-0.000833237793983699">
                <text:p>-0.00083323779398369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28.037536621094">
                <text:p>428.037536621094</text:p>
              </table:table-cell>
              <table:table-cell office:value-type="float" office:value="0.000845229003004988">
                <text:p>0.00084522900300498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28.035858154297">
                <text:p>428.035858154297</text:p>
              </table:table-cell>
              <table:table-cell office:value-type="float" office:value="-0.000833237793983699">
                <text:p>-0.00083323779398369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28.037536621094">
                <text:p>428.037536621094</text:p>
              </table:table-cell>
              <table:table-cell office:value-type="float" office:value="0.000845229003004988">
                <text:p>0.00084522900300498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89.12321472168">
                <text:p>189.12321472168</text:p>
              </table:table-cell>
              <table:table-cell office:value-type="float" office:value="-0.000154102410988344">
                <text:p>-0.00015410241098834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89.123718261719">
                <text:p>189.123718261719</text:p>
              </table:table-cell>
              <table:table-cell office:value-type="float" office:value="0.000349437628017313">
                <text:p>0.00034943762801731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89.124206542969">
                <text:p>189.124206542969</text:p>
              </table:table-cell>
              <table:table-cell office:value-type="float" office:value="0.000837718878017313">
                <text:p>0.00083771887801731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4.070785522461">
                <text:p>104.070785522461</text:p>
              </table:table-cell>
              <table:table-cell office:value-type="float" office:value="0.000180542369989212">
                <text:p>0.00018054236998921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4.070991516113">
                <text:p>104.070991516113</text:p>
              </table:table-cell>
              <table:table-cell office:value-type="float" office:value="0.000386536021991901">
                <text:p>0.00038653602199190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42.043304443359">
                <text:p>242.043304443359</text:p>
              </table:table-cell>
              <table:table-cell office:value-type="float" office:value="0.000889637268016941">
                <text:p>0.00088963726801694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76.10221862793">
                <text:p>176.10221862793</text:p>
              </table:table-cell>
              <table:table-cell office:value-type="float" office:value="-0.000749100160987837">
                <text:p>-0.00074910016098783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76.102645874023">
                <text:p>176.102645874023</text:p>
              </table:table-cell>
              <table:table-cell office:value-type="float" office:value="-0.000321854067976801">
                <text:p>-0.00032185406797680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76.103088378906">
                <text:p>176.103088378906</text:p>
              </table:table-cell>
              <table:table-cell office:value-type="float" office:value="0.000120650815006229">
                <text:p>0.00012065081500622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76.103530883789">
                <text:p>176.103530883789</text:p>
              </table:table-cell>
              <table:table-cell office:value-type="float" office:value="0.000563155698017681">
                <text:p>0.00056315569801768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31.025436401367">
                <text:p>231.025436401367</text:p>
              </table:table-cell>
              <table:table-cell office:value-type="float" office:value="-0.000993992723010706">
                <text:p>-0.00099399272301070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31.026107788086">
                <text:p>231.026107788086</text:p>
              </table:table-cell>
              <table:table-cell office:value-type="float" office:value="-0.000322606004004911">
                <text:p>-0.00032260600400491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31.026763916016">
                <text:p>231.026763916016</text:p>
              </table:table-cell>
              <table:table-cell office:value-type="float" office:value="0.000333521925995228">
                <text:p>0.00033352192599522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31.027435302734">
                <text:p>231.027435302734</text:p>
              </table:table-cell>
              <table:table-cell office:value-type="float" office:value="0.00100490864400626">
                <text:p>0.0010049086440062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42.139587402344">
                <text:p>342.139587402344</text:p>
              </table:table-cell>
              <table:table-cell office:value-type="float" office:value="-0.00122237774701262">
                <text:p>-0.0012223777470126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42.140777587891">
                <text:p>342.140777587891</text:p>
              </table:table-cell>
              <table:table-cell office:value-type="float" office:value="-0.0000321921999670849">
                <text:p>-0.000032192199967084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42.141967773437">
                <text:p>342.141967773437</text:p>
              </table:table-cell>
              <table:table-cell office:value-type="float" office:value="0.00115799334599842">
                <text:p>0.0011579933459984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76.10221862793">
                <text:p>176.10221862793</text:p>
              </table:table-cell>
              <table:table-cell office:value-type="float" office:value="-0.000749100160987837">
                <text:p>-0.00074910016098783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76.102645874023">
                <text:p>176.102645874023</text:p>
              </table:table-cell>
              <table:table-cell office:value-type="float" office:value="-0.000321854067976801">
                <text:p>-0.00032185406797680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76.103088378906">
                <text:p>176.103088378906</text:p>
              </table:table-cell>
              <table:table-cell office:value-type="float" office:value="0.000120650815006229">
                <text:p>0.00012065081500622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76.103530883789">
                <text:p>176.103530883789</text:p>
              </table:table-cell>
              <table:table-cell office:value-type="float" office:value="0.000563155698017681">
                <text:p>0.00056315569801768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31.026107788086">
                <text:p>231.026107788086</text:p>
              </table:table-cell>
              <table:table-cell office:value-type="float" office:value="-0.000322606004004911">
                <text:p>-0.00032260600400491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31.026763916016">
                <text:p>231.026763916016</text:p>
              </table:table-cell>
              <table:table-cell office:value-type="float" office:value="0.000333521925995228">
                <text:p>0.00033352192599522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31.027435302734">
                <text:p>231.027435302734</text:p>
              </table:table-cell>
              <table:table-cell office:value-type="float" office:value="0.00100490864400626">
                <text:p>0.0010049086440062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76.10221862793">
                <text:p>176.10221862793</text:p>
              </table:table-cell>
              <table:table-cell office:value-type="float" office:value="-0.000749100160987837">
                <text:p>-0.00074910016098783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76.102645874023">
                <text:p>176.102645874023</text:p>
              </table:table-cell>
              <table:table-cell office:value-type="float" office:value="-0.000321854067976801">
                <text:p>-0.00032185406797680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76.103088378906">
                <text:p>176.103088378906</text:p>
              </table:table-cell>
              <table:table-cell office:value-type="float" office:value="0.000120650815006229">
                <text:p>0.00012065081500622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76.103530883789">
                <text:p>176.103530883789</text:p>
              </table:table-cell>
              <table:table-cell office:value-type="float" office:value="0.000563155698017681">
                <text:p>0.00056315569801768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42.139587402344">
                <text:p>342.139587402344</text:p>
              </table:table-cell>
              <table:table-cell office:value-type="float" office:value="-0.00122237774701262">
                <text:p>-0.0012223777470126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42.140777587891">
                <text:p>342.140777587891</text:p>
              </table:table-cell>
              <table:table-cell office:value-type="float" office:value="-0.0000321921999670849">
                <text:p>-0.000032192199967084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42.141967773437">
                <text:p>342.141967773437</text:p>
              </table:table-cell>
              <table:table-cell office:value-type="float" office:value="0.00115799334599842">
                <text:p>0.0011579933459984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73.037689208984">
                <text:p>273.037689208984</text:p>
              </table:table-cell>
              <table:table-cell office:value-type="float" office:value="0.000694130892952671">
                <text:p>0.00069413089295267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60.052185058594">
                <text:p>260.052185058594</text:p>
              </table:table-cell>
              <table:table-cell office:value-type="float" office:value="-0.000794431497013193">
                <text:p>-0.00079443149701319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60.052978515625">
                <text:p>260.052978515625</text:p>
              </table:table-cell>
              <table:table-cell office:value-type="float" office:value="-0.000000974465990566387">
                <text:p>-0.00000097446599056638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60.053771972656">
                <text:p>260.053771972656</text:p>
              </table:table-cell>
              <table:table-cell office:value-type="float" office:value="0.00079248256503206">
                <text:p>0.0007924825650320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60.052185058594">
                <text:p>260.052185058594</text:p>
              </table:table-cell>
              <table:table-cell office:value-type="float" office:value="-0.000794431497013193">
                <text:p>-0.00079443149701319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60.052978515625">
                <text:p>260.052978515625</text:p>
              </table:table-cell>
              <table:table-cell office:value-type="float" office:value="-0.000000974465990566387">
                <text:p>-0.00000097446599056638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60.053771972656">
                <text:p>260.053771972656</text:p>
              </table:table-cell>
              <table:table-cell office:value-type="float" office:value="0.00079248256503206">
                <text:p>0.0007924825650320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1.08740234375">
                <text:p>581.08740234375</text:p>
              </table:table-cell>
              <table:table-cell office:value-type="float" office:value="-0.000440728339981433">
                <text:p>-0.00044072833998143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.090087890625">
                <text:p>581.090087890625</text:p>
              </table:table-cell>
              <table:table-cell office:value-type="float" office:value="0.00224481853501857">
                <text:p>0.0022448185350185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60.052978515625">
                <text:p>260.052978515625</text:p>
              </table:table-cell>
              <table:table-cell office:value-type="float" office:value="-0.000000974465990566387">
                <text:p>-0.00000097446599056638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60.053771972656">
                <text:p>260.053771972656</text:p>
              </table:table-cell>
              <table:table-cell office:value-type="float" office:value="0.00079248256503206">
                <text:p>0.0007924825650320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22.035034179688">
                <text:p>422.035034179688</text:p>
              </table:table-cell>
              <table:table-cell office:value-type="float" office:value="-0.000988516402969708">
                <text:p>-0.00098851640296970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22.036682128906">
                <text:p>422.036682128906</text:p>
              </table:table-cell>
              <table:table-cell office:value-type="float" office:value="0.000659432815041328">
                <text:p>0.00065943281504132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1.08740234375">
                <text:p>581.08740234375</text:p>
              </table:table-cell>
              <table:table-cell office:value-type="float" office:value="-0.000440728339981433">
                <text:p>-0.00044072833998143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1.090087890625">
                <text:p>581.090087890625</text:p>
              </table:table-cell>
              <table:table-cell office:value-type="float" office:value="0.00224481853501857">
                <text:p>0.0022448185350185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22.035034179688">
                <text:p>422.035034179688</text:p>
              </table:table-cell>
              <table:table-cell office:value-type="float" office:value="-0.000988516402969708">
                <text:p>-0.00098851640296970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22.036682128906">
                <text:p>422.036682128906</text:p>
              </table:table-cell>
              <table:table-cell office:value-type="float" office:value="0.000659432815041328">
                <text:p>0.00065943281504132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08.001586914063">
                <text:p>508.001586914063</text:p>
              </table:table-cell>
              <table:table-cell office:value-type="float" office:value="-0.00143500002798191">
                <text:p>-0.0014350000279819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08.003753662109">
                <text:p>508.003753662109</text:p>
              </table:table-cell>
              <table:table-cell office:value-type="float" office:value="0.000731748017983591">
                <text:p>0.00073174801798359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25.028564453125">
                <text:p>525.028564453125</text:p>
              </table:table-cell>
              <table:table-cell office:value-type="float" office:value="-0.00100655696496688">
                <text:p>-0.0010065569649668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25.030822753906">
                <text:p>525.030822753906</text:p>
              </table:table-cell>
              <table:table-cell office:value-type="float" office:value="0.00125174381605575">
                <text:p>0.0012517438160557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81.08740234375">
                <text:p>581.08740234375</text:p>
              </table:table-cell>
              <table:table-cell office:value-type="float" office:value="-0.000440728339981433">
                <text:p>-0.00044072833998143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81.090087890625">
                <text:p>581.090087890625</text:p>
              </table:table-cell>
              <table:table-cell office:value-type="float" office:value="0.00224481853501857">
                <text:p>0.0022448185350185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22.035034179688">
                <text:p>422.035034179688</text:p>
              </table:table-cell>
              <table:table-cell office:value-type="float" office:value="-0.000988516402969708">
                <text:p>-0.00098851640296970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22.036682128906">
                <text:p>422.036682128906</text:p>
              </table:table-cell>
              <table:table-cell office:value-type="float" office:value="0.000659432815041328">
                <text:p>0.00065943281504132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08.001586914063">
                <text:p>508.001586914063</text:p>
              </table:table-cell>
              <table:table-cell office:value-type="float" office:value="-0.00143500002798191">
                <text:p>-0.0014350000279819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08.003753662109">
                <text:p>508.003753662109</text:p>
              </table:table-cell>
              <table:table-cell office:value-type="float" office:value="0.000731748017983591">
                <text:p>0.00073174801798359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25.028564453125">
                <text:p>525.028564453125</text:p>
              </table:table-cell>
              <table:table-cell office:value-type="float" office:value="-0.00100655696496688">
                <text:p>-0.0010065569649668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25.030822753906">
                <text:p>525.030822753906</text:p>
              </table:table-cell>
              <table:table-cell office:value-type="float" office:value="0.00125174381605575">
                <text:p>0.0012517438160557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29.98388671875">
                <text:p>529.98388671875</text:p>
              </table:table-cell>
              <table:table-cell office:value-type="float" office:value="-0.00107944334104104">
                <text:p>-0.0010794433410410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29.986206054688">
                <text:p>529.986206054688</text:p>
              </table:table-cell>
              <table:table-cell office:value-type="float" office:value="0.00123989259691371">
                <text:p>0.0012398925969137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08.001586914063">
                <text:p>508.001586914063</text:p>
              </table:table-cell>
              <table:table-cell office:value-type="float" office:value="-0.00143500002798191">
                <text:p>-0.0014350000279819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08.003753662109">
                <text:p>508.003753662109</text:p>
              </table:table-cell>
              <table:table-cell office:value-type="float" office:value="0.000731748017983591">
                <text:p>0.00073174801798359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25.028564453125">
                <text:p>525.028564453125</text:p>
              </table:table-cell>
              <table:table-cell office:value-type="float" office:value="-0.00100655696496688">
                <text:p>-0.0010065569649668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25.030822753906">
                <text:p>525.030822753906</text:p>
              </table:table-cell>
              <table:table-cell office:value-type="float" office:value="0.00125174381605575">
                <text:p>0.0012517438160557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29.98388671875">
                <text:p>529.98388671875</text:p>
              </table:table-cell>
              <table:table-cell office:value-type="float" office:value="-0.00107944334104104">
                <text:p>-0.0010794433410410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29.986206054688">
                <text:p>529.986206054688</text:p>
              </table:table-cell>
              <table:table-cell office:value-type="float" office:value="0.00123989259691371">
                <text:p>0.0012398925969137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29.98388671875">
                <text:p>529.98388671875</text:p>
              </table:table-cell>
              <table:table-cell office:value-type="float" office:value="-0.00107944334104104">
                <text:p>-0.0010794433410410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29.986206054688">
                <text:p>529.986206054688</text:p>
              </table:table-cell>
              <table:table-cell office:value-type="float" office:value="0.00123989259691371">
                <text:p>0.0012398925969137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84.086669921875">
                <text:p>584.086669921875</text:p>
              </table:table-cell>
              <table:table-cell office:value-type="float" office:value="-0.00217619421505333">
                <text:p>-0.0021761942150533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84.08935546875">
                <text:p>584.08935546875</text:p>
              </table:table-cell>
              <table:table-cell office:value-type="float" office:value="0.000509352659946671">
                <text:p>0.00050935265994667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84.08935546875">
                <text:p>584.08935546875</text:p>
              </table:table-cell>
              <table:table-cell office:value-type="float" office:value="0.000509352659946671">
                <text:p>0.00050935265994667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05.009246826172">
                <text:p>405.009246826172</text:p>
              </table:table-cell>
              <table:table-cell office:value-type="float" office:value="-0.000226773918996059">
                <text:p>-0.00022677391899605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05.010803222656">
                <text:p>405.010803222656</text:p>
              </table:table-cell>
              <table:table-cell office:value-type="float" office:value="0.00132962256503788">
                <text:p>0.0013296225650378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91.129302978516">
                <text:p>291.129302978516</text:p>
              </table:table-cell>
              <table:table-cell office:value-type="float" office:value="-0.000607769574969552">
                <text:p>-0.00060776957496955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91.130249023437">
                <text:p>291.130249023437</text:p>
              </table:table-cell>
              <table:table-cell office:value-type="float" office:value="0.000338275345995953">
                <text:p>0.00033827534599595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91.131164550781">
                <text:p>291.131164550781</text:p>
              </table:table-cell>
              <table:table-cell office:value-type="float" office:value="0.00125380269003017">
                <text:p>0.0012538026900301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91.130249023437">
                <text:p>291.130249023437</text:p>
              </table:table-cell>
              <table:table-cell office:value-type="float" office:value="0.000338275345995953">
                <text:p>0.00033827534599595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91.131164550781">
                <text:p>291.131164550781</text:p>
              </table:table-cell>
              <table:table-cell office:value-type="float" office:value="0.00125380269003017">
                <text:p>0.0012538026900301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4.025756835937">
                <text:p>204.025756835937</text:p>
              </table:table-cell>
              <table:table-cell office:value-type="float" office:value="-0.00100790615400115">
                <text:p>-0.0010079061540011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4.026306152344">
                <text:p>204.026306152344</text:p>
              </table:table-cell>
              <table:table-cell office:value-type="float" office:value="-0.000458589746983762">
                <text:p>-0.00045858974698376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04.02685546875">
                <text:p>204.02685546875</text:p>
              </table:table-cell>
              <table:table-cell office:value-type="float" office:value="0.0000907266590104427">
                <text:p>0.000090726659010442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04.027404785156">
                <text:p>204.027404785156</text:p>
              </table:table-cell>
              <table:table-cell office:value-type="float" office:value="0.000640043065004647">
                <text:p>0.00064004306500464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4.025756835937">
                <text:p>204.025756835937</text:p>
              </table:table-cell>
              <table:table-cell office:value-type="float" office:value="-0.00100790615400115">
                <text:p>-0.0010079061540011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04.026306152344">
                <text:p>204.026306152344</text:p>
              </table:table-cell>
              <table:table-cell office:value-type="float" office:value="-0.000458589746983762">
                <text:p>-0.00045858974698376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04.02685546875">
                <text:p>204.02685546875</text:p>
              </table:table-cell>
              <table:table-cell office:value-type="float" office:value="0.0000907266590104427">
                <text:p>0.000090726659010442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04.027404785156">
                <text:p>204.027404785156</text:p>
              </table:table-cell>
              <table:table-cell office:value-type="float" office:value="0.000640043065004647">
                <text:p>0.00064004306500464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04.026306152344">
                <text:p>204.026306152344</text:p>
              </table:table-cell>
              <table:table-cell office:value-type="float" office:value="-0.000458589746983762">
                <text:p>-0.00045858974698376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04.02685546875">
                <text:p>204.02685546875</text:p>
              </table:table-cell>
              <table:table-cell office:value-type="float" office:value="0.0000907266590104427">
                <text:p>0.000090726659010442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04.027404785156">
                <text:p>204.027404785156</text:p>
              </table:table-cell>
              <table:table-cell office:value-type="float" office:value="0.000640043065004647">
                <text:p>0.00064004306500464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72.544097900391">
                <text:p>372.544097900391</text:p>
              </table:table-cell>
              <table:table-cell office:value-type="float" office:value="-0.000904714699970555">
                <text:p>-0.00090471469997055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72.545471191406">
                <text:p>372.545471191406</text:p>
              </table:table-cell>
              <table:table-cell office:value-type="float" office:value="0.000468576315029168">
                <text:p>0.00046857631502916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72.546813964844">
                <text:p>372.546813964844</text:p>
              </table:table-cell>
              <table:table-cell office:value-type="float" office:value="0.00181134975298392">
                <text:p>0.0018113497529839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44.081665039063">
                <text:p>744.081665039063</text:p>
              </table:table-cell>
              <table:table-cell office:value-type="float" office:value="-0.0010637390280408">
                <text:p>-0.001063739028040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44.085510253906">
                <text:p>744.085510253906</text:p>
              </table:table-cell>
              <table:table-cell office:value-type="float" office:value="0.00278147581502708">
                <text:p>0.0027814758150270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86.999450683594">
                <text:p>186.999450683594</text:p>
              </table:table-cell>
              <table:table-cell office:value-type="float" office:value="-0.000764962496987209">
                <text:p>-0.00076496249698720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86.999938964844">
                <text:p>186.999938964844</text:p>
              </table:table-cell>
              <table:table-cell office:value-type="float" office:value="-0.000276681246987209">
                <text:p>-0.00027668124698720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87.000411987305">
                <text:p>187.000411987305</text:p>
              </table:table-cell>
              <table:table-cell office:value-type="float" office:value="0.000196341214007134">
                <text:p>0.00019634121400713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87.000900268555">
                <text:p>187.000900268555</text:p>
              </table:table-cell>
              <table:table-cell office:value-type="float" office:value="0.000684622464007134">
                <text:p>0.00068462246400713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08.982360839844">
                <text:p>208.982360839844</text:p>
              </table:table-cell>
              <table:table-cell office:value-type="float" office:value="0.000200945752993675">
                <text:p>0.00020094575299367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08.982925415039">
                <text:p>208.982925415039</text:p>
              </table:table-cell>
              <table:table-cell office:value-type="float" office:value="0.000765520947993537">
                <text:p>0.00076552094799353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72.545471191406">
                <text:p>372.545471191406</text:p>
              </table:table-cell>
              <table:table-cell office:value-type="float" office:value="0.000468576315029168">
                <text:p>0.00046857631502916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72.546813964844">
                <text:p>372.546813964844</text:p>
              </table:table-cell>
              <table:table-cell office:value-type="float" office:value="0.00181134975298392">
                <text:p>0.0018113497529839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99.143798828125">
                <text:p>399.143798828125</text:p>
              </table:table-cell>
              <table:table-cell office:value-type="float" office:value="-0.000716427965983257">
                <text:p>-0.00071642796598325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99.145324707031">
                <text:p>399.145324707031</text:p>
              </table:table-cell>
              <table:table-cell office:value-type="float" office:value="0.000809450940039369">
                <text:p>0.00080945094003936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44.081665039063">
                <text:p>744.081665039063</text:p>
              </table:table-cell>
              <table:table-cell office:value-type="float" office:value="-0.0010637390280408">
                <text:p>-0.001063739028040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44.085510253906">
                <text:p>744.085510253906</text:p>
              </table:table-cell>
              <table:table-cell office:value-type="float" office:value="0.00278147581502708">
                <text:p>0.0027814758150270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86.999450683594">
                <text:p>186.999450683594</text:p>
              </table:table-cell>
              <table:table-cell office:value-type="float" office:value="-0.000764962496987209">
                <text:p>-0.00076496249698720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86.999938964844">
                <text:p>186.999938964844</text:p>
              </table:table-cell>
              <table:table-cell office:value-type="float" office:value="-0.000276681246987209">
                <text:p>-0.00027668124698720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87.000411987305">
                <text:p>187.000411987305</text:p>
              </table:table-cell>
              <table:table-cell office:value-type="float" office:value="0.000196341214007134">
                <text:p>0.00019634121400713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87.000900268555">
                <text:p>187.000900268555</text:p>
              </table:table-cell>
              <table:table-cell office:value-type="float" office:value="0.000684622464007134">
                <text:p>0.00068462246400713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08.982925415039">
                <text:p>208.982925415039</text:p>
              </table:table-cell>
              <table:table-cell office:value-type="float" office:value="0.000765520947993537">
                <text:p>0.00076552094799353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72.544097900391">
                <text:p>372.544097900391</text:p>
              </table:table-cell>
              <table:table-cell office:value-type="float" office:value="-0.000904714699970555">
                <text:p>-0.00090471469997055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72.545471191406">
                <text:p>372.545471191406</text:p>
              </table:table-cell>
              <table:table-cell office:value-type="float" office:value="0.000468576315029168">
                <text:p>0.00046857631502916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72.546813964844">
                <text:p>372.546813964844</text:p>
              </table:table-cell>
              <table:table-cell office:value-type="float" office:value="0.00181134975298392">
                <text:p>0.0018113497529839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99.143798828125">
                <text:p>399.143798828125</text:p>
              </table:table-cell>
              <table:table-cell office:value-type="float" office:value="-0.000716427965983257">
                <text:p>-0.00071642796598325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99.145324707031">
                <text:p>399.145324707031</text:p>
              </table:table-cell>
              <table:table-cell office:value-type="float" office:value="0.000809450940039369">
                <text:p>0.00080945094003936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44.081665039063">
                <text:p>744.081665039063</text:p>
              </table:table-cell>
              <table:table-cell office:value-type="float" office:value="-0.0010637390280408">
                <text:p>-0.001063739028040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44.085510253906">
                <text:p>744.085510253906</text:p>
              </table:table-cell>
              <table:table-cell office:value-type="float" office:value="0.00278147581502708">
                <text:p>0.0027814758150270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86.999450683594">
                <text:p>186.999450683594</text:p>
              </table:table-cell>
              <table:table-cell office:value-type="float" office:value="-0.000764962496987209">
                <text:p>-0.00076496249698720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86.999938964844">
                <text:p>186.999938964844</text:p>
              </table:table-cell>
              <table:table-cell office:value-type="float" office:value="-0.000276681246987209">
                <text:p>-0.00027668124698720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87.000411987305">
                <text:p>187.000411987305</text:p>
              </table:table-cell>
              <table:table-cell office:value-type="float" office:value="0.000196341214007134">
                <text:p>0.00019634121400713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87.000900268555">
                <text:p>187.000900268555</text:p>
              </table:table-cell>
              <table:table-cell office:value-type="float" office:value="0.000684622464007134">
                <text:p>0.00068462246400713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99.143798828125">
                <text:p>399.143798828125</text:p>
              </table:table-cell>
              <table:table-cell office:value-type="float" office:value="-0.000716427965983257">
                <text:p>-0.00071642796598325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99.145324707031">
                <text:p>399.145324707031</text:p>
              </table:table-cell>
              <table:table-cell office:value-type="float" office:value="0.000809450940039369">
                <text:p>0.00080945094003936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63.087524414063">
                <text:p>263.087524414063</text:p>
              </table:table-cell>
              <table:table-cell office:value-type="float" office:value="0.000147173972038672">
                <text:p>0.00014717397203867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63.088317871094">
                <text:p>263.088317871094</text:p>
              </table:table-cell>
              <table:table-cell office:value-type="float" office:value="0.000940631003004455">
                <text:p>0.00094063100300445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63.086700439453">
                <text:p>263.086700439453</text:p>
              </table:table-cell>
              <table:table-cell office:value-type="float" office:value="-0.000676800637961605">
                <text:p>-0.00067680063796160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63.087524414063">
                <text:p>263.087524414063</text:p>
              </table:table-cell>
              <table:table-cell office:value-type="float" office:value="0.000147173972038672">
                <text:p>0.00014717397203867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63.088317871094">
                <text:p>263.088317871094</text:p>
              </table:table-cell>
              <table:table-cell office:value-type="float" office:value="0.000940631003004455">
                <text:p>0.00094063100300445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63.086700439453">
                <text:p>263.086700439453</text:p>
              </table:table-cell>
              <table:table-cell office:value-type="float" office:value="-0.000676800637961605">
                <text:p>-0.00067680063796160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63.087524414063">
                <text:p>263.087524414063</text:p>
              </table:table-cell>
              <table:table-cell office:value-type="float" office:value="0.000147173972038672">
                <text:p>0.00014717397203867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63.088317871094">
                <text:p>263.088317871094</text:p>
              </table:table-cell>
              <table:table-cell office:value-type="float" office:value="0.000940631003004455">
                <text:p>0.00094063100300445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95.14599609375">
                <text:p>595.14599609375</text:p>
              </table:table-cell>
              <table:table-cell office:value-type="float" office:value="-0.00267813834102526">
                <text:p>-0.0026781383410252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95.148742675781">
                <text:p>595.148742675781</text:p>
              </table:table-cell>
              <table:table-cell office:value-type="float" office:value="0.0000684436899973662">
                <text:p>0.000068443689997366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95.151489257813">
                <text:p>595.151489257813</text:p>
              </table:table-cell>
              <table:table-cell office:value-type="float" office:value="0.00281502572192949">
                <text:p>0.0028150257219294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95.148742675781">
                <text:p>595.148742675781</text:p>
              </table:table-cell>
              <table:table-cell office:value-type="float" office:value="0.0000684436899973662">
                <text:p>0.000068443689997366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95.148742675781">
                <text:p>595.148742675781</text:p>
              </table:table-cell>
              <table:table-cell office:value-type="float" office:value="0.0000684436899973662">
                <text:p>0.000068443689997366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95.151489257813">
                <text:p>595.151489257813</text:p>
              </table:table-cell>
              <table:table-cell office:value-type="float" office:value="0.00281502572192949">
                <text:p>0.0028150257219294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46.095031738281">
                <text:p>746.095031738281</text:p>
              </table:table-cell>
              <table:table-cell office:value-type="float" office:value="-0.0033471038090056">
                <text:p>-0.003347103809005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46.098876953125">
                <text:p>746.098876953125</text:p>
              </table:table-cell>
              <table:table-cell office:value-type="float" office:value="0.000498111034971771">
                <text:p>0.00049811103497177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46.095031738281">
                <text:p>746.095031738281</text:p>
              </table:table-cell>
              <table:table-cell office:value-type="float" office:value="-0.0033471038090056">
                <text:p>-0.003347103809005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46.098876953125">
                <text:p>746.098876953125</text:p>
              </table:table-cell>
              <table:table-cell office:value-type="float" office:value="0.000498111034971771">
                <text:p>0.00049811103497177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07.082061767578">
                <text:p>307.082061767578</text:p>
              </table:table-cell>
              <table:table-cell office:value-type="float" office:value="-0.00119591651298379">
                <text:p>-0.0011959165129837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07.083099365234">
                <text:p>307.083099365234</text:p>
              </table:table-cell>
              <table:table-cell office:value-type="float" office:value="-0.000158318857018003">
                <text:p>-0.00015831885701800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07.084106445313">
                <text:p>307.084106445313</text:p>
              </table:table-cell>
              <table:table-cell office:value-type="float" office:value="0.000848761222016492">
                <text:p>0.00084876122201649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13.157165527344">
                <text:p>613.157165527344</text:p>
              </table:table-cell>
              <table:table-cell office:value-type="float" office:value="-0.00207338874702145">
                <text:p>-0.0020733887470214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13.160034179688">
                <text:p>613.160034179688</text:p>
              </table:table-cell>
              <table:table-cell office:value-type="float" office:value="0.00079526359695592">
                <text:p>0.0007952635969559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07.082061767578">
                <text:p>307.082061767578</text:p>
              </table:table-cell>
              <table:table-cell office:value-type="float" office:value="-0.00119591651298379">
                <text:p>-0.0011959165129837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07.083099365234">
                <text:p>307.083099365234</text:p>
              </table:table-cell>
              <table:table-cell office:value-type="float" office:value="-0.000158318857018003">
                <text:p>-0.00015831885701800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07.084106445313">
                <text:p>307.084106445313</text:p>
              </table:table-cell>
              <table:table-cell office:value-type="float" office:value="0.000848761222016492">
                <text:p>0.00084876122201649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13.157165527344">
                <text:p>613.157165527344</text:p>
              </table:table-cell>
              <table:table-cell office:value-type="float" office:value="-0.00207338874702145">
                <text:p>-0.0020733887470214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13.160034179688">
                <text:p>613.160034179688</text:p>
              </table:table-cell>
              <table:table-cell office:value-type="float" office:value="0.00079526359695592">
                <text:p>0.0007952635969559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07.082061767578">
                <text:p>307.082061767578</text:p>
              </table:table-cell>
              <table:table-cell office:value-type="float" office:value="-0.00119591651298379">
                <text:p>-0.0011959165129837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07.083099365234">
                <text:p>307.083099365234</text:p>
              </table:table-cell>
              <table:table-cell office:value-type="float" office:value="-0.000158318857018003">
                <text:p>-0.00015831885701800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07.084106445313">
                <text:p>307.084106445313</text:p>
              </table:table-cell>
              <table:table-cell office:value-type="float" office:value="0.000848761222016492">
                <text:p>0.00084876122201649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13.157165527344">
                <text:p>613.157165527344</text:p>
              </table:table-cell>
              <table:table-cell office:value-type="float" office:value="-0.00207338874702145">
                <text:p>-0.0020733887470214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13.160034179688">
                <text:p>613.160034179688</text:p>
              </table:table-cell>
              <table:table-cell office:value-type="float" office:value="0.00079526359695592">
                <text:p>0.0007952635969559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06.956268310547">
                <text:p>506.956268310547</text:p>
              </table:table-cell>
              <table:table-cell office:value-type="float" office:value="-0.00148005954400787">
                <text:p>-0.0014800595440078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06.958435058594">
                <text:p>506.958435058594</text:p>
              </table:table-cell>
              <table:table-cell office:value-type="float" office:value="0.000686688502980815">
                <text:p>0.00068668850298081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02.000762939453">
                <text:p>502.000762939453</text:p>
              </table:table-cell>
              <table:table-cell office:value-type="float" office:value="-0.00159027863799111">
                <text:p>-0.0015902786379911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02.002868652344">
                <text:p>502.002868652344</text:p>
              </table:table-cell>
              <table:table-cell office:value-type="float" office:value="0.000515434252974956">
                <text:p>0.00051543425297495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06.956268310547">
                <text:p>506.956268310547</text:p>
              </table:table-cell>
              <table:table-cell office:value-type="float" office:value="-0.00148005954400787">
                <text:p>-0.0014800595440078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06.958435058594">
                <text:p>506.958435058594</text:p>
              </table:table-cell>
              <table:table-cell office:value-type="float" office:value="0.000686688502980815">
                <text:p>0.00068668850298081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84.973571777344">
                <text:p>484.973571777344</text:p>
              </table:table-cell>
              <table:table-cell office:value-type="float" office:value="-0.00223234474702849">
                <text:p>-0.0022323447470284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84.9755859375">
                <text:p>484.9755859375</text:p>
              </table:table-cell>
              <table:table-cell office:value-type="float" office:value="-0.000218184591005866">
                <text:p>-0.00021818459100586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84.977600097656">
                <text:p>484.977600097656</text:p>
              </table:table-cell>
              <table:table-cell office:value-type="float" office:value="0.00179597556501676">
                <text:p>0.0017959755650167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02.000762939453">
                <text:p>502.000762939453</text:p>
              </table:table-cell>
              <table:table-cell office:value-type="float" office:value="-0.00159027863799111">
                <text:p>-0.0015902786379911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02.002868652344">
                <text:p>502.002868652344</text:p>
              </table:table-cell>
              <table:table-cell office:value-type="float" office:value="0.000515434252974956">
                <text:p>0.00051543425297495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06.956268310547">
                <text:p>506.956268310547</text:p>
              </table:table-cell>
              <table:table-cell office:value-type="float" office:value="-0.00148005954400787">
                <text:p>-0.0014800595440078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06.958435058594">
                <text:p>506.958435058594</text:p>
              </table:table-cell>
              <table:table-cell office:value-type="float" office:value="0.000686688502980815">
                <text:p>0.00068668850298081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84.973571777344">
                <text:p>484.973571777344</text:p>
              </table:table-cell>
              <table:table-cell office:value-type="float" office:value="-0.00223234474702849">
                <text:p>-0.0022323447470284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84.9755859375">
                <text:p>484.9755859375</text:p>
              </table:table-cell>
              <table:table-cell office:value-type="float" office:value="-0.000218184591005866">
                <text:p>-0.00021818459100586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84.977600097656">
                <text:p>484.977600097656</text:p>
              </table:table-cell>
              <table:table-cell office:value-type="float" office:value="0.00179597556501676">
                <text:p>0.0017959755650167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02.000762939453">
                <text:p>502.000762939453</text:p>
              </table:table-cell>
              <table:table-cell office:value-type="float" office:value="-0.00159027863799111">
                <text:p>-0.0015902786379911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02.002868652344">
                <text:p>502.002868652344</text:p>
              </table:table-cell>
              <table:table-cell office:value-type="float" office:value="0.000515434252974956">
                <text:p>0.00051543425297495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44.029541015625">
                <text:p>444.029541015625</text:p>
              </table:table-cell>
              <table:table-cell office:value-type="float" office:value="-0.00206499646600378">
                <text:p>-0.0020649964660037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44.031311035156">
                <text:p>444.031311035156</text:p>
              </table:table-cell>
              <table:table-cell office:value-type="float" office:value="-0.00029497693498115">
                <text:p>-0.0002949769349811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44.033081054688">
                <text:p>444.033081054688</text:p>
              </table:table-cell>
              <table:table-cell office:value-type="float" office:value="0.00147504259700781">
                <text:p>0.0014750425970078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44.029541015625">
                <text:p>444.029541015625</text:p>
              </table:table-cell>
              <table:table-cell office:value-type="float" office:value="-0.00206499646600378">
                <text:p>-0.0020649964660037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44.031311035156">
                <text:p>444.031311035156</text:p>
              </table:table-cell>
              <table:table-cell office:value-type="float" office:value="-0.00029497693498115">
                <text:p>-0.0002949769349811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44.033081054688">
                <text:p>444.033081054688</text:p>
              </table:table-cell>
              <table:table-cell office:value-type="float" office:value="0.00147504259700781">
                <text:p>0.0014750425970078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44.029541015625">
                <text:p>444.029541015625</text:p>
              </table:table-cell>
              <table:table-cell office:value-type="float" office:value="-0.00206499646600378">
                <text:p>-0.0020649964660037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44.031311035156">
                <text:p>444.031311035156</text:p>
              </table:table-cell>
              <table:table-cell office:value-type="float" office:value="-0.00029497693498115">
                <text:p>-0.0002949769349811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44.033081054688">
                <text:p>444.033081054688</text:p>
              </table:table-cell>
              <table:table-cell office:value-type="float" office:value="0.00147504259700781">
                <text:p>0.0014750425970078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83.990417480469">
                <text:p>483.990417480469</text:p>
              </table:table-cell>
              <table:table-cell office:value-type="float" office:value="-0.00137105362199463">
                <text:p>-0.0013710536219946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83.992431640625">
                <text:p>483.992431640625</text:p>
              </table:table-cell>
              <table:table-cell office:value-type="float" office:value="0.000643106534027993">
                <text:p>0.00064310653402799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83.990417480469">
                <text:p>483.990417480469</text:p>
              </table:table-cell>
              <table:table-cell office:value-type="float" office:value="-0.00137105362199463">
                <text:p>-0.0013710536219946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83.992431640625">
                <text:p>483.992431640625</text:p>
              </table:table-cell>
              <table:table-cell office:value-type="float" office:value="0.000643106534027993">
                <text:p>0.00064310653402799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84.254272460938">
                <text:p>684.254272460938</text:p>
              </table:table-cell>
              <table:table-cell office:value-type="float" office:value="-0.00141145115298968">
                <text:p>-0.0014114511529896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84.257629394531">
                <text:p>684.257629394531</text:p>
              </table:table-cell>
              <table:table-cell office:value-type="float" office:value="0.00194548244007819">
                <text:p>0.0019454824400781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06.082458496094">
                <text:p>606.082458496094</text:p>
              </table:table-cell>
              <table:table-cell office:value-type="float" office:value="-0.00197093599706477">
                <text:p>-0.0019709359970647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06.085266113281">
                <text:p>606.085266113281</text:p>
              </table:table-cell>
              <table:table-cell office:value-type="float" office:value="0.000836681189980482">
                <text:p>0.00083668118998048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01.020477294922">
                <text:p>501.020477294922</text:p>
              </table:table-cell>
              <table:table-cell office:value-type="float" office:value="0.00213966483096328">
                <text:p>0.0021396648309632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06.082458496094">
                <text:p>606.082458496094</text:p>
              </table:table-cell>
              <table:table-cell office:value-type="float" office:value="-0.00197093599706477">
                <text:p>-0.0019709359970647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06.085266113281">
                <text:p>606.085266113281</text:p>
              </table:table-cell>
              <table:table-cell office:value-type="float" office:value="0.000836681189980482">
                <text:p>0.00083668118998048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64.080444335938">
                <text:p>464.080444335938</text:p>
              </table:table-cell>
              <table:table-cell office:value-type="float" office:value="-0.000875142153006436">
                <text:p>-0.00087514215300643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64.082336425781">
                <text:p>464.082336425781</text:p>
              </table:table-cell>
              <table:table-cell office:value-type="float" office:value="0.0010169476900046">
                <text:p>0.001016947690004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64.080444335938">
                <text:p>464.080444335938</text:p>
              </table:table-cell>
              <table:table-cell office:value-type="float" office:value="-0.000875142153006436">
                <text:p>-0.00087514215300643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64.082336425781">
                <text:p>464.082336425781</text:p>
              </table:table-cell>
              <table:table-cell office:value-type="float" office:value="0.0010169476900046">
                <text:p>0.001016947690004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64.080444335938">
                <text:p>464.080444335938</text:p>
              </table:table-cell>
              <table:table-cell office:value-type="float" office:value="-0.000875142153006436">
                <text:p>-0.00087514215300643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64.082336425781">
                <text:p>464.082336425781</text:p>
              </table:table-cell>
              <table:table-cell office:value-type="float" office:value="0.0010169476900046">
                <text:p>0.001016947690004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23.995971679688">
                <text:p>523.995971679688</text:p>
              </table:table-cell>
              <table:table-cell office:value-type="float" office:value="-0.00196485440301331">
                <text:p>-0.0019648544030133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23.998229980469">
                <text:p>523.998229980469</text:p>
              </table:table-cell>
              <table:table-cell office:value-type="float" office:value="0.000293446378009321">
                <text:p>0.00029344637800932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24.00048828125">
                <text:p>524.00048828125</text:p>
              </table:table-cell>
              <table:table-cell office:value-type="float" office:value="0.00255174715903195">
                <text:p>0.0025517471590319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23.995971679688">
                <text:p>523.995971679688</text:p>
              </table:table-cell>
              <table:table-cell office:value-type="float" office:value="-0.00196485440301331">
                <text:p>-0.0019648544030133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23.998229980469">
                <text:p>523.998229980469</text:p>
              </table:table-cell>
              <table:table-cell office:value-type="float" office:value="0.000293446378009321">
                <text:p>0.00029344637800932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24.00048828125">
                <text:p>524.00048828125</text:p>
              </table:table-cell>
              <table:table-cell office:value-type="float" office:value="0.00255174715903195">
                <text:p>0.0025517471590319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03.150421142578">
                <text:p>203.150421142578</text:p>
              </table:table-cell>
              <table:table-cell office:value-type="float" office:value="0.000168874487002313">
                <text:p>0.00016887448700231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03.150970458984">
                <text:p>203.150970458984</text:p>
              </table:table-cell>
              <table:table-cell office:value-type="float" office:value="0.000718190892996518">
                <text:p>0.00071819089299651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33.096649169922">
                <text:p>133.096649169922</text:p>
              </table:table-cell>
              <table:table-cell office:value-type="float" office:value="-0.000504906168998787">
                <text:p>-0.00050490616899878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33.096939086914">
                <text:p>133.096939086914</text:p>
              </table:table-cell>
              <table:table-cell office:value-type="float" office:value="-0.000214989176981817">
                <text:p>-0.00021498917698181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33.097229003906">
                <text:p>133.097229003906</text:p>
              </table:table-cell>
              <table:table-cell office:value-type="float" office:value="0.0000749278150067312">
                <text:p>0.000074927815006731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33.097518920898">
                <text:p>133.097518920898</text:p>
              </table:table-cell>
              <table:table-cell office:value-type="float" office:value="0.000364844807023701">
                <text:p>0.00036484480702370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33.097808837891">
                <text:p>133.097808837891</text:p>
              </table:table-cell>
              <table:table-cell office:value-type="float" office:value="0.000654761800007009">
                <text:p>0.00065476180000700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33.098098754883">
                <text:p>133.098098754883</text:p>
              </table:table-cell>
              <table:table-cell office:value-type="float" office:value="0.000944678792023979">
                <text:p>0.00094467879202397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33.096633911133">
                <text:p>133.096633911133</text:p>
              </table:table-cell>
              <table:table-cell office:value-type="float" office:value="-0.000520164957976022">
                <text:p>-0.00052016495797602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33.096923828125">
                <text:p>133.096923828125</text:p>
              </table:table-cell>
              <table:table-cell office:value-type="float" office:value="-0.000230247965987473">
                <text:p>-0.00023024796598747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33.097213745117">
                <text:p>133.097213745117</text:p>
              </table:table-cell>
              <table:table-cell office:value-type="float" office:value="0.0000596690260010746">
                <text:p>0.000059669026001074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33.097503662109">
                <text:p>133.097503662109</text:p>
              </table:table-cell>
              <table:table-cell office:value-type="float" office:value="0.000349586018018044">
                <text:p>0.00034958601801804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33.097793579102">
                <text:p>133.097793579102</text:p>
              </table:table-cell>
              <table:table-cell office:value-type="float" office:value="0.000639503011001352">
                <text:p>0.00063950301100135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33.098083496094">
                <text:p>133.098083496094</text:p>
              </table:table-cell>
              <table:table-cell office:value-type="float" office:value="0.000929420003018322">
                <text:p>0.00092942000301832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75.118301391602">
                <text:p>175.118301391602</text:p>
              </table:table-cell>
              <table:table-cell office:value-type="float" office:value="-0.000650748489022135">
                <text:p>-0.00065074848902213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75.118743896484">
                <text:p>175.118743896484</text:p>
              </table:table-cell>
              <table:table-cell office:value-type="float" office:value="-0.000208243607005443">
                <text:p>-0.00020824360700544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75.119186401367">
                <text:p>175.119186401367</text:p>
              </table:table-cell>
              <table:table-cell office:value-type="float" office:value="0.000234261275977587">
                <text:p>0.00023426127597758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75.119613647461">
                <text:p>175.119613647461</text:p>
              </table:table-cell>
              <table:table-cell office:value-type="float" office:value="0.000661507369983383">
                <text:p>0.00066150736998338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75.11833190918">
                <text:p>175.11833190918</text:p>
              </table:table-cell>
              <table:table-cell office:value-type="float" office:value="-0.000620230911010822">
                <text:p>-0.00062023091101082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75.118759155273">
                <text:p>175.118759155273</text:p>
              </table:table-cell>
              <table:table-cell office:value-type="float" office:value="-0.000192984817999786">
                <text:p>-0.00019298481799978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75.119201660156">
                <text:p>175.119201660156</text:p>
              </table:table-cell>
              <table:table-cell office:value-type="float" office:value="0.000249520064983244">
                <text:p>0.00024952006498324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75.119644165039">
                <text:p>175.119644165039</text:p>
              </table:table-cell>
              <table:table-cell office:value-type="float" office:value="0.000692024947994696">
                <text:p>0.0006920249479946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